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23.41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dii_of_gyration_saved_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number-columns-repeated="19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is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7.5" calcext:value-type="float">
            <text:p>7.5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.1</text:p>
          </table:table-cell>
          <table:table-cell office:value-type="float" office:value="8.2" calcext:value-type="float">
            <text:p>8.2</text:p>
          </table:table-cell>
          <table:table-cell office:value-type="float" office:value="8.3" calcext:value-type="float">
            <text:p>8.3</text:p>
          </table:table-cell>
          <table:table-cell office:value-type="float" office:value="8.4" calcext:value-type="float">
            <text:p>8.4</text:p>
          </table:table-cell>
          <table:table-cell office:value-type="float" office:value="8.5" calcext:value-type="float">
            <text:p>8.5</text:p>
          </table:table-cell>
          <table:table-cell office:value-type="float" office:value="8.6" calcext:value-type="float">
            <text:p>8.6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 office:value-type="float" office:value="8.9" calcext:value-type="float">
            <text:p>8.9</text:p>
          </table:table-cell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 office:value-type="float" office:value="9.3" calcext:value-type="float">
            <text:p>9.3</text:p>
          </table:table-cell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03"/>
        </table:table-row>
        <table:table-row table:style-name="ro1">
          <table:table-cell office:value-type="string" calcext:value-type="string">
            <text:p>n_points</text:p>
          </table:table-cell>
          <table:table-cell table:number-columns-repeated="10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  <table:table-cell office:value-type="float" office:value="217" calcext:value-type="float">
            <text:p>217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office:value-type="float" office:value="236" calcext:value-type="float">
            <text:p>236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57" calcext:value-type="float">
            <text:p>257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  <table:table-cell office:value-type="float" office:value="359" calcext:value-type="float">
            <text:p>359</text:p>
          </table:table-cell>
          <table:table-cell office:value-type="float" office:value="370" calcext:value-type="float">
            <text:p>370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6" calcext:value-type="float">
            <text:p>296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office:value-type="float" office:value="327" calcext:value-type="float">
            <text:p>327</text:p>
          </table:table-cell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office:value-type="float" office:value="360" calcext:value-type="float">
            <text:p>360</text:p>
          </table:table-cell>
          <table:table-cell office:value-type="float" office:value="377" calcext:value-type="float">
            <text:p>377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74" calcext:value-type="float">
            <text:p>274</text:p>
          </table:table-cell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 office:value-type="float" office:value="313" calcext:value-type="float">
            <text:p>313</text:p>
          </table:table-cell>
          <table:table-cell office:value-type="float" office:value="326" calcext:value-type="float">
            <text:p>326</text:p>
          </table:table-cell>
          <table:table-cell office:value-type="float" office:value="341" calcext:value-type="float">
            <text:p>341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376" calcext:value-type="float">
            <text:p>376</text:p>
          </table:table-cell>
          <table:table-cell office:value-type="float" office:value="390" calcext:value-type="float">
            <text:p>390</text:p>
          </table:table-cell>
          <table:table-cell office:value-type="float" office:value="399" calcext:value-type="float">
            <text:p>399</text:p>
          </table:table-cell>
          <table:table-cell office:value-type="float" office:value="416" calcext:value-type="float">
            <text:p>416</text:p>
          </table:table-cell>
          <table:table-cell office:value-type="float" office:value="433" calcext:value-type="float">
            <text:p>433</text:p>
          </table:table-cell>
          <table:table-cell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89" calcext:value-type="float">
            <text:p>489</text:p>
          </table:table-cell>
          <table:table-cell office:value-type="float" office:value="505" calcext:value-type="float">
            <text:p>505</text:p>
          </table:table-cell>
          <table:table-cell office:value-type="float" office:value="519" calcext:value-type="float">
            <text:p>519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office:value-type="float" office:value="213" calcext:value-type="float">
            <text:p>213</text:p>
          </table:table-cell>
          <table:table-cell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92" calcext:value-type="float">
            <text:p>292</text:p>
          </table:table-cell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335" calcext:value-type="float">
            <text:p>335</text:p>
          </table:table-cell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366" calcext:value-type="float">
            <text:p>366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02" calcext:value-type="float">
            <text:p>402</text:p>
          </table:table-cell>
          <table:table-cell office:value-type="float" office:value="410" calcext:value-type="float">
            <text:p>410</text:p>
          </table:table-cell>
          <table:table-cell office:value-type="float" office:value="423" calcext:value-type="float">
            <text:p>423</text:p>
          </table:table-cell>
          <table:table-cell office:value-type="float" office:value="434" calcext:value-type="float">
            <text:p>434</text:p>
          </table:table-cell>
          <table:table-cell office:value-type="float" office:value="448" calcext:value-type="float">
            <text:p>448</text:p>
          </table:table-cell>
          <table:table-cell office:value-type="float" office:value="464" calcext:value-type="float">
            <text:p>464</text:p>
          </table:table-cell>
          <table:table-cell office:value-type="float" office:value="472" calcext:value-type="float">
            <text:p>472</text:p>
          </table:table-cell>
          <table:table-cell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253" calcext:value-type="float">
            <text:p>253</text:p>
          </table:table-cell>
          <table:table-cell office:value-type="float" office:value="264" calcext:value-type="float">
            <text:p>264</text:p>
          </table:table-cell>
          <table:table-cell office:value-type="float" office:value="279" calcext:value-type="float">
            <text:p>279</text:p>
          </table:table-cell>
          <table:table-cell office:value-type="float" office:value="288" calcext:value-type="float">
            <text:p>288</text:p>
          </table:table-cell>
          <table:table-cell office:value-type="float" office:value="304" calcext:value-type="float">
            <text:p>304</text:p>
          </table:table-cell>
          <table:table-cell office:value-type="float" office:value="319" calcext:value-type="float">
            <text:p>319</text:p>
          </table:table-cell>
          <table:table-cell office:value-type="float" office:value="332" calcext:value-type="float">
            <text:p>332</text:p>
          </table:table-cell>
          <table:table-cell office:value-type="float" office:value="347" calcext:value-type="float">
            <text:p>347</text:p>
          </table:table-cell>
          <table:table-cell office:value-type="float" office:value="357" calcext:value-type="float">
            <text:p>357</text:p>
          </table:table-cell>
          <table:table-cell office:value-type="float" office:value="371" calcext:value-type="float">
            <text:p>371</text:p>
          </table:table-cell>
          <table:table-cell office:value-type="float" office:value="383" calcext:value-type="float">
            <text:p>383</text:p>
          </table:table-cell>
          <table:table-cell office:value-type="float" office:value="396" calcext:value-type="float">
            <text:p>396</text:p>
          </table:table-cell>
          <table:table-cell office:value-type="float" office:value="415" calcext:value-type="float">
            <text:p>415</text:p>
          </table:table-cell>
          <table:table-cell office:value-type="float" office:value="426" calcext:value-type="float">
            <text:p>426</text:p>
          </table:table-cell>
          <table:table-cell office:value-type="float" office:value="439" calcext:value-type="float">
            <text:p>439</text:p>
          </table:table-cell>
          <table:table-cell office:value-type="float" office:value="450" calcext:value-type="float">
            <text:p>450</text:p>
          </table:table-cell>
          <table:table-cell office:value-type="float" office:value="466" calcext:value-type="float">
            <text:p>466</text:p>
          </table:table-cell>
          <table:table-cell office:value-type="float" office:value="477" calcext:value-type="float">
            <text:p>477</text:p>
          </table:table-cell>
          <table:table-cell office:value-type="float" office:value="491" calcext:value-type="float">
            <text:p>491</text:p>
          </table:table-cell>
          <table:table-cell office:value-type="float" office:value="504" calcext:value-type="float">
            <text:p>504</text:p>
          </table:table-cell>
          <table:table-cell office:value-type="float" office:value="520" calcext:value-type="float">
            <text:p>520</text:p>
          </table:table-cell>
          <table:table-cell office:value-type="float" office:value="528" calcext:value-type="float">
            <text:p>528</text:p>
          </table:table-cell>
          <table:table-cell office:value-type="float" office:value="542" calcext:value-type="float">
            <text:p>542</text:p>
          </table:table-cell>
          <table:table-cell office:value-type="float" office:value="555" calcext:value-type="float">
            <text:p>555</text:p>
          </table:table-cell>
          <table:table-cell office:value-type="float" office:value="577" calcext:value-type="float">
            <text:p>577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274" calcext:value-type="float">
            <text:p>274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office:value-type="float" office:value="320" calcext:value-type="float">
            <text:p>320</text:p>
          </table:table-cell>
          <table:table-cell office:value-type="float" office:value="334" calcext:value-type="float">
            <text:p>334</text:p>
          </table:table-cell>
          <table:table-cell office:value-type="float" office:value="345" calcext:value-type="float">
            <text:p>345</text:p>
          </table:table-cell>
          <table:table-cell office:value-type="float" office:value="357" calcext:value-type="float">
            <text:p>357</text:p>
          </table:table-cell>
          <table:table-cell office:value-type="float" office:value="377" calcext:value-type="float">
            <text:p>377</text:p>
          </table:table-cell>
          <table:table-cell office:value-type="float" office:value="390" calcext:value-type="float">
            <text:p>390</text:p>
          </table:table-cell>
          <table:table-cell office:value-type="float" office:value="401" calcext:value-type="float">
            <text:p>401</text:p>
          </table:table-cell>
          <table:table-cell office:value-type="float" office:value="412" calcext:value-type="float">
            <text:p>412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4" calcext:value-type="float">
            <text:p>454</text:p>
          </table:table-cell>
          <table:table-cell office:value-type="float" office:value="471" calcext:value-type="float">
            <text:p>471</text:p>
          </table:table-cell>
          <table:table-cell office:value-type="float" office:value="485" calcext:value-type="float">
            <text:p>485</text:p>
          </table:table-cell>
          <table:table-cell office:value-type="float" office:value="501" calcext:value-type="float">
            <text:p>501</text:p>
          </table:table-cell>
          <table:table-cell office:value-type="float" office:value="524" calcext:value-type="float">
            <text:p>524</text:p>
          </table:table-cell>
          <table:table-cell office:value-type="float" office:value="540" calcext:value-type="float">
            <text:p>540</text:p>
          </table:table-cell>
          <table:table-cell office:value-type="float" office:value="555" calcext:value-type="float">
            <text:p>555</text:p>
          </table:table-cell>
          <table:table-cell office:value-type="float" office:value="579" calcext:value-type="float">
            <text:p>579</text:p>
          </table:table-cell>
          <table:table-cell office:value-type="float" office:value="601" calcext:value-type="float">
            <text:p>601</text:p>
          </table:table-cell>
          <table:table-cell office:value-type="float" office:value="618" calcext:value-type="float">
            <text:p>618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3" calcext:value-type="float">
            <text:p>313</text:p>
          </table:table-cell>
          <table:table-cell office:value-type="float" office:value="325" calcext:value-type="float">
            <text:p>325</text:p>
          </table:table-cell>
          <table:table-cell office:value-type="float" office:value="340" calcext:value-type="float">
            <text:p>340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76" calcext:value-type="float">
            <text:p>376</text:p>
          </table:table-cell>
          <table:table-cell office:value-type="float" office:value="397" calcext:value-type="float">
            <text:p>397</text:p>
          </table:table-cell>
          <table:table-cell office:value-type="float" office:value="408" calcext:value-type="float">
            <text:p>408</text:p>
          </table:table-cell>
          <table:table-cell office:value-type="float" office:value="423" calcext:value-type="float">
            <text:p>423</text:p>
          </table:table-cell>
          <table:table-cell office:value-type="float" office:value="436" calcext:value-type="float">
            <text:p>436</text:p>
          </table:table-cell>
          <table:table-cell office:value-type="float" office:value="449" calcext:value-type="float">
            <text:p>449</text:p>
          </table:table-cell>
          <table:table-cell office:value-type="float" office:value="465" calcext:value-type="float">
            <text:p>465</text:p>
          </table:table-cell>
          <table:table-cell office:value-type="float" office:value="485" calcext:value-type="float">
            <text:p>485</text:p>
          </table:table-cell>
          <table:table-cell office:value-type="float" office:value="501" calcext:value-type="float">
            <text:p>501</text:p>
          </table:table-cell>
          <table:table-cell office:value-type="float" office:value="516" calcext:value-type="float">
            <text:p>516</text:p>
          </table:table-cell>
          <table:table-cell office:value-type="float" office:value="538" calcext:value-type="float">
            <text:p>538</text:p>
          </table:table-cell>
          <table:table-cell office:value-type="float" office:value="552" calcext:value-type="float">
            <text:p>552</text:p>
          </table:table-cell>
          <table:table-cell office:value-type="float" office:value="573" calcext:value-type="float">
            <text:p>573</text:p>
          </table:table-cell>
          <table:table-cell office:value-type="float" office:value="600" calcext:value-type="float">
            <text:p>600</text:p>
          </table:table-cell>
          <table:table-cell office:value-type="float" office:value="619" calcext:value-type="float">
            <text:p>619</text:p>
          </table:table-cell>
          <table:table-cell office:value-type="float" office:value="635" calcext:value-type="float">
            <text:p>635</text:p>
          </table:table-cell>
          <table:table-cell office:value-type="float" office:value="656" calcext:value-type="float">
            <text:p>656</text:p>
          </table:table-cell>
          <table:table-cell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213" calcext:value-type="float">
            <text:p>213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268" calcext:value-type="float">
            <text:p>268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97" calcext:value-type="float">
            <text:p>297</text:p>
          </table:table-cell>
          <table:table-cell office:value-type="float" office:value="309" calcext:value-type="float">
            <text:p>309</text:p>
          </table:table-cell>
          <table:table-cell office:value-type="float" office:value="317" calcext:value-type="float">
            <text:p>317</text:p>
          </table:table-cell>
          <table:table-cell office:value-type="float" office:value="335" calcext:value-type="float">
            <text:p>335</text:p>
          </table:table-cell>
          <table:table-cell office:value-type="float" office:value="350" calcext:value-type="float">
            <text:p>350</text:p>
          </table:table-cell>
          <table:table-cell office:value-type="float" office:value="366" calcext:value-type="float">
            <text:p>366</text:p>
          </table:table-cell>
          <table:table-cell office:value-type="float" office:value="380" calcext:value-type="float">
            <text:p>380</text:p>
          </table:table-cell>
          <table:table-cell office:value-type="float" office:value="392" calcext:value-type="float">
            <text:p>392</text:p>
          </table:table-cell>
          <table:table-cell office:value-type="float" office:value="410" calcext:value-type="float">
            <text:p>410</text:p>
          </table:table-cell>
          <table:table-cell office:value-type="float" office:value="425" calcext:value-type="float">
            <text:p>425</text:p>
          </table:table-cell>
          <table:table-cell office:value-type="float" office:value="438" calcext:value-type="float">
            <text:p>438</text:p>
          </table:table-cell>
          <table:table-cell office:value-type="float" office:value="454" calcext:value-type="float">
            <text:p>454</text:p>
          </table:table-cell>
          <table:table-cell office:value-type="float" office:value="470" calcext:value-type="float">
            <text:p>470</text:p>
          </table:table-cell>
          <table:table-cell office:value-type="float" office:value="486" calcext:value-type="float">
            <text:p>486</text:p>
          </table:table-cell>
          <table:table-cell office:value-type="float" office:value="501" calcext:value-type="float">
            <text:p>501</text:p>
          </table:table-cell>
          <table:table-cell office:value-type="float" office:value="517" calcext:value-type="float">
            <text:p>517</text:p>
          </table:table-cell>
          <table:table-cell office:value-type="float" office:value="535" calcext:value-type="float">
            <text:p>535</text:p>
          </table:table-cell>
          <table:table-cell office:value-type="float" office:value="556" calcext:value-type="float">
            <text:p>556</text:p>
          </table:table-cell>
          <table:table-cell office:value-type="float" office:value="574" calcext:value-type="float">
            <text:p>574</text:p>
          </table:table-cell>
          <table:table-cell office:value-type="float" office:value="593" calcext:value-type="float">
            <text:p>593</text:p>
          </table:table-cell>
          <table:table-cell office:value-type="float" office:value="616" calcext:value-type="float">
            <text:p>616</text:p>
          </table:table-cell>
          <table:table-cell office:value-type="float" office:value="637" calcext:value-type="float">
            <text:p>637</text:p>
          </table:table-cell>
          <table:table-cell office:value-type="float" office:value="657" calcext:value-type="float">
            <text:p>657</text:p>
          </table:table-cell>
          <table:table-cell office:value-type="float" office:value="681" calcext:value-type="float">
            <text:p>681</text:p>
          </table:table-cell>
          <table:table-cell office:value-type="float" office:value="699" calcext:value-type="float">
            <text:p>699</text:p>
          </table:table-cell>
          <table:table-cell office:value-type="float" office:value="723" calcext:value-type="float">
            <text:p>723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float" office:value="305" calcext:value-type="float">
            <text:p>305</text:p>
          </table:table-cell>
          <table:table-cell office:value-type="float" office:value="317" calcext:value-type="float">
            <text:p>317</text:p>
          </table:table-cell>
          <table:table-cell office:value-type="float" office:value="336" calcext:value-type="float">
            <text:p>336</text:p>
          </table:table-cell>
          <table:table-cell office:value-type="float" office:value="349" calcext:value-type="float">
            <text:p>349</text:p>
          </table:table-cell>
          <table:table-cell office:value-type="float" office:value="360" calcext:value-type="float">
            <text:p>360</text:p>
          </table:table-cell>
          <table:table-cell office:value-type="float" office:value="374" calcext:value-type="float">
            <text:p>374</text:p>
          </table:table-cell>
          <table:table-cell office:value-type="float" office:value="389" calcext:value-type="float">
            <text:p>389</text:p>
          </table:table-cell>
          <table:table-cell office:value-type="float" office:value="406" calcext:value-type="float">
            <text:p>406</text:p>
          </table:table-cell>
          <table:table-cell office:value-type="float" office:value="423" calcext:value-type="float">
            <text:p>423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78" calcext:value-type="float">
            <text:p>478</text:p>
          </table:table-cell>
          <table:table-cell office:value-type="float" office:value="499" calcext:value-type="float">
            <text:p>499</text:p>
          </table:table-cell>
          <table:table-cell office:value-type="float" office:value="517" calcext:value-type="float">
            <text:p>517</text:p>
          </table:table-cell>
          <table:table-cell office:value-type="float" office:value="529" calcext:value-type="float">
            <text:p>529</text:p>
          </table:table-cell>
          <table:table-cell office:value-type="float" office:value="545" calcext:value-type="float">
            <text:p>545</text:p>
          </table:table-cell>
          <table:table-cell office:value-type="float" office:value="570" calcext:value-type="float">
            <text:p>570</text:p>
          </table:table-cell>
          <table:table-cell office:value-type="float" office:value="585" calcext:value-type="float">
            <text:p>585</text:p>
          </table:table-cell>
          <table:table-cell office:value-type="float" office:value="608" calcext:value-type="float">
            <text:p>608</text:p>
          </table:table-cell>
          <table:table-cell office:value-type="float" office:value="627" calcext:value-type="float">
            <text:p>627</text:p>
          </table:table-cell>
          <table:table-cell office:value-type="float" office:value="657" calcext:value-type="float">
            <text:p>657</text:p>
          </table:table-cell>
          <table:table-cell office:value-type="float" office:value="687" calcext:value-type="float">
            <text:p>687</text:p>
          </table:table-cell>
          <table:table-cell office:value-type="float" office:value="710" calcext:value-type="float">
            <text:p>710</text:p>
          </table:table-cell>
          <table:table-cell office:value-type="float" office:value="732" calcext:value-type="float">
            <text:p>732</text:p>
          </table:table-cell>
          <table:table-cell office:value-type="float" office:value="754" calcext:value-type="float">
            <text:p>754</text:p>
          </table:table-cell>
          <table:table-cell office:value-type="float" office:value="768" calcext:value-type="float">
            <text:p>768</text:p>
          </table:table-cell>
          <table:table-cell office:value-type="float" office:value="791" calcext:value-type="float">
            <text:p>791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 office:value-type="float" office:value="305" calcext:value-type="float">
            <text:p>305</text:p>
          </table:table-cell>
          <table:table-cell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office:value-type="float" office:value="346" calcext:value-type="float">
            <text:p>346</text:p>
          </table:table-cell>
          <table:table-cell office:value-type="float" office:value="365" calcext:value-type="float">
            <text:p>365</text:p>
          </table:table-cell>
          <table:table-cell office:value-type="float" office:value="384" calcext:value-type="float">
            <text:p>384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9" calcext:value-type="float">
            <text:p>419</text:p>
          </table:table-cell>
          <table:table-cell office:value-type="float" office:value="442" calcext:value-type="float">
            <text:p>442</text:p>
          </table:table-cell>
          <table:table-cell office:value-type="float" office:value="461" calcext:value-type="float">
            <text:p>461</text:p>
          </table:table-cell>
          <table:table-cell office:value-type="float" office:value="487" calcext:value-type="float">
            <text:p>487</text:p>
          </table:table-cell>
          <table:table-cell office:value-type="float" office:value="514" calcext:value-type="float">
            <text:p>514</text:p>
          </table:table-cell>
          <table:table-cell office:value-type="float" office:value="532" calcext:value-type="float">
            <text:p>532</text:p>
          </table:table-cell>
          <table:table-cell office:value-type="float" office:value="558" calcext:value-type="float">
            <text:p>558</text:p>
          </table:table-cell>
          <table:table-cell office:value-type="float" office:value="590" calcext:value-type="float">
            <text:p>590</text:p>
          </table:table-cell>
          <table:table-cell office:value-type="float" office:value="609" calcext:value-type="float">
            <text:p>609</text:p>
          </table:table-cell>
          <table:table-cell office:value-type="float" office:value="633" calcext:value-type="float">
            <text:p>633</text:p>
          </table:table-cell>
          <table:table-cell office:value-type="float" office:value="657" calcext:value-type="float">
            <text:p>657</text:p>
          </table:table-cell>
          <table:table-cell office:value-type="float" office:value="673" calcext:value-type="float">
            <text:p>673</text:p>
          </table:table-cell>
          <table:table-cell office:value-type="float" office:value="699" calcext:value-type="float">
            <text:p>699</text:p>
          </table:table-cell>
          <table:table-cell office:value-type="float" office:value="733" calcext:value-type="float">
            <text:p>733</text:p>
          </table:table-cell>
          <table:table-cell office:value-type="float" office:value="758" calcext:value-type="float">
            <text:p>758</text:p>
          </table:table-cell>
          <table:table-cell office:value-type="float" office:value="783" calcext:value-type="float">
            <text:p>783</text:p>
          </table:table-cell>
          <table:table-cell office:value-type="float" office:value="809" calcext:value-type="float">
            <text:p>809</text:p>
          </table:table-cell>
          <table:table-cell office:value-type="float" office:value="830" calcext:value-type="float">
            <text:p>830</text:p>
          </table:table-cell>
          <table:table-cell office:value-type="float" office:value="853" calcext:value-type="float">
            <text:p>853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330" calcext:value-type="float">
            <text:p>330</text:p>
          </table:table-cell>
          <table:table-cell office:value-type="float" office:value="339" calcext:value-type="float">
            <text:p>339</text:p>
          </table:table-cell>
          <table:table-cell office:value-type="float" office:value="351" calcext:value-type="float">
            <text:p>351</text:p>
          </table:table-cell>
          <table:table-cell office:value-type="float" office:value="361" calcext:value-type="float">
            <text:p>361</text:p>
          </table:table-cell>
          <table:table-cell office:value-type="float" office:value="370" calcext:value-type="float">
            <text:p>370</text:p>
          </table:table-cell>
          <table:table-cell office:value-type="float" office:value="381" calcext:value-type="float">
            <text:p>381</text:p>
          </table:table-cell>
          <table:table-cell office:value-type="float" office:value="397" calcext:value-type="float">
            <text:p>397</text:p>
          </table:table-cell>
          <table:table-cell office:value-type="float" office:value="416" calcext:value-type="float">
            <text:p>416</text:p>
          </table:table-cell>
          <table:table-cell office:value-type="float" office:value="432" calcext:value-type="float">
            <text:p>432</text:p>
          </table:table-cell>
          <table:table-cell office:value-type="float" office:value="443" calcext:value-type="float">
            <text:p>443</text:p>
          </table:table-cell>
          <table:table-cell office:value-type="float" office:value="464" calcext:value-type="float">
            <text:p>464</text:p>
          </table:table-cell>
          <table:table-cell office:value-type="float" office:value="481" calcext:value-type="float">
            <text:p>481</text:p>
          </table:table-cell>
          <table:table-cell office:value-type="float" office:value="501" calcext:value-type="float">
            <text:p>501</text:p>
          </table:table-cell>
          <table:table-cell office:value-type="float" office:value="519" calcext:value-type="float">
            <text:p>519</text:p>
          </table:table-cell>
          <table:table-cell office:value-type="float" office:value="536" calcext:value-type="float">
            <text:p>536</text:p>
          </table:table-cell>
          <table:table-cell office:value-type="float" office:value="559" calcext:value-type="float">
            <text:p>559</text:p>
          </table:table-cell>
          <table:table-cell office:value-type="float" office:value="573" calcext:value-type="float">
            <text:p>573</text:p>
          </table:table-cell>
          <table:table-cell office:value-type="float" office:value="589" calcext:value-type="float">
            <text:p>589</text:p>
          </table:table-cell>
          <table:table-cell office:value-type="float" office:value="613" calcext:value-type="float">
            <text:p>613</text:p>
          </table:table-cell>
          <table:table-cell office:value-type="float" office:value="637" calcext:value-type="float">
            <text:p>637</text:p>
          </table:table-cell>
          <table:table-cell office:value-type="float" office:value="663" calcext:value-type="float">
            <text:p>663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13" calcext:value-type="float">
            <text:p>713</text:p>
          </table:table-cell>
          <table:table-cell office:value-type="float" office:value="729" calcext:value-type="float">
            <text:p>729</text:p>
          </table:table-cell>
          <table:table-cell office:value-type="float" office:value="743" calcext:value-type="float">
            <text:p>743</text:p>
          </table:table-cell>
          <table:table-cell office:value-type="float" office:value="772" calcext:value-type="float">
            <text:p>772</text:p>
          </table:table-cell>
          <table:table-cell office:value-type="float" office:value="794" calcext:value-type="float">
            <text:p>794</text:p>
          </table:table-cell>
          <table:table-cell office:value-type="float" office:value="821" calcext:value-type="float">
            <text:p>821</text:p>
          </table:table-cell>
          <table:table-cell office:value-type="float" office:value="844" calcext:value-type="float">
            <text:p>844</text:p>
          </table:table-cell>
          <table:table-cell office:value-type="float" office:value="871" calcext:value-type="float">
            <text:p>871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311" calcext:value-type="float">
            <text:p>311</text:p>
          </table:table-cell>
          <table:table-cell office:value-type="float" office:value="326" calcext:value-type="float">
            <text:p>326</text:p>
          </table:table-cell>
          <table:table-cell office:value-type="float" office:value="347" calcext:value-type="float">
            <text:p>347</text:p>
          </table:table-cell>
          <table:table-cell office:value-type="float" office:value="362" calcext:value-type="float">
            <text:p>362</text:p>
          </table:table-cell>
          <table:table-cell office:value-type="float" office:value="379" calcext:value-type="float">
            <text:p>379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18" calcext:value-type="float">
            <text:p>418</text:p>
          </table:table-cell>
          <table:table-cell office:value-type="float" office:value="432" calcext:value-type="float">
            <text:p>432</text:p>
          </table:table-cell>
          <table:table-cell office:value-type="float" office:value="457" calcext:value-type="float">
            <text:p>457</text:p>
          </table:table-cell>
          <table:table-cell office:value-type="float" office:value="475" calcext:value-type="float">
            <text:p>475</text:p>
          </table:table-cell>
          <table:table-cell office:value-type="float" office:value="489" calcext:value-type="float">
            <text:p>489</text:p>
          </table:table-cell>
          <table:table-cell office:value-type="float" office:value="506" calcext:value-type="float">
            <text:p>506</text:p>
          </table:table-cell>
          <table:table-cell office:value-type="float" office:value="528" calcext:value-type="float">
            <text:p>528</text:p>
          </table:table-cell>
          <table:table-cell office:value-type="float" office:value="556" calcext:value-type="float">
            <text:p>556</text:p>
          </table:table-cell>
          <table:table-cell office:value-type="float" office:value="587" calcext:value-type="float">
            <text:p>587</text:p>
          </table:table-cell>
          <table:table-cell office:value-type="float" office:value="608" calcext:value-type="float">
            <text:p>608</text:p>
          </table:table-cell>
          <table:table-cell office:value-type="float" office:value="624" calcext:value-type="float">
            <text:p>624</text:p>
          </table:table-cell>
          <table:table-cell office:value-type="float" office:value="647" calcext:value-type="float">
            <text:p>647</text:p>
          </table:table-cell>
          <table:table-cell office:value-type="float" office:value="672" calcext:value-type="float">
            <text:p>672</text:p>
          </table:table-cell>
          <table:table-cell office:value-type="float" office:value="689" calcext:value-type="float">
            <text:p>689</text:p>
          </table:table-cell>
          <table:table-cell office:value-type="float" office:value="716" calcext:value-type="float">
            <text:p>716</text:p>
          </table:table-cell>
          <table:table-cell office:value-type="float" office:value="741" calcext:value-type="float">
            <text:p>741</text:p>
          </table:table-cell>
          <table:table-cell office:value-type="float" office:value="765" calcext:value-type="float">
            <text:p>765</text:p>
          </table:table-cell>
          <table:table-cell office:value-type="float" office:value="784" calcext:value-type="float">
            <text:p>784</text:p>
          </table:table-cell>
          <table:table-cell office:value-type="float" office:value="813" calcext:value-type="float">
            <text:p>813</text:p>
          </table:table-cell>
          <table:table-cell office:value-type="float" office:value="840" calcext:value-type="float">
            <text:p>840</text:p>
          </table:table-cell>
          <table:table-cell office:value-type="float" office:value="863" calcext:value-type="float">
            <text:p>863</text:p>
          </table:table-cell>
          <table:table-cell office:value-type="float" office:value="883" calcext:value-type="float">
            <text:p>883</text:p>
          </table:table-cell>
          <table:table-cell office:value-type="float" office:value="916" calcext:value-type="float">
            <text:p>916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float" office:value="265" calcext:value-type="float">
            <text:p>265</text:p>
          </table:table-cell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office:value-type="float" office:value="305" calcext:value-type="float">
            <text:p>305</text:p>
          </table:table-cell>
          <table:table-cell office:value-type="float" office:value="315" calcext:value-type="float">
            <text:p>315</text:p>
          </table:table-cell>
          <table:table-cell office:value-type="float" office:value="326" calcext:value-type="float">
            <text:p>326</text:p>
          </table:table-cell>
          <table:table-cell office:value-type="float" office:value="340" calcext:value-type="float">
            <text:p>340</text:p>
          </table:table-cell>
          <table:table-cell office:value-type="float" office:value="348" calcext:value-type="float">
            <text:p>348</text:p>
          </table:table-cell>
          <table:table-cell office:value-type="float" office:value="360" calcext:value-type="float">
            <text:p>360</text:p>
          </table:table-cell>
          <table:table-cell office:value-type="float" office:value="375" calcext:value-type="float">
            <text:p>375</text:p>
          </table:table-cell>
          <table:table-cell office:value-type="float" office:value="396" calcext:value-type="float">
            <text:p>396</text:p>
          </table:table-cell>
          <table:table-cell office:value-type="float" office:value="408" calcext:value-type="float">
            <text:p>408</text:p>
          </table:table-cell>
          <table:table-cell office:value-type="float" office:value="424" calcext:value-type="float">
            <text:p>424</text:p>
          </table:table-cell>
          <table:table-cell office:value-type="float" office:value="444" calcext:value-type="float">
            <text:p>444</text:p>
          </table:table-cell>
          <table:table-cell office:value-type="float" office:value="464" calcext:value-type="float">
            <text:p>464</text:p>
          </table:table-cell>
          <table:table-cell office:value-type="float" office:value="484" calcext:value-type="float">
            <text:p>484</text:p>
          </table:table-cell>
          <table:table-cell office:value-type="float" office:value="501" calcext:value-type="float">
            <text:p>501</text:p>
          </table:table-cell>
          <table:table-cell office:value-type="float" office:value="522" calcext:value-type="float">
            <text:p>522</text:p>
          </table:table-cell>
          <table:table-cell office:value-type="float" office:value="547" calcext:value-type="float">
            <text:p>547</text:p>
          </table:table-cell>
          <table:table-cell office:value-type="float" office:value="567" calcext:value-type="float">
            <text:p>567</text:p>
          </table:table-cell>
          <table:table-cell office:value-type="float" office:value="597" calcext:value-type="float">
            <text:p>597</text:p>
          </table:table-cell>
          <table:table-cell office:value-type="float" office:value="627" calcext:value-type="float">
            <text:p>627</text:p>
          </table:table-cell>
          <table:table-cell office:value-type="float" office:value="644" calcext:value-type="float">
            <text:p>644</text:p>
          </table:table-cell>
          <table:table-cell office:value-type="float" office:value="670" calcext:value-type="float">
            <text:p>670</text:p>
          </table:table-cell>
          <table:table-cell office:value-type="float" office:value="689" calcext:value-type="float">
            <text:p>689</text:p>
          </table:table-cell>
          <table:table-cell office:value-type="float" office:value="718" calcext:value-type="float">
            <text:p>718</text:p>
          </table:table-cell>
          <table:table-cell office:value-type="float" office:value="749" calcext:value-type="float">
            <text:p>749</text:p>
          </table:table-cell>
          <table:table-cell office:value-type="float" office:value="780" calcext:value-type="float">
            <text:p>780</text:p>
          </table:table-cell>
          <table:table-cell office:value-type="float" office:value="808" calcext:value-type="float">
            <text:p>808</text:p>
          </table:table-cell>
          <table:table-cell office:value-type="float" office:value="838" calcext:value-type="float">
            <text:p>838</text:p>
          </table:table-cell>
          <table:table-cell office:value-type="float" office:value="867" calcext:value-type="float">
            <text:p>867</text:p>
          </table:table-cell>
          <table:table-cell office:value-type="float" office:value="901" calcext:value-type="float">
            <text:p>901</text:p>
          </table:table-cell>
          <table:table-cell office:value-type="float" office:value="937" calcext:value-type="float">
            <text:p>937</text:p>
          </table:table-cell>
          <table:table-cell office:value-type="float" office:value="966" calcext:value-type="float">
            <text:p>966</text:p>
          </table:table-cell>
          <table:table-cell office:value-type="float" office:value="999" calcext:value-type="float">
            <text:p>999</text:p>
          </table:table-cell>
          <table:table-cell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  <table:table-cell office:value-type="float" office:value="270" calcext:value-type="float">
            <text:p>270</text:p>
          </table:table-cell>
          <table:table-cell office:value-type="float" office:value="281" calcext:value-type="float">
            <text:p>281</text:p>
          </table:table-cell>
          <table:table-cell office:value-type="float" office:value="294" calcext:value-type="float">
            <text:p>294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office:value-type="float" office:value="333" calcext:value-type="float">
            <text:p>333</text:p>
          </table:table-cell>
          <table:table-cell office:value-type="float" office:value="352" calcext:value-type="float">
            <text:p>352</text:p>
          </table:table-cell>
          <table:table-cell office:value-type="float" office:value="362" calcext:value-type="float">
            <text:p>362</text:p>
          </table:table-cell>
          <table:table-cell office:value-type="float" office:value="371" calcext:value-type="float">
            <text:p>371</text:p>
          </table:table-cell>
          <table:table-cell office:value-type="float" office:value="394" calcext:value-type="float">
            <text:p>394</text:p>
          </table:table-cell>
          <table:table-cell office:value-type="float" office:value="408" calcext:value-type="float">
            <text:p>408</text:p>
          </table:table-cell>
          <table:table-cell office:value-type="float" office:value="416" calcext:value-type="float">
            <text:p>416</text:p>
          </table:table-cell>
          <table:table-cell office:value-type="float" office:value="431" calcext:value-type="float">
            <text:p>431</text:p>
          </table:table-cell>
          <table:table-cell office:value-type="float" office:value="462" calcext:value-type="float">
            <text:p>462</text:p>
          </table:table-cell>
          <table:table-cell office:value-type="float" office:value="481" calcext:value-type="float">
            <text:p>481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39" calcext:value-type="float">
            <text:p>539</text:p>
          </table:table-cell>
          <table:table-cell office:value-type="float" office:value="561" calcext:value-type="float">
            <text:p>561</text:p>
          </table:table-cell>
          <table:table-cell office:value-type="float" office:value="586" calcext:value-type="float">
            <text:p>586</text:p>
          </table:table-cell>
          <table:table-cell office:value-type="float" office:value="613" calcext:value-type="float">
            <text:p>613</text:p>
          </table:table-cell>
          <table:table-cell office:value-type="float" office:value="633" calcext:value-type="float">
            <text:p>63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96" calcext:value-type="float">
            <text:p>696</text:p>
          </table:table-cell>
          <table:table-cell office:value-type="float" office:value="726" calcext:value-type="float">
            <text:p>726</text:p>
          </table:table-cell>
          <table:table-cell office:value-type="float" office:value="748" calcext:value-type="float">
            <text:p>748</text:p>
          </table:table-cell>
          <table:table-cell office:value-type="float" office:value="783" calcext:value-type="float">
            <text:p>783</text:p>
          </table:table-cell>
          <table:table-cell office:value-type="float" office:value="805" calcext:value-type="float">
            <text:p>805</text:p>
          </table:table-cell>
          <table:table-cell office:value-type="float" office:value="826" calcext:value-type="float">
            <text:p>826</text:p>
          </table:table-cell>
          <table:table-cell office:value-type="float" office:value="858" calcext:value-type="float">
            <text:p>858</text:p>
          </table:table-cell>
          <table:table-cell office:value-type="float" office:value="889" calcext:value-type="float">
            <text:p>889</text:p>
          </table:table-cell>
          <table:table-cell office:value-type="float" office:value="917" calcext:value-type="float">
            <text:p>917</text:p>
          </table:table-cell>
          <table:table-cell office:value-type="float" office:value="943" calcext:value-type="float">
            <text:p>943</text:p>
          </table:table-cell>
          <table:table-cell office:value-type="float" office:value="985" calcext:value-type="float">
            <text:p>985</text:p>
          </table:table-cell>
          <table:table-cell office:value-type="float" office:value="1015" calcext:value-type="float">
            <text:p>1015</text:p>
          </table:table-cell>
          <table:table-cell office:value-type="float" office:value="1045" calcext:value-type="float">
            <text:p>1045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89" calcext:value-type="float">
            <text:p>189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office:value-type="float" office:value="236" calcext:value-type="float">
            <text:p>236</text:p>
          </table:table-cell>
          <table:table-cell office:value-type="float" office:value="249" calcext:value-type="float">
            <text:p>249</text:p>
          </table:table-cell>
          <table:table-cell office:value-type="float" office:value="258" calcext:value-type="float">
            <text:p>258</text:p>
          </table:table-cell>
          <table:table-cell office:value-type="float" office:value="271" calcext:value-type="float">
            <text:p>271</text:p>
          </table:table-cell>
          <table:table-cell office:value-type="float" office:value="282" calcext:value-type="float">
            <text:p>282</text:p>
          </table:table-cell>
          <table:table-cell office:value-type="float" office:value="293" calcext:value-type="float">
            <text:p>293</text:p>
          </table:table-cell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office:value-type="float" office:value="343" calcext:value-type="float">
            <text:p>343</text:p>
          </table:table-cell>
          <table:table-cell office:value-type="float" office:value="357" calcext:value-type="float">
            <text:p>357</text:p>
          </table:table-cell>
          <table:table-cell office:value-type="float" office:value="373" calcext:value-type="float">
            <text:p>373</text:p>
          </table:table-cell>
          <table:table-cell office:value-type="float" office:value="383" calcext:value-type="float">
            <text:p>383</text:p>
          </table:table-cell>
          <table:table-cell office:value-type="float" office:value="402" calcext:value-type="float">
            <text:p>402</text:p>
          </table:table-cell>
          <table:table-cell office:value-type="float" office:value="416" calcext:value-type="float">
            <text:p>416</text:p>
          </table:table-cell>
          <table:table-cell office:value-type="float" office:value="438" calcext:value-type="float">
            <text:p>438</text:p>
          </table:table-cell>
          <table:table-cell office:value-type="float" office:value="446" calcext:value-type="float">
            <text:p>446</text:p>
          </table:table-cell>
          <table:table-cell office:value-type="float" office:value="470" calcext:value-type="float">
            <text:p>470</text:p>
          </table:table-cell>
          <table:table-cell office:value-type="float" office:value="494" calcext:value-type="float">
            <text:p>494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53" calcext:value-type="float">
            <text:p>553</text:p>
          </table:table-cell>
          <table:table-cell office:value-type="float" office:value="585" calcext:value-type="float">
            <text:p>585</text:p>
          </table:table-cell>
          <table:table-cell office:value-type="float" office:value="613" calcext:value-type="float">
            <text:p>613</text:p>
          </table:table-cell>
          <table:table-cell office:value-type="float" office:value="638" calcext:value-type="float">
            <text:p>638</text:p>
          </table:table-cell>
          <table:table-cell office:value-type="float" office:value="668" calcext:value-type="float">
            <text:p>668</text:p>
          </table:table-cell>
          <table:table-cell office:value-type="float" office:value="685" calcext:value-type="float">
            <text:p>685</text:p>
          </table:table-cell>
          <table:table-cell office:value-type="float" office:value="709" calcext:value-type="float">
            <text:p>709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1" calcext:value-type="float">
            <text:p>781</text:p>
          </table:table-cell>
          <table:table-cell office:value-type="float" office:value="810" calcext:value-type="float">
            <text:p>810</text:p>
          </table:table-cell>
          <table:table-cell office:value-type="float" office:value="839" calcext:value-type="float">
            <text:p>839</text:p>
          </table:table-cell>
          <table:table-cell office:value-type="float" office:value="873" calcext:value-type="float">
            <text:p>873</text:p>
          </table:table-cell>
          <table:table-cell office:value-type="float" office:value="895" calcext:value-type="float">
            <text:p>895</text:p>
          </table:table-cell>
          <table:table-cell office:value-type="float" office:value="915" calcext:value-type="float">
            <text:p>915</text:p>
          </table:table-cell>
          <table:table-cell office:value-type="float" office:value="943" calcext:value-type="float">
            <text:p>943</text:p>
          </table:table-cell>
          <table:table-cell office:value-type="float" office:value="976" calcext:value-type="float">
            <text:p>976</text:p>
          </table:table-cell>
          <table:table-cell office:value-type="float" office:value="1007" calcext:value-type="float">
            <text:p>1007</text:p>
          </table:table-cell>
          <table:table-cell office:value-type="float" office:value="1034" calcext:value-type="float">
            <text:p>1034</text:p>
          </table:table-cell>
          <table:table-cell office:value-type="float" office:value="1063" calcext:value-type="float">
            <text:p>1063</text:p>
          </table:table-cell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57" calcext:value-type="float">
            <text:p>257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25" calcext:value-type="float">
            <text:p>325</text:p>
          </table:table-cell>
          <table:table-cell office:value-type="float" office:value="338" calcext:value-type="float">
            <text:p>338</text:p>
          </table:table-cell>
          <table:table-cell office:value-type="float" office:value="354" calcext:value-type="float">
            <text:p>354</text:p>
          </table:table-cell>
          <table:table-cell office:value-type="float" office:value="372" calcext:value-type="float">
            <text:p>372</text:p>
          </table:table-cell>
          <table:table-cell office:value-type="float" office:value="384" calcext:value-type="float">
            <text:p>384</text:p>
          </table:table-cell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456" calcext:value-type="float">
            <text:p>456</text:p>
          </table:table-cell>
          <table:table-cell office:value-type="float" office:value="468" calcext:value-type="float">
            <text:p>468</text:p>
          </table:table-cell>
          <table:table-cell office:value-type="float" office:value="481" calcext:value-type="float">
            <text:p>481</text:p>
          </table:table-cell>
          <table:table-cell office:value-type="float" office:value="498" calcext:value-type="float">
            <text:p>498</text:p>
          </table:table-cell>
          <table:table-cell office:value-type="float" office:value="517" calcext:value-type="float">
            <text:p>517</text:p>
          </table:table-cell>
          <table:table-cell office:value-type="float" office:value="541" calcext:value-type="float">
            <text:p>541</text:p>
          </table:table-cell>
          <table:table-cell office:value-type="float" office:value="560" calcext:value-type="float">
            <text:p>560</text:p>
          </table:table-cell>
          <table:table-cell office:value-type="float" office:value="582" calcext:value-type="float">
            <text:p>582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5" calcext:value-type="float">
            <text:p>645</text:p>
          </table:table-cell>
          <table:table-cell office:value-type="float" office:value="669" calcext:value-type="float">
            <text:p>669</text:p>
          </table:table-cell>
          <table:table-cell office:value-type="float" office:value="692" calcext:value-type="float">
            <text:p>692</text:p>
          </table:table-cell>
          <table:table-cell office:value-type="float" office:value="725" calcext:value-type="float">
            <text:p>725</text:p>
          </table:table-cell>
          <table:table-cell office:value-type="float" office:value="750" calcext:value-type="float">
            <text:p>750</text:p>
          </table:table-cell>
          <table:table-cell office:value-type="float" office:value="785" calcext:value-type="float">
            <text:p>785</text:p>
          </table:table-cell>
          <table:table-cell office:value-type="float" office:value="820" calcext:value-type="float">
            <text:p>820</text:p>
          </table:table-cell>
          <table:table-cell office:value-type="float" office:value="850" calcext:value-type="float">
            <text:p>850</text:p>
          </table:table-cell>
          <table:table-cell office:value-type="float" office:value="884" calcext:value-type="float">
            <text:p>884</text:p>
          </table:table-cell>
          <table:table-cell office:value-type="float" office:value="923" calcext:value-type="float">
            <text:p>923</text:p>
          </table:table-cell>
          <table:table-cell office:value-type="float" office:value="953" calcext:value-type="float">
            <text:p>953</text:p>
          </table:table-cell>
          <table:table-cell office:value-type="float" office:value="988" calcext:value-type="float">
            <text:p>988</text:p>
          </table:table-cell>
          <table:table-cell office:value-type="float" office:value="1027" calcext:value-type="float">
            <text:p>1027</text:p>
          </table:table-cell>
          <table:table-cell office:value-type="float" office:value="1055" calcext:value-type="float">
            <text:p>1055</text:p>
          </table:table-cell>
          <table:table-cell office:value-type="float" office:value="1095" calcext:value-type="float">
            <text:p>1095</text:p>
          </table:table-cell>
          <table:table-cell office:value-type="float" office:value="1127" calcext:value-type="float">
            <text:p>1127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 office:value-type="float" office:value="278" calcext:value-type="float">
            <text:p>278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float" office:value="318" calcext:value-type="float">
            <text:p>318</text:p>
          </table:table-cell>
          <table:table-cell office:value-type="float" office:value="341" calcext:value-type="float">
            <text:p>341</text:p>
          </table:table-cell>
          <table:table-cell office:value-type="float" office:value="357" calcext:value-type="float">
            <text:p>357</text:p>
          </table:table-cell>
          <table:table-cell office:value-type="float" office:value="374" calcext:value-type="float">
            <text:p>374</text:p>
          </table:table-cell>
          <table:table-cell office:value-type="float" office:value="395" calcext:value-type="float">
            <text:p>395</text:p>
          </table:table-cell>
          <table:table-cell office:value-type="float" office:value="412" calcext:value-type="float">
            <text:p>412</text:p>
          </table:table-cell>
          <table:table-cell office:value-type="float" office:value="430" calcext:value-type="float">
            <text:p>430</text:p>
          </table:table-cell>
          <table:table-cell office:value-type="float" office:value="447" calcext:value-type="float">
            <text:p>447</text:p>
          </table:table-cell>
          <table:table-cell office:value-type="float" office:value="468" calcext:value-type="float">
            <text:p>468</text:p>
          </table:table-cell>
          <table:table-cell office:value-type="float" office:value="487" calcext:value-type="float">
            <text:p>487</text:p>
          </table:table-cell>
          <table:table-cell office:value-type="float" office:value="507" calcext:value-type="float">
            <text:p>507</text:p>
          </table:table-cell>
          <table:table-cell office:value-type="float" office:value="530" calcext:value-type="float">
            <text:p>530</text:p>
          </table:table-cell>
          <table:table-cell office:value-type="float" office:value="553" calcext:value-type="float">
            <text:p>553</text:p>
          </table:table-cell>
          <table:table-cell office:value-type="float" office:value="574" calcext:value-type="float">
            <text:p>574</text:p>
          </table:table-cell>
          <table:table-cell office:value-type="float" office:value="597" calcext:value-type="float">
            <text:p>597</text:p>
          </table:table-cell>
          <table:table-cell office:value-type="float" office:value="616" calcext:value-type="float">
            <text:p>616</text:p>
          </table:table-cell>
          <table:table-cell office:value-type="float" office:value="642" calcext:value-type="float">
            <text:p>642</text:p>
          </table:table-cell>
          <table:table-cell office:value-type="float" office:value="664" calcext:value-type="float">
            <text:p>664</text:p>
          </table:table-cell>
          <table:table-cell office:value-type="float" office:value="699" calcext:value-type="float">
            <text:p>699</text:p>
          </table:table-cell>
          <table:table-cell office:value-type="float" office:value="725" calcext:value-type="float">
            <text:p>725</text:p>
          </table:table-cell>
          <table:table-cell office:value-type="float" office:value="742" calcext:value-type="float">
            <text:p>742</text:p>
          </table:table-cell>
          <table:table-cell office:value-type="float" office:value="771" calcext:value-type="float">
            <text:p>771</text:p>
          </table:table-cell>
          <table:table-cell office:value-type="float" office:value="788" calcext:value-type="float">
            <text:p>788</text:p>
          </table:table-cell>
          <table:table-cell office:value-type="float" office:value="809" calcext:value-type="float">
            <text:p>809</text:p>
          </table:table-cell>
          <table:table-cell office:value-type="float" office:value="835" calcext:value-type="float">
            <text:p>835</text:p>
          </table:table-cell>
          <table:table-cell office:value-type="float" office:value="864" calcext:value-type="float">
            <text:p>864</text:p>
          </table:table-cell>
          <table:table-cell office:value-type="float" office:value="905" calcext:value-type="float">
            <text:p>905</text:p>
          </table:table-cell>
          <table:table-cell office:value-type="float" office:value="933" calcext:value-type="float">
            <text:p>933</text:p>
          </table:table-cell>
          <table:table-cell office:value-type="float" office:value="961" calcext:value-type="float">
            <text:p>961</text:p>
          </table:table-cell>
          <table:table-cell office:value-type="float" office:value="998" calcext:value-type="float">
            <text:p>998</text:p>
          </table:table-cell>
          <table:table-cell office:value-type="float" office:value="1025" calcext:value-type="float">
            <text:p>1025</text:p>
          </table:table-cell>
          <table:table-cell office:value-type="float" office:value="1055" calcext:value-type="float">
            <text:p>1055</text:p>
          </table:table-cell>
          <table:table-cell office:value-type="float" office:value="1091" calcext:value-type="float">
            <text:p>1091</text:p>
          </table:table-cell>
          <table:table-cell office:value-type="float" office:value="1119" calcext:value-type="float">
            <text:p>1119</text:p>
          </table:table-cell>
          <table:table-cell office:value-type="float" office:value="1153" calcext:value-type="float">
            <text:p>1153</text:p>
          </table:table-cell>
          <table:table-cell office:value-type="float" office:value="1192" calcext:value-type="float">
            <text:p>1192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208" calcext:value-type="float">
            <text:p>208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73" calcext:value-type="float">
            <text:p>273</text:p>
          </table:table-cell>
          <table:table-cell office:value-type="float" office:value="287" calcext:value-type="float">
            <text:p>287</text:p>
          </table:table-cell>
          <table:table-cell office:value-type="float" office:value="299" calcext:value-type="float">
            <text:p>299</text:p>
          </table:table-cell>
          <table:table-cell office:value-type="float" office:value="314" calcext:value-type="float">
            <text:p>314</text:p>
          </table:table-cell>
          <table:table-cell office:value-type="float" office:value="324" calcext:value-type="float">
            <text:p>324</text:p>
          </table:table-cell>
          <table:table-cell office:value-type="float" office:value="339" calcext:value-type="float">
            <text:p>339</text:p>
          </table:table-cell>
          <table:table-cell office:value-type="float" office:value="367" calcext:value-type="float">
            <text:p>367</text:p>
          </table:table-cell>
          <table:table-cell office:value-type="float" office:value="384" calcext:value-type="float">
            <text:p>384</text:p>
          </table:table-cell>
          <table:table-cell office:value-type="float" office:value="397" calcext:value-type="float">
            <text:p>397</text:p>
          </table:table-cell>
          <table:table-cell office:value-type="float" office:value="418" calcext:value-type="float">
            <text:p>418</text:p>
          </table:table-cell>
          <table:table-cell office:value-type="float" office:value="432" calcext:value-type="float">
            <text:p>432</text:p>
          </table:table-cell>
          <table:table-cell office:value-type="float" office:value="449" calcext:value-type="float">
            <text:p>449</text:p>
          </table:table-cell>
          <table:table-cell office:value-type="float" office:value="479" calcext:value-type="float">
            <text:p>479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7" calcext:value-type="float">
            <text:p>547</text:p>
          </table:table-cell>
          <table:table-cell office:value-type="float" office:value="571" calcext:value-type="float">
            <text:p>571</text:p>
          </table:table-cell>
          <table:table-cell office:value-type="float" office:value="592" calcext:value-type="float">
            <text:p>592</text:p>
          </table:table-cell>
          <table:table-cell office:value-type="float" office:value="621" calcext:value-type="float">
            <text:p>621</text:p>
          </table:table-cell>
          <table:table-cell office:value-type="float" office:value="650" calcext:value-type="float">
            <text:p>650</text:p>
          </table:table-cell>
          <table:table-cell office:value-type="float" office:value="675" calcext:value-type="float">
            <text:p>675</text:p>
          </table:table-cell>
          <table:table-cell office:value-type="float" office:value="698" calcext:value-type="float">
            <text:p>698</text:p>
          </table:table-cell>
          <table:table-cell office:value-type="float" office:value="719" calcext:value-type="float">
            <text:p>719</text:p>
          </table:table-cell>
          <table:table-cell office:value-type="float" office:value="747" calcext:value-type="float">
            <text:p>747</text:p>
          </table:table-cell>
          <table:table-cell office:value-type="float" office:value="773" calcext:value-type="float">
            <text:p>773</text:p>
          </table:table-cell>
          <table:table-cell office:value-type="float" office:value="803" calcext:value-type="float">
            <text:p>803</text:p>
          </table:table-cell>
          <table:table-cell office:value-type="float" office:value="828" calcext:value-type="float">
            <text:p>828</text:p>
          </table:table-cell>
          <table:table-cell office:value-type="float" office:value="845" calcext:value-type="float">
            <text:p>845</text:p>
          </table:table-cell>
          <table:table-cell office:value-type="float" office:value="873" calcext:value-type="float">
            <text:p>873</text:p>
          </table:table-cell>
          <table:table-cell office:value-type="float" office:value="912" calcext:value-type="float">
            <text:p>912</text:p>
          </table:table-cell>
          <table:table-cell office:value-type="float" office:value="941" calcext:value-type="float">
            <text:p>941</text:p>
          </table:table-cell>
          <table:table-cell office:value-type="float" office:value="978" calcext:value-type="float">
            <text:p>978</text:p>
          </table:table-cell>
          <table:table-cell office:value-type="float" office:value="1002" calcext:value-type="float">
            <text:p>1002</text:p>
          </table:table-cell>
          <table:table-cell office:value-type="float" office:value="1031" calcext:value-type="float">
            <text:p>1031</text:p>
          </table:table-cell>
          <table:table-cell office:value-type="float" office:value="1066" calcext:value-type="float">
            <text:p>1066</text:p>
          </table:table-cell>
          <table:table-cell office:value-type="float" office:value="1107" calcext:value-type="float">
            <text:p>1107</text:p>
          </table:table-cell>
          <table:table-cell office:value-type="float" office:value="1154" calcext:value-type="float">
            <text:p>1154</text:p>
          </table:table-cell>
          <table:table-cell office:value-type="float" office:value="1187" calcext:value-type="float">
            <text:p>1187</text:p>
          </table:table-cell>
          <table:table-cell office:value-type="float" office:value="1223" calcext:value-type="float">
            <text:p>1223</text:p>
          </table:table-cell>
          <table:table-cell office:value-type="float" office:value="1265" calcext:value-type="float">
            <text:p>1265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89" calcext:value-type="float">
            <text:p>289</text:p>
          </table:table-cell>
          <table:table-cell office:value-type="float" office:value="301" calcext:value-type="float">
            <text:p>301</text:p>
          </table:table-cell>
          <table:table-cell office:value-type="float" office:value="313" calcext:value-type="float">
            <text:p>313</text:p>
          </table:table-cell>
          <table:table-cell office:value-type="float" office:value="329" calcext:value-type="float">
            <text:p>329</text:p>
          </table:table-cell>
          <table:table-cell office:value-type="float" office:value="350" calcext:value-type="float">
            <text:p>350</text:p>
          </table:table-cell>
          <table:table-cell office:value-type="float" office:value="367" calcext:value-type="float">
            <text:p>367</text:p>
          </table:table-cell>
          <table:table-cell office:value-type="float" office:value="384" calcext:value-type="float">
            <text:p>384</text:p>
          </table:table-cell>
          <table:table-cell office:value-type="float" office:value="403" calcext:value-type="float">
            <text:p>403</text:p>
          </table:table-cell>
          <table:table-cell office:value-type="float" office:value="418" calcext:value-type="float">
            <text:p>418</text:p>
          </table:table-cell>
          <table:table-cell office:value-type="float" office:value="435" calcext:value-type="float">
            <text:p>435</text:p>
          </table:table-cell>
          <table:table-cell office:value-type="float" office:value="458" calcext:value-type="float">
            <text:p>458</text:p>
          </table:table-cell>
          <table:table-cell office:value-type="float" office:value="471" calcext:value-type="float">
            <text:p>471</text:p>
          </table:table-cell>
          <table:table-cell office:value-type="float" office:value="494" calcext:value-type="float">
            <text:p>494</text:p>
          </table:table-cell>
          <table:table-cell office:value-type="float" office:value="521" calcext:value-type="float">
            <text:p>521</text:p>
          </table:table-cell>
          <table:table-cell office:value-type="float" office:value="549" calcext:value-type="float">
            <text:p>549</text:p>
          </table:table-cell>
          <table:table-cell office:value-type="float" office:value="568" calcext:value-type="float">
            <text:p>568</text:p>
          </table:table-cell>
          <table:table-cell office:value-type="float" office:value="596" calcext:value-type="float">
            <text:p>596</text:p>
          </table:table-cell>
          <table:table-cell office:value-type="float" office:value="609" calcext:value-type="float">
            <text:p>609</text:p>
          </table:table-cell>
          <table:table-cell office:value-type="float" office:value="633" calcext:value-type="float">
            <text:p>633</text:p>
          </table:table-cell>
          <table:table-cell office:value-type="float" office:value="665" calcext:value-type="float">
            <text:p>665</text:p>
          </table:table-cell>
          <table:table-cell office:value-type="float" office:value="691" calcext:value-type="float">
            <text:p>691</text:p>
          </table:table-cell>
          <table:table-cell office:value-type="float" office:value="715" calcext:value-type="float">
            <text:p>715</text:p>
          </table:table-cell>
          <table:table-cell office:value-type="float" office:value="738" calcext:value-type="float">
            <text:p>738</text:p>
          </table:table-cell>
          <table:table-cell office:value-type="float" office:value="772" calcext:value-type="float">
            <text:p>772</text:p>
          </table:table-cell>
          <table:table-cell office:value-type="float" office:value="809" calcext:value-type="float">
            <text:p>809</text:p>
          </table:table-cell>
          <table:table-cell office:value-type="float" office:value="838" calcext:value-type="float">
            <text:p>838</text:p>
          </table:table-cell>
          <table:table-cell office:value-type="float" office:value="865" calcext:value-type="float">
            <text:p>865</text:p>
          </table:table-cell>
          <table:table-cell office:value-type="float" office:value="887" calcext:value-type="float">
            <text:p>887</text:p>
          </table:table-cell>
          <table:table-cell office:value-type="float" office:value="914" calcext:value-type="float">
            <text:p>914</text:p>
          </table:table-cell>
          <table:table-cell office:value-type="float" office:value="949" calcext:value-type="float">
            <text:p>949</text:p>
          </table:table-cell>
          <table:table-cell office:value-type="float" office:value="975" calcext:value-type="float">
            <text:p>975</text:p>
          </table:table-cell>
          <table:table-cell office:value-type="float" office:value="1011" calcext:value-type="float">
            <text:p>1011</text:p>
          </table:table-cell>
          <table:table-cell office:value-type="float" office:value="1040" calcext:value-type="float">
            <text:p>1040</text:p>
          </table:table-cell>
          <table:table-cell office:value-type="float" office:value="1080" calcext:value-type="float">
            <text:p>1080</text:p>
          </table:table-cell>
          <table:table-cell office:value-type="float" office:value="1117" calcext:value-type="float">
            <text:p>1117</text:p>
          </table:table-cell>
          <table:table-cell office:value-type="float" office:value="1150" calcext:value-type="float">
            <text:p>1150</text:p>
          </table:table-cell>
          <table:table-cell office:value-type="float" office:value="1189" calcext:value-type="float">
            <text:p>1189</text:p>
          </table:table-cell>
          <table:table-cell office:value-type="float" office:value="1227" calcext:value-type="float">
            <text:p>1227</text:p>
          </table:table-cell>
          <table:table-cell office:value-type="float" office:value="1263" calcext:value-type="float">
            <text:p>1263</text:p>
          </table:table-cell>
          <table:table-cell office:value-type="float" office:value="1297" calcext:value-type="float">
            <text:p>1297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217" calcext:value-type="float">
            <text:p>217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259" calcext:value-type="float">
            <text:p>259</text:p>
          </table:table-cell>
          <table:table-cell office:value-type="float" office:value="274" calcext:value-type="float">
            <text:p>274</text:p>
          </table:table-cell>
          <table:table-cell office:value-type="float" office:value="282" calcext:value-type="float">
            <text:p>282</text:p>
          </table:table-cell>
          <table:table-cell office:value-type="float" office:value="302" calcext:value-type="float">
            <text:p>302</text:p>
          </table:table-cell>
          <table:table-cell office:value-type="float" office:value="317" calcext:value-type="float">
            <text:p>317</text:p>
          </table:table-cell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  <table:table-cell office:value-type="float" office:value="365" calcext:value-type="float">
            <text:p>365</text:p>
          </table:table-cell>
          <table:table-cell office:value-type="float" office:value="384" calcext:value-type="float">
            <text:p>384</text:p>
          </table:table-cell>
          <table:table-cell office:value-type="float" office:value="401" calcext:value-type="float">
            <text:p>401</text:p>
          </table:table-cell>
          <table:table-cell office:value-type="float" office:value="414" calcext:value-type="float">
            <text:p>414</text:p>
          </table:table-cell>
          <table:table-cell office:value-type="float" office:value="441" calcext:value-type="float">
            <text:p>441</text:p>
          </table:table-cell>
          <table:table-cell office:value-type="float" office:value="469" calcext:value-type="float">
            <text:p>469</text:p>
          </table:table-cell>
          <table:table-cell office:value-type="float" office:value="491" calcext:value-type="float">
            <text:p>491</text:p>
          </table:table-cell>
          <table:table-cell office:value-type="float" office:value="507" calcext:value-type="float">
            <text:p>507</text:p>
          </table:table-cell>
          <table:table-cell office:value-type="float" office:value="525" calcext:value-type="float">
            <text:p>525</text:p>
          </table:table-cell>
          <table:table-cell office:value-type="float" office:value="547" calcext:value-type="float">
            <text:p>547</text:p>
          </table:table-cell>
          <table:table-cell office:value-type="float" office:value="581" calcext:value-type="float">
            <text:p>581</text:p>
          </table:table-cell>
          <table:table-cell office:value-type="float" office:value="594" calcext:value-type="float">
            <text:p>594</text:p>
          </table:table-cell>
          <table:table-cell office:value-type="float" office:value="617" calcext:value-type="float">
            <text:p>617</text:p>
          </table:table-cell>
          <table:table-cell office:value-type="float" office:value="641" calcext:value-type="float">
            <text:p>641</text:p>
          </table:table-cell>
          <table:table-cell office:value-type="float" office:value="672" calcext:value-type="float">
            <text:p>672</text:p>
          </table:table-cell>
          <table:table-cell office:value-type="float" office:value="709" calcext:value-type="float">
            <text:p>709</text:p>
          </table:table-cell>
          <table:table-cell office:value-type="float" office:value="733" calcext:value-type="float">
            <text:p>733</text:p>
          </table:table-cell>
          <table:table-cell office:value-type="float" office:value="758" calcext:value-type="float">
            <text:p>758</text:p>
          </table:table-cell>
          <table:table-cell office:value-type="float" office:value="778" calcext:value-type="float">
            <text:p>778</text:p>
          </table:table-cell>
          <table:table-cell office:value-type="float" office:value="811" calcext:value-type="float">
            <text:p>811</text:p>
          </table:table-cell>
          <table:table-cell office:value-type="float" office:value="849" calcext:value-type="float">
            <text:p>849</text:p>
          </table:table-cell>
          <table:table-cell office:value-type="float" office:value="878" calcext:value-type="float">
            <text:p>878</text:p>
          </table:table-cell>
          <table:table-cell office:value-type="float" office:value="903" calcext:value-type="float">
            <text:p>903</text:p>
          </table:table-cell>
          <table:table-cell office:value-type="float" office:value="939" calcext:value-type="float">
            <text:p>939</text:p>
          </table:table-cell>
          <table:table-cell office:value-type="float" office:value="969" calcext:value-type="float">
            <text:p>969</text:p>
          </table:table-cell>
          <table:table-cell office:value-type="float" office:value="995" calcext:value-type="float">
            <text:p>995</text:p>
          </table:table-cell>
          <table:table-cell office:value-type="float" office:value="1033" calcext:value-type="float">
            <text:p>1033</text:p>
          </table:table-cell>
          <table:table-cell office:value-type="float" office:value="1069" calcext:value-type="float">
            <text:p>1069</text:p>
          </table:table-cell>
          <table:table-cell office:value-type="float" office:value="1103" calcext:value-type="float">
            <text:p>1103</text:p>
          </table:table-cell>
          <table:table-cell office:value-type="float" office:value="1137" calcext:value-type="float">
            <text:p>1137</text:p>
          </table:table-cell>
          <table:table-cell office:value-type="float" office:value="1170" calcext:value-type="float">
            <text:p>1170</text:p>
          </table:table-cell>
          <table:table-cell office:value-type="float" office:value="1209" calcext:value-type="float">
            <text:p>1209</text:p>
          </table:table-cell>
          <table:table-cell office:value-type="float" office:value="1239" calcext:value-type="float">
            <text:p>1239</text:p>
          </table:table-cell>
          <table:table-cell office:value-type="float" office:value="1278" calcext:value-type="float">
            <text:p>1278</text:p>
          </table:table-cell>
          <table:table-cell office:value-type="float" office:value="1317" calcext:value-type="float">
            <text:p>1317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  <table:table-cell office:value-type="float" office:value="256" calcext:value-type="float">
            <text:p>256</text:p>
          </table:table-cell>
          <table:table-cell office:value-type="float" office:value="269" calcext:value-type="float">
            <text:p>269</text:p>
          </table:table-cell>
          <table:table-cell office:value-type="float" office:value="283" calcext:value-type="float">
            <text:p>283</text:p>
          </table:table-cell>
          <table:table-cell office:value-type="float" office:value="300" calcext:value-type="float">
            <text:p>300</text:p>
          </table:table-cell>
          <table:table-cell office:value-type="float" office:value="317" calcext:value-type="float">
            <text:p>317</text:p>
          </table:table-cell>
          <table:table-cell office:value-type="float" office:value="331" calcext:value-type="float">
            <text:p>331</text:p>
          </table:table-cell>
          <table:table-cell office:value-type="float" office:value="347" calcext:value-type="float">
            <text:p>347</text:p>
          </table:table-cell>
          <table:table-cell office:value-type="float" office:value="356" calcext:value-type="float">
            <text:p>356</text:p>
          </table:table-cell>
          <table:table-cell office:value-type="float" office:value="381" calcext:value-type="float">
            <text:p>381</text:p>
          </table:table-cell>
          <table:table-cell office:value-type="float" office:value="398" calcext:value-type="float">
            <text:p>398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  <table:table-cell office:value-type="float" office:value="448" calcext:value-type="float">
            <text:p>448</text:p>
          </table:table-cell>
          <table:table-cell office:value-type="float" office:value="467" calcext:value-type="float">
            <text:p>467</text:p>
          </table:table-cell>
          <table:table-cell office:value-type="float" office:value="489" calcext:value-type="float">
            <text:p>489</text:p>
          </table:table-cell>
          <table:table-cell office:value-type="float" office:value="514" calcext:value-type="float">
            <text:p>514</text:p>
          </table:table-cell>
          <table:table-cell office:value-type="float" office:value="533" calcext:value-type="float">
            <text:p>533</text:p>
          </table:table-cell>
          <table:table-cell office:value-type="float" office:value="561" calcext:value-type="float">
            <text:p>561</text:p>
          </table:table-cell>
          <table:table-cell office:value-type="float" office:value="587" calcext:value-type="float">
            <text:p>587</text:p>
          </table:table-cell>
          <table:table-cell office:value-type="float" office:value="606" calcext:value-type="float">
            <text:p>606</text:p>
          </table:table-cell>
          <table:table-cell office:value-type="float" office:value="634" calcext:value-type="float">
            <text:p>634</text:p>
          </table:table-cell>
          <table:table-cell office:value-type="float" office:value="661" calcext:value-type="float">
            <text:p>661</text:p>
          </table:table-cell>
          <table:table-cell office:value-type="float" office:value="687" calcext:value-type="float">
            <text:p>687</text:p>
          </table:table-cell>
          <table:table-cell office:value-type="float" office:value="720" calcext:value-type="float">
            <text:p>720</text:p>
          </table:table-cell>
          <table:table-cell office:value-type="float" office:value="745" calcext:value-type="float">
            <text:p>745</text:p>
          </table:table-cell>
          <table:table-cell office:value-type="float" office:value="774" calcext:value-type="float">
            <text:p>774</text:p>
          </table:table-cell>
          <table:table-cell office:value-type="float" office:value="799" calcext:value-type="float">
            <text:p>799</text:p>
          </table:table-cell>
          <table:table-cell office:value-type="float" office:value="828" calcext:value-type="float">
            <text:p>828</text:p>
          </table:table-cell>
          <table:table-cell office:value-type="float" office:value="859" calcext:value-type="float">
            <text:p>859</text:p>
          </table:table-cell>
          <table:table-cell office:value-type="float" office:value="885" calcext:value-type="float">
            <text:p>885</text:p>
          </table:table-cell>
          <table:table-cell office:value-type="float" office:value="917" calcext:value-type="float">
            <text:p>917</text:p>
          </table:table-cell>
          <table:table-cell office:value-type="float" office:value="949" calcext:value-type="float">
            <text:p>949</text:p>
          </table:table-cell>
          <table:table-cell office:value-type="float" office:value="982" calcext:value-type="float">
            <text:p>982</text:p>
          </table:table-cell>
          <table:table-cell office:value-type="float" office:value="1023" calcext:value-type="float">
            <text:p>1023</text:p>
          </table:table-cell>
          <table:table-cell office:value-type="float" office:value="1057" calcext:value-type="float">
            <text:p>1057</text:p>
          </table:table-cell>
          <table:table-cell office:value-type="float" office:value="1095" calcext:value-type="float">
            <text:p>1095</text:p>
          </table:table-cell>
          <table:table-cell office:value-type="float" office:value="1132" calcext:value-type="float">
            <text:p>1132</text:p>
          </table:table-cell>
          <table:table-cell office:value-type="float" office:value="1173" calcext:value-type="float">
            <text:p>1173</text:p>
          </table:table-cell>
          <table:table-cell office:value-type="float" office:value="1215" calcext:value-type="float">
            <text:p>1215</text:p>
          </table:table-cell>
          <table:table-cell office:value-type="float" office:value="1246" calcext:value-type="float">
            <text:p>1246</text:p>
          </table:table-cell>
          <table:table-cell office:value-type="float" office:value="1278" calcext:value-type="float">
            <text:p>1278</text:p>
          </table:table-cell>
          <table:table-cell office:value-type="float" office:value="1314" calcext:value-type="float">
            <text:p>1314</text:p>
          </table:table-cell>
          <table:table-cell office:value-type="float" office:value="1351" calcext:value-type="float">
            <text:p>1351</text:p>
          </table:table-cell>
          <table:table-cell office:value-type="float" office:value="1391" calcext:value-type="float">
            <text:p>1391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  <table:table-cell office:value-type="float" office:value="257" calcext:value-type="float">
            <text:p>257</text:p>
          </table:table-cell>
          <table:table-cell office:value-type="float" office:value="271" calcext:value-type="float">
            <text:p>271</text:p>
          </table:table-cell>
          <table:table-cell office:value-type="float" office:value="288" calcext:value-type="float">
            <text:p>288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office:value-type="float" office:value="334" calcext:value-type="float">
            <text:p>334</text:p>
          </table:table-cell>
          <table:table-cell office:value-type="float" office:value="345" calcext:value-type="float">
            <text:p>345</text:p>
          </table:table-cell>
          <table:table-cell office:value-type="float" office:value="365" calcext:value-type="float">
            <text:p>365</text:p>
          </table:table-cell>
          <table:table-cell office:value-type="float" office:value="388" calcext:value-type="float">
            <text:p>388</text:p>
          </table:table-cell>
          <table:table-cell office:value-type="float" office:value="413" calcext:value-type="float">
            <text:p>413</text:p>
          </table:table-cell>
          <table:table-cell office:value-type="float" office:value="425" calcext:value-type="float">
            <text:p>425</text:p>
          </table:table-cell>
          <table:table-cell office:value-type="float" office:value="449" calcext:value-type="float">
            <text:p>449</text:p>
          </table:table-cell>
          <table:table-cell office:value-type="float" office:value="466" calcext:value-type="float">
            <text:p>466</text:p>
          </table:table-cell>
          <table:table-cell office:value-type="float" office:value="485" calcext:value-type="float">
            <text:p>485</text:p>
          </table:table-cell>
          <table:table-cell office:value-type="float" office:value="501" calcext:value-type="float">
            <text:p>501</text:p>
          </table:table-cell>
          <table:table-cell office:value-type="float" office:value="528" calcext:value-type="float">
            <text:p>528</text:p>
          </table:table-cell>
          <table:table-cell office:value-type="float" office:value="555" calcext:value-type="float">
            <text:p>555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30" calcext:value-type="float">
            <text:p>630</text:p>
          </table:table-cell>
          <table:table-cell office:value-type="float" office:value="655" calcext:value-type="float">
            <text:p>655</text:p>
          </table:table-cell>
          <table:table-cell office:value-type="float" office:value="685" calcext:value-type="float">
            <text:p>685</text:p>
          </table:table-cell>
          <table:table-cell office:value-type="float" office:value="713" calcext:value-type="float">
            <text:p>713</text:p>
          </table:table-cell>
          <table:table-cell office:value-type="float" office:value="742" calcext:value-type="float">
            <text:p>742</text:p>
          </table:table-cell>
          <table:table-cell office:value-type="float" office:value="771" calcext:value-type="float">
            <text:p>771</text:p>
          </table:table-cell>
          <table:table-cell office:value-type="float" office:value="797" calcext:value-type="float">
            <text:p>797</text:p>
          </table:table-cell>
          <table:table-cell office:value-type="float" office:value="832" calcext:value-type="float">
            <text:p>832</text:p>
          </table:table-cell>
          <table:table-cell office:value-type="float" office:value="861" calcext:value-type="float">
            <text:p>861</text:p>
          </table:table-cell>
          <table:table-cell office:value-type="float" office:value="898" calcext:value-type="float">
            <text:p>898</text:p>
          </table:table-cell>
          <table:table-cell office:value-type="float" office:value="930" calcext:value-type="float">
            <text:p>930</text:p>
          </table:table-cell>
          <table:table-cell office:value-type="float" office:value="966" calcext:value-type="float">
            <text:p>966</text:p>
          </table:table-cell>
          <table:table-cell office:value-type="float" office:value="1003" calcext:value-type="float">
            <text:p>1003</text:p>
          </table:table-cell>
          <table:table-cell office:value-type="float" office:value="1033" calcext:value-type="float">
            <text:p>1033</text:p>
          </table:table-cell>
          <table:table-cell office:value-type="float" office:value="1064" calcext:value-type="float">
            <text:p>1064</text:p>
          </table:table-cell>
          <table:table-cell office:value-type="float" office:value="1100" calcext:value-type="float">
            <text:p>1100</text:p>
          </table:table-cell>
          <table:table-cell office:value-type="float" office:value="1133" calcext:value-type="float">
            <text:p>1133</text:p>
          </table:table-cell>
          <table:table-cell office:value-type="float" office:value="1169" calcext:value-type="float">
            <text:p>1169</text:p>
          </table:table-cell>
          <table:table-cell office:value-type="float" office:value="1205" calcext:value-type="float">
            <text:p>1205</text:p>
          </table:table-cell>
          <table:table-cell office:value-type="float" office:value="1233" calcext:value-type="float">
            <text:p>1233</text:p>
          </table:table-cell>
          <table:table-cell office:value-type="float" office:value="1271" calcext:value-type="float">
            <text:p>1271</text:p>
          </table:table-cell>
          <table:table-cell office:value-type="float" office:value="1301" calcext:value-type="float">
            <text:p>1301</text:p>
          </table:table-cell>
          <table:table-cell office:value-type="float" office:value="1336" calcext:value-type="float">
            <text:p>1336</text:p>
          </table:table-cell>
          <table:table-cell office:value-type="float" office:value="1383" calcext:value-type="float">
            <text:p>1383</text:p>
          </table:table-cell>
          <table:table-cell office:value-type="float" office:value="1429" calcext:value-type="float">
            <text:p>1429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44" calcext:value-type="float">
            <text:p>244</text:p>
          </table:table-cell>
          <table:table-cell office:value-type="float" office:value="251" calcext:value-type="float">
            <text:p>251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office:value-type="float" office:value="305" calcext:value-type="float">
            <text:p>305</text:p>
          </table:table-cell>
          <table:table-cell office:value-type="float" office:value="326" calcext:value-type="float">
            <text:p>326</text:p>
          </table:table-cell>
          <table:table-cell office:value-type="float" office:value="345" calcext:value-type="float">
            <text:p>345</text:p>
          </table:table-cell>
          <table:table-cell office:value-type="float" office:value="360" calcext:value-type="float">
            <text:p>360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9" calcext:value-type="float">
            <text:p>419</text:p>
          </table:table-cell>
          <table:table-cell office:value-type="float" office:value="437" calcext:value-type="float">
            <text:p>437</text:p>
          </table:table-cell>
          <table:table-cell office:value-type="float" office:value="456" calcext:value-type="float">
            <text:p>456</text:p>
          </table:table-cell>
          <table:table-cell office:value-type="float" office:value="469" calcext:value-type="float">
            <text:p>469</text:p>
          </table:table-cell>
          <table:table-cell office:value-type="float" office:value="491" calcext:value-type="float">
            <text:p>491</text:p>
          </table:table-cell>
          <table:table-cell office:value-type="float" office:value="529" calcext:value-type="float">
            <text:p>529</text:p>
          </table:table-cell>
          <table:table-cell office:value-type="float" office:value="556" calcext:value-type="float">
            <text:p>556</text:p>
          </table:table-cell>
          <table:table-cell office:value-type="float" office:value="581" calcext:value-type="float">
            <text:p>581</text:p>
          </table:table-cell>
          <table:table-cell office:value-type="float" office:value="604" calcext:value-type="float">
            <text:p>604</text:p>
          </table:table-cell>
          <table:table-cell office:value-type="float" office:value="634" calcext:value-type="float">
            <text:p>634</text:p>
          </table:table-cell>
          <table:table-cell office:value-type="float" office:value="664" calcext:value-type="float">
            <text:p>664</text:p>
          </table:table-cell>
          <table:table-cell office:value-type="float" office:value="683" calcext:value-type="float">
            <text:p>683</text:p>
          </table:table-cell>
          <table:table-cell office:value-type="float" office:value="715" calcext:value-type="float">
            <text:p>715</text:p>
          </table:table-cell>
          <table:table-cell office:value-type="float" office:value="749" calcext:value-type="float">
            <text:p>749</text:p>
          </table:table-cell>
          <table:table-cell office:value-type="float" office:value="781" calcext:value-type="float">
            <text:p>781</text:p>
          </table:table-cell>
          <table:table-cell office:value-type="float" office:value="803" calcext:value-type="float">
            <text:p>803</text:p>
          </table:table-cell>
          <table:table-cell office:value-type="float" office:value="828" calcext:value-type="float">
            <text:p>828</text:p>
          </table:table-cell>
          <table:table-cell office:value-type="float" office:value="856" calcext:value-type="float">
            <text:p>856</text:p>
          </table:table-cell>
          <table:table-cell office:value-type="float" office:value="891" calcext:value-type="float">
            <text:p>891</text:p>
          </table:table-cell>
          <table:table-cell office:value-type="float" office:value="924" calcext:value-type="float">
            <text:p>924</text:p>
          </table:table-cell>
          <table:table-cell office:value-type="float" office:value="959" calcext:value-type="float">
            <text:p>959</text:p>
          </table:table-cell>
          <table:table-cell office:value-type="float" office:value="990" calcext:value-type="float">
            <text:p>990</text:p>
          </table:table-cell>
          <table:table-cell office:value-type="float" office:value="1026" calcext:value-type="float">
            <text:p>1026</text:p>
          </table:table-cell>
          <table:table-cell office:value-type="float" office:value="1060" calcext:value-type="float">
            <text:p>1060</text:p>
          </table:table-cell>
          <table:table-cell office:value-type="float" office:value="1093" calcext:value-type="float">
            <text:p>1093</text:p>
          </table:table-cell>
          <table:table-cell office:value-type="float" office:value="1133" calcext:value-type="float">
            <text:p>1133</text:p>
          </table:table-cell>
          <table:table-cell office:value-type="float" office:value="1166" calcext:value-type="float">
            <text:p>1166</text:p>
          </table:table-cell>
          <table:table-cell office:value-type="float" office:value="1211" calcext:value-type="float">
            <text:p>1211</text:p>
          </table:table-cell>
          <table:table-cell office:value-type="float" office:value="1247" calcext:value-type="float">
            <text:p>1247</text:p>
          </table:table-cell>
          <table:table-cell office:value-type="float" office:value="1286" calcext:value-type="float">
            <text:p>1286</text:p>
          </table:table-cell>
          <table:table-cell office:value-type="float" office:value="1334" calcext:value-type="float">
            <text:p>1334</text:p>
          </table:table-cell>
          <table:table-cell office:value-type="float" office:value="1379" calcext:value-type="float">
            <text:p>1379</text:p>
          </table:table-cell>
          <table:table-cell office:value-type="float" office:value="1429" calcext:value-type="float">
            <text:p>1429</text:p>
          </table:table-cell>
          <table:table-cell office:value-type="float" office:value="1478" calcext:value-type="float">
            <text:p>1478</text:p>
          </table:table-cell>
          <table:table-cell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office:value-type="float" office:value="308" calcext:value-type="float">
            <text:p>308</text:p>
          </table:table-cell>
          <table:table-cell office:value-type="float" office:value="327" calcext:value-type="float">
            <text:p>327</text:p>
          </table:table-cell>
          <table:table-cell office:value-type="float" office:value="345" calcext:value-type="float">
            <text:p>345</text:p>
          </table:table-cell>
          <table:table-cell office:value-type="float" office:value="362" calcext:value-type="float">
            <text:p>362</text:p>
          </table:table-cell>
          <table:table-cell office:value-type="float" office:value="373" calcext:value-type="float">
            <text:p>373</text:p>
          </table:table-cell>
          <table:table-cell office:value-type="float" office:value="392" calcext:value-type="float">
            <text:p>392</text:p>
          </table:table-cell>
          <table:table-cell office:value-type="float" office:value="411" calcext:value-type="float">
            <text:p>411</text:p>
          </table:table-cell>
          <table:table-cell office:value-type="float" office:value="436" calcext:value-type="float">
            <text:p>436</text:p>
          </table:table-cell>
          <table:table-cell office:value-type="float" office:value="449" calcext:value-type="float">
            <text:p>449</text:p>
          </table:table-cell>
          <table:table-cell office:value-type="float" office:value="474" calcext:value-type="float">
            <text:p>474</text:p>
          </table:table-cell>
          <table:table-cell office:value-type="float" office:value="505" calcext:value-type="float">
            <text:p>505</text:p>
          </table:table-cell>
          <table:table-cell office:value-type="float" office:value="522" calcext:value-type="float">
            <text:p>522</text:p>
          </table:table-cell>
          <table:table-cell office:value-type="float" office:value="552" calcext:value-type="float">
            <text:p>552</text:p>
          </table:table-cell>
          <table:table-cell office:value-type="float" office:value="571" calcext:value-type="float">
            <text:p>571</text:p>
          </table:table-cell>
          <table:table-cell office:value-type="float" office:value="598" calcext:value-type="float">
            <text:p>598</text:p>
          </table:table-cell>
          <table:table-cell office:value-type="float" office:value="622" calcext:value-type="float">
            <text:p>622</text:p>
          </table:table-cell>
          <table:table-cell office:value-type="float" office:value="652" calcext:value-type="float">
            <text:p>652</text:p>
          </table:table-cell>
          <table:table-cell office:value-type="float" office:value="684" calcext:value-type="float">
            <text:p>684</text:p>
          </table:table-cell>
          <table:table-cell office:value-type="float" office:value="714" calcext:value-type="float">
            <text:p>714</text:p>
          </table:table-cell>
          <table:table-cell office:value-type="float" office:value="751" calcext:value-type="float">
            <text:p>751</text:p>
          </table:table-cell>
          <table:table-cell office:value-type="float" office:value="781" calcext:value-type="float">
            <text:p>781</text:p>
          </table:table-cell>
          <table:table-cell office:value-type="float" office:value="806" calcext:value-type="float">
            <text:p>806</text:p>
          </table:table-cell>
          <table:table-cell office:value-type="float" office:value="839" calcext:value-type="float">
            <text:p>839</text:p>
          </table:table-cell>
          <table:table-cell office:value-type="float" office:value="864" calcext:value-type="float">
            <text:p>864</text:p>
          </table:table-cell>
          <table:table-cell office:value-type="float" office:value="891" calcext:value-type="float">
            <text:p>891</text:p>
          </table:table-cell>
          <table:table-cell office:value-type="float" office:value="924" calcext:value-type="float">
            <text:p>924</text:p>
          </table:table-cell>
          <table:table-cell office:value-type="float" office:value="950" calcext:value-type="float">
            <text:p>950</text:p>
          </table:table-cell>
          <table:table-cell office:value-type="float" office:value="994" calcext:value-type="float">
            <text:p>994</text:p>
          </table:table-cell>
          <table:table-cell office:value-type="float" office:value="1030" calcext:value-type="float">
            <text:p>1030</text:p>
          </table:table-cell>
          <table:table-cell office:value-type="float" office:value="1064" calcext:value-type="float">
            <text:p>1064</text:p>
          </table:table-cell>
          <table:table-cell office:value-type="float" office:value="1104" calcext:value-type="float">
            <text:p>1104</text:p>
          </table:table-cell>
          <table:table-cell office:value-type="float" office:value="1144" calcext:value-type="float">
            <text:p>1144</text:p>
          </table:table-cell>
          <table:table-cell office:value-type="float" office:value="1187" calcext:value-type="float">
            <text:p>1187</text:p>
          </table:table-cell>
          <table:table-cell office:value-type="float" office:value="1219" calcext:value-type="float">
            <text:p>1219</text:p>
          </table:table-cell>
          <table:table-cell office:value-type="float" office:value="1269" calcext:value-type="float">
            <text:p>1269</text:p>
          </table:table-cell>
          <table:table-cell office:value-type="float" office:value="1303" calcext:value-type="float">
            <text:p>1303</text:p>
          </table:table-cell>
          <table:table-cell office:value-type="float" office:value="1354" calcext:value-type="float">
            <text:p>1354</text:p>
          </table:table-cell>
          <table:table-cell office:value-type="float" office:value="1396" calcext:value-type="float">
            <text:p>1396</text:p>
          </table:table-cell>
          <table:table-cell office:value-type="float" office:value="1445" calcext:value-type="float">
            <text:p>1445</text:p>
          </table:table-cell>
          <table:table-cell office:value-type="float" office:value="1481" calcext:value-type="float">
            <text:p>1481</text:p>
          </table:table-cell>
          <table:table-cell office:value-type="float" office:value="1517" calcext:value-type="float">
            <text:p>1517</text:p>
          </table:table-cell>
          <table:table-cell office:value-type="float" office:value="1565" calcext:value-type="float">
            <text:p>1565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274" calcext:value-type="float">
            <text:p>274</text:p>
          </table:table-cell>
          <table:table-cell office:value-type="float" office:value="284" calcext:value-type="float">
            <text:p>284</text:p>
          </table:table-cell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office:value-type="float" office:value="320" calcext:value-type="float">
            <text:p>320</text:p>
          </table:table-cell>
          <table:table-cell office:value-type="float" office:value="338" calcext:value-type="float">
            <text:p>338</text:p>
          </table:table-cell>
          <table:table-cell office:value-type="float" office:value="358" calcext:value-type="float">
            <text:p>358</text:p>
          </table:table-cell>
          <table:table-cell office:value-type="float" office:value="376" calcext:value-type="float">
            <text:p>376</text:p>
          </table:table-cell>
          <table:table-cell office:value-type="float" office:value="399" calcext:value-type="float">
            <text:p>399</text:p>
          </table:table-cell>
          <table:table-cell office:value-type="float" office:value="419" calcext:value-type="float">
            <text:p>419</text:p>
          </table:table-cell>
          <table:table-cell office:value-type="float" office:value="439" calcext:value-type="float">
            <text:p>439</text:p>
          </table:table-cell>
          <table:table-cell office:value-type="float" office:value="462" calcext:value-type="float">
            <text:p>462</text:p>
          </table:table-cell>
          <table:table-cell office:value-type="float" office:value="482" calcext:value-type="float">
            <text:p>482</text:p>
          </table:table-cell>
          <table:table-cell office:value-type="float" office:value="507" calcext:value-type="float">
            <text:p>507</text:p>
          </table:table-cell>
          <table:table-cell office:value-type="float" office:value="531" calcext:value-type="float">
            <text:p>531</text:p>
          </table:table-cell>
          <table:table-cell office:value-type="float" office:value="563" calcext:value-type="float">
            <text:p>563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627" calcext:value-type="float">
            <text:p>627</text:p>
          </table:table-cell>
          <table:table-cell office:value-type="float" office:value="655" calcext:value-type="float">
            <text:p>655</text:p>
          </table:table-cell>
          <table:table-cell office:value-type="float" office:value="681" calcext:value-type="float">
            <text:p>681</text:p>
          </table:table-cell>
          <table:table-cell office:value-type="float" office:value="698" calcext:value-type="float">
            <text:p>698</text:p>
          </table:table-cell>
          <table:table-cell office:value-type="float" office:value="734" calcext:value-type="float">
            <text:p>734</text:p>
          </table:table-cell>
          <table:table-cell office:value-type="float" office:value="764" calcext:value-type="float">
            <text:p>764</text:p>
          </table:table-cell>
          <table:table-cell office:value-type="float" office:value="789" calcext:value-type="float">
            <text:p>789</text:p>
          </table:table-cell>
          <table:table-cell office:value-type="float" office:value="830" calcext:value-type="float">
            <text:p>830</text:p>
          </table:table-cell>
          <table:table-cell office:value-type="float" office:value="857" calcext:value-type="float">
            <text:p>857</text:p>
          </table:table-cell>
          <table:table-cell office:value-type="float" office:value="893" calcext:value-type="float">
            <text:p>893</text:p>
          </table:table-cell>
          <table:table-cell office:value-type="float" office:value="918" calcext:value-type="float">
            <text:p>918</text:p>
          </table:table-cell>
          <table:table-cell office:value-type="float" office:value="950" calcext:value-type="float">
            <text:p>950</text:p>
          </table:table-cell>
          <table:table-cell office:value-type="float" office:value="992" calcext:value-type="float">
            <text:p>992</text:p>
          </table:table-cell>
          <table:table-cell office:value-type="float" office:value="1034" calcext:value-type="float">
            <text:p>1034</text:p>
          </table:table-cell>
          <table:table-cell office:value-type="float" office:value="1080" calcext:value-type="float">
            <text:p>1080</text:p>
          </table:table-cell>
          <table:table-cell office:value-type="float" office:value="1114" calcext:value-type="float">
            <text:p>1114</text:p>
          </table:table-cell>
          <table:table-cell office:value-type="float" office:value="1158" calcext:value-type="float">
            <text:p>1158</text:p>
          </table:table-cell>
          <table:table-cell office:value-type="float" office:value="1190" calcext:value-type="float">
            <text:p>1190</text:p>
          </table:table-cell>
          <table:table-cell office:value-type="float" office:value="1223" calcext:value-type="float">
            <text:p>1223</text:p>
          </table:table-cell>
          <table:table-cell office:value-type="float" office:value="1276" calcext:value-type="float">
            <text:p>1276</text:p>
          </table:table-cell>
          <table:table-cell office:value-type="float" office:value="1330" calcext:value-type="float">
            <text:p>1330</text:p>
          </table:table-cell>
          <table:table-cell office:value-type="float" office:value="1365" calcext:value-type="float">
            <text:p>1365</text:p>
          </table:table-cell>
          <table:table-cell office:value-type="float" office:value="1398" calcext:value-type="float">
            <text:p>1398</text:p>
          </table:table-cell>
          <table:table-cell office:value-type="float" office:value="1444" calcext:value-type="float">
            <text:p>1444</text:p>
          </table:table-cell>
          <table:table-cell office:value-type="float" office:value="1487" calcext:value-type="float">
            <text:p>1487</text:p>
          </table:table-cell>
          <table:table-cell office:value-type="float" office:value="1544" calcext:value-type="float">
            <text:p>1544</text:p>
          </table:table-cell>
          <table:table-cell office:value-type="float" office:value="1588" calcext:value-type="float">
            <text:p>1588</text:p>
          </table:table-cell>
          <table:table-cell office:value-type="float" office:value="1642" calcext:value-type="float">
            <text:p>1642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51" calcext:value-type="float">
            <text:p>251</text:p>
          </table:table-cell>
          <table:table-cell office:value-type="float" office:value="269" calcext:value-type="float">
            <text:p>269</text:p>
          </table:table-cell>
          <table:table-cell office:value-type="float" office:value="281" calcext:value-type="float">
            <text:p>281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  <table:table-cell office:value-type="float" office:value="342" calcext:value-type="float">
            <text:p>342</text:p>
          </table:table-cell>
          <table:table-cell office:value-type="float" office:value="361" calcext:value-type="float">
            <text:p>361</text:p>
          </table:table-cell>
          <table:table-cell office:value-type="float" office:value="383" calcext:value-type="float">
            <text:p>383</text:p>
          </table:table-cell>
          <table:table-cell office:value-type="float" office:value="398" calcext:value-type="float">
            <text:p>398</text:p>
          </table:table-cell>
          <table:table-cell office:value-type="float" office:value="415" calcext:value-type="float">
            <text:p>415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7" calcext:value-type="float">
            <text:p>487</text:p>
          </table:table-cell>
          <table:table-cell office:value-type="float" office:value="509" calcext:value-type="float">
            <text:p>509</text:p>
          </table:table-cell>
          <table:table-cell office:value-type="float" office:value="538" calcext:value-type="float">
            <text:p>53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16" calcext:value-type="float">
            <text:p>616</text:p>
          </table:table-cell>
          <table:table-cell office:value-type="float" office:value="630" calcext:value-type="float">
            <text:p>630</text:p>
          </table:table-cell>
          <table:table-cell office:value-type="float" office:value="653" calcext:value-type="float">
            <text:p>653</text:p>
          </table:table-cell>
          <table:table-cell office:value-type="float" office:value="682" calcext:value-type="float">
            <text:p>682</text:p>
          </table:table-cell>
          <table:table-cell office:value-type="float" office:value="714" calcext:value-type="float">
            <text:p>714</text:p>
          </table:table-cell>
          <table:table-cell office:value-type="float" office:value="736" calcext:value-type="float">
            <text:p>736</text:p>
          </table:table-cell>
          <table:table-cell office:value-type="float" office:value="762" calcext:value-type="float">
            <text:p>762</text:p>
          </table:table-cell>
          <table:table-cell office:value-type="float" office:value="799" calcext:value-type="float">
            <text:p>799</text:p>
          </table:table-cell>
          <table:table-cell office:value-type="float" office:value="841" calcext:value-type="float">
            <text:p>841</text:p>
          </table:table-cell>
          <table:table-cell office:value-type="float" office:value="868" calcext:value-type="float">
            <text:p>868</text:p>
          </table:table-cell>
          <table:table-cell office:value-type="float" office:value="899" calcext:value-type="float">
            <text:p>899</text:p>
          </table:table-cell>
          <table:table-cell office:value-type="float" office:value="936" calcext:value-type="float">
            <text:p>936</text:p>
          </table:table-cell>
          <table:table-cell office:value-type="float" office:value="982" calcext:value-type="float">
            <text:p>982</text:p>
          </table:table-cell>
          <table:table-cell office:value-type="float" office:value="1017" calcext:value-type="float">
            <text:p>1017</text:p>
          </table:table-cell>
          <table:table-cell office:value-type="float" office:value="1054" calcext:value-type="float">
            <text:p>1054</text:p>
          </table:table-cell>
          <table:table-cell office:value-type="float" office:value="1079" calcext:value-type="float">
            <text:p>1079</text:p>
          </table:table-cell>
          <table:table-cell office:value-type="float" office:value="1111" calcext:value-type="float">
            <text:p>1111</text:p>
          </table:table-cell>
          <table:table-cell office:value-type="float" office:value="1151" calcext:value-type="float">
            <text:p>1151</text:p>
          </table:table-cell>
          <table:table-cell office:value-type="float" office:value="1191" calcext:value-type="float">
            <text:p>1191</text:p>
          </table:table-cell>
          <table:table-cell office:value-type="float" office:value="1226" calcext:value-type="float">
            <text:p>1226</text:p>
          </table:table-cell>
          <table:table-cell office:value-type="float" office:value="1274" calcext:value-type="float">
            <text:p>1274</text:p>
          </table:table-cell>
          <table:table-cell office:value-type="float" office:value="1315" calcext:value-type="float">
            <text:p>1315</text:p>
          </table:table-cell>
          <table:table-cell office:value-type="float" office:value="1360" calcext:value-type="float">
            <text:p>1360</text:p>
          </table:table-cell>
          <table:table-cell office:value-type="float" office:value="1399" calcext:value-type="float">
            <text:p>1399</text:p>
          </table:table-cell>
          <table:table-cell office:value-type="float" office:value="1448" calcext:value-type="float">
            <text:p>1448</text:p>
          </table:table-cell>
          <table:table-cell office:value-type="float" office:value="1496" calcext:value-type="float">
            <text:p>1496</text:p>
          </table:table-cell>
          <table:table-cell office:value-type="float" office:value="1539" calcext:value-type="float">
            <text:p>1539</text:p>
          </table:table-cell>
          <table:table-cell office:value-type="float" office:value="1580" calcext:value-type="float">
            <text:p>1580</text:p>
          </table:table-cell>
          <table:table-cell office:value-type="float" office:value="1632" calcext:value-type="float">
            <text:p>1632</text:p>
          </table:table-cell>
          <table:table-cell office:value-type="float" office:value="1690" calcext:value-type="float">
            <text:p>1690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256" calcext:value-type="float">
            <text:p>256</text:p>
          </table:table-cell>
          <table:table-cell office:value-type="float" office:value="269" calcext:value-type="float">
            <text:p>269</text:p>
          </table:table-cell>
          <table:table-cell office:value-type="float" office:value="285" calcext:value-type="float">
            <text:p>285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office:value-type="float" office:value="337" calcext:value-type="float">
            <text:p>337</text:p>
          </table:table-cell>
          <table:table-cell office:value-type="float" office:value="351" calcext:value-type="float">
            <text:p>351</text:p>
          </table:table-cell>
          <table:table-cell office:value-type="float" office:value="370" calcext:value-type="float">
            <text:p>370</text:p>
          </table:table-cell>
          <table:table-cell office:value-type="float" office:value="390" calcext:value-type="float">
            <text:p>390</text:p>
          </table:table-cell>
          <table:table-cell office:value-type="float" office:value="411" calcext:value-type="float">
            <text:p>411</text:p>
          </table:table-cell>
          <table:table-cell office:value-type="float" office:value="436" calcext:value-type="float">
            <text:p>436</text:p>
          </table:table-cell>
          <table:table-cell office:value-type="float" office:value="455" calcext:value-type="float">
            <text:p>455</text:p>
          </table:table-cell>
          <table:table-cell office:value-type="float" office:value="479" calcext:value-type="float">
            <text:p>479</text:p>
          </table:table-cell>
          <table:table-cell office:value-type="float" office:value="502" calcext:value-type="float">
            <text:p>502</text:p>
          </table:table-cell>
          <table:table-cell office:value-type="float" office:value="518" calcext:value-type="float">
            <text:p>518</text:p>
          </table:table-cell>
          <table:table-cell office:value-type="float" office:value="544" calcext:value-type="float">
            <text:p>544</text:p>
          </table:table-cell>
          <table:table-cell office:value-type="float" office:value="571" calcext:value-type="float">
            <text:p>571</text:p>
          </table:table-cell>
          <table:table-cell office:value-type="float" office:value="593" calcext:value-type="float">
            <text:p>593</text:p>
          </table:table-cell>
          <table:table-cell office:value-type="float" office:value="621" calcext:value-type="float">
            <text:p>621</text:p>
          </table:table-cell>
          <table:table-cell office:value-type="float" office:value="649" calcext:value-type="float">
            <text:p>649</text:p>
          </table:table-cell>
          <table:table-cell office:value-type="float" office:value="678" calcext:value-type="float">
            <text:p>678</text:p>
          </table:table-cell>
          <table:table-cell office:value-type="float" office:value="710" calcext:value-type="float">
            <text:p>710</text:p>
          </table:table-cell>
          <table:table-cell office:value-type="float" office:value="732" calcext:value-type="float">
            <text:p>732</text:p>
          </table:table-cell>
          <table:table-cell office:value-type="float" office:value="757" calcext:value-type="float">
            <text:p>757</text:p>
          </table:table-cell>
          <table:table-cell office:value-type="float" office:value="785" calcext:value-type="float">
            <text:p>785</text:p>
          </table:table-cell>
          <table:table-cell office:value-type="float" office:value="827" calcext:value-type="float">
            <text:p>827</text:p>
          </table:table-cell>
          <table:table-cell office:value-type="float" office:value="859" calcext:value-type="float">
            <text:p>859</text:p>
          </table:table-cell>
          <table:table-cell office:value-type="float" office:value="902" calcext:value-type="float">
            <text:p>902</text:p>
          </table:table-cell>
          <table:table-cell office:value-type="float" office:value="936" calcext:value-type="float">
            <text:p>936</text:p>
          </table:table-cell>
          <table:table-cell office:value-type="float" office:value="957" calcext:value-type="float">
            <text:p>957</text:p>
          </table:table-cell>
          <table:table-cell office:value-type="float" office:value="987" calcext:value-type="float">
            <text:p>987</text:p>
          </table:table-cell>
          <table:table-cell office:value-type="float" office:value="1026" calcext:value-type="float">
            <text:p>1026</text:p>
          </table:table-cell>
          <table:table-cell office:value-type="float" office:value="1062" calcext:value-type="float">
            <text:p>1062</text:p>
          </table:table-cell>
          <table:table-cell office:value-type="float" office:value="1096" calcext:value-type="float">
            <text:p>1096</text:p>
          </table:table-cell>
          <table:table-cell office:value-type="float" office:value="1134" calcext:value-type="float">
            <text:p>1134</text:p>
          </table:table-cell>
          <table:table-cell office:value-type="float" office:value="1166" calcext:value-type="float">
            <text:p>1166</text:p>
          </table:table-cell>
          <table:table-cell office:value-type="float" office:value="1202" calcext:value-type="float">
            <text:p>1202</text:p>
          </table:table-cell>
          <table:table-cell office:value-type="float" office:value="1234" calcext:value-type="float">
            <text:p>1234</text:p>
          </table:table-cell>
          <table:table-cell office:value-type="float" office:value="1279" calcext:value-type="float">
            <text:p>1279</text:p>
          </table:table-cell>
          <table:table-cell office:value-type="float" office:value="1330" calcext:value-type="float">
            <text:p>1330</text:p>
          </table:table-cell>
          <table:table-cell office:value-type="float" office:value="1380" calcext:value-type="float">
            <text:p>1380</text:p>
          </table:table-cell>
          <table:table-cell office:value-type="float" office:value="1430" calcext:value-type="float">
            <text:p>1430</text:p>
          </table:table-cell>
          <table:table-cell office:value-type="float" office:value="1488" calcext:value-type="float">
            <text:p>1488</text:p>
          </table:table-cell>
          <table:table-cell office:value-type="float" office:value="1530" calcext:value-type="float">
            <text:p>1530</text:p>
          </table:table-cell>
          <table:table-cell office:value-type="float" office:value="1576" calcext:value-type="float">
            <text:p>1576</text:p>
          </table:table-cell>
          <table:table-cell office:value-type="float" office:value="1621" calcext:value-type="float">
            <text:p>1621</text:p>
          </table:table-cell>
          <table:table-cell office:value-type="float" office:value="1676" calcext:value-type="float">
            <text:p>1676</text:p>
          </table:table-cell>
          <table:table-cell office:value-type="float" office:value="1724" calcext:value-type="float">
            <text:p>1724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8" calcext:value-type="float">
            <text:p>178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office:value-type="float" office:value="257" calcext:value-type="float">
            <text:p>257</text:p>
          </table:table-cell>
          <table:table-cell office:value-type="float" office:value="276" calcext:value-type="float">
            <text:p>276</text:p>
          </table:table-cell>
          <table:table-cell office:value-type="float" office:value="297" calcext:value-type="float">
            <text:p>297</text:p>
          </table:table-cell>
          <table:table-cell office:value-type="float" office:value="312" calcext:value-type="float">
            <text:p>312</text:p>
          </table:table-cell>
          <table:table-cell office:value-type="float" office:value="330" calcext:value-type="float">
            <text:p>330</text:p>
          </table:table-cell>
          <table:table-cell office:value-type="float" office:value="350" calcext:value-type="float">
            <text:p>350</text:p>
          </table:table-cell>
          <table:table-cell office:value-type="float" office:value="367" calcext:value-type="float">
            <text:p>367</text:p>
          </table:table-cell>
          <table:table-cell office:value-type="float" office:value="379" calcext:value-type="float">
            <text:p>379</text:p>
          </table:table-cell>
          <table:table-cell office:value-type="float" office:value="403" calcext:value-type="float">
            <text:p>403</text:p>
          </table:table-cell>
          <table:table-cell office:value-type="float" office:value="425" calcext:value-type="float">
            <text:p>425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float" office:value="495" calcext:value-type="float">
            <text:p>495</text:p>
          </table:table-cell>
          <table:table-cell office:value-type="float" office:value="515" calcext:value-type="float">
            <text:p>515</text:p>
          </table:table-cell>
          <table:table-cell office:value-type="float" office:value="542" calcext:value-type="float">
            <text:p>542</text:p>
          </table:table-cell>
          <table:table-cell office:value-type="float" office:value="561" calcext:value-type="float">
            <text:p>561</text:p>
          </table:table-cell>
          <table:table-cell office:value-type="float" office:value="581" calcext:value-type="float">
            <text:p>581</text:p>
          </table:table-cell>
          <table:table-cell office:value-type="float" office:value="610" calcext:value-type="float">
            <text:p>610</text:p>
          </table:table-cell>
          <table:table-cell office:value-type="float" office:value="638" calcext:value-type="float">
            <text:p>638</text:p>
          </table:table-cell>
          <table:table-cell office:value-type="float" office:value="673" calcext:value-type="float">
            <text:p>673</text:p>
          </table:table-cell>
          <table:table-cell office:value-type="float" office:value="702" calcext:value-type="float">
            <text:p>702</text:p>
          </table:table-cell>
          <table:table-cell office:value-type="float" office:value="725" calcext:value-type="float">
            <text:p>725</text:p>
          </table:table-cell>
          <table:table-cell office:value-type="float" office:value="760" calcext:value-type="float">
            <text:p>760</text:p>
          </table:table-cell>
          <table:table-cell office:value-type="float" office:value="789" calcext:value-type="float">
            <text:p>789</text:p>
          </table:table-cell>
          <table:table-cell office:value-type="float" office:value="827" calcext:value-type="float">
            <text:p>827</text:p>
          </table:table-cell>
          <table:table-cell office:value-type="float" office:value="855" calcext:value-type="float">
            <text:p>855</text:p>
          </table:table-cell>
          <table:table-cell office:value-type="float" office:value="892" calcext:value-type="float">
            <text:p>892</text:p>
          </table:table-cell>
          <table:table-cell office:value-type="float" office:value="917" calcext:value-type="float">
            <text:p>917</text:p>
          </table:table-cell>
          <table:table-cell office:value-type="float" office:value="945" calcext:value-type="float">
            <text:p>945</text:p>
          </table:table-cell>
          <table:table-cell office:value-type="float" office:value="977" calcext:value-type="float">
            <text:p>977</text:p>
          </table:table-cell>
          <table:table-cell office:value-type="float" office:value="1007" calcext:value-type="float">
            <text:p>1007</text:p>
          </table:table-cell>
          <table:table-cell office:value-type="float" office:value="1040" calcext:value-type="float">
            <text:p>1040</text:p>
          </table:table-cell>
          <table:table-cell office:value-type="float" office:value="1084" calcext:value-type="float">
            <text:p>1084</text:p>
          </table:table-cell>
          <table:table-cell office:value-type="float" office:value="1125" calcext:value-type="float">
            <text:p>1125</text:p>
          </table:table-cell>
          <table:table-cell office:value-type="float" office:value="1171" calcext:value-type="float">
            <text:p>1171</text:p>
          </table:table-cell>
          <table:table-cell office:value-type="float" office:value="1217" calcext:value-type="float">
            <text:p>1217</text:p>
          </table:table-cell>
          <table:table-cell office:value-type="float" office:value="1259" calcext:value-type="float">
            <text:p>1259</text:p>
          </table:table-cell>
          <table:table-cell office:value-type="float" office:value="1300" calcext:value-type="float">
            <text:p>1300</text:p>
          </table:table-cell>
          <table:table-cell office:value-type="float" office:value="1355" calcext:value-type="float">
            <text:p>1355</text:p>
          </table:table-cell>
          <table:table-cell office:value-type="float" office:value="1394" calcext:value-type="float">
            <text:p>1394</text:p>
          </table:table-cell>
          <table:table-cell office:value-type="float" office:value="1447" calcext:value-type="float">
            <text:p>1447</text:p>
          </table:table-cell>
          <table:table-cell office:value-type="float" office:value="1485" calcext:value-type="float">
            <text:p>1485</text:p>
          </table:table-cell>
          <table:table-cell office:value-type="float" office:value="1532" calcext:value-type="float">
            <text:p>1532</text:p>
          </table:table-cell>
          <table:table-cell office:value-type="float" office:value="1588" calcext:value-type="float">
            <text:p>1588</text:p>
          </table:table-cell>
          <table:table-cell office:value-type="float" office:value="1635" calcext:value-type="float">
            <text:p>1635</text:p>
          </table:table-cell>
          <table:table-cell office:value-type="float" office:value="1688" calcext:value-type="float">
            <text:p>1688</text:p>
          </table:table-cell>
          <table:table-cell office:value-type="float" office:value="1735" calcext:value-type="float">
            <text:p>1735</text:p>
          </table:table-cell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  <table:table-cell office:value-type="float" office:value="320" calcext:value-type="float">
            <text:p>320</text:p>
          </table:table-cell>
          <table:table-cell office:value-type="float" office:value="338" calcext:value-type="float">
            <text:p>338</text:p>
          </table:table-cell>
          <table:table-cell office:value-type="float" office:value="358" calcext:value-type="float">
            <text:p>358</text:p>
          </table:table-cell>
          <table:table-cell office:value-type="float" office:value="377" calcext:value-type="float">
            <text:p>377</text:p>
          </table:table-cell>
          <table:table-cell office:value-type="float" office:value="397" calcext:value-type="float">
            <text:p>397</text:p>
          </table:table-cell>
          <table:table-cell office:value-type="float" office:value="426" calcext:value-type="float">
            <text:p>426</text:p>
          </table:table-cell>
          <table:table-cell office:value-type="float" office:value="452" calcext:value-type="float">
            <text:p>452</text:p>
          </table:table-cell>
          <table:table-cell office:value-type="float" office:value="469" calcext:value-type="float">
            <text:p>469</text:p>
          </table:table-cell>
          <table:table-cell office:value-type="float" office:value="484" calcext:value-type="float">
            <text:p>484</text:p>
          </table:table-cell>
          <table:table-cell office:value-type="float" office:value="501" calcext:value-type="float">
            <text:p>501</text:p>
          </table:table-cell>
          <table:table-cell office:value-type="float" office:value="524" calcext:value-type="float">
            <text:p>524</text:p>
          </table:table-cell>
          <table:table-cell office:value-type="float" office:value="550" calcext:value-type="float">
            <text:p>550</text:p>
          </table:table-cell>
          <table:table-cell office:value-type="float" office:value="575" calcext:value-type="float">
            <text:p>575</text:p>
          </table:table-cell>
          <table:table-cell office:value-type="float" office:value="604" calcext:value-type="float">
            <text:p>604</text:p>
          </table:table-cell>
          <table:table-cell office:value-type="float" office:value="631" calcext:value-type="float">
            <text:p>631</text:p>
          </table:table-cell>
          <table:table-cell office:value-type="float" office:value="663" calcext:value-type="float">
            <text:p>663</text:p>
          </table:table-cell>
          <table:table-cell office:value-type="float" office:value="695" calcext:value-type="float">
            <text:p>695</text:p>
          </table:table-cell>
          <table:table-cell office:value-type="float" office:value="713" calcext:value-type="float">
            <text:p>713</text:p>
          </table:table-cell>
          <table:table-cell office:value-type="float" office:value="746" calcext:value-type="float">
            <text:p>746</text:p>
          </table:table-cell>
          <table:table-cell office:value-type="float" office:value="778" calcext:value-type="float">
            <text:p>778</text:p>
          </table:table-cell>
          <table:table-cell office:value-type="float" office:value="809" calcext:value-type="float">
            <text:p>809</text:p>
          </table:table-cell>
          <table:table-cell office:value-type="float" office:value="855" calcext:value-type="float">
            <text:p>855</text:p>
          </table:table-cell>
          <table:table-cell office:value-type="float" office:value="881" calcext:value-type="float">
            <text:p>881</text:p>
          </table:table-cell>
          <table:table-cell office:value-type="float" office:value="920" calcext:value-type="float">
            <text:p>920</text:p>
          </table:table-cell>
          <table:table-cell office:value-type="float" office:value="954" calcext:value-type="float">
            <text:p>954</text:p>
          </table:table-cell>
          <table:table-cell office:value-type="float" office:value="999" calcext:value-type="float">
            <text:p>999</text:p>
          </table:table-cell>
          <table:table-cell office:value-type="float" office:value="1028" calcext:value-type="float">
            <text:p>1028</text:p>
          </table:table-cell>
          <table:table-cell office:value-type="float" office:value="1062" calcext:value-type="float">
            <text:p>1062</text:p>
          </table:table-cell>
          <table:table-cell office:value-type="float" office:value="1096" calcext:value-type="float">
            <text:p>1096</text:p>
          </table:table-cell>
          <table:table-cell office:value-type="float" office:value="1129" calcext:value-type="float">
            <text:p>1129</text:p>
          </table:table-cell>
          <table:table-cell office:value-type="float" office:value="1169" calcext:value-type="float">
            <text:p>1169</text:p>
          </table:table-cell>
          <table:table-cell office:value-type="float" office:value="1224" calcext:value-type="float">
            <text:p>1224</text:p>
          </table:table-cell>
          <table:table-cell office:value-type="float" office:value="1264" calcext:value-type="float">
            <text:p>1264</text:p>
          </table:table-cell>
          <table:table-cell office:value-type="float" office:value="1302" calcext:value-type="float">
            <text:p>1302</text:p>
          </table:table-cell>
          <table:table-cell office:value-type="float" office:value="1339" calcext:value-type="float">
            <text:p>1339</text:p>
          </table:table-cell>
          <table:table-cell office:value-type="float" office:value="1390" calcext:value-type="float">
            <text:p>1390</text:p>
          </table:table-cell>
          <table:table-cell office:value-type="float" office:value="1437" calcext:value-type="float">
            <text:p>1437</text:p>
          </table:table-cell>
          <table:table-cell office:value-type="float" office:value="1485" calcext:value-type="float">
            <text:p>1485</text:p>
          </table:table-cell>
          <table:table-cell office:value-type="float" office:value="1520" calcext:value-type="float">
            <text:p>1520</text:p>
          </table:table-cell>
          <table:table-cell office:value-type="float" office:value="1567" calcext:value-type="float">
            <text:p>1567</text:p>
          </table:table-cell>
          <table:table-cell office:value-type="float" office:value="1614" calcext:value-type="float">
            <text:p>1614</text:p>
          </table:table-cell>
          <table:table-cell office:value-type="float" office:value="1673" calcext:value-type="float">
            <text:p>1673</text:p>
          </table:table-cell>
          <table:table-cell office:value-type="float" office:value="1715" calcext:value-type="float">
            <text:p>1715</text:p>
          </table:table-cell>
          <table:table-cell office:value-type="float" office:value="1766" calcext:value-type="float">
            <text:p>1766</text:p>
          </table:table-cell>
          <table:table-cell office:value-type="float" office:value="1813" calcext:value-type="float">
            <text:p>1813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273" calcext:value-type="float">
            <text:p>273</text:p>
          </table:table-cell>
          <table:table-cell office:value-type="float" office:value="281" calcext:value-type="float">
            <text:p>281</text:p>
          </table:table-cell>
          <table:table-cell office:value-type="float" office:value="297" calcext:value-type="float">
            <text:p>297</text:p>
          </table:table-cell>
          <table:table-cell office:value-type="float" office:value="318" calcext:value-type="float">
            <text:p>318</text:p>
          </table:table-cell>
          <table:table-cell office:value-type="float" office:value="334" calcext:value-type="float">
            <text:p>334</text:p>
          </table:table-cell>
          <table:table-cell office:value-type="float" office:value="350" calcext:value-type="float">
            <text:p>350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418" calcext:value-type="float">
            <text:p>418</text:p>
          </table:table-cell>
          <table:table-cell office:value-type="float" office:value="443" calcext:value-type="float">
            <text:p>443</text:p>
          </table:table-cell>
          <table:table-cell office:value-type="float" office:value="464" calcext:value-type="float">
            <text:p>464</text:p>
          </table:table-cell>
          <table:table-cell office:value-type="float" office:value="481" calcext:value-type="float">
            <text:p>481</text:p>
          </table:table-cell>
          <table:table-cell office:value-type="float" office:value="500" calcext:value-type="float">
            <text:p>500</text:p>
          </table:table-cell>
          <table:table-cell office:value-type="float" office:value="527" calcext:value-type="float">
            <text:p>527</text:p>
          </table:table-cell>
          <table:table-cell office:value-type="float" office:value="547" calcext:value-type="float">
            <text:p>547</text:p>
          </table:table-cell>
          <table:table-cell office:value-type="float" office:value="577" calcext:value-type="float">
            <text:p>577</text:p>
          </table:table-cell>
          <table:table-cell office:value-type="float" office:value="598" calcext:value-type="float">
            <text:p>598</text:p>
          </table:table-cell>
          <table:table-cell office:value-type="float" office:value="623" calcext:value-type="float">
            <text:p>623</text:p>
          </table:table-cell>
          <table:table-cell office:value-type="float" office:value="656" calcext:value-type="float">
            <text:p>656</text:p>
          </table:table-cell>
          <table:table-cell office:value-type="float" office:value="676" calcext:value-type="float">
            <text:p>676</text:p>
          </table:table-cell>
          <table:table-cell office:value-type="float" office:value="703" calcext:value-type="float">
            <text:p>703</text:p>
          </table:table-cell>
          <table:table-cell office:value-type="float" office:value="748" calcext:value-type="float">
            <text:p>748</text:p>
          </table:table-cell>
          <table:table-cell office:value-type="float" office:value="779" calcext:value-type="float">
            <text:p>779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67" calcext:value-type="float">
            <text:p>867</text:p>
          </table:table-cell>
          <table:table-cell office:value-type="float" office:value="902" calcext:value-type="float">
            <text:p>902</text:p>
          </table:table-cell>
          <table:table-cell office:value-type="float" office:value="932" calcext:value-type="float">
            <text:p>932</text:p>
          </table:table-cell>
          <table:table-cell office:value-type="float" office:value="963" calcext:value-type="float">
            <text:p>963</text:p>
          </table:table-cell>
          <table:table-cell office:value-type="float" office:value="995" calcext:value-type="float">
            <text:p>995</text:p>
          </table:table-cell>
          <table:table-cell office:value-type="float" office:value="1034" calcext:value-type="float">
            <text:p>1034</text:p>
          </table:table-cell>
          <table:table-cell office:value-type="float" office:value="1078" calcext:value-type="float">
            <text:p>1078</text:p>
          </table:table-cell>
          <table:table-cell office:value-type="float" office:value="1112" calcext:value-type="float">
            <text:p>1112</text:p>
          </table:table-cell>
          <table:table-cell office:value-type="float" office:value="1161" calcext:value-type="float">
            <text:p>1161</text:p>
          </table:table-cell>
          <table:table-cell office:value-type="float" office:value="1203" calcext:value-type="float">
            <text:p>1203</text:p>
          </table:table-cell>
          <table:table-cell office:value-type="float" office:value="1251" calcext:value-type="float">
            <text:p>1251</text:p>
          </table:table-cell>
          <table:table-cell office:value-type="float" office:value="1290" calcext:value-type="float">
            <text:p>1290</text:p>
          </table:table-cell>
          <table:table-cell office:value-type="float" office:value="1335" calcext:value-type="float">
            <text:p>1335</text:p>
          </table:table-cell>
          <table:table-cell office:value-type="float" office:value="1388" calcext:value-type="float">
            <text:p>1388</text:p>
          </table:table-cell>
          <table:table-cell office:value-type="float" office:value="1436" calcext:value-type="float">
            <text:p>1436</text:p>
          </table:table-cell>
          <table:table-cell office:value-type="float" office:value="1484" calcext:value-type="float">
            <text:p>1484</text:p>
          </table:table-cell>
          <table:table-cell office:value-type="float" office:value="1531" calcext:value-type="float">
            <text:p>1531</text:p>
          </table:table-cell>
          <table:table-cell office:value-type="float" office:value="1579" calcext:value-type="float">
            <text:p>1579</text:p>
          </table:table-cell>
          <table:table-cell office:value-type="float" office:value="1618" calcext:value-type="float">
            <text:p>1618</text:p>
          </table:table-cell>
          <table:table-cell office:value-type="float" office:value="1674" calcext:value-type="float">
            <text:p>1674</text:p>
          </table:table-cell>
          <table:table-cell office:value-type="float" office:value="1729" calcext:value-type="float">
            <text:p>1729</text:p>
          </table:table-cell>
          <table:table-cell office:value-type="float" office:value="1778" calcext:value-type="float">
            <text:p>1778</text:p>
          </table:table-cell>
          <table:table-cell office:value-type="float" office:value="1848" calcext:value-type="float">
            <text:p>1848</text:p>
          </table:table-cell>
          <table:table-cell office:value-type="float" office:value="1902" calcext:value-type="float">
            <text:p>1902</text:p>
          </table:table-cell>
          <table:table-cell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 office:value-type="float" office:value="257" calcext:value-type="float">
            <text:p>257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office:value-type="float" office:value="338" calcext:value-type="float">
            <text:p>338</text:p>
          </table:table-cell>
          <table:table-cell office:value-type="float" office:value="353" calcext:value-type="float">
            <text:p>353</text:p>
          </table:table-cell>
          <table:table-cell office:value-type="float" office:value="372" calcext:value-type="float">
            <text:p>372</text:p>
          </table:table-cell>
          <table:table-cell office:value-type="float" office:value="392" calcext:value-type="float">
            <text:p>392</text:p>
          </table:table-cell>
          <table:table-cell office:value-type="float" office:value="410" calcext:value-type="float">
            <text:p>410</text:p>
          </table:table-cell>
          <table:table-cell office:value-type="float" office:value="425" calcext:value-type="float">
            <text:p>425</text:p>
          </table:table-cell>
          <table:table-cell office:value-type="float" office:value="447" calcext:value-type="float">
            <text:p>447</text:p>
          </table:table-cell>
          <table:table-cell office:value-type="float" office:value="475" calcext:value-type="float">
            <text:p>475</text:p>
          </table:table-cell>
          <table:table-cell office:value-type="float" office:value="497" calcext:value-type="float">
            <text:p>497</text:p>
          </table:table-cell>
          <table:table-cell office:value-type="float" office:value="522" calcext:value-type="float">
            <text:p>522</text:p>
          </table:table-cell>
          <table:table-cell office:value-type="float" office:value="559" calcext:value-type="float">
            <text:p>559</text:p>
          </table:table-cell>
          <table:table-cell office:value-type="float" office:value="587" calcext:value-type="float">
            <text:p>587</text:p>
          </table:table-cell>
          <table:table-cell office:value-type="float" office:value="604" calcext:value-type="float">
            <text:p>604</text:p>
          </table:table-cell>
          <table:table-cell office:value-type="float" office:value="624" calcext:value-type="float">
            <text:p>624</text:p>
          </table:table-cell>
          <table:table-cell office:value-type="float" office:value="658" calcext:value-type="float">
            <text:p>658</text:p>
          </table:table-cell>
          <table:table-cell office:value-type="float" office:value="687" calcext:value-type="float">
            <text:p>687</text:p>
          </table:table-cell>
          <table:table-cell office:value-type="float" office:value="717" calcext:value-type="float">
            <text:p>717</text:p>
          </table:table-cell>
          <table:table-cell office:value-type="float" office:value="748" calcext:value-type="float">
            <text:p>748</text:p>
          </table:table-cell>
          <table:table-cell office:value-type="float" office:value="790" calcext:value-type="float">
            <text:p>790</text:p>
          </table:table-cell>
          <table:table-cell office:value-type="float" office:value="826" calcext:value-type="float">
            <text:p>826</text:p>
          </table:table-cell>
          <table:table-cell office:value-type="float" office:value="865" calcext:value-type="float">
            <text:p>865</text:p>
          </table:table-cell>
          <table:table-cell office:value-type="float" office:value="897" calcext:value-type="float">
            <text:p>897</text:p>
          </table:table-cell>
          <table:table-cell office:value-type="float" office:value="928" calcext:value-type="float">
            <text:p>928</text:p>
          </table:table-cell>
          <table:table-cell office:value-type="float" office:value="972" calcext:value-type="float">
            <text:p>972</text:p>
          </table:table-cell>
          <table:table-cell office:value-type="float" office:value="998" calcext:value-type="float">
            <text:p>998</text:p>
          </table:table-cell>
          <table:table-cell office:value-type="float" office:value="1041" calcext:value-type="float">
            <text:p>1041</text:p>
          </table:table-cell>
          <table:table-cell office:value-type="float" office:value="1072" calcext:value-type="float">
            <text:p>1072</text:p>
          </table:table-cell>
          <table:table-cell office:value-type="float" office:value="1105" calcext:value-type="float">
            <text:p>1105</text:p>
          </table:table-cell>
          <table:table-cell office:value-type="float" office:value="1138" calcext:value-type="float">
            <text:p>1138</text:p>
          </table:table-cell>
          <table:table-cell office:value-type="float" office:value="1185" calcext:value-type="float">
            <text:p>1185</text:p>
          </table:table-cell>
          <table:table-cell office:value-type="float" office:value="1228" calcext:value-type="float">
            <text:p>1228</text:p>
          </table:table-cell>
          <table:table-cell office:value-type="float" office:value="1274" calcext:value-type="float">
            <text:p>1274</text:p>
          </table:table-cell>
          <table:table-cell office:value-type="float" office:value="1329" calcext:value-type="float">
            <text:p>1329</text:p>
          </table:table-cell>
          <table:table-cell office:value-type="float" office:value="1366" calcext:value-type="float">
            <text:p>1366</text:p>
          </table:table-cell>
          <table:table-cell office:value-type="float" office:value="1407" calcext:value-type="float">
            <text:p>1407</text:p>
          </table:table-cell>
          <table:table-cell office:value-type="float" office:value="1462" calcext:value-type="float">
            <text:p>1462</text:p>
          </table:table-cell>
          <table:table-cell office:value-type="float" office:value="1509" calcext:value-type="float">
            <text:p>1509</text:p>
          </table:table-cell>
          <table:table-cell office:value-type="float" office:value="1559" calcext:value-type="float">
            <text:p>1559</text:p>
          </table:table-cell>
          <table:table-cell office:value-type="float" office:value="1611" calcext:value-type="float">
            <text:p>1611</text:p>
          </table:table-cell>
          <table:table-cell office:value-type="float" office:value="1655" calcext:value-type="float">
            <text:p>1655</text:p>
          </table:table-cell>
          <table:table-cell office:value-type="float" office:value="1714" calcext:value-type="float">
            <text:p>1714</text:p>
          </table:table-cell>
          <table:table-cell office:value-type="float" office:value="1768" calcext:value-type="float">
            <text:p>1768</text:p>
          </table:table-cell>
          <table:table-cell office:value-type="float" office:value="1822" calcext:value-type="float">
            <text:p>1822</text:p>
          </table:table-cell>
          <table:table-cell office:value-type="float" office:value="1871" calcext:value-type="float">
            <text:p>1871</text:p>
          </table:table-cell>
          <table:table-cell office:value-type="float" office:value="1924" calcext:value-type="float">
            <text:p>1924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77" calcext:value-type="float">
            <text:p>277</text:p>
          </table:table-cell>
          <table:table-cell office:value-type="float" office:value="295" calcext:value-type="float">
            <text:p>295</text:p>
          </table:table-cell>
          <table:table-cell office:value-type="float" office:value="315" calcext:value-type="float">
            <text:p>315</text:p>
          </table:table-cell>
          <table:table-cell office:value-type="float" office:value="331" calcext:value-type="float">
            <text:p>331</text:p>
          </table:table-cell>
          <table:table-cell office:value-type="float" office:value="347" calcext:value-type="float">
            <text:p>347</text:p>
          </table:table-cell>
          <table:table-cell office:value-type="float" office:value="367" calcext:value-type="float">
            <text:p>367</text:p>
          </table:table-cell>
          <table:table-cell office:value-type="float" office:value="390" calcext:value-type="float">
            <text:p>390</text:p>
          </table:table-cell>
          <table:table-cell office:value-type="float" office:value="413" calcext:value-type="float">
            <text:p>413</text:p>
          </table:table-cell>
          <table:table-cell office:value-type="float" office:value="439" calcext:value-type="float">
            <text:p>439</text:p>
          </table:table-cell>
          <table:table-cell office:value-type="float" office:value="461" calcext:value-type="float">
            <text:p>461</text:p>
          </table:table-cell>
          <table:table-cell office:value-type="float" office:value="486" calcext:value-type="float">
            <text:p>486</text:p>
          </table:table-cell>
          <table:table-cell office:value-type="float" office:value="509" calcext:value-type="float">
            <text:p>509</text:p>
          </table:table-cell>
          <table:table-cell office:value-type="float" office:value="523" calcext:value-type="float">
            <text:p>523</text:p>
          </table:table-cell>
          <table:table-cell office:value-type="float" office:value="545" calcext:value-type="float">
            <text:p>545</text:p>
          </table:table-cell>
          <table:table-cell office:value-type="float" office:value="579" calcext:value-type="float">
            <text:p>579</text:p>
          </table:table-cell>
          <table:table-cell office:value-type="float" office:value="606" calcext:value-type="float">
            <text:p>606</text:p>
          </table:table-cell>
          <table:table-cell office:value-type="float" office:value="638" calcext:value-type="float">
            <text:p>638</text:p>
          </table:table-cell>
          <table:table-cell office:value-type="float" office:value="675" calcext:value-type="float">
            <text:p>675</text:p>
          </table:table-cell>
          <table:table-cell office:value-type="float" office:value="699" calcext:value-type="float">
            <text:p>699</text:p>
          </table:table-cell>
          <table:table-cell office:value-type="float" office:value="727" calcext:value-type="float">
            <text:p>727</text:p>
          </table:table-cell>
          <table:table-cell office:value-type="float" office:value="758" calcext:value-type="float">
            <text:p>758</text:p>
          </table:table-cell>
          <table:table-cell office:value-type="float" office:value="787" calcext:value-type="float">
            <text:p>787</text:p>
          </table:table-cell>
          <table:table-cell office:value-type="float" office:value="823" calcext:value-type="float">
            <text:p>823</text:p>
          </table:table-cell>
          <table:table-cell office:value-type="float" office:value="857" calcext:value-type="float">
            <text:p>857</text:p>
          </table:table-cell>
          <table:table-cell office:value-type="float" office:value="898" calcext:value-type="float">
            <text:p>898</text:p>
          </table:table-cell>
          <table:table-cell office:value-type="float" office:value="931" calcext:value-type="float">
            <text:p>931</text:p>
          </table:table-cell>
          <table:table-cell office:value-type="float" office:value="966" calcext:value-type="float">
            <text:p>966</text:p>
          </table:table-cell>
          <table:table-cell office:value-type="float" office:value="1009" calcext:value-type="float">
            <text:p>1009</text:p>
          </table:table-cell>
          <table:table-cell office:value-type="float" office:value="1045" calcext:value-type="float">
            <text:p>1045</text:p>
          </table:table-cell>
          <table:table-cell office:value-type="float" office:value="1077" calcext:value-type="float">
            <text:p>1077</text:p>
          </table:table-cell>
          <table:table-cell office:value-type="float" office:value="1127" calcext:value-type="float">
            <text:p>1127</text:p>
          </table:table-cell>
          <table:table-cell office:value-type="float" office:value="1162" calcext:value-type="float">
            <text:p>1162</text:p>
          </table:table-cell>
          <table:table-cell office:value-type="float" office:value="1199" calcext:value-type="float">
            <text:p>1199</text:p>
          </table:table-cell>
          <table:table-cell office:value-type="float" office:value="1241" calcext:value-type="float">
            <text:p>1241</text:p>
          </table:table-cell>
          <table:table-cell office:value-type="float" office:value="1294" calcext:value-type="float">
            <text:p>1294</text:p>
          </table:table-cell>
          <table:table-cell office:value-type="float" office:value="1321" calcext:value-type="float">
            <text:p>1321</text:p>
          </table:table-cell>
          <table:table-cell office:value-type="float" office:value="1366" calcext:value-type="float">
            <text:p>1366</text:p>
          </table:table-cell>
          <table:table-cell office:value-type="float" office:value="1412" calcext:value-type="float">
            <text:p>1412</text:p>
          </table:table-cell>
          <table:table-cell office:value-type="float" office:value="1467" calcext:value-type="float">
            <text:p>1467</text:p>
          </table:table-cell>
          <table:table-cell office:value-type="float" office:value="1512" calcext:value-type="float">
            <text:p>1512</text:p>
          </table:table-cell>
          <table:table-cell office:value-type="float" office:value="1561" calcext:value-type="float">
            <text:p>1561</text:p>
          </table:table-cell>
          <table:table-cell office:value-type="float" office:value="1630" calcext:value-type="float">
            <text:p>1630</text:p>
          </table:table-cell>
          <table:table-cell office:value-type="float" office:value="1687" calcext:value-type="float">
            <text:p>1687</text:p>
          </table:table-cell>
          <table:table-cell office:value-type="float" office:value="1734" calcext:value-type="float">
            <text:p>1734</text:p>
          </table:table-cell>
          <table:table-cell office:value-type="float" office:value="1779" calcext:value-type="float">
            <text:p>1779</text:p>
          </table:table-cell>
          <table:table-cell office:value-type="float" office:value="1838" calcext:value-type="float">
            <text:p>1838</text:p>
          </table:table-cell>
          <table:table-cell office:value-type="float" office:value="1900" calcext:value-type="float">
            <text:p>1900</text:p>
          </table:table-cell>
          <table:table-cell office:value-type="float" office:value="1957" calcext:value-type="float">
            <text:p>1957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84" calcext:value-type="float">
            <text:p>184</text:p>
          </table:table-cell>
          <table:table-cell office:value-type="float" office:value="201" calcext:value-type="float">
            <text:p>201</text:p>
          </table:table-cell>
          <table:table-cell office:value-type="float" office:value="213" calcext:value-type="float">
            <text:p>213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289" calcext:value-type="float">
            <text:p>289</text:p>
          </table:table-cell>
          <table:table-cell office:value-type="float" office:value="306" calcext:value-type="float">
            <text:p>306</text:p>
          </table:table-cell>
          <table:table-cell office:value-type="float" office:value="324" calcext:value-type="float">
            <text:p>324</text:p>
          </table:table-cell>
          <table:table-cell office:value-type="float" office:value="342" calcext:value-type="float">
            <text:p>342</text:p>
          </table:table-cell>
          <table:table-cell office:value-type="float" office:value="360" calcext:value-type="float">
            <text:p>360</text:p>
          </table:table-cell>
          <table:table-cell office:value-type="float" office:value="375" calcext:value-type="float">
            <text:p>375</text:p>
          </table:table-cell>
          <table:table-cell office:value-type="float" office:value="402" calcext:value-type="float">
            <text:p>402</text:p>
          </table:table-cell>
          <table:table-cell office:value-type="float" office:value="420" calcext:value-type="float">
            <text:p>420</text:p>
          </table:table-cell>
          <table:table-cell office:value-type="float" office:value="438" calcext:value-type="float">
            <text:p>438</text:p>
          </table:table-cell>
          <table:table-cell office:value-type="float" office:value="453" calcext:value-type="float">
            <text:p>453</text:p>
          </table:table-cell>
          <table:table-cell office:value-type="float" office:value="472" calcext:value-type="float">
            <text:p>472</text:p>
          </table:table-cell>
          <table:table-cell office:value-type="float" office:value="498" calcext:value-type="float">
            <text:p>498</text:p>
          </table:table-cell>
          <table:table-cell office:value-type="float" office:value="523" calcext:value-type="float">
            <text:p>523</text:p>
          </table:table-cell>
          <table:table-cell office:value-type="float" office:value="558" calcext:value-type="float">
            <text:p>558</text:p>
          </table:table-cell>
          <table:table-cell office:value-type="float" office:value="586" calcext:value-type="float">
            <text:p>586</text:p>
          </table:table-cell>
          <table:table-cell office:value-type="float" office:value="612" calcext:value-type="float">
            <text:p>612</text:p>
          </table:table-cell>
          <table:table-cell office:value-type="float" office:value="644" calcext:value-type="float">
            <text:p>644</text:p>
          </table:table-cell>
          <table:table-cell office:value-type="float" office:value="669" calcext:value-type="float">
            <text:p>669</text:p>
          </table:table-cell>
          <table:table-cell office:value-type="float" office:value="699" calcext:value-type="float">
            <text:p>699</text:p>
          </table:table-cell>
          <table:table-cell office:value-type="float" office:value="730" calcext:value-type="float">
            <text:p>730</text:p>
          </table:table-cell>
          <table:table-cell office:value-type="float" office:value="764" calcext:value-type="float">
            <text:p>764</text:p>
          </table:table-cell>
          <table:table-cell office:value-type="float" office:value="800" calcext:value-type="float">
            <text:p>800</text:p>
          </table:table-cell>
          <table:table-cell office:value-type="float" office:value="841" calcext:value-type="float">
            <text:p>841</text:p>
          </table:table-cell>
          <table:table-cell office:value-type="float" office:value="862" calcext:value-type="float">
            <text:p>862</text:p>
          </table:table-cell>
          <table:table-cell office:value-type="float" office:value="899" calcext:value-type="float">
            <text:p>899</text:p>
          </table:table-cell>
          <table:table-cell office:value-type="float" office:value="939" calcext:value-type="float">
            <text:p>939</text:p>
          </table:table-cell>
          <table:table-cell office:value-type="float" office:value="981" calcext:value-type="float">
            <text:p>981</text:p>
          </table:table-cell>
          <table:table-cell office:value-type="float" office:value="1015" calcext:value-type="float">
            <text:p>1015</text:p>
          </table:table-cell>
          <table:table-cell office:value-type="float" office:value="1056" calcext:value-type="float">
            <text:p>1056</text:p>
          </table:table-cell>
          <table:table-cell office:value-type="float" office:value="1096" calcext:value-type="float">
            <text:p>1096</text:p>
          </table:table-cell>
          <table:table-cell office:value-type="float" office:value="1137" calcext:value-type="float">
            <text:p>1137</text:p>
          </table:table-cell>
          <table:table-cell office:value-type="float" office:value="1174" calcext:value-type="float">
            <text:p>1174</text:p>
          </table:table-cell>
          <table:table-cell office:value-type="float" office:value="1213" calcext:value-type="float">
            <text:p>1213</text:p>
          </table:table-cell>
          <table:table-cell office:value-type="float" office:value="1260" calcext:value-type="float">
            <text:p>1260</text:p>
          </table:table-cell>
          <table:table-cell office:value-type="float" office:value="1297" calcext:value-type="float">
            <text:p>1297</text:p>
          </table:table-cell>
          <table:table-cell office:value-type="float" office:value="1346" calcext:value-type="float">
            <text:p>1346</text:p>
          </table:table-cell>
          <table:table-cell office:value-type="float" office:value="1394" calcext:value-type="float">
            <text:p>1394</text:p>
          </table:table-cell>
          <table:table-cell office:value-type="float" office:value="1434" calcext:value-type="float">
            <text:p>1434</text:p>
          </table:table-cell>
          <table:table-cell office:value-type="float" office:value="1480" calcext:value-type="float">
            <text:p>1480</text:p>
          </table:table-cell>
          <table:table-cell office:value-type="float" office:value="1529" calcext:value-type="float">
            <text:p>1529</text:p>
          </table:table-cell>
          <table:table-cell office:value-type="float" office:value="1596" calcext:value-type="float">
            <text:p>1596</text:p>
          </table:table-cell>
          <table:table-cell office:value-type="float" office:value="1650" calcext:value-type="float">
            <text:p>1650</text:p>
          </table:table-cell>
          <table:table-cell office:value-type="float" office:value="1707" calcext:value-type="float">
            <text:p>1707</text:p>
          </table:table-cell>
          <table:table-cell office:value-type="float" office:value="1756" calcext:value-type="float">
            <text:p>1756</text:p>
          </table:table-cell>
          <table:table-cell office:value-type="float" office:value="1814" calcext:value-type="float">
            <text:p>1814</text:p>
          </table:table-cell>
          <table:table-cell office:value-type="float" office:value="1863" calcext:value-type="float">
            <text:p>1863</text:p>
          </table:table-cell>
          <table:table-cell office:value-type="float" office:value="1921" calcext:value-type="float">
            <text:p>1921</text:p>
          </table:table-cell>
          <table:table-cell office:value-type="float" office:value="1977" calcext:value-type="float">
            <text:p>1977</text:p>
          </table:table-cell>
          <table:table-cell office:value-type="float" office:value="2039" calcext:value-type="float">
            <text:p>2039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283" calcext:value-type="float">
            <text:p>283</text:p>
          </table:table-cell>
          <table:table-cell office:value-type="float" office:value="309" calcext:value-type="float">
            <text:p>309</text:p>
          </table:table-cell>
          <table:table-cell office:value-type="float" office:value="320" calcext:value-type="float">
            <text:p>320</text:p>
          </table:table-cell>
          <table:table-cell office:value-type="float" office:value="337" calcext:value-type="float">
            <text:p>337</text:p>
          </table:table-cell>
          <table:table-cell office:value-type="float" office:value="361" calcext:value-type="float">
            <text:p>361</text:p>
          </table:table-cell>
          <table:table-cell office:value-type="float" office:value="365" calcext:value-type="float">
            <text:p>365</text:p>
          </table:table-cell>
          <table:table-cell office:value-type="float" office:value="385" calcext:value-type="float">
            <text:p>385</text:p>
          </table:table-cell>
          <table:table-cell office:value-type="float" office:value="404" calcext:value-type="float">
            <text:p>404</text:p>
          </table:table-cell>
          <table:table-cell office:value-type="float" office:value="428" calcext:value-type="float">
            <text:p>428</text:p>
          </table:table-cell>
          <table:table-cell office:value-type="float" office:value="454" calcext:value-type="float">
            <text:p>454</text:p>
          </table:table-cell>
          <table:table-cell office:value-type="float" office:value="477" calcext:value-type="float">
            <text:p>477</text:p>
          </table:table-cell>
          <table:table-cell office:value-type="float" office:value="497" calcext:value-type="float">
            <text:p>497</text:p>
          </table:table-cell>
          <table:table-cell office:value-type="float" office:value="530" calcext:value-type="float">
            <text:p>530</text:p>
          </table:table-cell>
          <table:table-cell office:value-type="float" office:value="555" calcext:value-type="float">
            <text:p>555</text:p>
          </table:table-cell>
          <table:table-cell office:value-type="float" office:value="581" calcext:value-type="float">
            <text:p>581</text:p>
          </table:table-cell>
          <table:table-cell office:value-type="float" office:value="612" calcext:value-type="float">
            <text:p>612</text:p>
          </table:table-cell>
          <table:table-cell office:value-type="float" office:value="644" calcext:value-type="float">
            <text:p>644</text:p>
          </table:table-cell>
          <table:table-cell office:value-type="float" office:value="668" calcext:value-type="float">
            <text:p>668</text:p>
          </table:table-cell>
          <table:table-cell office:value-type="float" office:value="698" calcext:value-type="float">
            <text:p>698</text:p>
          </table:table-cell>
          <table:table-cell office:value-type="float" office:value="730" calcext:value-type="float">
            <text:p>730</text:p>
          </table:table-cell>
          <table:table-cell office:value-type="float" office:value="765" calcext:value-type="float">
            <text:p>765</text:p>
          </table:table-cell>
          <table:table-cell office:value-type="float" office:value="798" calcext:value-type="float">
            <text:p>798</text:p>
          </table:table-cell>
          <table:table-cell office:value-type="float" office:value="820" calcext:value-type="float">
            <text:p>820</text:p>
          </table:table-cell>
          <table:table-cell office:value-type="float" office:value="846" calcext:value-type="float">
            <text:p>846</text:p>
          </table:table-cell>
          <table:table-cell office:value-type="float" office:value="893" calcext:value-type="float">
            <text:p>893</text:p>
          </table:table-cell>
          <table:table-cell office:value-type="float" office:value="937" calcext:value-type="float">
            <text:p>937</text:p>
          </table:table-cell>
          <table:table-cell office:value-type="float" office:value="966" calcext:value-type="float">
            <text:p>966</text:p>
          </table:table-cell>
          <table:table-cell office:value-type="float" office:value="1001" calcext:value-type="float">
            <text:p>1001</text:p>
          </table:table-cell>
          <table:table-cell office:value-type="float" office:value="1044" calcext:value-type="float">
            <text:p>1044</text:p>
          </table:table-cell>
          <table:table-cell office:value-type="float" office:value="1083" calcext:value-type="float">
            <text:p>1083</text:p>
          </table:table-cell>
          <table:table-cell office:value-type="float" office:value="1121" calcext:value-type="float">
            <text:p>1121</text:p>
          </table:table-cell>
          <table:table-cell office:value-type="float" office:value="1155" calcext:value-type="float">
            <text:p>1155</text:p>
          </table:table-cell>
          <table:table-cell office:value-type="float" office:value="1204" calcext:value-type="float">
            <text:p>1204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47" calcext:value-type="float">
            <text:p>1347</text:p>
          </table:table-cell>
          <table:table-cell office:value-type="float" office:value="1394" calcext:value-type="float">
            <text:p>1394</text:p>
          </table:table-cell>
          <table:table-cell office:value-type="float" office:value="1446" calcext:value-type="float">
            <text:p>1446</text:p>
          </table:table-cell>
          <table:table-cell office:value-type="float" office:value="1492" calcext:value-type="float">
            <text:p>1492</text:p>
          </table:table-cell>
          <table:table-cell office:value-type="float" office:value="1549" calcext:value-type="float">
            <text:p>1549</text:p>
          </table:table-cell>
          <table:table-cell office:value-type="float" office:value="1602" calcext:value-type="float">
            <text:p>1602</text:p>
          </table:table-cell>
          <table:table-cell office:value-type="float" office:value="1655" calcext:value-type="float">
            <text:p>1655</text:p>
          </table:table-cell>
          <table:table-cell office:value-type="float" office:value="1701" calcext:value-type="float">
            <text:p>1701</text:p>
          </table:table-cell>
          <table:table-cell office:value-type="float" office:value="1764" calcext:value-type="float">
            <text:p>1764</text:p>
          </table:table-cell>
          <table:table-cell office:value-type="float" office:value="1820" calcext:value-type="float">
            <text:p>1820</text:p>
          </table:table-cell>
          <table:table-cell office:value-type="float" office:value="1868" calcext:value-type="float">
            <text:p>1868</text:p>
          </table:table-cell>
          <table:table-cell office:value-type="float" office:value="1923" calcext:value-type="float">
            <text:p>1923</text:p>
          </table:table-cell>
          <table:table-cell office:value-type="float" office:value="1968" calcext:value-type="float">
            <text:p>1968</text:p>
          </table:table-cell>
          <table:table-cell office:value-type="float" office:value="2034" calcext:value-type="float">
            <text:p>2034</text:p>
          </table:table-cell>
          <table:table-cell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73" calcext:value-type="float">
            <text:p>173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52" calcext:value-type="float">
            <text:p>252</text:p>
          </table:table-cell>
          <table:table-cell office:value-type="float" office:value="267" calcext:value-type="float">
            <text:p>267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  <table:table-cell office:value-type="float" office:value="314" calcext:value-type="float">
            <text:p>314</text:p>
          </table:table-cell>
          <table:table-cell office:value-type="float" office:value="337" calcext:value-type="float">
            <text:p>337</text:p>
          </table:table-cell>
          <table:table-cell office:value-type="float" office:value="358" calcext:value-type="float">
            <text:p>358</text:p>
          </table:table-cell>
          <table:table-cell office:value-type="float" office:value="381" calcext:value-type="float">
            <text:p>381</text:p>
          </table:table-cell>
          <table:table-cell office:value-type="float" office:value="397" calcext:value-type="float">
            <text:p>397</text:p>
          </table:table-cell>
          <table:table-cell office:value-type="float" office:value="421" calcext:value-type="float">
            <text:p>421</text:p>
          </table:table-cell>
          <table:table-cell office:value-type="float" office:value="440" calcext:value-type="float">
            <text:p>440</text:p>
          </table:table-cell>
          <table:table-cell office:value-type="float" office:value="461" calcext:value-type="float">
            <text:p>461</text:p>
          </table:table-cell>
          <table:table-cell office:value-type="float" office:value="489" calcext:value-type="float">
            <text:p>489</text:p>
          </table:table-cell>
          <table:table-cell office:value-type="float" office:value="518" calcext:value-type="float">
            <text:p>518</text:p>
          </table:table-cell>
          <table:table-cell office:value-type="float" office:value="549" calcext:value-type="float">
            <text:p>549</text:p>
          </table:table-cell>
          <table:table-cell office:value-type="float" office:value="564" calcext:value-type="float">
            <text:p>564</text:p>
          </table:table-cell>
          <table:table-cell office:value-type="float" office:value="597" calcext:value-type="float">
            <text:p>597</text:p>
          </table:table-cell>
          <table:table-cell office:value-type="float" office:value="628" calcext:value-type="float">
            <text:p>628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16" calcext:value-type="float">
            <text:p>716</text:p>
          </table:table-cell>
          <table:table-cell office:value-type="float" office:value="744" calcext:value-type="float">
            <text:p>744</text:p>
          </table:table-cell>
          <table:table-cell office:value-type="float" office:value="773" calcext:value-type="float">
            <text:p>773</text:p>
          </table:table-cell>
          <table:table-cell office:value-type="float" office:value="803" calcext:value-type="float">
            <text:p>803</text:p>
          </table:table-cell>
          <table:table-cell office:value-type="float" office:value="837" calcext:value-type="float">
            <text:p>837</text:p>
          </table:table-cell>
          <table:table-cell office:value-type="float" office:value="873" calcext:value-type="float">
            <text:p>873</text:p>
          </table:table-cell>
          <table:table-cell office:value-type="float" office:value="913" calcext:value-type="float">
            <text:p>913</text:p>
          </table:table-cell>
          <table:table-cell office:value-type="float" office:value="945" calcext:value-type="float">
            <text:p>945</text:p>
          </table:table-cell>
          <table:table-cell office:value-type="float" office:value="984" calcext:value-type="float">
            <text:p>984</text:p>
          </table:table-cell>
          <table:table-cell office:value-type="float" office:value="1024" calcext:value-type="float">
            <text:p>1024</text:p>
          </table:table-cell>
          <table:table-cell office:value-type="float" office:value="1065" calcext:value-type="float">
            <text:p>1065</text:p>
          </table:table-cell>
          <table:table-cell office:value-type="float" office:value="1109" calcext:value-type="float">
            <text:p>1109</text:p>
          </table:table-cell>
          <table:table-cell office:value-type="float" office:value="1149" calcext:value-type="float">
            <text:p>1149</text:p>
          </table:table-cell>
          <table:table-cell office:value-type="float" office:value="1190" calcext:value-type="float">
            <text:p>1190</text:p>
          </table:table-cell>
          <table:table-cell office:value-type="float" office:value="1228" calcext:value-type="float">
            <text:p>1228</text:p>
          </table:table-cell>
          <table:table-cell office:value-type="float" office:value="1269" calcext:value-type="float">
            <text:p>1269</text:p>
          </table:table-cell>
          <table:table-cell office:value-type="float" office:value="1310" calcext:value-type="float">
            <text:p>1310</text:p>
          </table:table-cell>
          <table:table-cell office:value-type="float" office:value="1355" calcext:value-type="float">
            <text:p>1355</text:p>
          </table:table-cell>
          <table:table-cell office:value-type="float" office:value="1399" calcext:value-type="float">
            <text:p>1399</text:p>
          </table:table-cell>
          <table:table-cell office:value-type="float" office:value="1455" calcext:value-type="float">
            <text:p>1455</text:p>
          </table:table-cell>
          <table:table-cell office:value-type="float" office:value="1509" calcext:value-type="float">
            <text:p>1509</text:p>
          </table:table-cell>
          <table:table-cell office:value-type="float" office:value="1565" calcext:value-type="float">
            <text:p>1565</text:p>
          </table:table-cell>
          <table:table-cell office:value-type="float" office:value="1603" calcext:value-type="float">
            <text:p>1603</text:p>
          </table:table-cell>
          <table:table-cell office:value-type="float" office:value="1658" calcext:value-type="float">
            <text:p>1658</text:p>
          </table:table-cell>
          <table:table-cell office:value-type="float" office:value="1705" calcext:value-type="float">
            <text:p>1705</text:p>
          </table:table-cell>
          <table:table-cell office:value-type="float" office:value="1770" calcext:value-type="float">
            <text:p>1770</text:p>
          </table:table-cell>
          <table:table-cell office:value-type="float" office:value="1826" calcext:value-type="float">
            <text:p>1826</text:p>
          </table:table-cell>
          <table:table-cell office:value-type="float" office:value="1896" calcext:value-type="float">
            <text:p>1896</text:p>
          </table:table-cell>
          <table:table-cell office:value-type="float" office:value="1947" calcext:value-type="float">
            <text:p>1947</text:p>
          </table:table-cell>
          <table:table-cell office:value-type="float" office:value="1999" calcext:value-type="float">
            <text:p>1999</text:p>
          </table:table-cell>
          <table:table-cell office:value-type="float" office:value="2063" calcext:value-type="float">
            <text:p>2063</text:p>
          </table:table-cell>
          <table:table-cell office:value-type="float" office:value="2142" calcext:value-type="float">
            <text:p>2142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 office:value-type="float" office:value="232" calcext:value-type="float">
            <text:p>232</text:p>
          </table:table-cell>
          <table:table-cell office:value-type="float" office:value="251" calcext:value-type="float">
            <text:p>251</text:p>
          </table:table-cell>
          <table:table-cell office:value-type="float" office:value="263" calcext:value-type="float">
            <text:p>263</text:p>
          </table:table-cell>
          <table:table-cell office:value-type="float" office:value="283" calcext:value-type="float">
            <text:p>283</text:p>
          </table:table-cell>
          <table:table-cell office:value-type="float" office:value="303" calcext:value-type="float">
            <text:p>303</text:p>
          </table:table-cell>
          <table:table-cell office:value-type="float" office:value="323" calcext:value-type="float">
            <text:p>323</text:p>
          </table:table-cell>
          <table:table-cell office:value-type="float" office:value="341" calcext:value-type="float">
            <text:p>341</text:p>
          </table:table-cell>
          <table:table-cell office:value-type="float" office:value="358" calcext:value-type="float">
            <text:p>358</text:p>
          </table:table-cell>
          <table:table-cell office:value-type="float" office:value="378" calcext:value-type="float">
            <text:p>378</text:p>
          </table:table-cell>
          <table:table-cell office:value-type="float" office:value="393" calcext:value-type="float">
            <text:p>393</text:p>
          </table:table-cell>
          <table:table-cell office:value-type="float" office:value="408" calcext:value-type="float">
            <text:p>408</text:p>
          </table:table-cell>
          <table:table-cell office:value-type="float" office:value="430" calcext:value-type="float">
            <text:p>430</text:p>
          </table:table-cell>
          <table:table-cell office:value-type="float" office:value="459" calcext:value-type="float">
            <text:p>459</text:p>
          </table:table-cell>
          <table:table-cell office:value-type="float" office:value="477" calcext:value-type="float">
            <text:p>477</text:p>
          </table:table-cell>
          <table:table-cell office:value-type="float" office:value="506" calcext:value-type="float">
            <text:p>506</text:p>
          </table:table-cell>
          <table:table-cell office:value-type="float" office:value="533" calcext:value-type="float">
            <text:p>533</text:p>
          </table:table-cell>
          <table:table-cell office:value-type="float" office:value="562" calcext:value-type="float">
            <text:p>562</text:p>
          </table:table-cell>
          <table:table-cell office:value-type="float" office:value="584" calcext:value-type="float">
            <text:p>584</text:p>
          </table:table-cell>
          <table:table-cell office:value-type="float" office:value="607" calcext:value-type="float">
            <text:p>607</text:p>
          </table:table-cell>
          <table:table-cell office:value-type="float" office:value="635" calcext:value-type="float">
            <text:p>635</text:p>
          </table:table-cell>
          <table:table-cell office:value-type="float" office:value="663" calcext:value-type="float">
            <text:p>663</text:p>
          </table:table-cell>
          <table:table-cell office:value-type="float" office:value="693" calcext:value-type="float">
            <text:p>693</text:p>
          </table:table-cell>
          <table:table-cell office:value-type="float" office:value="724" calcext:value-type="float">
            <text:p>724</text:p>
          </table:table-cell>
          <table:table-cell office:value-type="float" office:value="753" calcext:value-type="float">
            <text:p>753</text:p>
          </table:table-cell>
          <table:table-cell office:value-type="float" office:value="789" calcext:value-type="float">
            <text:p>789</text:p>
          </table:table-cell>
          <table:table-cell office:value-type="float" office:value="831" calcext:value-type="float">
            <text:p>831</text:p>
          </table:table-cell>
          <table:table-cell office:value-type="float" office:value="866" calcext:value-type="float">
            <text:p>866</text:p>
          </table:table-cell>
          <table:table-cell office:value-type="float" office:value="899" calcext:value-type="float">
            <text:p>899</text:p>
          </table:table-cell>
          <table:table-cell office:value-type="float" office:value="931" calcext:value-type="float">
            <text:p>931</text:p>
          </table:table-cell>
          <table:table-cell office:value-type="float" office:value="969" calcext:value-type="float">
            <text:p>969</text:p>
          </table:table-cell>
          <table:table-cell office:value-type="float" office:value="1001" calcext:value-type="float">
            <text:p>1001</text:p>
          </table:table-cell>
          <table:table-cell office:value-type="float" office:value="1039" calcext:value-type="float">
            <text:p>1039</text:p>
          </table:table-cell>
          <table:table-cell office:value-type="float" office:value="1081" calcext:value-type="float">
            <text:p>1081</text:p>
          </table:table-cell>
          <table:table-cell office:value-type="float" office:value="1117" calcext:value-type="float">
            <text:p>1117</text:p>
          </table:table-cell>
          <table:table-cell office:value-type="float" office:value="1167" calcext:value-type="float">
            <text:p>1167</text:p>
          </table:table-cell>
          <table:table-cell office:value-type="float" office:value="1215" calcext:value-type="float">
            <text:p>1215</text:p>
          </table:table-cell>
          <table:table-cell office:value-type="float" office:value="1261" calcext:value-type="float">
            <text:p>1261</text:p>
          </table:table-cell>
          <table:table-cell office:value-type="float" office:value="1305" calcext:value-type="float">
            <text:p>1305</text:p>
          </table:table-cell>
          <table:table-cell office:value-type="float" office:value="1350" calcext:value-type="float">
            <text:p>1350</text:p>
          </table:table-cell>
          <table:table-cell office:value-type="float" office:value="1395" calcext:value-type="float">
            <text:p>1395</text:p>
          </table:table-cell>
          <table:table-cell office:value-type="float" office:value="1443" calcext:value-type="float">
            <text:p>1443</text:p>
          </table:table-cell>
          <table:table-cell office:value-type="float" office:value="1505" calcext:value-type="float">
            <text:p>1505</text:p>
          </table:table-cell>
          <table:table-cell office:value-type="float" office:value="1550" calcext:value-type="float">
            <text:p>1550</text:p>
          </table:table-cell>
          <table:table-cell office:value-type="float" office:value="1603" calcext:value-type="float">
            <text:p>1603</text:p>
          </table:table-cell>
          <table:table-cell office:value-type="float" office:value="1658" calcext:value-type="float">
            <text:p>1658</text:p>
          </table:table-cell>
          <table:table-cell office:value-type="float" office:value="1707" calcext:value-type="float">
            <text:p>1707</text:p>
          </table:table-cell>
          <table:table-cell office:value-type="float" office:value="1763" calcext:value-type="float">
            <text:p>1763</text:p>
          </table:table-cell>
          <table:table-cell office:value-type="float" office:value="1818" calcext:value-type="float">
            <text:p>1818</text:p>
          </table:table-cell>
          <table:table-cell office:value-type="float" office:value="1877" calcext:value-type="float">
            <text:p>1877</text:p>
          </table:table-cell>
          <table:table-cell office:value-type="float" office:value="1948" calcext:value-type="float">
            <text:p>1948</text:p>
          </table:table-cell>
          <table:table-cell office:value-type="float" office:value="2006" calcext:value-type="float">
            <text:p>2006</text:p>
          </table:table-cell>
          <table:table-cell office:value-type="float" office:value="2075" calcext:value-type="float">
            <text:p>2075</text:p>
          </table:table-cell>
          <table:table-cell office:value-type="float" office:value="2140" calcext:value-type="float">
            <text:p>2140</text:p>
          </table:table-cell>
          <table:table-cell office:value-type="float" office:value="2212" calcext:value-type="float">
            <text:p>2212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float" office:value="274" calcext:value-type="float">
            <text:p>274</text:p>
          </table:table-cell>
          <table:table-cell office:value-type="float" office:value="283" calcext:value-type="float">
            <text:p>283</text:p>
          </table:table-cell>
          <table:table-cell office:value-type="float" office:value="294" calcext:value-type="float">
            <text:p>294</text:p>
          </table:table-cell>
          <table:table-cell office:value-type="float" office:value="312" calcext:value-type="float">
            <text:p>312</text:p>
          </table:table-cell>
          <table:table-cell office:value-type="float" office:value="334" calcext:value-type="float">
            <text:p>334</text:p>
          </table:table-cell>
          <table:table-cell office:value-type="float" office:value="351" calcext:value-type="float">
            <text:p>351</text:p>
          </table:table-cell>
          <table:table-cell office:value-type="float" office:value="379" calcext:value-type="float">
            <text:p>379</text:p>
          </table:table-cell>
          <table:table-cell office:value-type="float" office:value="412" calcext:value-type="float">
            <text:p>412</text:p>
          </table:table-cell>
          <table:table-cell office:value-type="float" office:value="428" calcext:value-type="float">
            <text:p>428</text:p>
          </table:table-cell>
          <table:table-cell office:value-type="float" office:value="451" calcext:value-type="float">
            <text:p>451</text:p>
          </table:table-cell>
          <table:table-cell office:value-type="float" office:value="471" calcext:value-type="float">
            <text:p>471</text:p>
          </table:table-cell>
          <table:table-cell office:value-type="float" office:value="493" calcext:value-type="float">
            <text:p>493</text:p>
          </table:table-cell>
          <table:table-cell office:value-type="float" office:value="513" calcext:value-type="float">
            <text:p>513</text:p>
          </table:table-cell>
          <table:table-cell office:value-type="float" office:value="534" calcext:value-type="float">
            <text:p>534</text:p>
          </table:table-cell>
          <table:table-cell office:value-type="float" office:value="557" calcext:value-type="float">
            <text:p>557</text:p>
          </table:table-cell>
          <table:table-cell office:value-type="float" office:value="593" calcext:value-type="float">
            <text:p>593</text:p>
          </table:table-cell>
          <table:table-cell office:value-type="float" office:value="623" calcext:value-type="float">
            <text:p>623</text:p>
          </table:table-cell>
          <table:table-cell office:value-type="float" office:value="654" calcext:value-type="float">
            <text:p>654</text:p>
          </table:table-cell>
          <table:table-cell office:value-type="float" office:value="679" calcext:value-type="float">
            <text:p>679</text:p>
          </table:table-cell>
          <table:table-cell office:value-type="float" office:value="706" calcext:value-type="float">
            <text:p>706</text:p>
          </table:table-cell>
          <table:table-cell office:value-type="float" office:value="740" calcext:value-type="float">
            <text:p>740</text:p>
          </table:table-cell>
          <table:table-cell office:value-type="float" office:value="770" calcext:value-type="float">
            <text:p>770</text:p>
          </table:table-cell>
          <table:table-cell office:value-type="float" office:value="804" calcext:value-type="float">
            <text:p>804</text:p>
          </table:table-cell>
          <table:table-cell office:value-type="float" office:value="836" calcext:value-type="float">
            <text:p>836</text:p>
          </table:table-cell>
          <table:table-cell office:value-type="float" office:value="872" calcext:value-type="float">
            <text:p>872</text:p>
          </table:table-cell>
          <table:table-cell office:value-type="float" office:value="916" calcext:value-type="float">
            <text:p>916</text:p>
          </table:table-cell>
          <table:table-cell office:value-type="float" office:value="957" calcext:value-type="float">
            <text:p>957</text:p>
          </table:table-cell>
          <table:table-cell office:value-type="float" office:value="998" calcext:value-type="float">
            <text:p>998</text:p>
          </table:table-cell>
          <table:table-cell office:value-type="float" office:value="1034" calcext:value-type="float">
            <text:p>1034</text:p>
          </table:table-cell>
          <table:table-cell office:value-type="float" office:value="1077" calcext:value-type="float">
            <text:p>1077</text:p>
          </table:table-cell>
          <table:table-cell office:value-type="float" office:value="1106" calcext:value-type="float">
            <text:p>1106</text:p>
          </table:table-cell>
          <table:table-cell office:value-type="float" office:value="1146" calcext:value-type="float">
            <text:p>1146</text:p>
          </table:table-cell>
          <table:table-cell office:value-type="float" office:value="1183" calcext:value-type="float">
            <text:p>1183</text:p>
          </table:table-cell>
          <table:table-cell office:value-type="float" office:value="1228" calcext:value-type="float">
            <text:p>1228</text:p>
          </table:table-cell>
          <table:table-cell office:value-type="float" office:value="1274" calcext:value-type="float">
            <text:p>1274</text:p>
          </table:table-cell>
          <table:table-cell office:value-type="float" office:value="1318" calcext:value-type="float">
            <text:p>1318</text:p>
          </table:table-cell>
          <table:table-cell office:value-type="float" office:value="1368" calcext:value-type="float">
            <text:p>1368</text:p>
          </table:table-cell>
          <table:table-cell office:value-type="float" office:value="1415" calcext:value-type="float">
            <text:p>1415</text:p>
          </table:table-cell>
          <table:table-cell office:value-type="float" office:value="1480" calcext:value-type="float">
            <text:p>1480</text:p>
          </table:table-cell>
          <table:table-cell office:value-type="float" office:value="1528" calcext:value-type="float">
            <text:p>1528</text:p>
          </table:table-cell>
          <table:table-cell office:value-type="float" office:value="1571" calcext:value-type="float">
            <text:p>1571</text:p>
          </table:table-cell>
          <table:table-cell office:value-type="float" office:value="1626" calcext:value-type="float">
            <text:p>1626</text:p>
          </table:table-cell>
          <table:table-cell office:value-type="float" office:value="1679" calcext:value-type="float">
            <text:p>1679</text:p>
          </table:table-cell>
          <table:table-cell office:value-type="float" office:value="1743" calcext:value-type="float">
            <text:p>1743</text:p>
          </table:table-cell>
          <table:table-cell office:value-type="float" office:value="1800" calcext:value-type="float">
            <text:p>1800</text:p>
          </table:table-cell>
          <table:table-cell office:value-type="float" office:value="1852" calcext:value-type="float">
            <text:p>1852</text:p>
          </table:table-cell>
          <table:table-cell office:value-type="float" office:value="1922" calcext:value-type="float">
            <text:p>1922</text:p>
          </table:table-cell>
          <table:table-cell office:value-type="float" office:value="1980" calcext:value-type="float">
            <text:p>1980</text:p>
          </table:table-cell>
          <table:table-cell office:value-type="float" office:value="2047" calcext:value-type="float">
            <text:p>2047</text:p>
          </table:table-cell>
          <table:table-cell office:value-type="float" office:value="2110" calcext:value-type="float">
            <text:p>2110</text:p>
          </table:table-cell>
          <table:table-cell office:value-type="float" office:value="2173" calcext:value-type="float">
            <text:p>2173</text:p>
          </table:table-cell>
          <table:table-cell office:value-type="float" office:value="2247" calcext:value-type="float">
            <text:p>2247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239" calcext:value-type="float">
            <text:p>239</text:p>
          </table:table-cell>
          <table:table-cell office:value-type="float" office:value="260" calcext:value-type="float">
            <text:p>260</text:p>
          </table:table-cell>
          <table:table-cell office:value-type="float" office:value="281" calcext:value-type="float">
            <text:p>281</text:p>
          </table:table-cell>
          <table:table-cell office:value-type="float" office:value="294" calcext:value-type="float">
            <text:p>294</text:p>
          </table:table-cell>
          <table:table-cell office:value-type="float" office:value="313" calcext:value-type="float">
            <text:p>313</text:p>
          </table:table-cell>
          <table:table-cell office:value-type="float" office:value="329" calcext:value-type="float">
            <text:p>329</text:p>
          </table:table-cell>
          <table:table-cell office:value-type="float" office:value="342" calcext:value-type="float">
            <text:p>342</text:p>
          </table:table-cell>
          <table:table-cell office:value-type="float" office:value="363" calcext:value-type="float">
            <text:p>363</text:p>
          </table:table-cell>
          <table:table-cell office:value-type="float" office:value="382" calcext:value-type="float">
            <text:p>382</text:p>
          </table:table-cell>
          <table:table-cell office:value-type="float" office:value="407" calcext:value-type="float">
            <text:p>407</text:p>
          </table:table-cell>
          <table:table-cell office:value-type="float" office:value="429" calcext:value-type="float">
            <text:p>429</text:p>
          </table:table-cell>
          <table:table-cell office:value-type="float" office:value="448" calcext:value-type="float">
            <text:p>448</text:p>
          </table:table-cell>
          <table:table-cell office:value-type="float" office:value="465" calcext:value-type="float">
            <text:p>465</text:p>
          </table:table-cell>
          <table:table-cell office:value-type="float" office:value="486" calcext:value-type="float">
            <text:p>486</text:p>
          </table:table-cell>
          <table:table-cell office:value-type="float" office:value="509" calcext:value-type="float">
            <text:p>509</text:p>
          </table:table-cell>
          <table:table-cell office:value-type="float" office:value="541" calcext:value-type="float">
            <text:p>541</text:p>
          </table:table-cell>
          <table:table-cell office:value-type="float" office:value="570" calcext:value-type="float">
            <text:p>570</text:p>
          </table:table-cell>
          <table:table-cell office:value-type="float" office:value="597" calcext:value-type="float">
            <text:p>597</text:p>
          </table:table-cell>
          <table:table-cell office:value-type="float" office:value="625" calcext:value-type="float">
            <text:p>625</text:p>
          </table:table-cell>
          <table:table-cell office:value-type="float" office:value="653" calcext:value-type="float">
            <text:p>653</text:p>
          </table:table-cell>
          <table:table-cell office:value-type="float" office:value="684" calcext:value-type="float">
            <text:p>684</text:p>
          </table:table-cell>
          <table:table-cell office:value-type="float" office:value="712" calcext:value-type="float">
            <text:p>712</text:p>
          </table:table-cell>
          <table:table-cell office:value-type="float" office:value="754" calcext:value-type="float">
            <text:p>754</text:p>
          </table:table-cell>
          <table:table-cell office:value-type="float" office:value="795" calcext:value-type="float">
            <text:p>795</text:p>
          </table:table-cell>
          <table:table-cell office:value-type="float" office:value="832" calcext:value-type="float">
            <text:p>832</text:p>
          </table:table-cell>
          <table:table-cell office:value-type="float" office:value="872" calcext:value-type="float">
            <text:p>872</text:p>
          </table:table-cell>
          <table:table-cell office:value-type="float" office:value="902" calcext:value-type="float">
            <text:p>902</text:p>
          </table:table-cell>
          <table:table-cell office:value-type="float" office:value="929" calcext:value-type="float">
            <text:p>929</text:p>
          </table:table-cell>
          <table:table-cell office:value-type="float" office:value="982" calcext:value-type="float">
            <text:p>982</text:p>
          </table:table-cell>
          <table:table-cell office:value-type="float" office:value="1016" calcext:value-type="float">
            <text:p>1016</text:p>
          </table:table-cell>
          <table:table-cell office:value-type="float" office:value="1066" calcext:value-type="float">
            <text:p>1066</text:p>
          </table:table-cell>
          <table:table-cell office:value-type="float" office:value="1099" calcext:value-type="float">
            <text:p>1099</text:p>
          </table:table-cell>
          <table:table-cell office:value-type="float" office:value="1135" calcext:value-type="float">
            <text:p>1135</text:p>
          </table:table-cell>
          <table:table-cell office:value-type="float" office:value="1180" calcext:value-type="float">
            <text:p>1180</text:p>
          </table:table-cell>
          <table:table-cell office:value-type="float" office:value="1234" calcext:value-type="float">
            <text:p>1234</text:p>
          </table:table-cell>
          <table:table-cell office:value-type="float" office:value="1283" calcext:value-type="float">
            <text:p>1283</text:p>
          </table:table-cell>
          <table:table-cell office:value-type="float" office:value="1329" calcext:value-type="float">
            <text:p>1329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468" calcext:value-type="float">
            <text:p>1468</text:p>
          </table:table-cell>
          <table:table-cell office:value-type="float" office:value="1532" calcext:value-type="float">
            <text:p>1532</text:p>
          </table:table-cell>
          <table:table-cell office:value-type="float" office:value="1576" calcext:value-type="float">
            <text:p>1576</text:p>
          </table:table-cell>
          <table:table-cell office:value-type="float" office:value="1628" calcext:value-type="float">
            <text:p>1628</text:p>
          </table:table-cell>
          <table:table-cell office:value-type="float" office:value="1694" calcext:value-type="float">
            <text:p>1694</text:p>
          </table:table-cell>
          <table:table-cell office:value-type="float" office:value="1750" calcext:value-type="float">
            <text:p>1750</text:p>
          </table:table-cell>
          <table:table-cell office:value-type="float" office:value="1803" calcext:value-type="float">
            <text:p>1803</text:p>
          </table:table-cell>
          <table:table-cell office:value-type="float" office:value="1871" calcext:value-type="float">
            <text:p>1871</text:p>
          </table:table-cell>
          <table:table-cell office:value-type="float" office:value="1928" calcext:value-type="float">
            <text:p>1928</text:p>
          </table:table-cell>
          <table:table-cell office:value-type="float" office:value="1975" calcext:value-type="float">
            <text:p>1975</text:p>
          </table:table-cell>
          <table:table-cell office:value-type="float" office:value="2041" calcext:value-type="float">
            <text:p>2041</text:p>
          </table:table-cell>
          <table:table-cell office:value-type="float" office:value="2105" calcext:value-type="float">
            <text:p>2105</text:p>
          </table:table-cell>
          <table:table-cell office:value-type="float" office:value="2175" calcext:value-type="float">
            <text:p>2175</text:p>
          </table:table-cell>
          <table:table-cell office:value-type="float" office:value="2240" calcext:value-type="float">
            <text:p>2240</text:p>
          </table:table-cell>
          <table:table-cell office:value-type="float" office:value="2312" calcext:value-type="float">
            <text:p>2312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3" calcext:value-type="float">
            <text:p>243</text:p>
          </table:table-cell>
          <table:table-cell office:value-type="float" office:value="257" calcext:value-type="float">
            <text:p>257</text:p>
          </table:table-cell>
          <table:table-cell office:value-type="float" office:value="278" calcext:value-type="float">
            <text:p>278</text:p>
          </table:table-cell>
          <table:table-cell office:value-type="float" office:value="295" calcext:value-type="float">
            <text:p>295</text:p>
          </table:table-cell>
          <table:table-cell office:value-type="float" office:value="309" calcext:value-type="float">
            <text:p>309</text:p>
          </table:table-cell>
          <table:table-cell office:value-type="float" office:value="330" calcext:value-type="float">
            <text:p>330</text:p>
          </table:table-cell>
          <table:table-cell office:value-type="float" office:value="351" calcext:value-type="float">
            <text:p>351</text:p>
          </table:table-cell>
          <table:table-cell office:value-type="float" office:value="372" calcext:value-type="float">
            <text:p>372</text:p>
          </table:table-cell>
          <table:table-cell office:value-type="float" office:value="393" calcext:value-type="float">
            <text:p>393</text:p>
          </table:table-cell>
          <table:table-cell office:value-type="float" office:value="410" calcext:value-type="float">
            <text:p>410</text:p>
          </table:table-cell>
          <table:table-cell office:value-type="float" office:value="423" calcext:value-type="float">
            <text:p>423</text:p>
          </table:table-cell>
          <table:table-cell office:value-type="float" office:value="459" calcext:value-type="float">
            <text:p>459</text:p>
          </table:table-cell>
          <table:table-cell office:value-type="float" office:value="477" calcext:value-type="float">
            <text:p>477</text:p>
          </table:table-cell>
          <table:table-cell office:value-type="float" office:value="509" calcext:value-type="float">
            <text:p>509</text:p>
          </table:table-cell>
          <table:table-cell office:value-type="float" office:value="539" calcext:value-type="float">
            <text:p>539</text:p>
          </table:table-cell>
          <table:table-cell office:value-type="float" office:value="563" calcext:value-type="float">
            <text:p>563</text:p>
          </table:table-cell>
          <table:table-cell office:value-type="float" office:value="590" calcext:value-type="float">
            <text:p>590</text:p>
          </table:table-cell>
          <table:table-cell office:value-type="float" office:value="610" calcext:value-type="float">
            <text:p>610</text:p>
          </table:table-cell>
          <table:table-cell office:value-type="float" office:value="638" calcext:value-type="float">
            <text:p>638</text:p>
          </table:table-cell>
          <table:table-cell office:value-type="float" office:value="673" calcext:value-type="float">
            <text:p>673</text:p>
          </table:table-cell>
          <table:table-cell office:value-type="float" office:value="702" calcext:value-type="float">
            <text:p>702</text:p>
          </table:table-cell>
          <table:table-cell office:value-type="float" office:value="740" calcext:value-type="float">
            <text:p>740</text:p>
          </table:table-cell>
          <table:table-cell office:value-type="float" office:value="775" calcext:value-type="float">
            <text:p>775</text:p>
          </table:table-cell>
          <table:table-cell office:value-type="float" office:value="801" calcext:value-type="float">
            <text:p>801</text:p>
          </table:table-cell>
          <table:table-cell office:value-type="float" office:value="840" calcext:value-type="float">
            <text:p>840</text:p>
          </table:table-cell>
          <table:table-cell office:value-type="float" office:value="868" calcext:value-type="float">
            <text:p>868</text:p>
          </table:table-cell>
          <table:table-cell office:value-type="float" office:value="905" calcext:value-type="float">
            <text:p>905</text:p>
          </table:table-cell>
          <table:table-cell office:value-type="float" office:value="940" calcext:value-type="float">
            <text:p>940</text:p>
          </table:table-cell>
          <table:table-cell office:value-type="float" office:value="977" calcext:value-type="float">
            <text:p>977</text:p>
          </table:table-cell>
          <table:table-cell office:value-type="float" office:value="1024" calcext:value-type="float">
            <text:p>1024</text:p>
          </table:table-cell>
          <table:table-cell office:value-type="float" office:value="1058" calcext:value-type="float">
            <text:p>1058</text:p>
          </table:table-cell>
          <table:table-cell office:value-type="float" office:value="1093" calcext:value-type="float">
            <text:p>1093</text:p>
          </table:table-cell>
          <table:table-cell office:value-type="float" office:value="1144" calcext:value-type="float">
            <text:p>1144</text:p>
          </table:table-cell>
          <table:table-cell office:value-type="float" office:value="1198" calcext:value-type="float">
            <text:p>1198</text:p>
          </table:table-cell>
          <table:table-cell office:value-type="float" office:value="1234" calcext:value-type="float">
            <text:p>1234</text:p>
          </table:table-cell>
          <table:table-cell office:value-type="float" office:value="1279" calcext:value-type="float">
            <text:p>1279</text:p>
          </table:table-cell>
          <table:table-cell office:value-type="float" office:value="1324" calcext:value-type="float">
            <text:p>1324</text:p>
          </table:table-cell>
          <table:table-cell office:value-type="float" office:value="1368" calcext:value-type="float">
            <text:p>1368</text:p>
          </table:table-cell>
          <table:table-cell office:value-type="float" office:value="1422" calcext:value-type="float">
            <text:p>1422</text:p>
          </table:table-cell>
          <table:table-cell office:value-type="float" office:value="1476" calcext:value-type="float">
            <text:p>1476</text:p>
          </table:table-cell>
          <table:table-cell office:value-type="float" office:value="1532" calcext:value-type="float">
            <text:p>1532</text:p>
          </table:table-cell>
          <table:table-cell office:value-type="float" office:value="1600" calcext:value-type="float">
            <text:p>1600</text:p>
          </table:table-cell>
          <table:table-cell office:value-type="float" office:value="1653" calcext:value-type="float">
            <text:p>1653</text:p>
          </table:table-cell>
          <table:table-cell office:value-type="float" office:value="1709" calcext:value-type="float">
            <text:p>1709</text:p>
          </table:table-cell>
          <table:table-cell office:value-type="float" office:value="1778" calcext:value-type="float">
            <text:p>1778</text:p>
          </table:table-cell>
          <table:table-cell office:value-type="float" office:value="1838" calcext:value-type="float">
            <text:p>1838</text:p>
          </table:table-cell>
          <table:table-cell office:value-type="float" office:value="1895" calcext:value-type="float">
            <text:p>1895</text:p>
          </table:table-cell>
          <table:table-cell office:value-type="float" office:value="1946" calcext:value-type="float">
            <text:p>1946</text:p>
          </table:table-cell>
          <table:table-cell office:value-type="float" office:value="1997" calcext:value-type="float">
            <text:p>1997</text:p>
          </table:table-cell>
          <table:table-cell office:value-type="float" office:value="2067" calcext:value-type="float">
            <text:p>2067</text:p>
          </table:table-cell>
          <table:table-cell office:value-type="float" office:value="2130" calcext:value-type="float">
            <text:p>2130</text:p>
          </table:table-cell>
          <table:table-cell office:value-type="float" office:value="2197" calcext:value-type="float">
            <text:p>2197</text:p>
          </table:table-cell>
          <table:table-cell office:value-type="float" office:value="2260" calcext:value-type="float">
            <text:p>2260</text:p>
          </table:table-cell>
          <table:table-cell office:value-type="float" office:value="2335" calcext:value-type="float">
            <text:p>2335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177" calcext:value-type="float">
            <text:p>177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33" calcext:value-type="float">
            <text:p>233</text:p>
          </table:table-cell>
          <table:table-cell office:value-type="float" office:value="242" calcext:value-type="float">
            <text:p>242</text:p>
          </table:table-cell>
          <table:table-cell office:value-type="float" office:value="258" calcext:value-type="float">
            <text:p>258</text:p>
          </table:table-cell>
          <table:table-cell office:value-type="float" office:value="282" calcext:value-type="float">
            <text:p>282</text:p>
          </table:table-cell>
          <table:table-cell office:value-type="float" office:value="304" calcext:value-type="float">
            <text:p>304</text:p>
          </table:table-cell>
          <table:table-cell office:value-type="float" office:value="329" calcext:value-type="float">
            <text:p>329</text:p>
          </table:table-cell>
          <table:table-cell office:value-type="float" office:value="348" calcext:value-type="float">
            <text:p>348</text:p>
          </table:table-cell>
          <table:table-cell office:value-type="float" office:value="361" calcext:value-type="float">
            <text:p>361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  <table:table-cell office:value-type="float" office:value="424" calcext:value-type="float">
            <text:p>424</text:p>
          </table:table-cell>
          <table:table-cell office:value-type="float" office:value="446" calcext:value-type="float">
            <text:p>446</text:p>
          </table:table-cell>
          <table:table-cell office:value-type="float" office:value="467" calcext:value-type="float">
            <text:p>467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4" calcext:value-type="float">
            <text:p>534</text:p>
          </table:table-cell>
          <table:table-cell office:value-type="float" office:value="558" calcext:value-type="float">
            <text:p>558</text:p>
          </table:table-cell>
          <table:table-cell office:value-type="float" office:value="590" calcext:value-type="float">
            <text:p>590</text:p>
          </table:table-cell>
          <table:table-cell office:value-type="float" office:value="620" calcext:value-type="float">
            <text:p>620</text:p>
          </table:table-cell>
          <table:table-cell office:value-type="float" office:value="642" calcext:value-type="float">
            <text:p>642</text:p>
          </table:table-cell>
          <table:table-cell office:value-type="float" office:value="673" calcext:value-type="float">
            <text:p>673</text:p>
          </table:table-cell>
          <table:table-cell office:value-type="float" office:value="707" calcext:value-type="float">
            <text:p>707</text:p>
          </table:table-cell>
          <table:table-cell office:value-type="float" office:value="740" calcext:value-type="float">
            <text:p>740</text:p>
          </table:table-cell>
          <table:table-cell office:value-type="float" office:value="786" calcext:value-type="float">
            <text:p>786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885" calcext:value-type="float">
            <text:p>885</text:p>
          </table:table-cell>
          <table:table-cell office:value-type="float" office:value="927" calcext:value-type="float">
            <text:p>927</text:p>
          </table:table-cell>
          <table:table-cell office:value-type="float" office:value="961" calcext:value-type="float">
            <text:p>961</text:p>
          </table:table-cell>
          <table:table-cell office:value-type="float" office:value="1005" calcext:value-type="float">
            <text:p>1005</text:p>
          </table:table-cell>
          <table:table-cell office:value-type="float" office:value="1052" calcext:value-type="float">
            <text:p>1052</text:p>
          </table:table-cell>
          <table:table-cell office:value-type="float" office:value="1095" calcext:value-type="float">
            <text:p>1095</text:p>
          </table:table-cell>
          <table:table-cell office:value-type="float" office:value="1145" calcext:value-type="float">
            <text:p>1145</text:p>
          </table:table-cell>
          <table:table-cell office:value-type="float" office:value="1186" calcext:value-type="float">
            <text:p>1186</text:p>
          </table:table-cell>
          <table:table-cell office:value-type="float" office:value="1228" calcext:value-type="float">
            <text:p>1228</text:p>
          </table:table-cell>
          <table:table-cell office:value-type="float" office:value="1261" calcext:value-type="float">
            <text:p>1261</text:p>
          </table:table-cell>
          <table:table-cell office:value-type="float" office:value="1312" calcext:value-type="float">
            <text:p>1312</text:p>
          </table:table-cell>
          <table:table-cell office:value-type="float" office:value="1377" calcext:value-type="float">
            <text:p>1377</text:p>
          </table:table-cell>
          <table:table-cell office:value-type="float" office:value="1434" calcext:value-type="float">
            <text:p>1434</text:p>
          </table:table-cell>
          <table:table-cell office:value-type="float" office:value="1486" calcext:value-type="float">
            <text:p>1486</text:p>
          </table:table-cell>
          <table:table-cell office:value-type="float" office:value="1530" calcext:value-type="float">
            <text:p>1530</text:p>
          </table:table-cell>
          <table:table-cell office:value-type="float" office:value="1579" calcext:value-type="float">
            <text:p>1579</text:p>
          </table:table-cell>
          <table:table-cell office:value-type="float" office:value="1639" calcext:value-type="float">
            <text:p>1639</text:p>
          </table:table-cell>
          <table:table-cell office:value-type="float" office:value="1689" calcext:value-type="float">
            <text:p>1689</text:p>
          </table:table-cell>
          <table:table-cell office:value-type="float" office:value="1739" calcext:value-type="float">
            <text:p>1739</text:p>
          </table:table-cell>
          <table:table-cell office:value-type="float" office:value="1802" calcext:value-type="float">
            <text:p>1802</text:p>
          </table:table-cell>
          <table:table-cell office:value-type="float" office:value="1870" calcext:value-type="float">
            <text:p>1870</text:p>
          </table:table-cell>
          <table:table-cell office:value-type="float" office:value="1926" calcext:value-type="float">
            <text:p>1926</text:p>
          </table:table-cell>
          <table:table-cell office:value-type="float" office:value="1990" calcext:value-type="float">
            <text:p>1990</text:p>
          </table:table-cell>
          <table:table-cell office:value-type="float" office:value="2061" calcext:value-type="float">
            <text:p>2061</text:p>
          </table:table-cell>
          <table:table-cell office:value-type="float" office:value="2125" calcext:value-type="float">
            <text:p>2125</text:p>
          </table:table-cell>
          <table:table-cell office:value-type="float" office:value="2197" calcext:value-type="float">
            <text:p>2197</text:p>
          </table:table-cell>
          <table:table-cell office:value-type="float" office:value="2253" calcext:value-type="float">
            <text:p>2253</text:p>
          </table:table-cell>
          <table:table-cell office:value-type="float" office:value="2316" calcext:value-type="float">
            <text:p>2316</text:p>
          </table:table-cell>
          <table:table-cell office:value-type="float" office:value="2397" calcext:value-type="float">
            <text:p>2397</text:p>
          </table:table-cell>
          <table:table-cell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8" calcext:value-type="float">
            <text:p>238</text:p>
          </table:table-cell>
          <table:table-cell office:value-type="float" office:value="253" calcext:value-type="float">
            <text:p>253</text:p>
          </table:table-cell>
          <table:table-cell office:value-type="float" office:value="273" calcext:value-type="float">
            <text:p>273</text:p>
          </table:table-cell>
          <table:table-cell office:value-type="float" office:value="287" calcext:value-type="float">
            <text:p>287</text:p>
          </table:table-cell>
          <table:table-cell office:value-type="float" office:value="307" calcext:value-type="float">
            <text:p>307</text:p>
          </table:table-cell>
          <table:table-cell office:value-type="float" office:value="328" calcext:value-type="float">
            <text:p>328</text:p>
          </table:table-cell>
          <table:table-cell office:value-type="float" office:value="347" calcext:value-type="float">
            <text:p>347</text:p>
          </table:table-cell>
          <table:table-cell office:value-type="float" office:value="363" calcext:value-type="float">
            <text:p>363</text:p>
          </table:table-cell>
          <table:table-cell office:value-type="float" office:value="387" calcext:value-type="float">
            <text:p>387</text:p>
          </table:table-cell>
          <table:table-cell office:value-type="float" office:value="413" calcext:value-type="float">
            <text:p>413</text:p>
          </table:table-cell>
          <table:table-cell office:value-type="float" office:value="437" calcext:value-type="float">
            <text:p>437</text:p>
          </table:table-cell>
          <table:table-cell office:value-type="float" office:value="460" calcext:value-type="float">
            <text:p>460</text:p>
          </table:table-cell>
          <table:table-cell office:value-type="float" office:value="476" calcext:value-type="float">
            <text:p>476</text:p>
          </table:table-cell>
          <table:table-cell office:value-type="float" office:value="506" calcext:value-type="float">
            <text:p>506</text:p>
          </table:table-cell>
          <table:table-cell office:value-type="float" office:value="520" calcext:value-type="float">
            <text:p>520</text:p>
          </table:table-cell>
          <table:table-cell office:value-type="float" office:value="553" calcext:value-type="float">
            <text:p>553</text:p>
          </table:table-cell>
          <table:table-cell office:value-type="float" office:value="576" calcext:value-type="float">
            <text:p>576</text:p>
          </table:table-cell>
          <table:table-cell office:value-type="float" office:value="618" calcext:value-type="float">
            <text:p>618</text:p>
          </table:table-cell>
          <table:table-cell office:value-type="float" office:value="642" calcext:value-type="float">
            <text:p>642</text:p>
          </table:table-cell>
          <table:table-cell office:value-type="float" office:value="679" calcext:value-type="float">
            <text:p>679</text:p>
          </table:table-cell>
          <table:table-cell office:value-type="float" office:value="710" calcext:value-type="float">
            <text:p>710</text:p>
          </table:table-cell>
          <table:table-cell office:value-type="float" office:value="743" calcext:value-type="float">
            <text:p>743</text:p>
          </table:table-cell>
          <table:table-cell office:value-type="float" office:value="771" calcext:value-type="float">
            <text:p>771</text:p>
          </table:table-cell>
          <table:table-cell office:value-type="float" office:value="802" calcext:value-type="float">
            <text:p>802</text:p>
          </table:table-cell>
          <table:table-cell office:value-type="float" office:value="841" calcext:value-type="float">
            <text:p>841</text:p>
          </table:table-cell>
          <table:table-cell office:value-type="float" office:value="872" calcext:value-type="float">
            <text:p>872</text:p>
          </table:table-cell>
          <table:table-cell office:value-type="float" office:value="916" calcext:value-type="float">
            <text:p>916</text:p>
          </table:table-cell>
          <table:table-cell office:value-type="float" office:value="956" calcext:value-type="float">
            <text:p>956</text:p>
          </table:table-cell>
          <table:table-cell office:value-type="float" office:value="999" calcext:value-type="float">
            <text:p>999</text:p>
          </table:table-cell>
          <table:table-cell office:value-type="float" office:value="1035" calcext:value-type="float">
            <text:p>1035</text:p>
          </table:table-cell>
          <table:table-cell office:value-type="float" office:value="1076" calcext:value-type="float">
            <text:p>1076</text:p>
          </table:table-cell>
          <table:table-cell office:value-type="float" office:value="1114" calcext:value-type="float">
            <text:p>1114</text:p>
          </table:table-cell>
          <table:table-cell office:value-type="float" office:value="1154" calcext:value-type="float">
            <text:p>1154</text:p>
          </table:table-cell>
          <table:table-cell office:value-type="float" office:value="1205" calcext:value-type="float">
            <text:p>1205</text:p>
          </table:table-cell>
          <table:table-cell office:value-type="float" office:value="1257" calcext:value-type="float">
            <text:p>1257</text:p>
          </table:table-cell>
          <table:table-cell office:value-type="float" office:value="1296" calcext:value-type="float">
            <text:p>1296</text:p>
          </table:table-cell>
          <table:table-cell office:value-type="float" office:value="1356" calcext:value-type="float">
            <text:p>1356</text:p>
          </table:table-cell>
          <table:table-cell office:value-type="float" office:value="1406" calcext:value-type="float">
            <text:p>1406</text:p>
          </table:table-cell>
          <table:table-cell office:value-type="float" office:value="1450" calcext:value-type="float">
            <text:p>1450</text:p>
          </table:table-cell>
          <table:table-cell office:value-type="float" office:value="1503" calcext:value-type="float">
            <text:p>1503</text:p>
          </table:table-cell>
          <table:table-cell office:value-type="float" office:value="1557" calcext:value-type="float">
            <text:p>1557</text:p>
          </table:table-cell>
          <table:table-cell office:value-type="float" office:value="1610" calcext:value-type="float">
            <text:p>1610</text:p>
          </table:table-cell>
          <table:table-cell office:value-type="float" office:value="1662" calcext:value-type="float">
            <text:p>1662</text:p>
          </table:table-cell>
          <table:table-cell office:value-type="float" office:value="1724" calcext:value-type="float">
            <text:p>1724</text:p>
          </table:table-cell>
          <table:table-cell office:value-type="float" office:value="1781" calcext:value-type="float">
            <text:p>1781</text:p>
          </table:table-cell>
          <table:table-cell office:value-type="float" office:value="1853" calcext:value-type="float">
            <text:p>1853</text:p>
          </table:table-cell>
          <table:table-cell office:value-type="float" office:value="1920" calcext:value-type="float">
            <text:p>1920</text:p>
          </table:table-cell>
          <table:table-cell office:value-type="float" office:value="1990" calcext:value-type="float">
            <text:p>1990</text:p>
          </table:table-cell>
          <table:table-cell office:value-type="float" office:value="2057" calcext:value-type="float">
            <text:p>2057</text:p>
          </table:table-cell>
          <table:table-cell office:value-type="float" office:value="2107" calcext:value-type="float">
            <text:p>2107</text:p>
          </table:table-cell>
          <table:table-cell office:value-type="float" office:value="2166" calcext:value-type="float">
            <text:p>2166</text:p>
          </table:table-cell>
          <table:table-cell office:value-type="float" office:value="2238" calcext:value-type="float">
            <text:p>2238</text:p>
          </table:table-cell>
          <table:table-cell office:value-type="float" office:value="2308" calcext:value-type="float">
            <text:p>2308</text:p>
          </table:table-cell>
          <table:table-cell office:value-type="float" office:value="2370" calcext:value-type="float">
            <text:p>2370</text:p>
          </table:table-cell>
          <table:table-cell office:value-type="float" office:value="2445" calcext:value-type="float">
            <text:p>2445</text:p>
          </table:table-cell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211" calcext:value-type="float">
            <text:p>211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office:value-type="float" office:value="277" calcext:value-type="float">
            <text:p>277</text:p>
          </table:table-cell>
          <table:table-cell office:value-type="float" office:value="293" calcext:value-type="float">
            <text:p>293</text:p>
          </table:table-cell>
          <table:table-cell office:value-type="float" office:value="310" calcext:value-type="float">
            <text:p>310</text:p>
          </table:table-cell>
          <table:table-cell office:value-type="float" office:value="331" calcext:value-type="float">
            <text:p>331</text:p>
          </table:table-cell>
          <table:table-cell office:value-type="float" office:value="357" calcext:value-type="float">
            <text:p>357</text:p>
          </table:table-cell>
          <table:table-cell office:value-type="float" office:value="386" calcext:value-type="float">
            <text:p>386</text:p>
          </table:table-cell>
          <table:table-cell office:value-type="float" office:value="404" calcext:value-type="float">
            <text:p>404</text:p>
          </table:table-cell>
          <table:table-cell office:value-type="float" office:value="428" calcext:value-type="float">
            <text:p>428</text:p>
          </table:table-cell>
          <table:table-cell office:value-type="float" office:value="449" calcext:value-type="float">
            <text:p>449</text:p>
          </table:table-cell>
          <table:table-cell office:value-type="float" office:value="470" calcext:value-type="float">
            <text:p>470</text:p>
          </table:table-cell>
          <table:table-cell office:value-type="float" office:value="493" calcext:value-type="float">
            <text:p>493</text:p>
          </table:table-cell>
          <table:table-cell office:value-type="float" office:value="514" calcext:value-type="float">
            <text:p>514</text:p>
          </table:table-cell>
          <table:table-cell office:value-type="float" office:value="540" calcext:value-type="float">
            <text:p>540</text:p>
          </table:table-cell>
          <table:table-cell office:value-type="float" office:value="578" calcext:value-type="float">
            <text:p>578</text:p>
          </table:table-cell>
          <table:table-cell office:value-type="float" office:value="607" calcext:value-type="float">
            <text:p>607</text:p>
          </table:table-cell>
          <table:table-cell office:value-type="float" office:value="631" calcext:value-type="float">
            <text:p>631</text:p>
          </table:table-cell>
          <table:table-cell office:value-type="float" office:value="657" calcext:value-type="float">
            <text:p>657</text:p>
          </table:table-cell>
          <table:table-cell office:value-type="float" office:value="686" calcext:value-type="float">
            <text:p>686</text:p>
          </table:table-cell>
          <table:table-cell office:value-type="float" office:value="721" calcext:value-type="float">
            <text:p>721</text:p>
          </table:table-cell>
          <table:table-cell office:value-type="float" office:value="760" calcext:value-type="float">
            <text:p>760</text:p>
          </table:table-cell>
          <table:table-cell office:value-type="float" office:value="794" calcext:value-type="float">
            <text:p>794</text:p>
          </table:table-cell>
          <table:table-cell office:value-type="float" office:value="823" calcext:value-type="float">
            <text:p>823</text:p>
          </table:table-cell>
          <table:table-cell office:value-type="float" office:value="857" calcext:value-type="float">
            <text:p>857</text:p>
          </table:table-cell>
          <table:table-cell office:value-type="float" office:value="893" calcext:value-type="float">
            <text:p>893</text:p>
          </table:table-cell>
          <table:table-cell office:value-type="float" office:value="929" calcext:value-type="float">
            <text:p>929</text:p>
          </table:table-cell>
          <table:table-cell office:value-type="float" office:value="975" calcext:value-type="float">
            <text:p>975</text:p>
          </table:table-cell>
          <table:table-cell office:value-type="float" office:value="1020" calcext:value-type="float">
            <text:p>1020</text:p>
          </table:table-cell>
          <table:table-cell office:value-type="float" office:value="1054" calcext:value-type="float">
            <text:p>1054</text:p>
          </table:table-cell>
          <table:table-cell office:value-type="float" office:value="1098" calcext:value-type="float">
            <text:p>1098</text:p>
          </table:table-cell>
          <table:table-cell office:value-type="float" office:value="1146" calcext:value-type="float">
            <text:p>1146</text:p>
          </table:table-cell>
          <table:table-cell office:value-type="float" office:value="1200" calcext:value-type="float">
            <text:p>1200</text:p>
          </table:table-cell>
          <table:table-cell office:value-type="float" office:value="1236" calcext:value-type="float">
            <text:p>1236</text:p>
          </table:table-cell>
          <table:table-cell office:value-type="float" office:value="1291" calcext:value-type="float">
            <text:p>1291</text:p>
          </table:table-cell>
          <table:table-cell office:value-type="float" office:value="1348" calcext:value-type="float">
            <text:p>1348</text:p>
          </table:table-cell>
          <table:table-cell office:value-type="float" office:value="1394" calcext:value-type="float">
            <text:p>1394</text:p>
          </table:table-cell>
          <table:table-cell office:value-type="float" office:value="1439" calcext:value-type="float">
            <text:p>1439</text:p>
          </table:table-cell>
          <table:table-cell office:value-type="float" office:value="1481" calcext:value-type="float">
            <text:p>1481</text:p>
          </table:table-cell>
          <table:table-cell office:value-type="float" office:value="1534" calcext:value-type="float">
            <text:p>1534</text:p>
          </table:table-cell>
          <table:table-cell office:value-type="float" office:value="1582" calcext:value-type="float">
            <text:p>1582</text:p>
          </table:table-cell>
          <table:table-cell office:value-type="float" office:value="1636" calcext:value-type="float">
            <text:p>1636</text:p>
          </table:table-cell>
          <table:table-cell office:value-type="float" office:value="1707" calcext:value-type="float">
            <text:p>1707</text:p>
          </table:table-cell>
          <table:table-cell office:value-type="float" office:value="1756" calcext:value-type="float">
            <text:p>1756</text:p>
          </table:table-cell>
          <table:table-cell office:value-type="float" office:value="1824" calcext:value-type="float">
            <text:p>1824</text:p>
          </table:table-cell>
          <table:table-cell office:value-type="float" office:value="1880" calcext:value-type="float">
            <text:p>1880</text:p>
          </table:table-cell>
          <table:table-cell office:value-type="float" office:value="1947" calcext:value-type="float">
            <text:p>1947</text:p>
          </table:table-cell>
          <table:table-cell office:value-type="float" office:value="2016" calcext:value-type="float">
            <text:p>2016</text:p>
          </table:table-cell>
          <table:table-cell office:value-type="float" office:value="2081" calcext:value-type="float">
            <text:p>2081</text:p>
          </table:table-cell>
          <table:table-cell office:value-type="float" office:value="2150" calcext:value-type="float">
            <text:p>2150</text:p>
          </table:table-cell>
          <table:table-cell office:value-type="float" office:value="2210" calcext:value-type="float">
            <text:p>2210</text:p>
          </table:table-cell>
          <table:table-cell office:value-type="float" office:value="2286" calcext:value-type="float">
            <text:p>2286</text:p>
          </table:table-cell>
          <table:table-cell office:value-type="float" office:value="2359" calcext:value-type="float">
            <text:p>2359</text:p>
          </table:table-cell>
          <table:table-cell office:value-type="float" office:value="2441" calcext:value-type="float">
            <text:p>2441</text:p>
          </table:table-cell>
          <table:table-cell office:value-type="float" office:value="2521" calcext:value-type="float">
            <text:p>2521</text:p>
          </table:table-cell>
          <table:table-cell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45" calcext:value-type="float">
            <text:p>245</text:p>
          </table:table-cell>
          <table:table-cell office:value-type="float" office:value="265" calcext:value-type="float">
            <text:p>265</text:p>
          </table:table-cell>
          <table:table-cell office:value-type="float" office:value="283" calcext:value-type="float">
            <text:p>283</text:p>
          </table:table-cell>
          <table:table-cell office:value-type="float" office:value="309" calcext:value-type="float">
            <text:p>309</text:p>
          </table:table-cell>
          <table:table-cell office:value-type="float" office:value="327" calcext:value-type="float">
            <text:p>327</text:p>
          </table:table-cell>
          <table:table-cell office:value-type="float" office:value="339" calcext:value-type="float">
            <text:p>339</text:p>
          </table:table-cell>
          <table:table-cell office:value-type="float" office:value="364" calcext:value-type="float">
            <text:p>364</text:p>
          </table:table-cell>
          <table:table-cell office:value-type="float" office:value="379" calcext:value-type="float">
            <text:p>379</text:p>
          </table:table-cell>
          <table:table-cell office:value-type="float" office:value="396" calcext:value-type="float">
            <text:p>396</text:p>
          </table:table-cell>
          <table:table-cell office:value-type="float" office:value="416" calcext:value-type="float">
            <text:p>416</text:p>
          </table:table-cell>
          <table:table-cell office:value-type="float" office:value="439" calcext:value-type="float">
            <text:p>439</text:p>
          </table:table-cell>
          <table:table-cell office:value-type="float" office:value="462" calcext:value-type="float">
            <text:p>462</text:p>
          </table:table-cell>
          <table:table-cell office:value-type="float" office:value="499" calcext:value-type="float">
            <text:p>499</text:p>
          </table:table-cell>
          <table:table-cell office:value-type="float" office:value="519" calcext:value-type="float">
            <text:p>519</text:p>
          </table:table-cell>
          <table:table-cell office:value-type="float" office:value="547" calcext:value-type="float">
            <text:p>547</text:p>
          </table:table-cell>
          <table:table-cell office:value-type="float" office:value="583" calcext:value-type="float">
            <text:p>583</text:p>
          </table:table-cell>
          <table:table-cell office:value-type="float" office:value="601" calcext:value-type="float">
            <text:p>601</text:p>
          </table:table-cell>
          <table:table-cell office:value-type="float" office:value="634" calcext:value-type="float">
            <text:p>634</text:p>
          </table:table-cell>
          <table:table-cell office:value-type="float" office:value="665" calcext:value-type="float">
            <text:p>665</text:p>
          </table:table-cell>
          <table:table-cell office:value-type="float" office:value="698" calcext:value-type="float">
            <text:p>698</text:p>
          </table:table-cell>
          <table:table-cell office:value-type="float" office:value="728" calcext:value-type="float">
            <text:p>728</text:p>
          </table:table-cell>
          <table:table-cell office:value-type="float" office:value="758" calcext:value-type="float">
            <text:p>758</text:p>
          </table:table-cell>
          <table:table-cell office:value-type="float" office:value="798" calcext:value-type="float">
            <text:p>798</text:p>
          </table:table-cell>
          <table:table-cell office:value-type="float" office:value="836" calcext:value-type="float">
            <text:p>836</text:p>
          </table:table-cell>
          <table:table-cell office:value-type="float" office:value="866" calcext:value-type="float">
            <text:p>866</text:p>
          </table:table-cell>
          <table:table-cell office:value-type="float" office:value="907" calcext:value-type="float">
            <text:p>907</text:p>
          </table:table-cell>
          <table:table-cell office:value-type="float" office:value="953" calcext:value-type="float">
            <text:p>953</text:p>
          </table:table-cell>
          <table:table-cell office:value-type="float" office:value="993" calcext:value-type="float">
            <text:p>993</text:p>
          </table:table-cell>
          <table:table-cell office:value-type="float" office:value="1032" calcext:value-type="float">
            <text:p>1032</text:p>
          </table:table-cell>
          <table:table-cell office:value-type="float" office:value="1080" calcext:value-type="float">
            <text:p>1080</text:p>
          </table:table-cell>
          <table:table-cell office:value-type="float" office:value="1126" calcext:value-type="float">
            <text:p>1126</text:p>
          </table:table-cell>
          <table:table-cell office:value-type="float" office:value="1177" calcext:value-type="float">
            <text:p>1177</text:p>
          </table:table-cell>
          <table:table-cell office:value-type="float" office:value="1217" calcext:value-type="float">
            <text:p>1217</text:p>
          </table:table-cell>
          <table:table-cell office:value-type="float" office:value="1267" calcext:value-type="float">
            <text:p>1267</text:p>
          </table:table-cell>
          <table:table-cell office:value-type="float" office:value="1318" calcext:value-type="float">
            <text:p>1318</text:p>
          </table:table-cell>
          <table:table-cell office:value-type="float" office:value="1372" calcext:value-type="float">
            <text:p>1372</text:p>
          </table:table-cell>
          <table:table-cell office:value-type="float" office:value="1411" calcext:value-type="float">
            <text:p>1411</text:p>
          </table:table-cell>
          <table:table-cell office:value-type="float" office:value="1464" calcext:value-type="float">
            <text:p>1464</text:p>
          </table:table-cell>
          <table:table-cell office:value-type="float" office:value="1519" calcext:value-type="float">
            <text:p>1519</text:p>
          </table:table-cell>
          <table:table-cell office:value-type="float" office:value="1571" calcext:value-type="float">
            <text:p>1571</text:p>
          </table:table-cell>
          <table:table-cell office:value-type="float" office:value="1637" calcext:value-type="float">
            <text:p>1637</text:p>
          </table:table-cell>
          <table:table-cell office:value-type="float" office:value="1701" calcext:value-type="float">
            <text:p>1701</text:p>
          </table:table-cell>
          <table:table-cell office:value-type="float" office:value="1754" calcext:value-type="float">
            <text:p>1754</text:p>
          </table:table-cell>
          <table:table-cell office:value-type="float" office:value="1810" calcext:value-type="float">
            <text:p>1810</text:p>
          </table:table-cell>
          <table:table-cell office:value-type="float" office:value="1875" calcext:value-type="float">
            <text:p>1875</text:p>
          </table:table-cell>
          <table:table-cell office:value-type="float" office:value="1944" calcext:value-type="float">
            <text:p>1944</text:p>
          </table:table-cell>
          <table:table-cell office:value-type="float" office:value="2000" calcext:value-type="float">
            <text:p>2000</text:p>
          </table:table-cell>
          <table:table-cell office:value-type="float" office:value="2070" calcext:value-type="float">
            <text:p>2070</text:p>
          </table:table-cell>
          <table:table-cell office:value-type="float" office:value="2137" calcext:value-type="float">
            <text:p>2137</text:p>
          </table:table-cell>
          <table:table-cell office:value-type="float" office:value="2208" calcext:value-type="float">
            <text:p>2208</text:p>
          </table:table-cell>
          <table:table-cell office:value-type="float" office:value="2295" calcext:value-type="float">
            <text:p>2295</text:p>
          </table:table-cell>
          <table:table-cell office:value-type="float" office:value="2366" calcext:value-type="float">
            <text:p>2366</text:p>
          </table:table-cell>
          <table:table-cell office:value-type="float" office:value="2424" calcext:value-type="float">
            <text:p>2424</text:p>
          </table:table-cell>
          <table:table-cell office:value-type="float" office:value="2499" calcext:value-type="float">
            <text:p>2499</text:p>
          </table:table-cell>
          <table:table-cell office:value-type="float" office:value="2572" calcext:value-type="float">
            <text:p>2572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54" calcext:value-type="float">
            <text:p>254</text:p>
          </table:table-cell>
          <table:table-cell office:value-type="float" office:value="270" calcext:value-type="float">
            <text:p>270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318" calcext:value-type="float">
            <text:p>318</text:p>
          </table:table-cell>
          <table:table-cell office:value-type="float" office:value="344" calcext:value-type="float">
            <text:p>344</text:p>
          </table:table-cell>
          <table:table-cell office:value-type="float" office:value="365" calcext:value-type="float">
            <text:p>365</text:p>
          </table:table-cell>
          <table:table-cell office:value-type="float" office:value="389" calcext:value-type="float">
            <text:p>389</text:p>
          </table:table-cell>
          <table:table-cell office:value-type="float" office:value="419" calcext:value-type="float">
            <text:p>419</text:p>
          </table:table-cell>
          <table:table-cell office:value-type="float" office:value="436" calcext:value-type="float">
            <text:p>436</text:p>
          </table:table-cell>
          <table:table-cell office:value-type="float" office:value="455" calcext:value-type="float">
            <text:p>455</text:p>
          </table:table-cell>
          <table:table-cell office:value-type="float" office:value="478" calcext:value-type="float">
            <text:p>478</text:p>
          </table:table-cell>
          <table:table-cell office:value-type="float" office:value="506" calcext:value-type="float">
            <text:p>506</text:p>
          </table:table-cell>
          <table:table-cell office:value-type="float" office:value="536" calcext:value-type="float">
            <text:p>536</text:p>
          </table:table-cell>
          <table:table-cell office:value-type="float" office:value="566" calcext:value-type="float">
            <text:p>566</text:p>
          </table:table-cell>
          <table:table-cell office:value-type="float" office:value="595" calcext:value-type="float">
            <text:p>595</text:p>
          </table:table-cell>
          <table:table-cell office:value-type="float" office:value="621" calcext:value-type="float">
            <text:p>621</text:p>
          </table:table-cell>
          <table:table-cell office:value-type="float" office:value="651" calcext:value-type="float">
            <text:p>651</text:p>
          </table:table-cell>
          <table:table-cell office:value-type="float" office:value="680" calcext:value-type="float">
            <text:p>680</text:p>
          </table:table-cell>
          <table:table-cell office:value-type="float" office:value="717" calcext:value-type="float">
            <text:p>717</text:p>
          </table:table-cell>
          <table:table-cell office:value-type="float" office:value="742" calcext:value-type="float">
            <text:p>742</text:p>
          </table:table-cell>
          <table:table-cell office:value-type="float" office:value="783" calcext:value-type="float">
            <text:p>783</text:p>
          </table:table-cell>
          <table:table-cell office:value-type="float" office:value="828" calcext:value-type="float">
            <text:p>828</text:p>
          </table:table-cell>
          <table:table-cell office:value-type="float" office:value="867" calcext:value-type="float">
            <text:p>867</text:p>
          </table:table-cell>
          <table:table-cell office:value-type="float" office:value="896" calcext:value-type="float">
            <text:p>896</text:p>
          </table:table-cell>
          <table:table-cell office:value-type="float" office:value="939" calcext:value-type="float">
            <text:p>939</text:p>
          </table:table-cell>
          <table:table-cell office:value-type="float" office:value="978" calcext:value-type="float">
            <text:p>978</text:p>
          </table:table-cell>
          <table:table-cell office:value-type="float" office:value="1022" calcext:value-type="float">
            <text:p>1022</text:p>
          </table:table-cell>
          <table:table-cell office:value-type="float" office:value="1062" calcext:value-type="float">
            <text:p>1062</text:p>
          </table:table-cell>
          <table:table-cell office:value-type="float" office:value="1106" calcext:value-type="float">
            <text:p>1106</text:p>
          </table:table-cell>
          <table:table-cell office:value-type="float" office:value="1150" calcext:value-type="float">
            <text:p>1150</text:p>
          </table:table-cell>
          <table:table-cell office:value-type="float" office:value="1196" calcext:value-type="float">
            <text:p>1196</text:p>
          </table:table-cell>
          <table:table-cell office:value-type="float" office:value="1244" calcext:value-type="float">
            <text:p>1244</text:p>
          </table:table-cell>
          <table:table-cell office:value-type="float" office:value="1291" calcext:value-type="float">
            <text:p>1291</text:p>
          </table:table-cell>
          <table:table-cell office:value-type="float" office:value="1340" calcext:value-type="float">
            <text:p>1340</text:p>
          </table:table-cell>
          <table:table-cell office:value-type="float" office:value="1394" calcext:value-type="float">
            <text:p>1394</text:p>
          </table:table-cell>
          <table:table-cell office:value-type="float" office:value="1450" calcext:value-type="float">
            <text:p>1450</text:p>
          </table:table-cell>
          <table:table-cell office:value-type="float" office:value="1492" calcext:value-type="float">
            <text:p>1492</text:p>
          </table:table-cell>
          <table:table-cell office:value-type="float" office:value="1560" calcext:value-type="float">
            <text:p>1560</text:p>
          </table:table-cell>
          <table:table-cell office:value-type="float" office:value="1610" calcext:value-type="float">
            <text:p>1610</text:p>
          </table:table-cell>
          <table:table-cell office:value-type="float" office:value="1670" calcext:value-type="float">
            <text:p>1670</text:p>
          </table:table-cell>
          <table:table-cell office:value-type="float" office:value="1721" calcext:value-type="float">
            <text:p>1721</text:p>
          </table:table-cell>
          <table:table-cell office:value-type="float" office:value="1774" calcext:value-type="float">
            <text:p>1774</text:p>
          </table:table-cell>
          <table:table-cell office:value-type="float" office:value="1848" calcext:value-type="float">
            <text:p>1848</text:p>
          </table:table-cell>
          <table:table-cell office:value-type="float" office:value="1910" calcext:value-type="float">
            <text:p>1910</text:p>
          </table:table-cell>
          <table:table-cell office:value-type="float" office:value="1981" calcext:value-type="float">
            <text:p>1981</text:p>
          </table:table-cell>
          <table:table-cell office:value-type="float" office:value="2041" calcext:value-type="float">
            <text:p>2041</text:p>
          </table:table-cell>
          <table:table-cell office:value-type="float" office:value="2108" calcext:value-type="float">
            <text:p>2108</text:p>
          </table:table-cell>
          <table:table-cell office:value-type="float" office:value="2180" calcext:value-type="float">
            <text:p>2180</text:p>
          </table:table-cell>
          <table:table-cell office:value-type="float" office:value="2240" calcext:value-type="float">
            <text:p>2240</text:p>
          </table:table-cell>
          <table:table-cell office:value-type="float" office:value="2317" calcext:value-type="float">
            <text:p>2317</text:p>
          </table:table-cell>
          <table:table-cell office:value-type="float" office:value="2394" calcext:value-type="float">
            <text:p>2394</text:p>
          </table:table-cell>
          <table:table-cell office:value-type="float" office:value="2476" calcext:value-type="float">
            <text:p>2476</text:p>
          </table:table-cell>
          <table:table-cell office:value-type="float" office:value="2537" calcext:value-type="float">
            <text:p>2537</text:p>
          </table:table-cell>
          <table:table-cell office:value-type="float" office:value="2623" calcext:value-type="float">
            <text:p>2623</text:p>
          </table:table-cell>
          <table:table-cell/>
        </table:table-row>
        <table:table-row table:style-name="ro1" table:number-rows-repeated="2">
          <table:table-cell table:number-columns-repeated="103"/>
        </table:table-row>
        <table:table-row table:style-name="ro1">
          <table:table-cell table:formula="of:=LOG([.A1])" office:value-type="string" office:string-value="" calcext:value-type="error">
            <text:p>#VALUE!</text:p>
          </table:table-cell>
          <table:table-cell table:formula="of:=LOG([.B1])" office:value-type="string" office:string-value="" calcext:value-type="error">
            <text:p>Err:502</text:p>
          </table:table-cell>
          <table:table-cell table:formula="of:=LOG([.C1])" office:value-type="float" office:value="-1" calcext:value-type="float">
            <text:p>-1</text:p>
          </table:table-cell>
          <table:table-cell table:formula="of:=LOG([.D1])" office:value-type="float" office:value="-0.698970004336019" calcext:value-type="float">
            <text:p>-0.698970004336019</text:p>
          </table:table-cell>
          <table:table-cell table:formula="of:=LOG([.E1])" office:value-type="float" office:value="-0.522878745280338" calcext:value-type="float">
            <text:p>-0.522878745280338</text:p>
          </table:table-cell>
          <table:table-cell table:formula="of:=LOG([.F1])" office:value-type="float" office:value="-0.397940008672038" calcext:value-type="float">
            <text:p>-0.397940008672038</text:p>
          </table:table-cell>
          <table:table-cell table:formula="of:=LOG([.G1])" office:value-type="float" office:value="-0.301029995663981" calcext:value-type="float">
            <text:p>-0.301029995663981</text:p>
          </table:table-cell>
          <table:table-cell table:formula="of:=LOG([.H1])" office:value-type="float" office:value="-0.221848749616356" calcext:value-type="float">
            <text:p>-0.221848749616356</text:p>
          </table:table-cell>
          <table:table-cell table:formula="of:=LOG([.I1])" office:value-type="float" office:value="-0.154901959985743" calcext:value-type="float">
            <text:p>-0.154901959985743</text:p>
          </table:table-cell>
          <table:table-cell table:formula="of:=LOG([.J1])" office:value-type="float" office:value="-0.0969100130080564" calcext:value-type="float">
            <text:p>-0.096910013008056</text:p>
          </table:table-cell>
          <table:table-cell table:formula="of:=LOG([.K1])" office:value-type="float" office:value="-0.0457574905606751" calcext:value-type="float">
            <text:p>-0.045757490560675</text:p>
          </table:table-cell>
          <table:table-cell table:formula="of:=LOG([.L1])" office:value-type="float" office:value="0" calcext:value-type="float">
            <text:p>0</text:p>
          </table:table-cell>
          <table:table-cell table:formula="of:=LOG([.M1])" office:value-type="float" office:value="0.0413926851582251" calcext:value-type="float">
            <text:p>0.041392685158225</text:p>
          </table:table-cell>
          <table:table-cell table:formula="of:=LOG([.N1])" office:value-type="float" office:value="0.0791812460476248" calcext:value-type="float">
            <text:p>0.079181246047625</text:p>
          </table:table-cell>
          <table:table-cell table:formula="of:=LOG([.O1])" office:value-type="float" office:value="0.113943352306837" calcext:value-type="float">
            <text:p>0.113943352306837</text:p>
          </table:table-cell>
          <table:table-cell table:formula="of:=LOG([.P1])" office:value-type="float" office:value="0.146128035678238" calcext:value-type="float">
            <text:p>0.146128035678238</text:p>
          </table:table-cell>
          <table:table-cell table:formula="of:=LOG([.Q1])" office:value-type="float" office:value="0.176091259055681" calcext:value-type="float">
            <text:p>0.176091259055681</text:p>
          </table:table-cell>
          <table:table-cell table:formula="of:=LOG([.R1])" office:value-type="float" office:value="0.204119982655925" calcext:value-type="float">
            <text:p>0.204119982655925</text:p>
          </table:table-cell>
          <table:table-cell table:formula="of:=LOG([.S1])" office:value-type="float" office:value="0.230448921378274" calcext:value-type="float">
            <text:p>0.230448921378274</text:p>
          </table:table-cell>
          <table:table-cell table:formula="of:=LOG([.T1])" office:value-type="float" office:value="0.255272505103306" calcext:value-type="float">
            <text:p>0.255272505103306</text:p>
          </table:table-cell>
          <table:table-cell table:formula="of:=LOG([.U1])" office:value-type="float" office:value="0.278753600952829" calcext:value-type="float">
            <text:p>0.278753600952829</text:p>
          </table:table-cell>
          <table:table-cell table:formula="of:=LOG([.V1])" office:value-type="float" office:value="0.301029995663981" calcext:value-type="float">
            <text:p>0.301029995663981</text:p>
          </table:table-cell>
          <table:table-cell table:formula="of:=LOG([.W1])" office:value-type="float" office:value="0.322219294733919" calcext:value-type="float">
            <text:p>0.322219294733919</text:p>
          </table:table-cell>
          <table:table-cell table:formula="of:=LOG([.X1])" office:value-type="float" office:value="0.342422680822206" calcext:value-type="float">
            <text:p>0.342422680822206</text:p>
          </table:table-cell>
          <table:table-cell table:formula="of:=LOG([.Y1])" office:value-type="float" office:value="0.361727836017593" calcext:value-type="float">
            <text:p>0.361727836017593</text:p>
          </table:table-cell>
          <table:table-cell table:formula="of:=LOG([.Z1])" office:value-type="float" office:value="0.380211241711606" calcext:value-type="float">
            <text:p>0.380211241711606</text:p>
          </table:table-cell>
          <table:table-cell table:formula="of:=LOG([.AA1])" office:value-type="float" office:value="0.397940008672038" calcext:value-type="float">
            <text:p>0.397940008672038</text:p>
          </table:table-cell>
          <table:table-cell table:formula="of:=LOG([.AB1])" office:value-type="float" office:value="0.414973347970818" calcext:value-type="float">
            <text:p>0.414973347970818</text:p>
          </table:table-cell>
          <table:table-cell table:formula="of:=LOG([.AC1])" office:value-type="float" office:value="0.431363764158987" calcext:value-type="float">
            <text:p>0.431363764158987</text:p>
          </table:table-cell>
          <table:table-cell table:formula="of:=LOG([.AD1])" office:value-type="float" office:value="0.447158031342219" calcext:value-type="float">
            <text:p>0.447158031342219</text:p>
          </table:table-cell>
          <table:table-cell table:formula="of:=LOG([.AE1])" office:value-type="float" office:value="0.462397997898956" calcext:value-type="float">
            <text:p>0.462397997898956</text:p>
          </table:table-cell>
          <table:table-cell table:formula="of:=LOG([.AF1])" office:value-type="float" office:value="0.477121254719662" calcext:value-type="float">
            <text:p>0.477121254719662</text:p>
          </table:table-cell>
          <table:table-cell table:formula="of:=LOG([.AG1])" office:value-type="float" office:value="0.491361693834273" calcext:value-type="float">
            <text:p>0.491361693834273</text:p>
          </table:table-cell>
          <table:table-cell table:formula="of:=LOG([.AH1])" office:value-type="float" office:value="0.505149978319906" calcext:value-type="float">
            <text:p>0.505149978319906</text:p>
          </table:table-cell>
          <table:table-cell table:formula="of:=LOG([.AI1])" office:value-type="float" office:value="0.518513939877887" calcext:value-type="float">
            <text:p>0.518513939877887</text:p>
          </table:table-cell>
          <table:table-cell table:formula="of:=LOG([.AJ1])" office:value-type="float" office:value="0.531478917042255" calcext:value-type="float">
            <text:p>0.531478917042255</text:p>
          </table:table-cell>
          <table:table-cell table:formula="of:=LOG([.AK1])" office:value-type="float" office:value="0.544068044350276" calcext:value-type="float">
            <text:p>0.544068044350276</text:p>
          </table:table-cell>
          <table:table-cell table:formula="of:=LOG([.AL1])" office:value-type="float" office:value="0.556302500767287" calcext:value-type="float">
            <text:p>0.556302500767287</text:p>
          </table:table-cell>
          <table:table-cell table:formula="of:=LOG([.AM1])" office:value-type="float" office:value="0.568201724066995" calcext:value-type="float">
            <text:p>0.568201724066995</text:p>
          </table:table-cell>
          <table:table-cell table:formula="of:=LOG([.AN1])" office:value-type="float" office:value="0.57978359661681" calcext:value-type="float">
            <text:p>0.57978359661681</text:p>
          </table:table-cell>
          <table:table-cell table:formula="of:=LOG([.AO1])" office:value-type="float" office:value="0.591064607026499" calcext:value-type="float">
            <text:p>0.591064607026499</text:p>
          </table:table-cell>
          <table:table-cell table:formula="of:=LOG([.AP1])" office:value-type="float" office:value="0.602059991327962" calcext:value-type="float">
            <text:p>0.602059991327962</text:p>
          </table:table-cell>
          <table:table-cell table:formula="of:=LOG([.AQ1])" office:value-type="float" office:value="0.612783856719735" calcext:value-type="float">
            <text:p>0.612783856719735</text:p>
          </table:table-cell>
          <table:table-cell table:formula="of:=LOG([.AR1])" office:value-type="float" office:value="0.6232492903979" calcext:value-type="float">
            <text:p>0.6232492903979</text:p>
          </table:table-cell>
          <table:table-cell table:formula="of:=LOG([.AS1])" office:value-type="float" office:value="0.633468455579586" calcext:value-type="float">
            <text:p>0.633468455579586</text:p>
          </table:table-cell>
          <table:table-cell table:formula="of:=LOG([.AT1])" office:value-type="float" office:value="0.643452676486187" calcext:value-type="float">
            <text:p>0.643452676486187</text:p>
          </table:table-cell>
          <table:table-cell table:formula="of:=LOG([.AU1])" office:value-type="float" office:value="0.653212513775344" calcext:value-type="float">
            <text:p>0.653212513775344</text:p>
          </table:table-cell>
          <table:table-cell table:formula="of:=LOG([.AV1])" office:value-type="float" office:value="0.662757831681574" calcext:value-type="float">
            <text:p>0.662757831681574</text:p>
          </table:table-cell>
          <table:table-cell table:formula="of:=LOG([.AW1])" office:value-type="float" office:value="0.672097857935717" calcext:value-type="float">
            <text:p>0.672097857935717</text:p>
          </table:table-cell>
          <table:table-cell table:formula="of:=LOG([.AX1])" office:value-type="float" office:value="0.681241237375587" calcext:value-type="float">
            <text:p>0.681241237375587</text:p>
          </table:table-cell>
          <table:table-cell table:formula="of:=LOG([.AY1])" office:value-type="float" office:value="0.690196080028514" calcext:value-type="float">
            <text:p>0.690196080028514</text:p>
          </table:table-cell>
          <table:table-cell table:formula="of:=LOG([.AZ1])" office:value-type="float" office:value="0.698970004336019" calcext:value-type="float">
            <text:p>0.698970004336019</text:p>
          </table:table-cell>
          <table:table-cell table:formula="of:=LOG([.BA1])" office:value-type="float" office:value="0.707570176097936" calcext:value-type="float">
            <text:p>0.707570176097936</text:p>
          </table:table-cell>
          <table:table-cell table:formula="of:=LOG([.BB1])" office:value-type="float" office:value="0.716003343634799" calcext:value-type="float">
            <text:p>0.716003343634799</text:p>
          </table:table-cell>
          <table:table-cell table:formula="of:=LOG([.BC1])" office:value-type="float" office:value="0.724275869600789" calcext:value-type="float">
            <text:p>0.724275869600789</text:p>
          </table:table-cell>
          <table:table-cell table:formula="of:=LOG([.BD1])" office:value-type="float" office:value="0.732393759822968" calcext:value-type="float">
            <text:p>0.732393759822968</text:p>
          </table:table-cell>
          <table:table-cell table:formula="of:=LOG([.BE1])" office:value-type="float" office:value="0.740362689494244" calcext:value-type="float">
            <text:p>0.740362689494244</text:p>
          </table:table-cell>
          <table:table-cell table:formula="of:=LOG([.BF1])" office:value-type="float" office:value="0.7481880270062" calcext:value-type="float">
            <text:p>0.7481880270062</text:p>
          </table:table-cell>
          <table:table-cell table:formula="of:=LOG([.BG1])" office:value-type="float" office:value="0.755874855672491" calcext:value-type="float">
            <text:p>0.755874855672491</text:p>
          </table:table-cell>
          <table:table-cell table:formula="of:=LOG([.BH1])" office:value-type="float" office:value="0.763427993562937" calcext:value-type="float">
            <text:p>0.763427993562937</text:p>
          </table:table-cell>
          <table:table-cell table:formula="of:=LOG([.BI1])" office:value-type="float" office:value="0.770852011642144" calcext:value-type="float">
            <text:p>0.770852011642144</text:p>
          </table:table-cell>
          <table:table-cell table:formula="of:=LOG([.BJ1])" office:value-type="float" office:value="0.778151250383644" calcext:value-type="float">
            <text:p>0.778151250383644</text:p>
          </table:table-cell>
          <table:table-cell table:formula="of:=LOG([.BK1])" office:value-type="float" office:value="0.785329835010767" calcext:value-type="float">
            <text:p>0.785329835010767</text:p>
          </table:table-cell>
          <table:table-cell table:formula="of:=LOG([.BL1])" office:value-type="float" office:value="0.792391689498254" calcext:value-type="float">
            <text:p>0.792391689498254</text:p>
          </table:table-cell>
          <table:table-cell table:formula="of:=LOG([.BM1])" office:value-type="float" office:value="0.799340549453582" calcext:value-type="float">
            <text:p>0.799340549453582</text:p>
          </table:table-cell>
          <table:table-cell table:formula="of:=LOG([.BN1])" office:value-type="float" office:value="0.806179973983887" calcext:value-type="float">
            <text:p>0.806179973983887</text:p>
          </table:table-cell>
          <table:table-cell table:formula="of:=LOG([.BO1])" office:value-type="float" office:value="0.812913356642855" calcext:value-type="float">
            <text:p>0.812913356642855</text:p>
          </table:table-cell>
          <table:table-cell table:formula="of:=LOG([.BP1])" office:value-type="float" office:value="0.819543935541869" calcext:value-type="float">
            <text:p>0.819543935541869</text:p>
          </table:table-cell>
          <table:table-cell table:formula="of:=LOG([.BQ1])" office:value-type="float" office:value="0.826074802700826" calcext:value-type="float">
            <text:p>0.826074802700826</text:p>
          </table:table-cell>
          <table:table-cell table:formula="of:=LOG([.BR1])" office:value-type="float" office:value="0.832508912706236" calcext:value-type="float">
            <text:p>0.832508912706236</text:p>
          </table:table-cell>
          <table:table-cell table:formula="of:=LOG([.BS1])" office:value-type="float" office:value="0.838849090737255" calcext:value-type="float">
            <text:p>0.838849090737255</text:p>
          </table:table-cell>
          <table:table-cell table:formula="of:=LOG([.BT1])" office:value-type="float" office:value="0.845098040014257" calcext:value-type="float">
            <text:p>0.845098040014257</text:p>
          </table:table-cell>
          <table:table-cell table:formula="of:=LOG([.BU1])" office:value-type="float" office:value="0.851258348719075" calcext:value-type="float">
            <text:p>0.851258348719075</text:p>
          </table:table-cell>
          <table:table-cell table:formula="of:=LOG([.BV1])" office:value-type="float" office:value="0.857332496431268" calcext:value-type="float">
            <text:p>0.857332496431268</text:p>
          </table:table-cell>
          <table:table-cell table:formula="of:=LOG([.BW1])" office:value-type="float" office:value="0.863322860120456" calcext:value-type="float">
            <text:p>0.863322860120456</text:p>
          </table:table-cell>
          <table:table-cell table:formula="of:=LOG([.BX1])" office:value-type="float" office:value="0.869231719730976" calcext:value-type="float">
            <text:p>0.869231719730976</text:p>
          </table:table-cell>
          <table:table-cell table:formula="of:=LOG([.BY1])" office:value-type="float" office:value="0.8750612633917" calcext:value-type="float">
            <text:p>0.8750612633917</text:p>
          </table:table-cell>
          <table:table-cell table:formula="of:=LOG([.BZ1])" office:value-type="float" office:value="0.880813592280791" calcext:value-type="float">
            <text:p>0.880813592280791</text:p>
          </table:table-cell>
          <table:table-cell table:formula="of:=LOG([.CA1])" office:value-type="float" office:value="0.886490725172482" calcext:value-type="float">
            <text:p>0.886490725172482</text:p>
          </table:table-cell>
          <table:table-cell table:formula="of:=LOG([.CB1])" office:value-type="float" office:value="0.89209460269048" calcext:value-type="float">
            <text:p>0.89209460269048</text:p>
          </table:table-cell>
          <table:table-cell table:formula="of:=LOG([.CC1])" office:value-type="float" office:value="0.897627091290442" calcext:value-type="float">
            <text:p>0.897627091290442</text:p>
          </table:table-cell>
          <table:table-cell table:formula="of:=LOG([.CD1])" office:value-type="float" office:value="0.903089986991943" calcext:value-type="float">
            <text:p>0.903089986991943</text:p>
          </table:table-cell>
          <table:table-cell table:formula="of:=LOG([.CE1])" office:value-type="float" office:value="0.90848501887865" calcext:value-type="float">
            <text:p>0.90848501887865</text:p>
          </table:table-cell>
          <table:table-cell table:formula="of:=LOG([.CF1])" office:value-type="float" office:value="0.913813852383717" calcext:value-type="float">
            <text:p>0.913813852383717</text:p>
          </table:table-cell>
          <table:table-cell table:formula="of:=LOG([.CG1])" office:value-type="float" office:value="0.919078092376074" calcext:value-type="float">
            <text:p>0.919078092376074</text:p>
          </table:table-cell>
          <table:table-cell table:formula="of:=LOG([.CH1])" office:value-type="float" office:value="0.924279286061882" calcext:value-type="float">
            <text:p>0.924279286061882</text:p>
          </table:table-cell>
          <table:table-cell table:formula="of:=LOG([.CI1])" office:value-type="float" office:value="0.929418925714293" calcext:value-type="float">
            <text:p>0.929418925714293</text:p>
          </table:table-cell>
          <table:table-cell table:formula="of:=LOG([.CJ1])" office:value-type="float" office:value="0.934498451243567" calcext:value-type="float">
            <text:p>0.934498451243567</text:p>
          </table:table-cell>
          <table:table-cell table:formula="of:=LOG([.CK1])" office:value-type="float" office:value="0.939519252618618" calcext:value-type="float">
            <text:p>0.939519252618618</text:p>
          </table:table-cell>
          <table:table-cell table:formula="of:=LOG([.CL1])" office:value-type="float" office:value="0.944482672150169" calcext:value-type="float">
            <text:p>0.944482672150169</text:p>
          </table:table-cell>
          <table:table-cell table:formula="of:=LOG([.CM1])" office:value-type="float" office:value="0.949390006644913" calcext:value-type="float">
            <text:p>0.949390006644913</text:p>
          </table:table-cell>
          <table:table-cell table:formula="of:=LOG([.CN1])" office:value-type="float" office:value="0.954242509439325" calcext:value-type="float">
            <text:p>0.954242509439325</text:p>
          </table:table-cell>
          <table:table-cell table:formula="of:=LOG([.CO1])" office:value-type="float" office:value="0.959041392321094" calcext:value-type="float">
            <text:p>0.959041392321094</text:p>
          </table:table-cell>
          <table:table-cell table:formula="of:=LOG([.CP1])" office:value-type="float" office:value="0.963787827345555" calcext:value-type="float">
            <text:p>0.963787827345555</text:p>
          </table:table-cell>
          <table:table-cell table:formula="of:=LOG([.CQ1])" office:value-type="float" office:value="0.968482948553935" calcext:value-type="float">
            <text:p>0.968482948553935</text:p>
          </table:table-cell>
          <table:table-cell table:formula="of:=LOG([.CR1])" office:value-type="float" office:value="0.973127853599699" calcext:value-type="float">
            <text:p>0.973127853599699</text:p>
          </table:table-cell>
          <table:table-cell table:formula="of:=LOG([.CS1])" office:value-type="float" office:value="0.977723605288848" calcext:value-type="float">
            <text:p>0.977723605288848</text:p>
          </table:table-cell>
          <table:table-cell table:formula="of:=LOG([.CT1])" office:value-type="float" office:value="0.982271233039568" calcext:value-type="float">
            <text:p>0.982271233039568</text:p>
          </table:table-cell>
          <table:table-cell table:formula="of:=LOG([.CU1])" office:value-type="float" office:value="0.986771734266245" calcext:value-type="float">
            <text:p>0.986771734266245</text:p>
          </table:table-cell>
          <table:table-cell table:formula="of:=LOG([.CV1])" office:value-type="float" office:value="0.991226075692495" calcext:value-type="float">
            <text:p>0.991226075692495</text:p>
          </table:table-cell>
          <table:table-cell table:formula="of:=LOG([.CW1])" office:value-type="float" office:value="0.99563519459755" calcext:value-type="float">
            <text:p>0.99563519459755</text:p>
          </table:table-cell>
          <table:table-cell table:formula="of:=LOG([.CX1])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03"/>
        </table:table-row>
        <table:table-row table:style-name="ro1">
          <table:table-cell table:formula="of:=LOG([.A4])" office:value-type="float" office:value="2" calcext:value-type="float">
            <text:p>2</text:p>
          </table:table-cell>
          <table:table-cell table:formula="of:=LOG([.B4])" office:value-type="string" office:string-value="" calcext:value-type="error">
            <text:p>Err:502</text:p>
          </table:table-cell>
          <table:table-cell table:formula="of:=LOG([.C4])" office:value-type="string" office:string-value="" calcext:value-type="error">
            <text:p>Err:502</text:p>
          </table:table-cell>
          <table:table-cell table:formula="of:=LOG([.D4])" office:value-type="string" office:string-value="" calcext:value-type="error">
            <text:p>Err:502</text:p>
          </table:table-cell>
          <table:table-cell table:formula="of:=LOG([.E4])" office:value-type="string" office:string-value="" calcext:value-type="error">
            <text:p>Err:502</text:p>
          </table:table-cell>
          <table:table-cell table:formula="of:=LOG([.F4])" office:value-type="string" office:string-value="" calcext:value-type="error">
            <text:p>Err:502</text:p>
          </table:table-cell>
          <table:table-cell table:formula="of:=LOG([.G4])" office:value-type="string" office:string-value="" calcext:value-type="error">
            <text:p>Err:502</text:p>
          </table:table-cell>
          <table:table-cell table:formula="of:=LOG([.H4])" office:value-type="string" office:string-value="" calcext:value-type="error">
            <text:p>Err:502</text:p>
          </table:table-cell>
          <table:table-cell table:formula="of:=LOG([.I4])" office:value-type="string" office:string-value="" calcext:value-type="error">
            <text:p>Err:502</text:p>
          </table:table-cell>
          <table:table-cell table:formula="of:=LOG([.J4])" office:value-type="string" office:string-value="" calcext:value-type="error">
            <text:p>Err:502</text:p>
          </table:table-cell>
          <table:table-cell table:formula="of:=LOG([.K4])" office:value-type="string" office:string-value="" calcext:value-type="error">
            <text:p>Err:502</text:p>
          </table:table-cell>
          <table:table-cell table:formula="of:=LOG([.L4])" office:value-type="string" office:string-value="" calcext:value-type="error">
            <text:p>Err:502</text:p>
          </table:table-cell>
          <table:table-cell table:formula="of:=LOG([.M4])" office:value-type="string" office:string-value="" calcext:value-type="error">
            <text:p>Err:502</text:p>
          </table:table-cell>
          <table:table-cell table:formula="of:=LOG([.N4])" office:value-type="string" office:string-value="" calcext:value-type="error">
            <text:p>Err:502</text:p>
          </table:table-cell>
          <table:table-cell table:formula="of:=LOG([.O4])" office:value-type="string" office:string-value="" calcext:value-type="error">
            <text:p>Err:502</text:p>
          </table:table-cell>
          <table:table-cell table:formula="of:=LOG([.P4])" office:value-type="string" office:string-value="" calcext:value-type="error">
            <text:p>Err:502</text:p>
          </table:table-cell>
          <table:table-cell table:formula="of:=LOG([.Q4])" office:value-type="string" office:string-value="" calcext:value-type="error">
            <text:p>Err:502</text:p>
          </table:table-cell>
          <table:table-cell table:formula="of:=LOG([.R4])" office:value-type="string" office:string-value="" calcext:value-type="error">
            <text:p>Err:502</text:p>
          </table:table-cell>
          <table:table-cell table:formula="of:=LOG([.S4])" office:value-type="string" office:string-value="" calcext:value-type="error">
            <text:p>Err:502</text:p>
          </table:table-cell>
          <table:table-cell table:formula="of:=LOG([.T4])" office:value-type="string" office:string-value="" calcext:value-type="error">
            <text:p>Err:502</text:p>
          </table:table-cell>
          <table:table-cell table:formula="of:=LOG([.U4])" office:value-type="string" office:string-value="" calcext:value-type="error">
            <text:p>Err:502</text:p>
          </table:table-cell>
          <table:table-cell table:formula="of:=LOG([.V4])" office:value-type="string" office:string-value="" calcext:value-type="error">
            <text:p>Err:502</text:p>
          </table:table-cell>
          <table:table-cell table:formula="of:=LOG([.W4])" office:value-type="string" office:string-value="" calcext:value-type="error">
            <text:p>Err:502</text:p>
          </table:table-cell>
          <table:table-cell table:formula="of:=LOG([.X4])" office:value-type="string" office:string-value="" calcext:value-type="error">
            <text:p>Err:502</text:p>
          </table:table-cell>
          <table:table-cell table:formula="of:=LOG([.Y4])" office:value-type="string" office:string-value="" calcext:value-type="error">
            <text:p>Err:502</text:p>
          </table:table-cell>
          <table:table-cell table:formula="of:=LOG([.Z4])" office:value-type="string" office:string-value="" calcext:value-type="error">
            <text:p>Err:502</text:p>
          </table:table-cell>
          <table:table-cell table:formula="of:=LOG([.AA4])" office:value-type="string" office:string-value="" calcext:value-type="error">
            <text:p>Err:502</text:p>
          </table:table-cell>
          <table:table-cell table:formula="of:=LOG([.AB4])" office:value-type="string" office:string-value="" calcext:value-type="error">
            <text:p>Err:502</text:p>
          </table:table-cell>
          <table:table-cell table:formula="of:=LOG([.AC4])" office:value-type="string" office:string-value="" calcext:value-type="error">
            <text:p>Err:502</text:p>
          </table:table-cell>
          <table:table-cell table:formula="of:=LOG([.AD4])" office:value-type="string" office:string-value="" calcext:value-type="error">
            <text:p>Err:502</text:p>
          </table:table-cell>
          <table:table-cell table:formula="of:=LOG([.AE4])" office:value-type="string" office:string-value="" calcext:value-type="error">
            <text:p>Err:502</text:p>
          </table:table-cell>
          <table:table-cell table:formula="of:=LOG([.AF4])" office:value-type="string" office:string-value="" calcext:value-type="error">
            <text:p>Err:502</text:p>
          </table:table-cell>
          <table:table-cell table:formula="of:=LOG([.AG4])" office:value-type="string" office:string-value="" calcext:value-type="error">
            <text:p>Err:502</text:p>
          </table:table-cell>
          <table:table-cell table:formula="of:=LOG([.AH4])" office:value-type="string" office:string-value="" calcext:value-type="error">
            <text:p>Err:502</text:p>
          </table:table-cell>
          <table:table-cell table:formula="of:=LOG([.AI4])" office:value-type="string" office:string-value="" calcext:value-type="error">
            <text:p>Err:502</text:p>
          </table:table-cell>
          <table:table-cell table:formula="of:=LOG([.AJ4])" office:value-type="string" office:string-value="" calcext:value-type="error">
            <text:p>Err:502</text:p>
          </table:table-cell>
          <table:table-cell table:formula="of:=LOG([.AK4])" office:value-type="string" office:string-value="" calcext:value-type="error">
            <text:p>Err:502</text:p>
          </table:table-cell>
          <table:table-cell table:formula="of:=LOG([.AL4])" office:value-type="string" office:string-value="" calcext:value-type="error">
            <text:p>Err:502</text:p>
          </table:table-cell>
          <table:table-cell table:formula="of:=LOG([.AM4])" office:value-type="string" office:string-value="" calcext:value-type="error">
            <text:p>Err:502</text:p>
          </table:table-cell>
          <table:table-cell table:formula="of:=LOG([.AN4])" office:value-type="string" office:string-value="" calcext:value-type="error">
            <text:p>Err:502</text:p>
          </table:table-cell>
          <table:table-cell table:formula="of:=LOG([.AO4])" office:value-type="string" office:string-value="" calcext:value-type="error">
            <text:p>Err:502</text:p>
          </table:table-cell>
          <table:table-cell table:formula="of:=LOG([.AP4])" office:value-type="string" office:string-value="" calcext:value-type="error">
            <text:p>Err:502</text:p>
          </table:table-cell>
          <table:table-cell table:formula="of:=LOG([.AQ4])" office:value-type="string" office:string-value="" calcext:value-type="error">
            <text:p>Err:502</text:p>
          </table:table-cell>
          <table:table-cell table:formula="of:=LOG([.AR4])" office:value-type="string" office:string-value="" calcext:value-type="error">
            <text:p>Err:502</text:p>
          </table:table-cell>
          <table:table-cell table:formula="of:=LOG([.AS4])" office:value-type="string" office:string-value="" calcext:value-type="error">
            <text:p>Err:502</text:p>
          </table:table-cell>
          <table:table-cell table:formula="of:=LOG([.AT4])" office:value-type="string" office:string-value="" calcext:value-type="error">
            <text:p>Err:502</text:p>
          </table:table-cell>
          <table:table-cell table:formula="of:=LOG([.AU4])" office:value-type="float" office:value="0" calcext:value-type="float">
            <text:p>0</text:p>
          </table:table-cell>
          <table:table-cell table:formula="of:=LOG([.AV4])" office:value-type="float" office:value="0" calcext:value-type="float">
            <text:p>0</text:p>
          </table:table-cell>
          <table:table-cell table:formula="of:=LOG([.AW4])" office:value-type="float" office:value="0.301029995663981" calcext:value-type="float">
            <text:p>0.301029995663981</text:p>
          </table:table-cell>
          <table:table-cell table:formula="of:=LOG([.AX4])" office:value-type="float" office:value="0.301029995663981" calcext:value-type="float">
            <text:p>0.301029995663981</text:p>
          </table:table-cell>
          <table:table-cell table:formula="of:=LOG([.AY4])" office:value-type="float" office:value="0.301029995663981" calcext:value-type="float">
            <text:p>0.301029995663981</text:p>
          </table:table-cell>
          <table:table-cell table:formula="of:=LOG([.AZ4])" office:value-type="float" office:value="0.301029995663981" calcext:value-type="float">
            <text:p>0.301029995663981</text:p>
          </table:table-cell>
          <table:table-cell table:formula="of:=LOG([.BA4])" office:value-type="float" office:value="0.301029995663981" calcext:value-type="float">
            <text:p>0.301029995663981</text:p>
          </table:table-cell>
          <table:table-cell table:formula="of:=LOG([.BB4])" office:value-type="float" office:value="0.602059991327962" calcext:value-type="float">
            <text:p>0.602059991327962</text:p>
          </table:table-cell>
          <table:table-cell table:formula="of:=LOG([.BC4])" office:value-type="float" office:value="0.602059991327962" calcext:value-type="float">
            <text:p>0.602059991327962</text:p>
          </table:table-cell>
          <table:table-cell table:formula="of:=LOG([.BD4])" office:value-type="float" office:value="0.602059991327962" calcext:value-type="float">
            <text:p>0.602059991327962</text:p>
          </table:table-cell>
          <table:table-cell table:formula="of:=LOG([.BE4])" office:value-type="float" office:value="0.602059991327962" calcext:value-type="float">
            <text:p>0.602059991327962</text:p>
          </table:table-cell>
          <table:table-cell table:formula="of:=LOG([.BF4])" office:value-type="float" office:value="0.602059991327962" calcext:value-type="float">
            <text:p>0.602059991327962</text:p>
          </table:table-cell>
          <table:table-cell table:formula="of:=LOG([.BG4])" office:value-type="float" office:value="0.602059991327962" calcext:value-type="float">
            <text:p>0.602059991327962</text:p>
          </table:table-cell>
          <table:table-cell table:formula="of:=LOG([.BH4])" office:value-type="float" office:value="0.602059991327962" calcext:value-type="float">
            <text:p>0.602059991327962</text:p>
          </table:table-cell>
          <table:table-cell table:formula="of:=LOG([.BI4])" office:value-type="float" office:value="0.602059991327962" calcext:value-type="float">
            <text:p>0.602059991327962</text:p>
          </table:table-cell>
          <table:table-cell table:formula="of:=LOG([.BJ4])" office:value-type="float" office:value="0.602059991327962" calcext:value-type="float">
            <text:p>0.602059991327962</text:p>
          </table:table-cell>
          <table:table-cell table:formula="of:=LOG([.BK4])" office:value-type="float" office:value="0.602059991327962" calcext:value-type="float">
            <text:p>0.602059991327962</text:p>
          </table:table-cell>
          <table:table-cell table:formula="of:=LOG([.BL4])" office:value-type="float" office:value="0.778151250383644" calcext:value-type="float">
            <text:p>0.778151250383644</text:p>
          </table:table-cell>
          <table:table-cell table:formula="of:=LOG([.BM4])" office:value-type="float" office:value="0.845098040014257" calcext:value-type="float">
            <text:p>0.845098040014257</text:p>
          </table:table-cell>
          <table:table-cell table:formula="of:=LOG([.BN4])" office:value-type="float" office:value="0.903089986991943" calcext:value-type="float">
            <text:p>0.903089986991943</text:p>
          </table:table-cell>
          <table:table-cell table:formula="of:=LOG([.BO4])" office:value-type="float" office:value="0.903089986991943" calcext:value-type="float">
            <text:p>0.903089986991943</text:p>
          </table:table-cell>
          <table:table-cell table:formula="of:=LOG([.BP4])" office:value-type="float" office:value="0.903089986991943" calcext:value-type="float">
            <text:p>0.903089986991943</text:p>
          </table:table-cell>
          <table:table-cell table:formula="of:=LOG([.BQ4])" office:value-type="float" office:value="0.903089986991943" calcext:value-type="float">
            <text:p>0.903089986991943</text:p>
          </table:table-cell>
          <table:table-cell table:formula="of:=LOG([.BR4])" office:value-type="float" office:value="0.903089986991943" calcext:value-type="float">
            <text:p>0.903089986991943</text:p>
          </table:table-cell>
          <table:table-cell table:formula="of:=LOG([.BS4])" office:value-type="float" office:value="0.954242509439325" calcext:value-type="float">
            <text:p>0.954242509439325</text:p>
          </table:table-cell>
          <table:table-cell table:formula="of:=LOG([.BT4])" office:value-type="float" office:value="0.954242509439325" calcext:value-type="float">
            <text:p>0.954242509439325</text:p>
          </table:table-cell>
          <table:table-cell table:formula="of:=LOG([.BU4])" office:value-type="float" office:value="1" calcext:value-type="float">
            <text:p>1</text:p>
          </table:table-cell>
          <table:table-cell table:formula="of:=LOG([.BV4])" office:value-type="float" office:value="1" calcext:value-type="float">
            <text:p>1</text:p>
          </table:table-cell>
          <table:table-cell table:formula="of:=LOG([.BW4])" office:value-type="float" office:value="1.07918124604762" calcext:value-type="float">
            <text:p>1.07918124604762</text:p>
          </table:table-cell>
          <table:table-cell table:formula="of:=LOG([.BX4])" office:value-type="float" office:value="1.11394335230684" calcext:value-type="float">
            <text:p>1.11394335230684</text:p>
          </table:table-cell>
          <table:table-cell table:formula="of:=LOG([.BY4])" office:value-type="float" office:value="1.11394335230684" calcext:value-type="float">
            <text:p>1.11394335230684</text:p>
          </table:table-cell>
          <table:table-cell table:formula="of:=LOG([.BZ4])" office:value-type="float" office:value="1.14612803567824" calcext:value-type="float">
            <text:p>1.14612803567824</text:p>
          </table:table-cell>
          <table:table-cell table:formula="of:=LOG([.CA4])" office:value-type="float" office:value="1.17609125905568" calcext:value-type="float">
            <text:p>1.17609125905568</text:p>
          </table:table-cell>
          <table:table-cell table:formula="of:=LOG([.CB4])" office:value-type="float" office:value="1.17609125905568" calcext:value-type="float">
            <text:p>1.17609125905568</text:p>
          </table:table-cell>
          <table:table-cell table:formula="of:=LOG([.CC4])" office:value-type="float" office:value="1.17609125905568" calcext:value-type="float">
            <text:p>1.17609125905568</text:p>
          </table:table-cell>
          <table:table-cell table:formula="of:=LOG([.CD4])" office:value-type="float" office:value="1.23044892137827" calcext:value-type="float">
            <text:p>1.23044892137827</text:p>
          </table:table-cell>
          <table:table-cell table:formula="of:=LOG([.CE4])" office:value-type="float" office:value="1.23044892137827" calcext:value-type="float">
            <text:p>1.23044892137827</text:p>
          </table:table-cell>
          <table:table-cell table:formula="of:=LOG([.CF4])" office:value-type="float" office:value="1.23044892137827" calcext:value-type="float">
            <text:p>1.23044892137827</text:p>
          </table:table-cell>
          <table:table-cell table:formula="of:=LOG([.CG4])" office:value-type="float" office:value="1.23044892137827" calcext:value-type="float">
            <text:p>1.23044892137827</text:p>
          </table:table-cell>
          <table:table-cell table:formula="of:=LOG([.CH4])" office:value-type="float" office:value="1.23044892137827" calcext:value-type="float">
            <text:p>1.23044892137827</text:p>
          </table:table-cell>
          <table:table-cell table:formula="of:=LOG([.CI4])" office:value-type="float" office:value="1.23044892137827" calcext:value-type="float">
            <text:p>1.23044892137827</text:p>
          </table:table-cell>
          <table:table-cell table:formula="of:=LOG([.CJ4])" office:value-type="float" office:value="1.25527250510331" calcext:value-type="float">
            <text:p>1.25527250510331</text:p>
          </table:table-cell>
          <table:table-cell table:formula="of:=LOG([.CK4])" office:value-type="float" office:value="1.27875360095283" calcext:value-type="float">
            <text:p>1.27875360095283</text:p>
          </table:table-cell>
          <table:table-cell table:formula="of:=LOG([.CL4])" office:value-type="float" office:value="1.30102999566398" calcext:value-type="float">
            <text:p>1.30102999566398</text:p>
          </table:table-cell>
          <table:table-cell table:formula="of:=LOG([.CM4])" office:value-type="float" office:value="1.34242268082221" calcext:value-type="float">
            <text:p>1.34242268082221</text:p>
          </table:table-cell>
          <table:table-cell table:formula="of:=LOG([.CN4])" office:value-type="float" office:value="1.36172783601759" calcext:value-type="float">
            <text:p>1.36172783601759</text:p>
          </table:table-cell>
          <table:table-cell table:formula="of:=LOG([.CO4])" office:value-type="float" office:value="1.36172783601759" calcext:value-type="float">
            <text:p>1.36172783601759</text:p>
          </table:table-cell>
          <table:table-cell table:formula="of:=LOG([.CP4])" office:value-type="float" office:value="1.38021124171161" calcext:value-type="float">
            <text:p>1.38021124171161</text:p>
          </table:table-cell>
          <table:table-cell table:formula="of:=LOG([.CQ4])" office:value-type="float" office:value="1.41497334797082" calcext:value-type="float">
            <text:p>1.41497334797082</text:p>
          </table:table-cell>
          <table:table-cell table:formula="of:=LOG([.CR4])" office:value-type="float" office:value="1.43136376415899" calcext:value-type="float">
            <text:p>1.43136376415899</text:p>
          </table:table-cell>
          <table:table-cell table:formula="of:=LOG([.CS4])" office:value-type="float" office:value="1.47712125471966" calcext:value-type="float">
            <text:p>1.47712125471966</text:p>
          </table:table-cell>
          <table:table-cell table:formula="of:=LOG([.CT4])" office:value-type="float" office:value="1.47712125471966" calcext:value-type="float">
            <text:p>1.47712125471966</text:p>
          </table:table-cell>
          <table:table-cell table:formula="of:=LOG([.CU4])" office:value-type="float" office:value="1.47712125471966" calcext:value-type="float">
            <text:p>1.47712125471966</text:p>
          </table:table-cell>
          <table:table-cell table:formula="of:=LOG([.CV4])" office:value-type="float" office:value="1.50514997831991" calcext:value-type="float">
            <text:p>1.50514997831991</text:p>
          </table:table-cell>
          <table:table-cell table:formula="of:=LOG([.CW4])" office:value-type="float" office:value="1.51851393987789" calcext:value-type="float">
            <text:p>1.51851393987789</text:p>
          </table:table-cell>
          <table:table-cell table:formula="of:=LOG([.CX4])" office:value-type="float" office:value="1.53147891704226" calcext:value-type="float">
            <text:p>1.53147891704226</text:p>
          </table:table-cell>
          <table:table-cell table:formula="of:=SLOPE([.BG59:.CX59];[.BG$56:.CX$56])" office:value-type="float" office:value="3.76897170410979" calcext:value-type="float">
            <text:p>3.76897170410979</text:p>
          </table:table-cell>
        </table:table-row>
        <table:table-row table:style-name="ro1">
          <table:table-cell table:formula="of:=LOG([.A5])" office:value-type="float" office:value="2.30102999566398" calcext:value-type="float">
            <text:p>2.30102999566398</text:p>
          </table:table-cell>
          <table:table-cell table:formula="of:=LOG([.B5])" office:value-type="string" office:string-value="" calcext:value-type="error">
            <text:p>Err:502</text:p>
          </table:table-cell>
          <table:table-cell table:formula="of:=LOG([.C5])" office:value-type="string" office:string-value="" calcext:value-type="error">
            <text:p>Err:502</text:p>
          </table:table-cell>
          <table:table-cell table:formula="of:=LOG([.D5])" office:value-type="string" office:string-value="" calcext:value-type="error">
            <text:p>Err:502</text:p>
          </table:table-cell>
          <table:table-cell table:formula="of:=LOG([.E5])" office:value-type="string" office:string-value="" calcext:value-type="error">
            <text:p>Err:502</text:p>
          </table:table-cell>
          <table:table-cell table:formula="of:=LOG([.F5])" office:value-type="string" office:string-value="" calcext:value-type="error">
            <text:p>Err:502</text:p>
          </table:table-cell>
          <table:table-cell table:formula="of:=LOG([.G5])" office:value-type="string" office:string-value="" calcext:value-type="error">
            <text:p>Err:502</text:p>
          </table:table-cell>
          <table:table-cell table:formula="of:=LOG([.H5])" office:value-type="string" office:string-value="" calcext:value-type="error">
            <text:p>Err:502</text:p>
          </table:table-cell>
          <table:table-cell table:formula="of:=LOG([.I5])" office:value-type="string" office:string-value="" calcext:value-type="error">
            <text:p>Err:502</text:p>
          </table:table-cell>
          <table:table-cell table:formula="of:=LOG([.J5])" office:value-type="string" office:string-value="" calcext:value-type="error">
            <text:p>Err:502</text:p>
          </table:table-cell>
          <table:table-cell table:formula="of:=LOG([.K5])" office:value-type="string" office:string-value="" calcext:value-type="error">
            <text:p>Err:502</text:p>
          </table:table-cell>
          <table:table-cell table:formula="of:=LOG([.L5])" office:value-type="string" office:string-value="" calcext:value-type="error">
            <text:p>Err:502</text:p>
          </table:table-cell>
          <table:table-cell table:formula="of:=LOG([.M5])" office:value-type="string" office:string-value="" calcext:value-type="error">
            <text:p>Err:502</text:p>
          </table:table-cell>
          <table:table-cell table:formula="of:=LOG([.N5])" office:value-type="string" office:string-value="" calcext:value-type="error">
            <text:p>Err:502</text:p>
          </table:table-cell>
          <table:table-cell table:formula="of:=LOG([.O5])" office:value-type="string" office:string-value="" calcext:value-type="error">
            <text:p>Err:502</text:p>
          </table:table-cell>
          <table:table-cell table:formula="of:=LOG([.P5])" office:value-type="string" office:string-value="" calcext:value-type="error">
            <text:p>Err:502</text:p>
          </table:table-cell>
          <table:table-cell table:formula="of:=LOG([.Q5])" office:value-type="string" office:string-value="" calcext:value-type="error">
            <text:p>Err:502</text:p>
          </table:table-cell>
          <table:table-cell table:formula="of:=LOG([.R5])" office:value-type="string" office:string-value="" calcext:value-type="error">
            <text:p>Err:502</text:p>
          </table:table-cell>
          <table:table-cell table:formula="of:=LOG([.S5])" office:value-type="string" office:string-value="" calcext:value-type="error">
            <text:p>Err:502</text:p>
          </table:table-cell>
          <table:table-cell table:formula="of:=LOG([.T5])" office:value-type="string" office:string-value="" calcext:value-type="error">
            <text:p>Err:502</text:p>
          </table:table-cell>
          <table:table-cell table:formula="of:=LOG([.U5])" office:value-type="string" office:string-value="" calcext:value-type="error">
            <text:p>Err:502</text:p>
          </table:table-cell>
          <table:table-cell table:formula="of:=LOG([.V5])" office:value-type="string" office:string-value="" calcext:value-type="error">
            <text:p>Err:502</text:p>
          </table:table-cell>
          <table:table-cell table:formula="of:=LOG([.W5])" office:value-type="string" office:string-value="" calcext:value-type="error">
            <text:p>Err:502</text:p>
          </table:table-cell>
          <table:table-cell table:formula="of:=LOG([.X5])" office:value-type="string" office:string-value="" calcext:value-type="error">
            <text:p>Err:502</text:p>
          </table:table-cell>
          <table:table-cell table:formula="of:=LOG([.Y5])" office:value-type="string" office:string-value="" calcext:value-type="error">
            <text:p>Err:502</text:p>
          </table:table-cell>
          <table:table-cell table:formula="of:=LOG([.Z5])" office:value-type="string" office:string-value="" calcext:value-type="error">
            <text:p>Err:502</text:p>
          </table:table-cell>
          <table:table-cell table:formula="of:=LOG([.AA5])" office:value-type="string" office:string-value="" calcext:value-type="error">
            <text:p>Err:502</text:p>
          </table:table-cell>
          <table:table-cell table:formula="of:=LOG([.AB5])" office:value-type="string" office:string-value="" calcext:value-type="error">
            <text:p>Err:502</text:p>
          </table:table-cell>
          <table:table-cell table:formula="of:=LOG([.AC5])" office:value-type="string" office:string-value="" calcext:value-type="error">
            <text:p>Err:502</text:p>
          </table:table-cell>
          <table:table-cell table:formula="of:=LOG([.AD5])" office:value-type="string" office:string-value="" calcext:value-type="error">
            <text:p>Err:502</text:p>
          </table:table-cell>
          <table:table-cell table:formula="of:=LOG([.AE5])" office:value-type="string" office:string-value="" calcext:value-type="error">
            <text:p>Err:502</text:p>
          </table:table-cell>
          <table:table-cell table:formula="of:=LOG([.AF5])" office:value-type="string" office:string-value="" calcext:value-type="error">
            <text:p>Err:502</text:p>
          </table:table-cell>
          <table:table-cell table:formula="of:=LOG([.AG5])" office:value-type="string" office:string-value="" calcext:value-type="error">
            <text:p>Err:502</text:p>
          </table:table-cell>
          <table:table-cell table:formula="of:=LOG([.AH5])" office:value-type="string" office:string-value="" calcext:value-type="error">
            <text:p>Err:502</text:p>
          </table:table-cell>
          <table:table-cell table:formula="of:=LOG([.AI5])" office:value-type="string" office:string-value="" calcext:value-type="error">
            <text:p>Err:502</text:p>
          </table:table-cell>
          <table:table-cell table:formula="of:=LOG([.AJ5])" office:value-type="string" office:string-value="" calcext:value-type="error">
            <text:p>Err:502</text:p>
          </table:table-cell>
          <table:table-cell table:formula="of:=LOG([.AK5])" office:value-type="string" office:string-value="" calcext:value-type="error">
            <text:p>Err:502</text:p>
          </table:table-cell>
          <table:table-cell table:formula="of:=LOG([.AL5])" office:value-type="string" office:string-value="" calcext:value-type="error">
            <text:p>Err:502</text:p>
          </table:table-cell>
          <table:table-cell table:formula="of:=LOG([.AM5])" office:value-type="string" office:string-value="" calcext:value-type="error">
            <text:p>Err:502</text:p>
          </table:table-cell>
          <table:table-cell table:formula="of:=LOG([.AN5])" office:value-type="string" office:string-value="" calcext:value-type="error">
            <text:p>Err:502</text:p>
          </table:table-cell>
          <table:table-cell table:formula="of:=LOG([.AO5])" office:value-type="string" office:string-value="" calcext:value-type="error">
            <text:p>Err:502</text:p>
          </table:table-cell>
          <table:table-cell table:formula="of:=LOG([.AP5])" office:value-type="string" office:string-value="" calcext:value-type="error">
            <text:p>Err:502</text:p>
          </table:table-cell>
          <table:table-cell table:formula="of:=LOG([.AQ5])" office:value-type="string" office:string-value="" calcext:value-type="error">
            <text:p>Err:502</text:p>
          </table:table-cell>
          <table:table-cell table:formula="of:=LOG([.AR5])" office:value-type="string" office:string-value="" calcext:value-type="error">
            <text:p>Err:502</text:p>
          </table:table-cell>
          <table:table-cell table:formula="of:=LOG([.AS5])" office:value-type="string" office:string-value="" calcext:value-type="error">
            <text:p>Err:502</text:p>
          </table:table-cell>
          <table:table-cell table:formula="of:=LOG([.AT5])" office:value-type="string" office:string-value="" calcext:value-type="error">
            <text:p>Err:502</text:p>
          </table:table-cell>
          <table:table-cell table:formula="of:=LOG([.AU5])" office:value-type="string" office:string-value="" calcext:value-type="error">
            <text:p>Err:502</text:p>
          </table:table-cell>
          <table:table-cell table:formula="of:=LOG([.AV5])" office:value-type="float" office:value="0.301029995663981" calcext:value-type="float">
            <text:p>0.301029995663981</text:p>
          </table:table-cell>
          <table:table-cell table:formula="of:=LOG([.AW5])" office:value-type="float" office:value="0.301029995663981" calcext:value-type="float">
            <text:p>0.301029995663981</text:p>
          </table:table-cell>
          <table:table-cell table:formula="of:=LOG([.AX5])" office:value-type="float" office:value="0.301029995663981" calcext:value-type="float">
            <text:p>0.301029995663981</text:p>
          </table:table-cell>
          <table:table-cell table:formula="of:=LOG([.AY5])" office:value-type="float" office:value="0.301029995663981" calcext:value-type="float">
            <text:p>0.301029995663981</text:p>
          </table:table-cell>
          <table:table-cell table:formula="of:=LOG([.AZ5])" office:value-type="float" office:value="0.477121254719662" calcext:value-type="float">
            <text:p>0.477121254719662</text:p>
          </table:table-cell>
          <table:table-cell table:formula="of:=LOG([.BA5])" office:value-type="float" office:value="0.602059991327962" calcext:value-type="float">
            <text:p>0.602059991327962</text:p>
          </table:table-cell>
          <table:table-cell table:formula="of:=LOG([.BB5])" office:value-type="float" office:value="0.602059991327962" calcext:value-type="float">
            <text:p>0.602059991327962</text:p>
          </table:table-cell>
          <table:table-cell table:formula="of:=LOG([.BC5])" office:value-type="float" office:value="0.698970004336019" calcext:value-type="float">
            <text:p>0.698970004336019</text:p>
          </table:table-cell>
          <table:table-cell table:formula="of:=LOG([.BD5])" office:value-type="float" office:value="0.778151250383644" calcext:value-type="float">
            <text:p>0.778151250383644</text:p>
          </table:table-cell>
          <table:table-cell table:formula="of:=LOG([.BE5])" office:value-type="float" office:value="0.778151250383644" calcext:value-type="float">
            <text:p>0.778151250383644</text:p>
          </table:table-cell>
          <table:table-cell table:formula="of:=LOG([.BF5])" office:value-type="float" office:value="0.903089986991943" calcext:value-type="float">
            <text:p>0.903089986991943</text:p>
          </table:table-cell>
          <table:table-cell table:formula="of:=LOG([.BG5])" office:value-type="float" office:value="0.954242509439325" calcext:value-type="float">
            <text:p>0.954242509439325</text:p>
          </table:table-cell>
          <table:table-cell table:formula="of:=LOG([.BH5])" office:value-type="float" office:value="1" calcext:value-type="float">
            <text:p>1</text:p>
          </table:table-cell>
          <table:table-cell table:formula="of:=LOG([.BI5])" office:value-type="float" office:value="1.04139268515823" calcext:value-type="float">
            <text:p>1.04139268515823</text:p>
          </table:table-cell>
          <table:table-cell table:formula="of:=LOG([.BJ5])" office:value-type="float" office:value="1.11394335230684" calcext:value-type="float">
            <text:p>1.11394335230684</text:p>
          </table:table-cell>
          <table:table-cell table:formula="of:=LOG([.BK5])" office:value-type="float" office:value="1.20411998265592" calcext:value-type="float">
            <text:p>1.20411998265592</text:p>
          </table:table-cell>
          <table:table-cell table:formula="of:=LOG([.BL5])" office:value-type="float" office:value="1.20411998265592" calcext:value-type="float">
            <text:p>1.20411998265592</text:p>
          </table:table-cell>
          <table:table-cell table:formula="of:=LOG([.BM5])" office:value-type="float" office:value="1.20411998265592" calcext:value-type="float">
            <text:p>1.20411998265592</text:p>
          </table:table-cell>
          <table:table-cell table:formula="of:=LOG([.BN5])" office:value-type="float" office:value="1.20411998265592" calcext:value-type="float">
            <text:p>1.20411998265592</text:p>
          </table:table-cell>
          <table:table-cell table:formula="of:=LOG([.BO5])" office:value-type="float" office:value="1.27875360095283" calcext:value-type="float">
            <text:p>1.27875360095283</text:p>
          </table:table-cell>
          <table:table-cell table:formula="of:=LOG([.BP5])" office:value-type="float" office:value="1.30102999566398" calcext:value-type="float">
            <text:p>1.30102999566398</text:p>
          </table:table-cell>
          <table:table-cell table:formula="of:=LOG([.BQ5])" office:value-type="float" office:value="1.36172783601759" calcext:value-type="float">
            <text:p>1.36172783601759</text:p>
          </table:table-cell>
          <table:table-cell table:formula="of:=LOG([.BR5])" office:value-type="float" office:value="1.38021124171161" calcext:value-type="float">
            <text:p>1.38021124171161</text:p>
          </table:table-cell>
          <table:table-cell table:formula="of:=LOG([.BS5])" office:value-type="float" office:value="1.41497334797082" calcext:value-type="float">
            <text:p>1.41497334797082</text:p>
          </table:table-cell>
          <table:table-cell table:formula="of:=LOG([.BT5])" office:value-type="float" office:value="1.41497334797082" calcext:value-type="float">
            <text:p>1.41497334797082</text:p>
          </table:table-cell>
          <table:table-cell table:formula="of:=LOG([.BU5])" office:value-type="float" office:value="1.47712125471966" calcext:value-type="float">
            <text:p>1.47712125471966</text:p>
          </table:table-cell>
          <table:table-cell table:formula="of:=LOG([.BV5])" office:value-type="float" office:value="1.49136169383427" calcext:value-type="float">
            <text:p>1.49136169383427</text:p>
          </table:table-cell>
          <table:table-cell table:formula="of:=LOG([.BW5])" office:value-type="float" office:value="1.53147891704226" calcext:value-type="float">
            <text:p>1.53147891704226</text:p>
          </table:table-cell>
          <table:table-cell table:formula="of:=LOG([.BX5])" office:value-type="float" office:value="1.57978359661681" calcext:value-type="float">
            <text:p>1.57978359661681</text:p>
          </table:table-cell>
          <table:table-cell table:formula="of:=LOG([.BY5])" office:value-type="float" office:value="1.6232492903979" calcext:value-type="float">
            <text:p>1.6232492903979</text:p>
          </table:table-cell>
          <table:table-cell table:formula="of:=LOG([.BZ5])" office:value-type="float" office:value="1.66275783168157" calcext:value-type="float">
            <text:p>1.66275783168157</text:p>
          </table:table-cell>
          <table:table-cell table:formula="of:=LOG([.CA5])" office:value-type="float" office:value="1.66275783168157" calcext:value-type="float">
            <text:p>1.66275783168157</text:p>
          </table:table-cell>
          <table:table-cell table:formula="of:=LOG([.CB5])" office:value-type="float" office:value="1.68124123737559" calcext:value-type="float">
            <text:p>1.68124123737559</text:p>
          </table:table-cell>
          <table:table-cell table:formula="of:=LOG([.CC5])" office:value-type="float" office:value="1.69897000433602" calcext:value-type="float">
            <text:p>1.69897000433602</text:p>
          </table:table-cell>
          <table:table-cell table:formula="of:=LOG([.CD5])" office:value-type="float" office:value="1.72427586960079" calcext:value-type="float">
            <text:p>1.72427586960079</text:p>
          </table:table-cell>
          <table:table-cell table:formula="of:=LOG([.CE5])" office:value-type="float" office:value="1.75587485567249" calcext:value-type="float">
            <text:p>1.75587485567249</text:p>
          </table:table-cell>
          <table:table-cell table:formula="of:=LOG([.CF5])" office:value-type="float" office:value="1.77815125038364" calcext:value-type="float">
            <text:p>1.77815125038364</text:p>
          </table:table-cell>
          <table:table-cell table:formula="of:=LOG([.CG5])" office:value-type="float" office:value="1.77815125038364" calcext:value-type="float">
            <text:p>1.77815125038364</text:p>
          </table:table-cell>
          <table:table-cell table:formula="of:=LOG([.CH5])" office:value-type="float" office:value="1.80617997398389" calcext:value-type="float">
            <text:p>1.80617997398389</text:p>
          </table:table-cell>
          <table:table-cell table:formula="of:=LOG([.CI5])" office:value-type="float" office:value="1.83250891270624" calcext:value-type="float">
            <text:p>1.83250891270624</text:p>
          </table:table-cell>
          <table:table-cell table:formula="of:=LOG([.CJ5])" office:value-type="float" office:value="1.84509804001426" calcext:value-type="float">
            <text:p>1.84509804001426</text:p>
          </table:table-cell>
          <table:table-cell table:formula="of:=LOG([.CK5])" office:value-type="float" office:value="1.89209460269048" calcext:value-type="float">
            <text:p>1.89209460269048</text:p>
          </table:table-cell>
          <table:table-cell table:formula="of:=LOG([.CL5])" office:value-type="float" office:value="1.90848501887865" calcext:value-type="float">
            <text:p>1.90848501887865</text:p>
          </table:table-cell>
          <table:table-cell table:formula="of:=LOG([.CM5])" office:value-type="float" office:value="1.91381385238372" calcext:value-type="float">
            <text:p>1.91381385238372</text:p>
          </table:table-cell>
          <table:table-cell table:formula="of:=LOG([.CN5])" office:value-type="float" office:value="1.92941892571429" calcext:value-type="float">
            <text:p>1.92941892571429</text:p>
          </table:table-cell>
          <table:table-cell table:formula="of:=LOG([.CO5])" office:value-type="float" office:value="1.94939000664491" calcext:value-type="float">
            <text:p>1.94939000664491</text:p>
          </table:table-cell>
          <table:table-cell table:formula="of:=LOG([.CP5])" office:value-type="float" office:value="1.9912260756925" calcext:value-type="float">
            <text:p>1.9912260756925</text:p>
          </table:table-cell>
          <table:table-cell table:formula="of:=LOG([.CQ5])" office:value-type="float" office:value="2.01283722470517" calcext:value-type="float">
            <text:p>2.01283722470517</text:p>
          </table:table-cell>
          <table:table-cell table:formula="of:=LOG([.CR5])" office:value-type="float" office:value="2.04921802267018" calcext:value-type="float">
            <text:p>2.04921802267018</text:p>
          </table:table-cell>
          <table:table-cell table:formula="of:=LOG([.CS5])" office:value-type="float" office:value="2.05690485133647" calcext:value-type="float">
            <text:p>2.05690485133647</text:p>
          </table:table-cell>
          <table:table-cell table:formula="of:=LOG([.CT5])" office:value-type="float" office:value="2.06445798922692" calcext:value-type="float">
            <text:p>2.06445798922692</text:p>
          </table:table-cell>
          <table:table-cell table:formula="of:=LOG([.CU5])" office:value-type="float" office:value="2.06818586174616" calcext:value-type="float">
            <text:p>2.06818586174616</text:p>
          </table:table-cell>
          <table:table-cell table:formula="of:=LOG([.CV5])" office:value-type="float" office:value="2.08278537031645" calcext:value-type="float">
            <text:p>2.08278537031645</text:p>
          </table:table-cell>
          <table:table-cell table:formula="of:=LOG([.CW5])" office:value-type="float" office:value="2.08635983067475" calcext:value-type="float">
            <text:p>2.08635983067475</text:p>
          </table:table-cell>
          <table:table-cell table:formula="of:=LOG([.CX5])" office:value-type="float" office:value="2.11058971029925" calcext:value-type="float">
            <text:p>2.11058971029925</text:p>
          </table:table-cell>
          <table:table-cell table:formula="of:=SLOPE([.BG60:.CX60];[.BG$56:.CX$56])" office:value-type="float" office:value="4.68119035319623" calcext:value-type="float">
            <text:p>4.68119035319623</text:p>
          </table:table-cell>
        </table:table-row>
        <table:table-row table:style-name="ro1">
          <table:table-cell table:formula="of:=LOG([.A6])" office:value-type="float" office:value="2.47712125471966" calcext:value-type="float">
            <text:p>2.47712125471966</text:p>
          </table:table-cell>
          <table:table-cell table:formula="of:=LOG([.B6])" office:value-type="string" office:string-value="" calcext:value-type="error">
            <text:p>Err:502</text:p>
          </table:table-cell>
          <table:table-cell table:formula="of:=LOG([.C6])" office:value-type="string" office:string-value="" calcext:value-type="error">
            <text:p>Err:502</text:p>
          </table:table-cell>
          <table:table-cell table:formula="of:=LOG([.D6])" office:value-type="string" office:string-value="" calcext:value-type="error">
            <text:p>Err:502</text:p>
          </table:table-cell>
          <table:table-cell table:formula="of:=LOG([.E6])" office:value-type="string" office:string-value="" calcext:value-type="error">
            <text:p>Err:502</text:p>
          </table:table-cell>
          <table:table-cell table:formula="of:=LOG([.F6])" office:value-type="string" office:string-value="" calcext:value-type="error">
            <text:p>Err:502</text:p>
          </table:table-cell>
          <table:table-cell table:formula="of:=LOG([.G6])" office:value-type="string" office:string-value="" calcext:value-type="error">
            <text:p>Err:502</text:p>
          </table:table-cell>
          <table:table-cell table:formula="of:=LOG([.H6])" office:value-type="string" office:string-value="" calcext:value-type="error">
            <text:p>Err:502</text:p>
          </table:table-cell>
          <table:table-cell table:formula="of:=LOG([.I6])" office:value-type="string" office:string-value="" calcext:value-type="error">
            <text:p>Err:502</text:p>
          </table:table-cell>
          <table:table-cell table:formula="of:=LOG([.J6])" office:value-type="string" office:string-value="" calcext:value-type="error">
            <text:p>Err:502</text:p>
          </table:table-cell>
          <table:table-cell table:formula="of:=LOG([.K6])" office:value-type="string" office:string-value="" calcext:value-type="error">
            <text:p>Err:502</text:p>
          </table:table-cell>
          <table:table-cell table:formula="of:=LOG([.L6])" office:value-type="string" office:string-value="" calcext:value-type="error">
            <text:p>Err:502</text:p>
          </table:table-cell>
          <table:table-cell table:formula="of:=LOG([.M6])" office:value-type="string" office:string-value="" calcext:value-type="error">
            <text:p>Err:502</text:p>
          </table:table-cell>
          <table:table-cell table:formula="of:=LOG([.N6])" office:value-type="string" office:string-value="" calcext:value-type="error">
            <text:p>Err:502</text:p>
          </table:table-cell>
          <table:table-cell table:formula="of:=LOG([.O6])" office:value-type="string" office:string-value="" calcext:value-type="error">
            <text:p>Err:502</text:p>
          </table:table-cell>
          <table:table-cell table:formula="of:=LOG([.P6])" office:value-type="string" office:string-value="" calcext:value-type="error">
            <text:p>Err:502</text:p>
          </table:table-cell>
          <table:table-cell table:formula="of:=LOG([.Q6])" office:value-type="string" office:string-value="" calcext:value-type="error">
            <text:p>Err:502</text:p>
          </table:table-cell>
          <table:table-cell table:formula="of:=LOG([.R6])" office:value-type="string" office:string-value="" calcext:value-type="error">
            <text:p>Err:502</text:p>
          </table:table-cell>
          <table:table-cell table:formula="of:=LOG([.S6])" office:value-type="string" office:string-value="" calcext:value-type="error">
            <text:p>Err:502</text:p>
          </table:table-cell>
          <table:table-cell table:formula="of:=LOG([.T6])" office:value-type="string" office:string-value="" calcext:value-type="error">
            <text:p>Err:502</text:p>
          </table:table-cell>
          <table:table-cell table:formula="of:=LOG([.U6])" office:value-type="string" office:string-value="" calcext:value-type="error">
            <text:p>Err:502</text:p>
          </table:table-cell>
          <table:table-cell table:formula="of:=LOG([.V6])" office:value-type="string" office:string-value="" calcext:value-type="error">
            <text:p>Err:502</text:p>
          </table:table-cell>
          <table:table-cell table:formula="of:=LOG([.W6])" office:value-type="string" office:string-value="" calcext:value-type="error">
            <text:p>Err:502</text:p>
          </table:table-cell>
          <table:table-cell table:formula="of:=LOG([.X6])" office:value-type="string" office:string-value="" calcext:value-type="error">
            <text:p>Err:502</text:p>
          </table:table-cell>
          <table:table-cell table:formula="of:=LOG([.Y6])" office:value-type="string" office:string-value="" calcext:value-type="error">
            <text:p>Err:502</text:p>
          </table:table-cell>
          <table:table-cell table:formula="of:=LOG([.Z6])" office:value-type="string" office:string-value="" calcext:value-type="error">
            <text:p>Err:502</text:p>
          </table:table-cell>
          <table:table-cell table:formula="of:=LOG([.AA6])" office:value-type="string" office:string-value="" calcext:value-type="error">
            <text:p>Err:502</text:p>
          </table:table-cell>
          <table:table-cell table:formula="of:=LOG([.AB6])" office:value-type="string" office:string-value="" calcext:value-type="error">
            <text:p>Err:502</text:p>
          </table:table-cell>
          <table:table-cell table:formula="of:=LOG([.AC6])" office:value-type="string" office:string-value="" calcext:value-type="error">
            <text:p>Err:502</text:p>
          </table:table-cell>
          <table:table-cell table:formula="of:=LOG([.AD6])" office:value-type="string" office:string-value="" calcext:value-type="error">
            <text:p>Err:502</text:p>
          </table:table-cell>
          <table:table-cell table:formula="of:=LOG([.AE6])" office:value-type="string" office:string-value="" calcext:value-type="error">
            <text:p>Err:502</text:p>
          </table:table-cell>
          <table:table-cell table:formula="of:=LOG([.AF6])" office:value-type="string" office:string-value="" calcext:value-type="error">
            <text:p>Err:502</text:p>
          </table:table-cell>
          <table:table-cell table:formula="of:=LOG([.AG6])" office:value-type="string" office:string-value="" calcext:value-type="error">
            <text:p>Err:502</text:p>
          </table:table-cell>
          <table:table-cell table:formula="of:=LOG([.AH6])" office:value-type="string" office:string-value="" calcext:value-type="error">
            <text:p>Err:502</text:p>
          </table:table-cell>
          <table:table-cell table:formula="of:=LOG([.AI6])" office:value-type="string" office:string-value="" calcext:value-type="error">
            <text:p>Err:502</text:p>
          </table:table-cell>
          <table:table-cell table:formula="of:=LOG([.AJ6])" office:value-type="string" office:string-value="" calcext:value-type="error">
            <text:p>Err:502</text:p>
          </table:table-cell>
          <table:table-cell table:formula="of:=LOG([.AK6])" office:value-type="string" office:string-value="" calcext:value-type="error">
            <text:p>Err:502</text:p>
          </table:table-cell>
          <table:table-cell table:formula="of:=LOG([.AL6])" office:value-type="string" office:string-value="" calcext:value-type="error">
            <text:p>Err:502</text:p>
          </table:table-cell>
          <table:table-cell table:formula="of:=LOG([.AM6])" office:value-type="string" office:string-value="" calcext:value-type="error">
            <text:p>Err:502</text:p>
          </table:table-cell>
          <table:table-cell table:formula="of:=LOG([.AN6])" office:value-type="string" office:string-value="" calcext:value-type="error">
            <text:p>Err:502</text:p>
          </table:table-cell>
          <table:table-cell table:formula="of:=LOG([.AO6])" office:value-type="string" office:string-value="" calcext:value-type="error">
            <text:p>Err:502</text:p>
          </table:table-cell>
          <table:table-cell table:formula="of:=LOG([.AP6])" office:value-type="string" office:string-value="" calcext:value-type="error">
            <text:p>Err:502</text:p>
          </table:table-cell>
          <table:table-cell table:formula="of:=LOG([.AQ6])" office:value-type="string" office:string-value="" calcext:value-type="error">
            <text:p>Err:502</text:p>
          </table:table-cell>
          <table:table-cell table:formula="of:=LOG([.AR6])" office:value-type="string" office:string-value="" calcext:value-type="error">
            <text:p>Err:502</text:p>
          </table:table-cell>
          <table:table-cell table:formula="of:=LOG([.AS6])" office:value-type="string" office:string-value="" calcext:value-type="error">
            <text:p>Err:502</text:p>
          </table:table-cell>
          <table:table-cell table:formula="of:=LOG([.AT6])" office:value-type="string" office:string-value="" calcext:value-type="error">
            <text:p>Err:502</text:p>
          </table:table-cell>
          <table:table-cell table:formula="of:=LOG([.AU6])" office:value-type="string" office:string-value="" calcext:value-type="error">
            <text:p>Err:502</text:p>
          </table:table-cell>
          <table:table-cell table:formula="of:=LOG([.AV6])" office:value-type="string" office:string-value="" calcext:value-type="error">
            <text:p>Err:502</text:p>
          </table:table-cell>
          <table:table-cell table:formula="of:=LOG([.AW6])" office:value-type="string" office:string-value="" calcext:value-type="error">
            <text:p>Err:502</text:p>
          </table:table-cell>
          <table:table-cell table:formula="of:=LOG([.AX6])" office:value-type="string" office:string-value="" calcext:value-type="error">
            <text:p>Err:502</text:p>
          </table:table-cell>
          <table:table-cell table:formula="of:=LOG([.AY6])" office:value-type="string" office:string-value="" calcext:value-type="error">
            <text:p>Err:502</text:p>
          </table:table-cell>
          <table:table-cell table:formula="of:=LOG([.AZ6])" office:value-type="string" office:string-value="" calcext:value-type="error">
            <text:p>Err:502</text:p>
          </table:table-cell>
          <table:table-cell table:formula="of:=LOG([.BA6])" office:value-type="string" office:string-value="" calcext:value-type="error">
            <text:p>Err:502</text:p>
          </table:table-cell>
          <table:table-cell table:formula="of:=LOG([.BB6])" office:value-type="string" office:string-value="" calcext:value-type="error">
            <text:p>Err:502</text:p>
          </table:table-cell>
          <table:table-cell table:formula="of:=LOG([.BC6])" office:value-type="string" office:string-value="" calcext:value-type="error">
            <text:p>Err:502</text:p>
          </table:table-cell>
          <table:table-cell table:formula="of:=LOG([.BD6])" office:value-type="string" office:string-value="" calcext:value-type="error">
            <text:p>Err:502</text:p>
          </table:table-cell>
          <table:table-cell table:formula="of:=LOG([.BE6])" office:value-type="string" office:string-value="" calcext:value-type="error">
            <text:p>Err:502</text:p>
          </table:table-cell>
          <table:table-cell table:formula="of:=LOG([.BF6])" office:value-type="string" office:string-value="" calcext:value-type="error">
            <text:p>Err:502</text:p>
          </table:table-cell>
          <table:table-cell table:formula="of:=LOG([.BG6])" office:value-type="float" office:value="0" calcext:value-type="float">
            <text:p>0</text:p>
          </table:table-cell>
          <table:table-cell table:formula="of:=LOG([.BH6])" office:value-type="float" office:value="0.301029995663981" calcext:value-type="float">
            <text:p>0.301029995663981</text:p>
          </table:table-cell>
          <table:table-cell table:formula="of:=LOG([.BI6])" office:value-type="float" office:value="0.477121254719662" calcext:value-type="float">
            <text:p>0.477121254719662</text:p>
          </table:table-cell>
          <table:table-cell table:formula="of:=LOG([.BJ6])" office:value-type="float" office:value="0.602059991327962" calcext:value-type="float">
            <text:p>0.602059991327962</text:p>
          </table:table-cell>
          <table:table-cell table:formula="of:=LOG([.BK6])" office:value-type="float" office:value="0.698970004336019" calcext:value-type="float">
            <text:p>0.698970004336019</text:p>
          </table:table-cell>
          <table:table-cell table:formula="of:=LOG([.BL6])" office:value-type="float" office:value="0.778151250383644" calcext:value-type="float">
            <text:p>0.778151250383644</text:p>
          </table:table-cell>
          <table:table-cell table:formula="of:=LOG([.BM6])" office:value-type="float" office:value="0.778151250383644" calcext:value-type="float">
            <text:p>0.778151250383644</text:p>
          </table:table-cell>
          <table:table-cell table:formula="of:=LOG([.BN6])" office:value-type="float" office:value="0.845098040014257" calcext:value-type="float">
            <text:p>0.845098040014257</text:p>
          </table:table-cell>
          <table:table-cell table:formula="of:=LOG([.BO6])" office:value-type="float" office:value="0.954242509439325" calcext:value-type="float">
            <text:p>0.954242509439325</text:p>
          </table:table-cell>
          <table:table-cell table:formula="of:=LOG([.BP6])" office:value-type="float" office:value="1.04139268515823" calcext:value-type="float">
            <text:p>1.04139268515823</text:p>
          </table:table-cell>
          <table:table-cell table:formula="of:=LOG([.BQ6])" office:value-type="float" office:value="1.14612803567824" calcext:value-type="float">
            <text:p>1.14612803567824</text:p>
          </table:table-cell>
          <table:table-cell table:formula="of:=LOG([.BR6])" office:value-type="float" office:value="1.25527250510331" calcext:value-type="float">
            <text:p>1.25527250510331</text:p>
          </table:table-cell>
          <table:table-cell table:formula="of:=LOG([.BS6])" office:value-type="float" office:value="1.27875360095283" calcext:value-type="float">
            <text:p>1.27875360095283</text:p>
          </table:table-cell>
          <table:table-cell table:formula="of:=LOG([.BT6])" office:value-type="float" office:value="1.32221929473392" calcext:value-type="float">
            <text:p>1.32221929473392</text:p>
          </table:table-cell>
          <table:table-cell table:formula="of:=LOG([.BU6])" office:value-type="float" office:value="1.34242268082221" calcext:value-type="float">
            <text:p>1.34242268082221</text:p>
          </table:table-cell>
          <table:table-cell table:formula="of:=LOG([.BV6])" office:value-type="float" office:value="1.41497334797082" calcext:value-type="float">
            <text:p>1.41497334797082</text:p>
          </table:table-cell>
          <table:table-cell table:formula="of:=LOG([.BW6])" office:value-type="float" office:value="1.47712125471966" calcext:value-type="float">
            <text:p>1.47712125471966</text:p>
          </table:table-cell>
          <table:table-cell table:formula="of:=LOG([.BX6])" office:value-type="float" office:value="1.51851393987789" calcext:value-type="float">
            <text:p>1.51851393987789</text:p>
          </table:table-cell>
          <table:table-cell table:formula="of:=LOG([.BY6])" office:value-type="float" office:value="1.5910646070265" calcext:value-type="float">
            <text:p>1.5910646070265</text:p>
          </table:table-cell>
          <table:table-cell table:formula="of:=LOG([.BZ6])" office:value-type="float" office:value="1.60205999132796" calcext:value-type="float">
            <text:p>1.60205999132796</text:p>
          </table:table-cell>
          <table:table-cell table:formula="of:=LOG([.CA6])" office:value-type="float" office:value="1.6232492903979" calcext:value-type="float">
            <text:p>1.6232492903979</text:p>
          </table:table-cell>
          <table:table-cell table:formula="of:=LOG([.CB6])" office:value-type="float" office:value="1.66275783168157" calcext:value-type="float">
            <text:p>1.66275783168157</text:p>
          </table:table-cell>
          <table:table-cell table:formula="of:=LOG([.CC6])" office:value-type="float" office:value="1.69019608002851" calcext:value-type="float">
            <text:p>1.69019608002851</text:p>
          </table:table-cell>
          <table:table-cell table:formula="of:=LOG([.CD6])" office:value-type="float" office:value="1.72427586960079" calcext:value-type="float">
            <text:p>1.72427586960079</text:p>
          </table:table-cell>
          <table:table-cell table:formula="of:=LOG([.CE6])" office:value-type="float" office:value="1.77085201164214" calcext:value-type="float">
            <text:p>1.77085201164214</text:p>
          </table:table-cell>
          <table:table-cell table:formula="of:=LOG([.CF6])" office:value-type="float" office:value="1.85125834871908" calcext:value-type="float">
            <text:p>1.85125834871908</text:p>
          </table:table-cell>
          <table:table-cell table:formula="of:=LOG([.CG6])" office:value-type="float" office:value="1.88081359228079" calcext:value-type="float">
            <text:p>1.88081359228079</text:p>
          </table:table-cell>
          <table:table-cell table:formula="of:=LOG([.CH6])" office:value-type="float" office:value="1.89762709129044" calcext:value-type="float">
            <text:p>1.89762709129044</text:p>
          </table:table-cell>
          <table:table-cell table:formula="of:=LOG([.CI6])" office:value-type="float" office:value="1.92427928606188" calcext:value-type="float">
            <text:p>1.92427928606188</text:p>
          </table:table-cell>
          <table:table-cell table:formula="of:=LOG([.CJ6])" office:value-type="float" office:value="1.96848294855394" calcext:value-type="float">
            <text:p>1.96848294855394</text:p>
          </table:table-cell>
          <table:table-cell table:formula="of:=LOG([.CK6])" office:value-type="float" office:value="1.98677173426624" calcext:value-type="float">
            <text:p>1.98677173426624</text:p>
          </table:table-cell>
          <table:table-cell table:formula="of:=LOG([.CL6])" office:value-type="float" office:value="2.00432137378264" calcext:value-type="float">
            <text:p>2.00432137378264</text:p>
          </table:table-cell>
          <table:table-cell table:formula="of:=LOG([.CM6])" office:value-type="float" office:value="2.02118929906994" calcext:value-type="float">
            <text:p>2.02118929906994</text:p>
          </table:table-cell>
          <table:table-cell table:formula="of:=LOG([.CN6])" office:value-type="float" office:value="2.04139268515822" calcext:value-type="float">
            <text:p>2.04139268515822</text:p>
          </table:table-cell>
          <table:table-cell table:formula="of:=LOG([.CO6])" office:value-type="float" office:value="2.06445798922692" calcext:value-type="float">
            <text:p>2.06445798922692</text:p>
          </table:table-cell>
          <table:table-cell table:formula="of:=LOG([.CP6])" office:value-type="float" office:value="2.0899051114394" calcext:value-type="float">
            <text:p>2.0899051114394</text:p>
          </table:table-cell>
          <table:table-cell table:formula="of:=LOG([.CQ6])" office:value-type="float" office:value="2.10720996964787" calcext:value-type="float">
            <text:p>2.10720996964787</text:p>
          </table:table-cell>
          <table:table-cell table:formula="of:=LOG([.CR6])" office:value-type="float" office:value="2.13033376849501" calcext:value-type="float">
            <text:p>2.13033376849501</text:p>
          </table:table-cell>
          <table:table-cell table:formula="of:=LOG([.CS6])" office:value-type="float" office:value="2.15228834438306" calcext:value-type="float">
            <text:p>2.15228834438306</text:p>
          </table:table-cell>
          <table:table-cell table:formula="of:=LOG([.CT6])" office:value-type="float" office:value="2.16435285578444" calcext:value-type="float">
            <text:p>2.16435285578444</text:p>
          </table:table-cell>
          <table:table-cell table:formula="of:=LOG([.CU6])" office:value-type="float" office:value="2.17897694729317" calcext:value-type="float">
            <text:p>2.17897694729317</text:p>
          </table:table-cell>
          <table:table-cell table:formula="of:=LOG([.CV6])" office:value-type="float" office:value="2.20411998265592" calcext:value-type="float">
            <text:p>2.20411998265592</text:p>
          </table:table-cell>
          <table:table-cell table:formula="of:=LOG([.CW6])" office:value-type="float" office:value="2.21748394421391" calcext:value-type="float">
            <text:p>2.21748394421391</text:p>
          </table:table-cell>
          <table:table-cell table:formula="of:=LOG([.CX6])" office:value-type="float" office:value="2.22788670461367" calcext:value-type="float">
            <text:p>2.22788670461367</text:p>
          </table:table-cell>
          <table:table-cell table:formula="of:=SLOPE([.BG61:.CX61];[.BG$56:.CX$56])" office:value-type="float" office:value="7.89428744248496" calcext:value-type="float">
            <text:p>7.89428744248496</text:p>
          </table:table-cell>
        </table:table-row>
        <table:table-row table:style-name="ro1">
          <table:table-cell table:formula="of:=LOG([.A7])" office:value-type="float" office:value="2.60205999132796" calcext:value-type="float">
            <text:p>2.60205999132796</text:p>
          </table:table-cell>
          <table:table-cell table:formula="of:=LOG([.B7])" office:value-type="string" office:string-value="" calcext:value-type="error">
            <text:p>Err:502</text:p>
          </table:table-cell>
          <table:table-cell table:formula="of:=LOG([.C7])" office:value-type="string" office:string-value="" calcext:value-type="error">
            <text:p>Err:502</text:p>
          </table:table-cell>
          <table:table-cell table:formula="of:=LOG([.D7])" office:value-type="string" office:string-value="" calcext:value-type="error">
            <text:p>Err:502</text:p>
          </table:table-cell>
          <table:table-cell table:formula="of:=LOG([.E7])" office:value-type="string" office:string-value="" calcext:value-type="error">
            <text:p>Err:502</text:p>
          </table:table-cell>
          <table:table-cell table:formula="of:=LOG([.F7])" office:value-type="string" office:string-value="" calcext:value-type="error">
            <text:p>Err:502</text:p>
          </table:table-cell>
          <table:table-cell table:formula="of:=LOG([.G7])" office:value-type="string" office:string-value="" calcext:value-type="error">
            <text:p>Err:502</text:p>
          </table:table-cell>
          <table:table-cell table:formula="of:=LOG([.H7])" office:value-type="float" office:value="0" calcext:value-type="float">
            <text:p>0</text:p>
          </table:table-cell>
          <table:table-cell table:formula="of:=LOG([.I7])" office:value-type="float" office:value="0" calcext:value-type="float">
            <text:p>0</text:p>
          </table:table-cell>
          <table:table-cell table:formula="of:=LOG([.J7])" office:value-type="float" office:value="0" calcext:value-type="float">
            <text:p>0</text:p>
          </table:table-cell>
          <table:table-cell table:formula="of:=LOG([.K7])" office:value-type="float" office:value="0" calcext:value-type="float">
            <text:p>0</text:p>
          </table:table-cell>
          <table:table-cell table:formula="of:=LOG([.L7])" office:value-type="float" office:value="0.301029995663981" calcext:value-type="float">
            <text:p>0.301029995663981</text:p>
          </table:table-cell>
          <table:table-cell table:formula="of:=LOG([.M7])" office:value-type="float" office:value="0.301029995663981" calcext:value-type="float">
            <text:p>0.301029995663981</text:p>
          </table:table-cell>
          <table:table-cell table:formula="of:=LOG([.N7])" office:value-type="float" office:value="0.301029995663981" calcext:value-type="float">
            <text:p>0.301029995663981</text:p>
          </table:table-cell>
          <table:table-cell table:formula="of:=LOG([.O7])" office:value-type="float" office:value="0.301029995663981" calcext:value-type="float">
            <text:p>0.301029995663981</text:p>
          </table:table-cell>
          <table:table-cell table:formula="of:=LOG([.P7])" office:value-type="float" office:value="0.301029995663981" calcext:value-type="float">
            <text:p>0.301029995663981</text:p>
          </table:table-cell>
          <table:table-cell table:formula="of:=LOG([.Q7])" office:value-type="float" office:value="0.477121254719662" calcext:value-type="float">
            <text:p>0.477121254719662</text:p>
          </table:table-cell>
          <table:table-cell table:formula="of:=LOG([.R7])" office:value-type="float" office:value="0.477121254719662" calcext:value-type="float">
            <text:p>0.477121254719662</text:p>
          </table:table-cell>
          <table:table-cell table:formula="of:=LOG([.S7])" office:value-type="float" office:value="0.477121254719662" calcext:value-type="float">
            <text:p>0.477121254719662</text:p>
          </table:table-cell>
          <table:table-cell table:formula="of:=LOG([.T7])" office:value-type="float" office:value="0.602059991327962" calcext:value-type="float">
            <text:p>0.602059991327962</text:p>
          </table:table-cell>
          <table:table-cell table:formula="of:=LOG([.U7])" office:value-type="float" office:value="0.845098040014257" calcext:value-type="float">
            <text:p>0.845098040014257</text:p>
          </table:table-cell>
          <table:table-cell table:formula="of:=LOG([.V7])" office:value-type="float" office:value="0.845098040014257" calcext:value-type="float">
            <text:p>0.845098040014257</text:p>
          </table:table-cell>
          <table:table-cell table:formula="of:=LOG([.W7])" office:value-type="float" office:value="0.954242509439325" calcext:value-type="float">
            <text:p>0.954242509439325</text:p>
          </table:table-cell>
          <table:table-cell table:formula="of:=LOG([.X7])" office:value-type="float" office:value="1" calcext:value-type="float">
            <text:p>1</text:p>
          </table:table-cell>
          <table:table-cell table:formula="of:=LOG([.Y7])" office:value-type="float" office:value="1" calcext:value-type="float">
            <text:p>1</text:p>
          </table:table-cell>
          <table:table-cell table:formula="of:=LOG([.Z7])" office:value-type="float" office:value="1.04139268515823" calcext:value-type="float">
            <text:p>1.04139268515823</text:p>
          </table:table-cell>
          <table:table-cell table:formula="of:=LOG([.AA7])" office:value-type="float" office:value="1.04139268515823" calcext:value-type="float">
            <text:p>1.04139268515823</text:p>
          </table:table-cell>
          <table:table-cell table:formula="of:=LOG([.AB7])" office:value-type="float" office:value="1.04139268515823" calcext:value-type="float">
            <text:p>1.04139268515823</text:p>
          </table:table-cell>
          <table:table-cell table:formula="of:=LOG([.AC7])" office:value-type="float" office:value="1.04139268515823" calcext:value-type="float">
            <text:p>1.04139268515823</text:p>
          </table:table-cell>
          <table:table-cell table:formula="of:=LOG([.AD7])" office:value-type="float" office:value="1.04139268515823" calcext:value-type="float">
            <text:p>1.04139268515823</text:p>
          </table:table-cell>
          <table:table-cell table:formula="of:=LOG([.AE7])" office:value-type="float" office:value="1.11394335230684" calcext:value-type="float">
            <text:p>1.11394335230684</text:p>
          </table:table-cell>
          <table:table-cell table:formula="of:=LOG([.AF7])" office:value-type="float" office:value="1.14612803567824" calcext:value-type="float">
            <text:p>1.14612803567824</text:p>
          </table:table-cell>
          <table:table-cell table:formula="of:=LOG([.AG7])" office:value-type="float" office:value="1.14612803567824" calcext:value-type="float">
            <text:p>1.14612803567824</text:p>
          </table:table-cell>
          <table:table-cell table:formula="of:=LOG([.AH7])" office:value-type="float" office:value="1.14612803567824" calcext:value-type="float">
            <text:p>1.14612803567824</text:p>
          </table:table-cell>
          <table:table-cell table:formula="of:=LOG([.AI7])" office:value-type="float" office:value="1.14612803567824" calcext:value-type="float">
            <text:p>1.14612803567824</text:p>
          </table:table-cell>
          <table:table-cell table:formula="of:=LOG([.AJ7])" office:value-type="float" office:value="1.20411998265592" calcext:value-type="float">
            <text:p>1.20411998265592</text:p>
          </table:table-cell>
          <table:table-cell table:formula="of:=LOG([.AK7])" office:value-type="float" office:value="1.20411998265592" calcext:value-type="float">
            <text:p>1.20411998265592</text:p>
          </table:table-cell>
          <table:table-cell table:formula="of:=LOG([.AL7])" office:value-type="float" office:value="1.25527250510331" calcext:value-type="float">
            <text:p>1.25527250510331</text:p>
          </table:table-cell>
          <table:table-cell table:formula="of:=LOG([.AM7])" office:value-type="float" office:value="1.30102999566398" calcext:value-type="float">
            <text:p>1.30102999566398</text:p>
          </table:table-cell>
          <table:table-cell table:formula="of:=LOG([.AN7])" office:value-type="float" office:value="1.30102999566398" calcext:value-type="float">
            <text:p>1.30102999566398</text:p>
          </table:table-cell>
          <table:table-cell table:formula="of:=LOG([.AO7])" office:value-type="float" office:value="1.38021124171161" calcext:value-type="float">
            <text:p>1.38021124171161</text:p>
          </table:table-cell>
          <table:table-cell table:formula="of:=LOG([.AP7])" office:value-type="float" office:value="1.38021124171161" calcext:value-type="float">
            <text:p>1.38021124171161</text:p>
          </table:table-cell>
          <table:table-cell table:formula="of:=LOG([.AQ7])" office:value-type="float" office:value="1.39794000867204" calcext:value-type="float">
            <text:p>1.39794000867204</text:p>
          </table:table-cell>
          <table:table-cell table:formula="of:=LOG([.AR7])" office:value-type="float" office:value="1.43136376415899" calcext:value-type="float">
            <text:p>1.43136376415899</text:p>
          </table:table-cell>
          <table:table-cell table:formula="of:=LOG([.AS7])" office:value-type="float" office:value="1.47712125471966" calcext:value-type="float">
            <text:p>1.47712125471966</text:p>
          </table:table-cell>
          <table:table-cell table:formula="of:=LOG([.AT7])" office:value-type="float" office:value="1.49136169383427" calcext:value-type="float">
            <text:p>1.49136169383427</text:p>
          </table:table-cell>
          <table:table-cell table:formula="of:=LOG([.AU7])" office:value-type="float" office:value="1.51851393987789" calcext:value-type="float">
            <text:p>1.51851393987789</text:p>
          </table:table-cell>
          <table:table-cell table:formula="of:=LOG([.AV7])" office:value-type="float" office:value="1.54406804435028" calcext:value-type="float">
            <text:p>1.54406804435028</text:p>
          </table:table-cell>
          <table:table-cell table:formula="of:=LOG([.AW7])" office:value-type="float" office:value="1.55630250076729" calcext:value-type="float">
            <text:p>1.55630250076729</text:p>
          </table:table-cell>
          <table:table-cell table:formula="of:=LOG([.AX7])" office:value-type="float" office:value="1.61278385671974" calcext:value-type="float">
            <text:p>1.61278385671974</text:p>
          </table:table-cell>
          <table:table-cell table:formula="of:=LOG([.AY7])" office:value-type="float" office:value="1.64345267648619" calcext:value-type="float">
            <text:p>1.64345267648619</text:p>
          </table:table-cell>
          <table:table-cell table:formula="of:=LOG([.AZ7])" office:value-type="float" office:value="1.65321251377534" calcext:value-type="float">
            <text:p>1.65321251377534</text:p>
          </table:table-cell>
          <table:table-cell table:formula="of:=LOG([.BA7])" office:value-type="float" office:value="1.68124123737559" calcext:value-type="float">
            <text:p>1.68124123737559</text:p>
          </table:table-cell>
          <table:table-cell table:formula="of:=LOG([.BB7])" office:value-type="float" office:value="1.7160033436348" calcext:value-type="float">
            <text:p>1.7160033436348</text:p>
          </table:table-cell>
          <table:table-cell table:formula="of:=LOG([.BC7])" office:value-type="float" office:value="1.74036268949424" calcext:value-type="float">
            <text:p>1.74036268949424</text:p>
          </table:table-cell>
          <table:table-cell table:formula="of:=LOG([.BD7])" office:value-type="float" office:value="1.76342799356294" calcext:value-type="float">
            <text:p>1.76342799356294</text:p>
          </table:table-cell>
          <table:table-cell table:formula="of:=LOG([.BE7])" office:value-type="float" office:value="1.78532983501077" calcext:value-type="float">
            <text:p>1.78532983501077</text:p>
          </table:table-cell>
          <table:table-cell table:formula="of:=LOG([.BF7])" office:value-type="float" office:value="1.79239168949825" calcext:value-type="float">
            <text:p>1.79239168949825</text:p>
          </table:table-cell>
          <table:table-cell table:formula="of:=LOG([.BG7])" office:value-type="float" office:value="1.79934054945358" calcext:value-type="float">
            <text:p>1.79934054945358</text:p>
          </table:table-cell>
          <table:table-cell table:formula="of:=LOG([.BH7])" office:value-type="float" office:value="1.81291335664286" calcext:value-type="float">
            <text:p>1.81291335664286</text:p>
          </table:table-cell>
          <table:table-cell table:formula="of:=LOG([.BI7])" office:value-type="float" office:value="1.83250891270624" calcext:value-type="float">
            <text:p>1.83250891270624</text:p>
          </table:table-cell>
          <table:table-cell table:formula="of:=LOG([.BJ7])" office:value-type="float" office:value="1.84509804001426" calcext:value-type="float">
            <text:p>1.84509804001426</text:p>
          </table:table-cell>
          <table:table-cell table:formula="of:=LOG([.BK7])" office:value-type="float" office:value="1.84509804001426" calcext:value-type="float">
            <text:p>1.84509804001426</text:p>
          </table:table-cell>
          <table:table-cell table:formula="of:=LOG([.BL7])" office:value-type="float" office:value="1.8750612633917" calcext:value-type="float">
            <text:p>1.8750612633917</text:p>
          </table:table-cell>
          <table:table-cell table:formula="of:=LOG([.BM7])" office:value-type="float" office:value="1.90308998699194" calcext:value-type="float">
            <text:p>1.90308998699194</text:p>
          </table:table-cell>
          <table:table-cell table:formula="of:=LOG([.BN7])" office:value-type="float" office:value="1.90308998699194" calcext:value-type="float">
            <text:p>1.90308998699194</text:p>
          </table:table-cell>
          <table:table-cell table:formula="of:=LOG([.BO7])" office:value-type="float" office:value="1.90308998699194" calcext:value-type="float">
            <text:p>1.90308998699194</text:p>
          </table:table-cell>
          <table:table-cell table:formula="of:=LOG([.BP7])" office:value-type="float" office:value="1.91381385238372" calcext:value-type="float">
            <text:p>1.91381385238372</text:p>
          </table:table-cell>
          <table:table-cell table:formula="of:=LOG([.BQ7])" office:value-type="float" office:value="1.93951925261862" calcext:value-type="float">
            <text:p>1.93951925261862</text:p>
          </table:table-cell>
          <table:table-cell table:formula="of:=LOG([.BR7])" office:value-type="float" office:value="1.98227123303957" calcext:value-type="float">
            <text:p>1.98227123303957</text:p>
          </table:table-cell>
          <table:table-cell table:formula="of:=LOG([.BS7])" office:value-type="float" office:value="1.98677173426624" calcext:value-type="float">
            <text:p>1.98677173426624</text:p>
          </table:table-cell>
          <table:table-cell table:formula="of:=LOG([.BT7])" office:value-type="float" office:value="2.00860017176192" calcext:value-type="float">
            <text:p>2.00860017176192</text:p>
          </table:table-cell>
          <table:table-cell table:formula="of:=LOG([.BU7])" office:value-type="float" office:value="2.01283722470517" calcext:value-type="float">
            <text:p>2.01283722470517</text:p>
          </table:table-cell>
          <table:table-cell table:formula="of:=LOG([.BV7])" office:value-type="float" office:value="2.01703333929878" calcext:value-type="float">
            <text:p>2.01703333929878</text:p>
          </table:table-cell>
          <table:table-cell table:formula="of:=LOG([.BW7])" office:value-type="float" office:value="2.03342375548695" calcext:value-type="float">
            <text:p>2.03342375548695</text:p>
          </table:table-cell>
          <table:table-cell table:formula="of:=LOG([.BX7])" office:value-type="float" office:value="2.03342375548695" calcext:value-type="float">
            <text:p>2.03342375548695</text:p>
          </table:table-cell>
          <table:table-cell table:formula="of:=LOG([.BY7])" office:value-type="float" office:value="2.04139268515822" calcext:value-type="float">
            <text:p>2.04139268515822</text:p>
          </table:table-cell>
          <table:table-cell table:formula="of:=LOG([.BZ7])" office:value-type="float" office:value="2.04921802267018" calcext:value-type="float">
            <text:p>2.04921802267018</text:p>
          </table:table-cell>
          <table:table-cell table:formula="of:=LOG([.CA7])" office:value-type="float" office:value="2.06069784035361" calcext:value-type="float">
            <text:p>2.06069784035361</text:p>
          </table:table-cell>
          <table:table-cell table:formula="of:=LOG([.CB7])" office:value-type="float" office:value="2.06818586174616" calcext:value-type="float">
            <text:p>2.06818586174616</text:p>
          </table:table-cell>
          <table:table-cell table:formula="of:=LOG([.CC7])" office:value-type="float" office:value="2.07554696139253" calcext:value-type="float">
            <text:p>2.07554696139253</text:p>
          </table:table-cell>
          <table:table-cell table:formula="of:=LOG([.CD7])" office:value-type="float" office:value="2.08278537031645" calcext:value-type="float">
            <text:p>2.08278537031645</text:p>
          </table:table-cell>
          <table:table-cell table:formula="of:=LOG([.CE7])" office:value-type="float" office:value="2.10037054511756" calcext:value-type="float">
            <text:p>2.10037054511756</text:p>
          </table:table-cell>
          <table:table-cell table:formula="of:=LOG([.CF7])" office:value-type="float" office:value="2.10037054511756" calcext:value-type="float">
            <text:p>2.10037054511756</text:p>
          </table:table-cell>
          <table:table-cell table:formula="of:=LOG([.CG7])" office:value-type="float" office:value="2.10380372095596" calcext:value-type="float">
            <text:p>2.10380372095596</text:p>
          </table:table-cell>
          <table:table-cell table:formula="of:=LOG([.CH7])" office:value-type="float" office:value="2.10720996964787" calcext:value-type="float">
            <text:p>2.10720996964787</text:p>
          </table:table-cell>
          <table:table-cell table:formula="of:=LOG([.CI7])" office:value-type="float" office:value="2.11727129565576" calcext:value-type="float">
            <text:p>2.11727129565576</text:p>
          </table:table-cell>
          <table:table-cell table:formula="of:=LOG([.CJ7])" office:value-type="float" office:value="2.11727129565576" calcext:value-type="float">
            <text:p>2.11727129565576</text:p>
          </table:table-cell>
          <table:table-cell table:formula="of:=LOG([.CK7])" office:value-type="float" office:value="2.12710479836481" calcext:value-type="float">
            <text:p>2.12710479836481</text:p>
          </table:table-cell>
          <table:table-cell table:formula="of:=LOG([.CL7])" office:value-type="float" office:value="2.14612803567824" calcext:value-type="float">
            <text:p>2.14612803567824</text:p>
          </table:table-cell>
          <table:table-cell table:formula="of:=LOG([.CM7])" office:value-type="float" office:value="2.15533603746506" calcext:value-type="float">
            <text:p>2.15533603746506</text:p>
          </table:table-cell>
          <table:table-cell table:formula="of:=LOG([.CN7])" office:value-type="float" office:value="2.16136800223497" calcext:value-type="float">
            <text:p>2.16136800223497</text:p>
          </table:table-cell>
          <table:table-cell table:formula="of:=LOG([.CO7])" office:value-type="float" office:value="2.17609125905568" calcext:value-type="float">
            <text:p>2.17609125905568</text:p>
          </table:table-cell>
          <table:table-cell table:formula="of:=LOG([.CP7])" office:value-type="float" office:value="2.19589965240923" calcext:value-type="float">
            <text:p>2.19589965240923</text:p>
          </table:table-cell>
          <table:table-cell table:formula="of:=LOG([.CQ7])" office:value-type="float" office:value="2.20139712432045" calcext:value-type="float">
            <text:p>2.20139712432045</text:p>
          </table:table-cell>
          <table:table-cell table:formula="of:=LOG([.CR7])" office:value-type="float" office:value="2.21218760440396" calcext:value-type="float">
            <text:p>2.21218760440396</text:p>
          </table:table-cell>
          <table:table-cell table:formula="of:=LOG([.CS7])" office:value-type="float" office:value="2.23044892137827" calcext:value-type="float">
            <text:p>2.23044892137827</text:p>
          </table:table-cell>
          <table:table-cell table:formula="of:=LOG([.CT7])" office:value-type="float" office:value="2.25042000230889" calcext:value-type="float">
            <text:p>2.25042000230889</text:p>
          </table:table-cell>
          <table:table-cell table:formula="of:=LOG([.CU7])" office:value-type="float" office:value="2.26481782300954" calcext:value-type="float">
            <text:p>2.26481782300954</text:p>
          </table:table-cell>
          <table:table-cell table:formula="of:=LOG([.CV7])" office:value-type="float" office:value="2.27415784926368" calcext:value-type="float">
            <text:p>2.27415784926368</text:p>
          </table:table-cell>
          <table:table-cell table:formula="of:=LOG([.CW7])" office:value-type="float" office:value="2.28780172993023" calcext:value-type="float">
            <text:p>2.28780172993023</text:p>
          </table:table-cell>
          <table:table-cell table:formula="of:=LOG([.CX7])" office:value-type="float" office:value="2.30535136944662" calcext:value-type="float">
            <text:p>2.30535136944662</text:p>
          </table:table-cell>
          <table:table-cell table:formula="of:=SLOPE([.BG62:.CX62];[.BG$56:.CX$56])" office:value-type="float" office:value="1.89667504614166" calcext:value-type="float">
            <text:p>1.89667504614166</text:p>
          </table:table-cell>
        </table:table-row>
        <table:table-row table:style-name="ro1">
          <table:table-cell table:formula="of:=LOG([.A8])" office:value-type="float" office:value="2.69897000433602" calcext:value-type="float">
            <text:p>2.69897000433602</text:p>
          </table:table-cell>
          <table:table-cell table:formula="of:=LOG([.B8])" office:value-type="string" office:string-value="" calcext:value-type="error">
            <text:p>Err:502</text:p>
          </table:table-cell>
          <table:table-cell table:formula="of:=LOG([.C8])" office:value-type="string" office:string-value="" calcext:value-type="error">
            <text:p>Err:502</text:p>
          </table:table-cell>
          <table:table-cell table:formula="of:=LOG([.D8])" office:value-type="string" office:string-value="" calcext:value-type="error">
            <text:p>Err:502</text:p>
          </table:table-cell>
          <table:table-cell table:formula="of:=LOG([.E8])" office:value-type="string" office:string-value="" calcext:value-type="error">
            <text:p>Err:502</text:p>
          </table:table-cell>
          <table:table-cell table:formula="of:=LOG([.F8])" office:value-type="string" office:string-value="" calcext:value-type="error">
            <text:p>Err:502</text:p>
          </table:table-cell>
          <table:table-cell table:formula="of:=LOG([.G8])" office:value-type="string" office:string-value="" calcext:value-type="error">
            <text:p>Err:502</text:p>
          </table:table-cell>
          <table:table-cell table:formula="of:=LOG([.H8])" office:value-type="string" office:string-value="" calcext:value-type="error">
            <text:p>Err:502</text:p>
          </table:table-cell>
          <table:table-cell table:formula="of:=LOG([.I8])" office:value-type="string" office:string-value="" calcext:value-type="error">
            <text:p>Err:502</text:p>
          </table:table-cell>
          <table:table-cell table:formula="of:=LOG([.J8])" office:value-type="string" office:string-value="" calcext:value-type="error">
            <text:p>Err:502</text:p>
          </table:table-cell>
          <table:table-cell table:formula="of:=LOG([.K8])" office:value-type="string" office:string-value="" calcext:value-type="error">
            <text:p>Err:502</text:p>
          </table:table-cell>
          <table:table-cell table:formula="of:=LOG([.L8])" office:value-type="string" office:string-value="" calcext:value-type="error">
            <text:p>Err:502</text:p>
          </table:table-cell>
          <table:table-cell table:formula="of:=LOG([.M8])" office:value-type="string" office:string-value="" calcext:value-type="error">
            <text:p>Err:502</text:p>
          </table:table-cell>
          <table:table-cell table:formula="of:=LOG([.N8])" office:value-type="string" office:string-value="" calcext:value-type="error">
            <text:p>Err:502</text:p>
          </table:table-cell>
          <table:table-cell table:formula="of:=LOG([.O8])" office:value-type="string" office:string-value="" calcext:value-type="error">
            <text:p>Err:502</text:p>
          </table:table-cell>
          <table:table-cell table:formula="of:=LOG([.P8])" office:value-type="string" office:string-value="" calcext:value-type="error">
            <text:p>Err:502</text:p>
          </table:table-cell>
          <table:table-cell table:formula="of:=LOG([.Q8])" office:value-type="string" office:string-value="" calcext:value-type="error">
            <text:p>Err:502</text:p>
          </table:table-cell>
          <table:table-cell table:formula="of:=LOG([.R8])" office:value-type="string" office:string-value="" calcext:value-type="error">
            <text:p>Err:502</text:p>
          </table:table-cell>
          <table:table-cell table:formula="of:=LOG([.S8])" office:value-type="string" office:string-value="" calcext:value-type="error">
            <text:p>Err:502</text:p>
          </table:table-cell>
          <table:table-cell table:formula="of:=LOG([.T8])" office:value-type="string" office:string-value="" calcext:value-type="error">
            <text:p>Err:502</text:p>
          </table:table-cell>
          <table:table-cell table:formula="of:=LOG([.U8])" office:value-type="string" office:string-value="" calcext:value-type="error">
            <text:p>Err:502</text:p>
          </table:table-cell>
          <table:table-cell table:formula="of:=LOG([.V8])" office:value-type="string" office:string-value="" calcext:value-type="error">
            <text:p>Err:502</text:p>
          </table:table-cell>
          <table:table-cell table:formula="of:=LOG([.W8])" office:value-type="string" office:string-value="" calcext:value-type="error">
            <text:p>Err:502</text:p>
          </table:table-cell>
          <table:table-cell table:formula="of:=LOG([.X8])" office:value-type="string" office:string-value="" calcext:value-type="error">
            <text:p>Err:502</text:p>
          </table:table-cell>
          <table:table-cell table:formula="of:=LOG([.Y8])" office:value-type="string" office:string-value="" calcext:value-type="error">
            <text:p>Err:502</text:p>
          </table:table-cell>
          <table:table-cell table:formula="of:=LOG([.Z8])" office:value-type="string" office:string-value="" calcext:value-type="error">
            <text:p>Err:502</text:p>
          </table:table-cell>
          <table:table-cell table:formula="of:=LOG([.AA8])" office:value-type="string" office:string-value="" calcext:value-type="error">
            <text:p>Err:502</text:p>
          </table:table-cell>
          <table:table-cell table:formula="of:=LOG([.AB8])" office:value-type="string" office:string-value="" calcext:value-type="error">
            <text:p>Err:502</text:p>
          </table:table-cell>
          <table:table-cell table:formula="of:=LOG([.AC8])" office:value-type="string" office:string-value="" calcext:value-type="error">
            <text:p>Err:502</text:p>
          </table:table-cell>
          <table:table-cell table:formula="of:=LOG([.AD8])" office:value-type="string" office:string-value="" calcext:value-type="error">
            <text:p>Err:502</text:p>
          </table:table-cell>
          <table:table-cell table:formula="of:=LOG([.AE8])" office:value-type="string" office:string-value="" calcext:value-type="error">
            <text:p>Err:502</text:p>
          </table:table-cell>
          <table:table-cell table:formula="of:=LOG([.AF8])" office:value-type="string" office:string-value="" calcext:value-type="error">
            <text:p>Err:502</text:p>
          </table:table-cell>
          <table:table-cell table:formula="of:=LOG([.AG8])" office:value-type="string" office:string-value="" calcext:value-type="error">
            <text:p>Err:502</text:p>
          </table:table-cell>
          <table:table-cell table:formula="of:=LOG([.AH8])" office:value-type="string" office:string-value="" calcext:value-type="error">
            <text:p>Err:502</text:p>
          </table:table-cell>
          <table:table-cell table:formula="of:=LOG([.AI8])" office:value-type="string" office:string-value="" calcext:value-type="error">
            <text:p>Err:502</text:p>
          </table:table-cell>
          <table:table-cell table:formula="of:=LOG([.AJ8])" office:value-type="string" office:string-value="" calcext:value-type="error">
            <text:p>Err:502</text:p>
          </table:table-cell>
          <table:table-cell table:formula="of:=LOG([.AK8])" office:value-type="string" office:string-value="" calcext:value-type="error">
            <text:p>Err:502</text:p>
          </table:table-cell>
          <table:table-cell table:formula="of:=LOG([.AL8])" office:value-type="string" office:string-value="" calcext:value-type="error">
            <text:p>Err:502</text:p>
          </table:table-cell>
          <table:table-cell table:formula="of:=LOG([.AM8])" office:value-type="float" office:value="0" calcext:value-type="float">
            <text:p>0</text:p>
          </table:table-cell>
          <table:table-cell table:formula="of:=LOG([.AN8])" office:value-type="float" office:value="0" calcext:value-type="float">
            <text:p>0</text:p>
          </table:table-cell>
          <table:table-cell table:formula="of:=LOG([.AO8])" office:value-type="float" office:value="0" calcext:value-type="float">
            <text:p>0</text:p>
          </table:table-cell>
          <table:table-cell table:formula="of:=LOG([.AP8])" office:value-type="float" office:value="0" calcext:value-type="float">
            <text:p>0</text:p>
          </table:table-cell>
          <table:table-cell table:formula="of:=LOG([.AQ8])" office:value-type="float" office:value="0" calcext:value-type="float">
            <text:p>0</text:p>
          </table:table-cell>
          <table:table-cell table:formula="of:=LOG([.AR8])" office:value-type="float" office:value="0" calcext:value-type="float">
            <text:p>0</text:p>
          </table:table-cell>
          <table:table-cell table:formula="of:=LOG([.AS8])" office:value-type="float" office:value="0" calcext:value-type="float">
            <text:p>0</text:p>
          </table:table-cell>
          <table:table-cell table:formula="of:=LOG([.AT8])" office:value-type="float" office:value="0.301029995663981" calcext:value-type="float">
            <text:p>0.301029995663981</text:p>
          </table:table-cell>
          <table:table-cell table:formula="of:=LOG([.AU8])" office:value-type="float" office:value="0.301029995663981" calcext:value-type="float">
            <text:p>0.301029995663981</text:p>
          </table:table-cell>
          <table:table-cell table:formula="of:=LOG([.AV8])" office:value-type="float" office:value="0.477121254719662" calcext:value-type="float">
            <text:p>0.477121254719662</text:p>
          </table:table-cell>
          <table:table-cell table:formula="of:=LOG([.AW8])" office:value-type="float" office:value="0.477121254719662" calcext:value-type="float">
            <text:p>0.477121254719662</text:p>
          </table:table-cell>
          <table:table-cell table:formula="of:=LOG([.AX8])" office:value-type="float" office:value="0.477121254719662" calcext:value-type="float">
            <text:p>0.477121254719662</text:p>
          </table:table-cell>
          <table:table-cell table:formula="of:=LOG([.AY8])" office:value-type="float" office:value="0.698970004336019" calcext:value-type="float">
            <text:p>0.698970004336019</text:p>
          </table:table-cell>
          <table:table-cell table:formula="of:=LOG([.AZ8])" office:value-type="float" office:value="0.778151250383644" calcext:value-type="float">
            <text:p>0.778151250383644</text:p>
          </table:table-cell>
          <table:table-cell table:formula="of:=LOG([.BA8])" office:value-type="float" office:value="0.778151250383644" calcext:value-type="float">
            <text:p>0.778151250383644</text:p>
          </table:table-cell>
          <table:table-cell table:formula="of:=LOG([.BB8])" office:value-type="float" office:value="0.845098040014257" calcext:value-type="float">
            <text:p>0.845098040014257</text:p>
          </table:table-cell>
          <table:table-cell table:formula="of:=LOG([.BC8])" office:value-type="float" office:value="0.954242509439325" calcext:value-type="float">
            <text:p>0.954242509439325</text:p>
          </table:table-cell>
          <table:table-cell table:formula="of:=LOG([.BD8])" office:value-type="float" office:value="0.954242509439325" calcext:value-type="float">
            <text:p>0.954242509439325</text:p>
          </table:table-cell>
          <table:table-cell table:formula="of:=LOG([.BE8])" office:value-type="float" office:value="1.04139268515823" calcext:value-type="float">
            <text:p>1.04139268515823</text:p>
          </table:table-cell>
          <table:table-cell table:formula="of:=LOG([.BF8])" office:value-type="float" office:value="1.04139268515823" calcext:value-type="float">
            <text:p>1.04139268515823</text:p>
          </table:table-cell>
          <table:table-cell table:formula="of:=LOG([.BG8])" office:value-type="float" office:value="1.11394335230684" calcext:value-type="float">
            <text:p>1.11394335230684</text:p>
          </table:table-cell>
          <table:table-cell table:formula="of:=LOG([.BH8])" office:value-type="float" office:value="1.14612803567824" calcext:value-type="float">
            <text:p>1.14612803567824</text:p>
          </table:table-cell>
          <table:table-cell table:formula="of:=LOG([.BI8])" office:value-type="float" office:value="1.25527250510331" calcext:value-type="float">
            <text:p>1.25527250510331</text:p>
          </table:table-cell>
          <table:table-cell table:formula="of:=LOG([.BJ8])" office:value-type="float" office:value="1.25527250510331" calcext:value-type="float">
            <text:p>1.25527250510331</text:p>
          </table:table-cell>
          <table:table-cell table:formula="of:=LOG([.BK8])" office:value-type="float" office:value="1.32221929473392" calcext:value-type="float">
            <text:p>1.32221929473392</text:p>
          </table:table-cell>
          <table:table-cell table:formula="of:=LOG([.BL8])" office:value-type="float" office:value="1.41497334797082" calcext:value-type="float">
            <text:p>1.41497334797082</text:p>
          </table:table-cell>
          <table:table-cell table:formula="of:=LOG([.BM8])" office:value-type="float" office:value="1.46239799789896" calcext:value-type="float">
            <text:p>1.46239799789896</text:p>
          </table:table-cell>
          <table:table-cell table:formula="of:=LOG([.BN8])" office:value-type="float" office:value="1.50514997831991" calcext:value-type="float">
            <text:p>1.50514997831991</text:p>
          </table:table-cell>
          <table:table-cell table:formula="of:=LOG([.BO8])" office:value-type="float" office:value="1.55630250076729" calcext:value-type="float">
            <text:p>1.55630250076729</text:p>
          </table:table-cell>
          <table:table-cell table:formula="of:=LOG([.BP8])" office:value-type="float" office:value="1.56820172406699" calcext:value-type="float">
            <text:p>1.56820172406699</text:p>
          </table:table-cell>
          <table:table-cell table:formula="of:=LOG([.BQ8])" office:value-type="float" office:value="1.61278385671974" calcext:value-type="float">
            <text:p>1.61278385671974</text:p>
          </table:table-cell>
          <table:table-cell table:formula="of:=LOG([.BR8])" office:value-type="float" office:value="1.6232492903979" calcext:value-type="float">
            <text:p>1.6232492903979</text:p>
          </table:table-cell>
          <table:table-cell table:formula="of:=LOG([.BS8])" office:value-type="float" office:value="1.6232492903979" calcext:value-type="float">
            <text:p>1.6232492903979</text:p>
          </table:table-cell>
          <table:table-cell table:formula="of:=LOG([.BT8])" office:value-type="float" office:value="1.65321251377534" calcext:value-type="float">
            <text:p>1.65321251377534</text:p>
          </table:table-cell>
          <table:table-cell table:formula="of:=LOG([.BU8])" office:value-type="float" office:value="1.67209785793572" calcext:value-type="float">
            <text:p>1.67209785793572</text:p>
          </table:table-cell>
          <table:table-cell table:formula="of:=LOG([.BV8])" office:value-type="float" office:value="1.68124123737559" calcext:value-type="float">
            <text:p>1.68124123737559</text:p>
          </table:table-cell>
          <table:table-cell table:formula="of:=LOG([.BW8])" office:value-type="float" office:value="1.7160033436348" calcext:value-type="float">
            <text:p>1.7160033436348</text:p>
          </table:table-cell>
          <table:table-cell table:formula="of:=LOG([.BX8])" office:value-type="float" office:value="1.74036268949424" calcext:value-type="float">
            <text:p>1.74036268949424</text:p>
          </table:table-cell>
          <table:table-cell table:formula="of:=LOG([.BY8])" office:value-type="float" office:value="1.77085201164214" calcext:value-type="float">
            <text:p>1.77085201164214</text:p>
          </table:table-cell>
          <table:table-cell table:formula="of:=LOG([.BZ8])" office:value-type="float" office:value="1.78532983501077" calcext:value-type="float">
            <text:p>1.78532983501077</text:p>
          </table:table-cell>
          <table:table-cell table:formula="of:=LOG([.CA8])" office:value-type="float" office:value="1.81291335664286" calcext:value-type="float">
            <text:p>1.81291335664286</text:p>
          </table:table-cell>
          <table:table-cell table:formula="of:=LOG([.CB8])" office:value-type="float" office:value="1.82607480270083" calcext:value-type="float">
            <text:p>1.82607480270083</text:p>
          </table:table-cell>
          <table:table-cell table:formula="of:=LOG([.CC8])" office:value-type="float" office:value="1.84509804001426" calcext:value-type="float">
            <text:p>1.84509804001426</text:p>
          </table:table-cell>
          <table:table-cell table:formula="of:=LOG([.CD8])" office:value-type="float" office:value="1.86923171973098" calcext:value-type="float">
            <text:p>1.86923171973098</text:p>
          </table:table-cell>
          <table:table-cell table:formula="of:=LOG([.CE8])" office:value-type="float" office:value="1.92427928606188" calcext:value-type="float">
            <text:p>1.92427928606188</text:p>
          </table:table-cell>
          <table:table-cell table:formula="of:=LOG([.CF8])" office:value-type="float" office:value="1.92941892571429" calcext:value-type="float">
            <text:p>1.92941892571429</text:p>
          </table:table-cell>
          <table:table-cell table:formula="of:=LOG([.CG8])" office:value-type="float" office:value="1.96848294855394" calcext:value-type="float">
            <text:p>1.96848294855394</text:p>
          </table:table-cell>
          <table:table-cell table:formula="of:=LOG([.CH8])" office:value-type="float" office:value="2.00432137378264" calcext:value-type="float">
            <text:p>2.00432137378264</text:p>
          </table:table-cell>
          <table:table-cell table:formula="of:=LOG([.CI8])" office:value-type="float" office:value="2.02118929906994" calcext:value-type="float">
            <text:p>2.02118929906994</text:p>
          </table:table-cell>
          <table:table-cell table:formula="of:=LOG([.CJ8])" office:value-type="float" office:value="2.04139268515822" calcext:value-type="float">
            <text:p>2.04139268515822</text:p>
          </table:table-cell>
          <table:table-cell table:formula="of:=LOG([.CK8])" office:value-type="float" office:value="2.05690485133647" calcext:value-type="float">
            <text:p>2.05690485133647</text:p>
          </table:table-cell>
          <table:table-cell table:formula="of:=LOG([.CL8])" office:value-type="float" office:value="2.07188200730613" calcext:value-type="float">
            <text:p>2.07188200730613</text:p>
          </table:table-cell>
          <table:table-cell table:formula="of:=LOG([.CM8])" office:value-type="float" office:value="2.10380372095596" calcext:value-type="float">
            <text:p>2.10380372095596</text:p>
          </table:table-cell>
          <table:table-cell table:formula="of:=LOG([.CN8])" office:value-type="float" office:value="2.13033376849501" calcext:value-type="float">
            <text:p>2.13033376849501</text:p>
          </table:table-cell>
          <table:table-cell table:formula="of:=LOG([.CO8])" office:value-type="float" office:value="2.14921911265538" calcext:value-type="float">
            <text:p>2.14921911265538</text:p>
          </table:table-cell>
          <table:table-cell table:formula="of:=LOG([.CP8])" office:value-type="float" office:value="2.16435285578444" calcext:value-type="float">
            <text:p>2.16435285578444</text:p>
          </table:table-cell>
          <table:table-cell table:formula="of:=LOG([.CQ8])" office:value-type="float" office:value="2.1846914308176" calcext:value-type="float">
            <text:p>2.1846914308176</text:p>
          </table:table-cell>
          <table:table-cell table:formula="of:=LOG([.CR8])" office:value-type="float" office:value="2.20951501454263" calcext:value-type="float">
            <text:p>2.20951501454263</text:p>
          </table:table-cell>
          <table:table-cell table:formula="of:=LOG([.CS8])" office:value-type="float" office:value="2.23552844690755" calcext:value-type="float">
            <text:p>2.23552844690755</text:p>
          </table:table-cell>
          <table:table-cell table:formula="of:=LOG([.CT8])" office:value-type="float" office:value="2.26007138798507" calcext:value-type="float">
            <text:p>2.26007138798507</text:p>
          </table:table-cell>
          <table:table-cell table:formula="of:=LOG([.CU8])" office:value-type="float" office:value="2.28103336724773" calcext:value-type="float">
            <text:p>2.28103336724773</text:p>
          </table:table-cell>
          <table:table-cell table:formula="of:=LOG([.CV8])" office:value-type="float" office:value="2.29446622616159" calcext:value-type="float">
            <text:p>2.29446622616159</text:p>
          </table:table-cell>
          <table:table-cell table:formula="of:=LOG([.CW8])" office:value-type="float" office:value="2.3096301674259" calcext:value-type="float">
            <text:p>2.3096301674259</text:p>
          </table:table-cell>
          <table:table-cell table:formula="of:=LOG([.CX8])" office:value-type="float" office:value="2.3324384599156" calcext:value-type="float">
            <text:p>2.3324384599156</text:p>
          </table:table-cell>
          <table:table-cell table:formula="of:=SLOPE([.BG63:.CX63];[.BG$56:.CX$56])" office:value-type="float" office:value="4.61296787606758" calcext:value-type="float">
            <text:p>4.61296787606758</text:p>
          </table:table-cell>
        </table:table-row>
        <table:table-row table:style-name="ro1">
          <table:table-cell table:formula="of:=LOG([.A9])" office:value-type="float" office:value="2.77815125038364" calcext:value-type="float">
            <text:p>2.77815125038364</text:p>
          </table:table-cell>
          <table:table-cell table:formula="of:=LOG([.B9])" office:value-type="string" office:string-value="" calcext:value-type="error">
            <text:p>Err:502</text:p>
          </table:table-cell>
          <table:table-cell table:formula="of:=LOG([.C9])" office:value-type="string" office:string-value="" calcext:value-type="error">
            <text:p>Err:502</text:p>
          </table:table-cell>
          <table:table-cell table:formula="of:=LOG([.D9])" office:value-type="string" office:string-value="" calcext:value-type="error">
            <text:p>Err:502</text:p>
          </table:table-cell>
          <table:table-cell table:formula="of:=LOG([.E9])" office:value-type="string" office:string-value="" calcext:value-type="error">
            <text:p>Err:502</text:p>
          </table:table-cell>
          <table:table-cell table:formula="of:=LOG([.F9])" office:value-type="string" office:string-value="" calcext:value-type="error">
            <text:p>Err:502</text:p>
          </table:table-cell>
          <table:table-cell table:formula="of:=LOG([.G9])" office:value-type="string" office:string-value="" calcext:value-type="error">
            <text:p>Err:502</text:p>
          </table:table-cell>
          <table:table-cell table:formula="of:=LOG([.H9])" office:value-type="string" office:string-value="" calcext:value-type="error">
            <text:p>Err:502</text:p>
          </table:table-cell>
          <table:table-cell table:formula="of:=LOG([.I9])" office:value-type="string" office:string-value="" calcext:value-type="error">
            <text:p>Err:502</text:p>
          </table:table-cell>
          <table:table-cell table:formula="of:=LOG([.J9])" office:value-type="string" office:string-value="" calcext:value-type="error">
            <text:p>Err:502</text:p>
          </table:table-cell>
          <table:table-cell table:formula="of:=LOG([.K9])" office:value-type="string" office:string-value="" calcext:value-type="error">
            <text:p>Err:502</text:p>
          </table:table-cell>
          <table:table-cell table:formula="of:=LOG([.L9])" office:value-type="string" office:string-value="" calcext:value-type="error">
            <text:p>Err:502</text:p>
          </table:table-cell>
          <table:table-cell table:formula="of:=LOG([.M9])" office:value-type="string" office:string-value="" calcext:value-type="error">
            <text:p>Err:502</text:p>
          </table:table-cell>
          <table:table-cell table:formula="of:=LOG([.N9])" office:value-type="string" office:string-value="" calcext:value-type="error">
            <text:p>Err:502</text:p>
          </table:table-cell>
          <table:table-cell table:formula="of:=LOG([.O9])" office:value-type="string" office:string-value="" calcext:value-type="error">
            <text:p>Err:502</text:p>
          </table:table-cell>
          <table:table-cell table:formula="of:=LOG([.P9])" office:value-type="string" office:string-value="" calcext:value-type="error">
            <text:p>Err:502</text:p>
          </table:table-cell>
          <table:table-cell table:formula="of:=LOG([.Q9])" office:value-type="string" office:string-value="" calcext:value-type="error">
            <text:p>Err:502</text:p>
          </table:table-cell>
          <table:table-cell table:formula="of:=LOG([.R9])" office:value-type="string" office:string-value="" calcext:value-type="error">
            <text:p>Err:502</text:p>
          </table:table-cell>
          <table:table-cell table:formula="of:=LOG([.S9])" office:value-type="string" office:string-value="" calcext:value-type="error">
            <text:p>Err:502</text:p>
          </table:table-cell>
          <table:table-cell table:formula="of:=LOG([.T9])" office:value-type="string" office:string-value="" calcext:value-type="error">
            <text:p>Err:502</text:p>
          </table:table-cell>
          <table:table-cell table:formula="of:=LOG([.U9])" office:value-type="string" office:string-value="" calcext:value-type="error">
            <text:p>Err:502</text:p>
          </table:table-cell>
          <table:table-cell table:formula="of:=LOG([.V9])" office:value-type="string" office:string-value="" calcext:value-type="error">
            <text:p>Err:502</text:p>
          </table:table-cell>
          <table:table-cell table:formula="of:=LOG([.W9])" office:value-type="string" office:string-value="" calcext:value-type="error">
            <text:p>Err:502</text:p>
          </table:table-cell>
          <table:table-cell table:formula="of:=LOG([.X9])" office:value-type="string" office:string-value="" calcext:value-type="error">
            <text:p>Err:502</text:p>
          </table:table-cell>
          <table:table-cell table:formula="of:=LOG([.Y9])" office:value-type="string" office:string-value="" calcext:value-type="error">
            <text:p>Err:502</text:p>
          </table:table-cell>
          <table:table-cell table:formula="of:=LOG([.Z9])" office:value-type="string" office:string-value="" calcext:value-type="error">
            <text:p>Err:502</text:p>
          </table:table-cell>
          <table:table-cell table:formula="of:=LOG([.AA9])" office:value-type="string" office:string-value="" calcext:value-type="error">
            <text:p>Err:502</text:p>
          </table:table-cell>
          <table:table-cell table:formula="of:=LOG([.AB9])" office:value-type="string" office:string-value="" calcext:value-type="error">
            <text:p>Err:502</text:p>
          </table:table-cell>
          <table:table-cell table:formula="of:=LOG([.AC9])" office:value-type="string" office:string-value="" calcext:value-type="error">
            <text:p>Err:502</text:p>
          </table:table-cell>
          <table:table-cell table:formula="of:=LOG([.AD9])" office:value-type="string" office:string-value="" calcext:value-type="error">
            <text:p>Err:502</text:p>
          </table:table-cell>
          <table:table-cell table:formula="of:=LOG([.AE9])" office:value-type="string" office:string-value="" calcext:value-type="error">
            <text:p>Err:502</text:p>
          </table:table-cell>
          <table:table-cell table:formula="of:=LOG([.AF9])" office:value-type="string" office:string-value="" calcext:value-type="error">
            <text:p>Err:502</text:p>
          </table:table-cell>
          <table:table-cell table:formula="of:=LOG([.AG9])" office:value-type="string" office:string-value="" calcext:value-type="error">
            <text:p>Err:502</text:p>
          </table:table-cell>
          <table:table-cell table:formula="of:=LOG([.AH9])" office:value-type="string" office:string-value="" calcext:value-type="error">
            <text:p>Err:502</text:p>
          </table:table-cell>
          <table:table-cell table:formula="of:=LOG([.AI9])" office:value-type="string" office:string-value="" calcext:value-type="error">
            <text:p>Err:502</text:p>
          </table:table-cell>
          <table:table-cell table:formula="of:=LOG([.AJ9])" office:value-type="string" office:string-value="" calcext:value-type="error">
            <text:p>Err:502</text:p>
          </table:table-cell>
          <table:table-cell table:formula="of:=LOG([.AK9])" office:value-type="string" office:string-value="" calcext:value-type="error">
            <text:p>Err:502</text:p>
          </table:table-cell>
          <table:table-cell table:formula="of:=LOG([.AL9])" office:value-type="float" office:value="0" calcext:value-type="float">
            <text:p>0</text:p>
          </table:table-cell>
          <table:table-cell table:formula="of:=LOG([.AM9])" office:value-type="float" office:value="0.301029995663981" calcext:value-type="float">
            <text:p>0.301029995663981</text:p>
          </table:table-cell>
          <table:table-cell table:formula="of:=LOG([.AN9])" office:value-type="float" office:value="0.301029995663981" calcext:value-type="float">
            <text:p>0.301029995663981</text:p>
          </table:table-cell>
          <table:table-cell table:formula="of:=LOG([.AO9])" office:value-type="float" office:value="0.301029995663981" calcext:value-type="float">
            <text:p>0.301029995663981</text:p>
          </table:table-cell>
          <table:table-cell table:formula="of:=LOG([.AP9])" office:value-type="float" office:value="0.301029995663981" calcext:value-type="float">
            <text:p>0.301029995663981</text:p>
          </table:table-cell>
          <table:table-cell table:formula="of:=LOG([.AQ9])" office:value-type="float" office:value="0.301029995663981" calcext:value-type="float">
            <text:p>0.301029995663981</text:p>
          </table:table-cell>
          <table:table-cell table:formula="of:=LOG([.AR9])" office:value-type="float" office:value="0.301029995663981" calcext:value-type="float">
            <text:p>0.301029995663981</text:p>
          </table:table-cell>
          <table:table-cell table:formula="of:=LOG([.AS9])" office:value-type="float" office:value="0.301029995663981" calcext:value-type="float">
            <text:p>0.301029995663981</text:p>
          </table:table-cell>
          <table:table-cell table:formula="of:=LOG([.AT9])" office:value-type="float" office:value="0.301029995663981" calcext:value-type="float">
            <text:p>0.301029995663981</text:p>
          </table:table-cell>
          <table:table-cell table:formula="of:=LOG([.AU9])" office:value-type="float" office:value="0.602059991327962" calcext:value-type="float">
            <text:p>0.602059991327962</text:p>
          </table:table-cell>
          <table:table-cell table:formula="of:=LOG([.AV9])" office:value-type="float" office:value="0.602059991327962" calcext:value-type="float">
            <text:p>0.602059991327962</text:p>
          </table:table-cell>
          <table:table-cell table:formula="of:=LOG([.AW9])" office:value-type="float" office:value="0.698970004336019" calcext:value-type="float">
            <text:p>0.698970004336019</text:p>
          </table:table-cell>
          <table:table-cell table:formula="of:=LOG([.AX9])" office:value-type="float" office:value="0.698970004336019" calcext:value-type="float">
            <text:p>0.698970004336019</text:p>
          </table:table-cell>
          <table:table-cell table:formula="of:=LOG([.AY9])" office:value-type="float" office:value="0.845098040014257" calcext:value-type="float">
            <text:p>0.845098040014257</text:p>
          </table:table-cell>
          <table:table-cell table:formula="of:=LOG([.AZ9])" office:value-type="float" office:value="0.903089986991943" calcext:value-type="float">
            <text:p>0.903089986991943</text:p>
          </table:table-cell>
          <table:table-cell table:formula="of:=LOG([.BA9])" office:value-type="float" office:value="0.903089986991943" calcext:value-type="float">
            <text:p>0.903089986991943</text:p>
          </table:table-cell>
          <table:table-cell table:formula="of:=LOG([.BB9])" office:value-type="float" office:value="0.954242509439325" calcext:value-type="float">
            <text:p>0.954242509439325</text:p>
          </table:table-cell>
          <table:table-cell table:formula="of:=LOG([.BC9])" office:value-type="float" office:value="1" calcext:value-type="float">
            <text:p>1</text:p>
          </table:table-cell>
          <table:table-cell table:formula="of:=LOG([.BD9])" office:value-type="float" office:value="1" calcext:value-type="float">
            <text:p>1</text:p>
          </table:table-cell>
          <table:table-cell table:formula="of:=LOG([.BE9])" office:value-type="float" office:value="1.17609125905568" calcext:value-type="float">
            <text:p>1.17609125905568</text:p>
          </table:table-cell>
          <table:table-cell table:formula="of:=LOG([.BF9])" office:value-type="float" office:value="1.23044892137827" calcext:value-type="float">
            <text:p>1.23044892137827</text:p>
          </table:table-cell>
          <table:table-cell table:formula="of:=LOG([.BG9])" office:value-type="float" office:value="1.30102999566398" calcext:value-type="float">
            <text:p>1.30102999566398</text:p>
          </table:table-cell>
          <table:table-cell table:formula="of:=LOG([.BH9])" office:value-type="float" office:value="1.36172783601759" calcext:value-type="float">
            <text:p>1.36172783601759</text:p>
          </table:table-cell>
          <table:table-cell table:formula="of:=LOG([.BI9])" office:value-type="float" office:value="1.43136376415899" calcext:value-type="float">
            <text:p>1.43136376415899</text:p>
          </table:table-cell>
          <table:table-cell table:formula="of:=LOG([.BJ9])" office:value-type="float" office:value="1.46239799789896" calcext:value-type="float">
            <text:p>1.46239799789896</text:p>
          </table:table-cell>
          <table:table-cell table:formula="of:=LOG([.BK9])" office:value-type="float" office:value="1.50514997831991" calcext:value-type="float">
            <text:p>1.50514997831991</text:p>
          </table:table-cell>
          <table:table-cell table:formula="of:=LOG([.BL9])" office:value-type="float" office:value="1.53147891704226" calcext:value-type="float">
            <text:p>1.53147891704226</text:p>
          </table:table-cell>
          <table:table-cell table:formula="of:=LOG([.BM9])" office:value-type="float" office:value="1.56820172406699" calcext:value-type="float">
            <text:p>1.56820172406699</text:p>
          </table:table-cell>
          <table:table-cell table:formula="of:=LOG([.BN9])" office:value-type="float" office:value="1.5910646070265" calcext:value-type="float">
            <text:p>1.5910646070265</text:p>
          </table:table-cell>
          <table:table-cell table:formula="of:=LOG([.BO9])" office:value-type="float" office:value="1.65321251377534" calcext:value-type="float">
            <text:p>1.65321251377534</text:p>
          </table:table-cell>
          <table:table-cell table:formula="of:=LOG([.BP9])" office:value-type="float" office:value="1.72427586960079" calcext:value-type="float">
            <text:p>1.72427586960079</text:p>
          </table:table-cell>
          <table:table-cell table:formula="of:=LOG([.BQ9])" office:value-type="float" office:value="1.76342799356294" calcext:value-type="float">
            <text:p>1.76342799356294</text:p>
          </table:table-cell>
          <table:table-cell table:formula="of:=LOG([.BR9])" office:value-type="float" office:value="1.79239168949825" calcext:value-type="float">
            <text:p>1.79239168949825</text:p>
          </table:table-cell>
          <table:table-cell table:formula="of:=LOG([.BS9])" office:value-type="float" office:value="1.81954393554187" calcext:value-type="float">
            <text:p>1.81954393554187</text:p>
          </table:table-cell>
          <table:table-cell table:formula="of:=LOG([.BT9])" office:value-type="float" office:value="1.85733249643127" calcext:value-type="float">
            <text:p>1.85733249643127</text:p>
          </table:table-cell>
          <table:table-cell table:formula="of:=LOG([.BU9])" office:value-type="float" office:value="1.89762709129044" calcext:value-type="float">
            <text:p>1.89762709129044</text:p>
          </table:table-cell>
          <table:table-cell table:formula="of:=LOG([.BV9])" office:value-type="float" office:value="1.91907809237607" calcext:value-type="float">
            <text:p>1.91907809237607</text:p>
          </table:table-cell>
          <table:table-cell table:formula="of:=LOG([.BW9])" office:value-type="float" office:value="1.93951925261862" calcext:value-type="float">
            <text:p>1.93951925261862</text:p>
          </table:table-cell>
          <table:table-cell table:formula="of:=LOG([.BX9])" office:value-type="float" office:value="1.9731278535997" calcext:value-type="float">
            <text:p>1.9731278535997</text:p>
          </table:table-cell>
          <table:table-cell table:formula="of:=LOG([.BY9])" office:value-type="float" office:value="2" calcext:value-type="float">
            <text:p>2</text:p>
          </table:table-cell>
          <table:table-cell table:formula="of:=LOG([.BZ9])" office:value-type="float" office:value="2.01703333929878" calcext:value-type="float">
            <text:p>2.01703333929878</text:p>
          </table:table-cell>
          <table:table-cell table:formula="of:=LOG([.CA9])" office:value-type="float" office:value="2.04921802267018" calcext:value-type="float">
            <text:p>2.04921802267018</text:p>
          </table:table-cell>
          <table:table-cell table:formula="of:=LOG([.CB9])" office:value-type="float" office:value="2.07554696139253" calcext:value-type="float">
            <text:p>2.07554696139253</text:p>
          </table:table-cell>
          <table:table-cell table:formula="of:=LOG([.CC9])" office:value-type="float" office:value="2.09342168516224" calcext:value-type="float">
            <text:p>2.09342168516224</text:p>
          </table:table-cell>
          <table:table-cell table:formula="of:=LOG([.CD9])" office:value-type="float" office:value="2.11727129565576" calcext:value-type="float">
            <text:p>2.11727129565576</text:p>
          </table:table-cell>
          <table:table-cell table:formula="of:=LOG([.CE9])" office:value-type="float" office:value="2.14921911265538" calcext:value-type="float">
            <text:p>2.14921911265538</text:p>
          </table:table-cell>
          <table:table-cell table:formula="of:=LOG([.CF9])" office:value-type="float" office:value="2.17026171539496" calcext:value-type="float">
            <text:p>2.17026171539496</text:p>
          </table:table-cell>
          <table:table-cell table:formula="of:=LOG([.CG9])" office:value-type="float" office:value="2.18752072083646" calcext:value-type="float">
            <text:p>2.18752072083646</text:p>
          </table:table-cell>
          <table:table-cell table:formula="of:=LOG([.CH9])" office:value-type="float" office:value="2.20139712432045" calcext:value-type="float">
            <text:p>2.20139712432045</text:p>
          </table:table-cell>
          <table:table-cell table:formula="of:=LOG([.CI9])" office:value-type="float" office:value="2.2148438480477" calcext:value-type="float">
            <text:p>2.2148438480477</text:p>
          </table:table-cell>
          <table:table-cell table:formula="of:=LOG([.CJ9])" office:value-type="float" office:value="2.24303804868629" calcext:value-type="float">
            <text:p>2.24303804868629</text:p>
          </table:table-cell>
          <table:table-cell table:formula="of:=LOG([.CK9])" office:value-type="float" office:value="2.26245108973043" calcext:value-type="float">
            <text:p>2.26245108973043</text:p>
          </table:table-cell>
          <table:table-cell table:formula="of:=LOG([.CL9])" office:value-type="float" office:value="2.27646180417324" calcext:value-type="float">
            <text:p>2.27646180417324</text:p>
          </table:table-cell>
          <table:table-cell table:formula="of:=LOG([.CM9])" office:value-type="float" office:value="2.29225607135648" calcext:value-type="float">
            <text:p>2.29225607135648</text:p>
          </table:table-cell>
          <table:table-cell table:formula="of:=LOG([.CN9])" office:value-type="float" office:value="2.30102999566398" calcext:value-type="float">
            <text:p>2.30102999566398</text:p>
          </table:table-cell>
          <table:table-cell table:formula="of:=LOG([.CO9])" office:value-type="float" office:value="2.31597034545692" calcext:value-type="float">
            <text:p>2.31597034545692</text:p>
          </table:table-cell>
          <table:table-cell table:formula="of:=LOG([.CP9])" office:value-type="float" office:value="2.33645973384853" calcext:value-type="float">
            <text:p>2.33645973384853</text:p>
          </table:table-cell>
          <table:table-cell table:formula="of:=LOG([.CQ9])" office:value-type="float" office:value="2.34635297445064" calcext:value-type="float">
            <text:p>2.34635297445064</text:p>
          </table:table-cell>
          <table:table-cell table:formula="of:=LOG([.CR9])" office:value-type="float" office:value="2.35983548233989" calcext:value-type="float">
            <text:p>2.35983548233989</text:p>
          </table:table-cell>
          <table:table-cell table:formula="of:=LOG([.CS9])" office:value-type="float" office:value="2.37291200297011" calcext:value-type="float">
            <text:p>2.37291200297011</text:p>
          </table:table-cell>
          <table:table-cell table:formula="of:=LOG([.CT9])" office:value-type="float" office:value="2.38916608436453" calcext:value-type="float">
            <text:p>2.38916608436453</text:p>
          </table:table-cell>
          <table:table-cell table:formula="of:=LOG([.CU9])" office:value-type="float" office:value="2.40312052117582" calcext:value-type="float">
            <text:p>2.40312052117582</text:p>
          </table:table-cell>
          <table:table-cell table:formula="of:=LOG([.CV9])" office:value-type="float" office:value="2.41497334797082" calcext:value-type="float">
            <text:p>2.41497334797082</text:p>
          </table:table-cell>
          <table:table-cell table:formula="of:=LOG([.CW9])" office:value-type="float" office:value="2.42160392686983" calcext:value-type="float">
            <text:p>2.42160392686983</text:p>
          </table:table-cell>
          <table:table-cell table:formula="of:=LOG([.CX9])" office:value-type="float" office:value="2.44090908206522" calcext:value-type="float">
            <text:p>2.44090908206522</text:p>
          </table:table-cell>
          <table:table-cell table:formula="of:=SLOPE([.BG64:.CX64];[.BG$56:.CX$56])" office:value-type="float" office:value="4.53757365328279" calcext:value-type="float">
            <text:p>4.53757365328279</text:p>
          </table:table-cell>
        </table:table-row>
        <table:table-row table:style-name="ro1">
          <table:table-cell table:formula="of:=LOG([.A10])" office:value-type="float" office:value="2.84509804001426" calcext:value-type="float">
            <text:p>2.84509804001426</text:p>
          </table:table-cell>
          <table:table-cell table:formula="of:=LOG([.B10])" office:value-type="string" office:string-value="" calcext:value-type="error">
            <text:p>Err:502</text:p>
          </table:table-cell>
          <table:table-cell table:formula="of:=LOG([.C10])" office:value-type="string" office:string-value="" calcext:value-type="error">
            <text:p>Err:502</text:p>
          </table:table-cell>
          <table:table-cell table:formula="of:=LOG([.D10])" office:value-type="string" office:string-value="" calcext:value-type="error">
            <text:p>Err:502</text:p>
          </table:table-cell>
          <table:table-cell table:formula="of:=LOG([.E10])" office:value-type="string" office:string-value="" calcext:value-type="error">
            <text:p>Err:502</text:p>
          </table:table-cell>
          <table:table-cell table:formula="of:=LOG([.F10])" office:value-type="string" office:string-value="" calcext:value-type="error">
            <text:p>Err:502</text:p>
          </table:table-cell>
          <table:table-cell table:formula="of:=LOG([.G10])" office:value-type="string" office:string-value="" calcext:value-type="error">
            <text:p>Err:502</text:p>
          </table:table-cell>
          <table:table-cell table:formula="of:=LOG([.H10])" office:value-type="string" office:string-value="" calcext:value-type="error">
            <text:p>Err:502</text:p>
          </table:table-cell>
          <table:table-cell table:formula="of:=LOG([.I10])" office:value-type="string" office:string-value="" calcext:value-type="error">
            <text:p>Err:502</text:p>
          </table:table-cell>
          <table:table-cell table:formula="of:=LOG([.J10])" office:value-type="string" office:string-value="" calcext:value-type="error">
            <text:p>Err:502</text:p>
          </table:table-cell>
          <table:table-cell table:formula="of:=LOG([.K10])" office:value-type="string" office:string-value="" calcext:value-type="error">
            <text:p>Err:502</text:p>
          </table:table-cell>
          <table:table-cell table:formula="of:=LOG([.L10])" office:value-type="float" office:value="0" calcext:value-type="float">
            <text:p>0</text:p>
          </table:table-cell>
          <table:table-cell table:formula="of:=LOG([.M10])" office:value-type="float" office:value="0" calcext:value-type="float">
            <text:p>0</text:p>
          </table:table-cell>
          <table:table-cell table:formula="of:=LOG([.N10])" office:value-type="float" office:value="0.301029995663981" calcext:value-type="float">
            <text:p>0.301029995663981</text:p>
          </table:table-cell>
          <table:table-cell table:formula="of:=LOG([.O10])" office:value-type="float" office:value="0.602059991327962" calcext:value-type="float">
            <text:p>0.602059991327962</text:p>
          </table:table-cell>
          <table:table-cell table:formula="of:=LOG([.P10])" office:value-type="float" office:value="0.602059991327962" calcext:value-type="float">
            <text:p>0.602059991327962</text:p>
          </table:table-cell>
          <table:table-cell table:formula="of:=LOG([.Q10])" office:value-type="float" office:value="0.602059991327962" calcext:value-type="float">
            <text:p>0.602059991327962</text:p>
          </table:table-cell>
          <table:table-cell table:formula="of:=LOG([.R10])" office:value-type="float" office:value="0.698970004336019" calcext:value-type="float">
            <text:p>0.698970004336019</text:p>
          </table:table-cell>
          <table:table-cell table:formula="of:=LOG([.S10])" office:value-type="float" office:value="0.778151250383644" calcext:value-type="float">
            <text:p>0.778151250383644</text:p>
          </table:table-cell>
          <table:table-cell table:formula="of:=LOG([.T10])" office:value-type="float" office:value="0.778151250383644" calcext:value-type="float">
            <text:p>0.778151250383644</text:p>
          </table:table-cell>
          <table:table-cell table:formula="of:=LOG([.U10])" office:value-type="float" office:value="0.845098040014257" calcext:value-type="float">
            <text:p>0.845098040014257</text:p>
          </table:table-cell>
          <table:table-cell table:formula="of:=LOG([.V10])" office:value-type="float" office:value="0.845098040014257" calcext:value-type="float">
            <text:p>0.845098040014257</text:p>
          </table:table-cell>
          <table:table-cell table:formula="of:=LOG([.W10])" office:value-type="float" office:value="0.845098040014257" calcext:value-type="float">
            <text:p>0.845098040014257</text:p>
          </table:table-cell>
          <table:table-cell table:formula="of:=LOG([.X10])" office:value-type="float" office:value="0.845098040014257" calcext:value-type="float">
            <text:p>0.845098040014257</text:p>
          </table:table-cell>
          <table:table-cell table:formula="of:=LOG([.Y10])" office:value-type="float" office:value="0.845098040014257" calcext:value-type="float">
            <text:p>0.845098040014257</text:p>
          </table:table-cell>
          <table:table-cell table:formula="of:=LOG([.Z10])" office:value-type="float" office:value="0.845098040014257" calcext:value-type="float">
            <text:p>0.845098040014257</text:p>
          </table:table-cell>
          <table:table-cell table:formula="of:=LOG([.AA10])" office:value-type="float" office:value="0.845098040014257" calcext:value-type="float">
            <text:p>0.845098040014257</text:p>
          </table:table-cell>
          <table:table-cell table:formula="of:=LOG([.AB10])" office:value-type="float" office:value="0.903089986991943" calcext:value-type="float">
            <text:p>0.903089986991943</text:p>
          </table:table-cell>
          <table:table-cell table:formula="of:=LOG([.AC10])" office:value-type="float" office:value="0.954242509439325" calcext:value-type="float">
            <text:p>0.954242509439325</text:p>
          </table:table-cell>
          <table:table-cell table:formula="of:=LOG([.AD10])" office:value-type="float" office:value="1" calcext:value-type="float">
            <text:p>1</text:p>
          </table:table-cell>
          <table:table-cell table:formula="of:=LOG([.AE10])" office:value-type="float" office:value="1" calcext:value-type="float">
            <text:p>1</text:p>
          </table:table-cell>
          <table:table-cell table:formula="of:=LOG([.AF10])" office:value-type="float" office:value="1.04139268515823" calcext:value-type="float">
            <text:p>1.04139268515823</text:p>
          </table:table-cell>
          <table:table-cell table:formula="of:=LOG([.AG10])" office:value-type="float" office:value="1.04139268515823" calcext:value-type="float">
            <text:p>1.04139268515823</text:p>
          </table:table-cell>
          <table:table-cell table:formula="of:=LOG([.AH10])" office:value-type="float" office:value="1.04139268515823" calcext:value-type="float">
            <text:p>1.04139268515823</text:p>
          </table:table-cell>
          <table:table-cell table:formula="of:=LOG([.AI10])" office:value-type="float" office:value="1.04139268515823" calcext:value-type="float">
            <text:p>1.04139268515823</text:p>
          </table:table-cell>
          <table:table-cell table:formula="of:=LOG([.AJ10])" office:value-type="float" office:value="1.11394335230684" calcext:value-type="float">
            <text:p>1.11394335230684</text:p>
          </table:table-cell>
          <table:table-cell table:formula="of:=LOG([.AK10])" office:value-type="float" office:value="1.11394335230684" calcext:value-type="float">
            <text:p>1.11394335230684</text:p>
          </table:table-cell>
          <table:table-cell table:formula="of:=LOG([.AL10])" office:value-type="float" office:value="1.20411998265592" calcext:value-type="float">
            <text:p>1.20411998265592</text:p>
          </table:table-cell>
          <table:table-cell table:formula="of:=LOG([.AM10])" office:value-type="float" office:value="1.25527250510331" calcext:value-type="float">
            <text:p>1.25527250510331</text:p>
          </table:table-cell>
          <table:table-cell table:formula="of:=LOG([.AN10])" office:value-type="float" office:value="1.25527250510331" calcext:value-type="float">
            <text:p>1.25527250510331</text:p>
          </table:table-cell>
          <table:table-cell table:formula="of:=LOG([.AO10])" office:value-type="float" office:value="1.34242268082221" calcext:value-type="float">
            <text:p>1.34242268082221</text:p>
          </table:table-cell>
          <table:table-cell table:formula="of:=LOG([.AP10])" office:value-type="float" office:value="1.38021124171161" calcext:value-type="float">
            <text:p>1.38021124171161</text:p>
          </table:table-cell>
          <table:table-cell table:formula="of:=LOG([.AQ10])" office:value-type="float" office:value="1.43136376415899" calcext:value-type="float">
            <text:p>1.43136376415899</text:p>
          </table:table-cell>
          <table:table-cell table:formula="of:=LOG([.AR10])" office:value-type="float" office:value="1.44715803134222" calcext:value-type="float">
            <text:p>1.44715803134222</text:p>
          </table:table-cell>
          <table:table-cell table:formula="of:=LOG([.AS10])" office:value-type="float" office:value="1.46239799789896" calcext:value-type="float">
            <text:p>1.46239799789896</text:p>
          </table:table-cell>
          <table:table-cell table:formula="of:=LOG([.AT10])" office:value-type="float" office:value="1.47712125471966" calcext:value-type="float">
            <text:p>1.47712125471966</text:p>
          </table:table-cell>
          <table:table-cell table:formula="of:=LOG([.AU10])" office:value-type="float" office:value="1.50514997831991" calcext:value-type="float">
            <text:p>1.50514997831991</text:p>
          </table:table-cell>
          <table:table-cell table:formula="of:=LOG([.AV10])" office:value-type="float" office:value="1.55630250076729" calcext:value-type="float">
            <text:p>1.55630250076729</text:p>
          </table:table-cell>
          <table:table-cell table:formula="of:=LOG([.AW10])" office:value-type="float" office:value="1.60205999132796" calcext:value-type="float">
            <text:p>1.60205999132796</text:p>
          </table:table-cell>
          <table:table-cell table:formula="of:=LOG([.AX10])" office:value-type="float" office:value="1.60205999132796" calcext:value-type="float">
            <text:p>1.60205999132796</text:p>
          </table:table-cell>
          <table:table-cell table:formula="of:=LOG([.AY10])" office:value-type="float" office:value="1.63346845557959" calcext:value-type="float">
            <text:p>1.63346845557959</text:p>
          </table:table-cell>
          <table:table-cell table:formula="of:=LOG([.AZ10])" office:value-type="float" office:value="1.65321251377534" calcext:value-type="float">
            <text:p>1.65321251377534</text:p>
          </table:table-cell>
          <table:table-cell table:formula="of:=LOG([.BA10])" office:value-type="float" office:value="1.66275783168157" calcext:value-type="float">
            <text:p>1.66275783168157</text:p>
          </table:table-cell>
          <table:table-cell table:formula="of:=LOG([.BB10])" office:value-type="float" office:value="1.67209785793572" calcext:value-type="float">
            <text:p>1.67209785793572</text:p>
          </table:table-cell>
          <table:table-cell table:formula="of:=LOG([.BC10])" office:value-type="float" office:value="1.70757017609794" calcext:value-type="float">
            <text:p>1.70757017609794</text:p>
          </table:table-cell>
          <table:table-cell table:formula="of:=LOG([.BD10])" office:value-type="float" office:value="1.72427586960079" calcext:value-type="float">
            <text:p>1.72427586960079</text:p>
          </table:table-cell>
          <table:table-cell table:formula="of:=LOG([.BE10])" office:value-type="float" office:value="1.7481880270062" calcext:value-type="float">
            <text:p>1.7481880270062</text:p>
          </table:table-cell>
          <table:table-cell table:formula="of:=LOG([.BF10])" office:value-type="float" office:value="1.79934054945358" calcext:value-type="float">
            <text:p>1.79934054945358</text:p>
          </table:table-cell>
          <table:table-cell table:formula="of:=LOG([.BG10])" office:value-type="float" office:value="1.83250891270624" calcext:value-type="float">
            <text:p>1.83250891270624</text:p>
          </table:table-cell>
          <table:table-cell table:formula="of:=LOG([.BH10])" office:value-type="float" office:value="1.86332286012046" calcext:value-type="float">
            <text:p>1.86332286012046</text:p>
          </table:table-cell>
          <table:table-cell table:formula="of:=LOG([.BI10])" office:value-type="float" office:value="1.88081359228079" calcext:value-type="float">
            <text:p>1.88081359228079</text:p>
          </table:table-cell>
          <table:table-cell table:formula="of:=LOG([.BJ10])" office:value-type="float" office:value="1.90848501887865" calcext:value-type="float">
            <text:p>1.90848501887865</text:p>
          </table:table-cell>
          <table:table-cell table:formula="of:=LOG([.BK10])" office:value-type="float" office:value="1.93449845124357" calcext:value-type="float">
            <text:p>1.93449845124357</text:p>
          </table:table-cell>
          <table:table-cell table:formula="of:=LOG([.BL10])" office:value-type="float" office:value="1.96378782734556" calcext:value-type="float">
            <text:p>1.96378782734556</text:p>
          </table:table-cell>
          <table:table-cell table:formula="of:=LOG([.BM10])" office:value-type="float" office:value="1.99563519459755" calcext:value-type="float">
            <text:p>1.99563519459755</text:p>
          </table:table-cell>
          <table:table-cell table:formula="of:=LOG([.BN10])" office:value-type="float" office:value="2.02118929906994" calcext:value-type="float">
            <text:p>2.02118929906994</text:p>
          </table:table-cell>
          <table:table-cell table:formula="of:=LOG([.BO10])" office:value-type="float" office:value="2.03342375548695" calcext:value-type="float">
            <text:p>2.03342375548695</text:p>
          </table:table-cell>
          <table:table-cell table:formula="of:=LOG([.BP10])" office:value-type="float" office:value="2.03742649794062" calcext:value-type="float">
            <text:p>2.03742649794062</text:p>
          </table:table-cell>
          <table:table-cell table:formula="of:=LOG([.BQ10])" office:value-type="float" office:value="2.05690485133647" calcext:value-type="float">
            <text:p>2.05690485133647</text:p>
          </table:table-cell>
          <table:table-cell table:formula="of:=LOG([.BR10])" office:value-type="float" office:value="2.06445798922692" calcext:value-type="float">
            <text:p>2.06445798922692</text:p>
          </table:table-cell>
          <table:table-cell table:formula="of:=LOG([.BS10])" office:value-type="float" office:value="2.07188200730613" calcext:value-type="float">
            <text:p>2.07188200730613</text:p>
          </table:table-cell>
          <table:table-cell table:formula="of:=LOG([.BT10])" office:value-type="float" office:value="2.09691001300806" calcext:value-type="float">
            <text:p>2.09691001300806</text:p>
          </table:table-cell>
          <table:table-cell table:formula="of:=LOG([.BU10])" office:value-type="float" office:value="2.12385164096709" calcext:value-type="float">
            <text:p>2.12385164096709</text:p>
          </table:table-cell>
          <table:table-cell table:formula="of:=LOG([.BV10])" office:value-type="float" office:value="2.14921911265538" calcext:value-type="float">
            <text:p>2.14921911265538</text:p>
          </table:table-cell>
          <table:table-cell table:formula="of:=LOG([.BW10])" office:value-type="float" office:value="2.17897694729317" calcext:value-type="float">
            <text:p>2.17897694729317</text:p>
          </table:table-cell>
          <table:table-cell table:formula="of:=LOG([.BX10])" office:value-type="float" office:value="2.19589965240923" calcext:value-type="float">
            <text:p>2.19589965240923</text:p>
          </table:table-cell>
          <table:table-cell table:formula="of:=LOG([.BY10])" office:value-type="float" office:value="2.20951501454263" calcext:value-type="float">
            <text:p>2.20951501454263</text:p>
          </table:table-cell>
          <table:table-cell table:formula="of:=LOG([.BZ10])" office:value-type="float" office:value="2.23044892137827" calcext:value-type="float">
            <text:p>2.23044892137827</text:p>
          </table:table-cell>
          <table:table-cell table:formula="of:=LOG([.CA10])" office:value-type="float" office:value="2.24551266781415" calcext:value-type="float">
            <text:p>2.24551266781415</text:p>
          </table:table-cell>
          <table:table-cell table:formula="of:=LOG([.CB10])" office:value-type="float" office:value="2.25285303097989" calcext:value-type="float">
            <text:p>2.25285303097989</text:p>
          </table:table-cell>
          <table:table-cell table:formula="of:=LOG([.CC10])" office:value-type="float" office:value="2.26717172840301" calcext:value-type="float">
            <text:p>2.26717172840301</text:p>
          </table:table-cell>
          <table:table-cell table:formula="of:=LOG([.CD10])" office:value-type="float" office:value="2.28780172993023" calcext:value-type="float">
            <text:p>2.28780172993023</text:p>
          </table:table-cell>
          <table:table-cell table:formula="of:=LOG([.CE10])" office:value-type="float" office:value="2.31175386105575" calcext:value-type="float">
            <text:p>2.31175386105575</text:p>
          </table:table-cell>
          <table:table-cell table:formula="of:=LOG([.CF10])" office:value-type="float" office:value="2.32633586092875" calcext:value-type="float">
            <text:p>2.32633586092875</text:p>
          </table:table-cell>
          <table:table-cell table:formula="of:=LOG([.CG10])" office:value-type="float" office:value="2.34044411484012" calcext:value-type="float">
            <text:p>2.34044411484012</text:p>
          </table:table-cell>
          <table:table-cell table:formula="of:=LOG([.CH10])" office:value-type="float" office:value="2.3654879848909" calcext:value-type="float">
            <text:p>2.3654879848909</text:p>
          </table:table-cell>
          <table:table-cell table:formula="of:=LOG([.CI10])" office:value-type="float" office:value="2.38021124171161" calcext:value-type="float">
            <text:p>2.38021124171161</text:p>
          </table:table-cell>
          <table:table-cell table:formula="of:=LOG([.CJ10])" office:value-type="float" office:value="2.39093510710338" calcext:value-type="float">
            <text:p>2.39093510710338</text:p>
          </table:table-cell>
          <table:table-cell table:formula="of:=LOG([.CK10])" office:value-type="float" office:value="2.40993312333129" calcext:value-type="float">
            <text:p>2.40993312333129</text:p>
          </table:table-cell>
          <table:table-cell table:formula="of:=LOG([.CL10])" office:value-type="float" office:value="2.41830129131975" calcext:value-type="float">
            <text:p>2.41830129131975</text:p>
          </table:table-cell>
          <table:table-cell table:formula="of:=LOG([.CM10])" office:value-type="float" office:value="2.43136376415899" calcext:value-type="float">
            <text:p>2.43136376415899</text:p>
          </table:table-cell>
          <table:table-cell table:formula="of:=LOG([.CN10])" office:value-type="float" office:value="2.44404479591808" calcext:value-type="float">
            <text:p>2.44404479591808</text:p>
          </table:table-cell>
          <table:table-cell table:formula="of:=LOG([.CO10])" office:value-type="float" office:value="2.46389298898591" calcext:value-type="float">
            <text:p>2.46389298898591</text:p>
          </table:table-cell>
          <table:table-cell table:formula="of:=LOG([.CP10])" office:value-type="float" office:value="2.47856649559384" calcext:value-type="float">
            <text:p>2.47856649559384</text:p>
          </table:table-cell>
          <table:table-cell table:formula="of:=LOG([.CQ10])" office:value-type="float" office:value="2.49276038902684" calcext:value-type="float">
            <text:p>2.49276038902684</text:p>
          </table:table-cell>
          <table:table-cell table:formula="of:=LOG([.CR10])" office:value-type="float" office:value="2.51054501020661" calcext:value-type="float">
            <text:p>2.51054501020661</text:p>
          </table:table-cell>
          <table:table-cell table:formula="of:=LOG([.CS10])" office:value-type="float" office:value="2.51719589794997" calcext:value-type="float">
            <text:p>2.51719589794997</text:p>
          </table:table-cell>
          <table:table-cell table:formula="of:=LOG([.CT10])" office:value-type="float" office:value="2.52891670027765" calcext:value-type="float">
            <text:p>2.52891670027765</text:p>
          </table:table-cell>
          <table:table-cell table:formula="of:=LOG([.CU10])" office:value-type="float" office:value="2.54282542695918" calcext:value-type="float">
            <text:p>2.54282542695918</text:p>
          </table:table-cell>
          <table:table-cell table:formula="of:=LOG([.CV10])" office:value-type="float" office:value="2.55509444857832" calcext:value-type="float">
            <text:p>2.55509444857832</text:p>
          </table:table-cell>
          <table:table-cell table:formula="of:=LOG([.CW10])" office:value-type="float" office:value="2.56820172406699" calcext:value-type="float">
            <text:p>2.56820172406699</text:p>
          </table:table-cell>
          <table:table-cell table:formula="of:=LOG([.CX10])" office:value-type="float" office:value="2.5854607295085" calcext:value-type="float">
            <text:p>2.5854607295085</text:p>
          </table:table-cell>
          <table:table-cell table:formula="of:=SLOPE([.BG65:.CX65];[.BG$56:.CX$56])" office:value-type="float" office:value="3.04267470165439" calcext:value-type="float">
            <text:p>3.04267470165439</text:p>
          </table:table-cell>
        </table:table-row>
        <table:table-row table:style-name="ro1">
          <table:table-cell table:formula="of:=LOG([.A11])" office:value-type="float" office:value="2.90308998699194" calcext:value-type="float">
            <text:p>2.90308998699194</text:p>
          </table:table-cell>
          <table:table-cell table:formula="of:=LOG([.B11])" office:value-type="string" office:string-value="" calcext:value-type="error">
            <text:p>Err:502</text:p>
          </table:table-cell>
          <table:table-cell table:formula="of:=LOG([.C11])" office:value-type="string" office:string-value="" calcext:value-type="error">
            <text:p>Err:502</text:p>
          </table:table-cell>
          <table:table-cell table:formula="of:=LOG([.D11])" office:value-type="string" office:string-value="" calcext:value-type="error">
            <text:p>Err:502</text:p>
          </table:table-cell>
          <table:table-cell table:formula="of:=LOG([.E11])" office:value-type="string" office:string-value="" calcext:value-type="error">
            <text:p>Err:502</text:p>
          </table:table-cell>
          <table:table-cell table:formula="of:=LOG([.F11])" office:value-type="string" office:string-value="" calcext:value-type="error">
            <text:p>Err:502</text:p>
          </table:table-cell>
          <table:table-cell table:formula="of:=LOG([.G11])" office:value-type="float" office:value="0" calcext:value-type="float">
            <text:p>0</text:p>
          </table:table-cell>
          <table:table-cell table:formula="of:=LOG([.H11])" office:value-type="float" office:value="0" calcext:value-type="float">
            <text:p>0</text:p>
          </table:table-cell>
          <table:table-cell table:formula="of:=LOG([.I11])" office:value-type="float" office:value="0" calcext:value-type="float">
            <text:p>0</text:p>
          </table:table-cell>
          <table:table-cell table:formula="of:=LOG([.J11])" office:value-type="float" office:value="0" calcext:value-type="float">
            <text:p>0</text:p>
          </table:table-cell>
          <table:table-cell table:formula="of:=LOG([.K11])" office:value-type="float" office:value="0" calcext:value-type="float">
            <text:p>0</text:p>
          </table:table-cell>
          <table:table-cell table:formula="of:=LOG([.L11])" office:value-type="float" office:value="0.301029995663981" calcext:value-type="float">
            <text:p>0.301029995663981</text:p>
          </table:table-cell>
          <table:table-cell table:formula="of:=LOG([.M11])" office:value-type="float" office:value="0.301029995663981" calcext:value-type="float">
            <text:p>0.301029995663981</text:p>
          </table:table-cell>
          <table:table-cell table:formula="of:=LOG([.N11])" office:value-type="float" office:value="0.301029995663981" calcext:value-type="float">
            <text:p>0.301029995663981</text:p>
          </table:table-cell>
          <table:table-cell table:formula="of:=LOG([.O11])" office:value-type="float" office:value="0.301029995663981" calcext:value-type="float">
            <text:p>0.301029995663981</text:p>
          </table:table-cell>
          <table:table-cell table:formula="of:=LOG([.P11])" office:value-type="float" office:value="0.477121254719662" calcext:value-type="float">
            <text:p>0.477121254719662</text:p>
          </table:table-cell>
          <table:table-cell table:formula="of:=LOG([.Q11])" office:value-type="float" office:value="0.698970004336019" calcext:value-type="float">
            <text:p>0.698970004336019</text:p>
          </table:table-cell>
          <table:table-cell table:formula="of:=LOG([.R11])" office:value-type="float" office:value="0.778151250383644" calcext:value-type="float">
            <text:p>0.778151250383644</text:p>
          </table:table-cell>
          <table:table-cell table:formula="of:=LOG([.S11])" office:value-type="float" office:value="0.778151250383644" calcext:value-type="float">
            <text:p>0.778151250383644</text:p>
          </table:table-cell>
          <table:table-cell table:formula="of:=LOG([.T11])" office:value-type="float" office:value="0.845098040014257" calcext:value-type="float">
            <text:p>0.845098040014257</text:p>
          </table:table-cell>
          <table:table-cell table:formula="of:=LOG([.U11])" office:value-type="float" office:value="0.845098040014257" calcext:value-type="float">
            <text:p>0.845098040014257</text:p>
          </table:table-cell>
          <table:table-cell table:formula="of:=LOG([.V11])" office:value-type="float" office:value="0.845098040014257" calcext:value-type="float">
            <text:p>0.845098040014257</text:p>
          </table:table-cell>
          <table:table-cell table:formula="of:=LOG([.W11])" office:value-type="float" office:value="0.845098040014257" calcext:value-type="float">
            <text:p>0.845098040014257</text:p>
          </table:table-cell>
          <table:table-cell table:formula="of:=LOG([.X11])" office:value-type="float" office:value="0.845098040014257" calcext:value-type="float">
            <text:p>0.845098040014257</text:p>
          </table:table-cell>
          <table:table-cell table:formula="of:=LOG([.Y11])" office:value-type="float" office:value="0.903089986991943" calcext:value-type="float">
            <text:p>0.903089986991943</text:p>
          </table:table-cell>
          <table:table-cell table:formula="of:=LOG([.Z11])" office:value-type="float" office:value="0.903089986991943" calcext:value-type="float">
            <text:p>0.903089986991943</text:p>
          </table:table-cell>
          <table:table-cell table:formula="of:=LOG([.AA11])" office:value-type="float" office:value="0.903089986991943" calcext:value-type="float">
            <text:p>0.903089986991943</text:p>
          </table:table-cell>
          <table:table-cell table:formula="of:=LOG([.AB11])" office:value-type="float" office:value="0.954242509439325" calcext:value-type="float">
            <text:p>0.954242509439325</text:p>
          </table:table-cell>
          <table:table-cell table:formula="of:=LOG([.AC11])" office:value-type="float" office:value="0.954242509439325" calcext:value-type="float">
            <text:p>0.954242509439325</text:p>
          </table:table-cell>
          <table:table-cell table:formula="of:=LOG([.AD11])" office:value-type="float" office:value="0.954242509439325" calcext:value-type="float">
            <text:p>0.954242509439325</text:p>
          </table:table-cell>
          <table:table-cell table:formula="of:=LOG([.AE11])" office:value-type="float" office:value="0.954242509439325" calcext:value-type="float">
            <text:p>0.954242509439325</text:p>
          </table:table-cell>
          <table:table-cell table:formula="of:=LOG([.AF11])" office:value-type="float" office:value="0.954242509439325" calcext:value-type="float">
            <text:p>0.954242509439325</text:p>
          </table:table-cell>
          <table:table-cell table:formula="of:=LOG([.AG11])" office:value-type="float" office:value="0.954242509439325" calcext:value-type="float">
            <text:p>0.954242509439325</text:p>
          </table:table-cell>
          <table:table-cell table:formula="of:=LOG([.AH11])" office:value-type="float" office:value="1" calcext:value-type="float">
            <text:p>1</text:p>
          </table:table-cell>
          <table:table-cell table:formula="of:=LOG([.AI11])" office:value-type="float" office:value="1" calcext:value-type="float">
            <text:p>1</text:p>
          </table:table-cell>
          <table:table-cell table:formula="of:=LOG([.AJ11])" office:value-type="float" office:value="1.04139268515823" calcext:value-type="float">
            <text:p>1.04139268515823</text:p>
          </table:table-cell>
          <table:table-cell table:formula="of:=LOG([.AK11])" office:value-type="float" office:value="1.11394335230684" calcext:value-type="float">
            <text:p>1.11394335230684</text:p>
          </table:table-cell>
          <table:table-cell table:formula="of:=LOG([.AL11])" office:value-type="float" office:value="1.14612803567824" calcext:value-type="float">
            <text:p>1.14612803567824</text:p>
          </table:table-cell>
          <table:table-cell table:formula="of:=LOG([.AM11])" office:value-type="float" office:value="1.23044892137827" calcext:value-type="float">
            <text:p>1.23044892137827</text:p>
          </table:table-cell>
          <table:table-cell table:formula="of:=LOG([.AN11])" office:value-type="float" office:value="1.30102999566398" calcext:value-type="float">
            <text:p>1.30102999566398</text:p>
          </table:table-cell>
          <table:table-cell table:formula="of:=LOG([.AO11])" office:value-type="float" office:value="1.32221929473392" calcext:value-type="float">
            <text:p>1.32221929473392</text:p>
          </table:table-cell>
          <table:table-cell table:formula="of:=LOG([.AP11])" office:value-type="float" office:value="1.39794000867204" calcext:value-type="float">
            <text:p>1.39794000867204</text:p>
          </table:table-cell>
          <table:table-cell table:formula="of:=LOG([.AQ11])" office:value-type="float" office:value="1.43136376415899" calcext:value-type="float">
            <text:p>1.43136376415899</text:p>
          </table:table-cell>
          <table:table-cell table:formula="of:=LOG([.AR11])" office:value-type="float" office:value="1.46239799789896" calcext:value-type="float">
            <text:p>1.46239799789896</text:p>
          </table:table-cell>
          <table:table-cell table:formula="of:=LOG([.AS11])" office:value-type="float" office:value="1.47712125471966" calcext:value-type="float">
            <text:p>1.47712125471966</text:p>
          </table:table-cell>
          <table:table-cell table:formula="of:=LOG([.AT11])" office:value-type="float" office:value="1.49136169383427" calcext:value-type="float">
            <text:p>1.49136169383427</text:p>
          </table:table-cell>
          <table:table-cell table:formula="of:=LOG([.AU11])" office:value-type="float" office:value="1.53147891704226" calcext:value-type="float">
            <text:p>1.53147891704226</text:p>
          </table:table-cell>
          <table:table-cell table:formula="of:=LOG([.AV11])" office:value-type="float" office:value="1.5910646070265" calcext:value-type="float">
            <text:p>1.5910646070265</text:p>
          </table:table-cell>
          <table:table-cell table:formula="of:=LOG([.AW11])" office:value-type="float" office:value="1.61278385671974" calcext:value-type="float">
            <text:p>1.61278385671974</text:p>
          </table:table-cell>
          <table:table-cell table:formula="of:=LOG([.AX11])" office:value-type="float" office:value="1.64345267648619" calcext:value-type="float">
            <text:p>1.64345267648619</text:p>
          </table:table-cell>
          <table:table-cell table:formula="of:=LOG([.AY11])" office:value-type="float" office:value="1.68124123737559" calcext:value-type="float">
            <text:p>1.68124123737559</text:p>
          </table:table-cell>
          <table:table-cell table:formula="of:=LOG([.AZ11])" office:value-type="float" office:value="1.72427586960079" calcext:value-type="float">
            <text:p>1.72427586960079</text:p>
          </table:table-cell>
          <table:table-cell table:formula="of:=LOG([.BA11])" office:value-type="float" office:value="1.75587485567249" calcext:value-type="float">
            <text:p>1.75587485567249</text:p>
          </table:table-cell>
          <table:table-cell table:formula="of:=LOG([.BB11])" office:value-type="float" office:value="1.77085201164214" calcext:value-type="float">
            <text:p>1.77085201164214</text:p>
          </table:table-cell>
          <table:table-cell table:formula="of:=LOG([.BC11])" office:value-type="float" office:value="1.79934054945358" calcext:value-type="float">
            <text:p>1.79934054945358</text:p>
          </table:table-cell>
          <table:table-cell table:formula="of:=LOG([.BD11])" office:value-type="float" office:value="1.81291335664286" calcext:value-type="float">
            <text:p>1.81291335664286</text:p>
          </table:table-cell>
          <table:table-cell table:formula="of:=LOG([.BE11])" office:value-type="float" office:value="1.85125834871908" calcext:value-type="float">
            <text:p>1.85125834871908</text:p>
          </table:table-cell>
          <table:table-cell table:formula="of:=LOG([.BF11])" office:value-type="float" office:value="1.85733249643127" calcext:value-type="float">
            <text:p>1.85733249643127</text:p>
          </table:table-cell>
          <table:table-cell table:formula="of:=LOG([.BG11])" office:value-type="float" office:value="1.86332286012046" calcext:value-type="float">
            <text:p>1.86332286012046</text:p>
          </table:table-cell>
          <table:table-cell table:formula="of:=LOG([.BH11])" office:value-type="float" office:value="1.89762709129044" calcext:value-type="float">
            <text:p>1.89762709129044</text:p>
          </table:table-cell>
          <table:table-cell table:formula="of:=LOG([.BI11])" office:value-type="float" office:value="1.91381385238372" calcext:value-type="float">
            <text:p>1.91381385238372</text:p>
          </table:table-cell>
          <table:table-cell table:formula="of:=LOG([.BJ11])" office:value-type="float" office:value="1.93449845124357" calcext:value-type="float">
            <text:p>1.93449845124357</text:p>
          </table:table-cell>
          <table:table-cell table:formula="of:=LOG([.BK11])" office:value-type="float" office:value="1.95904139232109" calcext:value-type="float">
            <text:p>1.95904139232109</text:p>
          </table:table-cell>
          <table:table-cell table:formula="of:=LOG([.BL11])" office:value-type="float" office:value="1.98227123303957" calcext:value-type="float">
            <text:p>1.98227123303957</text:p>
          </table:table-cell>
          <table:table-cell table:formula="of:=LOG([.BM11])" office:value-type="float" office:value="2.00432137378264" calcext:value-type="float">
            <text:p>2.00432137378264</text:p>
          </table:table-cell>
          <table:table-cell table:formula="of:=LOG([.BN11])" office:value-type="float" office:value="2.02530586526477" calcext:value-type="float">
            <text:p>2.02530586526477</text:p>
          </table:table-cell>
          <table:table-cell table:formula="of:=LOG([.BO11])" office:value-type="float" office:value="2.04139268515822" calcext:value-type="float">
            <text:p>2.04139268515822</text:p>
          </table:table-cell>
          <table:table-cell table:formula="of:=LOG([.BP11])" office:value-type="float" office:value="2.06818586174616" calcext:value-type="float">
            <text:p>2.06818586174616</text:p>
          </table:table-cell>
          <table:table-cell table:formula="of:=LOG([.BQ11])" office:value-type="float" office:value="2.08635983067475" calcext:value-type="float">
            <text:p>2.08635983067475</text:p>
          </table:table-cell>
          <table:table-cell table:formula="of:=LOG([.BR11])" office:value-type="float" office:value="2.11394335230684" calcext:value-type="float">
            <text:p>2.11394335230684</text:p>
          </table:table-cell>
          <table:table-cell table:formula="of:=LOG([.BS11])" office:value-type="float" office:value="2.12057393120585" calcext:value-type="float">
            <text:p>2.12057393120585</text:p>
          </table:table-cell>
          <table:table-cell table:formula="of:=LOG([.BT11])" office:value-type="float" office:value="2.13672056715641" calcext:value-type="float">
            <text:p>2.13672056715641</text:p>
          </table:table-cell>
          <table:table-cell table:formula="of:=LOG([.BU11])" office:value-type="float" office:value="2.15533603746506" calcext:value-type="float">
            <text:p>2.15533603746506</text:p>
          </table:table-cell>
          <table:table-cell table:formula="of:=LOG([.BV11])" office:value-type="float" office:value="2.17318626841227" calcext:value-type="float">
            <text:p>2.17318626841227</text:p>
          </table:table-cell>
          <table:table-cell table:formula="of:=LOG([.BW11])" office:value-type="float" office:value="2.1846914308176" calcext:value-type="float">
            <text:p>2.1846914308176</text:p>
          </table:table-cell>
          <table:table-cell table:formula="of:=LOG([.BX11])" office:value-type="float" office:value="2.19865708695442" calcext:value-type="float">
            <text:p>2.19865708695442</text:p>
          </table:table-cell>
          <table:table-cell table:formula="of:=LOG([.BY11])" office:value-type="float" office:value="2.2148438480477" calcext:value-type="float">
            <text:p>2.2148438480477</text:p>
          </table:table-cell>
          <table:table-cell table:formula="of:=LOG([.BZ11])" office:value-type="float" office:value="2.24303804868629" calcext:value-type="float">
            <text:p>2.24303804868629</text:p>
          </table:table-cell>
          <table:table-cell table:formula="of:=LOG([.CA11])" office:value-type="float" office:value="2.26007138798507" calcext:value-type="float">
            <text:p>2.26007138798507</text:p>
          </table:table-cell>
          <table:table-cell table:formula="of:=LOG([.CB11])" office:value-type="float" office:value="2.26717172840301" calcext:value-type="float">
            <text:p>2.26717172840301</text:p>
          </table:table-cell>
          <table:table-cell table:formula="of:=LOG([.CC11])" office:value-type="float" office:value="2.28330122870355" calcext:value-type="float">
            <text:p>2.28330122870355</text:p>
          </table:table-cell>
          <table:table-cell table:formula="of:=LOG([.CD11])" office:value-type="float" office:value="2.29885307640971" calcext:value-type="float">
            <text:p>2.29885307640971</text:p>
          </table:table-cell>
          <table:table-cell table:formula="of:=LOG([.CE11])" office:value-type="float" office:value="2.31175386105575" calcext:value-type="float">
            <text:p>2.31175386105575</text:p>
          </table:table-cell>
          <table:table-cell table:formula="of:=LOG([.CF11])" office:value-type="float" office:value="2.3324384599156" calcext:value-type="float">
            <text:p>2.3324384599156</text:p>
          </table:table-cell>
          <table:table-cell table:formula="of:=LOG([.CG11])" office:value-type="float" office:value="2.35218251811136" calcext:value-type="float">
            <text:p>2.35218251811136</text:p>
          </table:table-cell>
          <table:table-cell table:formula="of:=LOG([.CH11])" office:value-type="float" office:value="2.36735592102602" calcext:value-type="float">
            <text:p>2.36735592102602</text:p>
          </table:table-cell>
          <table:table-cell table:formula="of:=LOG([.CI11])" office:value-type="float" office:value="2.37839790094814" calcext:value-type="float">
            <text:p>2.37839790094814</text:p>
          </table:table-cell>
          <table:table-cell table:formula="of:=LOG([.CJ11])" office:value-type="float" office:value="2.39619934709574" calcext:value-type="float">
            <text:p>2.39619934709574</text:p>
          </table:table-cell>
          <table:table-cell table:formula="of:=LOG([.CK11])" office:value-type="float" office:value="2.40993312333129" calcext:value-type="float">
            <text:p>2.40993312333129</text:p>
          </table:table-cell>
          <table:table-cell table:formula="of:=LOG([.CL11])" office:value-type="float" office:value="2.42488163663107" calcext:value-type="float">
            <text:p>2.42488163663107</text:p>
          </table:table-cell>
          <table:table-cell table:formula="of:=LOG([.CM11])" office:value-type="float" office:value="2.44715803134222" calcext:value-type="float">
            <text:p>2.44715803134222</text:p>
          </table:table-cell>
          <table:table-cell table:formula="of:=LOG([.CN11])" office:value-type="float" office:value="2.45788189673399" calcext:value-type="float">
            <text:p>2.45788189673399</text:p>
          </table:table-cell>
          <table:table-cell table:formula="of:=LOG([.CO11])" office:value-type="float" office:value="2.47129171105894" calcext:value-type="float">
            <text:p>2.47129171105894</text:p>
          </table:table-cell>
          <table:table-cell table:formula="of:=LOG([.CP11])" office:value-type="float" office:value="2.48713837547719" calcext:value-type="float">
            <text:p>2.48713837547719</text:p>
          </table:table-cell>
          <table:table-cell table:formula="of:=LOG([.CQ11])" office:value-type="float" office:value="2.4996870826184" calcext:value-type="float">
            <text:p>2.4996870826184</text:p>
          </table:table-cell>
          <table:table-cell table:formula="of:=LOG([.CR11])" office:value-type="float" office:value="2.51454775266029" calcext:value-type="float">
            <text:p>2.51454775266029</text:p>
          </table:table-cell>
          <table:table-cell table:formula="of:=LOG([.CS11])" office:value-type="float" office:value="2.53402610605613" calcext:value-type="float">
            <text:p>2.53402610605613</text:p>
          </table:table-cell>
          <table:table-cell table:formula="of:=LOG([.CT11])" office:value-type="float" office:value="2.54530711646582" calcext:value-type="float">
            <text:p>2.54530711646582</text:p>
          </table:table-cell>
          <table:table-cell table:formula="of:=LOG([.CU11])" office:value-type="float" office:value="2.55630250076729" calcext:value-type="float">
            <text:p>2.55630250076729</text:p>
          </table:table-cell>
          <table:table-cell table:formula="of:=LOG([.CV11])" office:value-type="float" office:value="2.57634135020579" calcext:value-type="float">
            <text:p>2.57634135020579</text:p>
          </table:table-cell>
          <table:table-cell table:formula="of:=LOG([.CW11])" office:value-type="float" office:value="2.58994960132571" calcext:value-type="float">
            <text:p>2.58994960132571</text:p>
          </table:table-cell>
          <table:table-cell table:formula="of:=LOG([.CX11])" office:value-type="float" office:value="2.60205999132796" calcext:value-type="float">
            <text:p>2.60205999132796</text:p>
          </table:table-cell>
          <table:table-cell table:formula="of:=SLOPE([.BG66:.CX66];[.BG$56:.CX$56])" office:value-type="float" office:value="2.96017686681925" calcext:value-type="float">
            <text:p>2.96017686681925</text:p>
          </table:table-cell>
        </table:table-row>
        <table:table-row table:style-name="ro1">
          <table:table-cell table:formula="of:=LOG([.A12])" office:value-type="float" office:value="2.95424250943932" calcext:value-type="float">
            <text:p>2.95424250943932</text:p>
          </table:table-cell>
          <table:table-cell table:formula="of:=LOG([.B12])" office:value-type="string" office:string-value="" calcext:value-type="error">
            <text:p>Err:502</text:p>
          </table:table-cell>
          <table:table-cell table:formula="of:=LOG([.C12])" office:value-type="string" office:string-value="" calcext:value-type="error">
            <text:p>Err:502</text:p>
          </table:table-cell>
          <table:table-cell table:formula="of:=LOG([.D12])" office:value-type="string" office:string-value="" calcext:value-type="error">
            <text:p>Err:502</text:p>
          </table:table-cell>
          <table:table-cell table:formula="of:=LOG([.E12])" office:value-type="string" office:string-value="" calcext:value-type="error">
            <text:p>Err:502</text:p>
          </table:table-cell>
          <table:table-cell table:formula="of:=LOG([.F12])" office:value-type="string" office:string-value="" calcext:value-type="error">
            <text:p>Err:502</text:p>
          </table:table-cell>
          <table:table-cell table:formula="of:=LOG([.G12])" office:value-type="string" office:string-value="" calcext:value-type="error">
            <text:p>Err:502</text:p>
          </table:table-cell>
          <table:table-cell table:formula="of:=LOG([.H12])" office:value-type="string" office:string-value="" calcext:value-type="error">
            <text:p>Err:502</text:p>
          </table:table-cell>
          <table:table-cell table:formula="of:=LOG([.I12])" office:value-type="string" office:string-value="" calcext:value-type="error">
            <text:p>Err:502</text:p>
          </table:table-cell>
          <table:table-cell table:formula="of:=LOG([.J12])" office:value-type="string" office:string-value="" calcext:value-type="error">
            <text:p>Err:502</text:p>
          </table:table-cell>
          <table:table-cell table:formula="of:=LOG([.K12])" office:value-type="string" office:string-value="" calcext:value-type="error">
            <text:p>Err:502</text:p>
          </table:table-cell>
          <table:table-cell table:formula="of:=LOG([.L12])" office:value-type="string" office:string-value="" calcext:value-type="error">
            <text:p>Err:502</text:p>
          </table:table-cell>
          <table:table-cell table:formula="of:=LOG([.M12])" office:value-type="float" office:value="0" calcext:value-type="float">
            <text:p>0</text:p>
          </table:table-cell>
          <table:table-cell table:formula="of:=LOG([.N12])" office:value-type="float" office:value="0" calcext:value-type="float">
            <text:p>0</text:p>
          </table:table-cell>
          <table:table-cell table:formula="of:=LOG([.O12])" office:value-type="float" office:value="0" calcext:value-type="float">
            <text:p>0</text:p>
          </table:table-cell>
          <table:table-cell table:formula="of:=LOG([.P12])" office:value-type="float" office:value="0" calcext:value-type="float">
            <text:p>0</text:p>
          </table:table-cell>
          <table:table-cell table:formula="of:=LOG([.Q12])" office:value-type="float" office:value="0" calcext:value-type="float">
            <text:p>0</text:p>
          </table:table-cell>
          <table:table-cell table:formula="of:=LOG([.R12])" office:value-type="float" office:value="0" calcext:value-type="float">
            <text:p>0</text:p>
          </table:table-cell>
          <table:table-cell table:formula="of:=LOG([.S12])" office:value-type="float" office:value="0.301029995663981" calcext:value-type="float">
            <text:p>0.301029995663981</text:p>
          </table:table-cell>
          <table:table-cell table:formula="of:=LOG([.T12])" office:value-type="float" office:value="0.301029995663981" calcext:value-type="float">
            <text:p>0.301029995663981</text:p>
          </table:table-cell>
          <table:table-cell table:formula="of:=LOG([.U12])" office:value-type="float" office:value="0.301029995663981" calcext:value-type="float">
            <text:p>0.301029995663981</text:p>
          </table:table-cell>
          <table:table-cell table:formula="of:=LOG([.V12])" office:value-type="float" office:value="0.301029995663981" calcext:value-type="float">
            <text:p>0.301029995663981</text:p>
          </table:table-cell>
          <table:table-cell table:formula="of:=LOG([.W12])" office:value-type="float" office:value="0.301029995663981" calcext:value-type="float">
            <text:p>0.301029995663981</text:p>
          </table:table-cell>
          <table:table-cell table:formula="of:=LOG([.X12])" office:value-type="float" office:value="0.602059991327962" calcext:value-type="float">
            <text:p>0.602059991327962</text:p>
          </table:table-cell>
          <table:table-cell table:formula="of:=LOG([.Y12])" office:value-type="float" office:value="0.602059991327962" calcext:value-type="float">
            <text:p>0.602059991327962</text:p>
          </table:table-cell>
          <table:table-cell table:formula="of:=LOG([.Z12])" office:value-type="float" office:value="0.602059991327962" calcext:value-type="float">
            <text:p>0.602059991327962</text:p>
          </table:table-cell>
          <table:table-cell table:formula="of:=LOG([.AA12])" office:value-type="float" office:value="0.778151250383644" calcext:value-type="float">
            <text:p>0.778151250383644</text:p>
          </table:table-cell>
          <table:table-cell table:formula="of:=LOG([.AB12])" office:value-type="float" office:value="0.845098040014257" calcext:value-type="float">
            <text:p>0.845098040014257</text:p>
          </table:table-cell>
          <table:table-cell table:formula="of:=LOG([.AC12])" office:value-type="float" office:value="0.903089986991943" calcext:value-type="float">
            <text:p>0.903089986991943</text:p>
          </table:table-cell>
          <table:table-cell table:formula="of:=LOG([.AD12])" office:value-type="float" office:value="1" calcext:value-type="float">
            <text:p>1</text:p>
          </table:table-cell>
          <table:table-cell table:formula="of:=LOG([.AE12])" office:value-type="float" office:value="1.07918124604762" calcext:value-type="float">
            <text:p>1.07918124604762</text:p>
          </table:table-cell>
          <table:table-cell table:formula="of:=LOG([.AF12])" office:value-type="float" office:value="1.11394335230684" calcext:value-type="float">
            <text:p>1.11394335230684</text:p>
          </table:table-cell>
          <table:table-cell table:formula="of:=LOG([.AG12])" office:value-type="float" office:value="1.17609125905568" calcext:value-type="float">
            <text:p>1.17609125905568</text:p>
          </table:table-cell>
          <table:table-cell table:formula="of:=LOG([.AH12])" office:value-type="float" office:value="1.17609125905568" calcext:value-type="float">
            <text:p>1.17609125905568</text:p>
          </table:table-cell>
          <table:table-cell table:formula="of:=LOG([.AI12])" office:value-type="float" office:value="1.17609125905568" calcext:value-type="float">
            <text:p>1.17609125905568</text:p>
          </table:table-cell>
          <table:table-cell table:formula="of:=LOG([.AJ12])" office:value-type="float" office:value="1.23044892137827" calcext:value-type="float">
            <text:p>1.23044892137827</text:p>
          </table:table-cell>
          <table:table-cell table:formula="of:=LOG([.AK12])" office:value-type="float" office:value="1.23044892137827" calcext:value-type="float">
            <text:p>1.23044892137827</text:p>
          </table:table-cell>
          <table:table-cell table:formula="of:=LOG([.AL12])" office:value-type="float" office:value="1.34242268082221" calcext:value-type="float">
            <text:p>1.34242268082221</text:p>
          </table:table-cell>
          <table:table-cell table:formula="of:=LOG([.AM12])" office:value-type="float" office:value="1.38021124171161" calcext:value-type="float">
            <text:p>1.38021124171161</text:p>
          </table:table-cell>
          <table:table-cell table:formula="of:=LOG([.AN12])" office:value-type="float" office:value="1.38021124171161" calcext:value-type="float">
            <text:p>1.38021124171161</text:p>
          </table:table-cell>
          <table:table-cell table:formula="of:=LOG([.AO12])" office:value-type="float" office:value="1.39794000867204" calcext:value-type="float">
            <text:p>1.39794000867204</text:p>
          </table:table-cell>
          <table:table-cell table:formula="of:=LOG([.AP12])" office:value-type="float" office:value="1.43136376415899" calcext:value-type="float">
            <text:p>1.43136376415899</text:p>
          </table:table-cell>
          <table:table-cell table:formula="of:=LOG([.AQ12])" office:value-type="float" office:value="1.50514997831991" calcext:value-type="float">
            <text:p>1.50514997831991</text:p>
          </table:table-cell>
          <table:table-cell table:formula="of:=LOG([.AR12])" office:value-type="float" office:value="1.54406804435028" calcext:value-type="float">
            <text:p>1.54406804435028</text:p>
          </table:table-cell>
          <table:table-cell table:formula="of:=LOG([.AS12])" office:value-type="float" office:value="1.57978359661681" calcext:value-type="float">
            <text:p>1.57978359661681</text:p>
          </table:table-cell>
          <table:table-cell table:formula="of:=LOG([.AT12])" office:value-type="float" office:value="1.57978359661681" calcext:value-type="float">
            <text:p>1.57978359661681</text:p>
          </table:table-cell>
          <table:table-cell table:formula="of:=LOG([.AU12])" office:value-type="float" office:value="1.61278385671974" calcext:value-type="float">
            <text:p>1.61278385671974</text:p>
          </table:table-cell>
          <table:table-cell table:formula="of:=LOG([.AV12])" office:value-type="float" office:value="1.63346845557959" calcext:value-type="float">
            <text:p>1.63346845557959</text:p>
          </table:table-cell>
          <table:table-cell table:formula="of:=LOG([.AW12])" office:value-type="float" office:value="1.64345267648619" calcext:value-type="float">
            <text:p>1.64345267648619</text:p>
          </table:table-cell>
          <table:table-cell table:formula="of:=LOG([.AX12])" office:value-type="float" office:value="1.65321251377534" calcext:value-type="float">
            <text:p>1.65321251377534</text:p>
          </table:table-cell>
          <table:table-cell table:formula="of:=LOG([.AY12])" office:value-type="float" office:value="1.7160033436348" calcext:value-type="float">
            <text:p>1.7160033436348</text:p>
          </table:table-cell>
          <table:table-cell table:formula="of:=LOG([.AZ12])" office:value-type="float" office:value="1.73239375982297" calcext:value-type="float">
            <text:p>1.73239375982297</text:p>
          </table:table-cell>
          <table:table-cell table:formula="of:=LOG([.BA12])" office:value-type="float" office:value="1.76342799356294" calcext:value-type="float">
            <text:p>1.76342799356294</text:p>
          </table:table-cell>
          <table:table-cell table:formula="of:=LOG([.BB12])" office:value-type="float" office:value="1.81291335664286" calcext:value-type="float">
            <text:p>1.81291335664286</text:p>
          </table:table-cell>
          <table:table-cell table:formula="of:=LOG([.BC12])" office:value-type="float" office:value="1.83884909073726" calcext:value-type="float">
            <text:p>1.83884909073726</text:p>
          </table:table-cell>
          <table:table-cell table:formula="of:=LOG([.BD12])" office:value-type="float" office:value="1.85733249643127" calcext:value-type="float">
            <text:p>1.85733249643127</text:p>
          </table:table-cell>
          <table:table-cell table:formula="of:=LOG([.BE12])" office:value-type="float" office:value="1.89762709129044" calcext:value-type="float">
            <text:p>1.89762709129044</text:p>
          </table:table-cell>
          <table:table-cell table:formula="of:=LOG([.BF12])" office:value-type="float" office:value="1.91907809237607" calcext:value-type="float">
            <text:p>1.91907809237607</text:p>
          </table:table-cell>
          <table:table-cell table:formula="of:=LOG([.BG12])" office:value-type="float" office:value="1.94939000664491" calcext:value-type="float">
            <text:p>1.94939000664491</text:p>
          </table:table-cell>
          <table:table-cell table:formula="of:=LOG([.BH12])" office:value-type="float" office:value="1.97772360528885" calcext:value-type="float">
            <text:p>1.97772360528885</text:p>
          </table:table-cell>
          <table:table-cell table:formula="of:=LOG([.BI12])" office:value-type="float" office:value="1.9912260756925" calcext:value-type="float">
            <text:p>1.9912260756925</text:p>
          </table:table-cell>
          <table:table-cell table:formula="of:=LOG([.BJ12])" office:value-type="float" office:value="2.01283722470517" calcext:value-type="float">
            <text:p>2.01283722470517</text:p>
          </table:table-cell>
          <table:table-cell table:formula="of:=LOG([.BK12])" office:value-type="float" office:value="2.05307844348342" calcext:value-type="float">
            <text:p>2.05307844348342</text:p>
          </table:table-cell>
          <table:table-cell table:formula="of:=LOG([.BL12])" office:value-type="float" office:value="2.07918124604762" calcext:value-type="float">
            <text:p>2.07918124604762</text:p>
          </table:table-cell>
          <table:table-cell table:formula="of:=LOG([.BM12])" office:value-type="float" office:value="2.10380372095596" calcext:value-type="float">
            <text:p>2.10380372095596</text:p>
          </table:table-cell>
          <table:table-cell table:formula="of:=LOG([.BN12])" office:value-type="float" office:value="2.11394335230684" calcext:value-type="float">
            <text:p>2.11394335230684</text:p>
          </table:table-cell>
          <table:table-cell table:formula="of:=LOG([.BO12])" office:value-type="float" office:value="2.13672056715641" calcext:value-type="float">
            <text:p>2.13672056715641</text:p>
          </table:table-cell>
          <table:table-cell table:formula="of:=LOG([.BP12])" office:value-type="float" office:value="2.17609125905568" calcext:value-type="float">
            <text:p>2.17609125905568</text:p>
          </table:table-cell>
          <table:table-cell table:formula="of:=LOG([.BQ12])" office:value-type="float" office:value="2.20411998265592" calcext:value-type="float">
            <text:p>2.20411998265592</text:p>
          </table:table-cell>
          <table:table-cell table:formula="of:=LOG([.BR12])" office:value-type="float" office:value="2.22530928172586" calcext:value-type="float">
            <text:p>2.22530928172586</text:p>
          </table:table-cell>
          <table:table-cell table:formula="of:=LOG([.BS12])" office:value-type="float" office:value="2.2405492482826" calcext:value-type="float">
            <text:p>2.2405492482826</text:p>
          </table:table-cell>
          <table:table-cell table:formula="of:=LOG([.BT12])" office:value-type="float" office:value="2.26951294421792" calcext:value-type="float">
            <text:p>2.26951294421792</text:p>
          </table:table-cell>
          <table:table-cell table:formula="of:=LOG([.BU12])" office:value-type="float" office:value="2.29666519026153" calcext:value-type="float">
            <text:p>2.29666519026153</text:p>
          </table:table-cell>
          <table:table-cell table:formula="of:=LOG([.BV12])" office:value-type="float" office:value="2.3096301674259" calcext:value-type="float">
            <text:p>2.3096301674259</text:p>
          </table:table-cell>
          <table:table-cell table:formula="of:=LOG([.BW12])" office:value-type="float" office:value="2.31597034545692" calcext:value-type="float">
            <text:p>2.31597034545692</text:p>
          </table:table-cell>
          <table:table-cell table:formula="of:=LOG([.BX12])" office:value-type="float" office:value="2.33445375115093" calcext:value-type="float">
            <text:p>2.33445375115093</text:p>
          </table:table-cell>
          <table:table-cell table:formula="of:=LOG([.BY12])" office:value-type="float" office:value="2.34439227368511" calcext:value-type="float">
            <text:p>2.34439227368511</text:p>
          </table:table-cell>
          <table:table-cell table:formula="of:=LOG([.BZ12])" office:value-type="float" office:value="2.3654879848909" calcext:value-type="float">
            <text:p>2.3654879848909</text:p>
          </table:table-cell>
          <table:table-cell table:formula="of:=LOG([.CA12])" office:value-type="float" office:value="2.38021124171161" calcext:value-type="float">
            <text:p>2.38021124171161</text:p>
          </table:table-cell>
          <table:table-cell table:formula="of:=LOG([.CB12])" office:value-type="float" office:value="2.39619934709574" calcext:value-type="float">
            <text:p>2.39619934709574</text:p>
          </table:table-cell>
          <table:table-cell table:formula="of:=LOG([.CC12])" office:value-type="float" office:value="2.40654018043395" calcext:value-type="float">
            <text:p>2.40654018043395</text:p>
          </table:table-cell>
          <table:table-cell table:formula="of:=LOG([.CD12])" office:value-type="float" office:value="2.42651126136457" calcext:value-type="float">
            <text:p>2.42651126136457</text:p>
          </table:table-cell>
          <table:table-cell table:formula="of:=LOG([.CE12])" office:value-type="float" office:value="2.43775056282039" calcext:value-type="float">
            <text:p>2.43775056282039</text:p>
          </table:table-cell>
          <table:table-cell table:formula="of:=LOG([.CF12])" office:value-type="float" office:value="2.46089784275655" calcext:value-type="float">
            <text:p>2.46089784275655</text:p>
          </table:table-cell>
          <table:table-cell table:formula="of:=LOG([.CG12])" office:value-type="float" office:value="2.48000694295715" calcext:value-type="float">
            <text:p>2.48000694295715</text:p>
          </table:table-cell>
          <table:table-cell table:formula="of:=LOG([.CH12])" office:value-type="float" office:value="2.49554433754645" calcext:value-type="float">
            <text:p>2.49554433754645</text:p>
          </table:table-cell>
          <table:table-cell table:formula="of:=LOG([.CI12])" office:value-type="float" office:value="2.51321760006794" calcext:value-type="float">
            <text:p>2.51321760006794</text:p>
          </table:table-cell>
          <table:table-cell table:formula="of:=LOG([.CJ12])" office:value-type="float" office:value="2.5327543789925" calcext:value-type="float">
            <text:p>2.5327543789925</text:p>
          </table:table-cell>
          <table:table-cell table:formula="of:=LOG([.CK12])" office:value-type="float" office:value="2.54777470538782" calcext:value-type="float">
            <text:p>2.54777470538782</text:p>
          </table:table-cell>
          <table:table-cell table:formula="of:=LOG([.CL12])" office:value-type="float" office:value="2.55750720190566" calcext:value-type="float">
            <text:p>2.55750720190566</text:p>
          </table:table-cell>
          <table:table-cell table:formula="of:=LOG([.CM12])" office:value-type="float" office:value="2.57518784492766" calcext:value-type="float">
            <text:p>2.57518784492766</text:p>
          </table:table-cell>
          <table:table-cell table:formula="of:=LOG([.CN12])" office:value-type="float" office:value="2.5910646070265" calcext:value-type="float">
            <text:p>2.5910646070265</text:p>
          </table:table-cell>
          <table:table-cell table:formula="of:=LOG([.CO12])" office:value-type="float" office:value="2.60097289568675" calcext:value-type="float">
            <text:p>2.60097289568675</text:p>
          </table:table-cell>
          <table:table-cell table:formula="of:=LOG([.CP12])" office:value-type="float" office:value="2.61909333062674" calcext:value-type="float">
            <text:p>2.61909333062674</text:p>
          </table:table-cell>
          <table:table-cell table:formula="of:=LOG([.CQ12])" office:value-type="float" office:value="2.63648789635336" calcext:value-type="float">
            <text:p>2.63648789635336</text:p>
          </table:table-cell>
          <table:table-cell table:formula="of:=LOG([.CR12])" office:value-type="float" office:value="2.64738297011462" calcext:value-type="float">
            <text:p>2.64738297011462</text:p>
          </table:table-cell>
          <table:table-cell table:formula="of:=LOG([.CS12])" office:value-type="float" office:value="2.66275783168157" calcext:value-type="float">
            <text:p>2.66275783168157</text:p>
          </table:table-cell>
          <table:table-cell table:formula="of:=LOG([.CT12])" office:value-type="float" office:value="2.68214507637383" calcext:value-type="float">
            <text:p>2.68214507637383</text:p>
          </table:table-cell>
          <table:table-cell table:formula="of:=LOG([.CU12])" office:value-type="float" office:value="2.68930885912362" calcext:value-type="float">
            <text:p>2.68930885912362</text:p>
          </table:table-cell>
          <table:table-cell table:formula="of:=LOG([.CV12])" office:value-type="float" office:value="2.70329137811866" calcext:value-type="float">
            <text:p>2.70329137811866</text:p>
          </table:table-cell>
          <table:table-cell table:formula="of:=LOG([.CW12])" office:value-type="float" office:value="2.71516735784846" calcext:value-type="float">
            <text:p>2.71516735784846</text:p>
          </table:table-cell>
          <table:table-cell table:formula="of:=LOG([.CX12])" office:value-type="float" office:value="2.72835378202123" calcext:value-type="float">
            <text:p>2.72835378202123</text:p>
          </table:table-cell>
          <table:table-cell table:formula="of:=SLOPE([.BG67:.CX67];[.BG$56:.CX$56])" office:value-type="float" office:value="3.15584897169628" calcext:value-type="float">
            <text:p>3.15584897169628</text:p>
          </table:table-cell>
        </table:table-row>
        <table:table-row table:style-name="ro1">
          <table:table-cell table:formula="of:=LOG([.A13])" office:value-type="float" office:value="3" calcext:value-type="float">
            <text:p>3</text:p>
          </table:table-cell>
          <table:table-cell table:formula="of:=LOG([.B13])" office:value-type="string" office:string-value="" calcext:value-type="error">
            <text:p>Err:502</text:p>
          </table:table-cell>
          <table:table-cell table:formula="of:=LOG([.C13])" office:value-type="string" office:string-value="" calcext:value-type="error">
            <text:p>Err:502</text:p>
          </table:table-cell>
          <table:table-cell table:formula="of:=LOG([.D13])" office:value-type="string" office:string-value="" calcext:value-type="error">
            <text:p>Err:502</text:p>
          </table:table-cell>
          <table:table-cell table:formula="of:=LOG([.E13])" office:value-type="string" office:string-value="" calcext:value-type="error">
            <text:p>Err:502</text:p>
          </table:table-cell>
          <table:table-cell table:formula="of:=LOG([.F13])" office:value-type="string" office:string-value="" calcext:value-type="error">
            <text:p>Err:502</text:p>
          </table:table-cell>
          <table:table-cell table:formula="of:=LOG([.G13])" office:value-type="string" office:string-value="" calcext:value-type="error">
            <text:p>Err:502</text:p>
          </table:table-cell>
          <table:table-cell table:formula="of:=LOG([.H13])" office:value-type="string" office:string-value="" calcext:value-type="error">
            <text:p>Err:502</text:p>
          </table:table-cell>
          <table:table-cell table:formula="of:=LOG([.I13])" office:value-type="string" office:string-value="" calcext:value-type="error">
            <text:p>Err:502</text:p>
          </table:table-cell>
          <table:table-cell table:formula="of:=LOG([.J13])" office:value-type="string" office:string-value="" calcext:value-type="error">
            <text:p>Err:502</text:p>
          </table:table-cell>
          <table:table-cell table:formula="of:=LOG([.K13])" office:value-type="string" office:string-value="" calcext:value-type="error">
            <text:p>Err:502</text:p>
          </table:table-cell>
          <table:table-cell table:formula="of:=LOG([.L13])" office:value-type="string" office:string-value="" calcext:value-type="error">
            <text:p>Err:502</text:p>
          </table:table-cell>
          <table:table-cell table:formula="of:=LOG([.M13])" office:value-type="string" office:string-value="" calcext:value-type="error">
            <text:p>Err:502</text:p>
          </table:table-cell>
          <table:table-cell table:formula="of:=LOG([.N13])" office:value-type="string" office:string-value="" calcext:value-type="error">
            <text:p>Err:502</text:p>
          </table:table-cell>
          <table:table-cell table:formula="of:=LOG([.O13])" office:value-type="string" office:string-value="" calcext:value-type="error">
            <text:p>Err:502</text:p>
          </table:table-cell>
          <table:table-cell table:formula="of:=LOG([.P13])" office:value-type="string" office:string-value="" calcext:value-type="error">
            <text:p>Err:502</text:p>
          </table:table-cell>
          <table:table-cell table:formula="of:=LOG([.Q13])" office:value-type="string" office:string-value="" calcext:value-type="error">
            <text:p>Err:502</text:p>
          </table:table-cell>
          <table:table-cell table:formula="of:=LOG([.R13])" office:value-type="string" office:string-value="" calcext:value-type="error">
            <text:p>Err:502</text:p>
          </table:table-cell>
          <table:table-cell table:formula="of:=LOG([.S13])" office:value-type="string" office:string-value="" calcext:value-type="error">
            <text:p>Err:502</text:p>
          </table:table-cell>
          <table:table-cell table:formula="of:=LOG([.T13])" office:value-type="string" office:string-value="" calcext:value-type="error">
            <text:p>Err:502</text:p>
          </table:table-cell>
          <table:table-cell table:formula="of:=LOG([.U13])" office:value-type="string" office:string-value="" calcext:value-type="error">
            <text:p>Err:502</text:p>
          </table:table-cell>
          <table:table-cell table:formula="of:=LOG([.V13])" office:value-type="string" office:string-value="" calcext:value-type="error">
            <text:p>Err:502</text:p>
          </table:table-cell>
          <table:table-cell table:formula="of:=LOG([.W13])" office:value-type="string" office:string-value="" calcext:value-type="error">
            <text:p>Err:502</text:p>
          </table:table-cell>
          <table:table-cell table:formula="of:=LOG([.X13])" office:value-type="string" office:string-value="" calcext:value-type="error">
            <text:p>Err:502</text:p>
          </table:table-cell>
          <table:table-cell table:formula="of:=LOG([.Y13])" office:value-type="string" office:string-value="" calcext:value-type="error">
            <text:p>Err:502</text:p>
          </table:table-cell>
          <table:table-cell table:formula="of:=LOG([.Z13])" office:value-type="float" office:value="0.301029995663981" calcext:value-type="float">
            <text:p>0.301029995663981</text:p>
          </table:table-cell>
          <table:table-cell table:formula="of:=LOG([.AA13])" office:value-type="float" office:value="0.301029995663981" calcext:value-type="float">
            <text:p>0.301029995663981</text:p>
          </table:table-cell>
          <table:table-cell table:formula="of:=LOG([.AB13])" office:value-type="float" office:value="0.301029995663981" calcext:value-type="float">
            <text:p>0.301029995663981</text:p>
          </table:table-cell>
          <table:table-cell table:formula="of:=LOG([.AC13])" office:value-type="float" office:value="0.477121254719662" calcext:value-type="float">
            <text:p>0.477121254719662</text:p>
          </table:table-cell>
          <table:table-cell table:formula="of:=LOG([.AD13])" office:value-type="float" office:value="0.602059991327962" calcext:value-type="float">
            <text:p>0.602059991327962</text:p>
          </table:table-cell>
          <table:table-cell table:formula="of:=LOG([.AE13])" office:value-type="float" office:value="0.602059991327962" calcext:value-type="float">
            <text:p>0.602059991327962</text:p>
          </table:table-cell>
          <table:table-cell table:formula="of:=LOG([.AF13])" office:value-type="float" office:value="0.602059991327962" calcext:value-type="float">
            <text:p>0.602059991327962</text:p>
          </table:table-cell>
          <table:table-cell table:formula="of:=LOG([.AG13])" office:value-type="float" office:value="0.602059991327962" calcext:value-type="float">
            <text:p>0.602059991327962</text:p>
          </table:table-cell>
          <table:table-cell table:formula="of:=LOG([.AH13])" office:value-type="float" office:value="0.698970004336019" calcext:value-type="float">
            <text:p>0.698970004336019</text:p>
          </table:table-cell>
          <table:table-cell table:formula="of:=LOG([.AI13])" office:value-type="float" office:value="0.778151250383644" calcext:value-type="float">
            <text:p>0.778151250383644</text:p>
          </table:table-cell>
          <table:table-cell table:formula="of:=LOG([.AJ13])" office:value-type="float" office:value="0.845098040014257" calcext:value-type="float">
            <text:p>0.845098040014257</text:p>
          </table:table-cell>
          <table:table-cell table:formula="of:=LOG([.AK13])" office:value-type="float" office:value="0.954242509439325" calcext:value-type="float">
            <text:p>0.954242509439325</text:p>
          </table:table-cell>
          <table:table-cell table:formula="of:=LOG([.AL13])" office:value-type="float" office:value="1" calcext:value-type="float">
            <text:p>1</text:p>
          </table:table-cell>
          <table:table-cell table:formula="of:=LOG([.AM13])" office:value-type="float" office:value="1" calcext:value-type="float">
            <text:p>1</text:p>
          </table:table-cell>
          <table:table-cell table:formula="of:=LOG([.AN13])" office:value-type="float" office:value="1.11394335230684" calcext:value-type="float">
            <text:p>1.11394335230684</text:p>
          </table:table-cell>
          <table:table-cell table:formula="of:=LOG([.AO13])" office:value-type="float" office:value="1.17609125905568" calcext:value-type="float">
            <text:p>1.17609125905568</text:p>
          </table:table-cell>
          <table:table-cell table:formula="of:=LOG([.AP13])" office:value-type="float" office:value="1.23044892137827" calcext:value-type="float">
            <text:p>1.23044892137827</text:p>
          </table:table-cell>
          <table:table-cell table:formula="of:=LOG([.AQ13])" office:value-type="float" office:value="1.27875360095283" calcext:value-type="float">
            <text:p>1.27875360095283</text:p>
          </table:table-cell>
          <table:table-cell table:formula="of:=LOG([.AR13])" office:value-type="float" office:value="1.32221929473392" calcext:value-type="float">
            <text:p>1.32221929473392</text:p>
          </table:table-cell>
          <table:table-cell table:formula="of:=LOG([.AS13])" office:value-type="float" office:value="1.34242268082221" calcext:value-type="float">
            <text:p>1.34242268082221</text:p>
          </table:table-cell>
          <table:table-cell table:formula="of:=LOG([.AT13])" office:value-type="float" office:value="1.36172783601759" calcext:value-type="float">
            <text:p>1.36172783601759</text:p>
          </table:table-cell>
          <table:table-cell table:formula="of:=LOG([.AU13])" office:value-type="float" office:value="1.43136376415899" calcext:value-type="float">
            <text:p>1.43136376415899</text:p>
          </table:table-cell>
          <table:table-cell table:formula="of:=LOG([.AV13])" office:value-type="float" office:value="1.47712125471966" calcext:value-type="float">
            <text:p>1.47712125471966</text:p>
          </table:table-cell>
          <table:table-cell table:formula="of:=LOG([.AW13])" office:value-type="float" office:value="1.54406804435028" calcext:value-type="float">
            <text:p>1.54406804435028</text:p>
          </table:table-cell>
          <table:table-cell table:formula="of:=LOG([.AX13])" office:value-type="float" office:value="1.60205999132796" calcext:value-type="float">
            <text:p>1.60205999132796</text:p>
          </table:table-cell>
          <table:table-cell table:formula="of:=LOG([.AY13])" office:value-type="float" office:value="1.61278385671974" calcext:value-type="float">
            <text:p>1.61278385671974</text:p>
          </table:table-cell>
          <table:table-cell table:formula="of:=LOG([.AZ13])" office:value-type="float" office:value="1.63346845557959" calcext:value-type="float">
            <text:p>1.63346845557959</text:p>
          </table:table-cell>
          <table:table-cell table:formula="of:=LOG([.BA13])" office:value-type="float" office:value="1.66275783168157" calcext:value-type="float">
            <text:p>1.66275783168157</text:p>
          </table:table-cell>
          <table:table-cell table:formula="of:=LOG([.BB13])" office:value-type="float" office:value="1.7160033436348" calcext:value-type="float">
            <text:p>1.7160033436348</text:p>
          </table:table-cell>
          <table:table-cell table:formula="of:=LOG([.BC13])" office:value-type="float" office:value="1.76342799356294" calcext:value-type="float">
            <text:p>1.76342799356294</text:p>
          </table:table-cell>
          <table:table-cell table:formula="of:=LOG([.BD13])" office:value-type="float" office:value="1.83250891270624" calcext:value-type="float">
            <text:p>1.83250891270624</text:p>
          </table:table-cell>
          <table:table-cell table:formula="of:=LOG([.BE13])" office:value-type="float" office:value="1.89209460269048" calcext:value-type="float">
            <text:p>1.89209460269048</text:p>
          </table:table-cell>
          <table:table-cell table:formula="of:=LOG([.BF13])" office:value-type="float" office:value="1.94448267215017" calcext:value-type="float">
            <text:p>1.94448267215017</text:p>
          </table:table-cell>
          <table:table-cell table:formula="of:=LOG([.BG13])" office:value-type="float" office:value="1.9731278535997" calcext:value-type="float">
            <text:p>1.9731278535997</text:p>
          </table:table-cell>
          <table:table-cell table:formula="of:=LOG([.BH13])" office:value-type="float" office:value="2" calcext:value-type="float">
            <text:p>2</text:p>
          </table:table-cell>
          <table:table-cell table:formula="of:=LOG([.BI13])" office:value-type="float" office:value="2.02530586526477" calcext:value-type="float">
            <text:p>2.02530586526477</text:p>
          </table:table-cell>
          <table:table-cell table:formula="of:=LOG([.BJ13])" office:value-type="float" office:value="2.04921802267018" calcext:value-type="float">
            <text:p>2.04921802267018</text:p>
          </table:table-cell>
          <table:table-cell table:formula="of:=LOG([.BK13])" office:value-type="float" office:value="2.08635983067475" calcext:value-type="float">
            <text:p>2.08635983067475</text:p>
          </table:table-cell>
          <table:table-cell table:formula="of:=LOG([.BL13])" office:value-type="float" office:value="2.10380372095596" calcext:value-type="float">
            <text:p>2.10380372095596</text:p>
          </table:table-cell>
          <table:table-cell table:formula="of:=LOG([.BM13])" office:value-type="float" office:value="2.13353890837022" calcext:value-type="float">
            <text:p>2.13353890837022</text:p>
          </table:table-cell>
          <table:table-cell table:formula="of:=LOG([.BN13])" office:value-type="float" office:value="2.16731733474818" calcext:value-type="float">
            <text:p>2.16731733474818</text:p>
          </table:table-cell>
          <table:table-cell table:formula="of:=LOG([.BO13])" office:value-type="float" office:value="2.19033169817029" calcext:value-type="float">
            <text:p>2.19033169817029</text:p>
          </table:table-cell>
          <table:table-cell table:formula="of:=LOG([.BP13])" office:value-type="float" office:value="2.22271647114758" calcext:value-type="float">
            <text:p>2.22271647114758</text:p>
          </table:table-cell>
          <table:table-cell table:formula="of:=LOG([.BQ13])" office:value-type="float" office:value="2.2405492482826" calcext:value-type="float">
            <text:p>2.2405492482826</text:p>
          </table:table-cell>
          <table:table-cell table:formula="of:=LOG([.BR13])" office:value-type="float" office:value="2.25527250510331" calcext:value-type="float">
            <text:p>2.25527250510331</text:p>
          </table:table-cell>
          <table:table-cell table:formula="of:=LOG([.BS13])" office:value-type="float" office:value="2.26717172840301" calcext:value-type="float">
            <text:p>2.26717172840301</text:p>
          </table:table-cell>
          <table:table-cell table:formula="of:=LOG([.BT13])" office:value-type="float" office:value="2.29003461136252" calcext:value-type="float">
            <text:p>2.29003461136252</text:p>
          </table:table-cell>
          <table:table-cell table:formula="of:=LOG([.BU13])" office:value-type="float" office:value="2.30319605742049" calcext:value-type="float">
            <text:p>2.30319605742049</text:p>
          </table:table-cell>
          <table:table-cell table:formula="of:=LOG([.BV13])" office:value-type="float" office:value="2.32837960343874" calcext:value-type="float">
            <text:p>2.32837960343874</text:p>
          </table:table-cell>
          <table:table-cell table:formula="of:=LOG([.BW13])" office:value-type="float" office:value="2.3384564936046" calcext:value-type="float">
            <text:p>2.3384564936046</text:p>
          </table:table-cell>
          <table:table-cell table:formula="of:=LOG([.BX13])" office:value-type="float" office:value="2.35602585719312" calcext:value-type="float">
            <text:p>2.35602585719312</text:p>
          </table:table-cell>
          <table:table-cell table:formula="of:=LOG([.BY13])" office:value-type="float" office:value="2.37106786227174" calcext:value-type="float">
            <text:p>2.37106786227174</text:p>
          </table:table-cell>
          <table:table-cell table:formula="of:=LOG([.BZ13])" office:value-type="float" office:value="2.39269695325967" calcext:value-type="float">
            <text:p>2.39269695325967</text:p>
          </table:table-cell>
          <table:table-cell table:formula="of:=LOG([.CA13])" office:value-type="float" office:value="2.40312052117582" calcext:value-type="float">
            <text:p>2.40312052117582</text:p>
          </table:table-cell>
          <table:table-cell table:formula="of:=LOG([.CB13])" office:value-type="float" office:value="2.41161970596323" calcext:value-type="float">
            <text:p>2.41161970596323</text:p>
          </table:table-cell>
          <table:table-cell table:formula="of:=LOG([.CC13])" office:value-type="float" office:value="2.44090908206522" calcext:value-type="float">
            <text:p>2.44090908206522</text:p>
          </table:table-cell>
          <table:table-cell table:formula="of:=LOG([.CD13])" office:value-type="float" office:value="2.45024910831936" calcext:value-type="float">
            <text:p>2.45024910831936</text:p>
          </table:table-cell>
          <table:table-cell table:formula="of:=LOG([.CE13])" office:value-type="float" office:value="2.46538285144842" calcext:value-type="float">
            <text:p>2.46538285144842</text:p>
          </table:table-cell>
          <table:table-cell table:formula="of:=LOG([.CF13])" office:value-type="float" office:value="2.48855071650044" calcext:value-type="float">
            <text:p>2.48855071650044</text:p>
          </table:table-cell>
          <table:table-cell table:formula="of:=LOG([.CG13])" office:value-type="float" office:value="2.4983105537896" calcext:value-type="float">
            <text:p>2.4983105537896</text:p>
          </table:table-cell>
          <table:table-cell table:formula="of:=LOG([.CH13])" office:value-type="float" office:value="2.52504480703684" calcext:value-type="float">
            <text:p>2.52504480703684</text:p>
          </table:table-cell>
          <table:table-cell table:formula="of:=LOG([.CI13])" office:value-type="float" office:value="2.53907609879278" calcext:value-type="float">
            <text:p>2.53907609879278</text:p>
          </table:table-cell>
          <table:table-cell table:formula="of:=LOG([.CJ13])" office:value-type="float" office:value="2.55022835305509" calcext:value-type="float">
            <text:p>2.55022835305509</text:p>
          </table:table-cell>
          <table:table-cell table:formula="of:=LOG([.CK13])" office:value-type="float" office:value="2.56348108539441" calcext:value-type="float">
            <text:p>2.56348108539441</text:p>
          </table:table-cell>
          <table:table-cell table:formula="of:=LOG([.CL13])" office:value-type="float" office:value="2.57518784492766" calcext:value-type="float">
            <text:p>2.57518784492766</text:p>
          </table:table-cell>
          <table:table-cell table:formula="of:=LOG([.CM13])" office:value-type="float" office:value="2.59549622182557" calcext:value-type="float">
            <text:p>2.59549622182557</text:p>
          </table:table-cell>
          <table:table-cell table:formula="of:=LOG([.CN13])" office:value-type="float" office:value="2.60422605308447" calcext:value-type="float">
            <text:p>2.60422605308447</text:p>
          </table:table-cell>
          <table:table-cell table:formula="of:=LOG([.CO13])" office:value-type="float" office:value="2.61278385671974" calcext:value-type="float">
            <text:p>2.61278385671974</text:p>
          </table:table-cell>
          <table:table-cell table:formula="of:=LOG([.CP13])" office:value-type="float" office:value="2.62634036737504" calcext:value-type="float">
            <text:p>2.62634036737504</text:p>
          </table:table-cell>
          <table:table-cell table:formula="of:=LOG([.CQ13])" office:value-type="float" office:value="2.63748972951251" calcext:value-type="float">
            <text:p>2.63748972951251</text:p>
          </table:table-cell>
          <table:table-cell table:formula="of:=LOG([.CR13])" office:value-type="float" office:value="2.65127801399814" calcext:value-type="float">
            <text:p>2.65127801399814</text:p>
          </table:table-cell>
          <table:table-cell table:formula="of:=LOG([.CS13])" office:value-type="float" office:value="2.66651798055488" calcext:value-type="float">
            <text:p>2.66651798055488</text:p>
          </table:table-cell>
          <table:table-cell table:formula="of:=LOG([.CT13])" office:value-type="float" office:value="2.67394199863409" calcext:value-type="float">
            <text:p>2.67394199863409</text:p>
          </table:table-cell>
          <table:table-cell table:formula="of:=LOG([.CU13])" office:value-type="float" office:value="2.69196510276736" calcext:value-type="float">
            <text:p>2.69196510276736</text:p>
          </table:table-cell>
          <table:table-cell table:formula="of:=LOG([.CV13])" office:value-type="float" office:value="2.70070371714502" calcext:value-type="float">
            <text:p>2.70070371714502</text:p>
          </table:table-cell>
          <table:table-cell table:formula="of:=LOG([.CW13])" office:value-type="float" office:value="2.70926996097583" calcext:value-type="float">
            <text:p>2.70926996097583</text:p>
          </table:table-cell>
          <table:table-cell table:formula="of:=LOG([.CX13])" office:value-type="float" office:value="2.72263392253381" calcext:value-type="float">
            <text:p>2.72263392253381</text:p>
          </table:table-cell>
          <table:table-cell table:formula="of:=SLOPE([.BG68:.CX68];[.BG$56:.CX$56])" office:value-type="float" office:value="3.00622437353107" calcext:value-type="float">
            <text:p>3.00622437353107</text:p>
          </table:table-cell>
        </table:table-row>
        <table:table-row table:style-name="ro1">
          <table:table-cell table:formula="of:=LOG([.A14])" office:value-type="float" office:value="3.04139268515822" calcext:value-type="float">
            <text:p>3.04139268515822</text:p>
          </table:table-cell>
          <table:table-cell table:formula="of:=LOG([.B14])" office:value-type="string" office:string-value="" calcext:value-type="error">
            <text:p>Err:502</text:p>
          </table:table-cell>
          <table:table-cell table:formula="of:=LOG([.C14])" office:value-type="string" office:string-value="" calcext:value-type="error">
            <text:p>Err:502</text:p>
          </table:table-cell>
          <table:table-cell table:formula="of:=LOG([.D14])" office:value-type="string" office:string-value="" calcext:value-type="error">
            <text:p>Err:502</text:p>
          </table:table-cell>
          <table:table-cell table:formula="of:=LOG([.E14])" office:value-type="string" office:string-value="" calcext:value-type="error">
            <text:p>Err:502</text:p>
          </table:table-cell>
          <table:table-cell table:formula="of:=LOG([.F14])" office:value-type="string" office:string-value="" calcext:value-type="error">
            <text:p>Err:502</text:p>
          </table:table-cell>
          <table:table-cell table:formula="of:=LOG([.G14])" office:value-type="string" office:string-value="" calcext:value-type="error">
            <text:p>Err:502</text:p>
          </table:table-cell>
          <table:table-cell table:formula="of:=LOG([.H14])" office:value-type="string" office:string-value="" calcext:value-type="error">
            <text:p>Err:502</text:p>
          </table:table-cell>
          <table:table-cell table:formula="of:=LOG([.I14])" office:value-type="string" office:string-value="" calcext:value-type="error">
            <text:p>Err:502</text:p>
          </table:table-cell>
          <table:table-cell table:formula="of:=LOG([.J14])" office:value-type="string" office:string-value="" calcext:value-type="error">
            <text:p>Err:502</text:p>
          </table:table-cell>
          <table:table-cell table:formula="of:=LOG([.K14])" office:value-type="string" office:string-value="" calcext:value-type="error">
            <text:p>Err:502</text:p>
          </table:table-cell>
          <table:table-cell table:formula="of:=LOG([.L14])" office:value-type="string" office:string-value="" calcext:value-type="error">
            <text:p>Err:502</text:p>
          </table:table-cell>
          <table:table-cell table:formula="of:=LOG([.M14])" office:value-type="string" office:string-value="" calcext:value-type="error">
            <text:p>Err:502</text:p>
          </table:table-cell>
          <table:table-cell table:formula="of:=LOG([.N14])" office:value-type="string" office:string-value="" calcext:value-type="error">
            <text:p>Err:502</text:p>
          </table:table-cell>
          <table:table-cell table:formula="of:=LOG([.O14])" office:value-type="string" office:string-value="" calcext:value-type="error">
            <text:p>Err:502</text:p>
          </table:table-cell>
          <table:table-cell table:formula="of:=LOG([.P14])" office:value-type="string" office:string-value="" calcext:value-type="error">
            <text:p>Err:502</text:p>
          </table:table-cell>
          <table:table-cell table:formula="of:=LOG([.Q14])" office:value-type="string" office:string-value="" calcext:value-type="error">
            <text:p>Err:502</text:p>
          </table:table-cell>
          <table:table-cell table:formula="of:=LOG([.R14])" office:value-type="float" office:value="0.301029995663981" calcext:value-type="float">
            <text:p>0.301029995663981</text:p>
          </table:table-cell>
          <table:table-cell table:formula="of:=LOG([.S14])" office:value-type="float" office:value="0.301029995663981" calcext:value-type="float">
            <text:p>0.301029995663981</text:p>
          </table:table-cell>
          <table:table-cell table:formula="of:=LOG([.T14])" office:value-type="float" office:value="0.301029995663981" calcext:value-type="float">
            <text:p>0.301029995663981</text:p>
          </table:table-cell>
          <table:table-cell table:formula="of:=LOG([.U14])" office:value-type="float" office:value="0.301029995663981" calcext:value-type="float">
            <text:p>0.301029995663981</text:p>
          </table:table-cell>
          <table:table-cell table:formula="of:=LOG([.V14])" office:value-type="float" office:value="0.301029995663981" calcext:value-type="float">
            <text:p>0.301029995663981</text:p>
          </table:table-cell>
          <table:table-cell table:formula="of:=LOG([.W14])" office:value-type="float" office:value="0.602059991327962" calcext:value-type="float">
            <text:p>0.602059991327962</text:p>
          </table:table-cell>
          <table:table-cell table:formula="of:=LOG([.X14])" office:value-type="float" office:value="0.698970004336019" calcext:value-type="float">
            <text:p>0.698970004336019</text:p>
          </table:table-cell>
          <table:table-cell table:formula="of:=LOG([.Y14])" office:value-type="float" office:value="0.778151250383644" calcext:value-type="float">
            <text:p>0.778151250383644</text:p>
          </table:table-cell>
          <table:table-cell table:formula="of:=LOG([.Z14])" office:value-type="float" office:value="0.845098040014257" calcext:value-type="float">
            <text:p>0.845098040014257</text:p>
          </table:table-cell>
          <table:table-cell table:formula="of:=LOG([.AA14])" office:value-type="float" office:value="0.903089986991943" calcext:value-type="float">
            <text:p>0.903089986991943</text:p>
          </table:table-cell>
          <table:table-cell table:formula="of:=LOG([.AB14])" office:value-type="float" office:value="1" calcext:value-type="float">
            <text:p>1</text:p>
          </table:table-cell>
          <table:table-cell table:formula="of:=LOG([.AC14])" office:value-type="float" office:value="1.07918124604762" calcext:value-type="float">
            <text:p>1.07918124604762</text:p>
          </table:table-cell>
          <table:table-cell table:formula="of:=LOG([.AD14])" office:value-type="float" office:value="1.07918124604762" calcext:value-type="float">
            <text:p>1.07918124604762</text:p>
          </table:table-cell>
          <table:table-cell table:formula="of:=LOG([.AE14])" office:value-type="float" office:value="1.17609125905568" calcext:value-type="float">
            <text:p>1.17609125905568</text:p>
          </table:table-cell>
          <table:table-cell table:formula="of:=LOG([.AF14])" office:value-type="float" office:value="1.23044892137827" calcext:value-type="float">
            <text:p>1.23044892137827</text:p>
          </table:table-cell>
          <table:table-cell table:formula="of:=LOG([.AG14])" office:value-type="float" office:value="1.25527250510331" calcext:value-type="float">
            <text:p>1.25527250510331</text:p>
          </table:table-cell>
          <table:table-cell table:formula="of:=LOG([.AH14])" office:value-type="float" office:value="1.27875360095283" calcext:value-type="float">
            <text:p>1.27875360095283</text:p>
          </table:table-cell>
          <table:table-cell table:formula="of:=LOG([.AI14])" office:value-type="float" office:value="1.34242268082221" calcext:value-type="float">
            <text:p>1.34242268082221</text:p>
          </table:table-cell>
          <table:table-cell table:formula="of:=LOG([.AJ14])" office:value-type="float" office:value="1.36172783601759" calcext:value-type="float">
            <text:p>1.36172783601759</text:p>
          </table:table-cell>
          <table:table-cell table:formula="of:=LOG([.AK14])" office:value-type="float" office:value="1.38021124171161" calcext:value-type="float">
            <text:p>1.38021124171161</text:p>
          </table:table-cell>
          <table:table-cell table:formula="of:=LOG([.AL14])" office:value-type="float" office:value="1.41497334797082" calcext:value-type="float">
            <text:p>1.41497334797082</text:p>
          </table:table-cell>
          <table:table-cell table:formula="of:=LOG([.AM14])" office:value-type="float" office:value="1.44715803134222" calcext:value-type="float">
            <text:p>1.44715803134222</text:p>
          </table:table-cell>
          <table:table-cell table:formula="of:=LOG([.AN14])" office:value-type="float" office:value="1.51851393987789" calcext:value-type="float">
            <text:p>1.51851393987789</text:p>
          </table:table-cell>
          <table:table-cell table:formula="of:=LOG([.AO14])" office:value-type="float" office:value="1.55630250076729" calcext:value-type="float">
            <text:p>1.55630250076729</text:p>
          </table:table-cell>
          <table:table-cell table:formula="of:=LOG([.AP14])" office:value-type="float" office:value="1.5910646070265" calcext:value-type="float">
            <text:p>1.5910646070265</text:p>
          </table:table-cell>
          <table:table-cell table:formula="of:=LOG([.AQ14])" office:value-type="float" office:value="1.60205999132796" calcext:value-type="float">
            <text:p>1.60205999132796</text:p>
          </table:table-cell>
          <table:table-cell table:formula="of:=LOG([.AR14])" office:value-type="float" office:value="1.64345267648619" calcext:value-type="float">
            <text:p>1.64345267648619</text:p>
          </table:table-cell>
          <table:table-cell table:formula="of:=LOG([.AS14])" office:value-type="float" office:value="1.67209785793572" calcext:value-type="float">
            <text:p>1.67209785793572</text:p>
          </table:table-cell>
          <table:table-cell table:formula="of:=LOG([.AT14])" office:value-type="float" office:value="1.70757017609794" calcext:value-type="float">
            <text:p>1.70757017609794</text:p>
          </table:table-cell>
          <table:table-cell table:formula="of:=LOG([.AU14])" office:value-type="float" office:value="1.7160033436348" calcext:value-type="float">
            <text:p>1.7160033436348</text:p>
          </table:table-cell>
          <table:table-cell table:formula="of:=LOG([.AV14])" office:value-type="float" office:value="1.7481880270062" calcext:value-type="float">
            <text:p>1.7481880270062</text:p>
          </table:table-cell>
          <table:table-cell table:formula="of:=LOG([.AW14])" office:value-type="float" office:value="1.79239168949825" calcext:value-type="float">
            <text:p>1.79239168949825</text:p>
          </table:table-cell>
          <table:table-cell table:formula="of:=LOG([.AX14])" office:value-type="float" office:value="1.81954393554187" calcext:value-type="float">
            <text:p>1.81954393554187</text:p>
          </table:table-cell>
          <table:table-cell table:formula="of:=LOG([.AY14])" office:value-type="float" office:value="1.83884909073726" calcext:value-type="float">
            <text:p>1.83884909073726</text:p>
          </table:table-cell>
          <table:table-cell table:formula="of:=LOG([.AZ14])" office:value-type="float" office:value="1.83884909073726" calcext:value-type="float">
            <text:p>1.83884909073726</text:p>
          </table:table-cell>
          <table:table-cell table:formula="of:=LOG([.BA14])" office:value-type="float" office:value="1.85733249643127" calcext:value-type="float">
            <text:p>1.85733249643127</text:p>
          </table:table-cell>
          <table:table-cell table:formula="of:=LOG([.BB14])" office:value-type="float" office:value="1.88649072517248" calcext:value-type="float">
            <text:p>1.88649072517248</text:p>
          </table:table-cell>
          <table:table-cell table:formula="of:=LOG([.BC14])" office:value-type="float" office:value="1.89762709129044" calcext:value-type="float">
            <text:p>1.89762709129044</text:p>
          </table:table-cell>
          <table:table-cell table:formula="of:=LOG([.BD14])" office:value-type="float" office:value="1.93449845124357" calcext:value-type="float">
            <text:p>1.93449845124357</text:p>
          </table:table-cell>
          <table:table-cell table:formula="of:=LOG([.BE14])" office:value-type="float" office:value="1.95424250943932" calcext:value-type="float">
            <text:p>1.95424250943932</text:p>
          </table:table-cell>
          <table:table-cell table:formula="of:=LOG([.BF14])" office:value-type="float" office:value="1.96848294855394" calcext:value-type="float">
            <text:p>1.96848294855394</text:p>
          </table:table-cell>
          <table:table-cell table:formula="of:=LOG([.BG14])" office:value-type="float" office:value="1.98677173426624" calcext:value-type="float">
            <text:p>1.98677173426624</text:p>
          </table:table-cell>
          <table:table-cell table:formula="of:=LOG([.BH14])" office:value-type="float" office:value="2.02118929906994" calcext:value-type="float">
            <text:p>2.02118929906994</text:p>
          </table:table-cell>
          <table:table-cell table:formula="of:=LOG([.BI14])" office:value-type="float" office:value="2.03342375548695" calcext:value-type="float">
            <text:p>2.03342375548695</text:p>
          </table:table-cell>
          <table:table-cell table:formula="of:=LOG([.BJ14])" office:value-type="float" office:value="2.05690485133647" calcext:value-type="float">
            <text:p>2.05690485133647</text:p>
          </table:table-cell>
          <table:table-cell table:formula="of:=LOG([.BK14])" office:value-type="float" office:value="2.07188200730613" calcext:value-type="float">
            <text:p>2.07188200730613</text:p>
          </table:table-cell>
          <table:table-cell table:formula="of:=LOG([.BL14])" office:value-type="float" office:value="2.11394335230684" calcext:value-type="float">
            <text:p>2.11394335230684</text:p>
          </table:table-cell>
          <table:table-cell table:formula="of:=LOG([.BM14])" office:value-type="float" office:value="2.12710479836481" calcext:value-type="float">
            <text:p>2.12710479836481</text:p>
          </table:table-cell>
          <table:table-cell table:formula="of:=LOG([.BN14])" office:value-type="float" office:value="2.15836249209525" calcext:value-type="float">
            <text:p>2.15836249209525</text:p>
          </table:table-cell>
          <table:table-cell table:formula="of:=LOG([.BO14])" office:value-type="float" office:value="2.1846914308176" calcext:value-type="float">
            <text:p>2.1846914308176</text:p>
          </table:table-cell>
          <table:table-cell table:formula="of:=LOG([.BP14])" office:value-type="float" office:value="2.20139712432045" calcext:value-type="float">
            <text:p>2.20139712432045</text:p>
          </table:table-cell>
          <table:table-cell table:formula="of:=LOG([.BQ14])" office:value-type="float" office:value="2.2148438480477" calcext:value-type="float">
            <text:p>2.2148438480477</text:p>
          </table:table-cell>
          <table:table-cell table:formula="of:=LOG([.BR14])" office:value-type="float" office:value="2.2405492482826" calcext:value-type="float">
            <text:p>2.2405492482826</text:p>
          </table:table-cell>
          <table:table-cell table:formula="of:=LOG([.BS14])" office:value-type="float" office:value="2.25767857486918" calcext:value-type="float">
            <text:p>2.25767857486918</text:p>
          </table:table-cell>
          <table:table-cell table:formula="of:=LOG([.BT14])" office:value-type="float" office:value="2.28330122870355" calcext:value-type="float">
            <text:p>2.28330122870355</text:p>
          </table:table-cell>
          <table:table-cell table:formula="of:=LOG([.BU14])" office:value-type="float" office:value="2.30319605742049" calcext:value-type="float">
            <text:p>2.30319605742049</text:p>
          </table:table-cell>
          <table:table-cell table:formula="of:=LOG([.BV14])" office:value-type="float" office:value="2.32428245529769" calcext:value-type="float">
            <text:p>2.32428245529769</text:p>
          </table:table-cell>
          <table:table-cell table:formula="of:=LOG([.BW14])" office:value-type="float" office:value="2.35024801833416" calcext:value-type="float">
            <text:p>2.35024801833416</text:p>
          </table:table-cell>
          <table:table-cell table:formula="of:=LOG([.BX14])" office:value-type="float" office:value="2.38201704257487" calcext:value-type="float">
            <text:p>2.38201704257487</text:p>
          </table:table-cell>
          <table:table-cell table:formula="of:=LOG([.BY14])" office:value-type="float" office:value="2.40312052117582" calcext:value-type="float">
            <text:p>2.40312052117582</text:p>
          </table:table-cell>
          <table:table-cell table:formula="of:=LOG([.BZ14])" office:value-type="float" office:value="2.42160392686983" calcext:value-type="float">
            <text:p>2.42160392686983</text:p>
          </table:table-cell>
          <table:table-cell table:formula="of:=LOG([.CA14])" office:value-type="float" office:value="2.4456042032736" calcext:value-type="float">
            <text:p>2.4456042032736</text:p>
          </table:table-cell>
          <table:table-cell table:formula="of:=LOG([.CB14])" office:value-type="float" office:value="2.45939248775923" calcext:value-type="float">
            <text:p>2.45939248775923</text:p>
          </table:table-cell>
          <table:table-cell table:formula="of:=LOG([.CC14])" office:value-type="float" office:value="2.48287358360875" calcext:value-type="float">
            <text:p>2.48287358360875</text:p>
          </table:table-cell>
          <table:table-cell table:formula="of:=LOG([.CD14])" office:value-type="float" office:value="2.50379068305718" calcext:value-type="float">
            <text:p>2.50379068305718</text:p>
          </table:table-cell>
          <table:table-cell table:formula="of:=LOG([.CE14])" office:value-type="float" office:value="2.52113808370404" calcext:value-type="float">
            <text:p>2.52113808370404</text:p>
          </table:table-cell>
          <table:table-cell table:formula="of:=LOG([.CF14])" office:value-type="float" office:value="2.54032947479087" calcext:value-type="float">
            <text:p>2.54032947479087</text:p>
          </table:table-cell>
          <table:table-cell table:formula="of:=LOG([.CG14])" office:value-type="float" office:value="2.55266821611219" calcext:value-type="float">
            <text:p>2.55266821611219</text:p>
          </table:table-cell>
          <table:table-cell table:formula="of:=LOG([.CH14])" office:value-type="float" office:value="2.56937390961505" calcext:value-type="float">
            <text:p>2.56937390961505</text:p>
          </table:table-cell>
          <table:table-cell table:formula="of:=LOG([.CI14])" office:value-type="float" office:value="2.58319877396862" calcext:value-type="float">
            <text:p>2.58319877396862</text:p>
          </table:table-cell>
          <table:table-cell table:formula="of:=LOG([.CJ14])" office:value-type="float" office:value="2.59769518592551" calcext:value-type="float">
            <text:p>2.59769518592551</text:p>
          </table:table-cell>
          <table:table-cell table:formula="of:=LOG([.CK14])" office:value-type="float" office:value="2.61804809671209" calcext:value-type="float">
            <text:p>2.61804809671209</text:p>
          </table:table-cell>
          <table:table-cell table:formula="of:=LOG([.CL14])" office:value-type="float" office:value="2.62940959910272" calcext:value-type="float">
            <text:p>2.62940959910272</text:p>
          </table:table-cell>
          <table:table-cell table:formula="of:=LOG([.CM14])" office:value-type="float" office:value="2.64246452024212" calcext:value-type="float">
            <text:p>2.64246452024212</text:p>
          </table:table-cell>
          <table:table-cell table:formula="of:=LOG([.CN14])" office:value-type="float" office:value="2.65321251377534" calcext:value-type="float">
            <text:p>2.65321251377534</text:p>
          </table:table-cell>
          <table:table-cell table:formula="of:=LOG([.CO14])" office:value-type="float" office:value="2.66838591669" calcext:value-type="float">
            <text:p>2.66838591669</text:p>
          </table:table-cell>
          <table:table-cell table:formula="of:=LOG([.CP14])" office:value-type="float" office:value="2.67851837904011" calcext:value-type="float">
            <text:p>2.67851837904011</text:p>
          </table:table-cell>
          <table:table-cell table:formula="of:=LOG([.CQ14])" office:value-type="float" office:value="2.69108149212297" calcext:value-type="float">
            <text:p>2.69108149212297</text:p>
          </table:table-cell>
          <table:table-cell table:formula="of:=LOG([.CR14])" office:value-type="float" office:value="2.70243053644552" calcext:value-type="float">
            <text:p>2.70243053644552</text:p>
          </table:table-cell>
          <table:table-cell table:formula="of:=LOG([.CS14])" office:value-type="float" office:value="2.7160033436348" calcext:value-type="float">
            <text:p>2.7160033436348</text:p>
          </table:table-cell>
          <table:table-cell table:formula="of:=LOG([.CT14])" office:value-type="float" office:value="2.72263392253381" calcext:value-type="float">
            <text:p>2.72263392253381</text:p>
          </table:table-cell>
          <table:table-cell table:formula="of:=LOG([.CU14])" office:value-type="float" office:value="2.73399928653839" calcext:value-type="float">
            <text:p>2.73399928653839</text:p>
          </table:table-cell>
          <table:table-cell table:formula="of:=LOG([.CV14])" office:value-type="float" office:value="2.74429298312268" calcext:value-type="float">
            <text:p>2.74429298312268</text:p>
          </table:table-cell>
          <table:table-cell table:formula="of:=LOG([.CW14])" office:value-type="float" office:value="2.76117581315573" calcext:value-type="float">
            <text:p>2.76117581315573</text:p>
          </table:table-cell>
          <table:table-cell table:formula="of:=LOG([.CX14])" office:value-type="float" office:value="2.77887447200274" calcext:value-type="float">
            <text:p>2.77887447200274</text:p>
          </table:table-cell>
          <table:table-cell table:formula="of:=SLOPE([.BG69:.CX69];[.BG$56:.CX$56])" office:value-type="float" office:value="3.30492037618299" calcext:value-type="float">
            <text:p>3.30492037618299</text:p>
          </table:table-cell>
        </table:table-row>
        <table:table-row table:style-name="ro1">
          <table:table-cell table:formula="of:=LOG([.A15])" office:value-type="float" office:value="3.07918124604762" calcext:value-type="float">
            <text:p>3.07918124604762</text:p>
          </table:table-cell>
          <table:table-cell table:formula="of:=LOG([.B15])" office:value-type="string" office:string-value="" calcext:value-type="error">
            <text:p>Err:502</text:p>
          </table:table-cell>
          <table:table-cell table:formula="of:=LOG([.C15])" office:value-type="string" office:string-value="" calcext:value-type="error">
            <text:p>Err:502</text:p>
          </table:table-cell>
          <table:table-cell table:formula="of:=LOG([.D15])" office:value-type="string" office:string-value="" calcext:value-type="error">
            <text:p>Err:502</text:p>
          </table:table-cell>
          <table:table-cell table:formula="of:=LOG([.E15])" office:value-type="string" office:string-value="" calcext:value-type="error">
            <text:p>Err:502</text:p>
          </table:table-cell>
          <table:table-cell table:formula="of:=LOG([.F15])" office:value-type="string" office:string-value="" calcext:value-type="error">
            <text:p>Err:502</text:p>
          </table:table-cell>
          <table:table-cell table:formula="of:=LOG([.G15])" office:value-type="string" office:string-value="" calcext:value-type="error">
            <text:p>Err:502</text:p>
          </table:table-cell>
          <table:table-cell table:formula="of:=LOG([.H15])" office:value-type="string" office:string-value="" calcext:value-type="error">
            <text:p>Err:502</text:p>
          </table:table-cell>
          <table:table-cell table:formula="of:=LOG([.I15])" office:value-type="string" office:string-value="" calcext:value-type="error">
            <text:p>Err:502</text:p>
          </table:table-cell>
          <table:table-cell table:formula="of:=LOG([.J15])" office:value-type="string" office:string-value="" calcext:value-type="error">
            <text:p>Err:502</text:p>
          </table:table-cell>
          <table:table-cell table:formula="of:=LOG([.K15])" office:value-type="string" office:string-value="" calcext:value-type="error">
            <text:p>Err:502</text:p>
          </table:table-cell>
          <table:table-cell table:formula="of:=LOG([.L15])" office:value-type="string" office:string-value="" calcext:value-type="error">
            <text:p>Err:502</text:p>
          </table:table-cell>
          <table:table-cell table:formula="of:=LOG([.M15])" office:value-type="float" office:value="0.301029995663981" calcext:value-type="float">
            <text:p>0.301029995663981</text:p>
          </table:table-cell>
          <table:table-cell table:formula="of:=LOG([.N15])" office:value-type="float" office:value="0.477121254719662" calcext:value-type="float">
            <text:p>0.477121254719662</text:p>
          </table:table-cell>
          <table:table-cell table:formula="of:=LOG([.O15])" office:value-type="float" office:value="0.602059991327962" calcext:value-type="float">
            <text:p>0.602059991327962</text:p>
          </table:table-cell>
          <table:table-cell table:formula="of:=LOG([.P15])" office:value-type="float" office:value="0.602059991327962" calcext:value-type="float">
            <text:p>0.602059991327962</text:p>
          </table:table-cell>
          <table:table-cell table:formula="of:=LOG([.Q15])" office:value-type="float" office:value="0.602059991327962" calcext:value-type="float">
            <text:p>0.602059991327962</text:p>
          </table:table-cell>
          <table:table-cell table:formula="of:=LOG([.R15])" office:value-type="float" office:value="0.698970004336019" calcext:value-type="float">
            <text:p>0.698970004336019</text:p>
          </table:table-cell>
          <table:table-cell table:formula="of:=LOG([.S15])" office:value-type="float" office:value="0.698970004336019" calcext:value-type="float">
            <text:p>0.698970004336019</text:p>
          </table:table-cell>
          <table:table-cell table:formula="of:=LOG([.T15])" office:value-type="float" office:value="0.698970004336019" calcext:value-type="float">
            <text:p>0.698970004336019</text:p>
          </table:table-cell>
          <table:table-cell table:formula="of:=LOG([.U15])" office:value-type="float" office:value="0.778151250383644" calcext:value-type="float">
            <text:p>0.778151250383644</text:p>
          </table:table-cell>
          <table:table-cell table:formula="of:=LOG([.V15])" office:value-type="float" office:value="0.903089986991943" calcext:value-type="float">
            <text:p>0.903089986991943</text:p>
          </table:table-cell>
          <table:table-cell table:formula="of:=LOG([.W15])" office:value-type="float" office:value="1" calcext:value-type="float">
            <text:p>1</text:p>
          </table:table-cell>
          <table:table-cell table:formula="of:=LOG([.X15])" office:value-type="float" office:value="1.07918124604762" calcext:value-type="float">
            <text:p>1.07918124604762</text:p>
          </table:table-cell>
          <table:table-cell table:formula="of:=LOG([.Y15])" office:value-type="float" office:value="1.11394335230684" calcext:value-type="float">
            <text:p>1.11394335230684</text:p>
          </table:table-cell>
          <table:table-cell table:formula="of:=LOG([.Z15])" office:value-type="float" office:value="1.17609125905568" calcext:value-type="float">
            <text:p>1.17609125905568</text:p>
          </table:table-cell>
          <table:table-cell table:formula="of:=LOG([.AA15])" office:value-type="float" office:value="1.20411998265592" calcext:value-type="float">
            <text:p>1.20411998265592</text:p>
          </table:table-cell>
          <table:table-cell table:formula="of:=LOG([.AB15])" office:value-type="float" office:value="1.20411998265592" calcext:value-type="float">
            <text:p>1.20411998265592</text:p>
          </table:table-cell>
          <table:table-cell table:formula="of:=LOG([.AC15])" office:value-type="float" office:value="1.25527250510331" calcext:value-type="float">
            <text:p>1.25527250510331</text:p>
          </table:table-cell>
          <table:table-cell table:formula="of:=LOG([.AD15])" office:value-type="float" office:value="1.27875360095283" calcext:value-type="float">
            <text:p>1.27875360095283</text:p>
          </table:table-cell>
          <table:table-cell table:formula="of:=LOG([.AE15])" office:value-type="float" office:value="1.30102999566398" calcext:value-type="float">
            <text:p>1.30102999566398</text:p>
          </table:table-cell>
          <table:table-cell table:formula="of:=LOG([.AF15])" office:value-type="float" office:value="1.32221929473392" calcext:value-type="float">
            <text:p>1.32221929473392</text:p>
          </table:table-cell>
          <table:table-cell table:formula="of:=LOG([.AG15])" office:value-type="float" office:value="1.36172783601759" calcext:value-type="float">
            <text:p>1.36172783601759</text:p>
          </table:table-cell>
          <table:table-cell table:formula="of:=LOG([.AH15])" office:value-type="float" office:value="1.39794000867204" calcext:value-type="float">
            <text:p>1.39794000867204</text:p>
          </table:table-cell>
          <table:table-cell table:formula="of:=LOG([.AI15])" office:value-type="float" office:value="1.39794000867204" calcext:value-type="float">
            <text:p>1.39794000867204</text:p>
          </table:table-cell>
          <table:table-cell table:formula="of:=LOG([.AJ15])" office:value-type="float" office:value="1.46239799789896" calcext:value-type="float">
            <text:p>1.46239799789896</text:p>
          </table:table-cell>
          <table:table-cell table:formula="of:=LOG([.AK15])" office:value-type="float" office:value="1.51851393987789" calcext:value-type="float">
            <text:p>1.51851393987789</text:p>
          </table:table-cell>
          <table:table-cell table:formula="of:=LOG([.AL15])" office:value-type="float" office:value="1.57978359661681" calcext:value-type="float">
            <text:p>1.57978359661681</text:p>
          </table:table-cell>
          <table:table-cell table:formula="of:=LOG([.AM15])" office:value-type="float" office:value="1.60205999132796" calcext:value-type="float">
            <text:p>1.60205999132796</text:p>
          </table:table-cell>
          <table:table-cell table:formula="of:=LOG([.AN15])" office:value-type="float" office:value="1.61278385671974" calcext:value-type="float">
            <text:p>1.61278385671974</text:p>
          </table:table-cell>
          <table:table-cell table:formula="of:=LOG([.AO15])" office:value-type="float" office:value="1.66275783168157" calcext:value-type="float">
            <text:p>1.66275783168157</text:p>
          </table:table-cell>
          <table:table-cell table:formula="of:=LOG([.AP15])" office:value-type="float" office:value="1.69019608002851" calcext:value-type="float">
            <text:p>1.69019608002851</text:p>
          </table:table-cell>
          <table:table-cell table:formula="of:=LOG([.AQ15])" office:value-type="float" office:value="1.69019608002851" calcext:value-type="float">
            <text:p>1.69019608002851</text:p>
          </table:table-cell>
          <table:table-cell table:formula="of:=LOG([.AR15])" office:value-type="float" office:value="1.72427586960079" calcext:value-type="float">
            <text:p>1.72427586960079</text:p>
          </table:table-cell>
          <table:table-cell table:formula="of:=LOG([.AS15])" office:value-type="float" office:value="1.78532983501077" calcext:value-type="float">
            <text:p>1.78532983501077</text:p>
          </table:table-cell>
          <table:table-cell table:formula="of:=LOG([.AT15])" office:value-type="float" office:value="1.82607480270083" calcext:value-type="float">
            <text:p>1.82607480270083</text:p>
          </table:table-cell>
          <table:table-cell table:formula="of:=LOG([.AU15])" office:value-type="float" office:value="1.85733249643127" calcext:value-type="float">
            <text:p>1.85733249643127</text:p>
          </table:table-cell>
          <table:table-cell table:formula="of:=LOG([.AV15])" office:value-type="float" office:value="1.91381385238372" calcext:value-type="float">
            <text:p>1.91381385238372</text:p>
          </table:table-cell>
          <table:table-cell table:formula="of:=LOG([.AW15])" office:value-type="float" office:value="1.93449845124357" calcext:value-type="float">
            <text:p>1.93449845124357</text:p>
          </table:table-cell>
          <table:table-cell table:formula="of:=LOG([.AX15])" office:value-type="float" office:value="1.95904139232109" calcext:value-type="float">
            <text:p>1.95904139232109</text:p>
          </table:table-cell>
          <table:table-cell table:formula="of:=LOG([.AY15])" office:value-type="float" office:value="1.96378782734556" calcext:value-type="float">
            <text:p>1.96378782734556</text:p>
          </table:table-cell>
          <table:table-cell table:formula="of:=LOG([.AZ15])" office:value-type="float" office:value="1.9912260756925" calcext:value-type="float">
            <text:p>1.9912260756925</text:p>
          </table:table-cell>
          <table:table-cell table:formula="of:=LOG([.BA15])" office:value-type="float" office:value="2.01703333929878" calcext:value-type="float">
            <text:p>2.01703333929878</text:p>
          </table:table-cell>
          <table:table-cell table:formula="of:=LOG([.BB15])" office:value-type="float" office:value="2.04921802267018" calcext:value-type="float">
            <text:p>2.04921802267018</text:p>
          </table:table-cell>
          <table:table-cell table:formula="of:=LOG([.BC15])" office:value-type="float" office:value="2.07554696139253" calcext:value-type="float">
            <text:p>2.07554696139253</text:p>
          </table:table-cell>
          <table:table-cell table:formula="of:=LOG([.BD15])" office:value-type="float" office:value="2.10037054511756" calcext:value-type="float">
            <text:p>2.10037054511756</text:p>
          </table:table-cell>
          <table:table-cell table:formula="of:=LOG([.BE15])" office:value-type="float" office:value="2.13353890837022" calcext:value-type="float">
            <text:p>2.13353890837022</text:p>
          </table:table-cell>
          <table:table-cell table:formula="of:=LOG([.BF15])" office:value-type="float" office:value="2.15228834438306" calcext:value-type="float">
            <text:p>2.15228834438306</text:p>
          </table:table-cell>
          <table:table-cell table:formula="of:=LOG([.BG15])" office:value-type="float" office:value="2.15836249209525" calcext:value-type="float">
            <text:p>2.15836249209525</text:p>
          </table:table-cell>
          <table:table-cell table:formula="of:=LOG([.BH15])" office:value-type="float" office:value="2.1846914308176" calcext:value-type="float">
            <text:p>2.1846914308176</text:p>
          </table:table-cell>
          <table:table-cell table:formula="of:=LOG([.BI15])" office:value-type="float" office:value="2.19033169817029" calcext:value-type="float">
            <text:p>2.19033169817029</text:p>
          </table:table-cell>
          <table:table-cell table:formula="of:=LOG([.BJ15])" office:value-type="float" office:value="2.20682587603185" calcext:value-type="float">
            <text:p>2.20682587603185</text:p>
          </table:table-cell>
          <table:table-cell table:formula="of:=LOG([.BK15])" office:value-type="float" office:value="2.21748394421391" calcext:value-type="float">
            <text:p>2.21748394421391</text:p>
          </table:table-cell>
          <table:table-cell table:formula="of:=LOG([.BL15])" office:value-type="float" office:value="2.23552844690755" calcext:value-type="float">
            <text:p>2.23552844690755</text:p>
          </table:table-cell>
          <table:table-cell table:formula="of:=LOG([.BM15])" office:value-type="float" office:value="2.25527250510331" calcext:value-type="float">
            <text:p>2.25527250510331</text:p>
          </table:table-cell>
          <table:table-cell table:formula="of:=LOG([.BN15])" office:value-type="float" office:value="2.2718416065365" calcext:value-type="float">
            <text:p>2.2718416065365</text:p>
          </table:table-cell>
          <table:table-cell table:formula="of:=LOG([.BO15])" office:value-type="float" office:value="2.28780172993023" calcext:value-type="float">
            <text:p>2.28780172993023</text:p>
          </table:table-cell>
          <table:table-cell table:formula="of:=LOG([.BP15])" office:value-type="float" office:value="2.30749603791321" calcext:value-type="float">
            <text:p>2.30749603791321</text:p>
          </table:table-cell>
          <table:table-cell table:formula="of:=LOG([.BQ15])" office:value-type="float" office:value="2.31806333496276" calcext:value-type="float">
            <text:p>2.31806333496276</text:p>
          </table:table-cell>
          <table:table-cell table:formula="of:=LOG([.BR15])" office:value-type="float" office:value="2.33445375115093" calcext:value-type="float">
            <text:p>2.33445375115093</text:p>
          </table:table-cell>
          <table:table-cell table:formula="of:=LOG([.BS15])" office:value-type="float" office:value="2.34439227368511" calcext:value-type="float">
            <text:p>2.34439227368511</text:p>
          </table:table-cell>
          <table:table-cell table:formula="of:=LOG([.BT15])" office:value-type="float" office:value="2.35793484700045" calcext:value-type="float">
            <text:p>2.35793484700045</text:p>
          </table:table-cell>
          <table:table-cell table:formula="of:=LOG([.BU15])" office:value-type="float" office:value="2.37291200297011" calcext:value-type="float">
            <text:p>2.37291200297011</text:p>
          </table:table-cell>
          <table:table-cell table:formula="of:=LOG([.BV15])" office:value-type="float" office:value="2.38021124171161" calcext:value-type="float">
            <text:p>2.38021124171161</text:p>
          </table:table-cell>
          <table:table-cell table:formula="of:=LOG([.BW15])" office:value-type="float" office:value="2.38560627359831" calcext:value-type="float">
            <text:p>2.38560627359831</text:p>
          </table:table-cell>
          <table:table-cell table:formula="of:=LOG([.BX15])" office:value-type="float" office:value="2.41664050733828" calcext:value-type="float">
            <text:p>2.41664050733828</text:p>
          </table:table-cell>
          <table:table-cell table:formula="of:=LOG([.BY15])" office:value-type="float" office:value="2.43775056282039" calcext:value-type="float">
            <text:p>2.43775056282039</text:p>
          </table:table-cell>
          <table:table-cell table:formula="of:=LOG([.BZ15])" office:value-type="float" office:value="2.4456042032736" calcext:value-type="float">
            <text:p>2.4456042032736</text:p>
          </table:table-cell>
          <table:table-cell table:formula="of:=LOG([.CA15])" office:value-type="float" office:value="2.46089784275655" calcext:value-type="float">
            <text:p>2.46089784275655</text:p>
          </table:table-cell>
          <table:table-cell table:formula="of:=LOG([.CB15])" office:value-type="float" office:value="2.47421626407626" calcext:value-type="float">
            <text:p>2.47421626407626</text:p>
          </table:table-cell>
          <table:table-cell table:formula="of:=LOG([.CC15])" office:value-type="float" office:value="2.48000694295715" calcext:value-type="float">
            <text:p>2.48000694295715</text:p>
          </table:table-cell>
          <table:table-cell table:formula="of:=LOG([.CD15])" office:value-type="float" office:value="2.50514997831991" calcext:value-type="float">
            <text:p>2.50514997831991</text:p>
          </table:table-cell>
          <table:table-cell table:formula="of:=LOG([.CE15])" office:value-type="float" office:value="2.52374646681156" calcext:value-type="float">
            <text:p>2.52374646681156</text:p>
          </table:table-cell>
          <table:table-cell table:formula="of:=LOG([.CF15])" office:value-type="float" office:value="2.53781909507327" calcext:value-type="float">
            <text:p>2.53781909507327</text:p>
          </table:table-cell>
          <table:table-cell table:formula="of:=LOG([.CG15])" office:value-type="float" office:value="2.55266821611219" calcext:value-type="float">
            <text:p>2.55266821611219</text:p>
          </table:table-cell>
          <table:table-cell table:formula="of:=LOG([.CH15])" office:value-type="float" office:value="2.57634135020579" calcext:value-type="float">
            <text:p>2.57634135020579</text:p>
          </table:table-cell>
          <table:table-cell table:formula="of:=LOG([.CI15])" office:value-type="float" office:value="2.5910646070265" calcext:value-type="float">
            <text:p>2.5910646070265</text:p>
          </table:table-cell>
          <table:table-cell table:formula="of:=LOG([.CJ15])" office:value-type="float" office:value="2.60314437262018" calcext:value-type="float">
            <text:p>2.60314437262018</text:p>
          </table:table-cell>
          <table:table-cell table:formula="of:=LOG([.CK15])" office:value-type="float" office:value="2.61489721603313" calcext:value-type="float">
            <text:p>2.61489721603313</text:p>
          </table:table-cell>
          <table:table-cell table:formula="of:=LOG([.CL15])" office:value-type="float" office:value="2.63548374681491" calcext:value-type="float">
            <text:p>2.63548374681491</text:p>
          </table:table-cell>
          <table:table-cell table:formula="of:=LOG([.CM15])" office:value-type="float" office:value="2.64836001098093" calcext:value-type="float">
            <text:p>2.64836001098093</text:p>
          </table:table-cell>
          <table:table-cell table:formula="of:=LOG([.CN15])" office:value-type="float" office:value="2.6570558528571" calcext:value-type="float">
            <text:p>2.6570558528571</text:p>
          </table:table-cell>
          <table:table-cell table:formula="of:=LOG([.CO15])" office:value-type="float" office:value="2.6730209071289" calcext:value-type="float">
            <text:p>2.6730209071289</text:p>
          </table:table-cell>
          <table:table-cell table:formula="of:=LOG([.CP15])" office:value-type="float" office:value="2.68574173860226" calcext:value-type="float">
            <text:p>2.68574173860226</text:p>
          </table:table-cell>
          <table:table-cell table:formula="of:=LOG([.CQ15])" office:value-type="float" office:value="2.69983772586725" calcext:value-type="float">
            <text:p>2.69983772586725</text:p>
          </table:table-cell>
          <table:table-cell table:formula="of:=LOG([.CR15])" office:value-type="float" office:value="2.71933128698373" calcext:value-type="float">
            <text:p>2.71933128698373</text:p>
          </table:table-cell>
          <table:table-cell table:formula="of:=LOG([.CS15])" office:value-type="float" office:value="2.73239375982297" calcext:value-type="float">
            <text:p>2.73239375982297</text:p>
          </table:table-cell>
          <table:table-cell table:formula="of:=LOG([.CT15])" office:value-type="float" office:value="2.74429298312268" calcext:value-type="float">
            <text:p>2.74429298312268</text:p>
          </table:table-cell>
          <table:table-cell table:formula="of:=LOG([.CU15])" office:value-type="float" office:value="2.76267856372744" calcext:value-type="float">
            <text:p>2.76267856372744</text:p>
          </table:table-cell>
          <table:table-cell table:formula="of:=LOG([.CV15])" office:value-type="float" office:value="2.77887447200274" calcext:value-type="float">
            <text:p>2.77887447200274</text:p>
          </table:table-cell>
          <table:table-cell table:formula="of:=LOG([.CW15])" office:value-type="float" office:value="2.79098847508882" calcext:value-type="float">
            <text:p>2.79098847508882</text:p>
          </table:table-cell>
          <table:table-cell table:formula="of:=LOG([.CX15])" office:value-type="float" office:value="2.80685802951882" calcext:value-type="float">
            <text:p>2.80685802951882</text:p>
          </table:table-cell>
          <table:table-cell table:formula="of:=SLOPE([.BG70:.CX70];[.BG$56:.CX$56])" office:value-type="float" office:value="2.65296526554163" calcext:value-type="float">
            <text:p>2.65296526554163</text:p>
          </table:table-cell>
        </table:table-row>
        <table:table-row table:style-name="ro1">
          <table:table-cell table:formula="of:=LOG([.A16])" office:value-type="float" office:value="3.11394335230684" calcext:value-type="float">
            <text:p>3.11394335230684</text:p>
          </table:table-cell>
          <table:table-cell table:formula="of:=LOG([.B16])" office:value-type="string" office:string-value="" calcext:value-type="error">
            <text:p>Err:502</text:p>
          </table:table-cell>
          <table:table-cell table:formula="of:=LOG([.C16])" office:value-type="string" office:string-value="" calcext:value-type="error">
            <text:p>Err:502</text:p>
          </table:table-cell>
          <table:table-cell table:formula="of:=LOG([.D16])" office:value-type="string" office:string-value="" calcext:value-type="error">
            <text:p>Err:502</text:p>
          </table:table-cell>
          <table:table-cell table:formula="of:=LOG([.E16])" office:value-type="string" office:string-value="" calcext:value-type="error">
            <text:p>Err:502</text:p>
          </table:table-cell>
          <table:table-cell table:formula="of:=LOG([.F16])" office:value-type="float" office:value="0" calcext:value-type="float">
            <text:p>0</text:p>
          </table:table-cell>
          <table:table-cell table:formula="of:=LOG([.G16])" office:value-type="float" office:value="0" calcext:value-type="float">
            <text:p>0</text:p>
          </table:table-cell>
          <table:table-cell table:formula="of:=LOG([.H16])" office:value-type="float" office:value="0" calcext:value-type="float">
            <text:p>0</text:p>
          </table:table-cell>
          <table:table-cell table:formula="of:=LOG([.I16])" office:value-type="float" office:value="0" calcext:value-type="float">
            <text:p>0</text:p>
          </table:table-cell>
          <table:table-cell table:formula="of:=LOG([.J16])" office:value-type="float" office:value="0" calcext:value-type="float">
            <text:p>0</text:p>
          </table:table-cell>
          <table:table-cell table:formula="of:=LOG([.K16])" office:value-type="float" office:value="0" calcext:value-type="float">
            <text:p>0</text:p>
          </table:table-cell>
          <table:table-cell table:formula="of:=LOG([.L16])" office:value-type="float" office:value="0" calcext:value-type="float">
            <text:p>0</text:p>
          </table:table-cell>
          <table:table-cell table:formula="of:=LOG([.M16])" office:value-type="float" office:value="0.301029995663981" calcext:value-type="float">
            <text:p>0.301029995663981</text:p>
          </table:table-cell>
          <table:table-cell table:formula="of:=LOG([.N16])" office:value-type="float" office:value="0.301029995663981" calcext:value-type="float">
            <text:p>0.301029995663981</text:p>
          </table:table-cell>
          <table:table-cell table:formula="of:=LOG([.O16])" office:value-type="float" office:value="0.602059991327962" calcext:value-type="float">
            <text:p>0.602059991327962</text:p>
          </table:table-cell>
          <table:table-cell table:formula="of:=LOG([.P16])" office:value-type="float" office:value="0.602059991327962" calcext:value-type="float">
            <text:p>0.602059991327962</text:p>
          </table:table-cell>
          <table:table-cell table:formula="of:=LOG([.Q16])" office:value-type="float" office:value="0.602059991327962" calcext:value-type="float">
            <text:p>0.602059991327962</text:p>
          </table:table-cell>
          <table:table-cell table:formula="of:=LOG([.R16])" office:value-type="float" office:value="0.602059991327962" calcext:value-type="float">
            <text:p>0.602059991327962</text:p>
          </table:table-cell>
          <table:table-cell table:formula="of:=LOG([.S16])" office:value-type="float" office:value="0.698970004336019" calcext:value-type="float">
            <text:p>0.698970004336019</text:p>
          </table:table-cell>
          <table:table-cell table:formula="of:=LOG([.T16])" office:value-type="float" office:value="0.845098040014257" calcext:value-type="float">
            <text:p>0.845098040014257</text:p>
          </table:table-cell>
          <table:table-cell table:formula="of:=LOG([.U16])" office:value-type="float" office:value="0.954242509439325" calcext:value-type="float">
            <text:p>0.954242509439325</text:p>
          </table:table-cell>
          <table:table-cell table:formula="of:=LOG([.V16])" office:value-type="float" office:value="0.954242509439325" calcext:value-type="float">
            <text:p>0.954242509439325</text:p>
          </table:table-cell>
          <table:table-cell table:formula="of:=LOG([.W16])" office:value-type="float" office:value="1.04139268515823" calcext:value-type="float">
            <text:p>1.04139268515823</text:p>
          </table:table-cell>
          <table:table-cell table:formula="of:=LOG([.X16])" office:value-type="float" office:value="1.04139268515823" calcext:value-type="float">
            <text:p>1.04139268515823</text:p>
          </table:table-cell>
          <table:table-cell table:formula="of:=LOG([.Y16])" office:value-type="float" office:value="1.07918124604762" calcext:value-type="float">
            <text:p>1.07918124604762</text:p>
          </table:table-cell>
          <table:table-cell table:formula="of:=LOG([.Z16])" office:value-type="float" office:value="1.11394335230684" calcext:value-type="float">
            <text:p>1.11394335230684</text:p>
          </table:table-cell>
          <table:table-cell table:formula="of:=LOG([.AA16])" office:value-type="float" office:value="1.14612803567824" calcext:value-type="float">
            <text:p>1.14612803567824</text:p>
          </table:table-cell>
          <table:table-cell table:formula="of:=LOG([.AB16])" office:value-type="float" office:value="1.14612803567824" calcext:value-type="float">
            <text:p>1.14612803567824</text:p>
          </table:table-cell>
          <table:table-cell table:formula="of:=LOG([.AC16])" office:value-type="float" office:value="1.25527250510331" calcext:value-type="float">
            <text:p>1.25527250510331</text:p>
          </table:table-cell>
          <table:table-cell table:formula="of:=LOG([.AD16])" office:value-type="float" office:value="1.32221929473392" calcext:value-type="float">
            <text:p>1.32221929473392</text:p>
          </table:table-cell>
          <table:table-cell table:formula="of:=LOG([.AE16])" office:value-type="float" office:value="1.36172783601759" calcext:value-type="float">
            <text:p>1.36172783601759</text:p>
          </table:table-cell>
          <table:table-cell table:formula="of:=LOG([.AF16])" office:value-type="float" office:value="1.36172783601759" calcext:value-type="float">
            <text:p>1.36172783601759</text:p>
          </table:table-cell>
          <table:table-cell table:formula="of:=LOG([.AG16])" office:value-type="float" office:value="1.39794000867204" calcext:value-type="float">
            <text:p>1.39794000867204</text:p>
          </table:table-cell>
          <table:table-cell table:formula="of:=LOG([.AH16])" office:value-type="float" office:value="1.46239799789896" calcext:value-type="float">
            <text:p>1.46239799789896</text:p>
          </table:table-cell>
          <table:table-cell table:formula="of:=LOG([.AI16])" office:value-type="float" office:value="1.46239799789896" calcext:value-type="float">
            <text:p>1.46239799789896</text:p>
          </table:table-cell>
          <table:table-cell table:formula="of:=LOG([.AJ16])" office:value-type="float" office:value="1.49136169383427" calcext:value-type="float">
            <text:p>1.49136169383427</text:p>
          </table:table-cell>
          <table:table-cell table:formula="of:=LOG([.AK16])" office:value-type="float" office:value="1.57978359661681" calcext:value-type="float">
            <text:p>1.57978359661681</text:p>
          </table:table-cell>
          <table:table-cell table:formula="of:=LOG([.AL16])" office:value-type="float" office:value="1.61278385671974" calcext:value-type="float">
            <text:p>1.61278385671974</text:p>
          </table:table-cell>
          <table:table-cell table:formula="of:=LOG([.AM16])" office:value-type="float" office:value="1.64345267648619" calcext:value-type="float">
            <text:p>1.64345267648619</text:p>
          </table:table-cell>
          <table:table-cell table:formula="of:=LOG([.AN16])" office:value-type="float" office:value="1.69019608002851" calcext:value-type="float">
            <text:p>1.69019608002851</text:p>
          </table:table-cell>
          <table:table-cell table:formula="of:=LOG([.AO16])" office:value-type="float" office:value="1.74036268949424" calcext:value-type="float">
            <text:p>1.74036268949424</text:p>
          </table:table-cell>
          <table:table-cell table:formula="of:=LOG([.AP16])" office:value-type="float" office:value="1.77085201164214" calcext:value-type="float">
            <text:p>1.77085201164214</text:p>
          </table:table-cell>
          <table:table-cell table:formula="of:=LOG([.AQ16])" office:value-type="float" office:value="1.79934054945358" calcext:value-type="float">
            <text:p>1.79934054945358</text:p>
          </table:table-cell>
          <table:table-cell table:formula="of:=LOG([.AR16])" office:value-type="float" office:value="1.83884909073726" calcext:value-type="float">
            <text:p>1.83884909073726</text:p>
          </table:table-cell>
          <table:table-cell table:formula="of:=LOG([.AS16])" office:value-type="float" office:value="1.86923171973098" calcext:value-type="float">
            <text:p>1.86923171973098</text:p>
          </table:table-cell>
          <table:table-cell table:formula="of:=LOG([.AT16])" office:value-type="float" office:value="1.8750612633917" calcext:value-type="float">
            <text:p>1.8750612633917</text:p>
          </table:table-cell>
          <table:table-cell table:formula="of:=LOG([.AU16])" office:value-type="float" office:value="1.89762709129044" calcext:value-type="float">
            <text:p>1.89762709129044</text:p>
          </table:table-cell>
          <table:table-cell table:formula="of:=LOG([.AV16])" office:value-type="float" office:value="1.91907809237607" calcext:value-type="float">
            <text:p>1.91907809237607</text:p>
          </table:table-cell>
          <table:table-cell table:formula="of:=LOG([.AW16])" office:value-type="float" office:value="1.95424250943932" calcext:value-type="float">
            <text:p>1.95424250943932</text:p>
          </table:table-cell>
          <table:table-cell table:formula="of:=LOG([.AX16])" office:value-type="float" office:value="1.9731278535997" calcext:value-type="float">
            <text:p>1.9731278535997</text:p>
          </table:table-cell>
          <table:table-cell table:formula="of:=LOG([.AY16])" office:value-type="float" office:value="2.01283722470517" calcext:value-type="float">
            <text:p>2.01283722470517</text:p>
          </table:table-cell>
          <table:table-cell table:formula="of:=LOG([.AZ16])" office:value-type="float" office:value="2.04532297878666" calcext:value-type="float">
            <text:p>2.04532297878666</text:p>
          </table:table-cell>
          <table:table-cell table:formula="of:=LOG([.BA16])" office:value-type="float" office:value="2.08635983067475" calcext:value-type="float">
            <text:p>2.08635983067475</text:p>
          </table:table-cell>
          <table:table-cell table:formula="of:=LOG([.BB16])" office:value-type="float" office:value="2.11058971029925" calcext:value-type="float">
            <text:p>2.11058971029925</text:p>
          </table:table-cell>
          <table:table-cell table:formula="of:=LOG([.BC16])" office:value-type="float" office:value="2.11727129565576" calcext:value-type="float">
            <text:p>2.11727129565576</text:p>
          </table:table-cell>
          <table:table-cell table:formula="of:=LOG([.BD16])" office:value-type="float" office:value="2.14612803567824" calcext:value-type="float">
            <text:p>2.14612803567824</text:p>
          </table:table-cell>
          <table:table-cell table:formula="of:=LOG([.BE16])" office:value-type="float" office:value="2.17318626841227" calcext:value-type="float">
            <text:p>2.17318626841227</text:p>
          </table:table-cell>
          <table:table-cell table:formula="of:=LOG([.BF16])" office:value-type="float" office:value="2.19589965240923" calcext:value-type="float">
            <text:p>2.19589965240923</text:p>
          </table:table-cell>
          <table:table-cell table:formula="of:=LOG([.BG16])" office:value-type="float" office:value="2.20682587603185" calcext:value-type="float">
            <text:p>2.20682587603185</text:p>
          </table:table-cell>
          <table:table-cell table:formula="of:=LOG([.BH16])" office:value-type="float" office:value="2.2148438480477" calcext:value-type="float">
            <text:p>2.2148438480477</text:p>
          </table:table-cell>
          <table:table-cell table:formula="of:=LOG([.BI16])" office:value-type="float" office:value="2.23299611039215" calcext:value-type="float">
            <text:p>2.23299611039215</text:p>
          </table:table-cell>
          <table:table-cell table:formula="of:=LOG([.BJ16])" office:value-type="float" office:value="2.25285303097989" calcext:value-type="float">
            <text:p>2.25285303097989</text:p>
          </table:table-cell>
          <table:table-cell table:formula="of:=LOG([.BK16])" office:value-type="float" office:value="2.26007138798507" calcext:value-type="float">
            <text:p>2.26007138798507</text:p>
          </table:table-cell>
          <table:table-cell table:formula="of:=LOG([.BL16])" office:value-type="float" office:value="2.27646180417324" calcext:value-type="float">
            <text:p>2.27646180417324</text:p>
          </table:table-cell>
          <table:table-cell table:formula="of:=LOG([.BM16])" office:value-type="float" office:value="2.29225607135648" calcext:value-type="float">
            <text:p>2.29225607135648</text:p>
          </table:table-cell>
          <table:table-cell table:formula="of:=LOG([.BN16])" office:value-type="float" office:value="2.30749603791321" calcext:value-type="float">
            <text:p>2.30749603791321</text:p>
          </table:table-cell>
          <table:table-cell table:formula="of:=LOG([.BO16])" office:value-type="float" office:value="2.32014628611105" calcext:value-type="float">
            <text:p>2.32014628611105</text:p>
          </table:table-cell>
          <table:table-cell table:formula="of:=LOG([.BP16])" office:value-type="float" office:value="2.33645973384853" calcext:value-type="float">
            <text:p>2.33645973384853</text:p>
          </table:table-cell>
          <table:table-cell table:formula="of:=LOG([.BQ16])" office:value-type="float" office:value="2.34439227368511" calcext:value-type="float">
            <text:p>2.34439227368511</text:p>
          </table:table-cell>
          <table:table-cell table:formula="of:=LOG([.BR16])" office:value-type="float" office:value="2.36172783601759" calcext:value-type="float">
            <text:p>2.36172783601759</text:p>
          </table:table-cell>
          <table:table-cell table:formula="of:=LOG([.BS16])" office:value-type="float" office:value="2.38201704257487" calcext:value-type="float">
            <text:p>2.38201704257487</text:p>
          </table:table-cell>
          <table:table-cell table:formula="of:=LOG([.BT16])" office:value-type="float" office:value="2.39093510710338" calcext:value-type="float">
            <text:p>2.39093510710338</text:p>
          </table:table-cell>
          <table:table-cell table:formula="of:=LOG([.BU16])" office:value-type="float" office:value="2.40140054078154" calcext:value-type="float">
            <text:p>2.40140054078154</text:p>
          </table:table-cell>
          <table:table-cell table:formula="of:=LOG([.BV16])" office:value-type="float" office:value="2.41497334797082" calcext:value-type="float">
            <text:p>2.41497334797082</text:p>
          </table:table-cell>
          <table:table-cell table:formula="of:=LOG([.BW16])" office:value-type="float" office:value="2.42160392686983" calcext:value-type="float">
            <text:p>2.42160392686983</text:p>
          </table:table-cell>
          <table:table-cell table:formula="of:=LOG([.BX16])" office:value-type="float" office:value="2.43775056282039" calcext:value-type="float">
            <text:p>2.43775056282039</text:p>
          </table:table-cell>
          <table:table-cell table:formula="of:=LOG([.BY16])" office:value-type="float" office:value="2.45484486000851" calcext:value-type="float">
            <text:p>2.45484486000851</text:p>
          </table:table-cell>
          <table:table-cell table:formula="of:=LOG([.BZ16])" office:value-type="float" office:value="2.47712125471966" calcext:value-type="float">
            <text:p>2.47712125471966</text:p>
          </table:table-cell>
          <table:table-cell table:formula="of:=LOG([.CA16])" office:value-type="float" office:value="2.49554433754645" calcext:value-type="float">
            <text:p>2.49554433754645</text:p>
          </table:table-cell>
          <table:table-cell table:formula="of:=LOG([.CB16])" office:value-type="float" office:value="2.51188336097887" calcext:value-type="float">
            <text:p>2.51188336097887</text:p>
          </table:table-cell>
          <table:table-cell table:formula="of:=LOG([.CC16])" office:value-type="float" office:value="2.53147891704225" calcext:value-type="float">
            <text:p>2.53147891704225</text:p>
          </table:table-cell>
          <table:table-cell table:formula="of:=LOG([.CD16])" office:value-type="float" office:value="2.54157924394658" calcext:value-type="float">
            <text:p>2.54157924394658</text:p>
          </table:table-cell>
          <table:table-cell table:formula="of:=LOG([.CE16])" office:value-type="float" office:value="2.55266821611219" calcext:value-type="float">
            <text:p>2.55266821611219</text:p>
          </table:table-cell>
          <table:table-cell table:formula="of:=LOG([.CF16])" office:value-type="float" office:value="2.56348108539441" calcext:value-type="float">
            <text:p>2.56348108539441</text:p>
          </table:table-cell>
          <table:table-cell table:formula="of:=LOG([.CG16])" office:value-type="float" office:value="2.57518784492766" calcext:value-type="float">
            <text:p>2.57518784492766</text:p>
          </table:table-cell>
          <table:table-cell table:formula="of:=LOG([.CH16])" office:value-type="float" office:value="2.59879050676312" calcext:value-type="float">
            <text:p>2.59879050676312</text:p>
          </table:table-cell>
          <table:table-cell table:formula="of:=LOG([.CI16])" office:value-type="float" office:value="2.61066016308988" calcext:value-type="float">
            <text:p>2.61066016308988</text:p>
          </table:table-cell>
          <table:table-cell table:formula="of:=LOG([.CJ16])" office:value-type="float" office:value="2.62634036737504" calcext:value-type="float">
            <text:p>2.62634036737504</text:p>
          </table:table-cell>
          <table:table-cell table:formula="of:=LOG([.CK16])" office:value-type="float" office:value="2.63948648926859" calcext:value-type="float">
            <text:p>2.63948648926859</text:p>
          </table:table-cell>
          <table:table-cell table:formula="of:=LOG([.CL16])" office:value-type="float" office:value="2.65224634100332" calcext:value-type="float">
            <text:p>2.65224634100332</text:p>
          </table:table-cell>
          <table:table-cell table:formula="of:=LOG([.CM16])" office:value-type="float" office:value="2.66745295288995" calcext:value-type="float">
            <text:p>2.66745295288995</text:p>
          </table:table-cell>
          <table:table-cell table:formula="of:=LOG([.CN16])" office:value-type="float" office:value="2.68574173860226" calcext:value-type="float">
            <text:p>2.68574173860226</text:p>
          </table:table-cell>
          <table:table-cell table:formula="of:=LOG([.CO16])" office:value-type="float" office:value="2.69983772586725" calcext:value-type="float">
            <text:p>2.69983772586725</text:p>
          </table:table-cell>
          <table:table-cell table:formula="of:=LOG([.CP16])" office:value-type="float" office:value="2.71264970162721" calcext:value-type="float">
            <text:p>2.71264970162721</text:p>
          </table:table-cell>
          <table:table-cell table:formula="of:=LOG([.CQ16])" office:value-type="float" office:value="2.73078227566639" calcext:value-type="float">
            <text:p>2.73078227566639</text:p>
          </table:table-cell>
          <table:table-cell table:formula="of:=LOG([.CR16])" office:value-type="float" office:value="2.7419390777292" calcext:value-type="float">
            <text:p>2.7419390777292</text:p>
          </table:table-cell>
          <table:table-cell table:formula="of:=LOG([.CS16])" office:value-type="float" office:value="2.75815462196739" calcext:value-type="float">
            <text:p>2.75815462196739</text:p>
          </table:table-cell>
          <table:table-cell table:formula="of:=LOG([.CT16])" office:value-type="float" office:value="2.77815125038364" calcext:value-type="float">
            <text:p>2.77815125038364</text:p>
          </table:table-cell>
          <table:table-cell table:formula="of:=LOG([.CU16])" office:value-type="float" office:value="2.79169064902012" calcext:value-type="float">
            <text:p>2.79169064902012</text:p>
          </table:table-cell>
          <table:table-cell table:formula="of:=LOG([.CV16])" office:value-type="float" office:value="2.80277372529198" calcext:value-type="float">
            <text:p>2.80277372529198</text:p>
          </table:table-cell>
          <table:table-cell table:formula="of:=LOG([.CW16])" office:value-type="float" office:value="2.81690383937566" calcext:value-type="float">
            <text:p>2.81690383937566</text:p>
          </table:table-cell>
          <table:table-cell table:formula="of:=LOG([.CX16])" office:value-type="float" office:value="2.8318697742805" calcext:value-type="float">
            <text:p>2.8318697742805</text:p>
          </table:table-cell>
          <table:table-cell table:formula="of:=SLOPE([.BG71:.CX71];[.BG$56:.CX$56])" office:value-type="float" office:value="2.58694342988464" calcext:value-type="float">
            <text:p>2.58694342988464</text:p>
          </table:table-cell>
        </table:table-row>
        <table:table-row table:style-name="ro1">
          <table:table-cell table:formula="of:=LOG([.A17])" office:value-type="float" office:value="3.14612803567824" calcext:value-type="float">
            <text:p>3.14612803567824</text:p>
          </table:table-cell>
          <table:table-cell table:formula="of:=LOG([.B17])" office:value-type="string" office:string-value="" calcext:value-type="error">
            <text:p>Err:502</text:p>
          </table:table-cell>
          <table:table-cell table:formula="of:=LOG([.C17])" office:value-type="string" office:string-value="" calcext:value-type="error">
            <text:p>Err:502</text:p>
          </table:table-cell>
          <table:table-cell table:formula="of:=LOG([.D17])" office:value-type="string" office:string-value="" calcext:value-type="error">
            <text:p>Err:502</text:p>
          </table:table-cell>
          <table:table-cell table:formula="of:=LOG([.E17])" office:value-type="string" office:string-value="" calcext:value-type="error">
            <text:p>Err:502</text:p>
          </table:table-cell>
          <table:table-cell table:formula="of:=LOG([.F17])" office:value-type="string" office:string-value="" calcext:value-type="error">
            <text:p>Err:502</text:p>
          </table:table-cell>
          <table:table-cell table:formula="of:=LOG([.G17])" office:value-type="string" office:string-value="" calcext:value-type="error">
            <text:p>Err:502</text:p>
          </table:table-cell>
          <table:table-cell table:formula="of:=LOG([.H17])" office:value-type="string" office:string-value="" calcext:value-type="error">
            <text:p>Err:502</text:p>
          </table:table-cell>
          <table:table-cell table:formula="of:=LOG([.I17])" office:value-type="string" office:string-value="" calcext:value-type="error">
            <text:p>Err:502</text:p>
          </table:table-cell>
          <table:table-cell table:formula="of:=LOG([.J17])" office:value-type="string" office:string-value="" calcext:value-type="error">
            <text:p>Err:502</text:p>
          </table:table-cell>
          <table:table-cell table:formula="of:=LOG([.K17])" office:value-type="float" office:value="0" calcext:value-type="float">
            <text:p>0</text:p>
          </table:table-cell>
          <table:table-cell table:formula="of:=LOG([.L17])" office:value-type="float" office:value="0" calcext:value-type="float">
            <text:p>0</text:p>
          </table:table-cell>
          <table:table-cell table:formula="of:=LOG([.M17])" office:value-type="float" office:value="0.301029995663981" calcext:value-type="float">
            <text:p>0.301029995663981</text:p>
          </table:table-cell>
          <table:table-cell table:formula="of:=LOG([.N17])" office:value-type="float" office:value="0.301029995663981" calcext:value-type="float">
            <text:p>0.301029995663981</text:p>
          </table:table-cell>
          <table:table-cell table:formula="of:=LOG([.O17])" office:value-type="float" office:value="0.301029995663981" calcext:value-type="float">
            <text:p>0.301029995663981</text:p>
          </table:table-cell>
          <table:table-cell table:formula="of:=LOG([.P17])" office:value-type="float" office:value="0.477121254719662" calcext:value-type="float">
            <text:p>0.477121254719662</text:p>
          </table:table-cell>
          <table:table-cell table:formula="of:=LOG([.Q17])" office:value-type="float" office:value="0.477121254719662" calcext:value-type="float">
            <text:p>0.477121254719662</text:p>
          </table:table-cell>
          <table:table-cell table:formula="of:=LOG([.R17])" office:value-type="float" office:value="0.477121254719662" calcext:value-type="float">
            <text:p>0.477121254719662</text:p>
          </table:table-cell>
          <table:table-cell table:formula="of:=LOG([.S17])" office:value-type="float" office:value="0.477121254719662" calcext:value-type="float">
            <text:p>0.477121254719662</text:p>
          </table:table-cell>
          <table:table-cell table:formula="of:=LOG([.T17])" office:value-type="float" office:value="0.778151250383644" calcext:value-type="float">
            <text:p>0.778151250383644</text:p>
          </table:table-cell>
          <table:table-cell table:formula="of:=LOG([.U17])" office:value-type="float" office:value="0.903089986991943" calcext:value-type="float">
            <text:p>0.903089986991943</text:p>
          </table:table-cell>
          <table:table-cell table:formula="of:=LOG([.V17])" office:value-type="float" office:value="1" calcext:value-type="float">
            <text:p>1</text:p>
          </table:table-cell>
          <table:table-cell table:formula="of:=LOG([.W17])" office:value-type="float" office:value="1" calcext:value-type="float">
            <text:p>1</text:p>
          </table:table-cell>
          <table:table-cell table:formula="of:=LOG([.X17])" office:value-type="float" office:value="1" calcext:value-type="float">
            <text:p>1</text:p>
          </table:table-cell>
          <table:table-cell table:formula="of:=LOG([.Y17])" office:value-type="float" office:value="1.07918124604762" calcext:value-type="float">
            <text:p>1.07918124604762</text:p>
          </table:table-cell>
          <table:table-cell table:formula="of:=LOG([.Z17])" office:value-type="float" office:value="1.11394335230684" calcext:value-type="float">
            <text:p>1.11394335230684</text:p>
          </table:table-cell>
          <table:table-cell table:formula="of:=LOG([.AA17])" office:value-type="float" office:value="1.14612803567824" calcext:value-type="float">
            <text:p>1.14612803567824</text:p>
          </table:table-cell>
          <table:table-cell table:formula="of:=LOG([.AB17])" office:value-type="float" office:value="1.17609125905568" calcext:value-type="float">
            <text:p>1.17609125905568</text:p>
          </table:table-cell>
          <table:table-cell table:formula="of:=LOG([.AC17])" office:value-type="float" office:value="1.30102999566398" calcext:value-type="float">
            <text:p>1.30102999566398</text:p>
          </table:table-cell>
          <table:table-cell table:formula="of:=LOG([.AD17])" office:value-type="float" office:value="1.34242268082221" calcext:value-type="float">
            <text:p>1.34242268082221</text:p>
          </table:table-cell>
          <table:table-cell table:formula="of:=LOG([.AE17])" office:value-type="float" office:value="1.34242268082221" calcext:value-type="float">
            <text:p>1.34242268082221</text:p>
          </table:table-cell>
          <table:table-cell table:formula="of:=LOG([.AF17])" office:value-type="float" office:value="1.36172783601759" calcext:value-type="float">
            <text:p>1.36172783601759</text:p>
          </table:table-cell>
          <table:table-cell table:formula="of:=LOG([.AG17])" office:value-type="float" office:value="1.43136376415899" calcext:value-type="float">
            <text:p>1.43136376415899</text:p>
          </table:table-cell>
          <table:table-cell table:formula="of:=LOG([.AH17])" office:value-type="float" office:value="1.47712125471966" calcext:value-type="float">
            <text:p>1.47712125471966</text:p>
          </table:table-cell>
          <table:table-cell table:formula="of:=LOG([.AI17])" office:value-type="float" office:value="1.50514997831991" calcext:value-type="float">
            <text:p>1.50514997831991</text:p>
          </table:table-cell>
          <table:table-cell table:formula="of:=LOG([.AJ17])" office:value-type="float" office:value="1.53147891704226" calcext:value-type="float">
            <text:p>1.53147891704226</text:p>
          </table:table-cell>
          <table:table-cell table:formula="of:=LOG([.AK17])" office:value-type="float" office:value="1.57978359661681" calcext:value-type="float">
            <text:p>1.57978359661681</text:p>
          </table:table-cell>
          <table:table-cell table:formula="of:=LOG([.AL17])" office:value-type="float" office:value="1.5910646070265" calcext:value-type="float">
            <text:p>1.5910646070265</text:p>
          </table:table-cell>
          <table:table-cell table:formula="of:=LOG([.AM17])" office:value-type="float" office:value="1.6232492903979" calcext:value-type="float">
            <text:p>1.6232492903979</text:p>
          </table:table-cell>
          <table:table-cell table:formula="of:=LOG([.AN17])" office:value-type="float" office:value="1.65321251377534" calcext:value-type="float">
            <text:p>1.65321251377534</text:p>
          </table:table-cell>
          <table:table-cell table:formula="of:=LOG([.AO17])" office:value-type="float" office:value="1.66275783168157" calcext:value-type="float">
            <text:p>1.66275783168157</text:p>
          </table:table-cell>
          <table:table-cell table:formula="of:=LOG([.AP17])" office:value-type="float" office:value="1.69897000433602" calcext:value-type="float">
            <text:p>1.69897000433602</text:p>
          </table:table-cell>
          <table:table-cell table:formula="of:=LOG([.AQ17])" office:value-type="float" office:value="1.7481880270062" calcext:value-type="float">
            <text:p>1.7481880270062</text:p>
          </table:table-cell>
          <table:table-cell table:formula="of:=LOG([.AR17])" office:value-type="float" office:value="1.77815125038364" calcext:value-type="float">
            <text:p>1.77815125038364</text:p>
          </table:table-cell>
          <table:table-cell table:formula="of:=LOG([.AS17])" office:value-type="float" office:value="1.79934054945358" calcext:value-type="float">
            <text:p>1.79934054945358</text:p>
          </table:table-cell>
          <table:table-cell table:formula="of:=LOG([.AT17])" office:value-type="float" office:value="1.84509804001426" calcext:value-type="float">
            <text:p>1.84509804001426</text:p>
          </table:table-cell>
          <table:table-cell table:formula="of:=LOG([.AU17])" office:value-type="float" office:value="1.86332286012046" calcext:value-type="float">
            <text:p>1.86332286012046</text:p>
          </table:table-cell>
          <table:table-cell table:formula="of:=LOG([.AV17])" office:value-type="float" office:value="1.88649072517248" calcext:value-type="float">
            <text:p>1.88649072517248</text:p>
          </table:table-cell>
          <table:table-cell table:formula="of:=LOG([.AW17])" office:value-type="float" office:value="1.91907809237607" calcext:value-type="float">
            <text:p>1.91907809237607</text:p>
          </table:table-cell>
          <table:table-cell table:formula="of:=LOG([.AX17])" office:value-type="float" office:value="1.92941892571429" calcext:value-type="float">
            <text:p>1.92941892571429</text:p>
          </table:table-cell>
          <table:table-cell table:formula="of:=LOG([.AY17])" office:value-type="float" office:value="1.94939000664491" calcext:value-type="float">
            <text:p>1.94939000664491</text:p>
          </table:table-cell>
          <table:table-cell table:formula="of:=LOG([.AZ17])" office:value-type="float" office:value="1.9731278535997" calcext:value-type="float">
            <text:p>1.9731278535997</text:p>
          </table:table-cell>
          <table:table-cell table:formula="of:=LOG([.BA17])" office:value-type="float" office:value="2.00860017176192" calcext:value-type="float">
            <text:p>2.00860017176192</text:p>
          </table:table-cell>
          <table:table-cell table:formula="of:=LOG([.BB17])" office:value-type="float" office:value="2.02530586526477" calcext:value-type="float">
            <text:p>2.02530586526477</text:p>
          </table:table-cell>
          <table:table-cell table:formula="of:=LOG([.BC17])" office:value-type="float" office:value="2.04139268515822" calcext:value-type="float">
            <text:p>2.04139268515822</text:p>
          </table:table-cell>
          <table:table-cell table:formula="of:=LOG([.BD17])" office:value-type="float" office:value="2.06445798922692" calcext:value-type="float">
            <text:p>2.06445798922692</text:p>
          </table:table-cell>
          <table:table-cell table:formula="of:=LOG([.BE17])" office:value-type="float" office:value="2.08278537031645" calcext:value-type="float">
            <text:p>2.08278537031645</text:p>
          </table:table-cell>
          <table:table-cell table:formula="of:=LOG([.BF17])" office:value-type="float" office:value="2.09691001300806" calcext:value-type="float">
            <text:p>2.09691001300806</text:p>
          </table:table-cell>
          <table:table-cell table:formula="of:=LOG([.BG17])" office:value-type="float" office:value="2.13033376849501" calcext:value-type="float">
            <text:p>2.13033376849501</text:p>
          </table:table-cell>
          <table:table-cell table:formula="of:=LOG([.BH17])" office:value-type="float" office:value="2.16731733474818" calcext:value-type="float">
            <text:p>2.16731733474818</text:p>
          </table:table-cell>
          <table:table-cell table:formula="of:=LOG([.BI17])" office:value-type="float" office:value="2.19312459835446" calcext:value-type="float">
            <text:p>2.19312459835446</text:p>
          </table:table-cell>
          <table:table-cell table:formula="of:=LOG([.BJ17])" office:value-type="float" office:value="2.21748394421391" calcext:value-type="float">
            <text:p>2.21748394421391</text:p>
          </table:table-cell>
          <table:table-cell table:formula="of:=LOG([.BK17])" office:value-type="float" office:value="2.2380461031288" calcext:value-type="float">
            <text:p>2.2380461031288</text:p>
          </table:table-cell>
          <table:table-cell table:formula="of:=LOG([.BL17])" office:value-type="float" office:value="2.25767857486918" calcext:value-type="float">
            <text:p>2.25767857486918</text:p>
          </table:table-cell>
          <table:table-cell table:formula="of:=LOG([.BM17])" office:value-type="float" office:value="2.27646180417324" calcext:value-type="float">
            <text:p>2.27646180417324</text:p>
          </table:table-cell>
          <table:table-cell table:formula="of:=LOG([.BN17])" office:value-type="float" office:value="2.28780172993023" calcext:value-type="float">
            <text:p>2.28780172993023</text:p>
          </table:table-cell>
          <table:table-cell table:formula="of:=LOG([.BO17])" office:value-type="float" office:value="2.3096301674259" calcext:value-type="float">
            <text:p>2.3096301674259</text:p>
          </table:table-cell>
          <table:table-cell table:formula="of:=LOG([.BP17])" office:value-type="float" office:value="2.32837960343874" calcext:value-type="float">
            <text:p>2.32837960343874</text:p>
          </table:table-cell>
          <table:table-cell table:formula="of:=LOG([.BQ17])" office:value-type="float" office:value="2.35983548233989" calcext:value-type="float">
            <text:p>2.35983548233989</text:p>
          </table:table-cell>
          <table:table-cell table:formula="of:=LOG([.BR17])" office:value-type="float" office:value="2.37657695705651" calcext:value-type="float">
            <text:p>2.37657695705651</text:p>
          </table:table-cell>
          <table:table-cell table:formula="of:=LOG([.BS17])" office:value-type="float" office:value="2.39445168082622" calcext:value-type="float">
            <text:p>2.39445168082622</text:p>
          </table:table-cell>
          <table:table-cell table:formula="of:=LOG([.BT17])" office:value-type="float" office:value="2.40993312333129" calcext:value-type="float">
            <text:p>2.40993312333129</text:p>
          </table:table-cell>
          <table:table-cell table:formula="of:=LOG([.BU17])" office:value-type="float" office:value="2.42813479402879" calcext:value-type="float">
            <text:p>2.42813479402879</text:p>
          </table:table-cell>
          <table:table-cell table:formula="of:=LOG([.BV17])" office:value-type="float" office:value="2.44715803134222" calcext:value-type="float">
            <text:p>2.44715803134222</text:p>
          </table:table-cell>
          <table:table-cell table:formula="of:=LOG([.BW17])" office:value-type="float" office:value="2.46239799789896" calcext:value-type="float">
            <text:p>2.46239799789896</text:p>
          </table:table-cell>
          <table:table-cell table:formula="of:=LOG([.BX17])" office:value-type="float" office:value="2.47275644931721" calcext:value-type="float">
            <text:p>2.47275644931721</text:p>
          </table:table-cell>
          <table:table-cell table:formula="of:=LOG([.BY17])" office:value-type="float" office:value="2.48995847942483" calcext:value-type="float">
            <text:p>2.48995847942483</text:p>
          </table:table-cell>
          <table:table-cell table:formula="of:=LOG([.BZ17])" office:value-type="float" office:value="2.50105926221775" calcext:value-type="float">
            <text:p>2.50105926221775</text:p>
          </table:table-cell>
          <table:table-cell table:formula="of:=LOG([.CA17])" office:value-type="float" office:value="2.52504480703684" calcext:value-type="float">
            <text:p>2.52504480703684</text:p>
          </table:table-cell>
          <table:table-cell table:formula="of:=LOG([.CB17])" office:value-type="float" office:value="2.54406804435028" calcext:value-type="float">
            <text:p>2.54406804435028</text:p>
          </table:table-cell>
          <table:table-cell table:formula="of:=LOG([.CC17])" office:value-type="float" office:value="2.56348108539441" calcext:value-type="float">
            <text:p>2.56348108539441</text:p>
          </table:table-cell>
          <table:table-cell table:formula="of:=LOG([.CD17])" office:value-type="float" office:value="2.57978359661681" calcext:value-type="float">
            <text:p>2.57978359661681</text:p>
          </table:table-cell>
          <table:table-cell table:formula="of:=LOG([.CE17])" office:value-type="float" office:value="2.59328606702046" calcext:value-type="float">
            <text:p>2.59328606702046</text:p>
          </table:table-cell>
          <table:table-cell table:formula="of:=LOG([.CF17])" office:value-type="float" office:value="2.61278385671974" calcext:value-type="float">
            <text:p>2.61278385671974</text:p>
          </table:table-cell>
          <table:table-cell table:formula="of:=LOG([.CG17])" office:value-type="float" office:value="2.62838893005031" calcext:value-type="float">
            <text:p>2.62838893005031</text:p>
          </table:table-cell>
          <table:table-cell table:formula="of:=LOG([.CH17])" office:value-type="float" office:value="2.6414741105041" calcext:value-type="float">
            <text:p>2.6414741105041</text:p>
          </table:table-cell>
          <table:table-cell table:formula="of:=LOG([.CI17])" office:value-type="float" office:value="2.6570558528571" calcext:value-type="float">
            <text:p>2.6570558528571</text:p>
          </table:table-cell>
          <table:table-cell table:formula="of:=LOG([.CJ17])" office:value-type="float" office:value="2.67209785793572" calcext:value-type="float">
            <text:p>2.67209785793572</text:p>
          </table:table-cell>
          <table:table-cell table:formula="of:=LOG([.CK17])" office:value-type="float" office:value="2.68663626926229" calcext:value-type="float">
            <text:p>2.68663626926229</text:p>
          </table:table-cell>
          <table:table-cell table:formula="of:=LOG([.CL17])" office:value-type="float" office:value="2.69983772586725" calcext:value-type="float">
            <text:p>2.69983772586725</text:p>
          </table:table-cell>
          <table:table-cell table:formula="of:=LOG([.CM17])" office:value-type="float" office:value="2.71349054309394" calcext:value-type="float">
            <text:p>2.71349054309394</text:p>
          </table:table-cell>
          <table:table-cell table:formula="of:=LOG([.CN17])" office:value-type="float" office:value="2.72835378202123" calcext:value-type="float">
            <text:p>2.72835378202123</text:p>
          </table:table-cell>
          <table:table-cell table:formula="of:=LOG([.CO17])" office:value-type="float" office:value="2.74507479158206" calcext:value-type="float">
            <text:p>2.74507479158206</text:p>
          </table:table-cell>
          <table:table-cell table:formula="of:=LOG([.CP17])" office:value-type="float" office:value="2.75891189239797" calcext:value-type="float">
            <text:p>2.75891189239797</text:p>
          </table:table-cell>
          <table:table-cell table:formula="of:=LOG([.CQ17])" office:value-type="float" office:value="2.77305469336426" calcext:value-type="float">
            <text:p>2.77305469336426</text:p>
          </table:table-cell>
          <table:table-cell table:formula="of:=LOG([.CR17])" office:value-type="float" office:value="2.78958071216443" calcext:value-type="float">
            <text:p>2.78958071216443</text:p>
          </table:table-cell>
          <table:table-cell table:formula="of:=LOG([.CS17])" office:value-type="float" office:value="2.80413943233535" calcext:value-type="float">
            <text:p>2.80413943233535</text:p>
          </table:table-cell>
          <table:table-cell table:formula="of:=LOG([.CT17])" office:value-type="float" office:value="2.81756536955978" calcext:value-type="float">
            <text:p>2.81756536955978</text:p>
          </table:table-cell>
          <table:table-cell table:formula="of:=LOG([.CU17])" office:value-type="float" office:value="2.83314711191278" calcext:value-type="float">
            <text:p>2.83314711191278</text:p>
          </table:table-cell>
          <table:table-cell table:formula="of:=LOG([.CV17])" office:value-type="float" office:value="2.84447717574568" calcext:value-type="float">
            <text:p>2.84447717574568</text:p>
          </table:table-cell>
          <table:table-cell table:formula="of:=LOG([.CW17])" office:value-type="float" office:value="2.85913829729453" calcext:value-type="float">
            <text:p>2.85913829729453</text:p>
          </table:table-cell>
          <table:table-cell table:formula="of:=LOG([.CX17])" office:value-type="float" office:value="2.87098881376057" calcext:value-type="float">
            <text:p>2.87098881376057</text:p>
          </table:table-cell>
          <table:table-cell table:formula="of:=SLOPE([.BG72:.CX72];[.BG$56:.CX$56])" office:value-type="float" office:value="2.96359745404049" calcext:value-type="float">
            <text:p>2.96359745404049</text:p>
          </table:table-cell>
        </table:table-row>
        <table:table-row table:style-name="ro1">
          <table:table-cell table:formula="of:=LOG([.A18])" office:value-type="float" office:value="3.17609125905568" calcext:value-type="float">
            <text:p>3.17609125905568</text:p>
          </table:table-cell>
          <table:table-cell table:formula="of:=LOG([.B18])" office:value-type="string" office:string-value="" calcext:value-type="error">
            <text:p>Err:502</text:p>
          </table:table-cell>
          <table:table-cell table:formula="of:=LOG([.C18])" office:value-type="string" office:string-value="" calcext:value-type="error">
            <text:p>Err:502</text:p>
          </table:table-cell>
          <table:table-cell table:formula="of:=LOG([.D18])" office:value-type="string" office:string-value="" calcext:value-type="error">
            <text:p>Err:502</text:p>
          </table:table-cell>
          <table:table-cell table:formula="of:=LOG([.E18])" office:value-type="string" office:string-value="" calcext:value-type="error">
            <text:p>Err:502</text:p>
          </table:table-cell>
          <table:table-cell table:formula="of:=LOG([.F18])" office:value-type="string" office:string-value="" calcext:value-type="error">
            <text:p>Err:502</text:p>
          </table:table-cell>
          <table:table-cell table:formula="of:=LOG([.G18])" office:value-type="string" office:string-value="" calcext:value-type="error">
            <text:p>Err:502</text:p>
          </table:table-cell>
          <table:table-cell table:formula="of:=LOG([.H18])" office:value-type="string" office:string-value="" calcext:value-type="error">
            <text:p>Err:502</text:p>
          </table:table-cell>
          <table:table-cell table:formula="of:=LOG([.I18])" office:value-type="string" office:string-value="" calcext:value-type="error">
            <text:p>Err:502</text:p>
          </table:table-cell>
          <table:table-cell table:formula="of:=LOG([.J18])" office:value-type="string" office:string-value="" calcext:value-type="error">
            <text:p>Err:502</text:p>
          </table:table-cell>
          <table:table-cell table:formula="of:=LOG([.K18])" office:value-type="string" office:string-value="" calcext:value-type="error">
            <text:p>Err:502</text:p>
          </table:table-cell>
          <table:table-cell table:formula="of:=LOG([.L18])" office:value-type="string" office:string-value="" calcext:value-type="error">
            <text:p>Err:502</text:p>
          </table:table-cell>
          <table:table-cell table:formula="of:=LOG([.M18])" office:value-type="string" office:string-value="" calcext:value-type="error">
            <text:p>Err:502</text:p>
          </table:table-cell>
          <table:table-cell table:formula="of:=LOG([.N18])" office:value-type="string" office:string-value="" calcext:value-type="error">
            <text:p>Err:502</text:p>
          </table:table-cell>
          <table:table-cell table:formula="of:=LOG([.O18])" office:value-type="float" office:value="0" calcext:value-type="float">
            <text:p>0</text:p>
          </table:table-cell>
          <table:table-cell table:formula="of:=LOG([.P18])" office:value-type="float" office:value="0" calcext:value-type="float">
            <text:p>0</text:p>
          </table:table-cell>
          <table:table-cell table:formula="of:=LOG([.Q18])" office:value-type="float" office:value="0" calcext:value-type="float">
            <text:p>0</text:p>
          </table:table-cell>
          <table:table-cell table:formula="of:=LOG([.R18])" office:value-type="float" office:value="0" calcext:value-type="float">
            <text:p>0</text:p>
          </table:table-cell>
          <table:table-cell table:formula="of:=LOG([.S18])" office:value-type="float" office:value="0" calcext:value-type="float">
            <text:p>0</text:p>
          </table:table-cell>
          <table:table-cell table:formula="of:=LOG([.T18])" office:value-type="float" office:value="0.301029995663981" calcext:value-type="float">
            <text:p>0.301029995663981</text:p>
          </table:table-cell>
          <table:table-cell table:formula="of:=LOG([.U18])" office:value-type="float" office:value="0.301029995663981" calcext:value-type="float">
            <text:p>0.301029995663981</text:p>
          </table:table-cell>
          <table:table-cell table:formula="of:=LOG([.V18])" office:value-type="float" office:value="0.477121254719662" calcext:value-type="float">
            <text:p>0.477121254719662</text:p>
          </table:table-cell>
          <table:table-cell table:formula="of:=LOG([.W18])" office:value-type="float" office:value="0.602059991327962" calcext:value-type="float">
            <text:p>0.602059991327962</text:p>
          </table:table-cell>
          <table:table-cell table:formula="of:=LOG([.X18])" office:value-type="float" office:value="0.602059991327962" calcext:value-type="float">
            <text:p>0.602059991327962</text:p>
          </table:table-cell>
          <table:table-cell table:formula="of:=LOG([.Y18])" office:value-type="float" office:value="0.698970004336019" calcext:value-type="float">
            <text:p>0.698970004336019</text:p>
          </table:table-cell>
          <table:table-cell table:formula="of:=LOG([.Z18])" office:value-type="float" office:value="0.698970004336019" calcext:value-type="float">
            <text:p>0.698970004336019</text:p>
          </table:table-cell>
          <table:table-cell table:formula="of:=LOG([.AA18])" office:value-type="float" office:value="0.698970004336019" calcext:value-type="float">
            <text:p>0.698970004336019</text:p>
          </table:table-cell>
          <table:table-cell table:formula="of:=LOG([.AB18])" office:value-type="float" office:value="0.698970004336019" calcext:value-type="float">
            <text:p>0.698970004336019</text:p>
          </table:table-cell>
          <table:table-cell table:formula="of:=LOG([.AC18])" office:value-type="float" office:value="0.778151250383644" calcext:value-type="float">
            <text:p>0.778151250383644</text:p>
          </table:table-cell>
          <table:table-cell table:formula="of:=LOG([.AD18])" office:value-type="float" office:value="0.954242509439325" calcext:value-type="float">
            <text:p>0.954242509439325</text:p>
          </table:table-cell>
          <table:table-cell table:formula="of:=LOG([.AE18])" office:value-type="float" office:value="1.07918124604762" calcext:value-type="float">
            <text:p>1.07918124604762</text:p>
          </table:table-cell>
          <table:table-cell table:formula="of:=LOG([.AF18])" office:value-type="float" office:value="1.07918124604762" calcext:value-type="float">
            <text:p>1.07918124604762</text:p>
          </table:table-cell>
          <table:table-cell table:formula="of:=LOG([.AG18])" office:value-type="float" office:value="1.11394335230684" calcext:value-type="float">
            <text:p>1.11394335230684</text:p>
          </table:table-cell>
          <table:table-cell table:formula="of:=LOG([.AH18])" office:value-type="float" office:value="1.27875360095283" calcext:value-type="float">
            <text:p>1.27875360095283</text:p>
          </table:table-cell>
          <table:table-cell table:formula="of:=LOG([.AI18])" office:value-type="float" office:value="1.34242268082221" calcext:value-type="float">
            <text:p>1.34242268082221</text:p>
          </table:table-cell>
          <table:table-cell table:formula="of:=LOG([.AJ18])" office:value-type="float" office:value="1.38021124171161" calcext:value-type="float">
            <text:p>1.38021124171161</text:p>
          </table:table-cell>
          <table:table-cell table:formula="of:=LOG([.AK18])" office:value-type="float" office:value="1.41497334797082" calcext:value-type="float">
            <text:p>1.41497334797082</text:p>
          </table:table-cell>
          <table:table-cell table:formula="of:=LOG([.AL18])" office:value-type="float" office:value="1.41497334797082" calcext:value-type="float">
            <text:p>1.41497334797082</text:p>
          </table:table-cell>
          <table:table-cell table:formula="of:=LOG([.AM18])" office:value-type="float" office:value="1.43136376415899" calcext:value-type="float">
            <text:p>1.43136376415899</text:p>
          </table:table-cell>
          <table:table-cell table:formula="of:=LOG([.AN18])" office:value-type="float" office:value="1.46239799789896" calcext:value-type="float">
            <text:p>1.46239799789896</text:p>
          </table:table-cell>
          <table:table-cell table:formula="of:=LOG([.AO18])" office:value-type="float" office:value="1.50514997831991" calcext:value-type="float">
            <text:p>1.50514997831991</text:p>
          </table:table-cell>
          <table:table-cell table:formula="of:=LOG([.AP18])" office:value-type="float" office:value="1.5910646070265" calcext:value-type="float">
            <text:p>1.5910646070265</text:p>
          </table:table-cell>
          <table:table-cell table:formula="of:=LOG([.AQ18])" office:value-type="float" office:value="1.63346845557959" calcext:value-type="float">
            <text:p>1.63346845557959</text:p>
          </table:table-cell>
          <table:table-cell table:formula="of:=LOG([.AR18])" office:value-type="float" office:value="1.67209785793572" calcext:value-type="float">
            <text:p>1.67209785793572</text:p>
          </table:table-cell>
          <table:table-cell table:formula="of:=LOG([.AS18])" office:value-type="float" office:value="1.7160033436348" calcext:value-type="float">
            <text:p>1.7160033436348</text:p>
          </table:table-cell>
          <table:table-cell table:formula="of:=LOG([.AT18])" office:value-type="float" office:value="1.75587485567249" calcext:value-type="float">
            <text:p>1.75587485567249</text:p>
          </table:table-cell>
          <table:table-cell table:formula="of:=LOG([.AU18])" office:value-type="float" office:value="1.77815125038364" calcext:value-type="float">
            <text:p>1.77815125038364</text:p>
          </table:table-cell>
          <table:table-cell table:formula="of:=LOG([.AV18])" office:value-type="float" office:value="1.81291335664286" calcext:value-type="float">
            <text:p>1.81291335664286</text:p>
          </table:table-cell>
          <table:table-cell table:formula="of:=LOG([.AW18])" office:value-type="float" office:value="1.83884909073726" calcext:value-type="float">
            <text:p>1.83884909073726</text:p>
          </table:table-cell>
          <table:table-cell table:formula="of:=LOG([.AX18])" office:value-type="float" office:value="1.86923171973098" calcext:value-type="float">
            <text:p>1.86923171973098</text:p>
          </table:table-cell>
          <table:table-cell table:formula="of:=LOG([.AY18])" office:value-type="float" office:value="1.90848501887865" calcext:value-type="float">
            <text:p>1.90848501887865</text:p>
          </table:table-cell>
          <table:table-cell table:formula="of:=LOG([.AZ18])" office:value-type="float" office:value="1.93951925261862" calcext:value-type="float">
            <text:p>1.93951925261862</text:p>
          </table:table-cell>
          <table:table-cell table:formula="of:=LOG([.BA18])" office:value-type="float" office:value="1.96378782734556" calcext:value-type="float">
            <text:p>1.96378782734556</text:p>
          </table:table-cell>
          <table:table-cell table:formula="of:=LOG([.BB18])" office:value-type="float" office:value="1.98227123303957" calcext:value-type="float">
            <text:p>1.98227123303957</text:p>
          </table:table-cell>
          <table:table-cell table:formula="of:=LOG([.BC18])" office:value-type="float" office:value="2.00860017176192" calcext:value-type="float">
            <text:p>2.00860017176192</text:p>
          </table:table-cell>
          <table:table-cell table:formula="of:=LOG([.BD18])" office:value-type="float" office:value="2.03742649794062" calcext:value-type="float">
            <text:p>2.03742649794062</text:p>
          </table:table-cell>
          <table:table-cell table:formula="of:=LOG([.BE18])" office:value-type="float" office:value="2.07188200730613" calcext:value-type="float">
            <text:p>2.07188200730613</text:p>
          </table:table-cell>
          <table:table-cell table:formula="of:=LOG([.BF18])" office:value-type="float" office:value="2.10380372095596" calcext:value-type="float">
            <text:p>2.10380372095596</text:p>
          </table:table-cell>
          <table:table-cell table:formula="of:=LOG([.BG18])" office:value-type="float" office:value="2.13033376849501" calcext:value-type="float">
            <text:p>2.13033376849501</text:p>
          </table:table-cell>
          <table:table-cell table:formula="of:=LOG([.BH18])" office:value-type="float" office:value="2.17318626841227" calcext:value-type="float">
            <text:p>2.17318626841227</text:p>
          </table:table-cell>
          <table:table-cell table:formula="of:=LOG([.BI18])" office:value-type="float" office:value="2.18752072083646" calcext:value-type="float">
            <text:p>2.18752072083646</text:p>
          </table:table-cell>
          <table:table-cell table:formula="of:=LOG([.BJ18])" office:value-type="float" office:value="2.20139712432045" calcext:value-type="float">
            <text:p>2.20139712432045</text:p>
          </table:table-cell>
          <table:table-cell table:formula="of:=LOG([.BK18])" office:value-type="float" office:value="2.22271647114758" calcext:value-type="float">
            <text:p>2.22271647114758</text:p>
          </table:table-cell>
          <table:table-cell table:formula="of:=LOG([.BL18])" office:value-type="float" office:value="2.23552844690755" calcext:value-type="float">
            <text:p>2.23552844690755</text:p>
          </table:table-cell>
          <table:table-cell table:formula="of:=LOG([.BM18])" office:value-type="float" office:value="2.24797326636181" calcext:value-type="float">
            <text:p>2.24797326636181</text:p>
          </table:table-cell>
          <table:table-cell table:formula="of:=LOG([.BN18])" office:value-type="float" office:value="2.27646180417324" calcext:value-type="float">
            <text:p>2.27646180417324</text:p>
          </table:table-cell>
          <table:table-cell table:formula="of:=LOG([.BO18])" office:value-type="float" office:value="2.29885307640971" calcext:value-type="float">
            <text:p>2.29885307640971</text:p>
          </table:table-cell>
          <table:table-cell table:formula="of:=LOG([.BP18])" office:value-type="float" office:value="2.31806333496276" calcext:value-type="float">
            <text:p>2.31806333496276</text:p>
          </table:table-cell>
          <table:table-cell table:formula="of:=LOG([.BQ18])" office:value-type="float" office:value="2.35024801833416" calcext:value-type="float">
            <text:p>2.35024801833416</text:p>
          </table:table-cell>
          <table:table-cell table:formula="of:=LOG([.BR18])" office:value-type="float" office:value="2.38560627359831" calcext:value-type="float">
            <text:p>2.38560627359831</text:p>
          </table:table-cell>
          <table:table-cell table:formula="of:=LOG([.BS18])" office:value-type="float" office:value="2.39619934709574" calcext:value-type="float">
            <text:p>2.39619934709574</text:p>
          </table:table-cell>
          <table:table-cell table:formula="of:=LOG([.BT18])" office:value-type="float" office:value="2.40993312333129" calcext:value-type="float">
            <text:p>2.40993312333129</text:p>
          </table:table-cell>
          <table:table-cell table:formula="of:=LOG([.BU18])" office:value-type="float" office:value="2.42488163663107" calcext:value-type="float">
            <text:p>2.42488163663107</text:p>
          </table:table-cell>
          <table:table-cell table:formula="of:=LOG([.BV18])" office:value-type="float" office:value="2.44715803134222" calcext:value-type="float">
            <text:p>2.44715803134222</text:p>
          </table:table-cell>
          <table:table-cell table:formula="of:=LOG([.BW18])" office:value-type="float" office:value="2.46089784275655" calcext:value-type="float">
            <text:p>2.46089784275655</text:p>
          </table:table-cell>
          <table:table-cell table:formula="of:=LOG([.BX18])" office:value-type="float" office:value="2.48429983934679" calcext:value-type="float">
            <text:p>2.48429983934679</text:p>
          </table:table-cell>
          <table:table-cell table:formula="of:=LOG([.BY18])" office:value-type="float" office:value="2.50105926221775" calcext:value-type="float">
            <text:p>2.50105926221775</text:p>
          </table:table-cell>
          <table:table-cell table:formula="of:=LOG([.BZ18])" office:value-type="float" office:value="2.52633927738984" calcext:value-type="float">
            <text:p>2.52633927738984</text:p>
          </table:table-cell>
          <table:table-cell table:formula="of:=LOG([.CA18])" office:value-type="float" office:value="2.54282542695918" calcext:value-type="float">
            <text:p>2.54282542695918</text:p>
          </table:table-cell>
          <table:table-cell table:formula="of:=LOG([.CB18])" office:value-type="float" office:value="2.55630250076729" calcext:value-type="float">
            <text:p>2.55630250076729</text:p>
          </table:table-cell>
          <table:table-cell table:formula="of:=LOG([.CC18])" office:value-type="float" office:value="2.57287160220048" calcext:value-type="float">
            <text:p>2.57287160220048</text:p>
          </table:table-cell>
          <table:table-cell table:formula="of:=LOG([.CD18])" office:value-type="float" office:value="2.58994960132571" calcext:value-type="float">
            <text:p>2.58994960132571</text:p>
          </table:table-cell>
          <table:table-cell table:formula="of:=LOG([.CE18])" office:value-type="float" office:value="2.60852603357719" calcext:value-type="float">
            <text:p>2.60852603357719</text:p>
          </table:table-cell>
          <table:table-cell table:formula="of:=LOG([.CF18])" office:value-type="float" office:value="2.62634036737504" calcext:value-type="float">
            <text:p>2.62634036737504</text:p>
          </table:table-cell>
          <table:table-cell table:formula="of:=LOG([.CG18])" office:value-type="float" office:value="2.64640372622307" calcext:value-type="float">
            <text:p>2.64640372622307</text:p>
          </table:table-cell>
          <table:table-cell table:formula="of:=LOG([.CH18])" office:value-type="float" office:value="2.66275783168157" calcext:value-type="float">
            <text:p>2.66275783168157</text:p>
          </table:table-cell>
          <table:table-cell table:formula="of:=LOG([.CI18])" office:value-type="float" office:value="2.67942789661212" calcext:value-type="float">
            <text:p>2.67942789661212</text:p>
          </table:table-cell>
          <table:table-cell table:formula="of:=LOG([.CJ18])" office:value-type="float" office:value="2.69810054562339" calcext:value-type="float">
            <text:p>2.69810054562339</text:p>
          </table:table-cell>
          <table:table-cell table:formula="of:=LOG([.CK18])" office:value-type="float" office:value="2.71349054309394" calcext:value-type="float">
            <text:p>2.71349054309394</text:p>
          </table:table-cell>
          <table:table-cell table:formula="of:=LOG([.CL18])" office:value-type="float" office:value="2.72345567203519" calcext:value-type="float">
            <text:p>2.72345567203519</text:p>
          </table:table-cell>
          <table:table-cell table:formula="of:=LOG([.CM18])" office:value-type="float" office:value="2.73639650227664" calcext:value-type="float">
            <text:p>2.73639650227664</text:p>
          </table:table-cell>
          <table:table-cell table:formula="of:=LOG([.CN18])" office:value-type="float" office:value="2.75587485567249" calcext:value-type="float">
            <text:p>2.75587485567249</text:p>
          </table:table-cell>
          <table:table-cell table:formula="of:=LOG([.CO18])" office:value-type="float" office:value="2.76715586608218" calcext:value-type="float">
            <text:p>2.76715586608218</text:p>
          </table:table-cell>
          <table:table-cell table:formula="of:=LOG([.CP18])" office:value-type="float" office:value="2.78390357927273" calcext:value-type="float">
            <text:p>2.78390357927273</text:p>
          </table:table-cell>
          <table:table-cell table:formula="of:=LOG([.CQ18])" office:value-type="float" office:value="2.79726754083072" calcext:value-type="float">
            <text:p>2.79726754083072</text:p>
          </table:table-cell>
          <table:table-cell table:formula="of:=LOG([.CR18])" office:value-type="float" office:value="2.81756536955978" calcext:value-type="float">
            <text:p>2.81756536955978</text:p>
          </table:table-cell>
          <table:table-cell table:formula="of:=LOG([.CS18])" office:value-type="float" office:value="2.83695673705955" calcext:value-type="float">
            <text:p>2.83695673705955</text:p>
          </table:table-cell>
          <table:table-cell table:formula="of:=LOG([.CT18])" office:value-type="float" office:value="2.85125834871907" calcext:value-type="float">
            <text:p>2.85125834871907</text:p>
          </table:table-cell>
          <table:table-cell table:formula="of:=LOG([.CU18])" office:value-type="float" office:value="2.86451108105839" calcext:value-type="float">
            <text:p>2.86451108105839</text:p>
          </table:table-cell>
          <table:table-cell table:formula="of:=LOG([.CV18])" office:value-type="float" office:value="2.87737134586977" calcext:value-type="float">
            <text:p>2.87737134586977</text:p>
          </table:table-cell>
          <table:table-cell table:formula="of:=LOG([.CW18])" office:value-type="float" office:value="2.88536122003151" calcext:value-type="float">
            <text:p>2.88536122003151</text:p>
          </table:table-cell>
          <table:table-cell table:formula="of:=LOG([.CX18])" office:value-type="float" office:value="2.89817648349768" calcext:value-type="float">
            <text:p>2.89817648349768</text:p>
          </table:table-cell>
          <table:table-cell table:formula="of:=SLOPE([.BG73:.CX73];[.BG$56:.CX$56])" office:value-type="float" office:value="3.16798759701615" calcext:value-type="float">
            <text:p>3.16798759701615</text:p>
          </table:table-cell>
        </table:table-row>
        <table:table-row table:style-name="ro1">
          <table:table-cell table:formula="of:=LOG([.A19])" office:value-type="float" office:value="3.20411998265592" calcext:value-type="float">
            <text:p>3.20411998265592</text:p>
          </table:table-cell>
          <table:table-cell table:formula="of:=LOG([.B19])" office:value-type="string" office:string-value="" calcext:value-type="error">
            <text:p>Err:502</text:p>
          </table:table-cell>
          <table:table-cell table:formula="of:=LOG([.C19])" office:value-type="string" office:string-value="" calcext:value-type="error">
            <text:p>Err:502</text:p>
          </table:table-cell>
          <table:table-cell table:formula="of:=LOG([.D19])" office:value-type="string" office:string-value="" calcext:value-type="error">
            <text:p>Err:502</text:p>
          </table:table-cell>
          <table:table-cell table:formula="of:=LOG([.E19])" office:value-type="string" office:string-value="" calcext:value-type="error">
            <text:p>Err:502</text:p>
          </table:table-cell>
          <table:table-cell table:formula="of:=LOG([.F19])" office:value-type="string" office:string-value="" calcext:value-type="error">
            <text:p>Err:502</text:p>
          </table:table-cell>
          <table:table-cell table:formula="of:=LOG([.G19])" office:value-type="string" office:string-value="" calcext:value-type="error">
            <text:p>Err:502</text:p>
          </table:table-cell>
          <table:table-cell table:formula="of:=LOG([.H19])" office:value-type="string" office:string-value="" calcext:value-type="error">
            <text:p>Err:502</text:p>
          </table:table-cell>
          <table:table-cell table:formula="of:=LOG([.I19])" office:value-type="string" office:string-value="" calcext:value-type="error">
            <text:p>Err:502</text:p>
          </table:table-cell>
          <table:table-cell table:formula="of:=LOG([.J19])" office:value-type="string" office:string-value="" calcext:value-type="error">
            <text:p>Err:502</text:p>
          </table:table-cell>
          <table:table-cell table:formula="of:=LOG([.K19])" office:value-type="string" office:string-value="" calcext:value-type="error">
            <text:p>Err:502</text:p>
          </table:table-cell>
          <table:table-cell table:formula="of:=LOG([.L19])" office:value-type="float" office:value="0" calcext:value-type="float">
            <text:p>0</text:p>
          </table:table-cell>
          <table:table-cell table:formula="of:=LOG([.M19])" office:value-type="float" office:value="0" calcext:value-type="float">
            <text:p>0</text:p>
          </table:table-cell>
          <table:table-cell table:formula="of:=LOG([.N19])" office:value-type="float" office:value="0" calcext:value-type="float">
            <text:p>0</text:p>
          </table:table-cell>
          <table:table-cell table:formula="of:=LOG([.O19])" office:value-type="float" office:value="0" calcext:value-type="float">
            <text:p>0</text:p>
          </table:table-cell>
          <table:table-cell table:formula="of:=LOG([.P19])" office:value-type="float" office:value="0" calcext:value-type="float">
            <text:p>0</text:p>
          </table:table-cell>
          <table:table-cell table:formula="of:=LOG([.Q19])" office:value-type="float" office:value="0" calcext:value-type="float">
            <text:p>0</text:p>
          </table:table-cell>
          <table:table-cell table:formula="of:=LOG([.R19])" office:value-type="float" office:value="0.301029995663981" calcext:value-type="float">
            <text:p>0.301029995663981</text:p>
          </table:table-cell>
          <table:table-cell table:formula="of:=LOG([.S19])" office:value-type="float" office:value="0.477121254719662" calcext:value-type="float">
            <text:p>0.477121254719662</text:p>
          </table:table-cell>
          <table:table-cell table:formula="of:=LOG([.T19])" office:value-type="float" office:value="0.602059991327962" calcext:value-type="float">
            <text:p>0.602059991327962</text:p>
          </table:table-cell>
          <table:table-cell table:formula="of:=LOG([.U19])" office:value-type="float" office:value="0.602059991327962" calcext:value-type="float">
            <text:p>0.602059991327962</text:p>
          </table:table-cell>
          <table:table-cell table:formula="of:=LOG([.V19])" office:value-type="float" office:value="0.698970004336019" calcext:value-type="float">
            <text:p>0.698970004336019</text:p>
          </table:table-cell>
          <table:table-cell table:formula="of:=LOG([.W19])" office:value-type="float" office:value="0.698970004336019" calcext:value-type="float">
            <text:p>0.698970004336019</text:p>
          </table:table-cell>
          <table:table-cell table:formula="of:=LOG([.X19])" office:value-type="float" office:value="0.903089986991943" calcext:value-type="float">
            <text:p>0.903089986991943</text:p>
          </table:table-cell>
          <table:table-cell table:formula="of:=LOG([.Y19])" office:value-type="float" office:value="0.903089986991943" calcext:value-type="float">
            <text:p>0.903089986991943</text:p>
          </table:table-cell>
          <table:table-cell table:formula="of:=LOG([.Z19])" office:value-type="float" office:value="1" calcext:value-type="float">
            <text:p>1</text:p>
          </table:table-cell>
          <table:table-cell table:formula="of:=LOG([.AA19])" office:value-type="float" office:value="1" calcext:value-type="float">
            <text:p>1</text:p>
          </table:table-cell>
          <table:table-cell table:formula="of:=LOG([.AB19])" office:value-type="float" office:value="1.07918124604762" calcext:value-type="float">
            <text:p>1.07918124604762</text:p>
          </table:table-cell>
          <table:table-cell table:formula="of:=LOG([.AC19])" office:value-type="float" office:value="1.11394335230684" calcext:value-type="float">
            <text:p>1.11394335230684</text:p>
          </table:table-cell>
          <table:table-cell table:formula="of:=LOG([.AD19])" office:value-type="float" office:value="1.14612803567824" calcext:value-type="float">
            <text:p>1.14612803567824</text:p>
          </table:table-cell>
          <table:table-cell table:formula="of:=LOG([.AE19])" office:value-type="float" office:value="1.23044892137827" calcext:value-type="float">
            <text:p>1.23044892137827</text:p>
          </table:table-cell>
          <table:table-cell table:formula="of:=LOG([.AF19])" office:value-type="float" office:value="1.25527250510331" calcext:value-type="float">
            <text:p>1.25527250510331</text:p>
          </table:table-cell>
          <table:table-cell table:formula="of:=LOG([.AG19])" office:value-type="float" office:value="1.25527250510331" calcext:value-type="float">
            <text:p>1.25527250510331</text:p>
          </table:table-cell>
          <table:table-cell table:formula="of:=LOG([.AH19])" office:value-type="float" office:value="1.27875360095283" calcext:value-type="float">
            <text:p>1.27875360095283</text:p>
          </table:table-cell>
          <table:table-cell table:formula="of:=LOG([.AI19])" office:value-type="float" office:value="1.36172783601759" calcext:value-type="float">
            <text:p>1.36172783601759</text:p>
          </table:table-cell>
          <table:table-cell table:formula="of:=LOG([.AJ19])" office:value-type="float" office:value="1.41497334797082" calcext:value-type="float">
            <text:p>1.41497334797082</text:p>
          </table:table-cell>
          <table:table-cell table:formula="of:=LOG([.AK19])" office:value-type="float" office:value="1.46239799789896" calcext:value-type="float">
            <text:p>1.46239799789896</text:p>
          </table:table-cell>
          <table:table-cell table:formula="of:=LOG([.AL19])" office:value-type="float" office:value="1.53147891704226" calcext:value-type="float">
            <text:p>1.53147891704226</text:p>
          </table:table-cell>
          <table:table-cell table:formula="of:=LOG([.AM19])" office:value-type="float" office:value="1.55630250076729" calcext:value-type="float">
            <text:p>1.55630250076729</text:p>
          </table:table-cell>
          <table:table-cell table:formula="of:=LOG([.AN19])" office:value-type="float" office:value="1.63346845557959" calcext:value-type="float">
            <text:p>1.63346845557959</text:p>
          </table:table-cell>
          <table:table-cell table:formula="of:=LOG([.AO19])" office:value-type="float" office:value="1.67209785793572" calcext:value-type="float">
            <text:p>1.67209785793572</text:p>
          </table:table-cell>
          <table:table-cell table:formula="of:=LOG([.AP19])" office:value-type="float" office:value="1.70757017609794" calcext:value-type="float">
            <text:p>1.70757017609794</text:p>
          </table:table-cell>
          <table:table-cell table:formula="of:=LOG([.AQ19])" office:value-type="float" office:value="1.75587485567249" calcext:value-type="float">
            <text:p>1.75587485567249</text:p>
          </table:table-cell>
          <table:table-cell table:formula="of:=LOG([.AR19])" office:value-type="float" office:value="1.78532983501077" calcext:value-type="float">
            <text:p>1.78532983501077</text:p>
          </table:table-cell>
          <table:table-cell table:formula="of:=LOG([.AS19])" office:value-type="float" office:value="1.79239168949825" calcext:value-type="float">
            <text:p>1.79239168949825</text:p>
          </table:table-cell>
          <table:table-cell table:formula="of:=LOG([.AT19])" office:value-type="float" office:value="1.81291335664286" calcext:value-type="float">
            <text:p>1.81291335664286</text:p>
          </table:table-cell>
          <table:table-cell table:formula="of:=LOG([.AU19])" office:value-type="float" office:value="1.86332286012046" calcext:value-type="float">
            <text:p>1.86332286012046</text:p>
          </table:table-cell>
          <table:table-cell table:formula="of:=LOG([.AV19])" office:value-type="float" office:value="1.89209460269048" calcext:value-type="float">
            <text:p>1.89209460269048</text:p>
          </table:table-cell>
          <table:table-cell table:formula="of:=LOG([.AW19])" office:value-type="float" office:value="1.92941892571429" calcext:value-type="float">
            <text:p>1.92941892571429</text:p>
          </table:table-cell>
          <table:table-cell table:formula="of:=LOG([.AX19])" office:value-type="float" office:value="1.95904139232109" calcext:value-type="float">
            <text:p>1.95904139232109</text:p>
          </table:table-cell>
          <table:table-cell table:formula="of:=LOG([.AY19])" office:value-type="float" office:value="1.9912260756925" calcext:value-type="float">
            <text:p>1.9912260756925</text:p>
          </table:table-cell>
          <table:table-cell table:formula="of:=LOG([.AZ19])" office:value-type="float" office:value="2.00432137378264" calcext:value-type="float">
            <text:p>2.00432137378264</text:p>
          </table:table-cell>
          <table:table-cell table:formula="of:=LOG([.BA19])" office:value-type="float" office:value="2.04139268515822" calcext:value-type="float">
            <text:p>2.04139268515822</text:p>
          </table:table-cell>
          <table:table-cell table:formula="of:=LOG([.BB19])" office:value-type="float" office:value="2.07188200730613" calcext:value-type="float">
            <text:p>2.07188200730613</text:p>
          </table:table-cell>
          <table:table-cell table:formula="of:=LOG([.BC19])" office:value-type="float" office:value="2.10720996964787" calcext:value-type="float">
            <text:p>2.10720996964787</text:p>
          </table:table-cell>
          <table:table-cell table:formula="of:=LOG([.BD19])" office:value-type="float" office:value="2.12710479836481" calcext:value-type="float">
            <text:p>2.12710479836481</text:p>
          </table:table-cell>
          <table:table-cell table:formula="of:=LOG([.BE19])" office:value-type="float" office:value="2.14921911265538" calcext:value-type="float">
            <text:p>2.14921911265538</text:p>
          </table:table-cell>
          <table:table-cell table:formula="of:=LOG([.BF19])" office:value-type="float" office:value="2.17318626841227" calcext:value-type="float">
            <text:p>2.17318626841227</text:p>
          </table:table-cell>
          <table:table-cell table:formula="of:=LOG([.BG19])" office:value-type="float" office:value="2.19312459835446" calcext:value-type="float">
            <text:p>2.19312459835446</text:p>
          </table:table-cell>
          <table:table-cell table:formula="of:=LOG([.BH19])" office:value-type="float" office:value="2.21218760440396" calcext:value-type="float">
            <text:p>2.21218760440396</text:p>
          </table:table-cell>
          <table:table-cell table:formula="of:=LOG([.BI19])" office:value-type="float" office:value="2.23552844690755" calcext:value-type="float">
            <text:p>2.23552844690755</text:p>
          </table:table-cell>
          <table:table-cell table:formula="of:=LOG([.BJ19])" office:value-type="float" office:value="2.24303804868629" calcext:value-type="float">
            <text:p>2.24303804868629</text:p>
          </table:table-cell>
          <table:table-cell table:formula="of:=LOG([.BK19])" office:value-type="float" office:value="2.25767857486918" calcext:value-type="float">
            <text:p>2.25767857486918</text:p>
          </table:table-cell>
          <table:table-cell table:formula="of:=LOG([.BL19])" office:value-type="float" office:value="2.27875360095283" calcext:value-type="float">
            <text:p>2.27875360095283</text:p>
          </table:table-cell>
          <table:table-cell table:formula="of:=LOG([.BM19])" office:value-type="float" office:value="2.29666519026153" calcext:value-type="float">
            <text:p>2.29666519026153</text:p>
          </table:table-cell>
          <table:table-cell table:formula="of:=LOG([.BN19])" office:value-type="float" office:value="2.31386722036915" calcext:value-type="float">
            <text:p>2.31386722036915</text:p>
          </table:table-cell>
          <table:table-cell table:formula="of:=LOG([.BO19])" office:value-type="float" office:value="2.3324384599156" calcext:value-type="float">
            <text:p>2.3324384599156</text:p>
          </table:table-cell>
          <table:table-cell table:formula="of:=LOG([.BP19])" office:value-type="float" office:value="2.34830486304816" calcext:value-type="float">
            <text:p>2.34830486304816</text:p>
          </table:table-cell>
          <table:table-cell table:formula="of:=LOG([.BQ19])" office:value-type="float" office:value="2.36172783601759" calcext:value-type="float">
            <text:p>2.36172783601759</text:p>
          </table:table-cell>
          <table:table-cell table:formula="of:=LOG([.BR19])" office:value-type="float" office:value="2.37106786227174" calcext:value-type="float">
            <text:p>2.37106786227174</text:p>
          </table:table-cell>
          <table:table-cell table:formula="of:=LOG([.BS19])" office:value-type="float" office:value="2.39093510710338" calcext:value-type="float">
            <text:p>2.39093510710338</text:p>
          </table:table-cell>
          <table:table-cell table:formula="of:=LOG([.BT19])" office:value-type="float" office:value="2.40483371661994" calcext:value-type="float">
            <text:p>2.40483371661994</text:p>
          </table:table-cell>
          <table:table-cell table:formula="of:=LOG([.BU19])" office:value-type="float" office:value="2.42160392686983" calcext:value-type="float">
            <text:p>2.42160392686983</text:p>
          </table:table-cell>
          <table:table-cell table:formula="of:=LOG([.BV19])" office:value-type="float" office:value="2.4456042032736" calcext:value-type="float">
            <text:p>2.4456042032736</text:p>
          </table:table-cell>
          <table:table-cell table:formula="of:=LOG([.BW19])" office:value-type="float" office:value="2.46389298898591" calcext:value-type="float">
            <text:p>2.46389298898591</text:p>
          </table:table-cell>
          <table:table-cell table:formula="of:=LOG([.BX19])" office:value-type="float" office:value="2.48429983934679" calcext:value-type="float">
            <text:p>2.48429983934679</text:p>
          </table:table-cell>
          <table:table-cell table:formula="of:=LOG([.BY19])" office:value-type="float" office:value="2.50379068305718" calcext:value-type="float">
            <text:p>2.50379068305718</text:p>
          </table:table-cell>
          <table:table-cell table:formula="of:=LOG([.BZ19])" office:value-type="float" office:value="2.51719589794997" calcext:value-type="float">
            <text:p>2.51719589794997</text:p>
          </table:table-cell>
          <table:table-cell table:formula="of:=LOG([.CA19])" office:value-type="float" office:value="2.53907609879278" calcext:value-type="float">
            <text:p>2.53907609879278</text:p>
          </table:table-cell>
          <table:table-cell table:formula="of:=LOG([.CB19])" office:value-type="float" office:value="2.56229286445647" calcext:value-type="float">
            <text:p>2.56229286445647</text:p>
          </table:table-cell>
          <table:table-cell table:formula="of:=LOG([.CC19])" office:value-type="float" office:value="2.58433122436753" calcext:value-type="float">
            <text:p>2.58433122436753</text:p>
          </table:table-cell>
          <table:table-cell table:formula="of:=LOG([.CD19])" office:value-type="float" office:value="2.59659709562646" calcext:value-type="float">
            <text:p>2.59659709562646</text:p>
          </table:table-cell>
          <table:table-cell table:formula="of:=LOG([.CE19])" office:value-type="float" office:value="2.60745502321467" calcext:value-type="float">
            <text:p>2.60745502321467</text:p>
          </table:table-cell>
          <table:table-cell table:formula="of:=LOG([.CF19])" office:value-type="float" office:value="2.6222140229663" calcext:value-type="float">
            <text:p>2.6222140229663</text:p>
          </table:table-cell>
          <table:table-cell table:formula="of:=LOG([.CG19])" office:value-type="float" office:value="2.64542226934909" calcext:value-type="float">
            <text:p>2.64542226934909</text:p>
          </table:table-cell>
          <table:table-cell table:formula="of:=LOG([.CH19])" office:value-type="float" office:value="2.66370092538965" calcext:value-type="float">
            <text:p>2.66370092538965</text:p>
          </table:table-cell>
          <table:table-cell table:formula="of:=LOG([.CI19])" office:value-type="float" office:value="2.68752896121463" calcext:value-type="float">
            <text:p>2.68752896121463</text:p>
          </table:table-cell>
          <table:table-cell table:formula="of:=LOG([.CJ19])" office:value-type="float" office:value="2.71096311899528" calcext:value-type="float">
            <text:p>2.71096311899528</text:p>
          </table:table-cell>
          <table:table-cell table:formula="of:=LOG([.CK19])" office:value-type="float" office:value="2.72591163229505" calcext:value-type="float">
            <text:p>2.72591163229505</text:p>
          </table:table-cell>
          <table:table-cell table:formula="of:=LOG([.CL19])" office:value-type="float" office:value="2.74663419893758" calcext:value-type="float">
            <text:p>2.74663419893758</text:p>
          </table:table-cell>
          <table:table-cell table:formula="of:=LOG([.CM19])" office:value-type="float" office:value="2.77085201164214" calcext:value-type="float">
            <text:p>2.77085201164214</text:p>
          </table:table-cell>
          <table:table-cell table:formula="of:=LOG([.CN19])" office:value-type="float" office:value="2.78461729263288" calcext:value-type="float">
            <text:p>2.78461729263288</text:p>
          </table:table-cell>
          <table:table-cell table:formula="of:=LOG([.CO19])" office:value-type="float" office:value="2.80140371001735" calcext:value-type="float">
            <text:p>2.80140371001735</text:p>
          </table:table-cell>
          <table:table-cell table:formula="of:=LOG([.CP19])" office:value-type="float" office:value="2.81756536955978" calcext:value-type="float">
            <text:p>2.81756536955978</text:p>
          </table:table-cell>
          <table:table-cell table:formula="of:=LOG([.CQ19])" office:value-type="float" office:value="2.82801506422398" calcext:value-type="float">
            <text:p>2.82801506422398</text:p>
          </table:table-cell>
          <table:table-cell table:formula="of:=LOG([.CR19])" office:value-type="float" office:value="2.84447717574568" calcext:value-type="float">
            <text:p>2.84447717574568</text:p>
          </table:table-cell>
          <table:table-cell table:formula="of:=LOG([.CS19])" office:value-type="float" office:value="2.86510397464113" calcext:value-type="float">
            <text:p>2.86510397464113</text:p>
          </table:table-cell>
          <table:table-cell table:formula="of:=LOG([.CT19])" office:value-type="float" office:value="2.87966920563205" calcext:value-type="float">
            <text:p>2.87966920563205</text:p>
          </table:table-cell>
          <table:table-cell table:formula="of:=LOG([.CU19])" office:value-type="float" office:value="2.89376176205794" calcext:value-type="float">
            <text:p>2.89376176205794</text:p>
          </table:table-cell>
          <table:table-cell table:formula="of:=LOG([.CV19])" office:value-type="float" office:value="2.90794852161227" calcext:value-type="float">
            <text:p>2.90794852161227</text:p>
          </table:table-cell>
          <table:table-cell table:formula="of:=LOG([.CW19])" office:value-type="float" office:value="2.91907809237607" calcext:value-type="float">
            <text:p>2.91907809237607</text:p>
          </table:table-cell>
          <table:table-cell table:formula="of:=LOG([.CX19])" office:value-type="float" office:value="2.93094903116752" calcext:value-type="float">
            <text:p>2.93094903116752</text:p>
          </table:table-cell>
          <table:table-cell table:formula="of:=SLOPE([.BG74:.CX74];[.BG$56:.CX$56])" office:value-type="float" office:value="3.13290055129449" calcext:value-type="float">
            <text:p>3.13290055129449</text:p>
          </table:table-cell>
        </table:table-row>
        <table:table-row table:style-name="ro1">
          <table:table-cell table:formula="of:=LOG([.A20])" office:value-type="float" office:value="3.23044892137827" calcext:value-type="float">
            <text:p>3.23044892137827</text:p>
          </table:table-cell>
          <table:table-cell table:formula="of:=LOG([.B20])" office:value-type="string" office:string-value="" calcext:value-type="error">
            <text:p>Err:502</text:p>
          </table:table-cell>
          <table:table-cell table:formula="of:=LOG([.C20])" office:value-type="string" office:string-value="" calcext:value-type="error">
            <text:p>Err:502</text:p>
          </table:table-cell>
          <table:table-cell table:formula="of:=LOG([.D20])" office:value-type="string" office:string-value="" calcext:value-type="error">
            <text:p>Err:502</text:p>
          </table:table-cell>
          <table:table-cell table:formula="of:=LOG([.E20])" office:value-type="string" office:string-value="" calcext:value-type="error">
            <text:p>Err:502</text:p>
          </table:table-cell>
          <table:table-cell table:formula="of:=LOG([.F20])" office:value-type="string" office:string-value="" calcext:value-type="error">
            <text:p>Err:502</text:p>
          </table:table-cell>
          <table:table-cell table:formula="of:=LOG([.G20])" office:value-type="string" office:string-value="" calcext:value-type="error">
            <text:p>Err:502</text:p>
          </table:table-cell>
          <table:table-cell table:formula="of:=LOG([.H20])" office:value-type="string" office:string-value="" calcext:value-type="error">
            <text:p>Err:502</text:p>
          </table:table-cell>
          <table:table-cell table:formula="of:=LOG([.I20])" office:value-type="float" office:value="0" calcext:value-type="float">
            <text:p>0</text:p>
          </table:table-cell>
          <table:table-cell table:formula="of:=LOG([.J20])" office:value-type="float" office:value="0.301029995663981" calcext:value-type="float">
            <text:p>0.301029995663981</text:p>
          </table:table-cell>
          <table:table-cell table:formula="of:=LOG([.K20])" office:value-type="float" office:value="0.301029995663981" calcext:value-type="float">
            <text:p>0.301029995663981</text:p>
          </table:table-cell>
          <table:table-cell table:formula="of:=LOG([.L20])" office:value-type="float" office:value="0.477121254719662" calcext:value-type="float">
            <text:p>0.477121254719662</text:p>
          </table:table-cell>
          <table:table-cell table:formula="of:=LOG([.M20])" office:value-type="float" office:value="0.477121254719662" calcext:value-type="float">
            <text:p>0.477121254719662</text:p>
          </table:table-cell>
          <table:table-cell table:formula="of:=LOG([.N20])" office:value-type="float" office:value="0.477121254719662" calcext:value-type="float">
            <text:p>0.477121254719662</text:p>
          </table:table-cell>
          <table:table-cell table:formula="of:=LOG([.O20])" office:value-type="float" office:value="0.602059991327962" calcext:value-type="float">
            <text:p>0.602059991327962</text:p>
          </table:table-cell>
          <table:table-cell table:formula="of:=LOG([.P20])" office:value-type="float" office:value="0.602059991327962" calcext:value-type="float">
            <text:p>0.602059991327962</text:p>
          </table:table-cell>
          <table:table-cell table:formula="of:=LOG([.Q20])" office:value-type="float" office:value="0.602059991327962" calcext:value-type="float">
            <text:p>0.602059991327962</text:p>
          </table:table-cell>
          <table:table-cell table:formula="of:=LOG([.R20])" office:value-type="float" office:value="0.698970004336019" calcext:value-type="float">
            <text:p>0.698970004336019</text:p>
          </table:table-cell>
          <table:table-cell table:formula="of:=LOG([.S20])" office:value-type="float" office:value="0.778151250383644" calcext:value-type="float">
            <text:p>0.778151250383644</text:p>
          </table:table-cell>
          <table:table-cell table:formula="of:=LOG([.T20])" office:value-type="float" office:value="0.903089986991943" calcext:value-type="float">
            <text:p>0.903089986991943</text:p>
          </table:table-cell>
          <table:table-cell table:formula="of:=LOG([.U20])" office:value-type="float" office:value="0.903089986991943" calcext:value-type="float">
            <text:p>0.903089986991943</text:p>
          </table:table-cell>
          <table:table-cell table:formula="of:=LOG([.V20])" office:value-type="float" office:value="0.903089986991943" calcext:value-type="float">
            <text:p>0.903089986991943</text:p>
          </table:table-cell>
          <table:table-cell table:formula="of:=LOG([.W20])" office:value-type="float" office:value="1" calcext:value-type="float">
            <text:p>1</text:p>
          </table:table-cell>
          <table:table-cell table:formula="of:=LOG([.X20])" office:value-type="float" office:value="1.04139268515823" calcext:value-type="float">
            <text:p>1.04139268515823</text:p>
          </table:table-cell>
          <table:table-cell table:formula="of:=LOG([.Y20])" office:value-type="float" office:value="1.07918124604762" calcext:value-type="float">
            <text:p>1.07918124604762</text:p>
          </table:table-cell>
          <table:table-cell table:formula="of:=LOG([.Z20])" office:value-type="float" office:value="1.11394335230684" calcext:value-type="float">
            <text:p>1.11394335230684</text:p>
          </table:table-cell>
          <table:table-cell table:formula="of:=LOG([.AA20])" office:value-type="float" office:value="1.11394335230684" calcext:value-type="float">
            <text:p>1.11394335230684</text:p>
          </table:table-cell>
          <table:table-cell table:formula="of:=LOG([.AB20])" office:value-type="float" office:value="1.17609125905568" calcext:value-type="float">
            <text:p>1.17609125905568</text:p>
          </table:table-cell>
          <table:table-cell table:formula="of:=LOG([.AC20])" office:value-type="float" office:value="1.25527250510331" calcext:value-type="float">
            <text:p>1.25527250510331</text:p>
          </table:table-cell>
          <table:table-cell table:formula="of:=LOG([.AD20])" office:value-type="float" office:value="1.27875360095283" calcext:value-type="float">
            <text:p>1.27875360095283</text:p>
          </table:table-cell>
          <table:table-cell table:formula="of:=LOG([.AE20])" office:value-type="float" office:value="1.27875360095283" calcext:value-type="float">
            <text:p>1.27875360095283</text:p>
          </table:table-cell>
          <table:table-cell table:formula="of:=LOG([.AF20])" office:value-type="float" office:value="1.30102999566398" calcext:value-type="float">
            <text:p>1.30102999566398</text:p>
          </table:table-cell>
          <table:table-cell table:formula="of:=LOG([.AG20])" office:value-type="float" office:value="1.36172783601759" calcext:value-type="float">
            <text:p>1.36172783601759</text:p>
          </table:table-cell>
          <table:table-cell table:formula="of:=LOG([.AH20])" office:value-type="float" office:value="1.41497334797082" calcext:value-type="float">
            <text:p>1.41497334797082</text:p>
          </table:table-cell>
          <table:table-cell table:formula="of:=LOG([.AI20])" office:value-type="float" office:value="1.44715803134222" calcext:value-type="float">
            <text:p>1.44715803134222</text:p>
          </table:table-cell>
          <table:table-cell table:formula="of:=LOG([.AJ20])" office:value-type="float" office:value="1.50514997831991" calcext:value-type="float">
            <text:p>1.50514997831991</text:p>
          </table:table-cell>
          <table:table-cell table:formula="of:=LOG([.AK20])" office:value-type="float" office:value="1.51851393987789" calcext:value-type="float">
            <text:p>1.51851393987789</text:p>
          </table:table-cell>
          <table:table-cell table:formula="of:=LOG([.AL20])" office:value-type="float" office:value="1.53147891704226" calcext:value-type="float">
            <text:p>1.53147891704226</text:p>
          </table:table-cell>
          <table:table-cell table:formula="of:=LOG([.AM20])" office:value-type="float" office:value="1.57978359661681" calcext:value-type="float">
            <text:p>1.57978359661681</text:p>
          </table:table-cell>
          <table:table-cell table:formula="of:=LOG([.AN20])" office:value-type="float" office:value="1.65321251377534" calcext:value-type="float">
            <text:p>1.65321251377534</text:p>
          </table:table-cell>
          <table:table-cell table:formula="of:=LOG([.AO20])" office:value-type="float" office:value="1.68124123737559" calcext:value-type="float">
            <text:p>1.68124123737559</text:p>
          </table:table-cell>
          <table:table-cell table:formula="of:=LOG([.AP20])" office:value-type="float" office:value="1.73239375982297" calcext:value-type="float">
            <text:p>1.73239375982297</text:p>
          </table:table-cell>
          <table:table-cell table:formula="of:=LOG([.AQ20])" office:value-type="float" office:value="1.81954393554187" calcext:value-type="float">
            <text:p>1.81954393554187</text:p>
          </table:table-cell>
          <table:table-cell table:formula="of:=LOG([.AR20])" office:value-type="float" office:value="1.86923171973098" calcext:value-type="float">
            <text:p>1.86923171973098</text:p>
          </table:table-cell>
          <table:table-cell table:formula="of:=LOG([.AS20])" office:value-type="float" office:value="1.89209460269048" calcext:value-type="float">
            <text:p>1.89209460269048</text:p>
          </table:table-cell>
          <table:table-cell table:formula="of:=LOG([.AT20])" office:value-type="float" office:value="1.91907809237607" calcext:value-type="float">
            <text:p>1.91907809237607</text:p>
          </table:table-cell>
          <table:table-cell table:formula="of:=LOG([.AU20])" office:value-type="float" office:value="1.98227123303957" calcext:value-type="float">
            <text:p>1.98227123303957</text:p>
          </table:table-cell>
          <table:table-cell table:formula="of:=LOG([.AV20])" office:value-type="float" office:value="2.00860017176192" calcext:value-type="float">
            <text:p>2.00860017176192</text:p>
          </table:table-cell>
          <table:table-cell table:formula="of:=LOG([.AW20])" office:value-type="float" office:value="2.03742649794062" calcext:value-type="float">
            <text:p>2.03742649794062</text:p>
          </table:table-cell>
          <table:table-cell table:formula="of:=LOG([.AX20])" office:value-type="float" office:value="2.07188200730613" calcext:value-type="float">
            <text:p>2.07188200730613</text:p>
          </table:table-cell>
          <table:table-cell table:formula="of:=LOG([.AY20])" office:value-type="float" office:value="2.09691001300806" calcext:value-type="float">
            <text:p>2.09691001300806</text:p>
          </table:table-cell>
          <table:table-cell table:formula="of:=LOG([.AZ20])" office:value-type="float" office:value="2.13672056715641" calcext:value-type="float">
            <text:p>2.13672056715641</text:p>
          </table:table-cell>
          <table:table-cell table:formula="of:=LOG([.BA20])" office:value-type="float" office:value="2.15533603746506" calcext:value-type="float">
            <text:p>2.15533603746506</text:p>
          </table:table-cell>
          <table:table-cell table:formula="of:=LOG([.BB20])" office:value-type="float" office:value="2.17609125905568" calcext:value-type="float">
            <text:p>2.17609125905568</text:p>
          </table:table-cell>
          <table:table-cell table:formula="of:=LOG([.BC20])" office:value-type="float" office:value="2.21748394421391" calcext:value-type="float">
            <text:p>2.21748394421391</text:p>
          </table:table-cell>
          <table:table-cell table:formula="of:=LOG([.BD20])" office:value-type="float" office:value="2.24303804868629" calcext:value-type="float">
            <text:p>2.24303804868629</text:p>
          </table:table-cell>
          <table:table-cell table:formula="of:=LOG([.BE20])" office:value-type="float" office:value="2.2718416065365" calcext:value-type="float">
            <text:p>2.2718416065365</text:p>
          </table:table-cell>
          <table:table-cell table:formula="of:=LOG([.BF20])" office:value-type="float" office:value="2.28555730900777" calcext:value-type="float">
            <text:p>2.28555730900777</text:p>
          </table:table-cell>
          <table:table-cell table:formula="of:=LOG([.BG20])" office:value-type="float" office:value="2.30102999566398" calcext:value-type="float">
            <text:p>2.30102999566398</text:p>
          </table:table-cell>
          <table:table-cell table:formula="of:=LOG([.BH20])" office:value-type="float" office:value="2.31806333496276" calcext:value-type="float">
            <text:p>2.31806333496276</text:p>
          </table:table-cell>
          <table:table-cell table:formula="of:=LOG([.BI20])" office:value-type="float" office:value="2.34242268082221" calcext:value-type="float">
            <text:p>2.34242268082221</text:p>
          </table:table-cell>
          <table:table-cell table:formula="of:=LOG([.BJ20])" office:value-type="float" office:value="2.35793484700045" calcext:value-type="float">
            <text:p>2.35793484700045</text:p>
          </table:table-cell>
          <table:table-cell table:formula="of:=LOG([.BK20])" office:value-type="float" office:value="2.37291200297011" calcext:value-type="float">
            <text:p>2.37291200297011</text:p>
          </table:table-cell>
          <table:table-cell table:formula="of:=LOG([.BL20])" office:value-type="float" office:value="2.39445168082622" calcext:value-type="float">
            <text:p>2.39445168082622</text:p>
          </table:table-cell>
          <table:table-cell table:formula="of:=LOG([.BM20])" office:value-type="float" office:value="2.41161970596323" calcext:value-type="float">
            <text:p>2.41161970596323</text:p>
          </table:table-cell>
          <table:table-cell table:formula="of:=LOG([.BN20])" office:value-type="float" office:value="2.42651126136457" calcext:value-type="float">
            <text:p>2.42651126136457</text:p>
          </table:table-cell>
          <table:table-cell table:formula="of:=LOG([.BO20])" office:value-type="float" office:value="2.43933269383026" calcext:value-type="float">
            <text:p>2.43933269383026</text:p>
          </table:table-cell>
          <table:table-cell table:formula="of:=LOG([.BP20])" office:value-type="float" office:value="2.45636603312904" calcext:value-type="float">
            <text:p>2.45636603312904</text:p>
          </table:table-cell>
          <table:table-cell table:formula="of:=LOG([.BQ20])" office:value-type="float" office:value="2.47567118832443" calcext:value-type="float">
            <text:p>2.47567118832443</text:p>
          </table:table-cell>
          <table:table-cell table:formula="of:=LOG([.BR20])" office:value-type="float" office:value="2.49415459401844" calcext:value-type="float">
            <text:p>2.49415459401844</text:p>
          </table:table-cell>
          <table:table-cell table:formula="of:=LOG([.BS20])" office:value-type="float" office:value="2.50105926221775" calcext:value-type="float">
            <text:p>2.50105926221775</text:p>
          </table:table-cell>
          <table:table-cell table:formula="of:=LOG([.BT20])" office:value-type="float" office:value="2.51851393987789" calcext:value-type="float">
            <text:p>2.51851393987789</text:p>
          </table:table-cell>
          <table:table-cell table:formula="of:=LOG([.BU20])" office:value-type="float" office:value="2.53019969820308" calcext:value-type="float">
            <text:p>2.53019969820308</text:p>
          </table:table-cell>
          <table:table-cell table:formula="of:=LOG([.BV20])" office:value-type="float" office:value="2.54530711646582" calcext:value-type="float">
            <text:p>2.54530711646582</text:p>
          </table:table-cell>
          <table:table-cell table:formula="of:=LOG([.BW20])" office:value-type="float" office:value="2.55750720190566" calcext:value-type="float">
            <text:p>2.55750720190566</text:p>
          </table:table-cell>
          <table:table-cell table:formula="of:=LOG([.BX20])" office:value-type="float" office:value="2.56820172406699" calcext:value-type="float">
            <text:p>2.56820172406699</text:p>
          </table:table-cell>
          <table:table-cell table:formula="of:=LOG([.BY20])" office:value-type="float" office:value="2.58092497567562" calcext:value-type="float">
            <text:p>2.58092497567562</text:p>
          </table:table-cell>
          <table:table-cell table:formula="of:=LOG([.BZ20])" office:value-type="float" office:value="2.59879050676312" calcext:value-type="float">
            <text:p>2.59879050676312</text:p>
          </table:table-cell>
          <table:table-cell table:formula="of:=LOG([.CA20])" office:value-type="float" office:value="2.61909333062674" calcext:value-type="float">
            <text:p>2.61909333062674</text:p>
          </table:table-cell>
          <table:table-cell table:formula="of:=LOG([.CB20])" office:value-type="float" office:value="2.63548374681491" calcext:value-type="float">
            <text:p>2.63548374681491</text:p>
          </table:table-cell>
          <table:table-cell table:formula="of:=LOG([.CC20])" office:value-type="float" office:value="2.64640372622307" calcext:value-type="float">
            <text:p>2.64640372622307</text:p>
          </table:table-cell>
          <table:table-cell table:formula="of:=LOG([.CD20])" office:value-type="float" office:value="2.66651798055488" calcext:value-type="float">
            <text:p>2.66651798055488</text:p>
          </table:table-cell>
          <table:table-cell table:formula="of:=LOG([.CE20])" office:value-type="float" office:value="2.68214507637383" calcext:value-type="float">
            <text:p>2.68214507637383</text:p>
          </table:table-cell>
          <table:table-cell table:formula="of:=LOG([.CF20])" office:value-type="float" office:value="2.69983772586725" calcext:value-type="float">
            <text:p>2.69983772586725</text:p>
          </table:table-cell>
          <table:table-cell table:formula="of:=LOG([.CG20])" office:value-type="float" office:value="2.71516735784846" calcext:value-type="float">
            <text:p>2.71516735784846</text:p>
          </table:table-cell>
          <table:table-cell table:formula="of:=LOG([.CH20])" office:value-type="float" office:value="2.72916478969277" calcext:value-type="float">
            <text:p>2.72916478969277</text:p>
          </table:table-cell>
          <table:table-cell table:formula="of:=LOG([.CI20])" office:value-type="float" office:value="2.74741180788642" calcext:value-type="float">
            <text:p>2.74741180788642</text:p>
          </table:table-cell>
          <table:table-cell table:formula="of:=LOG([.CJ20])" office:value-type="float" office:value="2.75815462196739" calcext:value-type="float">
            <text:p>2.75815462196739</text:p>
          </table:table-cell>
          <table:table-cell table:formula="of:=LOG([.CK20])" office:value-type="float" office:value="2.7701152947871" calcext:value-type="float">
            <text:p>2.7701152947871</text:p>
          </table:table-cell>
          <table:table-cell table:formula="of:=LOG([.CL20])" office:value-type="float" office:value="2.78746047451841" calcext:value-type="float">
            <text:p>2.78746047451841</text:p>
          </table:table-cell>
          <table:table-cell table:formula="of:=LOG([.CM20])" office:value-type="float" office:value="2.80413943233535" calcext:value-type="float">
            <text:p>2.80413943233535</text:p>
          </table:table-cell>
          <table:table-cell table:formula="of:=LOG([.CN20])" office:value-type="float" office:value="2.82151352840477" calcext:value-type="float">
            <text:p>2.82151352840477</text:p>
          </table:table-cell>
          <table:table-cell table:formula="of:=LOG([.CO20])" office:value-type="float" office:value="2.83250891270624" calcext:value-type="float">
            <text:p>2.83250891270624</text:p>
          </table:table-cell>
          <table:table-cell table:formula="of:=LOG([.CP20])" office:value-type="float" office:value="2.84509804001426" calcext:value-type="float">
            <text:p>2.84509804001426</text:p>
          </table:table-cell>
          <table:table-cell table:formula="of:=LOG([.CQ20])" office:value-type="float" office:value="2.85308952985187" calcext:value-type="float">
            <text:p>2.85308952985187</text:p>
          </table:table-cell>
          <table:table-cell table:formula="of:=LOG([.CR20])" office:value-type="float" office:value="2.86272752831797" calcext:value-type="float">
            <text:p>2.86272752831797</text:p>
          </table:table-cell>
          <table:table-cell table:formula="of:=LOG([.CS20])" office:value-type="float" office:value="2.87098881376057" calcext:value-type="float">
            <text:p>2.87098881376057</text:p>
          </table:table-cell>
          <table:table-cell table:formula="of:=LOG([.CT20])" office:value-type="float" office:value="2.88761730033574" calcext:value-type="float">
            <text:p>2.88761730033574</text:p>
          </table:table-cell>
          <table:table-cell table:formula="of:=LOG([.CU20])" office:value-type="float" office:value="2.8998205024271" calcext:value-type="float">
            <text:p>2.8998205024271</text:p>
          </table:table-cell>
          <table:table-cell table:formula="of:=LOG([.CV20])" office:value-type="float" office:value="2.91434315711944" calcext:value-type="float">
            <text:p>2.91434315711944</text:p>
          </table:table-cell>
          <table:table-cell table:formula="of:=LOG([.CW20])" office:value-type="float" office:value="2.92634244662566" calcext:value-type="float">
            <text:p>2.92634244662566</text:p>
          </table:table-cell>
          <table:table-cell table:formula="of:=LOG([.CX20])" office:value-type="float" office:value="2.94001815500766" calcext:value-type="float">
            <text:p>2.94001815500766</text:p>
          </table:table-cell>
          <table:table-cell table:formula="of:=SLOPE([.BG75:.CX75];[.BG$56:.CX$56])" office:value-type="float" office:value="2.62559639872323" calcext:value-type="float">
            <text:p>2.62559639872323</text:p>
          </table:table-cell>
        </table:table-row>
        <table:table-row table:style-name="ro1">
          <table:table-cell table:formula="of:=LOG([.A21])" office:value-type="float" office:value="3.25527250510331" calcext:value-type="float">
            <text:p>3.25527250510331</text:p>
          </table:table-cell>
          <table:table-cell table:formula="of:=LOG([.B21])" office:value-type="string" office:string-value="" calcext:value-type="error">
            <text:p>Err:502</text:p>
          </table:table-cell>
          <table:table-cell table:formula="of:=LOG([.C21])" office:value-type="string" office:string-value="" calcext:value-type="error">
            <text:p>Err:502</text:p>
          </table:table-cell>
          <table:table-cell table:formula="of:=LOG([.D21])" office:value-type="string" office:string-value="" calcext:value-type="error">
            <text:p>Err:502</text:p>
          </table:table-cell>
          <table:table-cell table:formula="of:=LOG([.E21])" office:value-type="string" office:string-value="" calcext:value-type="error">
            <text:p>Err:502</text:p>
          </table:table-cell>
          <table:table-cell table:formula="of:=LOG([.F21])" office:value-type="string" office:string-value="" calcext:value-type="error">
            <text:p>Err:502</text:p>
          </table:table-cell>
          <table:table-cell table:formula="of:=LOG([.G21])" office:value-type="string" office:string-value="" calcext:value-type="error">
            <text:p>Err:502</text:p>
          </table:table-cell>
          <table:table-cell table:formula="of:=LOG([.H21])" office:value-type="string" office:string-value="" calcext:value-type="error">
            <text:p>Err:502</text:p>
          </table:table-cell>
          <table:table-cell table:formula="of:=LOG([.I21])" office:value-type="string" office:string-value="" calcext:value-type="error">
            <text:p>Err:502</text:p>
          </table:table-cell>
          <table:table-cell table:formula="of:=LOG([.J21])" office:value-type="float" office:value="0" calcext:value-type="float">
            <text:p>0</text:p>
          </table:table-cell>
          <table:table-cell table:formula="of:=LOG([.K21])" office:value-type="float" office:value="0" calcext:value-type="float">
            <text:p>0</text:p>
          </table:table-cell>
          <table:table-cell table:formula="of:=LOG([.L21])" office:value-type="float" office:value="0" calcext:value-type="float">
            <text:p>0</text:p>
          </table:table-cell>
          <table:table-cell table:formula="of:=LOG([.M21])" office:value-type="float" office:value="0" calcext:value-type="float">
            <text:p>0</text:p>
          </table:table-cell>
          <table:table-cell table:formula="of:=LOG([.N21])" office:value-type="float" office:value="0.301029995663981" calcext:value-type="float">
            <text:p>0.301029995663981</text:p>
          </table:table-cell>
          <table:table-cell table:formula="of:=LOG([.O21])" office:value-type="float" office:value="0.477121254719662" calcext:value-type="float">
            <text:p>0.477121254719662</text:p>
          </table:table-cell>
          <table:table-cell table:formula="of:=LOG([.P21])" office:value-type="float" office:value="0.477121254719662" calcext:value-type="float">
            <text:p>0.477121254719662</text:p>
          </table:table-cell>
          <table:table-cell table:formula="of:=LOG([.Q21])" office:value-type="float" office:value="0.602059991327962" calcext:value-type="float">
            <text:p>0.602059991327962</text:p>
          </table:table-cell>
          <table:table-cell table:formula="of:=LOG([.R21])" office:value-type="float" office:value="0.602059991327962" calcext:value-type="float">
            <text:p>0.602059991327962</text:p>
          </table:table-cell>
          <table:table-cell table:formula="of:=LOG([.S21])" office:value-type="float" office:value="0.602059991327962" calcext:value-type="float">
            <text:p>0.602059991327962</text:p>
          </table:table-cell>
          <table:table-cell table:formula="of:=LOG([.T21])" office:value-type="float" office:value="0.602059991327962" calcext:value-type="float">
            <text:p>0.602059991327962</text:p>
          </table:table-cell>
          <table:table-cell table:formula="of:=LOG([.U21])" office:value-type="float" office:value="0.698970004336019" calcext:value-type="float">
            <text:p>0.698970004336019</text:p>
          </table:table-cell>
          <table:table-cell table:formula="of:=LOG([.V21])" office:value-type="float" office:value="0.698970004336019" calcext:value-type="float">
            <text:p>0.698970004336019</text:p>
          </table:table-cell>
          <table:table-cell table:formula="of:=LOG([.W21])" office:value-type="float" office:value="0.845098040014257" calcext:value-type="float">
            <text:p>0.845098040014257</text:p>
          </table:table-cell>
          <table:table-cell table:formula="of:=LOG([.X21])" office:value-type="float" office:value="0.903089986991943" calcext:value-type="float">
            <text:p>0.903089986991943</text:p>
          </table:table-cell>
          <table:table-cell table:formula="of:=LOG([.Y21])" office:value-type="float" office:value="0.954242509439325" calcext:value-type="float">
            <text:p>0.954242509439325</text:p>
          </table:table-cell>
          <table:table-cell table:formula="of:=LOG([.Z21])" office:value-type="float" office:value="1.04139268515823" calcext:value-type="float">
            <text:p>1.04139268515823</text:p>
          </table:table-cell>
          <table:table-cell table:formula="of:=LOG([.AA21])" office:value-type="float" office:value="1.14612803567824" calcext:value-type="float">
            <text:p>1.14612803567824</text:p>
          </table:table-cell>
          <table:table-cell table:formula="of:=LOG([.AB21])" office:value-type="float" office:value="1.25527250510331" calcext:value-type="float">
            <text:p>1.25527250510331</text:p>
          </table:table-cell>
          <table:table-cell table:formula="of:=LOG([.AC21])" office:value-type="float" office:value="1.27875360095283" calcext:value-type="float">
            <text:p>1.27875360095283</text:p>
          </table:table-cell>
          <table:table-cell table:formula="of:=LOG([.AD21])" office:value-type="float" office:value="1.32221929473392" calcext:value-type="float">
            <text:p>1.32221929473392</text:p>
          </table:table-cell>
          <table:table-cell table:formula="of:=LOG([.AE21])" office:value-type="float" office:value="1.36172783601759" calcext:value-type="float">
            <text:p>1.36172783601759</text:p>
          </table:table-cell>
          <table:table-cell table:formula="of:=LOG([.AF21])" office:value-type="float" office:value="1.38021124171161" calcext:value-type="float">
            <text:p>1.38021124171161</text:p>
          </table:table-cell>
          <table:table-cell table:formula="of:=LOG([.AG21])" office:value-type="float" office:value="1.44715803134222" calcext:value-type="float">
            <text:p>1.44715803134222</text:p>
          </table:table-cell>
          <table:table-cell table:formula="of:=LOG([.AH21])" office:value-type="float" office:value="1.49136169383427" calcext:value-type="float">
            <text:p>1.49136169383427</text:p>
          </table:table-cell>
          <table:table-cell table:formula="of:=LOG([.AI21])" office:value-type="float" office:value="1.54406804435028" calcext:value-type="float">
            <text:p>1.54406804435028</text:p>
          </table:table-cell>
          <table:table-cell table:formula="of:=LOG([.AJ21])" office:value-type="float" office:value="1.57978359661681" calcext:value-type="float">
            <text:p>1.57978359661681</text:p>
          </table:table-cell>
          <table:table-cell table:formula="of:=LOG([.AK21])" office:value-type="float" office:value="1.61278385671974" calcext:value-type="float">
            <text:p>1.61278385671974</text:p>
          </table:table-cell>
          <table:table-cell table:formula="of:=LOG([.AL21])" office:value-type="float" office:value="1.63346845557959" calcext:value-type="float">
            <text:p>1.63346845557959</text:p>
          </table:table-cell>
          <table:table-cell table:formula="of:=LOG([.AM21])" office:value-type="float" office:value="1.65321251377534" calcext:value-type="float">
            <text:p>1.65321251377534</text:p>
          </table:table-cell>
          <table:table-cell table:formula="of:=LOG([.AN21])" office:value-type="float" office:value="1.66275783168157" calcext:value-type="float">
            <text:p>1.66275783168157</text:p>
          </table:table-cell>
          <table:table-cell table:formula="of:=LOG([.AO21])" office:value-type="float" office:value="1.67209785793572" calcext:value-type="float">
            <text:p>1.67209785793572</text:p>
          </table:table-cell>
          <table:table-cell table:formula="of:=LOG([.AP21])" office:value-type="float" office:value="1.73239375982297" calcext:value-type="float">
            <text:p>1.73239375982297</text:p>
          </table:table-cell>
          <table:table-cell table:formula="of:=LOG([.AQ21])" office:value-type="float" office:value="1.78532983501077" calcext:value-type="float">
            <text:p>1.78532983501077</text:p>
          </table:table-cell>
          <table:table-cell table:formula="of:=LOG([.AR21])" office:value-type="float" office:value="1.81954393554187" calcext:value-type="float">
            <text:p>1.81954393554187</text:p>
          </table:table-cell>
          <table:table-cell table:formula="of:=LOG([.AS21])" office:value-type="float" office:value="1.83884909073726" calcext:value-type="float">
            <text:p>1.83884909073726</text:p>
          </table:table-cell>
          <table:table-cell table:formula="of:=LOG([.AT21])" office:value-type="float" office:value="1.85733249643127" calcext:value-type="float">
            <text:p>1.85733249643127</text:p>
          </table:table-cell>
          <table:table-cell table:formula="of:=LOG([.AU21])" office:value-type="float" office:value="1.86923171973098" calcext:value-type="float">
            <text:p>1.86923171973098</text:p>
          </table:table-cell>
          <table:table-cell table:formula="of:=LOG([.AV21])" office:value-type="float" office:value="1.88081359228079" calcext:value-type="float">
            <text:p>1.88081359228079</text:p>
          </table:table-cell>
          <table:table-cell table:formula="of:=LOG([.AW21])" office:value-type="float" office:value="1.92427928606188" calcext:value-type="float">
            <text:p>1.92427928606188</text:p>
          </table:table-cell>
          <table:table-cell table:formula="of:=LOG([.AX21])" office:value-type="float" office:value="1.94939000664491" calcext:value-type="float">
            <text:p>1.94939000664491</text:p>
          </table:table-cell>
          <table:table-cell table:formula="of:=LOG([.AY21])" office:value-type="float" office:value="1.96848294855394" calcext:value-type="float">
            <text:p>1.96848294855394</text:p>
          </table:table-cell>
          <table:table-cell table:formula="of:=LOG([.AZ21])" office:value-type="float" office:value="2" calcext:value-type="float">
            <text:p>2</text:p>
          </table:table-cell>
          <table:table-cell table:formula="of:=LOG([.BA21])" office:value-type="float" office:value="2.02530586526477" calcext:value-type="float">
            <text:p>2.02530586526477</text:p>
          </table:table-cell>
          <table:table-cell table:formula="of:=LOG([.BB21])" office:value-type="float" office:value="2.05307844348342" calcext:value-type="float">
            <text:p>2.05307844348342</text:p>
          </table:table-cell>
          <table:table-cell table:formula="of:=LOG([.BC21])" office:value-type="float" office:value="2.0899051114394" calcext:value-type="float">
            <text:p>2.0899051114394</text:p>
          </table:table-cell>
          <table:table-cell table:formula="of:=LOG([.BD21])" office:value-type="float" office:value="2.11727129565576" calcext:value-type="float">
            <text:p>2.11727129565576</text:p>
          </table:table-cell>
          <table:table-cell table:formula="of:=LOG([.BE21])" office:value-type="float" office:value="2.13987908640124" calcext:value-type="float">
            <text:p>2.13987908640124</text:p>
          </table:table-cell>
          <table:table-cell table:formula="of:=LOG([.BF21])" office:value-type="float" office:value="2.16435285578444" calcext:value-type="float">
            <text:p>2.16435285578444</text:p>
          </table:table-cell>
          <table:table-cell table:formula="of:=LOG([.BG21])" office:value-type="float" office:value="2.1846914308176" calcext:value-type="float">
            <text:p>2.1846914308176</text:p>
          </table:table-cell>
          <table:table-cell table:formula="of:=LOG([.BH21])" office:value-type="float" office:value="2.2148438480477" calcext:value-type="float">
            <text:p>2.2148438480477</text:p>
          </table:table-cell>
          <table:table-cell table:formula="of:=LOG([.BI21])" office:value-type="float" office:value="2.23044892137827" calcext:value-type="float">
            <text:p>2.23044892137827</text:p>
          </table:table-cell>
          <table:table-cell table:formula="of:=LOG([.BJ21])" office:value-type="float" office:value="2.24551266781415" calcext:value-type="float">
            <text:p>2.24551266781415</text:p>
          </table:table-cell>
          <table:table-cell table:formula="of:=LOG([.BK21])" office:value-type="float" office:value="2.26717172840301" calcext:value-type="float">
            <text:p>2.26717172840301</text:p>
          </table:table-cell>
          <table:table-cell table:formula="of:=LOG([.BL21])" office:value-type="float" office:value="2.29666519026153" calcext:value-type="float">
            <text:p>2.29666519026153</text:p>
          </table:table-cell>
          <table:table-cell table:formula="of:=LOG([.BM21])" office:value-type="float" office:value="2.32221929473392" calcext:value-type="float">
            <text:p>2.32221929473392</text:p>
          </table:table-cell>
          <table:table-cell table:formula="of:=LOG([.BN21])" office:value-type="float" office:value="2.35602585719312" calcext:value-type="float">
            <text:p>2.35602585719312</text:p>
          </table:table-cell>
          <table:table-cell table:formula="of:=LOG([.BO21])" office:value-type="float" office:value="2.38201704257487" calcext:value-type="float">
            <text:p>2.38201704257487</text:p>
          </table:table-cell>
          <table:table-cell table:formula="of:=LOG([.BP21])" office:value-type="float" office:value="2.40654018043395" calcext:value-type="float">
            <text:p>2.40654018043395</text:p>
          </table:table-cell>
          <table:table-cell table:formula="of:=LOG([.BQ21])" office:value-type="float" office:value="2.42975228000241" calcext:value-type="float">
            <text:p>2.42975228000241</text:p>
          </table:table-cell>
          <table:table-cell table:formula="of:=LOG([.BR21])" office:value-type="float" office:value="2.45636603312904" calcext:value-type="float">
            <text:p>2.45636603312904</text:p>
          </table:table-cell>
          <table:table-cell table:formula="of:=LOG([.BS21])" office:value-type="float" office:value="2.47567118832443" calcext:value-type="float">
            <text:p>2.47567118832443</text:p>
          </table:table-cell>
          <table:table-cell table:formula="of:=LOG([.BT21])" office:value-type="float" office:value="2.49276038902684" calcext:value-type="float">
            <text:p>2.49276038902684</text:p>
          </table:table-cell>
          <table:table-cell table:formula="of:=LOG([.BU21])" office:value-type="float" office:value="2.51321760006794" calcext:value-type="float">
            <text:p>2.51321760006794</text:p>
          </table:table-cell>
          <table:table-cell table:formula="of:=LOG([.BV21])" office:value-type="float" office:value="2.54032947479087" calcext:value-type="float">
            <text:p>2.54032947479087</text:p>
          </table:table-cell>
          <table:table-cell table:formula="of:=LOG([.BW21])" office:value-type="float" office:value="2.55870857053317" calcext:value-type="float">
            <text:p>2.55870857053317</text:p>
          </table:table-cell>
          <table:table-cell table:formula="of:=LOG([.BX21])" office:value-type="float" office:value="2.57863920996807" calcext:value-type="float">
            <text:p>2.57863920996807</text:p>
          </table:table-cell>
          <table:table-cell table:formula="of:=LOG([.BY21])" office:value-type="float" office:value="2.59879050676312" calcext:value-type="float">
            <text:p>2.59879050676312</text:p>
          </table:table-cell>
          <table:table-cell table:formula="of:=LOG([.BZ21])" office:value-type="float" office:value="2.61172330800734" calcext:value-type="float">
            <text:p>2.61172330800734</text:p>
          </table:table-cell>
          <table:table-cell table:formula="of:=LOG([.CA21])" office:value-type="float" office:value="2.62117628177503" calcext:value-type="float">
            <text:p>2.62117628177503</text:p>
          </table:table-cell>
          <table:table-cell table:formula="of:=LOG([.CB21])" office:value-type="float" office:value="2.63548374681491" calcext:value-type="float">
            <text:p>2.63548374681491</text:p>
          </table:table-cell>
          <table:table-cell table:formula="of:=LOG([.CC21])" office:value-type="float" office:value="2.65991620006985" calcext:value-type="float">
            <text:p>2.65991620006985</text:p>
          </table:table-cell>
          <table:table-cell table:formula="of:=LOG([.CD21])" office:value-type="float" office:value="2.67669360962487" calcext:value-type="float">
            <text:p>2.67669360962487</text:p>
          </table:table-cell>
          <table:table-cell table:formula="of:=LOG([.CE21])" office:value-type="float" office:value="2.68930885912362" calcext:value-type="float">
            <text:p>2.68930885912362</text:p>
          </table:table-cell>
          <table:table-cell table:formula="of:=LOG([.CF21])" office:value-type="float" office:value="2.7041505168398" calcext:value-type="float">
            <text:p>2.7041505168398</text:p>
          </table:table-cell>
          <table:table-cell table:formula="of:=LOG([.CG21])" office:value-type="float" office:value="2.72263392253381" calcext:value-type="float">
            <text:p>2.72263392253381</text:p>
          </table:table-cell>
          <table:table-cell table:formula="of:=LOG([.CH21])" office:value-type="float" office:value="2.74507479158206" calcext:value-type="float">
            <text:p>2.74507479158206</text:p>
          </table:table-cell>
          <table:table-cell table:formula="of:=LOG([.CI21])" office:value-type="float" office:value="2.76863810124761" calcext:value-type="float">
            <text:p>2.76863810124761</text:p>
          </table:table-cell>
          <table:table-cell table:formula="of:=LOG([.CJ21])" office:value-type="float" office:value="2.78390357927273" calcext:value-type="float">
            <text:p>2.78390357927273</text:p>
          </table:table-cell>
          <table:table-cell table:formula="of:=LOG([.CK21])" office:value-type="float" office:value="2.79518458968242" calcext:value-type="float">
            <text:p>2.79518458968242</text:p>
          </table:table-cell>
          <table:table-cell table:formula="of:=LOG([.CL21])" office:value-type="float" office:value="2.8109042806687" calcext:value-type="float">
            <text:p>2.8109042806687</text:p>
          </table:table-cell>
          <table:table-cell table:formula="of:=LOG([.CM21])" office:value-type="float" office:value="2.82736927305382" calcext:value-type="float">
            <text:p>2.82736927305382</text:p>
          </table:table-cell>
          <table:table-cell table:formula="of:=LOG([.CN21])" office:value-type="float" office:value="2.83821922190763" calcext:value-type="float">
            <text:p>2.83821922190763</text:p>
          </table:table-cell>
          <table:table-cell table:formula="of:=LOG([.CO21])" office:value-type="float" office:value="2.85491302230786" calcext:value-type="float">
            <text:p>2.85491302230786</text:p>
          </table:table-cell>
          <table:table-cell table:formula="of:=LOG([.CP21])" office:value-type="float" office:value="2.86981820797933" calcext:value-type="float">
            <text:p>2.86981820797933</text:p>
          </table:table-cell>
          <table:table-cell table:formula="of:=LOG([.CQ21])" office:value-type="float" office:value="2.88366143515362" calcext:value-type="float">
            <text:p>2.88366143515362</text:p>
          </table:table-cell>
          <table:table-cell table:formula="of:=LOG([.CR21])" office:value-type="float" office:value="2.89431606268444" calcext:value-type="float">
            <text:p>2.89431606268444</text:p>
          </table:table-cell>
          <table:table-cell table:formula="of:=LOG([.CS21])" office:value-type="float" office:value="2.91009054559407" calcext:value-type="float">
            <text:p>2.91009054559407</text:p>
          </table:table-cell>
          <table:table-cell table:formula="of:=LOG([.CT21])" office:value-type="float" office:value="2.92427928606188" calcext:value-type="float">
            <text:p>2.92427928606188</text:p>
          </table:table-cell>
          <table:table-cell table:formula="of:=LOG([.CU21])" office:value-type="float" office:value="2.93601079571521" calcext:value-type="float">
            <text:p>2.93601079571521</text:p>
          </table:table-cell>
          <table:table-cell table:formula="of:=LOG([.CV21])" office:value-type="float" office:value="2.94596070357757" calcext:value-type="float">
            <text:p>2.94596070357757</text:p>
          </table:table-cell>
          <table:table-cell table:formula="of:=LOG([.CW21])" office:value-type="float" office:value="2.96189547366785" calcext:value-type="float">
            <text:p>2.96189547366785</text:p>
          </table:table-cell>
          <table:table-cell table:formula="of:=LOG([.CX21])" office:value-type="float" office:value="2.97726621242729" calcext:value-type="float">
            <text:p>2.97726621242729</text:p>
          </table:table-cell>
          <table:table-cell table:formula="of:=SLOPE([.BG76:.CX76];[.BG$56:.CX$56])" office:value-type="float" office:value="3.25686482970492" calcext:value-type="float">
            <text:p>3.25686482970492</text:p>
          </table:table-cell>
        </table:table-row>
        <table:table-row table:style-name="ro1">
          <table:table-cell table:formula="of:=LOG([.A22])" office:value-type="float" office:value="3.27875360095283" calcext:value-type="float">
            <text:p>3.27875360095283</text:p>
          </table:table-cell>
          <table:table-cell table:formula="of:=LOG([.B22])" office:value-type="string" office:string-value="" calcext:value-type="error">
            <text:p>Err:502</text:p>
          </table:table-cell>
          <table:table-cell table:formula="of:=LOG([.C22])" office:value-type="string" office:string-value="" calcext:value-type="error">
            <text:p>Err:502</text:p>
          </table:table-cell>
          <table:table-cell table:formula="of:=LOG([.D22])" office:value-type="string" office:string-value="" calcext:value-type="error">
            <text:p>Err:502</text:p>
          </table:table-cell>
          <table:table-cell table:formula="of:=LOG([.E22])" office:value-type="string" office:string-value="" calcext:value-type="error">
            <text:p>Err:502</text:p>
          </table:table-cell>
          <table:table-cell table:formula="of:=LOG([.F22])" office:value-type="string" office:string-value="" calcext:value-type="error">
            <text:p>Err:502</text:p>
          </table:table-cell>
          <table:table-cell table:formula="of:=LOG([.G22])" office:value-type="string" office:string-value="" calcext:value-type="error">
            <text:p>Err:502</text:p>
          </table:table-cell>
          <table:table-cell table:formula="of:=LOG([.H22])" office:value-type="string" office:string-value="" calcext:value-type="error">
            <text:p>Err:502</text:p>
          </table:table-cell>
          <table:table-cell table:formula="of:=LOG([.I22])" office:value-type="string" office:string-value="" calcext:value-type="error">
            <text:p>Err:502</text:p>
          </table:table-cell>
          <table:table-cell table:formula="of:=LOG([.J22])" office:value-type="string" office:string-value="" calcext:value-type="error">
            <text:p>Err:502</text:p>
          </table:table-cell>
          <table:table-cell table:formula="of:=LOG([.K22])" office:value-type="string" office:string-value="" calcext:value-type="error">
            <text:p>Err:502</text:p>
          </table:table-cell>
          <table:table-cell table:formula="of:=LOG([.L22])" office:value-type="string" office:string-value="" calcext:value-type="error">
            <text:p>Err:502</text:p>
          </table:table-cell>
          <table:table-cell table:formula="of:=LOG([.M22])" office:value-type="string" office:string-value="" calcext:value-type="error">
            <text:p>Err:502</text:p>
          </table:table-cell>
          <table:table-cell table:formula="of:=LOG([.N22])" office:value-type="string" office:string-value="" calcext:value-type="error">
            <text:p>Err:502</text:p>
          </table:table-cell>
          <table:table-cell table:formula="of:=LOG([.O22])" office:value-type="float" office:value="0" calcext:value-type="float">
            <text:p>0</text:p>
          </table:table-cell>
          <table:table-cell table:formula="of:=LOG([.P22])" office:value-type="float" office:value="0.301029995663981" calcext:value-type="float">
            <text:p>0.301029995663981</text:p>
          </table:table-cell>
          <table:table-cell table:formula="of:=LOG([.Q22])" office:value-type="float" office:value="0.301029995663981" calcext:value-type="float">
            <text:p>0.301029995663981</text:p>
          </table:table-cell>
          <table:table-cell table:formula="of:=LOG([.R22])" office:value-type="float" office:value="0.301029995663981" calcext:value-type="float">
            <text:p>0.301029995663981</text:p>
          </table:table-cell>
          <table:table-cell table:formula="of:=LOG([.S22])" office:value-type="float" office:value="0.301029995663981" calcext:value-type="float">
            <text:p>0.301029995663981</text:p>
          </table:table-cell>
          <table:table-cell table:formula="of:=LOG([.T22])" office:value-type="float" office:value="0.301029995663981" calcext:value-type="float">
            <text:p>0.301029995663981</text:p>
          </table:table-cell>
          <table:table-cell table:formula="of:=LOG([.U22])" office:value-type="float" office:value="0.301029995663981" calcext:value-type="float">
            <text:p>0.301029995663981</text:p>
          </table:table-cell>
          <table:table-cell table:formula="of:=LOG([.V22])" office:value-type="float" office:value="0.301029995663981" calcext:value-type="float">
            <text:p>0.301029995663981</text:p>
          </table:table-cell>
          <table:table-cell table:formula="of:=LOG([.W22])" office:value-type="float" office:value="0.477121254719662" calcext:value-type="float">
            <text:p>0.477121254719662</text:p>
          </table:table-cell>
          <table:table-cell table:formula="of:=LOG([.X22])" office:value-type="float" office:value="0.778151250383644" calcext:value-type="float">
            <text:p>0.778151250383644</text:p>
          </table:table-cell>
          <table:table-cell table:formula="of:=LOG([.Y22])" office:value-type="float" office:value="0.845098040014257" calcext:value-type="float">
            <text:p>0.845098040014257</text:p>
          </table:table-cell>
          <table:table-cell table:formula="of:=LOG([.Z22])" office:value-type="float" office:value="0.903089986991943" calcext:value-type="float">
            <text:p>0.903089986991943</text:p>
          </table:table-cell>
          <table:table-cell table:formula="of:=LOG([.AA22])" office:value-type="float" office:value="1" calcext:value-type="float">
            <text:p>1</text:p>
          </table:table-cell>
          <table:table-cell table:formula="of:=LOG([.AB22])" office:value-type="float" office:value="1.07918124604762" calcext:value-type="float">
            <text:p>1.07918124604762</text:p>
          </table:table-cell>
          <table:table-cell table:formula="of:=LOG([.AC22])" office:value-type="float" office:value="1.17609125905568" calcext:value-type="float">
            <text:p>1.17609125905568</text:p>
          </table:table-cell>
          <table:table-cell table:formula="of:=LOG([.AD22])" office:value-type="float" office:value="1.17609125905568" calcext:value-type="float">
            <text:p>1.17609125905568</text:p>
          </table:table-cell>
          <table:table-cell table:formula="of:=LOG([.AE22])" office:value-type="float" office:value="1.27875360095283" calcext:value-type="float">
            <text:p>1.27875360095283</text:p>
          </table:table-cell>
          <table:table-cell table:formula="of:=LOG([.AF22])" office:value-type="float" office:value="1.30102999566398" calcext:value-type="float">
            <text:p>1.30102999566398</text:p>
          </table:table-cell>
          <table:table-cell table:formula="of:=LOG([.AG22])" office:value-type="float" office:value="1.39794000867204" calcext:value-type="float">
            <text:p>1.39794000867204</text:p>
          </table:table-cell>
          <table:table-cell table:formula="of:=LOG([.AH22])" office:value-type="float" office:value="1.44715803134222" calcext:value-type="float">
            <text:p>1.44715803134222</text:p>
          </table:table-cell>
          <table:table-cell table:formula="of:=LOG([.AI22])" office:value-type="float" office:value="1.50514997831991" calcext:value-type="float">
            <text:p>1.50514997831991</text:p>
          </table:table-cell>
          <table:table-cell table:formula="of:=LOG([.AJ22])" office:value-type="float" office:value="1.54406804435028" calcext:value-type="float">
            <text:p>1.54406804435028</text:p>
          </table:table-cell>
          <table:table-cell table:formula="of:=LOG([.AK22])" office:value-type="float" office:value="1.60205999132796" calcext:value-type="float">
            <text:p>1.60205999132796</text:p>
          </table:table-cell>
          <table:table-cell table:formula="of:=LOG([.AL22])" office:value-type="float" office:value="1.6232492903979" calcext:value-type="float">
            <text:p>1.6232492903979</text:p>
          </table:table-cell>
          <table:table-cell table:formula="of:=LOG([.AM22])" office:value-type="float" office:value="1.67209785793572" calcext:value-type="float">
            <text:p>1.67209785793572</text:p>
          </table:table-cell>
          <table:table-cell table:formula="of:=LOG([.AN22])" office:value-type="float" office:value="1.70757017609794" calcext:value-type="float">
            <text:p>1.70757017609794</text:p>
          </table:table-cell>
          <table:table-cell table:formula="of:=LOG([.AO22])" office:value-type="float" office:value="1.7481880270062" calcext:value-type="float">
            <text:p>1.7481880270062</text:p>
          </table:table-cell>
          <table:table-cell table:formula="of:=LOG([.AP22])" office:value-type="float" office:value="1.81291335664286" calcext:value-type="float">
            <text:p>1.81291335664286</text:p>
          </table:table-cell>
          <table:table-cell table:formula="of:=LOG([.AQ22])" office:value-type="float" office:value="1.83884909073726" calcext:value-type="float">
            <text:p>1.83884909073726</text:p>
          </table:table-cell>
          <table:table-cell table:formula="of:=LOG([.AR22])" office:value-type="float" office:value="1.88649072517248" calcext:value-type="float">
            <text:p>1.88649072517248</text:p>
          </table:table-cell>
          <table:table-cell table:formula="of:=LOG([.AS22])" office:value-type="float" office:value="1.90308998699194" calcext:value-type="float">
            <text:p>1.90308998699194</text:p>
          </table:table-cell>
          <table:table-cell table:formula="of:=LOG([.AT22])" office:value-type="float" office:value="1.94939000664491" calcext:value-type="float">
            <text:p>1.94939000664491</text:p>
          </table:table-cell>
          <table:table-cell table:formula="of:=LOG([.AU22])" office:value-type="float" office:value="2" calcext:value-type="float">
            <text:p>2</text:p>
          </table:table-cell>
          <table:table-cell table:formula="of:=LOG([.AV22])" office:value-type="float" office:value="2.01703333929878" calcext:value-type="float">
            <text:p>2.01703333929878</text:p>
          </table:table-cell>
          <table:table-cell table:formula="of:=LOG([.AW22])" office:value-type="float" office:value="2.04921802267018" calcext:value-type="float">
            <text:p>2.04921802267018</text:p>
          </table:table-cell>
          <table:table-cell table:formula="of:=LOG([.AX22])" office:value-type="float" office:value="2.08635983067475" calcext:value-type="float">
            <text:p>2.08635983067475</text:p>
          </table:table-cell>
          <table:table-cell table:formula="of:=LOG([.AY22])" office:value-type="float" office:value="2.10380372095596" calcext:value-type="float">
            <text:p>2.10380372095596</text:p>
          </table:table-cell>
          <table:table-cell table:formula="of:=LOG([.AZ22])" office:value-type="float" office:value="2.11727129565576" calcext:value-type="float">
            <text:p>2.11727129565576</text:p>
          </table:table-cell>
          <table:table-cell table:formula="of:=LOG([.BA22])" office:value-type="float" office:value="2.14921911265538" calcext:value-type="float">
            <text:p>2.14921911265538</text:p>
          </table:table-cell>
          <table:table-cell table:formula="of:=LOG([.BB22])" office:value-type="float" office:value="2.1846914308176" calcext:value-type="float">
            <text:p>2.1846914308176</text:p>
          </table:table-cell>
          <table:table-cell table:formula="of:=LOG([.BC22])" office:value-type="float" office:value="2.19312459835446" calcext:value-type="float">
            <text:p>2.19312459835446</text:p>
          </table:table-cell>
          <table:table-cell table:formula="of:=LOG([.BD22])" office:value-type="float" office:value="2.2148438480477" calcext:value-type="float">
            <text:p>2.2148438480477</text:p>
          </table:table-cell>
          <table:table-cell table:formula="of:=LOG([.BE22])" office:value-type="float" office:value="2.23044892137827" calcext:value-type="float">
            <text:p>2.23044892137827</text:p>
          </table:table-cell>
          <table:table-cell table:formula="of:=LOG([.BF22])" office:value-type="float" office:value="2.24797326636181" calcext:value-type="float">
            <text:p>2.24797326636181</text:p>
          </table:table-cell>
          <table:table-cell table:formula="of:=LOG([.BG22])" office:value-type="float" office:value="2.26481782300954" calcext:value-type="float">
            <text:p>2.26481782300954</text:p>
          </table:table-cell>
          <table:table-cell table:formula="of:=LOG([.BH22])" office:value-type="float" office:value="2.28103336724773" calcext:value-type="float">
            <text:p>2.28103336724773</text:p>
          </table:table-cell>
          <table:table-cell table:formula="of:=LOG([.BI22])" office:value-type="float" office:value="2.30319605742049" calcext:value-type="float">
            <text:p>2.30319605742049</text:p>
          </table:table-cell>
          <table:table-cell table:formula="of:=LOG([.BJ22])" office:value-type="float" office:value="2.3384564936046" calcext:value-type="float">
            <text:p>2.3384564936046</text:p>
          </table:table-cell>
          <table:table-cell table:formula="of:=LOG([.BK22])" office:value-type="float" office:value="2.36172783601759" calcext:value-type="float">
            <text:p>2.36172783601759</text:p>
          </table:table-cell>
          <table:table-cell table:formula="of:=LOG([.BL22])" office:value-type="float" office:value="2.37839790094814" calcext:value-type="float">
            <text:p>2.37839790094814</text:p>
          </table:table-cell>
          <table:table-cell table:formula="of:=LOG([.BM22])" office:value-type="float" office:value="2.39619934709574" calcext:value-type="float">
            <text:p>2.39619934709574</text:p>
          </table:table-cell>
          <table:table-cell table:formula="of:=LOG([.BN22])" office:value-type="float" office:value="2.40483371661994" calcext:value-type="float">
            <text:p>2.40483371661994</text:p>
          </table:table-cell>
          <table:table-cell table:formula="of:=LOG([.BO22])" office:value-type="float" office:value="2.42324587393681" calcext:value-type="float">
            <text:p>2.42324587393681</text:p>
          </table:table-cell>
          <table:table-cell table:formula="of:=LOG([.BP22])" office:value-type="float" office:value="2.44090908206522" calcext:value-type="float">
            <text:p>2.44090908206522</text:p>
          </table:table-cell>
          <table:table-cell table:formula="of:=LOG([.BQ22])" office:value-type="float" office:value="2.46389298898591" calcext:value-type="float">
            <text:p>2.46389298898591</text:p>
          </table:table-cell>
          <table:table-cell table:formula="of:=LOG([.BR22])" office:value-type="float" office:value="2.48429983934679" calcext:value-type="float">
            <text:p>2.48429983934679</text:p>
          </table:table-cell>
          <table:table-cell table:formula="of:=LOG([.BS22])" office:value-type="float" office:value="2.4983105537896" calcext:value-type="float">
            <text:p>2.4983105537896</text:p>
          </table:table-cell>
          <table:table-cell table:formula="of:=LOG([.BT22])" office:value-type="float" office:value="2.51321760006794" calcext:value-type="float">
            <text:p>2.51321760006794</text:p>
          </table:table-cell>
          <table:table-cell table:formula="of:=LOG([.BU22])" office:value-type="float" office:value="2.53147891704225" calcext:value-type="float">
            <text:p>2.53147891704225</text:p>
          </table:table-cell>
          <table:table-cell table:formula="of:=LOG([.BV22])" office:value-type="float" office:value="2.54157924394658" calcext:value-type="float">
            <text:p>2.54157924394658</text:p>
          </table:table-cell>
          <table:table-cell table:formula="of:=LOG([.BW22])" office:value-type="float" office:value="2.55630250076729" calcext:value-type="float">
            <text:p>2.55630250076729</text:p>
          </table:table-cell>
          <table:table-cell table:formula="of:=LOG([.BX22])" office:value-type="float" office:value="2.57403126772772" calcext:value-type="float">
            <text:p>2.57403126772772</text:p>
          </table:table-cell>
          <table:table-cell table:formula="of:=LOG([.BY22])" office:value-type="float" office:value="2.59769518592551" calcext:value-type="float">
            <text:p>2.59769518592551</text:p>
          </table:table-cell>
          <table:table-cell table:formula="of:=LOG([.BZ22])" office:value-type="float" office:value="2.61066016308988" calcext:value-type="float">
            <text:p>2.61066016308988</text:p>
          </table:table-cell>
          <table:table-cell table:formula="of:=LOG([.CA22])" office:value-type="float" office:value="2.62736585659273" calcext:value-type="float">
            <text:p>2.62736585659273</text:p>
          </table:table-cell>
          <table:table-cell table:formula="of:=LOG([.CB22])" office:value-type="float" office:value="2.64738297011462" calcext:value-type="float">
            <text:p>2.64738297011462</text:p>
          </table:table-cell>
          <table:table-cell table:formula="of:=LOG([.CC22])" office:value-type="float" office:value="2.66651798055488" calcext:value-type="float">
            <text:p>2.66651798055488</text:p>
          </table:table-cell>
          <table:table-cell table:formula="of:=LOG([.CD22])" office:value-type="float" office:value="2.68484536164441" calcext:value-type="float">
            <text:p>2.68484536164441</text:p>
          </table:table-cell>
          <table:table-cell table:formula="of:=LOG([.CE22])" office:value-type="float" office:value="2.69983772586725" calcext:value-type="float">
            <text:p>2.69983772586725</text:p>
          </table:table-cell>
          <table:table-cell table:formula="of:=LOG([.CF22])" office:value-type="float" office:value="2.71767050300226" calcext:value-type="float">
            <text:p>2.71767050300226</text:p>
          </table:table-cell>
          <table:table-cell table:formula="of:=LOG([.CG22])" office:value-type="float" office:value="2.73798732633343" calcext:value-type="float">
            <text:p>2.73798732633343</text:p>
          </table:table-cell>
          <table:table-cell table:formula="of:=LOG([.CH22])" office:value-type="float" office:value="2.75358305889291" calcext:value-type="float">
            <text:p>2.75358305889291</text:p>
          </table:table-cell>
          <table:table-cell table:formula="of:=LOG([.CI22])" office:value-type="float" office:value="2.77597433112937" calcext:value-type="float">
            <text:p>2.77597433112937</text:p>
          </table:table-cell>
          <table:table-cell table:formula="of:=LOG([.CJ22])" office:value-type="float" office:value="2.79726754083072" calcext:value-type="float">
            <text:p>2.79726754083072</text:p>
          </table:table-cell>
          <table:table-cell table:formula="of:=LOG([.CK22])" office:value-type="float" office:value="2.80888586735981" calcext:value-type="float">
            <text:p>2.80888586735981</text:p>
          </table:table-cell>
          <table:table-cell table:formula="of:=LOG([.CL22])" office:value-type="float" office:value="2.82607480270083" calcext:value-type="float">
            <text:p>2.82607480270083</text:p>
          </table:table-cell>
          <table:table-cell table:formula="of:=LOG([.CM22])" office:value-type="float" office:value="2.83821922190763" calcext:value-type="float">
            <text:p>2.83821922190763</text:p>
          </table:table-cell>
          <table:table-cell table:formula="of:=LOG([.CN22])" office:value-type="float" office:value="2.8561244442423" calcext:value-type="float">
            <text:p>2.8561244442423</text:p>
          </table:table-cell>
          <table:table-cell table:formula="of:=LOG([.CO22])" office:value-type="float" office:value="2.87448181769947" calcext:value-type="float">
            <text:p>2.87448181769947</text:p>
          </table:table-cell>
          <table:table-cell table:formula="of:=LOG([.CP22])" office:value-type="float" office:value="2.89209460269048" calcext:value-type="float">
            <text:p>2.89209460269048</text:p>
          </table:table-cell>
          <table:table-cell table:formula="of:=LOG([.CQ22])" office:value-type="float" office:value="2.90741136077459" calcext:value-type="float">
            <text:p>2.90741136077459</text:p>
          </table:table-cell>
          <table:table-cell table:formula="of:=LOG([.CR22])" office:value-type="float" office:value="2.92324401863028" calcext:value-type="float">
            <text:p>2.92324401863028</text:p>
          </table:table-cell>
          <table:table-cell table:formula="of:=LOG([.CS22])" office:value-type="float" office:value="2.93801909747621" calcext:value-type="float">
            <text:p>2.93801909747621</text:p>
          </table:table-cell>
          <table:table-cell table:formula="of:=LOG([.CT22])" office:value-type="float" office:value="2.95472479097906" calcext:value-type="float">
            <text:p>2.95472479097906</text:p>
          </table:table-cell>
          <table:table-cell table:formula="of:=LOG([.CU22])" office:value-type="float" office:value="2.97173959088778" calcext:value-type="float">
            <text:p>2.97173959088778</text:p>
          </table:table-cell>
          <table:table-cell table:formula="of:=LOG([.CV22])" office:value-type="float" office:value="2.98497712641549" calcext:value-type="float">
            <text:p>2.98497712641549</text:p>
          </table:table-cell>
          <table:table-cell table:formula="of:=LOG([.CW22])" office:value-type="float" office:value="2.99956548822598" calcext:value-type="float">
            <text:p>2.99956548822598</text:p>
          </table:table-cell>
          <table:table-cell table:formula="of:=LOG([.CX22])" office:value-type="float" office:value="3.00860017176192" calcext:value-type="float">
            <text:p>3.00860017176192</text:p>
          </table:table-cell>
          <table:table-cell table:formula="of:=SLOPE([.BG77:.CX77];[.BG$56:.CX$56])" office:value-type="float" office:value="3.05847413430863" calcext:value-type="float">
            <text:p>3.05847413430863</text:p>
          </table:table-cell>
        </table:table-row>
        <table:table-row table:style-name="ro1">
          <table:table-cell table:formula="of:=LOG([.A23])" office:value-type="float" office:value="3.30102999566398" calcext:value-type="float">
            <text:p>3.30102999566398</text:p>
          </table:table-cell>
          <table:table-cell table:formula="of:=LOG([.B23])" office:value-type="string" office:string-value="" calcext:value-type="error">
            <text:p>Err:502</text:p>
          </table:table-cell>
          <table:table-cell table:formula="of:=LOG([.C23])" office:value-type="string" office:string-value="" calcext:value-type="error">
            <text:p>Err:502</text:p>
          </table:table-cell>
          <table:table-cell table:formula="of:=LOG([.D23])" office:value-type="string" office:string-value="" calcext:value-type="error">
            <text:p>Err:502</text:p>
          </table:table-cell>
          <table:table-cell table:formula="of:=LOG([.E23])" office:value-type="string" office:string-value="" calcext:value-type="error">
            <text:p>Err:502</text:p>
          </table:table-cell>
          <table:table-cell table:formula="of:=LOG([.F23])" office:value-type="string" office:string-value="" calcext:value-type="error">
            <text:p>Err:502</text:p>
          </table:table-cell>
          <table:table-cell table:formula="of:=LOG([.G23])" office:value-type="string" office:string-value="" calcext:value-type="error">
            <text:p>Err:502</text:p>
          </table:table-cell>
          <table:table-cell table:formula="of:=LOG([.H23])" office:value-type="string" office:string-value="" calcext:value-type="error">
            <text:p>Err:502</text:p>
          </table:table-cell>
          <table:table-cell table:formula="of:=LOG([.I23])" office:value-type="string" office:string-value="" calcext:value-type="error">
            <text:p>Err:502</text:p>
          </table:table-cell>
          <table:table-cell table:formula="of:=LOG([.J23])" office:value-type="string" office:string-value="" calcext:value-type="error">
            <text:p>Err:502</text:p>
          </table:table-cell>
          <table:table-cell table:formula="of:=LOG([.K23])" office:value-type="float" office:value="0" calcext:value-type="float">
            <text:p>0</text:p>
          </table:table-cell>
          <table:table-cell table:formula="of:=LOG([.L23])" office:value-type="float" office:value="0.301029995663981" calcext:value-type="float">
            <text:p>0.301029995663981</text:p>
          </table:table-cell>
          <table:table-cell table:formula="of:=LOG([.M23])" office:value-type="float" office:value="0.301029995663981" calcext:value-type="float">
            <text:p>0.301029995663981</text:p>
          </table:table-cell>
          <table:table-cell table:formula="of:=LOG([.N23])" office:value-type="float" office:value="0.301029995663981" calcext:value-type="float">
            <text:p>0.301029995663981</text:p>
          </table:table-cell>
          <table:table-cell table:formula="of:=LOG([.O23])" office:value-type="float" office:value="0.301029995663981" calcext:value-type="float">
            <text:p>0.301029995663981</text:p>
          </table:table-cell>
          <table:table-cell table:formula="of:=LOG([.P23])" office:value-type="float" office:value="0.301029995663981" calcext:value-type="float">
            <text:p>0.301029995663981</text:p>
          </table:table-cell>
          <table:table-cell table:formula="of:=LOG([.Q23])" office:value-type="float" office:value="0.301029995663981" calcext:value-type="float">
            <text:p>0.301029995663981</text:p>
          </table:table-cell>
          <table:table-cell table:formula="of:=LOG([.R23])" office:value-type="float" office:value="0.477121254719662" calcext:value-type="float">
            <text:p>0.477121254719662</text:p>
          </table:table-cell>
          <table:table-cell table:formula="of:=LOG([.S23])" office:value-type="float" office:value="0.778151250383644" calcext:value-type="float">
            <text:p>0.778151250383644</text:p>
          </table:table-cell>
          <table:table-cell table:formula="of:=LOG([.T23])" office:value-type="float" office:value="0.845098040014257" calcext:value-type="float">
            <text:p>0.845098040014257</text:p>
          </table:table-cell>
          <table:table-cell table:formula="of:=LOG([.U23])" office:value-type="float" office:value="0.903089986991943" calcext:value-type="float">
            <text:p>0.903089986991943</text:p>
          </table:table-cell>
          <table:table-cell table:formula="of:=LOG([.V23])" office:value-type="float" office:value="0.903089986991943" calcext:value-type="float">
            <text:p>0.903089986991943</text:p>
          </table:table-cell>
          <table:table-cell table:formula="of:=LOG([.W23])" office:value-type="float" office:value="0.954242509439325" calcext:value-type="float">
            <text:p>0.954242509439325</text:p>
          </table:table-cell>
          <table:table-cell table:formula="of:=LOG([.X23])" office:value-type="float" office:value="0.954242509439325" calcext:value-type="float">
            <text:p>0.954242509439325</text:p>
          </table:table-cell>
          <table:table-cell table:formula="of:=LOG([.Y23])" office:value-type="float" office:value="0.954242509439325" calcext:value-type="float">
            <text:p>0.954242509439325</text:p>
          </table:table-cell>
          <table:table-cell table:formula="of:=LOG([.Z23])" office:value-type="float" office:value="1.11394335230684" calcext:value-type="float">
            <text:p>1.11394335230684</text:p>
          </table:table-cell>
          <table:table-cell table:formula="of:=LOG([.AA23])" office:value-type="float" office:value="1.20411998265592" calcext:value-type="float">
            <text:p>1.20411998265592</text:p>
          </table:table-cell>
          <table:table-cell table:formula="of:=LOG([.AB23])" office:value-type="float" office:value="1.27875360095283" calcext:value-type="float">
            <text:p>1.27875360095283</text:p>
          </table:table-cell>
          <table:table-cell table:formula="of:=LOG([.AC23])" office:value-type="float" office:value="1.34242268082221" calcext:value-type="float">
            <text:p>1.34242268082221</text:p>
          </table:table-cell>
          <table:table-cell table:formula="of:=LOG([.AD23])" office:value-type="float" office:value="1.36172783601759" calcext:value-type="float">
            <text:p>1.36172783601759</text:p>
          </table:table-cell>
          <table:table-cell table:formula="of:=LOG([.AE23])" office:value-type="float" office:value="1.39794000867204" calcext:value-type="float">
            <text:p>1.39794000867204</text:p>
          </table:table-cell>
          <table:table-cell table:formula="of:=LOG([.AF23])" office:value-type="float" office:value="1.46239799789896" calcext:value-type="float">
            <text:p>1.46239799789896</text:p>
          </table:table-cell>
          <table:table-cell table:formula="of:=LOG([.AG23])" office:value-type="float" office:value="1.49136169383427" calcext:value-type="float">
            <text:p>1.49136169383427</text:p>
          </table:table-cell>
          <table:table-cell table:formula="of:=LOG([.AH23])" office:value-type="float" office:value="1.51851393987789" calcext:value-type="float">
            <text:p>1.51851393987789</text:p>
          </table:table-cell>
          <table:table-cell table:formula="of:=LOG([.AI23])" office:value-type="float" office:value="1.56820172406699" calcext:value-type="float">
            <text:p>1.56820172406699</text:p>
          </table:table-cell>
          <table:table-cell table:formula="of:=LOG([.AJ23])" office:value-type="float" office:value="1.61278385671974" calcext:value-type="float">
            <text:p>1.61278385671974</text:p>
          </table:table-cell>
          <table:table-cell table:formula="of:=LOG([.AK23])" office:value-type="float" office:value="1.69897000433602" calcext:value-type="float">
            <text:p>1.69897000433602</text:p>
          </table:table-cell>
          <table:table-cell table:formula="of:=LOG([.AL23])" office:value-type="float" office:value="1.73239375982297" calcext:value-type="float">
            <text:p>1.73239375982297</text:p>
          </table:table-cell>
          <table:table-cell table:formula="of:=LOG([.AM23])" office:value-type="float" office:value="1.75587485567249" calcext:value-type="float">
            <text:p>1.75587485567249</text:p>
          </table:table-cell>
          <table:table-cell table:formula="of:=LOG([.AN23])" office:value-type="float" office:value="1.76342799356294" calcext:value-type="float">
            <text:p>1.76342799356294</text:p>
          </table:table-cell>
          <table:table-cell table:formula="of:=LOG([.AO23])" office:value-type="float" office:value="1.79934054945358" calcext:value-type="float">
            <text:p>1.79934054945358</text:p>
          </table:table-cell>
          <table:table-cell table:formula="of:=LOG([.AP23])" office:value-type="float" office:value="1.83250891270624" calcext:value-type="float">
            <text:p>1.83250891270624</text:p>
          </table:table-cell>
          <table:table-cell table:formula="of:=LOG([.AQ23])" office:value-type="float" office:value="1.86332286012046" calcext:value-type="float">
            <text:p>1.86332286012046</text:p>
          </table:table-cell>
          <table:table-cell table:formula="of:=LOG([.AR23])" office:value-type="float" office:value="1.89209460269048" calcext:value-type="float">
            <text:p>1.89209460269048</text:p>
          </table:table-cell>
          <table:table-cell table:formula="of:=LOG([.AS23])" office:value-type="float" office:value="1.93951925261862" calcext:value-type="float">
            <text:p>1.93951925261862</text:p>
          </table:table-cell>
          <table:table-cell table:formula="of:=LOG([.AT23])" office:value-type="float" office:value="1.9731278535997" calcext:value-type="float">
            <text:p>1.9731278535997</text:p>
          </table:table-cell>
          <table:table-cell table:formula="of:=LOG([.AU23])" office:value-type="float" office:value="1.98677173426624" calcext:value-type="float">
            <text:p>1.98677173426624</text:p>
          </table:table-cell>
          <table:table-cell table:formula="of:=LOG([.AV23])" office:value-type="float" office:value="2.01283722470517" calcext:value-type="float">
            <text:p>2.01283722470517</text:p>
          </table:table-cell>
          <table:table-cell table:formula="of:=LOG([.AW23])" office:value-type="float" office:value="2.04139268515822" calcext:value-type="float">
            <text:p>2.04139268515822</text:p>
          </table:table-cell>
          <table:table-cell table:formula="of:=LOG([.AX23])" office:value-type="float" office:value="2.06818586174616" calcext:value-type="float">
            <text:p>2.06818586174616</text:p>
          </table:table-cell>
          <table:table-cell table:formula="of:=LOG([.AY23])" office:value-type="float" office:value="2.07918124604762" calcext:value-type="float">
            <text:p>2.07918124604762</text:p>
          </table:table-cell>
          <table:table-cell table:formula="of:=LOG([.AZ23])" office:value-type="float" office:value="2.0899051114394" calcext:value-type="float">
            <text:p>2.0899051114394</text:p>
          </table:table-cell>
          <table:table-cell table:formula="of:=LOG([.BA23])" office:value-type="float" office:value="2.12385164096709" calcext:value-type="float">
            <text:p>2.12385164096709</text:p>
          </table:table-cell>
          <table:table-cell table:formula="of:=LOG([.BB23])" office:value-type="float" office:value="2.14301480025409" calcext:value-type="float">
            <text:p>2.14301480025409</text:p>
          </table:table-cell>
          <table:table-cell table:formula="of:=LOG([.BC23])" office:value-type="float" office:value="2.17026171539496" calcext:value-type="float">
            <text:p>2.17026171539496</text:p>
          </table:table-cell>
          <table:table-cell table:formula="of:=LOG([.BD23])" office:value-type="float" office:value="2.20139712432045" calcext:value-type="float">
            <text:p>2.20139712432045</text:p>
          </table:table-cell>
          <table:table-cell table:formula="of:=LOG([.BE23])" office:value-type="float" office:value="2.21218760440396" calcext:value-type="float">
            <text:p>2.21218760440396</text:p>
          </table:table-cell>
          <table:table-cell table:formula="of:=LOG([.BF23])" office:value-type="float" office:value="2.23044892137827" calcext:value-type="float">
            <text:p>2.23044892137827</text:p>
          </table:table-cell>
          <table:table-cell table:formula="of:=LOG([.BG23])" office:value-type="float" office:value="2.26245108973043" calcext:value-type="float">
            <text:p>2.26245108973043</text:p>
          </table:table-cell>
          <table:table-cell table:formula="of:=LOG([.BH23])" office:value-type="float" office:value="2.29225607135648" calcext:value-type="float">
            <text:p>2.29225607135648</text:p>
          </table:table-cell>
          <table:table-cell table:formula="of:=LOG([.BI23])" office:value-type="float" office:value="2.3096301674259" calcext:value-type="float">
            <text:p>2.3096301674259</text:p>
          </table:table-cell>
          <table:table-cell table:formula="of:=LOG([.BJ23])" office:value-type="float" office:value="2.34830486304816" calcext:value-type="float">
            <text:p>2.34830486304816</text:p>
          </table:table-cell>
          <table:table-cell table:formula="of:=LOG([.BK23])" office:value-type="float" office:value="2.36735592102602" calcext:value-type="float">
            <text:p>2.36735592102602</text:p>
          </table:table-cell>
          <table:table-cell table:formula="of:=LOG([.BL23])" office:value-type="float" office:value="2.39269695325967" calcext:value-type="float">
            <text:p>2.39269695325967</text:p>
          </table:table-cell>
          <table:table-cell table:formula="of:=LOG([.BM23])" office:value-type="float" office:value="2.41161970596323" calcext:value-type="float">
            <text:p>2.41161970596323</text:p>
          </table:table-cell>
          <table:table-cell table:formula="of:=LOG([.BN23])" office:value-type="float" office:value="2.43136376415899" calcext:value-type="float">
            <text:p>2.43136376415899</text:p>
          </table:table-cell>
          <table:table-cell table:formula="of:=LOG([.BO23])" office:value-type="float" office:value="2.44870631990508" calcext:value-type="float">
            <text:p>2.44870631990508</text:p>
          </table:table-cell>
          <table:table-cell table:formula="of:=LOG([.BP23])" office:value-type="float" office:value="2.46834733041216" calcext:value-type="float">
            <text:p>2.46834733041216</text:p>
          </table:table-cell>
          <table:table-cell table:formula="of:=LOG([.BQ23])" office:value-type="float" office:value="2.48713837547719" calcext:value-type="float">
            <text:p>2.48713837547719</text:p>
          </table:table-cell>
          <table:table-cell table:formula="of:=LOG([.BR23])" office:value-type="float" office:value="2.4996870826184" calcext:value-type="float">
            <text:p>2.4996870826184</text:p>
          </table:table-cell>
          <table:table-cell table:formula="of:=LOG([.BS23])" office:value-type="float" office:value="2.52244423350632" calcext:value-type="float">
            <text:p>2.52244423350632</text:p>
          </table:table-cell>
          <table:table-cell table:formula="of:=LOG([.BT23])" office:value-type="float" office:value="2.54654266347813" calcext:value-type="float">
            <text:p>2.54654266347813</text:p>
          </table:table-cell>
          <table:table-cell table:formula="of:=LOG([.BU23])" office:value-type="float" office:value="2.55870857053317" calcext:value-type="float">
            <text:p>2.55870857053317</text:p>
          </table:table-cell>
          <table:table-cell table:formula="of:=LOG([.BV23])" office:value-type="float" office:value="2.56937390961505" calcext:value-type="float">
            <text:p>2.56937390961505</text:p>
          </table:table-cell>
          <table:table-cell table:formula="of:=LOG([.BW23])" office:value-type="float" office:value="2.59549622182557" calcext:value-type="float">
            <text:p>2.59549622182557</text:p>
          </table:table-cell>
          <table:table-cell table:formula="of:=LOG([.BX23])" office:value-type="float" office:value="2.61066016308988" calcext:value-type="float">
            <text:p>2.61066016308988</text:p>
          </table:table-cell>
          <table:table-cell table:formula="of:=LOG([.BY23])" office:value-type="float" office:value="2.61909333062674" calcext:value-type="float">
            <text:p>2.61909333062674</text:p>
          </table:table-cell>
          <table:table-cell table:formula="of:=LOG([.BZ23])" office:value-type="float" office:value="2.63447727016073" calcext:value-type="float">
            <text:p>2.63447727016073</text:p>
          </table:table-cell>
          <table:table-cell table:formula="of:=LOG([.CA23])" office:value-type="float" office:value="2.66464197555613" calcext:value-type="float">
            <text:p>2.66464197555613</text:p>
          </table:table-cell>
          <table:table-cell table:formula="of:=LOG([.CB23])" office:value-type="float" office:value="2.68214507637383" calcext:value-type="float">
            <text:p>2.68214507637383</text:p>
          </table:table-cell>
          <table:table-cell table:formula="of:=LOG([.CC23])" office:value-type="float" office:value="2.69897000433602" calcext:value-type="float">
            <text:p>2.69897000433602</text:p>
          </table:table-cell>
          <table:table-cell table:formula="of:=LOG([.CD23])" office:value-type="float" office:value="2.71096311899528" calcext:value-type="float">
            <text:p>2.71096311899528</text:p>
          </table:table-cell>
          <table:table-cell table:formula="of:=LOG([.CE23])" office:value-type="float" office:value="2.73158876518674" calcext:value-type="float">
            <text:p>2.73158876518674</text:p>
          </table:table-cell>
          <table:table-cell table:formula="of:=LOG([.CF23])" office:value-type="float" office:value="2.74896286125616" calcext:value-type="float">
            <text:p>2.74896286125616</text:p>
          </table:table-cell>
          <table:table-cell table:formula="of:=LOG([.CG23])" office:value-type="float" office:value="2.76789761601809" calcext:value-type="float">
            <text:p>2.76789761601809</text:p>
          </table:table-cell>
          <table:table-cell table:formula="of:=LOG([.CH23])" office:value-type="float" office:value="2.78746047451841" calcext:value-type="float">
            <text:p>2.78746047451841</text:p>
          </table:table-cell>
          <table:table-cell table:formula="of:=LOG([.CI23])" office:value-type="float" office:value="2.80140371001735" calcext:value-type="float">
            <text:p>2.80140371001735</text:p>
          </table:table-cell>
          <table:table-cell table:formula="of:=LOG([.CJ23])" office:value-type="float" office:value="2.81224469680037" calcext:value-type="float">
            <text:p>2.81224469680037</text:p>
          </table:table-cell>
          <table:table-cell table:formula="of:=LOG([.CK23])" office:value-type="float" office:value="2.82930377283102" calcext:value-type="float">
            <text:p>2.82930377283102</text:p>
          </table:table-cell>
          <table:table-cell table:formula="of:=LOG([.CL23])" office:value-type="float" office:value="2.84260923961056" calcext:value-type="float">
            <text:p>2.84260923961056</text:p>
          </table:table-cell>
          <table:table-cell table:formula="of:=LOG([.CM23])" office:value-type="float" office:value="2.86093662070009" calcext:value-type="float">
            <text:p>2.86093662070009</text:p>
          </table:table-cell>
          <table:table-cell table:formula="of:=LOG([.CN23])" office:value-type="float" office:value="2.87390159786446" calcext:value-type="float">
            <text:p>2.87390159786446</text:p>
          </table:table-cell>
          <table:table-cell table:formula="of:=LOG([.CO23])" office:value-type="float" office:value="2.89376176205794" calcext:value-type="float">
            <text:p>2.89376176205794</text:p>
          </table:table-cell>
          <table:table-cell table:formula="of:=LOG([.CP23])" office:value-type="float" office:value="2.90579588036787" calcext:value-type="float">
            <text:p>2.90579588036787</text:p>
          </table:table-cell>
          <table:table-cell table:formula="of:=LOG([.CQ23])" office:value-type="float" office:value="2.91698004732038" calcext:value-type="float">
            <text:p>2.91698004732038</text:p>
          </table:table-cell>
          <table:table-cell table:formula="of:=LOG([.CR23])" office:value-type="float" office:value="2.93348728784871" calcext:value-type="float">
            <text:p>2.93348728784871</text:p>
          </table:table-cell>
          <table:table-cell table:formula="of:=LOG([.CS23])" office:value-type="float" office:value="2.94890176097021" calcext:value-type="float">
            <text:p>2.94890176097021</text:p>
          </table:table-cell>
          <table:table-cell table:formula="of:=LOG([.CT23])" office:value-type="float" office:value="2.96236933567002" calcext:value-type="float">
            <text:p>2.96236933567002</text:p>
          </table:table-cell>
          <table:table-cell table:formula="of:=LOG([.CU23])" office:value-type="float" office:value="2.97451169273733" calcext:value-type="float">
            <text:p>2.97451169273733</text:p>
          </table:table-cell>
          <table:table-cell table:formula="of:=LOG([.CV23])" office:value-type="float" office:value="2.99343623049761" calcext:value-type="float">
            <text:p>2.99343623049761</text:p>
          </table:table-cell>
          <table:table-cell table:formula="of:=LOG([.CW23])" office:value-type="float" office:value="3.00646604224923" calcext:value-type="float">
            <text:p>3.00646604224923</text:p>
          </table:table-cell>
          <table:table-cell table:formula="of:=LOG([.CX23])" office:value-type="float" office:value="3.01911629044707" calcext:value-type="float">
            <text:p>3.01911629044707</text:p>
          </table:table-cell>
          <table:table-cell table:formula="of:=SLOPE([.BG78:.CX78];[.BG$56:.CX$56])" office:value-type="float" office:value="3.04757852828452" calcext:value-type="float">
            <text:p>3.04757852828452</text:p>
          </table:table-cell>
        </table:table-row>
        <table:table-row table:style-name="ro1">
          <table:table-cell table:formula="of:=LOG([.A24])" office:value-type="float" office:value="3.32221929473392" calcext:value-type="float">
            <text:p>3.32221929473392</text:p>
          </table:table-cell>
          <table:table-cell table:formula="of:=LOG([.B24])" office:value-type="string" office:string-value="" calcext:value-type="error">
            <text:p>Err:502</text:p>
          </table:table-cell>
          <table:table-cell table:formula="of:=LOG([.C24])" office:value-type="string" office:string-value="" calcext:value-type="error">
            <text:p>Err:502</text:p>
          </table:table-cell>
          <table:table-cell table:formula="of:=LOG([.D24])" office:value-type="string" office:string-value="" calcext:value-type="error">
            <text:p>Err:502</text:p>
          </table:table-cell>
          <table:table-cell table:formula="of:=LOG([.E24])" office:value-type="string" office:string-value="" calcext:value-type="error">
            <text:p>Err:502</text:p>
          </table:table-cell>
          <table:table-cell table:formula="of:=LOG([.F24])" office:value-type="string" office:string-value="" calcext:value-type="error">
            <text:p>Err:502</text:p>
          </table:table-cell>
          <table:table-cell table:formula="of:=LOG([.G24])" office:value-type="string" office:string-value="" calcext:value-type="error">
            <text:p>Err:502</text:p>
          </table:table-cell>
          <table:table-cell table:formula="of:=LOG([.H24])" office:value-type="string" office:string-value="" calcext:value-type="error">
            <text:p>Err:502</text:p>
          </table:table-cell>
          <table:table-cell table:formula="of:=LOG([.I24])" office:value-type="string" office:string-value="" calcext:value-type="error">
            <text:p>Err:502</text:p>
          </table:table-cell>
          <table:table-cell table:formula="of:=LOG([.J24])" office:value-type="float" office:value="0" calcext:value-type="float">
            <text:p>0</text:p>
          </table:table-cell>
          <table:table-cell table:formula="of:=LOG([.K24])" office:value-type="float" office:value="0" calcext:value-type="float">
            <text:p>0</text:p>
          </table:table-cell>
          <table:table-cell table:formula="of:=LOG([.L24])" office:value-type="float" office:value="0" calcext:value-type="float">
            <text:p>0</text:p>
          </table:table-cell>
          <table:table-cell table:formula="of:=LOG([.M24])" office:value-type="float" office:value="0" calcext:value-type="float">
            <text:p>0</text:p>
          </table:table-cell>
          <table:table-cell table:formula="of:=LOG([.N24])" office:value-type="float" office:value="0" calcext:value-type="float">
            <text:p>0</text:p>
          </table:table-cell>
          <table:table-cell table:formula="of:=LOG([.O24])" office:value-type="float" office:value="0.477121254719662" calcext:value-type="float">
            <text:p>0.477121254719662</text:p>
          </table:table-cell>
          <table:table-cell table:formula="of:=LOG([.P24])" office:value-type="float" office:value="0.477121254719662" calcext:value-type="float">
            <text:p>0.477121254719662</text:p>
          </table:table-cell>
          <table:table-cell table:formula="of:=LOG([.Q24])" office:value-type="float" office:value="0.477121254719662" calcext:value-type="float">
            <text:p>0.477121254719662</text:p>
          </table:table-cell>
          <table:table-cell table:formula="of:=LOG([.R24])" office:value-type="float" office:value="0.602059991327962" calcext:value-type="float">
            <text:p>0.602059991327962</text:p>
          </table:table-cell>
          <table:table-cell table:formula="of:=LOG([.S24])" office:value-type="float" office:value="0.778151250383644" calcext:value-type="float">
            <text:p>0.778151250383644</text:p>
          </table:table-cell>
          <table:table-cell table:formula="of:=LOG([.T24])" office:value-type="float" office:value="0.845098040014257" calcext:value-type="float">
            <text:p>0.845098040014257</text:p>
          </table:table-cell>
          <table:table-cell table:formula="of:=LOG([.U24])" office:value-type="float" office:value="0.845098040014257" calcext:value-type="float">
            <text:p>0.845098040014257</text:p>
          </table:table-cell>
          <table:table-cell table:formula="of:=LOG([.V24])" office:value-type="float" office:value="0.903089986991943" calcext:value-type="float">
            <text:p>0.903089986991943</text:p>
          </table:table-cell>
          <table:table-cell table:formula="of:=LOG([.W24])" office:value-type="float" office:value="0.954242509439325" calcext:value-type="float">
            <text:p>0.954242509439325</text:p>
          </table:table-cell>
          <table:table-cell table:formula="of:=LOG([.X24])" office:value-type="float" office:value="1" calcext:value-type="float">
            <text:p>1</text:p>
          </table:table-cell>
          <table:table-cell table:formula="of:=LOG([.Y24])" office:value-type="float" office:value="1.04139268515823" calcext:value-type="float">
            <text:p>1.04139268515823</text:p>
          </table:table-cell>
          <table:table-cell table:formula="of:=LOG([.Z24])" office:value-type="float" office:value="1.07918124604762" calcext:value-type="float">
            <text:p>1.07918124604762</text:p>
          </table:table-cell>
          <table:table-cell table:formula="of:=LOG([.AA24])" office:value-type="float" office:value="1.14612803567824" calcext:value-type="float">
            <text:p>1.14612803567824</text:p>
          </table:table-cell>
          <table:table-cell table:formula="of:=LOG([.AB24])" office:value-type="float" office:value="1.20411998265592" calcext:value-type="float">
            <text:p>1.20411998265592</text:p>
          </table:table-cell>
          <table:table-cell table:formula="of:=LOG([.AC24])" office:value-type="float" office:value="1.34242268082221" calcext:value-type="float">
            <text:p>1.34242268082221</text:p>
          </table:table-cell>
          <table:table-cell table:formula="of:=LOG([.AD24])" office:value-type="float" office:value="1.39794000867204" calcext:value-type="float">
            <text:p>1.39794000867204</text:p>
          </table:table-cell>
          <table:table-cell table:formula="of:=LOG([.AE24])" office:value-type="float" office:value="1.41497334797082" calcext:value-type="float">
            <text:p>1.41497334797082</text:p>
          </table:table-cell>
          <table:table-cell table:formula="of:=LOG([.AF24])" office:value-type="float" office:value="1.46239799789896" calcext:value-type="float">
            <text:p>1.46239799789896</text:p>
          </table:table-cell>
          <table:table-cell table:formula="of:=LOG([.AG24])" office:value-type="float" office:value="1.53147891704226" calcext:value-type="float">
            <text:p>1.53147891704226</text:p>
          </table:table-cell>
          <table:table-cell table:formula="of:=LOG([.AH24])" office:value-type="float" office:value="1.53147891704226" calcext:value-type="float">
            <text:p>1.53147891704226</text:p>
          </table:table-cell>
          <table:table-cell table:formula="of:=LOG([.AI24])" office:value-type="float" office:value="1.57978359661681" calcext:value-type="float">
            <text:p>1.57978359661681</text:p>
          </table:table-cell>
          <table:table-cell table:formula="of:=LOG([.AJ24])" office:value-type="float" office:value="1.60205999132796" calcext:value-type="float">
            <text:p>1.60205999132796</text:p>
          </table:table-cell>
          <table:table-cell table:formula="of:=LOG([.AK24])" office:value-type="float" office:value="1.65321251377534" calcext:value-type="float">
            <text:p>1.65321251377534</text:p>
          </table:table-cell>
          <table:table-cell table:formula="of:=LOG([.AL24])" office:value-type="float" office:value="1.68124123737559" calcext:value-type="float">
            <text:p>1.68124123737559</text:p>
          </table:table-cell>
          <table:table-cell table:formula="of:=LOG([.AM24])" office:value-type="float" office:value="1.7160033436348" calcext:value-type="float">
            <text:p>1.7160033436348</text:p>
          </table:table-cell>
          <table:table-cell table:formula="of:=LOG([.AN24])" office:value-type="float" office:value="1.75587485567249" calcext:value-type="float">
            <text:p>1.75587485567249</text:p>
          </table:table-cell>
          <table:table-cell table:formula="of:=LOG([.AO24])" office:value-type="float" office:value="1.78532983501077" calcext:value-type="float">
            <text:p>1.78532983501077</text:p>
          </table:table-cell>
          <table:table-cell table:formula="of:=LOG([.AP24])" office:value-type="float" office:value="1.81954393554187" calcext:value-type="float">
            <text:p>1.81954393554187</text:p>
          </table:table-cell>
          <table:table-cell table:formula="of:=LOG([.AQ24])" office:value-type="float" office:value="1.86332286012046" calcext:value-type="float">
            <text:p>1.86332286012046</text:p>
          </table:table-cell>
          <table:table-cell table:formula="of:=LOG([.AR24])" office:value-type="float" office:value="1.90308998699194" calcext:value-type="float">
            <text:p>1.90308998699194</text:p>
          </table:table-cell>
          <table:table-cell table:formula="of:=LOG([.AS24])" office:value-type="float" office:value="1.93449845124357" calcext:value-type="float">
            <text:p>1.93449845124357</text:p>
          </table:table-cell>
          <table:table-cell table:formula="of:=LOG([.AT24])" office:value-type="float" office:value="1.94939000664491" calcext:value-type="float">
            <text:p>1.94939000664491</text:p>
          </table:table-cell>
          <table:table-cell table:formula="of:=LOG([.AU24])" office:value-type="float" office:value="1.9912260756925" calcext:value-type="float">
            <text:p>1.9912260756925</text:p>
          </table:table-cell>
          <table:table-cell table:formula="of:=LOG([.AV24])" office:value-type="float" office:value="2.01283722470517" calcext:value-type="float">
            <text:p>2.01283722470517</text:p>
          </table:table-cell>
          <table:table-cell table:formula="of:=LOG([.AW24])" office:value-type="float" office:value="2.04921802267018" calcext:value-type="float">
            <text:p>2.04921802267018</text:p>
          </table:table-cell>
          <table:table-cell table:formula="of:=LOG([.AX24])" office:value-type="float" office:value="2.07918124604762" calcext:value-type="float">
            <text:p>2.07918124604762</text:p>
          </table:table-cell>
          <table:table-cell table:formula="of:=LOG([.AY24])" office:value-type="float" office:value="2.10037054511756" calcext:value-type="float">
            <text:p>2.10037054511756</text:p>
          </table:table-cell>
          <table:table-cell table:formula="of:=LOG([.AZ24])" office:value-type="float" office:value="2.12385164096709" calcext:value-type="float">
            <text:p>2.12385164096709</text:p>
          </table:table-cell>
          <table:table-cell table:formula="of:=LOG([.BA24])" office:value-type="float" office:value="2.15533603746506" calcext:value-type="float">
            <text:p>2.15533603746506</text:p>
          </table:table-cell>
          <table:table-cell table:formula="of:=LOG([.BB24])" office:value-type="float" office:value="2.17897694729317" calcext:value-type="float">
            <text:p>2.17897694729317</text:p>
          </table:table-cell>
          <table:table-cell table:formula="of:=LOG([.BC24])" office:value-type="float" office:value="2.19033169817029" calcext:value-type="float">
            <text:p>2.19033169817029</text:p>
          </table:table-cell>
          <table:table-cell table:formula="of:=LOG([.BD24])" office:value-type="float" office:value="2.20411998265592" calcext:value-type="float">
            <text:p>2.20411998265592</text:p>
          </table:table-cell>
          <table:table-cell table:formula="of:=LOG([.BE24])" office:value-type="float" office:value="2.24303804868629" calcext:value-type="float">
            <text:p>2.24303804868629</text:p>
          </table:table-cell>
          <table:table-cell table:formula="of:=LOG([.BF24])" office:value-type="float" office:value="2.27646180417324" calcext:value-type="float">
            <text:p>2.27646180417324</text:p>
          </table:table-cell>
          <table:table-cell table:formula="of:=LOG([.BG24])" office:value-type="float" office:value="2.3096301674259" calcext:value-type="float">
            <text:p>2.3096301674259</text:p>
          </table:table-cell>
          <table:table-cell table:formula="of:=LOG([.BH24])" office:value-type="float" office:value="2.33445375115093" calcext:value-type="float">
            <text:p>2.33445375115093</text:p>
          </table:table-cell>
          <table:table-cell table:formula="of:=LOG([.BI24])" office:value-type="float" office:value="2.35218251811136" calcext:value-type="float">
            <text:p>2.35218251811136</text:p>
          </table:table-cell>
          <table:table-cell table:formula="of:=LOG([.BJ24])" office:value-type="float" office:value="2.37291200297011" calcext:value-type="float">
            <text:p>2.37291200297011</text:p>
          </table:table-cell>
          <table:table-cell table:formula="of:=LOG([.BK24])" office:value-type="float" office:value="2.39619934709574" calcext:value-type="float">
            <text:p>2.39619934709574</text:p>
          </table:table-cell>
          <table:table-cell table:formula="of:=LOG([.BL24])" office:value-type="float" office:value="2.41161970596323" calcext:value-type="float">
            <text:p>2.41161970596323</text:p>
          </table:table-cell>
          <table:table-cell table:formula="of:=LOG([.BM24])" office:value-type="float" office:value="2.43296929087441" calcext:value-type="float">
            <text:p>2.43296929087441</text:p>
          </table:table-cell>
          <table:table-cell table:formula="of:=LOG([.BN24])" office:value-type="float" office:value="2.45024910831936" calcext:value-type="float">
            <text:p>2.45024910831936</text:p>
          </table:table-cell>
          <table:table-cell table:formula="of:=LOG([.BO24])" office:value-type="float" office:value="2.46686762035411" calcext:value-type="float">
            <text:p>2.46686762035411</text:p>
          </table:table-cell>
          <table:table-cell table:formula="of:=LOG([.BP24])" office:value-type="float" office:value="2.49415459401844" calcext:value-type="float">
            <text:p>2.49415459401844</text:p>
          </table:table-cell>
          <table:table-cell table:formula="of:=LOG([.BQ24])" office:value-type="float" office:value="2.50785587169583" calcext:value-type="float">
            <text:p>2.50785587169583</text:p>
          </table:table-cell>
          <table:table-cell table:formula="of:=LOG([.BR24])" office:value-type="float" office:value="2.53529412004277" calcext:value-type="float">
            <text:p>2.53529412004277</text:p>
          </table:table-cell>
          <table:table-cell table:formula="of:=LOG([.BS24])" office:value-type="float" office:value="2.55266821611219" calcext:value-type="float">
            <text:p>2.55266821611219</text:p>
          </table:table-cell>
          <table:table-cell table:formula="of:=LOG([.BT24])" office:value-type="float" office:value="2.57170883180869" calcext:value-type="float">
            <text:p>2.57170883180869</text:p>
          </table:table-cell>
          <table:table-cell table:formula="of:=LOG([.BU24])" office:value-type="float" office:value="2.58319877396862" calcext:value-type="float">
            <text:p>2.58319877396862</text:p>
          </table:table-cell>
          <table:table-cell table:formula="of:=LOG([.BV24])" office:value-type="float" office:value="2.60422605308447" calcext:value-type="float">
            <text:p>2.60422605308447</text:p>
          </table:table-cell>
          <table:table-cell table:formula="of:=LOG([.BW24])" office:value-type="float" office:value="2.61909333062674" calcext:value-type="float">
            <text:p>2.61909333062674</text:p>
          </table:table-cell>
          <table:table-cell table:formula="of:=LOG([.BX24])" office:value-type="float" office:value="2.6414741105041" calcext:value-type="float">
            <text:p>2.6414741105041</text:p>
          </table:table-cell>
          <table:table-cell table:formula="of:=LOG([.BY24])" office:value-type="float" office:value="2.64933485871214" calcext:value-type="float">
            <text:p>2.64933485871214</text:p>
          </table:table-cell>
          <table:table-cell table:formula="of:=LOG([.BZ24])" office:value-type="float" office:value="2.67209785793572" calcext:value-type="float">
            <text:p>2.67209785793572</text:p>
          </table:table-cell>
          <table:table-cell table:formula="of:=LOG([.CA24])" office:value-type="float" office:value="2.69372694892365" calcext:value-type="float">
            <text:p>2.69372694892365</text:p>
          </table:table-cell>
          <table:table-cell table:formula="of:=LOG([.CB24])" office:value-type="float" office:value="2.71349054309394" calcext:value-type="float">
            <text:p>2.71349054309394</text:p>
          </table:table-cell>
          <table:table-cell table:formula="of:=LOG([.CC24])" office:value-type="float" office:value="2.72672720902657" calcext:value-type="float">
            <text:p>2.72672720902657</text:p>
          </table:table-cell>
          <table:table-cell table:formula="of:=LOG([.CD24])" office:value-type="float" office:value="2.7427251313047" calcext:value-type="float">
            <text:p>2.7427251313047</text:p>
          </table:table-cell>
          <table:table-cell table:formula="of:=LOG([.CE24])" office:value-type="float" office:value="2.76715586608218" calcext:value-type="float">
            <text:p>2.76715586608218</text:p>
          </table:table-cell>
          <table:table-cell table:formula="of:=LOG([.CF24])" office:value-type="float" office:value="2.78746047451841" calcext:value-type="float">
            <text:p>2.78746047451841</text:p>
          </table:table-cell>
          <table:table-cell table:formula="of:=LOG([.CG24])" office:value-type="float" office:value="2.80482067872116" calcext:value-type="float">
            <text:p>2.80482067872116</text:p>
          </table:table-cell>
          <table:table-cell table:formula="of:=LOG([.CH24])" office:value-type="float" office:value="2.82477646247555" calcext:value-type="float">
            <text:p>2.82477646247555</text:p>
          </table:table-cell>
          <table:table-cell table:formula="of:=LOG([.CI24])" office:value-type="float" office:value="2.83569057149243" calcext:value-type="float">
            <text:p>2.83569057149243</text:p>
          </table:table-cell>
          <table:table-cell table:formula="of:=LOG([.CJ24])" office:value-type="float" office:value="2.85064623518307" calcext:value-type="float">
            <text:p>2.85064623518307</text:p>
          </table:table-cell>
          <table:table-cell table:formula="of:=LOG([.CK24])" office:value-type="float" office:value="2.86923171973098" calcext:value-type="float">
            <text:p>2.86923171973098</text:p>
          </table:table-cell>
          <table:table-cell table:formula="of:=LOG([.CL24])" office:value-type="float" office:value="2.88081359228079" calcext:value-type="float">
            <text:p>2.88081359228079</text:p>
          </table:table-cell>
          <table:table-cell table:formula="of:=LOG([.CM24])" office:value-type="float" office:value="2.8926510338773" calcext:value-type="float">
            <text:p>2.8926510338773</text:p>
          </table:table-cell>
          <table:table-cell table:formula="of:=LOG([.CN24])" office:value-type="float" office:value="2.90848501887865" calcext:value-type="float">
            <text:p>2.90848501887865</text:p>
          </table:table-cell>
          <table:table-cell table:formula="of:=LOG([.CO24])" office:value-type="float" office:value="2.9237619608287" calcext:value-type="float">
            <text:p>2.9237619608287</text:p>
          </table:table-cell>
          <table:table-cell table:formula="of:=LOG([.CP24])" office:value-type="float" office:value="2.94101424370557" calcext:value-type="float">
            <text:p>2.94101424370557</text:p>
          </table:table-cell>
          <table:table-cell table:formula="of:=LOG([.CQ24])" office:value-type="float" office:value="2.95182303531591" calcext:value-type="float">
            <text:p>2.95182303531591</text:p>
          </table:table-cell>
          <table:table-cell table:formula="of:=LOG([.CR24])" office:value-type="float" office:value="2.96142109406645" calcext:value-type="float">
            <text:p>2.96142109406645</text:p>
          </table:table-cell>
          <table:table-cell table:formula="of:=LOG([.CS24])" office:value-type="float" office:value="2.97451169273733" calcext:value-type="float">
            <text:p>2.97451169273733</text:p>
          </table:table-cell>
          <table:table-cell table:formula="of:=LOG([.CT24])" office:value-type="float" office:value="2.98944981766669" calcext:value-type="float">
            <text:p>2.98944981766669</text:p>
          </table:table-cell>
          <table:table-cell table:formula="of:=LOG([.CU24])" office:value-type="float" office:value="3.00302947055362" calcext:value-type="float">
            <text:p>3.00302947055362</text:p>
          </table:table-cell>
          <table:table-cell table:formula="of:=LOG([.CV24])" office:value-type="float" office:value="3.01452053875792" calcext:value-type="float">
            <text:p>3.01452053875792</text:p>
          </table:table-cell>
          <table:table-cell table:formula="of:=LOG([.CW24])" office:value-type="float" office:value="3.0265332645233" calcext:value-type="float">
            <text:p>3.0265332645233</text:p>
          </table:table-cell>
          <table:table-cell table:formula="of:=LOG([.CX24])" office:value-type="float" office:value="3.03981055414835" calcext:value-type="float">
            <text:p>3.03981055414835</text:p>
          </table:table-cell>
          <table:table-cell table:formula="of:=SLOPE([.BG79:.CX79];[.BG$56:.CX$56])" office:value-type="float" office:value="3.04528201117772" calcext:value-type="float">
            <text:p>3.04528201117772</text:p>
          </table:table-cell>
        </table:table-row>
        <table:table-row table:style-name="ro1">
          <table:table-cell table:formula="of:=LOG([.A25])" office:value-type="float" office:value="3.34242268082221" calcext:value-type="float">
            <text:p>3.34242268082221</text:p>
          </table:table-cell>
          <table:table-cell table:formula="of:=LOG([.B25])" office:value-type="string" office:string-value="" calcext:value-type="error">
            <text:p>Err:502</text:p>
          </table:table-cell>
          <table:table-cell table:formula="of:=LOG([.C25])" office:value-type="string" office:string-value="" calcext:value-type="error">
            <text:p>Err:502</text:p>
          </table:table-cell>
          <table:table-cell table:formula="of:=LOG([.D25])" office:value-type="string" office:string-value="" calcext:value-type="error">
            <text:p>Err:502</text:p>
          </table:table-cell>
          <table:table-cell table:formula="of:=LOG([.E25])" office:value-type="string" office:string-value="" calcext:value-type="error">
            <text:p>Err:502</text:p>
          </table:table-cell>
          <table:table-cell table:formula="of:=LOG([.F25])" office:value-type="string" office:string-value="" calcext:value-type="error">
            <text:p>Err:502</text:p>
          </table:table-cell>
          <table:table-cell table:formula="of:=LOG([.G25])" office:value-type="string" office:string-value="" calcext:value-type="error">
            <text:p>Err:502</text:p>
          </table:table-cell>
          <table:table-cell table:formula="of:=LOG([.H25])" office:value-type="string" office:string-value="" calcext:value-type="error">
            <text:p>Err:502</text:p>
          </table:table-cell>
          <table:table-cell table:formula="of:=LOG([.I25])" office:value-type="string" office:string-value="" calcext:value-type="error">
            <text:p>Err:502</text:p>
          </table:table-cell>
          <table:table-cell table:formula="of:=LOG([.J25])" office:value-type="string" office:string-value="" calcext:value-type="error">
            <text:p>Err:502</text:p>
          </table:table-cell>
          <table:table-cell table:formula="of:=LOG([.K25])" office:value-type="string" office:string-value="" calcext:value-type="error">
            <text:p>Err:502</text:p>
          </table:table-cell>
          <table:table-cell table:formula="of:=LOG([.L25])" office:value-type="float" office:value="0" calcext:value-type="float">
            <text:p>0</text:p>
          </table:table-cell>
          <table:table-cell table:formula="of:=LOG([.M25])" office:value-type="float" office:value="0" calcext:value-type="float">
            <text:p>0</text:p>
          </table:table-cell>
          <table:table-cell table:formula="of:=LOG([.N25])" office:value-type="float" office:value="0.301029995663981" calcext:value-type="float">
            <text:p>0.301029995663981</text:p>
          </table:table-cell>
          <table:table-cell table:formula="of:=LOG([.O25])" office:value-type="float" office:value="0.477121254719662" calcext:value-type="float">
            <text:p>0.477121254719662</text:p>
          </table:table-cell>
          <table:table-cell table:formula="of:=LOG([.P25])" office:value-type="float" office:value="0.602059991327962" calcext:value-type="float">
            <text:p>0.602059991327962</text:p>
          </table:table-cell>
          <table:table-cell table:formula="of:=LOG([.Q25])" office:value-type="float" office:value="0.602059991327962" calcext:value-type="float">
            <text:p>0.602059991327962</text:p>
          </table:table-cell>
          <table:table-cell table:formula="of:=LOG([.R25])" office:value-type="float" office:value="0.602059991327962" calcext:value-type="float">
            <text:p>0.602059991327962</text:p>
          </table:table-cell>
          <table:table-cell table:formula="of:=LOG([.S25])" office:value-type="float" office:value="0.698970004336019" calcext:value-type="float">
            <text:p>0.698970004336019</text:p>
          </table:table-cell>
          <table:table-cell table:formula="of:=LOG([.T25])" office:value-type="float" office:value="0.903089986991943" calcext:value-type="float">
            <text:p>0.903089986991943</text:p>
          </table:table-cell>
          <table:table-cell table:formula="of:=LOG([.U25])" office:value-type="float" office:value="0.903089986991943" calcext:value-type="float">
            <text:p>0.903089986991943</text:p>
          </table:table-cell>
          <table:table-cell table:formula="of:=LOG([.V25])" office:value-type="float" office:value="0.954242509439325" calcext:value-type="float">
            <text:p>0.954242509439325</text:p>
          </table:table-cell>
          <table:table-cell table:formula="of:=LOG([.W25])" office:value-type="float" office:value="1.04139268515823" calcext:value-type="float">
            <text:p>1.04139268515823</text:p>
          </table:table-cell>
          <table:table-cell table:formula="of:=LOG([.X25])" office:value-type="float" office:value="1.17609125905568" calcext:value-type="float">
            <text:p>1.17609125905568</text:p>
          </table:table-cell>
          <table:table-cell table:formula="of:=LOG([.Y25])" office:value-type="float" office:value="1.20411998265592" calcext:value-type="float">
            <text:p>1.20411998265592</text:p>
          </table:table-cell>
          <table:table-cell table:formula="of:=LOG([.Z25])" office:value-type="float" office:value="1.27875360095283" calcext:value-type="float">
            <text:p>1.27875360095283</text:p>
          </table:table-cell>
          <table:table-cell table:formula="of:=LOG([.AA25])" office:value-type="float" office:value="1.34242268082221" calcext:value-type="float">
            <text:p>1.34242268082221</text:p>
          </table:table-cell>
          <table:table-cell table:formula="of:=LOG([.AB25])" office:value-type="float" office:value="1.38021124171161" calcext:value-type="float">
            <text:p>1.38021124171161</text:p>
          </table:table-cell>
          <table:table-cell table:formula="of:=LOG([.AC25])" office:value-type="float" office:value="1.41497334797082" calcext:value-type="float">
            <text:p>1.41497334797082</text:p>
          </table:table-cell>
          <table:table-cell table:formula="of:=LOG([.AD25])" office:value-type="float" office:value="1.43136376415899" calcext:value-type="float">
            <text:p>1.43136376415899</text:p>
          </table:table-cell>
          <table:table-cell table:formula="of:=LOG([.AE25])" office:value-type="float" office:value="1.47712125471966" calcext:value-type="float">
            <text:p>1.47712125471966</text:p>
          </table:table-cell>
          <table:table-cell table:formula="of:=LOG([.AF25])" office:value-type="float" office:value="1.53147891704226" calcext:value-type="float">
            <text:p>1.53147891704226</text:p>
          </table:table-cell>
          <table:table-cell table:formula="of:=LOG([.AG25])" office:value-type="float" office:value="1.56820172406699" calcext:value-type="float">
            <text:p>1.56820172406699</text:p>
          </table:table-cell>
          <table:table-cell table:formula="of:=LOG([.AH25])" office:value-type="float" office:value="1.61278385671974" calcext:value-type="float">
            <text:p>1.61278385671974</text:p>
          </table:table-cell>
          <table:table-cell table:formula="of:=LOG([.AI25])" office:value-type="float" office:value="1.66275783168157" calcext:value-type="float">
            <text:p>1.66275783168157</text:p>
          </table:table-cell>
          <table:table-cell table:formula="of:=LOG([.AJ25])" office:value-type="float" office:value="1.69019608002851" calcext:value-type="float">
            <text:p>1.69019608002851</text:p>
          </table:table-cell>
          <table:table-cell table:formula="of:=LOG([.AK25])" office:value-type="float" office:value="1.74036268949424" calcext:value-type="float">
            <text:p>1.74036268949424</text:p>
          </table:table-cell>
          <table:table-cell table:formula="of:=LOG([.AL25])" office:value-type="float" office:value="1.76342799356294" calcext:value-type="float">
            <text:p>1.76342799356294</text:p>
          </table:table-cell>
          <table:table-cell table:formula="of:=LOG([.AM25])" office:value-type="float" office:value="1.77085201164214" calcext:value-type="float">
            <text:p>1.77085201164214</text:p>
          </table:table-cell>
          <table:table-cell table:formula="of:=LOG([.AN25])" office:value-type="float" office:value="1.81954393554187" calcext:value-type="float">
            <text:p>1.81954393554187</text:p>
          </table:table-cell>
          <table:table-cell table:formula="of:=LOG([.AO25])" office:value-type="float" office:value="1.84509804001426" calcext:value-type="float">
            <text:p>1.84509804001426</text:p>
          </table:table-cell>
          <table:table-cell table:formula="of:=LOG([.AP25])" office:value-type="float" office:value="1.86923171973098" calcext:value-type="float">
            <text:p>1.86923171973098</text:p>
          </table:table-cell>
          <table:table-cell table:formula="of:=LOG([.AQ25])" office:value-type="float" office:value="1.89762709129044" calcext:value-type="float">
            <text:p>1.89762709129044</text:p>
          </table:table-cell>
          <table:table-cell table:formula="of:=LOG([.AR25])" office:value-type="float" office:value="1.92941892571429" calcext:value-type="float">
            <text:p>1.92941892571429</text:p>
          </table:table-cell>
          <table:table-cell table:formula="of:=LOG([.AS25])" office:value-type="float" office:value="1.95424250943932" calcext:value-type="float">
            <text:p>1.95424250943932</text:p>
          </table:table-cell>
          <table:table-cell table:formula="of:=LOG([.AT25])" office:value-type="float" office:value="1.9912260756925" calcext:value-type="float">
            <text:p>1.9912260756925</text:p>
          </table:table-cell>
          <table:table-cell table:formula="of:=LOG([.AU25])" office:value-type="float" office:value="2.01283722470517" calcext:value-type="float">
            <text:p>2.01283722470517</text:p>
          </table:table-cell>
          <table:table-cell table:formula="of:=LOG([.AV25])" office:value-type="float" office:value="2.05307844348342" calcext:value-type="float">
            <text:p>2.05307844348342</text:p>
          </table:table-cell>
          <table:table-cell table:formula="of:=LOG([.AW25])" office:value-type="float" office:value="2.09342168516224" calcext:value-type="float">
            <text:p>2.09342168516224</text:p>
          </table:table-cell>
          <table:table-cell table:formula="of:=LOG([.AX25])" office:value-type="float" office:value="2.11058971029925" calcext:value-type="float">
            <text:p>2.11058971029925</text:p>
          </table:table-cell>
          <table:table-cell table:formula="of:=LOG([.AY25])" office:value-type="float" office:value="2.14301480025409" calcext:value-type="float">
            <text:p>2.14301480025409</text:p>
          </table:table-cell>
          <table:table-cell table:formula="of:=LOG([.AZ25])" office:value-type="float" office:value="2.15836249209525" calcext:value-type="float">
            <text:p>2.15836249209525</text:p>
          </table:table-cell>
          <table:table-cell table:formula="of:=LOG([.BA25])" office:value-type="float" office:value="2.1846914308176" calcext:value-type="float">
            <text:p>2.1846914308176</text:p>
          </table:table-cell>
          <table:table-cell table:formula="of:=LOG([.BB25])" office:value-type="float" office:value="2.20682587603185" calcext:value-type="float">
            <text:p>2.20682587603185</text:p>
          </table:table-cell>
          <table:table-cell table:formula="of:=LOG([.BC25])" office:value-type="float" office:value="2.2380461031288" calcext:value-type="float">
            <text:p>2.2380461031288</text:p>
          </table:table-cell>
          <table:table-cell table:formula="of:=LOG([.BD25])" office:value-type="float" office:value="2.25527250510331" calcext:value-type="float">
            <text:p>2.25527250510331</text:p>
          </table:table-cell>
          <table:table-cell table:formula="of:=LOG([.BE25])" office:value-type="float" office:value="2.2718416065365" calcext:value-type="float">
            <text:p>2.2718416065365</text:p>
          </table:table-cell>
          <table:table-cell table:formula="of:=LOG([.BF25])" office:value-type="float" office:value="2.29003461136252" calcext:value-type="float">
            <text:p>2.29003461136252</text:p>
          </table:table-cell>
          <table:table-cell table:formula="of:=LOG([.BG25])" office:value-type="float" office:value="2.31386722036915" calcext:value-type="float">
            <text:p>2.31386722036915</text:p>
          </table:table-cell>
          <table:table-cell table:formula="of:=LOG([.BH25])" office:value-type="float" office:value="2.3384564936046" calcext:value-type="float">
            <text:p>2.3384564936046</text:p>
          </table:table-cell>
          <table:table-cell table:formula="of:=LOG([.BI25])" office:value-type="float" office:value="2.35793484700045" calcext:value-type="float">
            <text:p>2.35793484700045</text:p>
          </table:table-cell>
          <table:table-cell table:formula="of:=LOG([.BJ25])" office:value-type="float" office:value="2.38021124171161" calcext:value-type="float">
            <text:p>2.38021124171161</text:p>
          </table:table-cell>
          <table:table-cell table:formula="of:=LOG([.BK25])" office:value-type="float" office:value="2.40993312333129" calcext:value-type="float">
            <text:p>2.40993312333129</text:p>
          </table:table-cell>
          <table:table-cell table:formula="of:=LOG([.BL25])" office:value-type="float" office:value="2.44715803134222" calcext:value-type="float">
            <text:p>2.44715803134222</text:p>
          </table:table-cell>
          <table:table-cell table:formula="of:=LOG([.BM25])" office:value-type="float" office:value="2.45939248775923" calcext:value-type="float">
            <text:p>2.45939248775923</text:p>
          </table:table-cell>
          <table:table-cell table:formula="of:=LOG([.BN25])" office:value-type="float" office:value="2.47856649559384" calcext:value-type="float">
            <text:p>2.47856649559384</text:p>
          </table:table-cell>
          <table:table-cell table:formula="of:=LOG([.BO25])" office:value-type="float" office:value="2.49415459401844" calcext:value-type="float">
            <text:p>2.49415459401844</text:p>
          </table:table-cell>
          <table:table-cell table:formula="of:=LOG([.BP25])" office:value-type="float" office:value="2.51188336097887" calcext:value-type="float">
            <text:p>2.51188336097887</text:p>
          </table:table-cell>
          <table:table-cell table:formula="of:=LOG([.BQ25])" office:value-type="float" office:value="2.52891670027765" calcext:value-type="float">
            <text:p>2.52891670027765</text:p>
          </table:table-cell>
          <table:table-cell table:formula="of:=LOG([.BR25])" office:value-type="float" office:value="2.54900326202579" calcext:value-type="float">
            <text:p>2.54900326202579</text:p>
          </table:table-cell>
          <table:table-cell table:formula="of:=LOG([.BS25])" office:value-type="float" office:value="2.5705429398819" calcext:value-type="float">
            <text:p>2.5705429398819</text:p>
          </table:table-cell>
          <table:table-cell table:formula="of:=LOG([.BT25])" office:value-type="float" office:value="2.58433122436753" calcext:value-type="float">
            <text:p>2.58433122436753</text:p>
          </table:table-cell>
          <table:table-cell table:formula="of:=LOG([.BU25])" office:value-type="float" office:value="2.60852603357719" calcext:value-type="float">
            <text:p>2.60852603357719</text:p>
          </table:table-cell>
          <table:table-cell table:formula="of:=LOG([.BV25])" office:value-type="float" office:value="2.6222140229663" calcext:value-type="float">
            <text:p>2.6222140229663</text:p>
          </table:table-cell>
          <table:table-cell table:formula="of:=LOG([.BW25])" office:value-type="float" office:value="2.63548374681491" calcext:value-type="float">
            <text:p>2.63548374681491</text:p>
          </table:table-cell>
          <table:table-cell table:formula="of:=LOG([.BX25])" office:value-type="float" office:value="2.64836001098093" calcext:value-type="float">
            <text:p>2.64836001098093</text:p>
          </table:table-cell>
          <table:table-cell table:formula="of:=LOG([.BY25])" office:value-type="float" office:value="2.65896484266443" calcext:value-type="float">
            <text:p>2.65896484266443</text:p>
          </table:table-cell>
          <table:table-cell table:formula="of:=LOG([.BZ25])" office:value-type="float" office:value="2.67024585307412" calcext:value-type="float">
            <text:p>2.67024585307412</text:p>
          </table:table-cell>
          <table:table-cell table:formula="of:=LOG([.CA25])" office:value-type="float" office:value="2.68214507637383" calcext:value-type="float">
            <text:p>2.68214507637383</text:p>
          </table:table-cell>
          <table:table-cell table:formula="of:=LOG([.CB25])" office:value-type="float" office:value="2.69722934275972" calcext:value-type="float">
            <text:p>2.69722934275972</text:p>
          </table:table-cell>
          <table:table-cell table:formula="of:=LOG([.CC25])" office:value-type="float" office:value="2.71349054309394" calcext:value-type="float">
            <text:p>2.71349054309394</text:p>
          </table:table-cell>
          <table:table-cell table:formula="of:=LOG([.CD25])" office:value-type="float" office:value="2.73319726510657" calcext:value-type="float">
            <text:p>2.73319726510657</text:p>
          </table:table-cell>
          <table:table-cell table:formula="of:=LOG([.CE25])" office:value-type="float" office:value="2.7481880270062" calcext:value-type="float">
            <text:p>2.7481880270062</text:p>
          </table:table-cell>
          <table:table-cell table:formula="of:=LOG([.CF25])" office:value-type="float" office:value="2.76492298464989" calcext:value-type="float">
            <text:p>2.76492298464989</text:p>
          </table:table-cell>
          <table:table-cell table:formula="of:=LOG([.CG25])" office:value-type="float" office:value="2.77959649125782" calcext:value-type="float">
            <text:p>2.77959649125782</text:p>
          </table:table-cell>
          <table:table-cell table:formula="of:=LOG([.CH25])" office:value-type="float" office:value="2.79448804665917" calcext:value-type="float">
            <text:p>2.79448804665917</text:p>
          </table:table-cell>
          <table:table-cell table:formula="of:=LOG([.CI25])" office:value-type="float" office:value="2.80955971463527" calcext:value-type="float">
            <text:p>2.80955971463527</text:p>
          </table:table-cell>
          <table:table-cell table:formula="of:=LOG([.CJ25])" office:value-type="float" office:value="2.82542611776782" calcext:value-type="float">
            <text:p>2.82542611776782</text:p>
          </table:table-cell>
          <table:table-cell table:formula="of:=LOG([.CK25])" office:value-type="float" office:value="2.84010609445676" calcext:value-type="float">
            <text:p>2.84010609445676</text:p>
          </table:table-cell>
          <table:table-cell table:formula="of:=LOG([.CL25])" office:value-type="float" office:value="2.86033800657099" calcext:value-type="float">
            <text:p>2.86033800657099</text:p>
          </table:table-cell>
          <table:table-cell table:formula="of:=LOG([.CM25])" office:value-type="float" office:value="2.8750612633917" calcext:value-type="float">
            <text:p>2.8750612633917</text:p>
          </table:table-cell>
          <table:table-cell table:formula="of:=LOG([.CN25])" office:value-type="float" office:value="2.89486965674525" calcext:value-type="float">
            <text:p>2.89486965674525</text:p>
          </table:table-cell>
          <table:table-cell table:formula="of:=LOG([.CO25])" office:value-type="float" office:value="2.91381385238372" calcext:value-type="float">
            <text:p>2.91381385238372</text:p>
          </table:table-cell>
          <table:table-cell table:formula="of:=LOG([.CP25])" office:value-type="float" office:value="2.92941892571429" calcext:value-type="float">
            <text:p>2.92941892571429</text:p>
          </table:table-cell>
          <table:table-cell table:formula="of:=LOG([.CQ25])" office:value-type="float" office:value="2.94645226501307" calcext:value-type="float">
            <text:p>2.94645226501307</text:p>
          </table:table-cell>
          <table:table-cell table:formula="of:=LOG([.CR25])" office:value-type="float" office:value="2.96520170102591" calcext:value-type="float">
            <text:p>2.96520170102591</text:p>
          </table:table-cell>
          <table:table-cell table:formula="of:=LOG([.CS25])" office:value-type="float" office:value="2.97909290063833" calcext:value-type="float">
            <text:p>2.97909290063833</text:p>
          </table:table-cell>
          <table:table-cell table:formula="of:=LOG([.CT25])" office:value-type="float" office:value="2.99475694458763" calcext:value-type="float">
            <text:p>2.99475694458763</text:p>
          </table:table-cell>
          <table:table-cell table:formula="of:=LOG([.CU25])" office:value-type="float" office:value="3.01157044359728" calcext:value-type="float">
            <text:p>3.01157044359728</text:p>
          </table:table-cell>
          <table:table-cell table:formula="of:=LOG([.CV25])" office:value-type="float" office:value="3.02325245963371" calcext:value-type="float">
            <text:p>3.02325245963371</text:p>
          </table:table-cell>
          <table:table-cell table:formula="of:=LOG([.CW25])" office:value-type="float" office:value="3.03941411917614" calcext:value-type="float">
            <text:p>3.03941411917614</text:p>
          </table:table-cell>
          <table:table-cell table:formula="of:=LOG([.CX25])" office:value-type="float" office:value="3.05192391604611" calcext:value-type="float">
            <text:p>3.05192391604611</text:p>
          </table:table-cell>
          <table:table-cell table:formula="of:=SLOPE([.BG80:.CX80];[.BG$56:.CX$56])" office:value-type="float" office:value="2.92420820821751" calcext:value-type="float">
            <text:p>2.92420820821751</text:p>
          </table:table-cell>
        </table:table-row>
        <table:table-row table:style-name="ro1">
          <table:table-cell table:formula="of:=LOG([.A26])" office:value-type="float" office:value="3.36172783601759" calcext:value-type="float">
            <text:p>3.36172783601759</text:p>
          </table:table-cell>
          <table:table-cell table:formula="of:=LOG([.B26])" office:value-type="string" office:string-value="" calcext:value-type="error">
            <text:p>Err:502</text:p>
          </table:table-cell>
          <table:table-cell table:formula="of:=LOG([.C26])" office:value-type="string" office:string-value="" calcext:value-type="error">
            <text:p>Err:502</text:p>
          </table:table-cell>
          <table:table-cell table:formula="of:=LOG([.D26])" office:value-type="string" office:string-value="" calcext:value-type="error">
            <text:p>Err:502</text:p>
          </table:table-cell>
          <table:table-cell table:formula="of:=LOG([.E26])" office:value-type="string" office:string-value="" calcext:value-type="error">
            <text:p>Err:502</text:p>
          </table:table-cell>
          <table:table-cell table:formula="of:=LOG([.F26])" office:value-type="string" office:string-value="" calcext:value-type="error">
            <text:p>Err:502</text:p>
          </table:table-cell>
          <table:table-cell table:formula="of:=LOG([.G26])" office:value-type="string" office:string-value="" calcext:value-type="error">
            <text:p>Err:502</text:p>
          </table:table-cell>
          <table:table-cell table:formula="of:=LOG([.H26])" office:value-type="string" office:string-value="" calcext:value-type="error">
            <text:p>Err:502</text:p>
          </table:table-cell>
          <table:table-cell table:formula="of:=LOG([.I26])" office:value-type="float" office:value="0" calcext:value-type="float">
            <text:p>0</text:p>
          </table:table-cell>
          <table:table-cell table:formula="of:=LOG([.J26])" office:value-type="float" office:value="0" calcext:value-type="float">
            <text:p>0</text:p>
          </table:table-cell>
          <table:table-cell table:formula="of:=LOG([.K26])" office:value-type="float" office:value="0" calcext:value-type="float">
            <text:p>0</text:p>
          </table:table-cell>
          <table:table-cell table:formula="of:=LOG([.L26])" office:value-type="float" office:value="0" calcext:value-type="float">
            <text:p>0</text:p>
          </table:table-cell>
          <table:table-cell table:formula="of:=LOG([.M26])" office:value-type="float" office:value="0" calcext:value-type="float">
            <text:p>0</text:p>
          </table:table-cell>
          <table:table-cell table:formula="of:=LOG([.N26])" office:value-type="float" office:value="0" calcext:value-type="float">
            <text:p>0</text:p>
          </table:table-cell>
          <table:table-cell table:formula="of:=LOG([.O26])" office:value-type="float" office:value="0.301029995663981" calcext:value-type="float">
            <text:p>0.301029995663981</text:p>
          </table:table-cell>
          <table:table-cell table:formula="of:=LOG([.P26])" office:value-type="float" office:value="0.301029995663981" calcext:value-type="float">
            <text:p>0.301029995663981</text:p>
          </table:table-cell>
          <table:table-cell table:formula="of:=LOG([.Q26])" office:value-type="float" office:value="0.301029995663981" calcext:value-type="float">
            <text:p>0.301029995663981</text:p>
          </table:table-cell>
          <table:table-cell table:formula="of:=LOG([.R26])" office:value-type="float" office:value="0.477121254719662" calcext:value-type="float">
            <text:p>0.477121254719662</text:p>
          </table:table-cell>
          <table:table-cell table:formula="of:=LOG([.S26])" office:value-type="float" office:value="0.477121254719662" calcext:value-type="float">
            <text:p>0.477121254719662</text:p>
          </table:table-cell>
          <table:table-cell table:formula="of:=LOG([.T26])" office:value-type="float" office:value="0.778151250383644" calcext:value-type="float">
            <text:p>0.778151250383644</text:p>
          </table:table-cell>
          <table:table-cell table:formula="of:=LOG([.U26])" office:value-type="float" office:value="0.903089986991943" calcext:value-type="float">
            <text:p>0.903089986991943</text:p>
          </table:table-cell>
          <table:table-cell table:formula="of:=LOG([.V26])" office:value-type="float" office:value="0.954242509439325" calcext:value-type="float">
            <text:p>0.954242509439325</text:p>
          </table:table-cell>
          <table:table-cell table:formula="of:=LOG([.W26])" office:value-type="float" office:value="1.04139268515823" calcext:value-type="float">
            <text:p>1.04139268515823</text:p>
          </table:table-cell>
          <table:table-cell table:formula="of:=LOG([.X26])" office:value-type="float" office:value="1.07918124604762" calcext:value-type="float">
            <text:p>1.07918124604762</text:p>
          </table:table-cell>
          <table:table-cell table:formula="of:=LOG([.Y26])" office:value-type="float" office:value="1.11394335230684" calcext:value-type="float">
            <text:p>1.11394335230684</text:p>
          </table:table-cell>
          <table:table-cell table:formula="of:=LOG([.Z26])" office:value-type="float" office:value="1.11394335230684" calcext:value-type="float">
            <text:p>1.11394335230684</text:p>
          </table:table-cell>
          <table:table-cell table:formula="of:=LOG([.AA26])" office:value-type="float" office:value="1.20411998265592" calcext:value-type="float">
            <text:p>1.20411998265592</text:p>
          </table:table-cell>
          <table:table-cell table:formula="of:=LOG([.AB26])" office:value-type="float" office:value="1.25527250510331" calcext:value-type="float">
            <text:p>1.25527250510331</text:p>
          </table:table-cell>
          <table:table-cell table:formula="of:=LOG([.AC26])" office:value-type="float" office:value="1.32221929473392" calcext:value-type="float">
            <text:p>1.32221929473392</text:p>
          </table:table-cell>
          <table:table-cell table:formula="of:=LOG([.AD26])" office:value-type="float" office:value="1.38021124171161" calcext:value-type="float">
            <text:p>1.38021124171161</text:p>
          </table:table-cell>
          <table:table-cell table:formula="of:=LOG([.AE26])" office:value-type="float" office:value="1.46239799789896" calcext:value-type="float">
            <text:p>1.46239799789896</text:p>
          </table:table-cell>
          <table:table-cell table:formula="of:=LOG([.AF26])" office:value-type="float" office:value="1.50514997831991" calcext:value-type="float">
            <text:p>1.50514997831991</text:p>
          </table:table-cell>
          <table:table-cell table:formula="of:=LOG([.AG26])" office:value-type="float" office:value="1.53147891704226" calcext:value-type="float">
            <text:p>1.53147891704226</text:p>
          </table:table-cell>
          <table:table-cell table:formula="of:=LOG([.AH26])" office:value-type="float" office:value="1.54406804435028" calcext:value-type="float">
            <text:p>1.54406804435028</text:p>
          </table:table-cell>
          <table:table-cell table:formula="of:=LOG([.AI26])" office:value-type="float" office:value="1.5910646070265" calcext:value-type="float">
            <text:p>1.5910646070265</text:p>
          </table:table-cell>
          <table:table-cell table:formula="of:=LOG([.AJ26])" office:value-type="float" office:value="1.63346845557959" calcext:value-type="float">
            <text:p>1.63346845557959</text:p>
          </table:table-cell>
          <table:table-cell table:formula="of:=LOG([.AK26])" office:value-type="float" office:value="1.66275783168157" calcext:value-type="float">
            <text:p>1.66275783168157</text:p>
          </table:table-cell>
          <table:table-cell table:formula="of:=LOG([.AL26])" office:value-type="float" office:value="1.69019608002851" calcext:value-type="float">
            <text:p>1.69019608002851</text:p>
          </table:table-cell>
          <table:table-cell table:formula="of:=LOG([.AM26])" office:value-type="float" office:value="1.76342799356294" calcext:value-type="float">
            <text:p>1.76342799356294</text:p>
          </table:table-cell>
          <table:table-cell table:formula="of:=LOG([.AN26])" office:value-type="float" office:value="1.78532983501077" calcext:value-type="float">
            <text:p>1.78532983501077</text:p>
          </table:table-cell>
          <table:table-cell table:formula="of:=LOG([.AO26])" office:value-type="float" office:value="1.79934054945358" calcext:value-type="float">
            <text:p>1.79934054945358</text:p>
          </table:table-cell>
          <table:table-cell table:formula="of:=LOG([.AP26])" office:value-type="float" office:value="1.81954393554187" calcext:value-type="float">
            <text:p>1.81954393554187</text:p>
          </table:table-cell>
          <table:table-cell table:formula="of:=LOG([.AQ26])" office:value-type="float" office:value="1.90308998699194" calcext:value-type="float">
            <text:p>1.90308998699194</text:p>
          </table:table-cell>
          <table:table-cell table:formula="of:=LOG([.AR26])" office:value-type="float" office:value="1.93449845124357" calcext:value-type="float">
            <text:p>1.93449845124357</text:p>
          </table:table-cell>
          <table:table-cell table:formula="of:=LOG([.AS26])" office:value-type="float" office:value="1.9731278535997" calcext:value-type="float">
            <text:p>1.9731278535997</text:p>
          </table:table-cell>
          <table:table-cell table:formula="of:=LOG([.AT26])" office:value-type="float" office:value="2.00860017176192" calcext:value-type="float">
            <text:p>2.00860017176192</text:p>
          </table:table-cell>
          <table:table-cell table:formula="of:=LOG([.AU26])" office:value-type="float" office:value="2.02938377768521" calcext:value-type="float">
            <text:p>2.02938377768521</text:p>
          </table:table-cell>
          <table:table-cell table:formula="of:=LOG([.AV26])" office:value-type="float" office:value="2.05307844348342" calcext:value-type="float">
            <text:p>2.05307844348342</text:p>
          </table:table-cell>
          <table:table-cell table:formula="of:=LOG([.AW26])" office:value-type="float" office:value="2.07554696139253" calcext:value-type="float">
            <text:p>2.07554696139253</text:p>
          </table:table-cell>
          <table:table-cell table:formula="of:=LOG([.AX26])" office:value-type="float" office:value="2.10720996964787" calcext:value-type="float">
            <text:p>2.10720996964787</text:p>
          </table:table-cell>
          <table:table-cell table:formula="of:=LOG([.AY26])" office:value-type="float" office:value="2.13353890837022" calcext:value-type="float">
            <text:p>2.13353890837022</text:p>
          </table:table-cell>
          <table:table-cell table:formula="of:=LOG([.AZ26])" office:value-type="float" office:value="2.15836249209525" calcext:value-type="float">
            <text:p>2.15836249209525</text:p>
          </table:table-cell>
          <table:table-cell table:formula="of:=LOG([.BA26])" office:value-type="float" office:value="2.19033169817029" calcext:value-type="float">
            <text:p>2.19033169817029</text:p>
          </table:table-cell>
          <table:table-cell table:formula="of:=LOG([.BB26])" office:value-type="float" office:value="2.2148438480477" calcext:value-type="float">
            <text:p>2.2148438480477</text:p>
          </table:table-cell>
          <table:table-cell table:formula="of:=LOG([.BC26])" office:value-type="float" office:value="2.23299611039215" calcext:value-type="float">
            <text:p>2.23299611039215</text:p>
          </table:table-cell>
          <table:table-cell table:formula="of:=LOG([.BD26])" office:value-type="float" office:value="2.25285303097989" calcext:value-type="float">
            <text:p>2.25285303097989</text:p>
          </table:table-cell>
          <table:table-cell table:formula="of:=LOG([.BE26])" office:value-type="float" office:value="2.29225607135648" calcext:value-type="float">
            <text:p>2.29225607135648</text:p>
          </table:table-cell>
          <table:table-cell table:formula="of:=LOG([.BF26])" office:value-type="float" office:value="2.3096301674259" calcext:value-type="float">
            <text:p>2.3096301674259</text:p>
          </table:table-cell>
          <table:table-cell table:formula="of:=LOG([.BG26])" office:value-type="float" office:value="2.32633586092875" calcext:value-type="float">
            <text:p>2.32633586092875</text:p>
          </table:table-cell>
          <table:table-cell table:formula="of:=LOG([.BH26])" office:value-type="float" office:value="2.3541084391474" calcext:value-type="float">
            <text:p>2.3541084391474</text:p>
          </table:table-cell>
          <table:table-cell table:formula="of:=LOG([.BI26])" office:value-type="float" office:value="2.37839790094814" calcext:value-type="float">
            <text:p>2.37839790094814</text:p>
          </table:table-cell>
          <table:table-cell table:formula="of:=LOG([.BJ26])" office:value-type="float" office:value="2.40312052117582" calcext:value-type="float">
            <text:p>2.40312052117582</text:p>
          </table:table-cell>
          <table:table-cell table:formula="of:=LOG([.BK26])" office:value-type="float" office:value="2.42324587393681" calcext:value-type="float">
            <text:p>2.42324587393681</text:p>
          </table:table-cell>
          <table:table-cell table:formula="of:=LOG([.BL26])" office:value-type="float" office:value="2.44404479591808" calcext:value-type="float">
            <text:p>2.44404479591808</text:p>
          </table:table-cell>
          <table:table-cell table:formula="of:=LOG([.BM26])" office:value-type="float" office:value="2.45788189673399" calcext:value-type="float">
            <text:p>2.45788189673399</text:p>
          </table:table-cell>
          <table:table-cell table:formula="of:=LOG([.BN26])" office:value-type="float" office:value="2.47856649559384" calcext:value-type="float">
            <text:p>2.47856649559384</text:p>
          </table:table-cell>
          <table:table-cell table:formula="of:=LOG([.BO26])" office:value-type="float" office:value="2.50242711998443" calcext:value-type="float">
            <text:p>2.50242711998443</text:p>
          </table:table-cell>
          <table:table-cell table:formula="of:=LOG([.BP26])" office:value-type="float" office:value="2.5327543789925" calcext:value-type="float">
            <text:p>2.5327543789925</text:p>
          </table:table-cell>
          <table:table-cell table:formula="of:=LOG([.BQ26])" office:value-type="float" office:value="2.55266821611219" calcext:value-type="float">
            <text:p>2.55266821611219</text:p>
          </table:table-cell>
          <table:table-cell table:formula="of:=LOG([.BR26])" office:value-type="float" office:value="2.57287160220048" calcext:value-type="float">
            <text:p>2.57287160220048</text:p>
          </table:table-cell>
          <table:table-cell table:formula="of:=LOG([.BS26])" office:value-type="float" office:value="2.59659709562646" calcext:value-type="float">
            <text:p>2.59659709562646</text:p>
          </table:table-cell>
          <table:table-cell table:formula="of:=LOG([.BT26])" office:value-type="float" office:value="2.61489721603313" calcext:value-type="float">
            <text:p>2.61489721603313</text:p>
          </table:table-cell>
          <table:table-cell table:formula="of:=LOG([.BU26])" office:value-type="float" office:value="2.63346845557959" calcext:value-type="float">
            <text:p>2.63346845557959</text:p>
          </table:table-cell>
          <table:table-cell table:formula="of:=LOG([.BV26])" office:value-type="float" office:value="2.65030752313194" calcext:value-type="float">
            <text:p>2.65030752313194</text:p>
          </table:table-cell>
          <table:table-cell table:formula="of:=LOG([.BW26])" office:value-type="float" office:value="2.67024585307412" calcext:value-type="float">
            <text:p>2.67024585307412</text:p>
          </table:table-cell>
          <table:table-cell table:formula="of:=LOG([.BX26])" office:value-type="float" office:value="2.68752896121463" calcext:value-type="float">
            <text:p>2.68752896121463</text:p>
          </table:table-cell>
          <table:table-cell table:formula="of:=LOG([.BY26])" office:value-type="float" office:value="2.70500795933334" calcext:value-type="float">
            <text:p>2.70500795933334</text:p>
          </table:table-cell>
          <table:table-cell table:formula="of:=LOG([.BZ26])" office:value-type="float" office:value="2.72427586960079" calcext:value-type="float">
            <text:p>2.72427586960079</text:p>
          </table:table-cell>
          <table:table-cell table:formula="of:=LOG([.CA26])" office:value-type="float" office:value="2.7427251313047" calcext:value-type="float">
            <text:p>2.7427251313047</text:p>
          </table:table-cell>
          <table:table-cell table:formula="of:=LOG([.CB26])" office:value-type="float" office:value="2.75891189239797" calcext:value-type="float">
            <text:p>2.75891189239797</text:p>
          </table:table-cell>
          <table:table-cell table:formula="of:=LOG([.CC26])" office:value-type="float" office:value="2.77597433112937" calcext:value-type="float">
            <text:p>2.77597433112937</text:p>
          </table:table-cell>
          <table:table-cell table:formula="of:=LOG([.CD26])" office:value-type="float" office:value="2.78958071216443" calcext:value-type="float">
            <text:p>2.78958071216443</text:p>
          </table:table-cell>
          <table:table-cell table:formula="of:=LOG([.CE26])" office:value-type="float" office:value="2.80753502806885" calcext:value-type="float">
            <text:p>2.80753502806885</text:p>
          </table:table-cell>
          <table:table-cell table:formula="of:=LOG([.CF26])" office:value-type="float" office:value="2.82216807936802" calcext:value-type="float">
            <text:p>2.82216807936802</text:p>
          </table:table-cell>
          <table:table-cell table:formula="of:=LOG([.CG26])" office:value-type="float" office:value="2.84447717574568" calcext:value-type="float">
            <text:p>2.84447717574568</text:p>
          </table:table-cell>
          <table:table-cell table:formula="of:=LOG([.CH26])" office:value-type="float" office:value="2.86033800657099" calcext:value-type="float">
            <text:p>2.86033800657099</text:p>
          </table:table-cell>
          <table:table-cell table:formula="of:=LOG([.CI26])" office:value-type="float" office:value="2.87040390527903" calcext:value-type="float">
            <text:p>2.87040390527903</text:p>
          </table:table-cell>
          <table:table-cell table:formula="of:=LOG([.CJ26])" office:value-type="float" office:value="2.88705437805096" calcext:value-type="float">
            <text:p>2.88705437805096</text:p>
          </table:table-cell>
          <table:table-cell table:formula="of:=LOG([.CK26])" office:value-type="float" office:value="2.89652621748955" calcext:value-type="float">
            <text:p>2.89652621748955</text:p>
          </table:table-cell>
          <table:table-cell table:formula="of:=LOG([.CL26])" office:value-type="float" office:value="2.90794852161227" calcext:value-type="float">
            <text:p>2.90794852161227</text:p>
          </table:table-cell>
          <table:table-cell table:formula="of:=LOG([.CM26])" office:value-type="float" office:value="2.9216864754836" calcext:value-type="float">
            <text:p>2.9216864754836</text:p>
          </table:table-cell>
          <table:table-cell table:formula="of:=LOG([.CN26])" office:value-type="float" office:value="2.93651374247889" calcext:value-type="float">
            <text:p>2.93651374247889</text:p>
          </table:table-cell>
          <table:table-cell table:formula="of:=LOG([.CO26])" office:value-type="float" office:value="2.9566485792052" calcext:value-type="float">
            <text:p>2.9566485792052</text:p>
          </table:table-cell>
          <table:table-cell table:formula="of:=LOG([.CP26])" office:value-type="float" office:value="2.9698816437465" calcext:value-type="float">
            <text:p>2.9698816437465</text:p>
          </table:table-cell>
          <table:table-cell table:formula="of:=LOG([.CQ26])" office:value-type="float" office:value="2.98272338766855" calcext:value-type="float">
            <text:p>2.98272338766855</text:p>
          </table:table-cell>
          <table:table-cell table:formula="of:=LOG([.CR26])" office:value-type="float" office:value="2.99913054128737" calcext:value-type="float">
            <text:p>2.99913054128737</text:p>
          </table:table-cell>
          <table:table-cell table:formula="of:=LOG([.CS26])" office:value-type="float" office:value="3.01072386539177" calcext:value-type="float">
            <text:p>3.01072386539177</text:p>
          </table:table-cell>
          <table:table-cell table:formula="of:=LOG([.CT26])" office:value-type="float" office:value="3.02325245963371" calcext:value-type="float">
            <text:p>3.02325245963371</text:p>
          </table:table-cell>
          <table:table-cell table:formula="of:=LOG([.CU26])" office:value-type="float" office:value="3.03782475058834" calcext:value-type="float">
            <text:p>3.03782475058834</text:p>
          </table:table-cell>
          <table:table-cell table:formula="of:=LOG([.CV26])" office:value-type="float" office:value="3.04883008652835" calcext:value-type="float">
            <text:p>3.04883008652835</text:p>
          </table:table-cell>
          <table:table-cell table:formula="of:=LOG([.CW26])" office:value-type="float" office:value="3.0618293072947" calcext:value-type="float">
            <text:p>3.0618293072947</text:p>
          </table:table-cell>
          <table:table-cell table:formula="of:=LOG([.CX26])" office:value-type="float" office:value="3.07627625540422" calcext:value-type="float">
            <text:p>3.07627625540422</text:p>
          </table:table-cell>
          <table:table-cell table:formula="of:=SLOPE([.BG81:.CX81];[.BG$56:.CX$56])" office:value-type="float" office:value="3.05839942221944" calcext:value-type="float">
            <text:p>3.05839942221944</text:p>
          </table:table-cell>
        </table:table-row>
        <table:table-row table:style-name="ro1">
          <table:table-cell table:formula="of:=LOG([.A27])" office:value-type="float" office:value="3.38021124171161" calcext:value-type="float">
            <text:p>3.38021124171161</text:p>
          </table:table-cell>
          <table:table-cell table:formula="of:=LOG([.B27])" office:value-type="string" office:string-value="" calcext:value-type="error">
            <text:p>Err:502</text:p>
          </table:table-cell>
          <table:table-cell table:formula="of:=LOG([.C27])" office:value-type="string" office:string-value="" calcext:value-type="error">
            <text:p>Err:502</text:p>
          </table:table-cell>
          <table:table-cell table:formula="of:=LOG([.D27])" office:value-type="float" office:value="0" calcext:value-type="float">
            <text:p>0</text:p>
          </table:table-cell>
          <table:table-cell table:formula="of:=LOG([.E27])" office:value-type="float" office:value="0" calcext:value-type="float">
            <text:p>0</text:p>
          </table:table-cell>
          <table:table-cell table:formula="of:=LOG([.F27])" office:value-type="float" office:value="0" calcext:value-type="float">
            <text:p>0</text:p>
          </table:table-cell>
          <table:table-cell table:formula="of:=LOG([.G27])" office:value-type="float" office:value="0" calcext:value-type="float">
            <text:p>0</text:p>
          </table:table-cell>
          <table:table-cell table:formula="of:=LOG([.H27])" office:value-type="float" office:value="0" calcext:value-type="float">
            <text:p>0</text:p>
          </table:table-cell>
          <table:table-cell table:formula="of:=LOG([.I27])" office:value-type="float" office:value="0" calcext:value-type="float">
            <text:p>0</text:p>
          </table:table-cell>
          <table:table-cell table:formula="of:=LOG([.J27])" office:value-type="float" office:value="0" calcext:value-type="float">
            <text:p>0</text:p>
          </table:table-cell>
          <table:table-cell table:formula="of:=LOG([.K27])" office:value-type="float" office:value="0" calcext:value-type="float">
            <text:p>0</text:p>
          </table:table-cell>
          <table:table-cell table:formula="of:=LOG([.L27])" office:value-type="float" office:value="0" calcext:value-type="float">
            <text:p>0</text:p>
          </table:table-cell>
          <table:table-cell table:formula="of:=LOG([.M27])" office:value-type="float" office:value="0" calcext:value-type="float">
            <text:p>0</text:p>
          </table:table-cell>
          <table:table-cell table:formula="of:=LOG([.N27])" office:value-type="float" office:value="0.301029995663981" calcext:value-type="float">
            <text:p>0.301029995663981</text:p>
          </table:table-cell>
          <table:table-cell table:formula="of:=LOG([.O27])" office:value-type="float" office:value="0.602059991327962" calcext:value-type="float">
            <text:p>0.602059991327962</text:p>
          </table:table-cell>
          <table:table-cell table:formula="of:=LOG([.P27])" office:value-type="float" office:value="0.602059991327962" calcext:value-type="float">
            <text:p>0.602059991327962</text:p>
          </table:table-cell>
          <table:table-cell table:formula="of:=LOG([.Q27])" office:value-type="float" office:value="0.698970004336019" calcext:value-type="float">
            <text:p>0.698970004336019</text:p>
          </table:table-cell>
          <table:table-cell table:formula="of:=LOG([.R27])" office:value-type="float" office:value="0.778151250383644" calcext:value-type="float">
            <text:p>0.778151250383644</text:p>
          </table:table-cell>
          <table:table-cell table:formula="of:=LOG([.S27])" office:value-type="float" office:value="0.845098040014257" calcext:value-type="float">
            <text:p>0.845098040014257</text:p>
          </table:table-cell>
          <table:table-cell table:formula="of:=LOG([.T27])" office:value-type="float" office:value="1.04139268515823" calcext:value-type="float">
            <text:p>1.04139268515823</text:p>
          </table:table-cell>
          <table:table-cell table:formula="of:=LOG([.U27])" office:value-type="float" office:value="1.11394335230684" calcext:value-type="float">
            <text:p>1.11394335230684</text:p>
          </table:table-cell>
          <table:table-cell table:formula="of:=LOG([.V27])" office:value-type="float" office:value="1.11394335230684" calcext:value-type="float">
            <text:p>1.11394335230684</text:p>
          </table:table-cell>
          <table:table-cell table:formula="of:=LOG([.W27])" office:value-type="float" office:value="1.17609125905568" calcext:value-type="float">
            <text:p>1.17609125905568</text:p>
          </table:table-cell>
          <table:table-cell table:formula="of:=LOG([.X27])" office:value-type="float" office:value="1.27875360095283" calcext:value-type="float">
            <text:p>1.27875360095283</text:p>
          </table:table-cell>
          <table:table-cell table:formula="of:=LOG([.Y27])" office:value-type="float" office:value="1.32221929473392" calcext:value-type="float">
            <text:p>1.32221929473392</text:p>
          </table:table-cell>
          <table:table-cell table:formula="of:=LOG([.Z27])" office:value-type="float" office:value="1.43136376415899" calcext:value-type="float">
            <text:p>1.43136376415899</text:p>
          </table:table-cell>
          <table:table-cell table:formula="of:=LOG([.AA27])" office:value-type="float" office:value="1.47712125471966" calcext:value-type="float">
            <text:p>1.47712125471966</text:p>
          </table:table-cell>
          <table:table-cell table:formula="of:=LOG([.AB27])" office:value-type="float" office:value="1.47712125471966" calcext:value-type="float">
            <text:p>1.47712125471966</text:p>
          </table:table-cell>
          <table:table-cell table:formula="of:=LOG([.AC27])" office:value-type="float" office:value="1.47712125471966" calcext:value-type="float">
            <text:p>1.47712125471966</text:p>
          </table:table-cell>
          <table:table-cell table:formula="of:=LOG([.AD27])" office:value-type="float" office:value="1.54406804435028" calcext:value-type="float">
            <text:p>1.54406804435028</text:p>
          </table:table-cell>
          <table:table-cell table:formula="of:=LOG([.AE27])" office:value-type="float" office:value="1.60205999132796" calcext:value-type="float">
            <text:p>1.60205999132796</text:p>
          </table:table-cell>
          <table:table-cell table:formula="of:=LOG([.AF27])" office:value-type="float" office:value="1.64345267648619" calcext:value-type="float">
            <text:p>1.64345267648619</text:p>
          </table:table-cell>
          <table:table-cell table:formula="of:=LOG([.AG27])" office:value-type="float" office:value="1.67209785793572" calcext:value-type="float">
            <text:p>1.67209785793572</text:p>
          </table:table-cell>
          <table:table-cell table:formula="of:=LOG([.AH27])" office:value-type="float" office:value="1.69897000433602" calcext:value-type="float">
            <text:p>1.69897000433602</text:p>
          </table:table-cell>
          <table:table-cell table:formula="of:=LOG([.AI27])" office:value-type="float" office:value="1.72427586960079" calcext:value-type="float">
            <text:p>1.72427586960079</text:p>
          </table:table-cell>
          <table:table-cell table:formula="of:=LOG([.AJ27])" office:value-type="float" office:value="1.73239375982297" calcext:value-type="float">
            <text:p>1.73239375982297</text:p>
          </table:table-cell>
          <table:table-cell table:formula="of:=LOG([.AK27])" office:value-type="float" office:value="1.77085201164214" calcext:value-type="float">
            <text:p>1.77085201164214</text:p>
          </table:table-cell>
          <table:table-cell table:formula="of:=LOG([.AL27])" office:value-type="float" office:value="1.77815125038364" calcext:value-type="float">
            <text:p>1.77815125038364</text:p>
          </table:table-cell>
          <table:table-cell table:formula="of:=LOG([.AM27])" office:value-type="float" office:value="1.80617997398389" calcext:value-type="float">
            <text:p>1.80617997398389</text:p>
          </table:table-cell>
          <table:table-cell table:formula="of:=LOG([.AN27])" office:value-type="float" office:value="1.83250891270624" calcext:value-type="float">
            <text:p>1.83250891270624</text:p>
          </table:table-cell>
          <table:table-cell table:formula="of:=LOG([.AO27])" office:value-type="float" office:value="1.85733249643127" calcext:value-type="float">
            <text:p>1.85733249643127</text:p>
          </table:table-cell>
          <table:table-cell table:formula="of:=LOG([.AP27])" office:value-type="float" office:value="1.8750612633917" calcext:value-type="float">
            <text:p>1.8750612633917</text:p>
          </table:table-cell>
          <table:table-cell table:formula="of:=LOG([.AQ27])" office:value-type="float" office:value="1.88081359228079" calcext:value-type="float">
            <text:p>1.88081359228079</text:p>
          </table:table-cell>
          <table:table-cell table:formula="of:=LOG([.AR27])" office:value-type="float" office:value="1.91381385238372" calcext:value-type="float">
            <text:p>1.91381385238372</text:p>
          </table:table-cell>
          <table:table-cell table:formula="of:=LOG([.AS27])" office:value-type="float" office:value="1.96848294855394" calcext:value-type="float">
            <text:p>1.96848294855394</text:p>
          </table:table-cell>
          <table:table-cell table:formula="of:=LOG([.AT27])" office:value-type="float" office:value="1.98677173426624" calcext:value-type="float">
            <text:p>1.98677173426624</text:p>
          </table:table-cell>
          <table:table-cell table:formula="of:=LOG([.AU27])" office:value-type="float" office:value="2.01283722470517" calcext:value-type="float">
            <text:p>2.01283722470517</text:p>
          </table:table-cell>
          <table:table-cell table:formula="of:=LOG([.AV27])" office:value-type="float" office:value="2.03342375548695" calcext:value-type="float">
            <text:p>2.03342375548695</text:p>
          </table:table-cell>
          <table:table-cell table:formula="of:=LOG([.AW27])" office:value-type="float" office:value="2.06445798922692" calcext:value-type="float">
            <text:p>2.06445798922692</text:p>
          </table:table-cell>
          <table:table-cell table:formula="of:=LOG([.AX27])" office:value-type="float" office:value="2.08635983067475" calcext:value-type="float">
            <text:p>2.08635983067475</text:p>
          </table:table-cell>
          <table:table-cell table:formula="of:=LOG([.AY27])" office:value-type="float" office:value="2.13987908640124" calcext:value-type="float">
            <text:p>2.13987908640124</text:p>
          </table:table-cell>
          <table:table-cell table:formula="of:=LOG([.AZ27])" office:value-type="float" office:value="2.16435285578444" calcext:value-type="float">
            <text:p>2.16435285578444</text:p>
          </table:table-cell>
          <table:table-cell table:formula="of:=LOG([.BA27])" office:value-type="float" office:value="2.19033169817029" calcext:value-type="float">
            <text:p>2.19033169817029</text:p>
          </table:table-cell>
          <table:table-cell table:formula="of:=LOG([.BB27])" office:value-type="float" office:value="2.22271647114758" calcext:value-type="float">
            <text:p>2.22271647114758</text:p>
          </table:table-cell>
          <table:table-cell table:formula="of:=LOG([.BC27])" office:value-type="float" office:value="2.24551266781415" calcext:value-type="float">
            <text:p>2.24551266781415</text:p>
          </table:table-cell>
          <table:table-cell table:formula="of:=LOG([.BD27])" office:value-type="float" office:value="2.26951294421792" calcext:value-type="float">
            <text:p>2.26951294421792</text:p>
          </table:table-cell>
          <table:table-cell table:formula="of:=LOG([.BE27])" office:value-type="float" office:value="2.28555730900777" calcext:value-type="float">
            <text:p>2.28555730900777</text:p>
          </table:table-cell>
          <table:table-cell table:formula="of:=LOG([.BF27])" office:value-type="float" office:value="2.31806333496276" calcext:value-type="float">
            <text:p>2.31806333496276</text:p>
          </table:table-cell>
          <table:table-cell table:formula="of:=LOG([.BG27])" office:value-type="float" office:value="2.35218251811136" calcext:value-type="float">
            <text:p>2.35218251811136</text:p>
          </table:table-cell>
          <table:table-cell table:formula="of:=LOG([.BH27])" office:value-type="float" office:value="2.37839790094814" calcext:value-type="float">
            <text:p>2.37839790094814</text:p>
          </table:table-cell>
          <table:table-cell table:formula="of:=LOG([.BI27])" office:value-type="float" office:value="2.40483371661994" calcext:value-type="float">
            <text:p>2.40483371661994</text:p>
          </table:table-cell>
          <table:table-cell table:formula="of:=LOG([.BJ27])" office:value-type="float" office:value="2.41830129131975" calcext:value-type="float">
            <text:p>2.41830129131975</text:p>
          </table:table-cell>
          <table:table-cell table:formula="of:=LOG([.BK27])" office:value-type="float" office:value="2.43616264704076" calcext:value-type="float">
            <text:p>2.43616264704076</text:p>
          </table:table-cell>
          <table:table-cell table:formula="of:=LOG([.BL27])" office:value-type="float" office:value="2.45788189673399" calcext:value-type="float">
            <text:p>2.45788189673399</text:p>
          </table:table-cell>
          <table:table-cell table:formula="of:=LOG([.BM27])" office:value-type="float" office:value="2.47567118832443" calcext:value-type="float">
            <text:p>2.47567118832443</text:p>
          </table:table-cell>
          <table:table-cell table:formula="of:=LOG([.BN27])" office:value-type="float" office:value="2.49692964807321" calcext:value-type="float">
            <text:p>2.49692964807321</text:p>
          </table:table-cell>
          <table:table-cell table:formula="of:=LOG([.BO27])" office:value-type="float" office:value="2.51054501020661" calcext:value-type="float">
            <text:p>2.51054501020661</text:p>
          </table:table-cell>
          <table:table-cell table:formula="of:=LOG([.BP27])" office:value-type="float" office:value="2.53019969820308" calcext:value-type="float">
            <text:p>2.53019969820308</text:p>
          </table:table-cell>
          <table:table-cell table:formula="of:=LOG([.BQ27])" office:value-type="float" office:value="2.56466606425209" calcext:value-type="float">
            <text:p>2.56466606425209</text:p>
          </table:table-cell>
          <table:table-cell table:formula="of:=LOG([.BR27])" office:value-type="float" office:value="2.58433122436753" calcext:value-type="float">
            <text:p>2.58433122436753</text:p>
          </table:table-cell>
          <table:table-cell table:formula="of:=LOG([.BS27])" office:value-type="float" office:value="2.59879050676312" calcext:value-type="float">
            <text:p>2.59879050676312</text:p>
          </table:table-cell>
          <table:table-cell table:formula="of:=LOG([.BT27])" office:value-type="float" office:value="2.62117628177503" calcext:value-type="float">
            <text:p>2.62117628177503</text:p>
          </table:table-cell>
          <table:table-cell table:formula="of:=LOG([.BU27])" office:value-type="float" office:value="2.63548374681491" calcext:value-type="float">
            <text:p>2.63548374681491</text:p>
          </table:table-cell>
          <table:table-cell table:formula="of:=LOG([.BV27])" office:value-type="float" office:value="2.65224634100332" calcext:value-type="float">
            <text:p>2.65224634100332</text:p>
          </table:table-cell>
          <table:table-cell table:formula="of:=LOG([.BW27])" office:value-type="float" office:value="2.68033551341456" calcext:value-type="float">
            <text:p>2.68033551341456</text:p>
          </table:table-cell>
          <table:table-cell table:formula="of:=LOG([.BX27])" office:value-type="float" office:value="2.69897000433602" calcext:value-type="float">
            <text:p>2.69897000433602</text:p>
          </table:table-cell>
          <table:table-cell table:formula="of:=LOG([.BY27])" office:value-type="float" office:value="2.7160033436348" calcext:value-type="float">
            <text:p>2.7160033436348</text:p>
          </table:table-cell>
          <table:table-cell table:formula="of:=LOG([.BZ27])" office:value-type="float" office:value="2.73798732633343" calcext:value-type="float">
            <text:p>2.73798732633343</text:p>
          </table:table-cell>
          <table:table-cell table:formula="of:=LOG([.CA27])" office:value-type="float" office:value="2.75663610824585" calcext:value-type="float">
            <text:p>2.75663610824585</text:p>
          </table:table-cell>
          <table:table-cell table:formula="of:=LOG([.CB27])" office:value-type="float" office:value="2.77232170672292" calcext:value-type="float">
            <text:p>2.77232170672292</text:p>
          </table:table-cell>
          <table:table-cell table:formula="of:=LOG([.CC27])" office:value-type="float" office:value="2.79309160017658" calcext:value-type="float">
            <text:p>2.79309160017658</text:p>
          </table:table-cell>
          <table:table-cell table:formula="of:=LOG([.CD27])" office:value-type="float" office:value="2.81291335664286" calcext:value-type="float">
            <text:p>2.81291335664286</text:p>
          </table:table-cell>
          <table:table-cell table:formula="of:=LOG([.CE27])" office:value-type="float" office:value="2.82930377283102" calcext:value-type="float">
            <text:p>2.82930377283102</text:p>
          </table:table-cell>
          <table:table-cell table:formula="of:=LOG([.CF27])" office:value-type="float" office:value="2.84385542262316" calcext:value-type="float">
            <text:p>2.84385542262316</text:p>
          </table:table-cell>
          <table:table-cell table:formula="of:=LOG([.CG27])" office:value-type="float" office:value="2.85672889038288" calcext:value-type="float">
            <text:p>2.85672889038288</text:p>
          </table:table-cell>
          <table:table-cell table:formula="of:=LOG([.CH27])" office:value-type="float" office:value="2.8733206018154" calcext:value-type="float">
            <text:p>2.8733206018154</text:p>
          </table:table-cell>
          <table:table-cell table:formula="of:=LOG([.CI27])" office:value-type="float" office:value="2.88817949391832" calcext:value-type="float">
            <text:p>2.88817949391832</text:p>
          </table:table-cell>
          <table:table-cell table:formula="of:=LOG([.CJ27])" office:value-type="float" office:value="2.90471554527868" calcext:value-type="float">
            <text:p>2.90471554527868</text:p>
          </table:table-cell>
          <table:table-cell table:formula="of:=LOG([.CK27])" office:value-type="float" office:value="2.91803033678488" calcext:value-type="float">
            <text:p>2.91803033678488</text:p>
          </table:table-cell>
          <table:table-cell table:formula="of:=LOG([.CL27])" office:value-type="float" office:value="2.92685670894969" calcext:value-type="float">
            <text:p>2.92685670894969</text:p>
          </table:table-cell>
          <table:table-cell table:formula="of:=LOG([.CM27])" office:value-type="float" office:value="2.94101424370557" calcext:value-type="float">
            <text:p>2.94101424370557</text:p>
          </table:table-cell>
          <table:table-cell table:formula="of:=LOG([.CN27])" office:value-type="float" office:value="2.95999483832842" calcext:value-type="float">
            <text:p>2.95999483832842</text:p>
          </table:table-cell>
          <table:table-cell table:formula="of:=LOG([.CO27])" office:value-type="float" office:value="2.97358962342726" calcext:value-type="float">
            <text:p>2.97358962342726</text:p>
          </table:table-cell>
          <table:table-cell table:formula="of:=LOG([.CP27])" office:value-type="float" office:value="2.9903388547876" calcext:value-type="float">
            <text:p>2.9903388547876</text:p>
          </table:table-cell>
          <table:table-cell table:formula="of:=LOG([.CQ27])" office:value-type="float" office:value="3.00086772153123" calcext:value-type="float">
            <text:p>3.00086772153123</text:p>
          </table:table-cell>
          <table:table-cell table:formula="of:=LOG([.CR27])" office:value-type="float" office:value="3.01325866528352" calcext:value-type="float">
            <text:p>3.01325866528352</text:p>
          </table:table-cell>
          <table:table-cell table:formula="of:=LOG([.CS27])" office:value-type="float" office:value="3.02775720469055" calcext:value-type="float">
            <text:p>3.02775720469055</text:p>
          </table:table-cell>
          <table:table-cell table:formula="of:=LOG([.CT27])" office:value-type="float" office:value="3.04414762087872" calcext:value-type="float">
            <text:p>3.04414762087872</text:p>
          </table:table-cell>
          <table:table-cell table:formula="of:=LOG([.CU27])" office:value-type="float" office:value="3.06220580881971" calcext:value-type="float">
            <text:p>3.06220580881971</text:p>
          </table:table-cell>
          <table:table-cell table:formula="of:=LOG([.CV27])" office:value-type="float" office:value="3.07445071895459" calcext:value-type="float">
            <text:p>3.07445071895459</text:p>
          </table:table-cell>
          <table:table-cell table:formula="of:=LOG([.CW27])" office:value-type="float" office:value="3.08742645703628" calcext:value-type="float">
            <text:p>3.08742645703628</text:p>
          </table:table-cell>
          <table:table-cell table:formula="of:=LOG([.CX27])" office:value-type="float" office:value="3.10209052551184" calcext:value-type="float">
            <text:p>3.10209052551184</text:p>
          </table:table-cell>
          <table:table-cell table:formula="of:=SLOPE([.BG82:.CX82];[.BG$56:.CX$56])" office:value-type="float" office:value="3.09296422281563" calcext:value-type="float">
            <text:p>3.09296422281563</text:p>
          </table:table-cell>
        </table:table-row>
        <table:table-row table:style-name="ro1">
          <table:table-cell table:formula="of:=LOG([.A28])" office:value-type="float" office:value="3.39794000867204" calcext:value-type="float">
            <text:p>3.39794000867204</text:p>
          </table:table-cell>
          <table:table-cell table:formula="of:=LOG([.B28])" office:value-type="string" office:string-value="" calcext:value-type="error">
            <text:p>Err:502</text:p>
          </table:table-cell>
          <table:table-cell table:formula="of:=LOG([.C28])" office:value-type="string" office:string-value="" calcext:value-type="error">
            <text:p>Err:502</text:p>
          </table:table-cell>
          <table:table-cell table:formula="of:=LOG([.D28])" office:value-type="string" office:string-value="" calcext:value-type="error">
            <text:p>Err:502</text:p>
          </table:table-cell>
          <table:table-cell table:formula="of:=LOG([.E28])" office:value-type="string" office:string-value="" calcext:value-type="error">
            <text:p>Err:502</text:p>
          </table:table-cell>
          <table:table-cell table:formula="of:=LOG([.F28])" office:value-type="string" office:string-value="" calcext:value-type="error">
            <text:p>Err:502</text:p>
          </table:table-cell>
          <table:table-cell table:formula="of:=LOG([.G28])" office:value-type="string" office:string-value="" calcext:value-type="error">
            <text:p>Err:502</text:p>
          </table:table-cell>
          <table:table-cell table:formula="of:=LOG([.H28])" office:value-type="string" office:string-value="" calcext:value-type="error">
            <text:p>Err:502</text:p>
          </table:table-cell>
          <table:table-cell table:formula="of:=LOG([.I28])" office:value-type="string" office:string-value="" calcext:value-type="error">
            <text:p>Err:502</text:p>
          </table:table-cell>
          <table:table-cell table:formula="of:=LOG([.J28])" office:value-type="string" office:string-value="" calcext:value-type="error">
            <text:p>Err:502</text:p>
          </table:table-cell>
          <table:table-cell table:formula="of:=LOG([.K28])" office:value-type="float" office:value="0" calcext:value-type="float">
            <text:p>0</text:p>
          </table:table-cell>
          <table:table-cell table:formula="of:=LOG([.L28])" office:value-type="float" office:value="0" calcext:value-type="float">
            <text:p>0</text:p>
          </table:table-cell>
          <table:table-cell table:formula="of:=LOG([.M28])" office:value-type="float" office:value="0" calcext:value-type="float">
            <text:p>0</text:p>
          </table:table-cell>
          <table:table-cell table:formula="of:=LOG([.N28])" office:value-type="float" office:value="0.301029995663981" calcext:value-type="float">
            <text:p>0.301029995663981</text:p>
          </table:table-cell>
          <table:table-cell table:formula="of:=LOG([.O28])" office:value-type="float" office:value="0.301029995663981" calcext:value-type="float">
            <text:p>0.301029995663981</text:p>
          </table:table-cell>
          <table:table-cell table:formula="of:=LOG([.P28])" office:value-type="float" office:value="0.477121254719662" calcext:value-type="float">
            <text:p>0.477121254719662</text:p>
          </table:table-cell>
          <table:table-cell table:formula="of:=LOG([.Q28])" office:value-type="float" office:value="0.602059991327962" calcext:value-type="float">
            <text:p>0.602059991327962</text:p>
          </table:table-cell>
          <table:table-cell table:formula="of:=LOG([.R28])" office:value-type="float" office:value="0.778151250383644" calcext:value-type="float">
            <text:p>0.778151250383644</text:p>
          </table:table-cell>
          <table:table-cell table:formula="of:=LOG([.S28])" office:value-type="float" office:value="0.903089986991943" calcext:value-type="float">
            <text:p>0.903089986991943</text:p>
          </table:table-cell>
          <table:table-cell table:formula="of:=LOG([.T28])" office:value-type="float" office:value="1" calcext:value-type="float">
            <text:p>1</text:p>
          </table:table-cell>
          <table:table-cell table:formula="of:=LOG([.U28])" office:value-type="float" office:value="1.14612803567824" calcext:value-type="float">
            <text:p>1.14612803567824</text:p>
          </table:table-cell>
          <table:table-cell table:formula="of:=LOG([.V28])" office:value-type="float" office:value="1.17609125905568" calcext:value-type="float">
            <text:p>1.17609125905568</text:p>
          </table:table-cell>
          <table:table-cell table:formula="of:=LOG([.W28])" office:value-type="float" office:value="1.25527250510331" calcext:value-type="float">
            <text:p>1.25527250510331</text:p>
          </table:table-cell>
          <table:table-cell table:formula="of:=LOG([.X28])" office:value-type="float" office:value="1.32221929473392" calcext:value-type="float">
            <text:p>1.32221929473392</text:p>
          </table:table-cell>
          <table:table-cell table:formula="of:=LOG([.Y28])" office:value-type="float" office:value="1.32221929473392" calcext:value-type="float">
            <text:p>1.32221929473392</text:p>
          </table:table-cell>
          <table:table-cell table:formula="of:=LOG([.Z28])" office:value-type="float" office:value="1.36172783601759" calcext:value-type="float">
            <text:p>1.36172783601759</text:p>
          </table:table-cell>
          <table:table-cell table:formula="of:=LOG([.AA28])" office:value-type="float" office:value="1.39794000867204" calcext:value-type="float">
            <text:p>1.39794000867204</text:p>
          </table:table-cell>
          <table:table-cell table:formula="of:=LOG([.AB28])" office:value-type="float" office:value="1.51851393987789" calcext:value-type="float">
            <text:p>1.51851393987789</text:p>
          </table:table-cell>
          <table:table-cell table:formula="of:=LOG([.AC28])" office:value-type="float" office:value="1.54406804435028" calcext:value-type="float">
            <text:p>1.54406804435028</text:p>
          </table:table-cell>
          <table:table-cell table:formula="of:=LOG([.AD28])" office:value-type="float" office:value="1.5910646070265" calcext:value-type="float">
            <text:p>1.5910646070265</text:p>
          </table:table-cell>
          <table:table-cell table:formula="of:=LOG([.AE28])" office:value-type="float" office:value="1.61278385671974" calcext:value-type="float">
            <text:p>1.61278385671974</text:p>
          </table:table-cell>
          <table:table-cell table:formula="of:=LOG([.AF28])" office:value-type="float" office:value="1.64345267648619" calcext:value-type="float">
            <text:p>1.64345267648619</text:p>
          </table:table-cell>
          <table:table-cell table:formula="of:=LOG([.AG28])" office:value-type="float" office:value="1.65321251377534" calcext:value-type="float">
            <text:p>1.65321251377534</text:p>
          </table:table-cell>
          <table:table-cell table:formula="of:=LOG([.AH28])" office:value-type="float" office:value="1.67209785793572" calcext:value-type="float">
            <text:p>1.67209785793572</text:p>
          </table:table-cell>
          <table:table-cell table:formula="of:=LOG([.AI28])" office:value-type="float" office:value="1.69897000433602" calcext:value-type="float">
            <text:p>1.69897000433602</text:p>
          </table:table-cell>
          <table:table-cell table:formula="of:=LOG([.AJ28])" office:value-type="float" office:value="1.7160033436348" calcext:value-type="float">
            <text:p>1.7160033436348</text:p>
          </table:table-cell>
          <table:table-cell table:formula="of:=LOG([.AK28])" office:value-type="float" office:value="1.77815125038364" calcext:value-type="float">
            <text:p>1.77815125038364</text:p>
          </table:table-cell>
          <table:table-cell table:formula="of:=LOG([.AL28])" office:value-type="float" office:value="1.80617997398389" calcext:value-type="float">
            <text:p>1.80617997398389</text:p>
          </table:table-cell>
          <table:table-cell table:formula="of:=LOG([.AM28])" office:value-type="float" office:value="1.81954393554187" calcext:value-type="float">
            <text:p>1.81954393554187</text:p>
          </table:table-cell>
          <table:table-cell table:formula="of:=LOG([.AN28])" office:value-type="float" office:value="1.85733249643127" calcext:value-type="float">
            <text:p>1.85733249643127</text:p>
          </table:table-cell>
          <table:table-cell table:formula="of:=LOG([.AO28])" office:value-type="float" office:value="1.89209460269048" calcext:value-type="float">
            <text:p>1.89209460269048</text:p>
          </table:table-cell>
          <table:table-cell table:formula="of:=LOG([.AP28])" office:value-type="float" office:value="1.91381385238372" calcext:value-type="float">
            <text:p>1.91381385238372</text:p>
          </table:table-cell>
          <table:table-cell table:formula="of:=LOG([.AQ28])" office:value-type="float" office:value="1.92427928606188" calcext:value-type="float">
            <text:p>1.92427928606188</text:p>
          </table:table-cell>
          <table:table-cell table:formula="of:=LOG([.AR28])" office:value-type="float" office:value="1.96378782734556" calcext:value-type="float">
            <text:p>1.96378782734556</text:p>
          </table:table-cell>
          <table:table-cell table:formula="of:=LOG([.AS28])" office:value-type="float" office:value="2.00860017176192" calcext:value-type="float">
            <text:p>2.00860017176192</text:p>
          </table:table-cell>
          <table:table-cell table:formula="of:=LOG([.AT28])" office:value-type="float" office:value="2.03742649794062" calcext:value-type="float">
            <text:p>2.03742649794062</text:p>
          </table:table-cell>
          <table:table-cell table:formula="of:=LOG([.AU28])" office:value-type="float" office:value="2.06445798922692" calcext:value-type="float">
            <text:p>2.06445798922692</text:p>
          </table:table-cell>
          <table:table-cell table:formula="of:=LOG([.AV28])" office:value-type="float" office:value="2.10037054511756" calcext:value-type="float">
            <text:p>2.10037054511756</text:p>
          </table:table-cell>
          <table:table-cell table:formula="of:=LOG([.AW28])" office:value-type="float" office:value="2.13033376849501" calcext:value-type="float">
            <text:p>2.13033376849501</text:p>
          </table:table-cell>
          <table:table-cell table:formula="of:=LOG([.AX28])" office:value-type="float" office:value="2.15533603746506" calcext:value-type="float">
            <text:p>2.15533603746506</text:p>
          </table:table-cell>
          <table:table-cell table:formula="of:=LOG([.AY28])" office:value-type="float" office:value="2.18752072083646" calcext:value-type="float">
            <text:p>2.18752072083646</text:p>
          </table:table-cell>
          <table:table-cell table:formula="of:=LOG([.AZ28])" office:value-type="float" office:value="2.22271647114758" calcext:value-type="float">
            <text:p>2.22271647114758</text:p>
          </table:table-cell>
          <table:table-cell table:formula="of:=LOG([.BA28])" office:value-type="float" office:value="2.24303804868629" calcext:value-type="float">
            <text:p>2.24303804868629</text:p>
          </table:table-cell>
          <table:table-cell table:formula="of:=LOG([.BB28])" office:value-type="float" office:value="2.26951294421792" calcext:value-type="float">
            <text:p>2.26951294421792</text:p>
          </table:table-cell>
          <table:table-cell table:formula="of:=LOG([.BC28])" office:value-type="float" office:value="2.29225607135648" calcext:value-type="float">
            <text:p>2.29225607135648</text:p>
          </table:table-cell>
          <table:table-cell table:formula="of:=LOG([.BD28])" office:value-type="float" office:value="2.32221929473392" calcext:value-type="float">
            <text:p>2.32221929473392</text:p>
          </table:table-cell>
          <table:table-cell table:formula="of:=LOG([.BE28])" office:value-type="float" office:value="2.33645973384853" calcext:value-type="float">
            <text:p>2.33645973384853</text:p>
          </table:table-cell>
          <table:table-cell table:formula="of:=LOG([.BF28])" office:value-type="float" office:value="2.35602585719312" calcext:value-type="float">
            <text:p>2.35602585719312</text:p>
          </table:table-cell>
          <table:table-cell table:formula="of:=LOG([.BG28])" office:value-type="float" office:value="2.37839790094814" calcext:value-type="float">
            <text:p>2.37839790094814</text:p>
          </table:table-cell>
          <table:table-cell table:formula="of:=LOG([.BH28])" office:value-type="float" office:value="2.39794000867204" calcext:value-type="float">
            <text:p>2.39794000867204</text:p>
          </table:table-cell>
          <table:table-cell table:formula="of:=LOG([.BI28])" office:value-type="float" office:value="2.41161970596323" calcext:value-type="float">
            <text:p>2.41161970596323</text:p>
          </table:table-cell>
          <table:table-cell table:formula="of:=LOG([.BJ28])" office:value-type="float" office:value="2.43775056282039" calcext:value-type="float">
            <text:p>2.43775056282039</text:p>
          </table:table-cell>
          <table:table-cell table:formula="of:=LOG([.BK28])" office:value-type="float" office:value="2.46089784275655" calcext:value-type="float">
            <text:p>2.46089784275655</text:p>
          </table:table-cell>
          <table:table-cell table:formula="of:=LOG([.BL28])" office:value-type="float" office:value="2.47856649559384" calcext:value-type="float">
            <text:p>2.47856649559384</text:p>
          </table:table-cell>
          <table:table-cell table:formula="of:=LOG([.BM28])" office:value-type="float" office:value="2.49554433754645" calcext:value-type="float">
            <text:p>2.49554433754645</text:p>
          </table:table-cell>
          <table:table-cell table:formula="of:=LOG([.BN28])" office:value-type="float" office:value="2.51719589794997" calcext:value-type="float">
            <text:p>2.51719589794997</text:p>
          </table:table-cell>
          <table:table-cell table:formula="of:=LOG([.BO28])" office:value-type="float" office:value="2.54406804435028" calcext:value-type="float">
            <text:p>2.54406804435028</text:p>
          </table:table-cell>
          <table:table-cell table:formula="of:=LOG([.BP28])" office:value-type="float" office:value="2.56466606425209" calcext:value-type="float">
            <text:p>2.56466606425209</text:p>
          </table:table-cell>
          <table:table-cell table:formula="of:=LOG([.BQ28])" office:value-type="float" office:value="2.58433122436753" calcext:value-type="float">
            <text:p>2.58433122436753</text:p>
          </table:table-cell>
          <table:table-cell table:formula="of:=LOG([.BR28])" office:value-type="float" office:value="2.60530504614111" calcext:value-type="float">
            <text:p>2.60530504614111</text:p>
          </table:table-cell>
          <table:table-cell table:formula="of:=LOG([.BS28])" office:value-type="float" office:value="2.62117628177503" calcext:value-type="float">
            <text:p>2.62117628177503</text:p>
          </table:table-cell>
          <table:table-cell table:formula="of:=LOG([.BT28])" office:value-type="float" office:value="2.63848925695464" calcext:value-type="float">
            <text:p>2.63848925695464</text:p>
          </table:table-cell>
          <table:table-cell table:formula="of:=LOG([.BU28])" office:value-type="float" office:value="2.66086547800387" calcext:value-type="float">
            <text:p>2.66086547800387</text:p>
          </table:table-cell>
          <table:table-cell table:formula="of:=LOG([.BV28])" office:value-type="float" office:value="2.6730209071289" calcext:value-type="float">
            <text:p>2.6730209071289</text:p>
          </table:table-cell>
          <table:table-cell table:formula="of:=LOG([.BW28])" office:value-type="float" office:value="2.69372694892365" calcext:value-type="float">
            <text:p>2.69372694892365</text:p>
          </table:table-cell>
          <table:table-cell table:formula="of:=LOG([.BX28])" office:value-type="float" office:value="2.71683772329952" calcext:value-type="float">
            <text:p>2.71683772329952</text:p>
          </table:table-cell>
          <table:table-cell table:formula="of:=LOG([.BY28])" office:value-type="float" office:value="2.73957234445009" calcext:value-type="float">
            <text:p>2.73957234445009</text:p>
          </table:table-cell>
          <table:table-cell table:formula="of:=LOG([.BZ28])" office:value-type="float" office:value="2.75434833571102" calcext:value-type="float">
            <text:p>2.75434833571102</text:p>
          </table:table-cell>
          <table:table-cell table:formula="of:=LOG([.CA28])" office:value-type="float" office:value="2.77524625974024" calcext:value-type="float">
            <text:p>2.77524625974024</text:p>
          </table:table-cell>
          <table:table-cell table:formula="of:=LOG([.CB28])" office:value-type="float" office:value="2.78461729263288" calcext:value-type="float">
            <text:p>2.78461729263288</text:p>
          </table:table-cell>
          <table:table-cell table:formula="of:=LOG([.CC28])" office:value-type="float" office:value="2.80140371001735" calcext:value-type="float">
            <text:p>2.80140371001735</text:p>
          </table:table-cell>
          <table:table-cell table:formula="of:=LOG([.CD28])" office:value-type="float" office:value="2.8228216453031" calcext:value-type="float">
            <text:p>2.8228216453031</text:p>
          </table:table-cell>
          <table:table-cell table:formula="of:=LOG([.CE28])" office:value-type="float" office:value="2.8394780473742" calcext:value-type="float">
            <text:p>2.8394780473742</text:p>
          </table:table-cell>
          <table:table-cell table:formula="of:=LOG([.CF28])" office:value-type="float" office:value="2.85430604180108" calcext:value-type="float">
            <text:p>2.85430604180108</text:p>
          </table:table-cell>
          <table:table-cell table:formula="of:=LOG([.CG28])" office:value-type="float" office:value="2.86805636182304" calcext:value-type="float">
            <text:p>2.86805636182304</text:p>
          </table:table-cell>
          <table:table-cell table:formula="of:=LOG([.CH28])" office:value-type="float" office:value="2.88761730033574" calcext:value-type="float">
            <text:p>2.88761730033574</text:p>
          </table:table-cell>
          <table:table-cell table:formula="of:=LOG([.CI28])" office:value-type="float" office:value="2.90794852161227" calcext:value-type="float">
            <text:p>2.90794852161227</text:p>
          </table:table-cell>
          <table:table-cell table:formula="of:=LOG([.CJ28])" office:value-type="float" office:value="2.92324401863028" calcext:value-type="float">
            <text:p>2.92324401863028</text:p>
          </table:table-cell>
          <table:table-cell table:formula="of:=LOG([.CK28])" office:value-type="float" office:value="2.93701610746481" calcext:value-type="float">
            <text:p>2.93701610746481</text:p>
          </table:table-cell>
          <table:table-cell table:formula="of:=LOG([.CL28])" office:value-type="float" office:value="2.94792361983173" calcext:value-type="float">
            <text:p>2.94792361983173</text:p>
          </table:table-cell>
          <table:table-cell table:formula="of:=LOG([.CM28])" office:value-type="float" office:value="2.96094619573383" calcext:value-type="float">
            <text:p>2.96094619573383</text:p>
          </table:table-cell>
          <table:table-cell table:formula="of:=LOG([.CN28])" office:value-type="float" office:value="2.97726621242729" calcext:value-type="float">
            <text:p>2.97726621242729</text:p>
          </table:table-cell>
          <table:table-cell table:formula="of:=LOG([.CO28])" office:value-type="float" office:value="2.98900461569854" calcext:value-type="float">
            <text:p>2.98900461569854</text:p>
          </table:table-cell>
          <table:table-cell table:formula="of:=LOG([.CP28])" office:value-type="float" office:value="3.004751155591" calcext:value-type="float">
            <text:p>3.004751155591</text:p>
          </table:table-cell>
          <table:table-cell table:formula="of:=LOG([.CQ28])" office:value-type="float" office:value="3.01703333929878" calcext:value-type="float">
            <text:p>3.01703333929878</text:p>
          </table:table-cell>
          <table:table-cell table:formula="of:=LOG([.CR28])" office:value-type="float" office:value="3.03342375548695" calcext:value-type="float">
            <text:p>3.03342375548695</text:p>
          </table:table-cell>
          <table:table-cell table:formula="of:=LOG([.CS28])" office:value-type="float" office:value="3.04805317311561" calcext:value-type="float">
            <text:p>3.04805317311561</text:p>
          </table:table-cell>
          <table:table-cell table:formula="of:=LOG([.CT28])" office:value-type="float" office:value="3.06069784035361" calcext:value-type="float">
            <text:p>3.06069784035361</text:p>
          </table:table-cell>
          <table:table-cell table:formula="of:=LOG([.CU28])" office:value-type="float" office:value="3.07518185461869" calcext:value-type="float">
            <text:p>3.07518185461869</text:p>
          </table:table-cell>
          <table:table-cell table:formula="of:=LOG([.CV28])" office:value-type="float" office:value="3.088844562727" calcext:value-type="float">
            <text:p>3.088844562727</text:p>
          </table:table-cell>
          <table:table-cell table:formula="of:=LOG([.CW28])" office:value-type="float" office:value="3.10140335055533" calcext:value-type="float">
            <text:p>3.10140335055533</text:p>
          </table:table-cell>
          <table:table-cell table:formula="of:=LOG([.CX28])" office:value-type="float" office:value="3.11293997608408" calcext:value-type="float">
            <text:p>3.11293997608408</text:p>
          </table:table-cell>
          <table:table-cell table:formula="of:=SLOPE([.BG83:.CX83];[.BG$56:.CX$56])" office:value-type="float" office:value="3.05986598906587" calcext:value-type="float">
            <text:p>3.05986598906587</text:p>
          </table:table-cell>
        </table:table-row>
        <table:table-row table:style-name="ro1">
          <table:table-cell table:formula="of:=LOG([.A29])" office:value-type="float" office:value="3.41497334797082" calcext:value-type="float">
            <text:p>3.41497334797082</text:p>
          </table:table-cell>
          <table:table-cell table:formula="of:=LOG([.B29])" office:value-type="string" office:string-value="" calcext:value-type="error">
            <text:p>Err:502</text:p>
          </table:table-cell>
          <table:table-cell table:formula="of:=LOG([.C29])" office:value-type="string" office:string-value="" calcext:value-type="error">
            <text:p>Err:502</text:p>
          </table:table-cell>
          <table:table-cell table:formula="of:=LOG([.D29])" office:value-type="string" office:string-value="" calcext:value-type="error">
            <text:p>Err:502</text:p>
          </table:table-cell>
          <table:table-cell table:formula="of:=LOG([.E29])" office:value-type="string" office:string-value="" calcext:value-type="error">
            <text:p>Err:502</text:p>
          </table:table-cell>
          <table:table-cell table:formula="of:=LOG([.F29])" office:value-type="string" office:string-value="" calcext:value-type="error">
            <text:p>Err:502</text:p>
          </table:table-cell>
          <table:table-cell table:formula="of:=LOG([.G29])" office:value-type="string" office:string-value="" calcext:value-type="error">
            <text:p>Err:502</text:p>
          </table:table-cell>
          <table:table-cell table:formula="of:=LOG([.H29])" office:value-type="string" office:string-value="" calcext:value-type="error">
            <text:p>Err:502</text:p>
          </table:table-cell>
          <table:table-cell table:formula="of:=LOG([.I29])" office:value-type="string" office:string-value="" calcext:value-type="error">
            <text:p>Err:502</text:p>
          </table:table-cell>
          <table:table-cell table:formula="of:=LOG([.J29])" office:value-type="string" office:string-value="" calcext:value-type="error">
            <text:p>Err:502</text:p>
          </table:table-cell>
          <table:table-cell table:formula="of:=LOG([.K29])" office:value-type="float" office:value="0" calcext:value-type="float">
            <text:p>0</text:p>
          </table:table-cell>
          <table:table-cell table:formula="of:=LOG([.L29])" office:value-type="float" office:value="0" calcext:value-type="float">
            <text:p>0</text:p>
          </table:table-cell>
          <table:table-cell table:formula="of:=LOG([.M29])" office:value-type="float" office:value="0" calcext:value-type="float">
            <text:p>0</text:p>
          </table:table-cell>
          <table:table-cell table:formula="of:=LOG([.N29])" office:value-type="float" office:value="0" calcext:value-type="float">
            <text:p>0</text:p>
          </table:table-cell>
          <table:table-cell table:formula="of:=LOG([.O29])" office:value-type="float" office:value="0.301029995663981" calcext:value-type="float">
            <text:p>0.301029995663981</text:p>
          </table:table-cell>
          <table:table-cell table:formula="of:=LOG([.P29])" office:value-type="float" office:value="0.301029995663981" calcext:value-type="float">
            <text:p>0.301029995663981</text:p>
          </table:table-cell>
          <table:table-cell table:formula="of:=LOG([.Q29])" office:value-type="float" office:value="0.477121254719662" calcext:value-type="float">
            <text:p>0.477121254719662</text:p>
          </table:table-cell>
          <table:table-cell table:formula="of:=LOG([.R29])" office:value-type="float" office:value="0.602059991327962" calcext:value-type="float">
            <text:p>0.602059991327962</text:p>
          </table:table-cell>
          <table:table-cell table:formula="of:=LOG([.S29])" office:value-type="float" office:value="0.778151250383644" calcext:value-type="float">
            <text:p>0.778151250383644</text:p>
          </table:table-cell>
          <table:table-cell table:formula="of:=LOG([.T29])" office:value-type="float" office:value="0.778151250383644" calcext:value-type="float">
            <text:p>0.778151250383644</text:p>
          </table:table-cell>
          <table:table-cell table:formula="of:=LOG([.U29])" office:value-type="float" office:value="0.845098040014257" calcext:value-type="float">
            <text:p>0.845098040014257</text:p>
          </table:table-cell>
          <table:table-cell table:formula="of:=LOG([.V29])" office:value-type="float" office:value="1.04139268515823" calcext:value-type="float">
            <text:p>1.04139268515823</text:p>
          </table:table-cell>
          <table:table-cell table:formula="of:=LOG([.W29])" office:value-type="float" office:value="1.07918124604762" calcext:value-type="float">
            <text:p>1.07918124604762</text:p>
          </table:table-cell>
          <table:table-cell table:formula="of:=LOG([.X29])" office:value-type="float" office:value="1.14612803567824" calcext:value-type="float">
            <text:p>1.14612803567824</text:p>
          </table:table-cell>
          <table:table-cell table:formula="of:=LOG([.Y29])" office:value-type="float" office:value="1.17609125905568" calcext:value-type="float">
            <text:p>1.17609125905568</text:p>
          </table:table-cell>
          <table:table-cell table:formula="of:=LOG([.Z29])" office:value-type="float" office:value="1.17609125905568" calcext:value-type="float">
            <text:p>1.17609125905568</text:p>
          </table:table-cell>
          <table:table-cell table:formula="of:=LOG([.AA29])" office:value-type="float" office:value="1.25527250510331" calcext:value-type="float">
            <text:p>1.25527250510331</text:p>
          </table:table-cell>
          <table:table-cell table:formula="of:=LOG([.AB29])" office:value-type="float" office:value="1.27875360095283" calcext:value-type="float">
            <text:p>1.27875360095283</text:p>
          </table:table-cell>
          <table:table-cell table:formula="of:=LOG([.AC29])" office:value-type="float" office:value="1.30102999566398" calcext:value-type="float">
            <text:p>1.30102999566398</text:p>
          </table:table-cell>
          <table:table-cell table:formula="of:=LOG([.AD29])" office:value-type="float" office:value="1.32221929473392" calcext:value-type="float">
            <text:p>1.32221929473392</text:p>
          </table:table-cell>
          <table:table-cell table:formula="of:=LOG([.AE29])" office:value-type="float" office:value="1.39794000867204" calcext:value-type="float">
            <text:p>1.39794000867204</text:p>
          </table:table-cell>
          <table:table-cell table:formula="of:=LOG([.AF29])" office:value-type="float" office:value="1.50514997831991" calcext:value-type="float">
            <text:p>1.50514997831991</text:p>
          </table:table-cell>
          <table:table-cell table:formula="of:=LOG([.AG29])" office:value-type="float" office:value="1.5910646070265" calcext:value-type="float">
            <text:p>1.5910646070265</text:p>
          </table:table-cell>
          <table:table-cell table:formula="of:=LOG([.AH29])" office:value-type="float" office:value="1.66275783168157" calcext:value-type="float">
            <text:p>1.66275783168157</text:p>
          </table:table-cell>
          <table:table-cell table:formula="of:=LOG([.AI29])" office:value-type="float" office:value="1.67209785793572" calcext:value-type="float">
            <text:p>1.67209785793572</text:p>
          </table:table-cell>
          <table:table-cell table:formula="of:=LOG([.AJ29])" office:value-type="float" office:value="1.69897000433602" calcext:value-type="float">
            <text:p>1.69897000433602</text:p>
          </table:table-cell>
          <table:table-cell table:formula="of:=LOG([.AK29])" office:value-type="float" office:value="1.7481880270062" calcext:value-type="float">
            <text:p>1.7481880270062</text:p>
          </table:table-cell>
          <table:table-cell table:formula="of:=LOG([.AL29])" office:value-type="float" office:value="1.79934054945358" calcext:value-type="float">
            <text:p>1.79934054945358</text:p>
          </table:table-cell>
          <table:table-cell table:formula="of:=LOG([.AM29])" office:value-type="float" office:value="1.81954393554187" calcext:value-type="float">
            <text:p>1.81954393554187</text:p>
          </table:table-cell>
          <table:table-cell table:formula="of:=LOG([.AN29])" office:value-type="float" office:value="1.8750612633917" calcext:value-type="float">
            <text:p>1.8750612633917</text:p>
          </table:table-cell>
          <table:table-cell table:formula="of:=LOG([.AO29])" office:value-type="float" office:value="1.91381385238372" calcext:value-type="float">
            <text:p>1.91381385238372</text:p>
          </table:table-cell>
          <table:table-cell table:formula="of:=LOG([.AP29])" office:value-type="float" office:value="1.93449845124357" calcext:value-type="float">
            <text:p>1.93449845124357</text:p>
          </table:table-cell>
          <table:table-cell table:formula="of:=LOG([.AQ29])" office:value-type="float" office:value="1.97772360528885" calcext:value-type="float">
            <text:p>1.97772360528885</text:p>
          </table:table-cell>
          <table:table-cell table:formula="of:=LOG([.AR29])" office:value-type="float" office:value="2.01283722470517" calcext:value-type="float">
            <text:p>2.01283722470517</text:p>
          </table:table-cell>
          <table:table-cell table:formula="of:=LOG([.AS29])" office:value-type="float" office:value="2.06069784035361" calcext:value-type="float">
            <text:p>2.06069784035361</text:p>
          </table:table-cell>
          <table:table-cell table:formula="of:=LOG([.AT29])" office:value-type="float" office:value="2.08278537031645" calcext:value-type="float">
            <text:p>2.08278537031645</text:p>
          </table:table-cell>
          <table:table-cell table:formula="of:=LOG([.AU29])" office:value-type="float" office:value="2.11058971029925" calcext:value-type="float">
            <text:p>2.11058971029925</text:p>
          </table:table-cell>
          <table:table-cell table:formula="of:=LOG([.AV29])" office:value-type="float" office:value="2.12710479836481" calcext:value-type="float">
            <text:p>2.12710479836481</text:p>
          </table:table-cell>
          <table:table-cell table:formula="of:=LOG([.AW29])" office:value-type="float" office:value="2.14612803567824" calcext:value-type="float">
            <text:p>2.14612803567824</text:p>
          </table:table-cell>
          <table:table-cell table:formula="of:=LOG([.AX29])" office:value-type="float" office:value="2.17026171539496" calcext:value-type="float">
            <text:p>2.17026171539496</text:p>
          </table:table-cell>
          <table:table-cell table:formula="of:=LOG([.AY29])" office:value-type="float" office:value="2.19033169817029" calcext:value-type="float">
            <text:p>2.19033169817029</text:p>
          </table:table-cell>
          <table:table-cell table:formula="of:=LOG([.AZ29])" office:value-type="float" office:value="2.20411998265592" calcext:value-type="float">
            <text:p>2.20411998265592</text:p>
          </table:table-cell>
          <table:table-cell table:formula="of:=LOG([.BA29])" office:value-type="float" office:value="2.22788670461367" calcext:value-type="float">
            <text:p>2.22788670461367</text:p>
          </table:table-cell>
          <table:table-cell table:formula="of:=LOG([.BB29])" office:value-type="float" office:value="2.26007138798507" calcext:value-type="float">
            <text:p>2.26007138798507</text:p>
          </table:table-cell>
          <table:table-cell table:formula="of:=LOG([.BC29])" office:value-type="float" office:value="2.28330122870355" calcext:value-type="float">
            <text:p>2.28330122870355</text:p>
          </table:table-cell>
          <table:table-cell table:formula="of:=LOG([.BD29])" office:value-type="float" office:value="2.31597034545692" calcext:value-type="float">
            <text:p>2.31597034545692</text:p>
          </table:table-cell>
          <table:table-cell table:formula="of:=LOG([.BE29])" office:value-type="float" office:value="2.33645973384853" calcext:value-type="float">
            <text:p>2.33645973384853</text:p>
          </table:table-cell>
          <table:table-cell table:formula="of:=LOG([.BF29])" office:value-type="float" office:value="2.36172783601759" calcext:value-type="float">
            <text:p>2.36172783601759</text:p>
          </table:table-cell>
          <table:table-cell table:formula="of:=LOG([.BG29])" office:value-type="float" office:value="2.38381536598043" calcext:value-type="float">
            <text:p>2.38381536598043</text:p>
          </table:table-cell>
          <table:table-cell table:formula="of:=LOG([.BH29])" office:value-type="float" office:value="2.41329976408125" calcext:value-type="float">
            <text:p>2.41329976408125</text:p>
          </table:table-cell>
          <table:table-cell table:formula="of:=LOG([.BI29])" office:value-type="float" office:value="2.43775056282039" calcext:value-type="float">
            <text:p>2.43775056282039</text:p>
          </table:table-cell>
          <table:table-cell table:formula="of:=LOG([.BJ29])" office:value-type="float" office:value="2.45024910831936" calcext:value-type="float">
            <text:p>2.45024910831936</text:p>
          </table:table-cell>
          <table:table-cell table:formula="of:=LOG([.BK29])" office:value-type="float" office:value="2.48000694295715" calcext:value-type="float">
            <text:p>2.48000694295715</text:p>
          </table:table-cell>
          <table:table-cell table:formula="of:=LOG([.BL29])" office:value-type="float" office:value="2.50105926221775" calcext:value-type="float">
            <text:p>2.50105926221775</text:p>
          </table:table-cell>
          <table:table-cell table:formula="of:=LOG([.BM29])" office:value-type="float" office:value="2.52633927738984" calcext:value-type="float">
            <text:p>2.52633927738984</text:p>
          </table:table-cell>
          <table:table-cell table:formula="of:=LOG([.BN29])" office:value-type="float" office:value="2.54530711646582" calcext:value-type="float">
            <text:p>2.54530711646582</text:p>
          </table:table-cell>
          <table:table-cell table:formula="of:=LOG([.BO29])" office:value-type="float" office:value="2.56229286445647" calcext:value-type="float">
            <text:p>2.56229286445647</text:p>
          </table:table-cell>
          <table:table-cell table:formula="of:=LOG([.BP29])" office:value-type="float" office:value="2.58433122436753" calcext:value-type="float">
            <text:p>2.58433122436753</text:p>
          </table:table-cell>
          <table:table-cell table:formula="of:=LOG([.BQ29])" office:value-type="float" office:value="2.60314437262018" calcext:value-type="float">
            <text:p>2.60314437262018</text:p>
          </table:table-cell>
          <table:table-cell table:formula="of:=LOG([.BR29])" office:value-type="float" office:value="2.6170003411209" calcext:value-type="float">
            <text:p>2.6170003411209</text:p>
          </table:table-cell>
          <table:table-cell table:formula="of:=LOG([.BS29])" office:value-type="float" office:value="2.64443858946784" calcext:value-type="float">
            <text:p>2.64443858946784</text:p>
          </table:table-cell>
          <table:table-cell table:formula="of:=LOG([.BT29])" office:value-type="float" office:value="2.67117284271508" calcext:value-type="float">
            <text:p>2.67117284271508</text:p>
          </table:table-cell>
          <table:table-cell table:formula="of:=LOG([.BU29])" office:value-type="float" office:value="2.69108149212297" calcext:value-type="float">
            <text:p>2.69108149212297</text:p>
          </table:table-cell>
          <table:table-cell table:formula="of:=LOG([.BV29])" office:value-type="float" office:value="2.70500795933334" calcext:value-type="float">
            <text:p>2.70500795933334</text:p>
          </table:table-cell>
          <table:table-cell table:formula="of:=LOG([.BW29])" office:value-type="float" office:value="2.72015930340596" calcext:value-type="float">
            <text:p>2.72015930340596</text:p>
          </table:table-cell>
          <table:table-cell table:formula="of:=LOG([.BX29])" office:value-type="float" office:value="2.73798732633343" calcext:value-type="float">
            <text:p>2.73798732633343</text:p>
          </table:table-cell>
          <table:table-cell table:formula="of:=LOG([.BY29])" office:value-type="float" office:value="2.76417613239033" calcext:value-type="float">
            <text:p>2.76417613239033</text:p>
          </table:table-cell>
          <table:table-cell table:formula="of:=LOG([.BZ29])" office:value-type="float" office:value="2.77378644498119" calcext:value-type="float">
            <text:p>2.77378644498119</text:p>
          </table:table-cell>
          <table:table-cell table:formula="of:=LOG([.CA29])" office:value-type="float" office:value="2.79028516403324" calcext:value-type="float">
            <text:p>2.79028516403324</text:p>
          </table:table-cell>
          <table:table-cell table:formula="of:=LOG([.CB29])" office:value-type="float" office:value="2.80685802951882" calcext:value-type="float">
            <text:p>2.80685802951882</text:p>
          </table:table-cell>
          <table:table-cell table:formula="of:=LOG([.CC29])" office:value-type="float" office:value="2.82736927305382" calcext:value-type="float">
            <text:p>2.82736927305382</text:p>
          </table:table-cell>
          <table:table-cell table:formula="of:=LOG([.CD29])" office:value-type="float" office:value="2.85064623518307" calcext:value-type="float">
            <text:p>2.85064623518307</text:p>
          </table:table-cell>
          <table:table-cell table:formula="of:=LOG([.CE29])" office:value-type="float" office:value="2.86510397464113" calcext:value-type="float">
            <text:p>2.86510397464113</text:p>
          </table:table-cell>
          <table:table-cell table:formula="of:=LOG([.CF29])" office:value-type="float" office:value="2.87966920563205" calcext:value-type="float">
            <text:p>2.87966920563205</text:p>
          </table:table-cell>
          <table:table-cell table:formula="of:=LOG([.CG29])" office:value-type="float" office:value="2.89097959698969" calcext:value-type="float">
            <text:p>2.89097959698969</text:p>
          </table:table-cell>
          <table:table-cell table:formula="of:=LOG([.CH29])" office:value-type="float" office:value="2.90902085421116" calcext:value-type="float">
            <text:p>2.90902085421116</text:p>
          </table:table-cell>
          <table:table-cell table:formula="of:=LOG([.CI29])" office:value-type="float" office:value="2.92890769024395" calcext:value-type="float">
            <text:p>2.92890769024395</text:p>
          </table:table-cell>
          <table:table-cell table:formula="of:=LOG([.CJ29])" office:value-type="float" office:value="2.9434945159061" calcext:value-type="float">
            <text:p>2.9434945159061</text:p>
          </table:table-cell>
          <table:table-cell table:formula="of:=LOG([.CK29])" office:value-type="float" office:value="2.95568775031351" calcext:value-type="float">
            <text:p>2.95568775031351</text:p>
          </table:table-cell>
          <table:table-cell table:formula="of:=LOG([.CL29])" office:value-type="float" office:value="2.97266559226611" calcext:value-type="float">
            <text:p>2.97266559226611</text:p>
          </table:table-cell>
          <table:table-cell table:formula="of:=LOG([.CM29])" office:value-type="float" office:value="2.98632377705077" calcext:value-type="float">
            <text:p>2.98632377705077</text:p>
          </table:table-cell>
          <table:table-cell table:formula="of:=LOG([.CN29])" office:value-type="float" office:value="2.99782308074573" calcext:value-type="float">
            <text:p>2.99782308074573</text:p>
          </table:table-cell>
          <table:table-cell table:formula="of:=LOG([.CO29])" office:value-type="float" office:value="3.01410032151962" calcext:value-type="float">
            <text:p>3.01410032151962</text:p>
          </table:table-cell>
          <table:table-cell table:formula="of:=LOG([.CP29])" office:value-type="float" office:value="3.02897770520878" calcext:value-type="float">
            <text:p>3.02897770520878</text:p>
          </table:table-cell>
          <table:table-cell table:formula="of:=LOG([.CQ29])" office:value-type="float" office:value="3.04257551244019" calcext:value-type="float">
            <text:p>3.04257551244019</text:p>
          </table:table-cell>
          <table:table-cell table:formula="of:=LOG([.CR29])" office:value-type="float" office:value="3.05576046468773" calcext:value-type="float">
            <text:p>3.05576046468773</text:p>
          </table:table-cell>
          <table:table-cell table:formula="of:=LOG([.CS29])" office:value-type="float" office:value="3.06818586174616" calcext:value-type="float">
            <text:p>3.06818586174616</text:p>
          </table:table-cell>
          <table:table-cell table:formula="of:=LOG([.CT29])" office:value-type="float" office:value="3.08242630086077" calcext:value-type="float">
            <text:p>3.08242630086077</text:p>
          </table:table-cell>
          <table:table-cell table:formula="of:=LOG([.CU29])" office:value-type="float" office:value="3.09307130637606" calcext:value-type="float">
            <text:p>3.09307130637606</text:p>
          </table:table-cell>
          <table:table-cell table:formula="of:=LOG([.CV29])" office:value-type="float" office:value="3.10653085382238" calcext:value-type="float">
            <text:p>3.10653085382238</text:p>
          </table:table-cell>
          <table:table-cell table:formula="of:=LOG([.CW29])" office:value-type="float" office:value="3.11958577496178" calcext:value-type="float">
            <text:p>3.11958577496178</text:p>
          </table:table-cell>
          <table:table-cell table:formula="of:=LOG([.CX29])" office:value-type="float" office:value="3.13481437032046" calcext:value-type="float">
            <text:p>3.13481437032046</text:p>
          </table:table-cell>
          <table:table-cell table:formula="of:=SLOPE([.BG84:.CX84];[.BG$56:.CX$56])" office:value-type="float" office:value="3.06887141268852" calcext:value-type="float">
            <text:p>3.06887141268852</text:p>
          </table:table-cell>
        </table:table-row>
        <table:table-row table:style-name="ro1">
          <table:table-cell table:formula="of:=LOG([.A30])" office:value-type="float" office:value="3.43136376415899" calcext:value-type="float">
            <text:p>3.43136376415899</text:p>
          </table:table-cell>
          <table:table-cell table:formula="of:=LOG([.B30])" office:value-type="string" office:string-value="" calcext:value-type="error">
            <text:p>Err:502</text:p>
          </table:table-cell>
          <table:table-cell table:formula="of:=LOG([.C30])" office:value-type="string" office:string-value="" calcext:value-type="error">
            <text:p>Err:502</text:p>
          </table:table-cell>
          <table:table-cell table:formula="of:=LOG([.D30])" office:value-type="string" office:string-value="" calcext:value-type="error">
            <text:p>Err:502</text:p>
          </table:table-cell>
          <table:table-cell table:formula="of:=LOG([.E30])" office:value-type="string" office:string-value="" calcext:value-type="error">
            <text:p>Err:502</text:p>
          </table:table-cell>
          <table:table-cell table:formula="of:=LOG([.F30])" office:value-type="string" office:string-value="" calcext:value-type="error">
            <text:p>Err:502</text:p>
          </table:table-cell>
          <table:table-cell table:formula="of:=LOG([.G30])" office:value-type="string" office:string-value="" calcext:value-type="error">
            <text:p>Err:502</text:p>
          </table:table-cell>
          <table:table-cell table:formula="of:=LOG([.H30])" office:value-type="string" office:string-value="" calcext:value-type="error">
            <text:p>Err:502</text:p>
          </table:table-cell>
          <table:table-cell table:formula="of:=LOG([.I30])" office:value-type="float" office:value="0" calcext:value-type="float">
            <text:p>0</text:p>
          </table:table-cell>
          <table:table-cell table:formula="of:=LOG([.J30])" office:value-type="float" office:value="0" calcext:value-type="float">
            <text:p>0</text:p>
          </table:table-cell>
          <table:table-cell table:formula="of:=LOG([.K30])" office:value-type="float" office:value="0.477121254719662" calcext:value-type="float">
            <text:p>0.477121254719662</text:p>
          </table:table-cell>
          <table:table-cell table:formula="of:=LOG([.L30])" office:value-type="float" office:value="0.477121254719662" calcext:value-type="float">
            <text:p>0.477121254719662</text:p>
          </table:table-cell>
          <table:table-cell table:formula="of:=LOG([.M30])" office:value-type="float" office:value="0.477121254719662" calcext:value-type="float">
            <text:p>0.477121254719662</text:p>
          </table:table-cell>
          <table:table-cell table:formula="of:=LOG([.N30])" office:value-type="float" office:value="0.477121254719662" calcext:value-type="float">
            <text:p>0.477121254719662</text:p>
          </table:table-cell>
          <table:table-cell table:formula="of:=LOG([.O30])" office:value-type="float" office:value="0.477121254719662" calcext:value-type="float">
            <text:p>0.477121254719662</text:p>
          </table:table-cell>
          <table:table-cell table:formula="of:=LOG([.P30])" office:value-type="float" office:value="0.602059991327962" calcext:value-type="float">
            <text:p>0.602059991327962</text:p>
          </table:table-cell>
          <table:table-cell table:formula="of:=LOG([.Q30])" office:value-type="float" office:value="0.778151250383644" calcext:value-type="float">
            <text:p>0.778151250383644</text:p>
          </table:table-cell>
          <table:table-cell table:formula="of:=LOG([.R30])" office:value-type="float" office:value="0.845098040014257" calcext:value-type="float">
            <text:p>0.845098040014257</text:p>
          </table:table-cell>
          <table:table-cell table:formula="of:=LOG([.S30])" office:value-type="float" office:value="0.954242509439325" calcext:value-type="float">
            <text:p>0.954242509439325</text:p>
          </table:table-cell>
          <table:table-cell table:formula="of:=LOG([.T30])" office:value-type="float" office:value="0.954242509439325" calcext:value-type="float">
            <text:p>0.954242509439325</text:p>
          </table:table-cell>
          <table:table-cell table:formula="of:=LOG([.U30])" office:value-type="float" office:value="1.07918124604762" calcext:value-type="float">
            <text:p>1.07918124604762</text:p>
          </table:table-cell>
          <table:table-cell table:formula="of:=LOG([.V30])" office:value-type="float" office:value="1.14612803567824" calcext:value-type="float">
            <text:p>1.14612803567824</text:p>
          </table:table-cell>
          <table:table-cell table:formula="of:=LOG([.W30])" office:value-type="float" office:value="1.20411998265592" calcext:value-type="float">
            <text:p>1.20411998265592</text:p>
          </table:table-cell>
          <table:table-cell table:formula="of:=LOG([.X30])" office:value-type="float" office:value="1.30102999566398" calcext:value-type="float">
            <text:p>1.30102999566398</text:p>
          </table:table-cell>
          <table:table-cell table:formula="of:=LOG([.Y30])" office:value-type="float" office:value="1.36172783601759" calcext:value-type="float">
            <text:p>1.36172783601759</text:p>
          </table:table-cell>
          <table:table-cell table:formula="of:=LOG([.Z30])" office:value-type="float" office:value="1.41497334797082" calcext:value-type="float">
            <text:p>1.41497334797082</text:p>
          </table:table-cell>
          <table:table-cell table:formula="of:=LOG([.AA30])" office:value-type="float" office:value="1.43136376415899" calcext:value-type="float">
            <text:p>1.43136376415899</text:p>
          </table:table-cell>
          <table:table-cell table:formula="of:=LOG([.AB30])" office:value-type="float" office:value="1.46239799789896" calcext:value-type="float">
            <text:p>1.46239799789896</text:p>
          </table:table-cell>
          <table:table-cell table:formula="of:=LOG([.AC30])" office:value-type="float" office:value="1.50514997831991" calcext:value-type="float">
            <text:p>1.50514997831991</text:p>
          </table:table-cell>
          <table:table-cell table:formula="of:=LOG([.AD30])" office:value-type="float" office:value="1.54406804435028" calcext:value-type="float">
            <text:p>1.54406804435028</text:p>
          </table:table-cell>
          <table:table-cell table:formula="of:=LOG([.AE30])" office:value-type="float" office:value="1.57978359661681" calcext:value-type="float">
            <text:p>1.57978359661681</text:p>
          </table:table-cell>
          <table:table-cell table:formula="of:=LOG([.AF30])" office:value-type="float" office:value="1.64345267648619" calcext:value-type="float">
            <text:p>1.64345267648619</text:p>
          </table:table-cell>
          <table:table-cell table:formula="of:=LOG([.AG30])" office:value-type="float" office:value="1.64345267648619" calcext:value-type="float">
            <text:p>1.64345267648619</text:p>
          </table:table-cell>
          <table:table-cell table:formula="of:=LOG([.AH30])" office:value-type="float" office:value="1.69019608002851" calcext:value-type="float">
            <text:p>1.69019608002851</text:p>
          </table:table-cell>
          <table:table-cell table:formula="of:=LOG([.AI30])" office:value-type="float" office:value="1.7481880270062" calcext:value-type="float">
            <text:p>1.7481880270062</text:p>
          </table:table-cell>
          <table:table-cell table:formula="of:=LOG([.AJ30])" office:value-type="float" office:value="1.76342799356294" calcext:value-type="float">
            <text:p>1.76342799356294</text:p>
          </table:table-cell>
          <table:table-cell table:formula="of:=LOG([.AK30])" office:value-type="float" office:value="1.81291335664286" calcext:value-type="float">
            <text:p>1.81291335664286</text:p>
          </table:table-cell>
          <table:table-cell table:formula="of:=LOG([.AL30])" office:value-type="float" office:value="1.83250891270624" calcext:value-type="float">
            <text:p>1.83250891270624</text:p>
          </table:table-cell>
          <table:table-cell table:formula="of:=LOG([.AM30])" office:value-type="float" office:value="1.85733249643127" calcext:value-type="float">
            <text:p>1.85733249643127</text:p>
          </table:table-cell>
          <table:table-cell table:formula="of:=LOG([.AN30])" office:value-type="float" office:value="1.90308998699194" calcext:value-type="float">
            <text:p>1.90308998699194</text:p>
          </table:table-cell>
          <table:table-cell table:formula="of:=LOG([.AO30])" office:value-type="float" office:value="1.91381385238372" calcext:value-type="float">
            <text:p>1.91381385238372</text:p>
          </table:table-cell>
          <table:table-cell table:formula="of:=LOG([.AP30])" office:value-type="float" office:value="1.94448267215017" calcext:value-type="float">
            <text:p>1.94448267215017</text:p>
          </table:table-cell>
          <table:table-cell table:formula="of:=LOG([.AQ30])" office:value-type="float" office:value="1.96848294855394" calcext:value-type="float">
            <text:p>1.96848294855394</text:p>
          </table:table-cell>
          <table:table-cell table:formula="of:=LOG([.AR30])" office:value-type="float" office:value="1.98227123303957" calcext:value-type="float">
            <text:p>1.98227123303957</text:p>
          </table:table-cell>
          <table:table-cell table:formula="of:=LOG([.AS30])" office:value-type="float" office:value="2.04532297878666" calcext:value-type="float">
            <text:p>2.04532297878666</text:p>
          </table:table-cell>
          <table:table-cell table:formula="of:=LOG([.AT30])" office:value-type="float" office:value="2.08635983067475" calcext:value-type="float">
            <text:p>2.08635983067475</text:p>
          </table:table-cell>
          <table:table-cell table:formula="of:=LOG([.AU30])" office:value-type="float" office:value="2.10380372095596" calcext:value-type="float">
            <text:p>2.10380372095596</text:p>
          </table:table-cell>
          <table:table-cell table:formula="of:=LOG([.AV30])" office:value-type="float" office:value="2.15228834438306" calcext:value-type="float">
            <text:p>2.15228834438306</text:p>
          </table:table-cell>
          <table:table-cell table:formula="of:=LOG([.AW30])" office:value-type="float" office:value="2.17897694729317" calcext:value-type="float">
            <text:p>2.17897694729317</text:p>
          </table:table-cell>
          <table:table-cell table:formula="of:=LOG([.AX30])" office:value-type="float" office:value="2.20139712432045" calcext:value-type="float">
            <text:p>2.20139712432045</text:p>
          </table:table-cell>
          <table:table-cell table:formula="of:=LOG([.AY30])" office:value-type="float" office:value="2.22530928172586" calcext:value-type="float">
            <text:p>2.22530928172586</text:p>
          </table:table-cell>
          <table:table-cell table:formula="of:=LOG([.AZ30])" office:value-type="float" office:value="2.2405492482826" calcext:value-type="float">
            <text:p>2.2405492482826</text:p>
          </table:table-cell>
          <table:table-cell table:formula="of:=LOG([.BA30])" office:value-type="float" office:value="2.26951294421792" calcext:value-type="float">
            <text:p>2.26951294421792</text:p>
          </table:table-cell>
          <table:table-cell table:formula="of:=LOG([.BB30])" office:value-type="float" office:value="2.28330122870355" calcext:value-type="float">
            <text:p>2.28330122870355</text:p>
          </table:table-cell>
          <table:table-cell table:formula="of:=LOG([.BC30])" office:value-type="float" office:value="2.30749603791321" calcext:value-type="float">
            <text:p>2.30749603791321</text:p>
          </table:table-cell>
          <table:table-cell table:formula="of:=LOG([.BD30])" office:value-type="float" office:value="2.33041377334919" calcext:value-type="float">
            <text:p>2.33041377334919</text:p>
          </table:table-cell>
          <table:table-cell table:formula="of:=LOG([.BE30])" office:value-type="float" office:value="2.35218251811136" calcext:value-type="float">
            <text:p>2.35218251811136</text:p>
          </table:table-cell>
          <table:table-cell table:formula="of:=LOG([.BF30])" office:value-type="float" office:value="2.38201704257487" calcext:value-type="float">
            <text:p>2.38201704257487</text:p>
          </table:table-cell>
          <table:table-cell table:formula="of:=LOG([.BG30])" office:value-type="float" office:value="2.40823996531185" calcext:value-type="float">
            <text:p>2.40823996531185</text:p>
          </table:table-cell>
          <table:table-cell table:formula="of:=LOG([.BH30])" office:value-type="float" office:value="2.42975228000241" calcext:value-type="float">
            <text:p>2.42975228000241</text:p>
          </table:table-cell>
          <table:table-cell table:formula="of:=LOG([.BI30])" office:value-type="float" office:value="2.45178643552429" calcext:value-type="float">
            <text:p>2.45178643552429</text:p>
          </table:table-cell>
          <table:table-cell table:formula="of:=LOG([.BJ30])" office:value-type="float" office:value="2.47712125471966" calcext:value-type="float">
            <text:p>2.47712125471966</text:p>
          </table:table-cell>
          <table:table-cell table:formula="of:=LOG([.BK30])" office:value-type="float" office:value="2.50105926221775" calcext:value-type="float">
            <text:p>2.50105926221775</text:p>
          </table:table-cell>
          <table:table-cell table:formula="of:=LOG([.BL30])" office:value-type="float" office:value="2.51982799377572" calcext:value-type="float">
            <text:p>2.51982799377572</text:p>
          </table:table-cell>
          <table:table-cell table:formula="of:=LOG([.BM30])" office:value-type="float" office:value="2.54032947479087" calcext:value-type="float">
            <text:p>2.54032947479087</text:p>
          </table:table-cell>
          <table:table-cell table:formula="of:=LOG([.BN30])" office:value-type="float" office:value="2.55144999797287" calcext:value-type="float">
            <text:p>2.55144999797287</text:p>
          </table:table-cell>
          <table:table-cell table:formula="of:=LOG([.BO30])" office:value-type="float" office:value="2.58092497567562" calcext:value-type="float">
            <text:p>2.58092497567562</text:p>
          </table:table-cell>
          <table:table-cell table:formula="of:=LOG([.BP30])" office:value-type="float" office:value="2.59988307207369" calcext:value-type="float">
            <text:p>2.59988307207369</text:p>
          </table:table-cell>
          <table:table-cell table:formula="of:=LOG([.BQ30])" office:value-type="float" office:value="2.62531245096167" calcext:value-type="float">
            <text:p>2.62531245096167</text:p>
          </table:table-cell>
          <table:table-cell table:formula="of:=LOG([.BR30])" office:value-type="float" office:value="2.63548374681491" calcext:value-type="float">
            <text:p>2.63548374681491</text:p>
          </table:table-cell>
          <table:table-cell table:formula="of:=LOG([.BS30])" office:value-type="float" office:value="2.65127801399814" calcext:value-type="float">
            <text:p>2.65127801399814</text:p>
          </table:table-cell>
          <table:table-cell table:formula="of:=LOG([.BT30])" office:value-type="float" office:value="2.66931688056611" calcext:value-type="float">
            <text:p>2.66931688056611</text:p>
          </table:table-cell>
          <table:table-cell table:formula="of:=LOG([.BU30])" office:value-type="float" office:value="2.68930885912362" calcext:value-type="float">
            <text:p>2.68930885912362</text:p>
          </table:table-cell>
          <table:table-cell table:formula="of:=LOG([.BV30])" office:value-type="float" office:value="2.71096311899528" calcext:value-type="float">
            <text:p>2.71096311899528</text:p>
          </table:table-cell>
          <table:table-cell table:formula="of:=LOG([.BW30])" office:value-type="float" office:value="2.72672720902657" calcext:value-type="float">
            <text:p>2.72672720902657</text:p>
          </table:table-cell>
          <table:table-cell table:formula="of:=LOG([.BX30])" office:value-type="float" office:value="2.74896286125616" calcext:value-type="float">
            <text:p>2.74896286125616</text:p>
          </table:table-cell>
          <table:table-cell table:formula="of:=LOG([.BY30])" office:value-type="float" office:value="2.76863810124761" calcext:value-type="float">
            <text:p>2.76863810124761</text:p>
          </table:table-cell>
          <table:table-cell table:formula="of:=LOG([.BZ30])" office:value-type="float" office:value="2.78247262416629" calcext:value-type="float">
            <text:p>2.78247262416629</text:p>
          </table:table-cell>
          <table:table-cell table:formula="of:=LOG([.CA30])" office:value-type="float" office:value="2.80208925788173" calcext:value-type="float">
            <text:p>2.80208925788173</text:p>
          </table:table-cell>
          <table:table-cell table:formula="of:=LOG([.CB30])" office:value-type="float" office:value="2.82020145948564" calcext:value-type="float">
            <text:p>2.82020145948564</text:p>
          </table:table-cell>
          <table:table-cell table:formula="of:=LOG([.CC30])" office:value-type="float" office:value="2.83695673705955" calcext:value-type="float">
            <text:p>2.83695673705955</text:p>
          </table:table-cell>
          <table:table-cell table:formula="of:=LOG([.CD30])" office:value-type="float" office:value="2.85733249643127" calcext:value-type="float">
            <text:p>2.85733249643127</text:p>
          </table:table-cell>
          <table:table-cell table:formula="of:=LOG([.CE30])" office:value-type="float" office:value="2.87215627274829" calcext:value-type="float">
            <text:p>2.87215627274829</text:p>
          </table:table-cell>
          <table:table-cell table:formula="of:=LOG([.CF30])" office:value-type="float" office:value="2.88874096068289" calcext:value-type="float">
            <text:p>2.88874096068289</text:p>
          </table:table-cell>
          <table:table-cell table:formula="of:=LOG([.CG30])" office:value-type="float" office:value="2.90254677931399" calcext:value-type="float">
            <text:p>2.90254677931399</text:p>
          </table:table-cell>
          <table:table-cell table:formula="of:=LOG([.CH30])" office:value-type="float" office:value="2.91803033678488" calcext:value-type="float">
            <text:p>2.91803033678488</text:p>
          </table:table-cell>
          <table:table-cell table:formula="of:=LOG([.CI30])" office:value-type="float" office:value="2.93399316383124" calcext:value-type="float">
            <text:p>2.93399316383124</text:p>
          </table:table-cell>
          <table:table-cell table:formula="of:=LOG([.CJ30])" office:value-type="float" office:value="2.94694327069782" calcext:value-type="float">
            <text:p>2.94694327069782</text:p>
          </table:table-cell>
          <table:table-cell table:formula="of:=LOG([.CK30])" office:value-type="float" office:value="2.96236933567002" calcext:value-type="float">
            <text:p>2.96236933567002</text:p>
          </table:table-cell>
          <table:table-cell table:formula="of:=LOG([.CL30])" office:value-type="float" office:value="2.97726621242729" calcext:value-type="float">
            <text:p>2.97726621242729</text:p>
          </table:table-cell>
          <table:table-cell table:formula="of:=LOG([.CM30])" office:value-type="float" office:value="2.99211148778695" calcext:value-type="float">
            <text:p>2.99211148778695</text:p>
          </table:table-cell>
          <table:table-cell table:formula="of:=LOG([.CN30])" office:value-type="float" office:value="3.00987563371216" calcext:value-type="float">
            <text:p>3.00987563371216</text:p>
          </table:table-cell>
          <table:table-cell table:formula="of:=LOG([.CO30])" office:value-type="float" office:value="3.02407498730743" calcext:value-type="float">
            <text:p>3.02407498730743</text:p>
          </table:table-cell>
          <table:table-cell table:formula="of:=LOG([.CP30])" office:value-type="float" office:value="3.03941411917614" calcext:value-type="float">
            <text:p>3.03941411917614</text:p>
          </table:table-cell>
          <table:table-cell table:formula="of:=LOG([.CQ30])" office:value-type="float" office:value="3.05384642685225" calcext:value-type="float">
            <text:p>3.05384642685225</text:p>
          </table:table-cell>
          <table:table-cell table:formula="of:=LOG([.CR30])" office:value-type="float" office:value="3.06929801211553" calcext:value-type="float">
            <text:p>3.06929801211553</text:p>
          </table:table-cell>
          <table:table-cell table:formula="of:=LOG([.CS30])" office:value-type="float" office:value="3.08457627793433" calcext:value-type="float">
            <text:p>3.08457627793433</text:p>
          </table:table-cell>
          <table:table-cell table:formula="of:=LOG([.CT30])" office:value-type="float" office:value="3.09551804232315" calcext:value-type="float">
            <text:p>3.09551804232315</text:p>
          </table:table-cell>
          <table:table-cell table:formula="of:=LOG([.CU30])" office:value-type="float" office:value="3.10653085382238" calcext:value-type="float">
            <text:p>3.10653085382238</text:p>
          </table:table-cell>
          <table:table-cell table:formula="of:=LOG([.CV30])" office:value-type="float" office:value="3.11859536522376" calcext:value-type="float">
            <text:p>3.11859536522376</text:p>
          </table:table-cell>
          <table:table-cell table:formula="of:=LOG([.CW30])" office:value-type="float" office:value="3.13065534902203" calcext:value-type="float">
            <text:p>3.13065534902203</text:p>
          </table:table-cell>
          <table:table-cell table:formula="of:=LOG([.CX30])" office:value-type="float" office:value="3.14332712999205" calcext:value-type="float">
            <text:p>3.14332712999205</text:p>
          </table:table-cell>
          <table:table-cell table:formula="of:=SLOPE([.BG85:.CX85];[.BG$56:.CX$56])" office:value-type="float" office:value="3.03603542757492" calcext:value-type="float">
            <text:p>3.03603542757492</text:p>
          </table:table-cell>
        </table:table-row>
        <table:table-row table:style-name="ro1">
          <table:table-cell table:formula="of:=LOG([.A31])" office:value-type="float" office:value="3.44715803134222" calcext:value-type="float">
            <text:p>3.44715803134222</text:p>
          </table:table-cell>
          <table:table-cell table:formula="of:=LOG([.B31])" office:value-type="string" office:string-value="" calcext:value-type="error">
            <text:p>Err:502</text:p>
          </table:table-cell>
          <table:table-cell table:formula="of:=LOG([.C31])" office:value-type="string" office:string-value="" calcext:value-type="error">
            <text:p>Err:502</text:p>
          </table:table-cell>
          <table:table-cell table:formula="of:=LOG([.D31])" office:value-type="string" office:string-value="" calcext:value-type="error">
            <text:p>Err:502</text:p>
          </table:table-cell>
          <table:table-cell table:formula="of:=LOG([.E31])" office:value-type="string" office:string-value="" calcext:value-type="error">
            <text:p>Err:502</text:p>
          </table:table-cell>
          <table:table-cell table:formula="of:=LOG([.F31])" office:value-type="string" office:string-value="" calcext:value-type="error">
            <text:p>Err:502</text:p>
          </table:table-cell>
          <table:table-cell table:formula="of:=LOG([.G31])" office:value-type="string" office:string-value="" calcext:value-type="error">
            <text:p>Err:502</text:p>
          </table:table-cell>
          <table:table-cell table:formula="of:=LOG([.H31])" office:value-type="string" office:string-value="" calcext:value-type="error">
            <text:p>Err:502</text:p>
          </table:table-cell>
          <table:table-cell table:formula="of:=LOG([.I31])" office:value-type="string" office:string-value="" calcext:value-type="error">
            <text:p>Err:502</text:p>
          </table:table-cell>
          <table:table-cell table:formula="of:=LOG([.J31])" office:value-type="string" office:string-value="" calcext:value-type="error">
            <text:p>Err:502</text:p>
          </table:table-cell>
          <table:table-cell table:formula="of:=LOG([.K31])" office:value-type="string" office:string-value="" calcext:value-type="error">
            <text:p>Err:502</text:p>
          </table:table-cell>
          <table:table-cell table:formula="of:=LOG([.L31])" office:value-type="float" office:value="0" calcext:value-type="float">
            <text:p>0</text:p>
          </table:table-cell>
          <table:table-cell table:formula="of:=LOG([.M31])" office:value-type="float" office:value="0.301029995663981" calcext:value-type="float">
            <text:p>0.301029995663981</text:p>
          </table:table-cell>
          <table:table-cell table:formula="of:=LOG([.N31])" office:value-type="float" office:value="0.477121254719662" calcext:value-type="float">
            <text:p>0.477121254719662</text:p>
          </table:table-cell>
          <table:table-cell table:formula="of:=LOG([.O31])" office:value-type="float" office:value="0.602059991327962" calcext:value-type="float">
            <text:p>0.602059991327962</text:p>
          </table:table-cell>
          <table:table-cell table:formula="of:=LOG([.P31])" office:value-type="float" office:value="0.698970004336019" calcext:value-type="float">
            <text:p>0.698970004336019</text:p>
          </table:table-cell>
          <table:table-cell table:formula="of:=LOG([.Q31])" office:value-type="float" office:value="0.698970004336019" calcext:value-type="float">
            <text:p>0.698970004336019</text:p>
          </table:table-cell>
          <table:table-cell table:formula="of:=LOG([.R31])" office:value-type="float" office:value="0.778151250383644" calcext:value-type="float">
            <text:p>0.778151250383644</text:p>
          </table:table-cell>
          <table:table-cell table:formula="of:=LOG([.S31])" office:value-type="float" office:value="0.845098040014257" calcext:value-type="float">
            <text:p>0.845098040014257</text:p>
          </table:table-cell>
          <table:table-cell table:formula="of:=LOG([.T31])" office:value-type="float" office:value="1.04139268515823" calcext:value-type="float">
            <text:p>1.04139268515823</text:p>
          </table:table-cell>
          <table:table-cell table:formula="of:=LOG([.U31])" office:value-type="float" office:value="1.14612803567824" calcext:value-type="float">
            <text:p>1.14612803567824</text:p>
          </table:table-cell>
          <table:table-cell table:formula="of:=LOG([.V31])" office:value-type="float" office:value="1.14612803567824" calcext:value-type="float">
            <text:p>1.14612803567824</text:p>
          </table:table-cell>
          <table:table-cell table:formula="of:=LOG([.W31])" office:value-type="float" office:value="1.23044892137827" calcext:value-type="float">
            <text:p>1.23044892137827</text:p>
          </table:table-cell>
          <table:table-cell table:formula="of:=LOG([.X31])" office:value-type="float" office:value="1.27875360095283" calcext:value-type="float">
            <text:p>1.27875360095283</text:p>
          </table:table-cell>
          <table:table-cell table:formula="of:=LOG([.Y31])" office:value-type="float" office:value="1.27875360095283" calcext:value-type="float">
            <text:p>1.27875360095283</text:p>
          </table:table-cell>
          <table:table-cell table:formula="of:=LOG([.Z31])" office:value-type="float" office:value="1.32221929473392" calcext:value-type="float">
            <text:p>1.32221929473392</text:p>
          </table:table-cell>
          <table:table-cell table:formula="of:=LOG([.AA31])" office:value-type="float" office:value="1.39794000867204" calcext:value-type="float">
            <text:p>1.39794000867204</text:p>
          </table:table-cell>
          <table:table-cell table:formula="of:=LOG([.AB31])" office:value-type="float" office:value="1.46239799789896" calcext:value-type="float">
            <text:p>1.46239799789896</text:p>
          </table:table-cell>
          <table:table-cell table:formula="of:=LOG([.AC31])" office:value-type="float" office:value="1.54406804435028" calcext:value-type="float">
            <text:p>1.54406804435028</text:p>
          </table:table-cell>
          <table:table-cell table:formula="of:=LOG([.AD31])" office:value-type="float" office:value="1.60205999132796" calcext:value-type="float">
            <text:p>1.60205999132796</text:p>
          </table:table-cell>
          <table:table-cell table:formula="of:=LOG([.AE31])" office:value-type="float" office:value="1.63346845557959" calcext:value-type="float">
            <text:p>1.63346845557959</text:p>
          </table:table-cell>
          <table:table-cell table:formula="of:=LOG([.AF31])" office:value-type="float" office:value="1.68124123737559" calcext:value-type="float">
            <text:p>1.68124123737559</text:p>
          </table:table-cell>
          <table:table-cell table:formula="of:=LOG([.AG31])" office:value-type="float" office:value="1.69019608002851" calcext:value-type="float">
            <text:p>1.69019608002851</text:p>
          </table:table-cell>
          <table:table-cell table:formula="of:=LOG([.AH31])" office:value-type="float" office:value="1.70757017609794" calcext:value-type="float">
            <text:p>1.70757017609794</text:p>
          </table:table-cell>
          <table:table-cell table:formula="of:=LOG([.AI31])" office:value-type="float" office:value="1.73239375982297" calcext:value-type="float">
            <text:p>1.73239375982297</text:p>
          </table:table-cell>
          <table:table-cell table:formula="of:=LOG([.AJ31])" office:value-type="float" office:value="1.76342799356294" calcext:value-type="float">
            <text:p>1.76342799356294</text:p>
          </table:table-cell>
          <table:table-cell table:formula="of:=LOG([.AK31])" office:value-type="float" office:value="1.80617997398389" calcext:value-type="float">
            <text:p>1.80617997398389</text:p>
          </table:table-cell>
          <table:table-cell table:formula="of:=LOG([.AL31])" office:value-type="float" office:value="1.84509804001426" calcext:value-type="float">
            <text:p>1.84509804001426</text:p>
          </table:table-cell>
          <table:table-cell table:formula="of:=LOG([.AM31])" office:value-type="float" office:value="1.8750612633917" calcext:value-type="float">
            <text:p>1.8750612633917</text:p>
          </table:table-cell>
          <table:table-cell table:formula="of:=LOG([.AN31])" office:value-type="float" office:value="1.91907809237607" calcext:value-type="float">
            <text:p>1.91907809237607</text:p>
          </table:table-cell>
          <table:table-cell table:formula="of:=LOG([.AO31])" office:value-type="float" office:value="1.94939000664491" calcext:value-type="float">
            <text:p>1.94939000664491</text:p>
          </table:table-cell>
          <table:table-cell table:formula="of:=LOG([.AP31])" office:value-type="float" office:value="1.96848294855394" calcext:value-type="float">
            <text:p>1.96848294855394</text:p>
          </table:table-cell>
          <table:table-cell table:formula="of:=LOG([.AQ31])" office:value-type="float" office:value="1.98677173426624" calcext:value-type="float">
            <text:p>1.98677173426624</text:p>
          </table:table-cell>
          <table:table-cell table:formula="of:=LOG([.AR31])" office:value-type="float" office:value="2.02530586526477" calcext:value-type="float">
            <text:p>2.02530586526477</text:p>
          </table:table-cell>
          <table:table-cell table:formula="of:=LOG([.AS31])" office:value-type="float" office:value="2.04532297878666" calcext:value-type="float">
            <text:p>2.04532297878666</text:p>
          </table:table-cell>
          <table:table-cell table:formula="of:=LOG([.AT31])" office:value-type="float" office:value="2.07918124604762" calcext:value-type="float">
            <text:p>2.07918124604762</text:p>
          </table:table-cell>
          <table:table-cell table:formula="of:=LOG([.AU31])" office:value-type="float" office:value="2.12710479836481" calcext:value-type="float">
            <text:p>2.12710479836481</text:p>
          </table:table-cell>
          <table:table-cell table:formula="of:=LOG([.AV31])" office:value-type="float" office:value="2.15228834438306" calcext:value-type="float">
            <text:p>2.15228834438306</text:p>
          </table:table-cell>
          <table:table-cell table:formula="of:=LOG([.AW31])" office:value-type="float" office:value="2.1846914308176" calcext:value-type="float">
            <text:p>2.1846914308176</text:p>
          </table:table-cell>
          <table:table-cell table:formula="of:=LOG([.AX31])" office:value-type="float" office:value="2.20139712432045" calcext:value-type="float">
            <text:p>2.20139712432045</text:p>
          </table:table-cell>
          <table:table-cell table:formula="of:=LOG([.AY31])" office:value-type="float" office:value="2.22271647114758" calcext:value-type="float">
            <text:p>2.22271647114758</text:p>
          </table:table-cell>
          <table:table-cell table:formula="of:=LOG([.AZ31])" office:value-type="float" office:value="2.24797326636181" calcext:value-type="float">
            <text:p>2.24797326636181</text:p>
          </table:table-cell>
          <table:table-cell table:formula="of:=LOG([.BA31])" office:value-type="float" office:value="2.28555730900777" calcext:value-type="float">
            <text:p>2.28555730900777</text:p>
          </table:table-cell>
          <table:table-cell table:formula="of:=LOG([.BB31])" office:value-type="float" office:value="2.30749603791321" calcext:value-type="float">
            <text:p>2.30749603791321</text:p>
          </table:table-cell>
          <table:table-cell table:formula="of:=LOG([.BC31])" office:value-type="float" office:value="2.32428245529769" calcext:value-type="float">
            <text:p>2.32428245529769</text:p>
          </table:table-cell>
          <table:table-cell table:formula="of:=LOG([.BD31])" office:value-type="float" office:value="2.34044411484012" calcext:value-type="float">
            <text:p>2.34044411484012</text:p>
          </table:table-cell>
          <table:table-cell table:formula="of:=LOG([.BE31])" office:value-type="float" office:value="2.36921585741014" calcext:value-type="float">
            <text:p>2.36921585741014</text:p>
          </table:table-cell>
          <table:table-cell table:formula="of:=LOG([.BF31])" office:value-type="float" office:value="2.38560627359831" calcext:value-type="float">
            <text:p>2.38560627359831</text:p>
          </table:table-cell>
          <table:table-cell table:formula="of:=LOG([.BG31])" office:value-type="float" office:value="2.40993312333129" calcext:value-type="float">
            <text:p>2.40993312333129</text:p>
          </table:table-cell>
          <table:table-cell table:formula="of:=LOG([.BH31])" office:value-type="float" office:value="2.43296929087441" calcext:value-type="float">
            <text:p>2.43296929087441</text:p>
          </table:table-cell>
          <table:table-cell table:formula="of:=LOG([.BI31])" office:value-type="float" office:value="2.45939248775923" calcext:value-type="float">
            <text:p>2.45939248775923</text:p>
          </table:table-cell>
          <table:table-cell table:formula="of:=LOG([.BJ31])" office:value-type="float" office:value="2.4814426285023" calcext:value-type="float">
            <text:p>2.4814426285023</text:p>
          </table:table-cell>
          <table:table-cell table:formula="of:=LOG([.BK31])" office:value-type="float" office:value="2.50379068305718" calcext:value-type="float">
            <text:p>2.50379068305718</text:p>
          </table:table-cell>
          <table:table-cell table:formula="of:=LOG([.BL31])" office:value-type="float" office:value="2.52374646681156" calcext:value-type="float">
            <text:p>2.52374646681156</text:p>
          </table:table-cell>
          <table:table-cell table:formula="of:=LOG([.BM31])" office:value-type="float" office:value="2.53781909507327" calcext:value-type="float">
            <text:p>2.53781909507327</text:p>
          </table:table-cell>
          <table:table-cell table:formula="of:=LOG([.BN31])" office:value-type="float" office:value="2.56229286445647" calcext:value-type="float">
            <text:p>2.56229286445647</text:p>
          </table:table-cell>
          <table:table-cell table:formula="of:=LOG([.BO31])" office:value-type="float" office:value="2.58883172559421" calcext:value-type="float">
            <text:p>2.58883172559421</text:p>
          </table:table-cell>
          <table:table-cell table:formula="of:=LOG([.BP31])" office:value-type="float" office:value="2.6159500516564" calcext:value-type="float">
            <text:p>2.6159500516564</text:p>
          </table:table-cell>
          <table:table-cell table:formula="of:=LOG([.BQ31])" office:value-type="float" office:value="2.62838893005031" calcext:value-type="float">
            <text:p>2.62838893005031</text:p>
          </table:table-cell>
          <table:table-cell table:formula="of:=LOG([.BR31])" office:value-type="float" office:value="2.65224634100332" calcext:value-type="float">
            <text:p>2.65224634100332</text:p>
          </table:table-cell>
          <table:table-cell table:formula="of:=LOG([.BS31])" office:value-type="float" office:value="2.66838591669" calcext:value-type="float">
            <text:p>2.66838591669</text:p>
          </table:table-cell>
          <table:table-cell table:formula="of:=LOG([.BT31])" office:value-type="float" office:value="2.68574173860226" calcext:value-type="float">
            <text:p>2.68574173860226</text:p>
          </table:table-cell>
          <table:table-cell table:formula="of:=LOG([.BU31])" office:value-type="float" office:value="2.69983772586725" calcext:value-type="float">
            <text:p>2.69983772586725</text:p>
          </table:table-cell>
          <table:table-cell table:formula="of:=LOG([.BV31])" office:value-type="float" office:value="2.72263392253381" calcext:value-type="float">
            <text:p>2.72263392253381</text:p>
          </table:table-cell>
          <table:table-cell table:formula="of:=LOG([.BW31])" office:value-type="float" office:value="2.74429298312268" calcext:value-type="float">
            <text:p>2.74429298312268</text:p>
          </table:table-cell>
          <table:table-cell table:formula="of:=LOG([.BX31])" office:value-type="float" office:value="2.75966784468963" calcext:value-type="float">
            <text:p>2.75966784468963</text:p>
          </table:table-cell>
          <table:table-cell table:formula="of:=LOG([.BY31])" office:value-type="float" office:value="2.77959649125782" calcext:value-type="float">
            <text:p>2.77959649125782</text:p>
          </table:table-cell>
          <table:table-cell table:formula="of:=LOG([.BZ31])" office:value-type="float" office:value="2.79934054945358" calcext:value-type="float">
            <text:p>2.79934054945358</text:p>
          </table:table-cell>
          <table:table-cell table:formula="of:=LOG([.CA31])" office:value-type="float" office:value="2.81624129999178" calcext:value-type="float">
            <text:p>2.81624129999178</text:p>
          </table:table-cell>
          <table:table-cell table:formula="of:=LOG([.CB31])" office:value-type="float" office:value="2.83569057149243" calcext:value-type="float">
            <text:p>2.83569057149243</text:p>
          </table:table-cell>
          <table:table-cell table:formula="of:=LOG([.CC31])" office:value-type="float" office:value="2.85308952985187" calcext:value-type="float">
            <text:p>2.85308952985187</text:p>
          </table:table-cell>
          <table:table-cell table:formula="of:=LOG([.CD31])" office:value-type="float" office:value="2.87040390527903" calcext:value-type="float">
            <text:p>2.87040390527903</text:p>
          </table:table-cell>
          <table:table-cell table:formula="of:=LOG([.CE31])" office:value-type="float" office:value="2.88705437805096" calcext:value-type="float">
            <text:p>2.88705437805096</text:p>
          </table:table-cell>
          <table:table-cell table:formula="of:=LOG([.CF31])" office:value-type="float" office:value="2.90145832139611" calcext:value-type="float">
            <text:p>2.90145832139611</text:p>
          </table:table-cell>
          <table:table-cell table:formula="of:=LOG([.CG31])" office:value-type="float" office:value="2.92012332629072" calcext:value-type="float">
            <text:p>2.92012332629072</text:p>
          </table:table-cell>
          <table:table-cell table:formula="of:=LOG([.CH31])" office:value-type="float" office:value="2.93500315145365" calcext:value-type="float">
            <text:p>2.93500315145365</text:p>
          </table:table-cell>
          <table:table-cell table:formula="of:=LOG([.CI31])" office:value-type="float" office:value="2.9532763366673" calcext:value-type="float">
            <text:p>2.9532763366673</text:p>
          </table:table-cell>
          <table:table-cell table:formula="of:=LOG([.CJ31])" office:value-type="float" office:value="2.96848294855393" calcext:value-type="float">
            <text:p>2.96848294855393</text:p>
          </table:table-cell>
          <table:table-cell table:formula="of:=LOG([.CK31])" office:value-type="float" office:value="2.98497712641549" calcext:value-type="float">
            <text:p>2.98497712641549</text:p>
          </table:table-cell>
          <table:table-cell table:formula="of:=LOG([.CL31])" office:value-type="float" office:value="3.00130093302042" calcext:value-type="float">
            <text:p>3.00130093302042</text:p>
          </table:table-cell>
          <table:table-cell table:formula="of:=LOG([.CM31])" office:value-type="float" office:value="3.01410032151962" calcext:value-type="float">
            <text:p>3.01410032151962</text:p>
          </table:table-cell>
          <table:table-cell table:formula="of:=LOG([.CN31])" office:value-type="float" office:value="3.02694162795903" calcext:value-type="float">
            <text:p>3.02694162795903</text:p>
          </table:table-cell>
          <table:table-cell table:formula="of:=LOG([.CO31])" office:value-type="float" office:value="3.04139268515822" calcext:value-type="float">
            <text:p>3.04139268515822</text:p>
          </table:table-cell>
          <table:table-cell table:formula="of:=LOG([.CP31])" office:value-type="float" office:value="3.0542299098634" calcext:value-type="float">
            <text:p>3.0542299098634</text:p>
          </table:table-cell>
          <table:table-cell table:formula="of:=LOG([.CQ31])" office:value-type="float" office:value="3.06781451116184" calcext:value-type="float">
            <text:p>3.06781451116184</text:p>
          </table:table-cell>
          <table:table-cell table:formula="of:=LOG([.CR31])" office:value-type="float" office:value="3.08098704691089" calcext:value-type="float">
            <text:p>3.08098704691089</text:p>
          </table:table-cell>
          <table:table-cell table:formula="of:=LOG([.CS31])" office:value-type="float" office:value="3.09096307659573" calcext:value-type="float">
            <text:p>3.09096307659573</text:p>
          </table:table-cell>
          <table:table-cell table:formula="of:=LOG([.CT31])" office:value-type="float" office:value="3.10414555055401" calcext:value-type="float">
            <text:p>3.10414555055401</text:p>
          </table:table-cell>
          <table:table-cell table:formula="of:=LOG([.CU31])" office:value-type="float" office:value="3.11427729656159" calcext:value-type="float">
            <text:p>3.11427729656159</text:p>
          </table:table-cell>
          <table:table-cell table:formula="of:=LOG([.CV31])" office:value-type="float" office:value="3.12580645813953" calcext:value-type="float">
            <text:p>3.12580645813953</text:p>
          </table:table-cell>
          <table:table-cell table:formula="of:=LOG([.CW31])" office:value-type="float" office:value="3.14082218010931" calcext:value-type="float">
            <text:p>3.14082218010931</text:p>
          </table:table-cell>
          <table:table-cell table:formula="of:=LOG([.CX31])" office:value-type="float" office:value="3.15503222879097" calcext:value-type="float">
            <text:p>3.15503222879097</text:p>
          </table:table-cell>
          <table:table-cell table:formula="of:=SLOPE([.BG86:.CX86];[.BG$56:.CX$56])" office:value-type="float" office:value="3.07543114657962" calcext:value-type="float">
            <text:p>3.07543114657962</text:p>
          </table:table-cell>
        </table:table-row>
        <table:table-row table:style-name="ro1">
          <table:table-cell table:formula="of:=LOG([.A32])" office:value-type="float" office:value="3.46239799789896" calcext:value-type="float">
            <text:p>3.46239799789896</text:p>
          </table:table-cell>
          <table:table-cell table:formula="of:=LOG([.B32])" office:value-type="string" office:string-value="" calcext:value-type="error">
            <text:p>Err:502</text:p>
          </table:table-cell>
          <table:table-cell table:formula="of:=LOG([.C32])" office:value-type="string" office:string-value="" calcext:value-type="error">
            <text:p>Err:502</text:p>
          </table:table-cell>
          <table:table-cell table:formula="of:=LOG([.D32])" office:value-type="string" office:string-value="" calcext:value-type="error">
            <text:p>Err:502</text:p>
          </table:table-cell>
          <table:table-cell table:formula="of:=LOG([.E32])" office:value-type="string" office:string-value="" calcext:value-type="error">
            <text:p>Err:502</text:p>
          </table:table-cell>
          <table:table-cell table:formula="of:=LOG([.F32])" office:value-type="string" office:string-value="" calcext:value-type="error">
            <text:p>Err:502</text:p>
          </table:table-cell>
          <table:table-cell table:formula="of:=LOG([.G32])" office:value-type="string" office:string-value="" calcext:value-type="error">
            <text:p>Err:502</text:p>
          </table:table-cell>
          <table:table-cell table:formula="of:=LOG([.H32])" office:value-type="string" office:string-value="" calcext:value-type="error">
            <text:p>Err:502</text:p>
          </table:table-cell>
          <table:table-cell table:formula="of:=LOG([.I32])" office:value-type="string" office:string-value="" calcext:value-type="error">
            <text:p>Err:502</text:p>
          </table:table-cell>
          <table:table-cell table:formula="of:=LOG([.J32])" office:value-type="string" office:string-value="" calcext:value-type="error">
            <text:p>Err:502</text:p>
          </table:table-cell>
          <table:table-cell table:formula="of:=LOG([.K32])" office:value-type="string" office:string-value="" calcext:value-type="error">
            <text:p>Err:502</text:p>
          </table:table-cell>
          <table:table-cell table:formula="of:=LOG([.L32])" office:value-type="string" office:string-value="" calcext:value-type="error">
            <text:p>Err:502</text:p>
          </table:table-cell>
          <table:table-cell table:formula="of:=LOG([.M32])" office:value-type="float" office:value="0.301029995663981" calcext:value-type="float">
            <text:p>0.301029995663981</text:p>
          </table:table-cell>
          <table:table-cell table:formula="of:=LOG([.N32])" office:value-type="float" office:value="0.301029995663981" calcext:value-type="float">
            <text:p>0.301029995663981</text:p>
          </table:table-cell>
          <table:table-cell table:formula="of:=LOG([.O32])" office:value-type="float" office:value="0.301029995663981" calcext:value-type="float">
            <text:p>0.301029995663981</text:p>
          </table:table-cell>
          <table:table-cell table:formula="of:=LOG([.P32])" office:value-type="float" office:value="0.301029995663981" calcext:value-type="float">
            <text:p>0.301029995663981</text:p>
          </table:table-cell>
          <table:table-cell table:formula="of:=LOG([.Q32])" office:value-type="float" office:value="0.477121254719662" calcext:value-type="float">
            <text:p>0.477121254719662</text:p>
          </table:table-cell>
          <table:table-cell table:formula="of:=LOG([.R32])" office:value-type="float" office:value="0.698970004336019" calcext:value-type="float">
            <text:p>0.698970004336019</text:p>
          </table:table-cell>
          <table:table-cell table:formula="of:=LOG([.S32])" office:value-type="float" office:value="0.845098040014257" calcext:value-type="float">
            <text:p>0.845098040014257</text:p>
          </table:table-cell>
          <table:table-cell table:formula="of:=LOG([.T32])" office:value-type="float" office:value="0.903089986991943" calcext:value-type="float">
            <text:p>0.903089986991943</text:p>
          </table:table-cell>
          <table:table-cell table:formula="of:=LOG([.U32])" office:value-type="float" office:value="0.954242509439325" calcext:value-type="float">
            <text:p>0.954242509439325</text:p>
          </table:table-cell>
          <table:table-cell table:formula="of:=LOG([.V32])" office:value-type="float" office:value="1.11394335230684" calcext:value-type="float">
            <text:p>1.11394335230684</text:p>
          </table:table-cell>
          <table:table-cell table:formula="of:=LOG([.W32])" office:value-type="float" office:value="1.14612803567824" calcext:value-type="float">
            <text:p>1.14612803567824</text:p>
          </table:table-cell>
          <table:table-cell table:formula="of:=LOG([.X32])" office:value-type="float" office:value="1.14612803567824" calcext:value-type="float">
            <text:p>1.14612803567824</text:p>
          </table:table-cell>
          <table:table-cell table:formula="of:=LOG([.Y32])" office:value-type="float" office:value="1.14612803567824" calcext:value-type="float">
            <text:p>1.14612803567824</text:p>
          </table:table-cell>
          <table:table-cell table:formula="of:=LOG([.Z32])" office:value-type="float" office:value="1.14612803567824" calcext:value-type="float">
            <text:p>1.14612803567824</text:p>
          </table:table-cell>
          <table:table-cell table:formula="of:=LOG([.AA32])" office:value-type="float" office:value="1.20411998265592" calcext:value-type="float">
            <text:p>1.20411998265592</text:p>
          </table:table-cell>
          <table:table-cell table:formula="of:=LOG([.AB32])" office:value-type="float" office:value="1.27875360095283" calcext:value-type="float">
            <text:p>1.27875360095283</text:p>
          </table:table-cell>
          <table:table-cell table:formula="of:=LOG([.AC32])" office:value-type="float" office:value="1.30102999566398" calcext:value-type="float">
            <text:p>1.30102999566398</text:p>
          </table:table-cell>
          <table:table-cell table:formula="of:=LOG([.AD32])" office:value-type="float" office:value="1.36172783601759" calcext:value-type="float">
            <text:p>1.36172783601759</text:p>
          </table:table-cell>
          <table:table-cell table:formula="of:=LOG([.AE32])" office:value-type="float" office:value="1.43136376415899" calcext:value-type="float">
            <text:p>1.43136376415899</text:p>
          </table:table-cell>
          <table:table-cell table:formula="of:=LOG([.AF32])" office:value-type="float" office:value="1.51851393987789" calcext:value-type="float">
            <text:p>1.51851393987789</text:p>
          </table:table-cell>
          <table:table-cell table:formula="of:=LOG([.AG32])" office:value-type="float" office:value="1.57978359661681" calcext:value-type="float">
            <text:p>1.57978359661681</text:p>
          </table:table-cell>
          <table:table-cell table:formula="of:=LOG([.AH32])" office:value-type="float" office:value="1.6232492903979" calcext:value-type="float">
            <text:p>1.6232492903979</text:p>
          </table:table-cell>
          <table:table-cell table:formula="of:=LOG([.AI32])" office:value-type="float" office:value="1.63346845557959" calcext:value-type="float">
            <text:p>1.63346845557959</text:p>
          </table:table-cell>
          <table:table-cell table:formula="of:=LOG([.AJ32])" office:value-type="float" office:value="1.69019608002851" calcext:value-type="float">
            <text:p>1.69019608002851</text:p>
          </table:table-cell>
          <table:table-cell table:formula="of:=LOG([.AK32])" office:value-type="float" office:value="1.73239375982297" calcext:value-type="float">
            <text:p>1.73239375982297</text:p>
          </table:table-cell>
          <table:table-cell table:formula="of:=LOG([.AL32])" office:value-type="float" office:value="1.76342799356294" calcext:value-type="float">
            <text:p>1.76342799356294</text:p>
          </table:table-cell>
          <table:table-cell table:formula="of:=LOG([.AM32])" office:value-type="float" office:value="1.80617997398389" calcext:value-type="float">
            <text:p>1.80617997398389</text:p>
          </table:table-cell>
          <table:table-cell table:formula="of:=LOG([.AN32])" office:value-type="float" office:value="1.85125834871908" calcext:value-type="float">
            <text:p>1.85125834871908</text:p>
          </table:table-cell>
          <table:table-cell table:formula="of:=LOG([.AO32])" office:value-type="float" office:value="1.90308998699194" calcext:value-type="float">
            <text:p>1.90308998699194</text:p>
          </table:table-cell>
          <table:table-cell table:formula="of:=LOG([.AP32])" office:value-type="float" office:value="1.93951925261862" calcext:value-type="float">
            <text:p>1.93951925261862</text:p>
          </table:table-cell>
          <table:table-cell table:formula="of:=LOG([.AQ32])" office:value-type="float" office:value="1.9731278535997" calcext:value-type="float">
            <text:p>1.9731278535997</text:p>
          </table:table-cell>
          <table:table-cell table:formula="of:=LOG([.AR32])" office:value-type="float" office:value="2.00860017176192" calcext:value-type="float">
            <text:p>2.00860017176192</text:p>
          </table:table-cell>
          <table:table-cell table:formula="of:=LOG([.AS32])" office:value-type="float" office:value="2.03342375548695" calcext:value-type="float">
            <text:p>2.03342375548695</text:p>
          </table:table-cell>
          <table:table-cell table:formula="of:=LOG([.AT32])" office:value-type="float" office:value="2.08635983067475" calcext:value-type="float">
            <text:p>2.08635983067475</text:p>
          </table:table-cell>
          <table:table-cell table:formula="of:=LOG([.AU32])" office:value-type="float" office:value="2.10380372095596" calcext:value-type="float">
            <text:p>2.10380372095596</text:p>
          </table:table-cell>
          <table:table-cell table:formula="of:=LOG([.AV32])" office:value-type="float" office:value="2.13033376849501" calcext:value-type="float">
            <text:p>2.13033376849501</text:p>
          </table:table-cell>
          <table:table-cell table:formula="of:=LOG([.AW32])" office:value-type="float" office:value="2.15533603746506" calcext:value-type="float">
            <text:p>2.15533603746506</text:p>
          </table:table-cell>
          <table:table-cell table:formula="of:=LOG([.AX32])" office:value-type="float" office:value="2.18752072083646" calcext:value-type="float">
            <text:p>2.18752072083646</text:p>
          </table:table-cell>
          <table:table-cell table:formula="of:=LOG([.AY32])" office:value-type="float" office:value="2.22530928172586" calcext:value-type="float">
            <text:p>2.22530928172586</text:p>
          </table:table-cell>
          <table:table-cell table:formula="of:=LOG([.AZ32])" office:value-type="float" office:value="2.25527250510331" calcext:value-type="float">
            <text:p>2.25527250510331</text:p>
          </table:table-cell>
          <table:table-cell table:formula="of:=LOG([.BA32])" office:value-type="float" office:value="2.27415784926368" calcext:value-type="float">
            <text:p>2.27415784926368</text:p>
          </table:table-cell>
          <table:table-cell table:formula="of:=LOG([.BB32])" office:value-type="float" office:value="2.29666519026153" calcext:value-type="float">
            <text:p>2.29666519026153</text:p>
          </table:table-cell>
          <table:table-cell table:formula="of:=LOG([.BC32])" office:value-type="float" office:value="2.3384564936046" calcext:value-type="float">
            <text:p>2.3384564936046</text:p>
          </table:table-cell>
          <table:table-cell table:formula="of:=LOG([.BD32])" office:value-type="float" office:value="2.35602585719312" calcext:value-type="float">
            <text:p>2.35602585719312</text:p>
          </table:table-cell>
          <table:table-cell table:formula="of:=LOG([.BE32])" office:value-type="float" office:value="2.38738982633873" calcext:value-type="float">
            <text:p>2.38738982633873</text:p>
          </table:table-cell>
          <table:table-cell table:formula="of:=LOG([.BF32])" office:value-type="float" office:value="2.39967372148104" calcext:value-type="float">
            <text:p>2.39967372148104</text:p>
          </table:table-cell>
          <table:table-cell table:formula="of:=LOG([.BG32])" office:value-type="float" office:value="2.41995574848976" calcext:value-type="float">
            <text:p>2.41995574848976</text:p>
          </table:table-cell>
          <table:table-cell table:formula="of:=LOG([.BH32])" office:value-type="float" office:value="2.4345689040342" calcext:value-type="float">
            <text:p>2.4345689040342</text:p>
          </table:table-cell>
          <table:table-cell table:formula="of:=LOG([.BI32])" office:value-type="float" office:value="2.46389298898591" calcext:value-type="float">
            <text:p>2.46389298898591</text:p>
          </table:table-cell>
          <table:table-cell table:formula="of:=LOG([.BJ32])" office:value-type="float" office:value="2.48429983934679" calcext:value-type="float">
            <text:p>2.48429983934679</text:p>
          </table:table-cell>
          <table:table-cell table:formula="of:=LOG([.BK32])" office:value-type="float" office:value="2.51321760006794" calcext:value-type="float">
            <text:p>2.51321760006794</text:p>
          </table:table-cell>
          <table:table-cell table:formula="of:=LOG([.BL32])" office:value-type="float" office:value="2.53781909507327" calcext:value-type="float">
            <text:p>2.53781909507327</text:p>
          </table:table-cell>
          <table:table-cell table:formula="of:=LOG([.BM32])" office:value-type="float" office:value="2.55630250076729" calcext:value-type="float">
            <text:p>2.55630250076729</text:p>
          </table:table-cell>
          <table:table-cell table:formula="of:=LOG([.BN32])" office:value-type="float" office:value="2.57749179983722" calcext:value-type="float">
            <text:p>2.57749179983722</text:p>
          </table:table-cell>
          <table:table-cell table:formula="of:=LOG([.BO32])" office:value-type="float" office:value="2.59988307207369" calcext:value-type="float">
            <text:p>2.59988307207369</text:p>
          </table:table-cell>
          <table:table-cell table:formula="of:=LOG([.BP32])" office:value-type="float" office:value="2.6222140229663" calcext:value-type="float">
            <text:p>2.6222140229663</text:p>
          </table:table-cell>
          <table:table-cell table:formula="of:=LOG([.BQ32])" office:value-type="float" office:value="2.64048143697042" calcext:value-type="float">
            <text:p>2.64048143697042</text:p>
          </table:table-cell>
          <table:table-cell table:formula="of:=LOG([.BR32])" office:value-type="float" office:value="2.65896484266443" calcext:value-type="float">
            <text:p>2.65896484266443</text:p>
          </table:table-cell>
          <table:table-cell table:formula="of:=LOG([.BS32])" office:value-type="float" office:value="2.67117284271508" calcext:value-type="float">
            <text:p>2.67117284271508</text:p>
          </table:table-cell>
          <table:table-cell table:formula="of:=LOG([.BT32])" office:value-type="float" office:value="2.69108149212297" calcext:value-type="float">
            <text:p>2.69108149212297</text:p>
          </table:table-cell>
          <table:table-cell table:formula="of:=LOG([.BU32])" office:value-type="float" office:value="2.72345567203519" calcext:value-type="float">
            <text:p>2.72345567203519</text:p>
          </table:table-cell>
          <table:table-cell table:formula="of:=LOG([.BV32])" office:value-type="float" office:value="2.74507479158206" calcext:value-type="float">
            <text:p>2.74507479158206</text:p>
          </table:table-cell>
          <table:table-cell table:formula="of:=LOG([.BW32])" office:value-type="float" office:value="2.76417613239033" calcext:value-type="float">
            <text:p>2.76417613239033</text:p>
          </table:table-cell>
          <table:table-cell table:formula="of:=LOG([.BX32])" office:value-type="float" office:value="2.78103693862113" calcext:value-type="float">
            <text:p>2.78103693862113</text:p>
          </table:table-cell>
          <table:table-cell table:formula="of:=LOG([.BY32])" office:value-type="float" office:value="2.80208925788173" calcext:value-type="float">
            <text:p>2.80208925788173</text:p>
          </table:table-cell>
          <table:table-cell table:formula="of:=LOG([.BZ32])" office:value-type="float" office:value="2.82216807936802" calcext:value-type="float">
            <text:p>2.82216807936802</text:p>
          </table:table-cell>
          <table:table-cell table:formula="of:=LOG([.CA32])" office:value-type="float" office:value="2.83442070368153" calcext:value-type="float">
            <text:p>2.83442070368153</text:p>
          </table:table-cell>
          <table:table-cell table:formula="of:=LOG([.CB32])" office:value-type="float" office:value="2.85430604180108" calcext:value-type="float">
            <text:p>2.85430604180108</text:p>
          </table:table-cell>
          <table:table-cell table:formula="of:=LOG([.CC32])" office:value-type="float" office:value="2.87448181769947" calcext:value-type="float">
            <text:p>2.87448181769947</text:p>
          </table:table-cell>
          <table:table-cell table:formula="of:=LOG([.CD32])" office:value-type="float" office:value="2.8926510338773" calcext:value-type="float">
            <text:p>2.8926510338773</text:p>
          </table:table-cell>
          <table:table-cell table:formula="of:=LOG([.CE32])" office:value-type="float" office:value="2.90471554527868" calcext:value-type="float">
            <text:p>2.90471554527868</text:p>
          </table:table-cell>
          <table:table-cell table:formula="of:=LOG([.CF32])" office:value-type="float" office:value="2.91803033678488" calcext:value-type="float">
            <text:p>2.91803033678488</text:p>
          </table:table-cell>
          <table:table-cell table:formula="of:=LOG([.CG32])" office:value-type="float" office:value="2.93247376467715" calcext:value-type="float">
            <text:p>2.93247376467715</text:p>
          </table:table-cell>
          <table:table-cell table:formula="of:=LOG([.CH32])" office:value-type="float" office:value="2.94987770403687" calcext:value-type="float">
            <text:p>2.94987770403687</text:p>
          </table:table-cell>
          <table:table-cell table:formula="of:=LOG([.CI32])" office:value-type="float" office:value="2.96567197122011" calcext:value-type="float">
            <text:p>2.96567197122011</text:p>
          </table:table-cell>
          <table:table-cell table:formula="of:=LOG([.CJ32])" office:value-type="float" office:value="2.98181860717066" calcext:value-type="float">
            <text:p>2.98181860717066</text:p>
          </table:table-cell>
          <table:table-cell table:formula="of:=LOG([.CK32])" office:value-type="float" office:value="2.99563519459755" calcext:value-type="float">
            <text:p>2.99563519459755</text:p>
          </table:table-cell>
          <table:table-cell table:formula="of:=LOG([.CL32])" office:value-type="float" office:value="3.0111473607758" calcext:value-type="float">
            <text:p>3.0111473607758</text:p>
          </table:table-cell>
          <table:table-cell table:formula="of:=LOG([.CM32])" office:value-type="float" office:value="3.02530586526477" calcext:value-type="float">
            <text:p>3.02530586526477</text:p>
          </table:table-cell>
          <table:table-cell table:formula="of:=LOG([.CN32])" office:value-type="float" office:value="3.0386201619497" calcext:value-type="float">
            <text:p>3.0386201619497</text:p>
          </table:table-cell>
          <table:table-cell table:formula="of:=LOG([.CO32])" office:value-type="float" office:value="3.0542299098634" calcext:value-type="float">
            <text:p>3.0542299098634</text:p>
          </table:table-cell>
          <table:table-cell table:formula="of:=LOG([.CP32])" office:value-type="float" office:value="3.06669855042299" calcext:value-type="float">
            <text:p>3.06669855042299</text:p>
          </table:table-cell>
          <table:table-cell table:formula="of:=LOG([.CQ32])" office:value-type="float" office:value="3.08314414314305" calcext:value-type="float">
            <text:p>3.08314414314305</text:p>
          </table:table-cell>
          <table:table-cell table:formula="of:=LOG([.CR32])" office:value-type="float" office:value="3.09586645347854" calcext:value-type="float">
            <text:p>3.09586645347854</text:p>
          </table:table-cell>
          <table:table-cell table:formula="of:=LOG([.CS32])" office:value-type="float" office:value="3.1092409685882" calcext:value-type="float">
            <text:p>3.1092409685882</text:p>
          </table:table-cell>
          <table:table-cell table:formula="of:=LOG([.CT32])" office:value-type="float" office:value="3.12515582958053" calcext:value-type="float">
            <text:p>3.12515582958053</text:p>
          </table:table-cell>
          <table:table-cell table:formula="of:=LOG([.CU32])" office:value-type="float" office:value="3.13956426617585" calcext:value-type="float">
            <text:p>3.13956426617585</text:p>
          </table:table-cell>
          <table:table-cell table:formula="of:=LOG([.CV32])" office:value-type="float" office:value="3.15503222879097" calcext:value-type="float">
            <text:p>3.15503222879097</text:p>
          </table:table-cell>
          <table:table-cell table:formula="of:=LOG([.CW32])" office:value-type="float" office:value="3.16967443405881" calcext:value-type="float">
            <text:p>3.16967443405881</text:p>
          </table:table-cell>
          <table:table-cell table:formula="of:=LOG([.CX32])" office:value-type="float" office:value="3.18184358794477" calcext:value-type="float">
            <text:p>3.18184358794477</text:p>
          </table:table-cell>
          <table:table-cell table:formula="of:=SLOPE([.BG87:.CX87];[.BG$56:.CX$56])" office:value-type="float" office:value="3.12728862835642" calcext:value-type="float">
            <text:p>3.12728862835642</text:p>
          </table:table-cell>
        </table:table-row>
        <table:table-row table:style-name="ro1">
          <table:table-cell table:formula="of:=LOG([.A33])" office:value-type="float" office:value="3.47712125471966" calcext:value-type="float">
            <text:p>3.47712125471966</text:p>
          </table:table-cell>
          <table:table-cell table:formula="of:=LOG([.B33])" office:value-type="string" office:string-value="" calcext:value-type="error">
            <text:p>Err:502</text:p>
          </table:table-cell>
          <table:table-cell table:formula="of:=LOG([.C33])" office:value-type="string" office:string-value="" calcext:value-type="error">
            <text:p>Err:502</text:p>
          </table:table-cell>
          <table:table-cell table:formula="of:=LOG([.D33])" office:value-type="string" office:string-value="" calcext:value-type="error">
            <text:p>Err:502</text:p>
          </table:table-cell>
          <table:table-cell table:formula="of:=LOG([.E33])" office:value-type="string" office:string-value="" calcext:value-type="error">
            <text:p>Err:502</text:p>
          </table:table-cell>
          <table:table-cell table:formula="of:=LOG([.F33])" office:value-type="string" office:string-value="" calcext:value-type="error">
            <text:p>Err:502</text:p>
          </table:table-cell>
          <table:table-cell table:formula="of:=LOG([.G33])" office:value-type="string" office:string-value="" calcext:value-type="error">
            <text:p>Err:502</text:p>
          </table:table-cell>
          <table:table-cell table:formula="of:=LOG([.H33])" office:value-type="string" office:string-value="" calcext:value-type="error">
            <text:p>Err:502</text:p>
          </table:table-cell>
          <table:table-cell table:formula="of:=LOG([.I33])" office:value-type="string" office:string-value="" calcext:value-type="error">
            <text:p>Err:502</text:p>
          </table:table-cell>
          <table:table-cell table:formula="of:=LOG([.J33])" office:value-type="string" office:string-value="" calcext:value-type="error">
            <text:p>Err:502</text:p>
          </table:table-cell>
          <table:table-cell table:formula="of:=LOG([.K33])" office:value-type="string" office:string-value="" calcext:value-type="error">
            <text:p>Err:502</text:p>
          </table:table-cell>
          <table:table-cell table:formula="of:=LOG([.L33])" office:value-type="string" office:string-value="" calcext:value-type="error">
            <text:p>Err:502</text:p>
          </table:table-cell>
          <table:table-cell table:formula="of:=LOG([.M33])" office:value-type="float" office:value="0" calcext:value-type="float">
            <text:p>0</text:p>
          </table:table-cell>
          <table:table-cell table:formula="of:=LOG([.N33])" office:value-type="float" office:value="0.301029995663981" calcext:value-type="float">
            <text:p>0.301029995663981</text:p>
          </table:table-cell>
          <table:table-cell table:formula="of:=LOG([.O33])" office:value-type="float" office:value="0.602059991327962" calcext:value-type="float">
            <text:p>0.602059991327962</text:p>
          </table:table-cell>
          <table:table-cell table:formula="of:=LOG([.P33])" office:value-type="float" office:value="0.698970004336019" calcext:value-type="float">
            <text:p>0.698970004336019</text:p>
          </table:table-cell>
          <table:table-cell table:formula="of:=LOG([.Q33])" office:value-type="float" office:value="0.698970004336019" calcext:value-type="float">
            <text:p>0.698970004336019</text:p>
          </table:table-cell>
          <table:table-cell table:formula="of:=LOG([.R33])" office:value-type="float" office:value="0.778151250383644" calcext:value-type="float">
            <text:p>0.778151250383644</text:p>
          </table:table-cell>
          <table:table-cell table:formula="of:=LOG([.S33])" office:value-type="float" office:value="0.845098040014257" calcext:value-type="float">
            <text:p>0.845098040014257</text:p>
          </table:table-cell>
          <table:table-cell table:formula="of:=LOG([.T33])" office:value-type="float" office:value="0.903089986991943" calcext:value-type="float">
            <text:p>0.903089986991943</text:p>
          </table:table-cell>
          <table:table-cell table:formula="of:=LOG([.U33])" office:value-type="float" office:value="0.903089986991943" calcext:value-type="float">
            <text:p>0.903089986991943</text:p>
          </table:table-cell>
          <table:table-cell table:formula="of:=LOG([.V33])" office:value-type="float" office:value="1.07918124604762" calcext:value-type="float">
            <text:p>1.07918124604762</text:p>
          </table:table-cell>
          <table:table-cell table:formula="of:=LOG([.W33])" office:value-type="float" office:value="1.11394335230684" calcext:value-type="float">
            <text:p>1.11394335230684</text:p>
          </table:table-cell>
          <table:table-cell table:formula="of:=LOG([.X33])" office:value-type="float" office:value="1.14612803567824" calcext:value-type="float">
            <text:p>1.14612803567824</text:p>
          </table:table-cell>
          <table:table-cell table:formula="of:=LOG([.Y33])" office:value-type="float" office:value="1.25527250510331" calcext:value-type="float">
            <text:p>1.25527250510331</text:p>
          </table:table-cell>
          <table:table-cell table:formula="of:=LOG([.Z33])" office:value-type="float" office:value="1.32221929473392" calcext:value-type="float">
            <text:p>1.32221929473392</text:p>
          </table:table-cell>
          <table:table-cell table:formula="of:=LOG([.AA33])" office:value-type="float" office:value="1.34242268082221" calcext:value-type="float">
            <text:p>1.34242268082221</text:p>
          </table:table-cell>
          <table:table-cell table:formula="of:=LOG([.AB33])" office:value-type="float" office:value="1.38021124171161" calcext:value-type="float">
            <text:p>1.38021124171161</text:p>
          </table:table-cell>
          <table:table-cell table:formula="of:=LOG([.AC33])" office:value-type="float" office:value="1.43136376415899" calcext:value-type="float">
            <text:p>1.43136376415899</text:p>
          </table:table-cell>
          <table:table-cell table:formula="of:=LOG([.AD33])" office:value-type="float" office:value="1.46239799789896" calcext:value-type="float">
            <text:p>1.46239799789896</text:p>
          </table:table-cell>
          <table:table-cell table:formula="of:=LOG([.AE33])" office:value-type="float" office:value="1.50514997831991" calcext:value-type="float">
            <text:p>1.50514997831991</text:p>
          </table:table-cell>
          <table:table-cell table:formula="of:=LOG([.AF33])" office:value-type="float" office:value="1.55630250076729" calcext:value-type="float">
            <text:p>1.55630250076729</text:p>
          </table:table-cell>
          <table:table-cell table:formula="of:=LOG([.AG33])" office:value-type="float" office:value="1.60205999132796" calcext:value-type="float">
            <text:p>1.60205999132796</text:p>
          </table:table-cell>
          <table:table-cell table:formula="of:=LOG([.AH33])" office:value-type="float" office:value="1.63346845557959" calcext:value-type="float">
            <text:p>1.63346845557959</text:p>
          </table:table-cell>
          <table:table-cell table:formula="of:=LOG([.AI33])" office:value-type="float" office:value="1.7160033436348" calcext:value-type="float">
            <text:p>1.7160033436348</text:p>
          </table:table-cell>
          <table:table-cell table:formula="of:=LOG([.AJ33])" office:value-type="float" office:value="1.77085201164214" calcext:value-type="float">
            <text:p>1.77085201164214</text:p>
          </table:table-cell>
          <table:table-cell table:formula="of:=LOG([.AK33])" office:value-type="float" office:value="1.78532983501077" calcext:value-type="float">
            <text:p>1.78532983501077</text:p>
          </table:table-cell>
          <table:table-cell table:formula="of:=LOG([.AL33])" office:value-type="float" office:value="1.83884909073726" calcext:value-type="float">
            <text:p>1.83884909073726</text:p>
          </table:table-cell>
          <table:table-cell table:formula="of:=LOG([.AM33])" office:value-type="float" office:value="1.85733249643127" calcext:value-type="float">
            <text:p>1.85733249643127</text:p>
          </table:table-cell>
          <table:table-cell table:formula="of:=LOG([.AN33])" office:value-type="float" office:value="1.88649072517248" calcext:value-type="float">
            <text:p>1.88649072517248</text:p>
          </table:table-cell>
          <table:table-cell table:formula="of:=LOG([.AO33])" office:value-type="float" office:value="1.91381385238372" calcext:value-type="float">
            <text:p>1.91381385238372</text:p>
          </table:table-cell>
          <table:table-cell table:formula="of:=LOG([.AP33])" office:value-type="float" office:value="1.96378782734556" calcext:value-type="float">
            <text:p>1.96378782734556</text:p>
          </table:table-cell>
          <table:table-cell table:formula="of:=LOG([.AQ33])" office:value-type="float" office:value="2" calcext:value-type="float">
            <text:p>2</text:p>
          </table:table-cell>
          <table:table-cell table:formula="of:=LOG([.AR33])" office:value-type="float" office:value="2.03742649794062" calcext:value-type="float">
            <text:p>2.03742649794062</text:p>
          </table:table-cell>
          <table:table-cell table:formula="of:=LOG([.AS33])" office:value-type="float" office:value="2.08278537031645" calcext:value-type="float">
            <text:p>2.08278537031645</text:p>
          </table:table-cell>
          <table:table-cell table:formula="of:=LOG([.AT33])" office:value-type="float" office:value="2.11394335230684" calcext:value-type="float">
            <text:p>2.11394335230684</text:p>
          </table:table-cell>
          <table:table-cell table:formula="of:=LOG([.AU33])" office:value-type="float" office:value="2.13353890837022" calcext:value-type="float">
            <text:p>2.13353890837022</text:p>
          </table:table-cell>
          <table:table-cell table:formula="of:=LOG([.AV33])" office:value-type="float" office:value="2.15533603746506" calcext:value-type="float">
            <text:p>2.15533603746506</text:p>
          </table:table-cell>
          <table:table-cell table:formula="of:=LOG([.AW33])" office:value-type="float" office:value="2.19865708695442" calcext:value-type="float">
            <text:p>2.19865708695442</text:p>
          </table:table-cell>
          <table:table-cell table:formula="of:=LOG([.AX33])" office:value-type="float" office:value="2.23552844690755" calcext:value-type="float">
            <text:p>2.23552844690755</text:p>
          </table:table-cell>
          <table:table-cell table:formula="of:=LOG([.AY33])" office:value-type="float" office:value="2.26007138798507" calcext:value-type="float">
            <text:p>2.26007138798507</text:p>
          </table:table-cell>
          <table:table-cell table:formula="of:=LOG([.AZ33])" office:value-type="float" office:value="2.28555730900777" calcext:value-type="float">
            <text:p>2.28555730900777</text:p>
          </table:table-cell>
          <table:table-cell table:formula="of:=LOG([.BA33])" office:value-type="float" office:value="2.31175386105575" calcext:value-type="float">
            <text:p>2.31175386105575</text:p>
          </table:table-cell>
          <table:table-cell table:formula="of:=LOG([.BB33])" office:value-type="float" office:value="2.32837960343874" calcext:value-type="float">
            <text:p>2.32837960343874</text:p>
          </table:table-cell>
          <table:table-cell table:formula="of:=LOG([.BC33])" office:value-type="float" office:value="2.35024801833416" calcext:value-type="float">
            <text:p>2.35024801833416</text:p>
          </table:table-cell>
          <table:table-cell table:formula="of:=LOG([.BD33])" office:value-type="float" office:value="2.37291200297011" calcext:value-type="float">
            <text:p>2.37291200297011</text:p>
          </table:table-cell>
          <table:table-cell table:formula="of:=LOG([.BE33])" office:value-type="float" office:value="2.38738982633873" calcext:value-type="float">
            <text:p>2.38738982633873</text:p>
          </table:table-cell>
          <table:table-cell table:formula="of:=LOG([.BF33])" office:value-type="float" office:value="2.40654018043395" calcext:value-type="float">
            <text:p>2.40654018043395</text:p>
          </table:table-cell>
          <table:table-cell table:formula="of:=LOG([.BG33])" office:value-type="float" office:value="2.4345689040342" calcext:value-type="float">
            <text:p>2.4345689040342</text:p>
          </table:table-cell>
          <table:table-cell table:formula="of:=LOG([.BH33])" office:value-type="float" office:value="2.46389298898591" calcext:value-type="float">
            <text:p>2.46389298898591</text:p>
          </table:table-cell>
          <table:table-cell table:formula="of:=LOG([.BI33])" office:value-type="float" office:value="2.48855071650044" calcext:value-type="float">
            <text:p>2.48855071650044</text:p>
          </table:table-cell>
          <table:table-cell table:formula="of:=LOG([.BJ33])" office:value-type="float" office:value="2.51454775266029" calcext:value-type="float">
            <text:p>2.51454775266029</text:p>
          </table:table-cell>
          <table:table-cell table:formula="of:=LOG([.BK33])" office:value-type="float" office:value="2.53781909507327" calcext:value-type="float">
            <text:p>2.53781909507327</text:p>
          </table:table-cell>
          <table:table-cell table:formula="of:=LOG([.BL33])" office:value-type="float" office:value="2.55870857053317" calcext:value-type="float">
            <text:p>2.55870857053317</text:p>
          </table:table-cell>
          <table:table-cell table:formula="of:=LOG([.BM33])" office:value-type="float" office:value="2.57170883180869" calcext:value-type="float">
            <text:p>2.57170883180869</text:p>
          </table:table-cell>
          <table:table-cell table:formula="of:=LOG([.BN33])" office:value-type="float" office:value="2.59328606702046" calcext:value-type="float">
            <text:p>2.59328606702046</text:p>
          </table:table-cell>
          <table:table-cell table:formula="of:=LOG([.BO33])" office:value-type="float" office:value="2.61384182187607" calcext:value-type="float">
            <text:p>2.61384182187607</text:p>
          </table:table-cell>
          <table:table-cell table:formula="of:=LOG([.BP33])" office:value-type="float" office:value="2.63948648926859" calcext:value-type="float">
            <text:p>2.63948648926859</text:p>
          </table:table-cell>
          <table:table-cell table:formula="of:=LOG([.BQ33])" office:value-type="float" office:value="2.65224634100332" calcext:value-type="float">
            <text:p>2.65224634100332</text:p>
          </table:table-cell>
          <table:table-cell table:formula="of:=LOG([.BR33])" office:value-type="float" office:value="2.67577834167408" calcext:value-type="float">
            <text:p>2.67577834167408</text:p>
          </table:table-cell>
          <table:table-cell table:formula="of:=LOG([.BS33])" office:value-type="float" office:value="2.70329137811866" calcext:value-type="float">
            <text:p>2.70329137811866</text:p>
          </table:table-cell>
          <table:table-cell table:formula="of:=LOG([.BT33])" office:value-type="float" office:value="2.71767050300226" calcext:value-type="float">
            <text:p>2.71767050300226</text:p>
          </table:table-cell>
          <table:table-cell table:formula="of:=LOG([.BU33])" office:value-type="float" office:value="2.7419390777292" calcext:value-type="float">
            <text:p>2.7419390777292</text:p>
          </table:table-cell>
          <table:table-cell table:formula="of:=LOG([.BV33])" office:value-type="float" office:value="2.75663610824585" calcext:value-type="float">
            <text:p>2.75663610824585</text:p>
          </table:table-cell>
          <table:table-cell table:formula="of:=LOG([.BW33])" office:value-type="float" office:value="2.77670118398841" calcext:value-type="float">
            <text:p>2.77670118398841</text:p>
          </table:table-cell>
          <table:table-cell table:formula="of:=LOG([.BX33])" office:value-type="float" office:value="2.79379038469082" calcext:value-type="float">
            <text:p>2.79379038469082</text:p>
          </table:table-cell>
          <table:table-cell table:formula="of:=LOG([.BY33])" office:value-type="float" office:value="2.81424759573192" calcext:value-type="float">
            <text:p>2.81424759573192</text:p>
          </table:table-cell>
          <table:table-cell table:formula="of:=LOG([.BZ33])" office:value-type="float" office:value="2.83505610172012" calcext:value-type="float">
            <text:p>2.83505610172012</text:p>
          </table:table-cell>
          <table:table-cell table:formula="of:=LOG([.CA33])" office:value-type="float" office:value="2.85369821177617" calcext:value-type="float">
            <text:p>2.85369821177617</text:p>
          </table:table-cell>
          <table:table-cell table:formula="of:=LOG([.CB33])" office:value-type="float" office:value="2.87563993700417" calcext:value-type="float">
            <text:p>2.87563993700417</text:p>
          </table:table-cell>
          <table:table-cell table:formula="of:=LOG([.CC33])" office:value-type="float" office:value="2.8926510338773" calcext:value-type="float">
            <text:p>2.8926510338773</text:p>
          </table:table-cell>
          <table:table-cell table:formula="of:=LOG([.CD33])" office:value-type="float" office:value="2.90633504180509" calcext:value-type="float">
            <text:p>2.90633504180509</text:p>
          </table:table-cell>
          <table:table-cell table:formula="of:=LOG([.CE33])" office:value-type="float" office:value="2.9237619608287" calcext:value-type="float">
            <text:p>2.9237619608287</text:p>
          </table:table-cell>
          <table:table-cell table:formula="of:=LOG([.CF33])" office:value-type="float" office:value="2.93651374247889" calcext:value-type="float">
            <text:p>2.93651374247889</text:p>
          </table:table-cell>
          <table:table-cell table:formula="of:=LOG([.CG33])" office:value-type="float" office:value="2.94987770403687" calcext:value-type="float">
            <text:p>2.94987770403687</text:p>
          </table:table-cell>
          <table:table-cell table:formula="of:=LOG([.CH33])" office:value-type="float" office:value="2.96567197122011" calcext:value-type="float">
            <text:p>2.96567197122011</text:p>
          </table:table-cell>
          <table:table-cell table:formula="of:=LOG([.CI33])" office:value-type="float" office:value="2.97772360528885" calcext:value-type="float">
            <text:p>2.97772360528885</text:p>
          </table:table-cell>
          <table:table-cell table:formula="of:=LOG([.CJ33])" office:value-type="float" office:value="2.99738638439731" calcext:value-type="float">
            <text:p>2.99738638439731</text:p>
          </table:table-cell>
          <table:table-cell table:formula="of:=LOG([.CK33])" office:value-type="float" office:value="3.01283722470517" calcext:value-type="float">
            <text:p>3.01283722470517</text:p>
          </table:table-cell>
          <table:table-cell table:formula="of:=LOG([.CL33])" office:value-type="float" office:value="3.02694162795903" calcext:value-type="float">
            <text:p>3.02694162795903</text:p>
          </table:table-cell>
          <table:table-cell table:formula="of:=LOG([.CM33])" office:value-type="float" office:value="3.04296907339318" calcext:value-type="float">
            <text:p>3.04296907339318</text:p>
          </table:table-cell>
          <table:table-cell table:formula="of:=LOG([.CN33])" office:value-type="float" office:value="3.05842602445701" calcext:value-type="float">
            <text:p>3.05842602445701</text:p>
          </table:table-cell>
          <table:table-cell table:formula="of:=LOG([.CO33])" office:value-type="float" office:value="3.07445071895459" calcext:value-type="float">
            <text:p>3.07445071895459</text:p>
          </table:table-cell>
          <table:table-cell table:formula="of:=LOG([.CP33])" office:value-type="float" office:value="3.08600370561838" calcext:value-type="float">
            <text:p>3.08600370561838</text:p>
          </table:table-cell>
          <table:table-cell table:formula="of:=LOG([.CQ33])" office:value-type="float" office:value="3.1034616220947" calcext:value-type="float">
            <text:p>3.1034616220947</text:p>
          </table:table-cell>
          <table:table-cell table:formula="of:=LOG([.CR33])" office:value-type="float" office:value="3.11494441571258" calcext:value-type="float">
            <text:p>3.11494441571258</text:p>
          </table:table-cell>
          <table:table-cell table:formula="of:=LOG([.CS33])" office:value-type="float" office:value="3.13161866434912" calcext:value-type="float">
            <text:p>3.13161866434912</text:p>
          </table:table-cell>
          <table:table-cell table:formula="of:=LOG([.CT33])" office:value-type="float" office:value="3.14488541828714" calcext:value-type="float">
            <text:p>3.14488541828714</text:p>
          </table:table-cell>
          <table:table-cell table:formula="of:=LOG([.CU33])" office:value-type="float" office:value="3.15986784709257" calcext:value-type="float">
            <text:p>3.15986784709257</text:p>
          </table:table-cell>
          <table:table-cell table:formula="of:=LOG([.CV33])" office:value-type="float" office:value="3.17055505852121" calcext:value-type="float">
            <text:p>3.17055505852121</text:p>
          </table:table-cell>
          <table:table-cell table:formula="of:=LOG([.CW33])" office:value-type="float" office:value="3.18098558078673" calcext:value-type="float">
            <text:p>3.18098558078673</text:p>
          </table:table-cell>
          <table:table-cell table:formula="of:=LOG([.CX33])" office:value-type="float" office:value="3.19451434188247" calcext:value-type="float">
            <text:p>3.19451434188247</text:p>
          </table:table-cell>
          <table:table-cell table:formula="of:=SLOPE([.BG88:.CX88];[.BG$56:.CX$56])" office:value-type="float" office:value="3.10881686483177" calcext:value-type="float">
            <text:p>3.10881686483177</text:p>
          </table:table-cell>
        </table:table-row>
        <table:table-row table:style-name="ro1">
          <table:table-cell table:formula="of:=LOG([.A34])" office:value-type="float" office:value="3.49136169383427" calcext:value-type="float">
            <text:p>3.49136169383427</text:p>
          </table:table-cell>
          <table:table-cell table:formula="of:=LOG([.B34])" office:value-type="string" office:string-value="" calcext:value-type="error">
            <text:p>Err:502</text:p>
          </table:table-cell>
          <table:table-cell table:formula="of:=LOG([.C34])" office:value-type="string" office:string-value="" calcext:value-type="error">
            <text:p>Err:502</text:p>
          </table:table-cell>
          <table:table-cell table:formula="of:=LOG([.D34])" office:value-type="string" office:string-value="" calcext:value-type="error">
            <text:p>Err:502</text:p>
          </table:table-cell>
          <table:table-cell table:formula="of:=LOG([.E34])" office:value-type="string" office:string-value="" calcext:value-type="error">
            <text:p>Err:502</text:p>
          </table:table-cell>
          <table:table-cell table:formula="of:=LOG([.F34])" office:value-type="string" office:string-value="" calcext:value-type="error">
            <text:p>Err:502</text:p>
          </table:table-cell>
          <table:table-cell table:formula="of:=LOG([.G34])" office:value-type="string" office:string-value="" calcext:value-type="error">
            <text:p>Err:502</text:p>
          </table:table-cell>
          <table:table-cell table:formula="of:=LOG([.H34])" office:value-type="string" office:string-value="" calcext:value-type="error">
            <text:p>Err:502</text:p>
          </table:table-cell>
          <table:table-cell table:formula="of:=LOG([.I34])" office:value-type="string" office:string-value="" calcext:value-type="error">
            <text:p>Err:502</text:p>
          </table:table-cell>
          <table:table-cell table:formula="of:=LOG([.J34])" office:value-type="string" office:string-value="" calcext:value-type="error">
            <text:p>Err:502</text:p>
          </table:table-cell>
          <table:table-cell table:formula="of:=LOG([.K34])" office:value-type="float" office:value="0" calcext:value-type="float">
            <text:p>0</text:p>
          </table:table-cell>
          <table:table-cell table:formula="of:=LOG([.L34])" office:value-type="float" office:value="0.301029995663981" calcext:value-type="float">
            <text:p>0.301029995663981</text:p>
          </table:table-cell>
          <table:table-cell table:formula="of:=LOG([.M34])" office:value-type="float" office:value="0.301029995663981" calcext:value-type="float">
            <text:p>0.301029995663981</text:p>
          </table:table-cell>
          <table:table-cell table:formula="of:=LOG([.N34])" office:value-type="float" office:value="0.301029995663981" calcext:value-type="float">
            <text:p>0.301029995663981</text:p>
          </table:table-cell>
          <table:table-cell table:formula="of:=LOG([.O34])" office:value-type="float" office:value="0.301029995663981" calcext:value-type="float">
            <text:p>0.301029995663981</text:p>
          </table:table-cell>
          <table:table-cell table:formula="of:=LOG([.P34])" office:value-type="float" office:value="0.778151250383644" calcext:value-type="float">
            <text:p>0.778151250383644</text:p>
          </table:table-cell>
          <table:table-cell table:formula="of:=LOG([.Q34])" office:value-type="float" office:value="0.778151250383644" calcext:value-type="float">
            <text:p>0.778151250383644</text:p>
          </table:table-cell>
          <table:table-cell table:formula="of:=LOG([.R34])" office:value-type="float" office:value="0.845098040014257" calcext:value-type="float">
            <text:p>0.845098040014257</text:p>
          </table:table-cell>
          <table:table-cell table:formula="of:=LOG([.S34])" office:value-type="float" office:value="0.903089986991943" calcext:value-type="float">
            <text:p>0.903089986991943</text:p>
          </table:table-cell>
          <table:table-cell table:formula="of:=LOG([.T34])" office:value-type="float" office:value="1" calcext:value-type="float">
            <text:p>1</text:p>
          </table:table-cell>
          <table:table-cell table:formula="of:=LOG([.U34])" office:value-type="float" office:value="1.11394335230684" calcext:value-type="float">
            <text:p>1.11394335230684</text:p>
          </table:table-cell>
          <table:table-cell table:formula="of:=LOG([.V34])" office:value-type="float" office:value="1.11394335230684" calcext:value-type="float">
            <text:p>1.11394335230684</text:p>
          </table:table-cell>
          <table:table-cell table:formula="of:=LOG([.W34])" office:value-type="float" office:value="1.14612803567824" calcext:value-type="float">
            <text:p>1.14612803567824</text:p>
          </table:table-cell>
          <table:table-cell table:formula="of:=LOG([.X34])" office:value-type="float" office:value="1.20411998265592" calcext:value-type="float">
            <text:p>1.20411998265592</text:p>
          </table:table-cell>
          <table:table-cell table:formula="of:=LOG([.Y34])" office:value-type="float" office:value="1.25527250510331" calcext:value-type="float">
            <text:p>1.25527250510331</text:p>
          </table:table-cell>
          <table:table-cell table:formula="of:=LOG([.Z34])" office:value-type="float" office:value="1.32221929473392" calcext:value-type="float">
            <text:p>1.32221929473392</text:p>
          </table:table-cell>
          <table:table-cell table:formula="of:=LOG([.AA34])" office:value-type="float" office:value="1.36172783601759" calcext:value-type="float">
            <text:p>1.36172783601759</text:p>
          </table:table-cell>
          <table:table-cell table:formula="of:=LOG([.AB34])" office:value-type="float" office:value="1.41497334797082" calcext:value-type="float">
            <text:p>1.41497334797082</text:p>
          </table:table-cell>
          <table:table-cell table:formula="of:=LOG([.AC34])" office:value-type="float" office:value="1.47712125471966" calcext:value-type="float">
            <text:p>1.47712125471966</text:p>
          </table:table-cell>
          <table:table-cell table:formula="of:=LOG([.AD34])" office:value-type="float" office:value="1.51851393987789" calcext:value-type="float">
            <text:p>1.51851393987789</text:p>
          </table:table-cell>
          <table:table-cell table:formula="of:=LOG([.AE34])" office:value-type="float" office:value="1.5910646070265" calcext:value-type="float">
            <text:p>1.5910646070265</text:p>
          </table:table-cell>
          <table:table-cell table:formula="of:=LOG([.AF34])" office:value-type="float" office:value="1.70757017609794" calcext:value-type="float">
            <text:p>1.70757017609794</text:p>
          </table:table-cell>
          <table:table-cell table:formula="of:=LOG([.AG34])" office:value-type="float" office:value="1.74036268949424" calcext:value-type="float">
            <text:p>1.74036268949424</text:p>
          </table:table-cell>
          <table:table-cell table:formula="of:=LOG([.AH34])" office:value-type="float" office:value="1.75587485567249" calcext:value-type="float">
            <text:p>1.75587485567249</text:p>
          </table:table-cell>
          <table:table-cell table:formula="of:=LOG([.AI34])" office:value-type="float" office:value="1.78532983501077" calcext:value-type="float">
            <text:p>1.78532983501077</text:p>
          </table:table-cell>
          <table:table-cell table:formula="of:=LOG([.AJ34])" office:value-type="float" office:value="1.81291335664286" calcext:value-type="float">
            <text:p>1.81291335664286</text:p>
          </table:table-cell>
          <table:table-cell table:formula="of:=LOG([.AK34])" office:value-type="float" office:value="1.85125834871908" calcext:value-type="float">
            <text:p>1.85125834871908</text:p>
          </table:table-cell>
          <table:table-cell table:formula="of:=LOG([.AL34])" office:value-type="float" office:value="1.89209460269048" calcext:value-type="float">
            <text:p>1.89209460269048</text:p>
          </table:table-cell>
          <table:table-cell table:formula="of:=LOG([.AM34])" office:value-type="float" office:value="1.93449845124357" calcext:value-type="float">
            <text:p>1.93449845124357</text:p>
          </table:table-cell>
          <table:table-cell table:formula="of:=LOG([.AN34])" office:value-type="float" office:value="1.95904139232109" calcext:value-type="float">
            <text:p>1.95904139232109</text:p>
          </table:table-cell>
          <table:table-cell table:formula="of:=LOG([.AO34])" office:value-type="float" office:value="1.98677173426624" calcext:value-type="float">
            <text:p>1.98677173426624</text:p>
          </table:table-cell>
          <table:table-cell table:formula="of:=LOG([.AP34])" office:value-type="float" office:value="2.01703333929878" calcext:value-type="float">
            <text:p>2.01703333929878</text:p>
          </table:table-cell>
          <table:table-cell table:formula="of:=LOG([.AQ34])" office:value-type="float" office:value="2.03742649794062" calcext:value-type="float">
            <text:p>2.03742649794062</text:p>
          </table:table-cell>
          <table:table-cell table:formula="of:=LOG([.AR34])" office:value-type="float" office:value="2.06445798922692" calcext:value-type="float">
            <text:p>2.06445798922692</text:p>
          </table:table-cell>
          <table:table-cell table:formula="of:=LOG([.AS34])" office:value-type="float" office:value="2.0899051114394" calcext:value-type="float">
            <text:p>2.0899051114394</text:p>
          </table:table-cell>
          <table:table-cell table:formula="of:=LOG([.AT34])" office:value-type="float" office:value="2.11727129565576" calcext:value-type="float">
            <text:p>2.11727129565576</text:p>
          </table:table-cell>
          <table:table-cell table:formula="of:=LOG([.AU34])" office:value-type="float" office:value="2.16136800223497" calcext:value-type="float">
            <text:p>2.16136800223497</text:p>
          </table:table-cell>
          <table:table-cell table:formula="of:=LOG([.AV34])" office:value-type="float" office:value="2.20411998265592" calcext:value-type="float">
            <text:p>2.20411998265592</text:p>
          </table:table-cell>
          <table:table-cell table:formula="of:=LOG([.AW34])" office:value-type="float" office:value="2.22788670461367" calcext:value-type="float">
            <text:p>2.22788670461367</text:p>
          </table:table-cell>
          <table:table-cell table:formula="of:=LOG([.AX34])" office:value-type="float" office:value="2.25042000230889" calcext:value-type="float">
            <text:p>2.25042000230889</text:p>
          </table:table-cell>
          <table:table-cell table:formula="of:=LOG([.AY34])" office:value-type="float" office:value="2.28555730900777" calcext:value-type="float">
            <text:p>2.28555730900777</text:p>
          </table:table-cell>
          <table:table-cell table:formula="of:=LOG([.AZ34])" office:value-type="float" office:value="2.31597034545692" calcext:value-type="float">
            <text:p>2.31597034545692</text:p>
          </table:table-cell>
          <table:table-cell table:formula="of:=LOG([.BA34])" office:value-type="float" office:value="2.33445375115093" calcext:value-type="float">
            <text:p>2.33445375115093</text:p>
          </table:table-cell>
          <table:table-cell table:formula="of:=LOG([.BB34])" office:value-type="float" office:value="2.36172783601759" calcext:value-type="float">
            <text:p>2.36172783601759</text:p>
          </table:table-cell>
          <table:table-cell table:formula="of:=LOG([.BC34])" office:value-type="float" office:value="2.39093510710338" calcext:value-type="float">
            <text:p>2.39093510710338</text:p>
          </table:table-cell>
          <table:table-cell table:formula="of:=LOG([.BD34])" office:value-type="float" office:value="2.40823996531185" calcext:value-type="float">
            <text:p>2.40823996531185</text:p>
          </table:table-cell>
          <table:table-cell table:formula="of:=LOG([.BE34])" office:value-type="float" office:value="2.43775056282039" calcext:value-type="float">
            <text:p>2.43775056282039</text:p>
          </table:table-cell>
          <table:table-cell table:formula="of:=LOG([.BF34])" office:value-type="float" office:value="2.45331834004704" calcext:value-type="float">
            <text:p>2.45331834004704</text:p>
          </table:table-cell>
          <table:table-cell table:formula="of:=LOG([.BG34])" office:value-type="float" office:value="2.46982201597816" calcext:value-type="float">
            <text:p>2.46982201597816</text:p>
          </table:table-cell>
          <table:table-cell table:formula="of:=LOG([.BH34])" office:value-type="float" office:value="2.48429983934679" calcext:value-type="float">
            <text:p>2.48429983934679</text:p>
          </table:table-cell>
          <table:table-cell table:formula="of:=LOG([.BI34])" office:value-type="float" office:value="2.50514997831991" calcext:value-type="float">
            <text:p>2.50514997831991</text:p>
          </table:table-cell>
          <table:table-cell table:formula="of:=LOG([.BJ34])" office:value-type="float" office:value="2.52891670027765" calcext:value-type="float">
            <text:p>2.52891670027765</text:p>
          </table:table-cell>
          <table:table-cell table:formula="of:=LOG([.BK34])" office:value-type="float" office:value="2.55388302664387" calcext:value-type="float">
            <text:p>2.55388302664387</text:p>
          </table:table-cell>
          <table:table-cell table:formula="of:=LOG([.BL34])" office:value-type="float" office:value="2.57518784492766" calcext:value-type="float">
            <text:p>2.57518784492766</text:p>
          </table:table-cell>
          <table:table-cell table:formula="of:=LOG([.BM34])" office:value-type="float" office:value="2.60097289568675" calcext:value-type="float">
            <text:p>2.60097289568675</text:p>
          </table:table-cell>
          <table:table-cell table:formula="of:=LOG([.BN34])" office:value-type="float" office:value="2.6222140229663" calcext:value-type="float">
            <text:p>2.6222140229663</text:p>
          </table:table-cell>
          <table:table-cell table:formula="of:=LOG([.BO34])" office:value-type="float" office:value="2.64246452024212" calcext:value-type="float">
            <text:p>2.64246452024212</text:p>
          </table:table-cell>
          <table:table-cell table:formula="of:=LOG([.BP34])" office:value-type="float" office:value="2.66464197555613" calcext:value-type="float">
            <text:p>2.66464197555613</text:p>
          </table:table-cell>
          <table:table-cell table:formula="of:=LOG([.BQ34])" office:value-type="float" office:value="2.68304703823885" calcext:value-type="float">
            <text:p>2.68304703823885</text:p>
          </table:table-cell>
          <table:table-cell table:formula="of:=LOG([.BR34])" office:value-type="float" office:value="2.70500795933334" calcext:value-type="float">
            <text:p>2.70500795933334</text:p>
          </table:table-cell>
          <table:table-cell table:formula="of:=LOG([.BS34])" office:value-type="float" office:value="2.72509452108147" calcext:value-type="float">
            <text:p>2.72509452108147</text:p>
          </table:table-cell>
          <table:table-cell table:formula="of:=LOG([.BT34])" office:value-type="float" office:value="2.75050839485135" calcext:value-type="float">
            <text:p>2.75050839485135</text:p>
          </table:table-cell>
          <table:table-cell table:formula="of:=LOG([.BU34])" office:value-type="float" office:value="2.76863810124761" calcext:value-type="float">
            <text:p>2.76863810124761</text:p>
          </table:table-cell>
          <table:table-cell table:formula="of:=LOG([.BV34])" office:value-type="float" office:value="2.78175537465247" calcext:value-type="float">
            <text:p>2.78175537465247</text:p>
          </table:table-cell>
          <table:table-cell table:formula="of:=LOG([.BW34])" office:value-type="float" office:value="2.79726754083072" calcext:value-type="float">
            <text:p>2.79726754083072</text:p>
          </table:table-cell>
          <table:table-cell table:formula="of:=LOG([.BX34])" office:value-type="float" office:value="2.81624129999178" calcext:value-type="float">
            <text:p>2.81624129999178</text:p>
          </table:table-cell>
          <table:table-cell table:formula="of:=LOG([.BY34])" office:value-type="float" office:value="2.83314711191278" calcext:value-type="float">
            <text:p>2.83314711191278</text:p>
          </table:table-cell>
          <table:table-cell table:formula="of:=LOG([.BZ34])" office:value-type="float" office:value="2.84385542262316" calcext:value-type="float">
            <text:p>2.84385542262316</text:p>
          </table:table-cell>
          <table:table-cell table:formula="of:=LOG([.CA34])" office:value-type="float" office:value="2.86569605991607" calcext:value-type="float">
            <text:p>2.86569605991607</text:p>
          </table:table-cell>
          <table:table-cell table:formula="of:=LOG([.CB34])" office:value-type="float" office:value="2.88309335857569" calcext:value-type="float">
            <text:p>2.88309335857569</text:p>
          </table:table-cell>
          <table:table-cell table:formula="of:=LOG([.CC34])" office:value-type="float" office:value="2.89707700320942" calcext:value-type="float">
            <text:p>2.89707700320942</text:p>
          </table:table-cell>
          <table:table-cell table:formula="of:=LOG([.CD34])" office:value-type="float" office:value="2.91907809237607" calcext:value-type="float">
            <text:p>2.91907809237607</text:p>
          </table:table-cell>
          <table:table-cell table:formula="of:=LOG([.CE34])" office:value-type="float" office:value="2.9329808219232" calcext:value-type="float">
            <text:p>2.9329808219232</text:p>
          </table:table-cell>
          <table:table-cell table:formula="of:=LOG([.CF34])" office:value-type="float" office:value="2.95085145888855" calcext:value-type="float">
            <text:p>2.95085145888855</text:p>
          </table:table-cell>
          <table:table-cell table:formula="of:=LOG([.CG34])" office:value-type="float" office:value="2.96284268120124" calcext:value-type="float">
            <text:p>2.96284268120124</text:p>
          </table:table-cell>
          <table:table-cell table:formula="of:=LOG([.CH34])" office:value-type="float" office:value="2.97772360528885" calcext:value-type="float">
            <text:p>2.97772360528885</text:p>
          </table:table-cell>
          <table:table-cell table:formula="of:=LOG([.CI34])" office:value-type="float" office:value="2.99651167215418" calcext:value-type="float">
            <text:p>2.99651167215418</text:p>
          </table:table-cell>
          <table:table-cell table:formula="of:=LOG([.CJ34])" office:value-type="float" office:value="3.01452053875792" calcext:value-type="float">
            <text:p>3.01452053875792</text:p>
          </table:table-cell>
          <table:table-cell table:formula="of:=LOG([.CK34])" office:value-type="float" office:value="3.03342375548695" calcext:value-type="float">
            <text:p>3.03342375548695</text:p>
          </table:table-cell>
          <table:table-cell table:formula="of:=LOG([.CL34])" office:value-type="float" office:value="3.04688519083771" calcext:value-type="float">
            <text:p>3.04688519083771</text:p>
          </table:table-cell>
          <table:table-cell table:formula="of:=LOG([.CM34])" office:value-type="float" office:value="3.06370855939142" calcext:value-type="float">
            <text:p>3.06370855939142</text:p>
          </table:table-cell>
          <table:table-cell table:formula="of:=LOG([.CN34])" office:value-type="float" office:value="3.07554696139253" calcext:value-type="float">
            <text:p>3.07554696139253</text:p>
          </table:table-cell>
          <table:table-cell table:formula="of:=LOG([.CO34])" office:value-type="float" office:value="3.08742645703628" calcext:value-type="float">
            <text:p>3.08742645703628</text:p>
          </table:table-cell>
          <table:table-cell table:formula="of:=LOG([.CP34])" office:value-type="float" office:value="3.10585067438514" calcext:value-type="float">
            <text:p>3.10585067438514</text:p>
          </table:table-cell>
          <table:table-cell table:formula="of:=LOG([.CQ34])" office:value-type="float" office:value="3.12385164096709" calcext:value-type="float">
            <text:p>3.12385164096709</text:p>
          </table:table-cell>
          <table:table-cell table:formula="of:=LOG([.CR34])" office:value-type="float" office:value="3.13513265137677" calcext:value-type="float">
            <text:p>3.13513265137677</text:p>
          </table:table-cell>
          <table:table-cell table:formula="of:=LOG([.CS34])" office:value-type="float" office:value="3.14550717140966" calcext:value-type="float">
            <text:p>3.14550717140966</text:p>
          </table:table-cell>
          <table:table-cell table:formula="of:=LOG([.CT34])" office:value-type="float" office:value="3.15956719323362" calcext:value-type="float">
            <text:p>3.15956719323362</text:p>
          </table:table-cell>
          <table:table-cell table:formula="of:=LOG([.CU34])" office:value-type="float" office:value="3.17231096852195" calcext:value-type="float">
            <text:p>3.17231096852195</text:p>
          </table:table-cell>
          <table:table-cell table:formula="of:=LOG([.CV34])" office:value-type="float" office:value="3.18864729599972" calcext:value-type="float">
            <text:p>3.18864729599972</text:p>
          </table:table-cell>
          <table:table-cell table:formula="of:=LOG([.CW34])" office:value-type="float" office:value="3.20085049809108" calcext:value-type="float">
            <text:p>3.20085049809108</text:p>
          </table:table-cell>
          <table:table-cell table:formula="of:=LOG([.CX34])" office:value-type="float" office:value="3.21537315278342" calcext:value-type="float">
            <text:p>3.21537315278342</text:p>
          </table:table-cell>
          <table:table-cell table:formula="of:=SLOPE([.BG89:.CX89];[.BG$56:.CX$56])" office:value-type="float" office:value="3.06953705294313" calcext:value-type="float">
            <text:p>3.06953705294313</text:p>
          </table:table-cell>
        </table:table-row>
        <table:table-row table:style-name="ro1">
          <table:table-cell table:formula="of:=LOG([.A35])" office:value-type="float" office:value="3.50514997831991" calcext:value-type="float">
            <text:p>3.50514997831991</text:p>
          </table:table-cell>
          <table:table-cell table:formula="of:=LOG([.B35])" office:value-type="string" office:string-value="" calcext:value-type="error">
            <text:p>Err:502</text:p>
          </table:table-cell>
          <table:table-cell table:formula="of:=LOG([.C35])" office:value-type="string" office:string-value="" calcext:value-type="error">
            <text:p>Err:502</text:p>
          </table:table-cell>
          <table:table-cell table:formula="of:=LOG([.D35])" office:value-type="string" office:string-value="" calcext:value-type="error">
            <text:p>Err:502</text:p>
          </table:table-cell>
          <table:table-cell table:formula="of:=LOG([.E35])" office:value-type="string" office:string-value="" calcext:value-type="error">
            <text:p>Err:502</text:p>
          </table:table-cell>
          <table:table-cell table:formula="of:=LOG([.F35])" office:value-type="string" office:string-value="" calcext:value-type="error">
            <text:p>Err:502</text:p>
          </table:table-cell>
          <table:table-cell table:formula="of:=LOG([.G35])" office:value-type="string" office:string-value="" calcext:value-type="error">
            <text:p>Err:502</text:p>
          </table:table-cell>
          <table:table-cell table:formula="of:=LOG([.H35])" office:value-type="string" office:string-value="" calcext:value-type="error">
            <text:p>Err:502</text:p>
          </table:table-cell>
          <table:table-cell table:formula="of:=LOG([.I35])" office:value-type="string" office:string-value="" calcext:value-type="error">
            <text:p>Err:502</text:p>
          </table:table-cell>
          <table:table-cell table:formula="of:=LOG([.J35])" office:value-type="string" office:string-value="" calcext:value-type="error">
            <text:p>Err:502</text:p>
          </table:table-cell>
          <table:table-cell table:formula="of:=LOG([.K35])" office:value-type="float" office:value="0" calcext:value-type="float">
            <text:p>0</text:p>
          </table:table-cell>
          <table:table-cell table:formula="of:=LOG([.L35])" office:value-type="float" office:value="0" calcext:value-type="float">
            <text:p>0</text:p>
          </table:table-cell>
          <table:table-cell table:formula="of:=LOG([.M35])" office:value-type="float" office:value="0.301029995663981" calcext:value-type="float">
            <text:p>0.301029995663981</text:p>
          </table:table-cell>
          <table:table-cell table:formula="of:=LOG([.N35])" office:value-type="float" office:value="0.301029995663981" calcext:value-type="float">
            <text:p>0.301029995663981</text:p>
          </table:table-cell>
          <table:table-cell table:formula="of:=LOG([.O35])" office:value-type="float" office:value="0.477121254719662" calcext:value-type="float">
            <text:p>0.477121254719662</text:p>
          </table:table-cell>
          <table:table-cell table:formula="of:=LOG([.P35])" office:value-type="float" office:value="0.698970004336019" calcext:value-type="float">
            <text:p>0.698970004336019</text:p>
          </table:table-cell>
          <table:table-cell table:formula="of:=LOG([.Q35])" office:value-type="float" office:value="0.778151250383644" calcext:value-type="float">
            <text:p>0.778151250383644</text:p>
          </table:table-cell>
          <table:table-cell table:formula="of:=LOG([.R35])" office:value-type="float" office:value="0.778151250383644" calcext:value-type="float">
            <text:p>0.778151250383644</text:p>
          </table:table-cell>
          <table:table-cell table:formula="of:=LOG([.S35])" office:value-type="float" office:value="0.903089986991943" calcext:value-type="float">
            <text:p>0.903089986991943</text:p>
          </table:table-cell>
          <table:table-cell table:formula="of:=LOG([.T35])" office:value-type="float" office:value="1.04139268515823" calcext:value-type="float">
            <text:p>1.04139268515823</text:p>
          </table:table-cell>
          <table:table-cell table:formula="of:=LOG([.U35])" office:value-type="float" office:value="1.11394335230684" calcext:value-type="float">
            <text:p>1.11394335230684</text:p>
          </table:table-cell>
          <table:table-cell table:formula="of:=LOG([.V35])" office:value-type="float" office:value="1.17609125905568" calcext:value-type="float">
            <text:p>1.17609125905568</text:p>
          </table:table-cell>
          <table:table-cell table:formula="of:=LOG([.W35])" office:value-type="float" office:value="1.23044892137827" calcext:value-type="float">
            <text:p>1.23044892137827</text:p>
          </table:table-cell>
          <table:table-cell table:formula="of:=LOG([.X35])" office:value-type="float" office:value="1.32221929473392" calcext:value-type="float">
            <text:p>1.32221929473392</text:p>
          </table:table-cell>
          <table:table-cell table:formula="of:=LOG([.Y35])" office:value-type="float" office:value="1.36172783601759" calcext:value-type="float">
            <text:p>1.36172783601759</text:p>
          </table:table-cell>
          <table:table-cell table:formula="of:=LOG([.Z35])" office:value-type="float" office:value="1.43136376415899" calcext:value-type="float">
            <text:p>1.43136376415899</text:p>
          </table:table-cell>
          <table:table-cell table:formula="of:=LOG([.AA35])" office:value-type="float" office:value="1.46239799789896" calcext:value-type="float">
            <text:p>1.46239799789896</text:p>
          </table:table-cell>
          <table:table-cell table:formula="of:=LOG([.AB35])" office:value-type="float" office:value="1.50514997831991" calcext:value-type="float">
            <text:p>1.50514997831991</text:p>
          </table:table-cell>
          <table:table-cell table:formula="of:=LOG([.AC35])" office:value-type="float" office:value="1.55630250076729" calcext:value-type="float">
            <text:p>1.55630250076729</text:p>
          </table:table-cell>
          <table:table-cell table:formula="of:=LOG([.AD35])" office:value-type="float" office:value="1.5910646070265" calcext:value-type="float">
            <text:p>1.5910646070265</text:p>
          </table:table-cell>
          <table:table-cell table:formula="of:=LOG([.AE35])" office:value-type="float" office:value="1.61278385671974" calcext:value-type="float">
            <text:p>1.61278385671974</text:p>
          </table:table-cell>
          <table:table-cell table:formula="of:=LOG([.AF35])" office:value-type="float" office:value="1.65321251377534" calcext:value-type="float">
            <text:p>1.65321251377534</text:p>
          </table:table-cell>
          <table:table-cell table:formula="of:=LOG([.AG35])" office:value-type="float" office:value="1.70757017609794" calcext:value-type="float">
            <text:p>1.70757017609794</text:p>
          </table:table-cell>
          <table:table-cell table:formula="of:=LOG([.AH35])" office:value-type="float" office:value="1.74036268949424" calcext:value-type="float">
            <text:p>1.74036268949424</text:p>
          </table:table-cell>
          <table:table-cell table:formula="of:=LOG([.AI35])" office:value-type="float" office:value="1.80617997398389" calcext:value-type="float">
            <text:p>1.80617997398389</text:p>
          </table:table-cell>
          <table:table-cell table:formula="of:=LOG([.AJ35])" office:value-type="float" office:value="1.83250891270624" calcext:value-type="float">
            <text:p>1.83250891270624</text:p>
          </table:table-cell>
          <table:table-cell table:formula="of:=LOG([.AK35])" office:value-type="float" office:value="1.8750612633917" calcext:value-type="float">
            <text:p>1.8750612633917</text:p>
          </table:table-cell>
          <table:table-cell table:formula="of:=LOG([.AL35])" office:value-type="float" office:value="1.92427928606188" calcext:value-type="float">
            <text:p>1.92427928606188</text:p>
          </table:table-cell>
          <table:table-cell table:formula="of:=LOG([.AM35])" office:value-type="float" office:value="1.94448267215017" calcext:value-type="float">
            <text:p>1.94448267215017</text:p>
          </table:table-cell>
          <table:table-cell table:formula="of:=LOG([.AN35])" office:value-type="float" office:value="1.95904139232109" calcext:value-type="float">
            <text:p>1.95904139232109</text:p>
          </table:table-cell>
          <table:table-cell table:formula="of:=LOG([.AO35])" office:value-type="float" office:value="1.9912260756925" calcext:value-type="float">
            <text:p>1.9912260756925</text:p>
          </table:table-cell>
          <table:table-cell table:formula="of:=LOG([.AP35])" office:value-type="float" office:value="2.02938377768521" calcext:value-type="float">
            <text:p>2.02938377768521</text:p>
          </table:table-cell>
          <table:table-cell table:formula="of:=LOG([.AQ35])" office:value-type="float" office:value="2.06445798922692" calcext:value-type="float">
            <text:p>2.06445798922692</text:p>
          </table:table-cell>
          <table:table-cell table:formula="of:=LOG([.AR35])" office:value-type="float" office:value="2.09691001300806" calcext:value-type="float">
            <text:p>2.09691001300806</text:p>
          </table:table-cell>
          <table:table-cell table:formula="of:=LOG([.AS35])" office:value-type="float" office:value="2.11394335230684" calcext:value-type="float">
            <text:p>2.11394335230684</text:p>
          </table:table-cell>
          <table:table-cell table:formula="of:=LOG([.AT35])" office:value-type="float" office:value="2.13672056715641" calcext:value-type="float">
            <text:p>2.13672056715641</text:p>
          </table:table-cell>
          <table:table-cell table:formula="of:=LOG([.AU35])" office:value-type="float" office:value="2.16435285578444" calcext:value-type="float">
            <text:p>2.16435285578444</text:p>
          </table:table-cell>
          <table:table-cell table:formula="of:=LOG([.AV35])" office:value-type="float" office:value="2.19589965240923" calcext:value-type="float">
            <text:p>2.19589965240923</text:p>
          </table:table-cell>
          <table:table-cell table:formula="of:=LOG([.AW35])" office:value-type="float" office:value="2.22271647114758" calcext:value-type="float">
            <text:p>2.22271647114758</text:p>
          </table:table-cell>
          <table:table-cell table:formula="of:=LOG([.AX35])" office:value-type="float" office:value="2.26481782300954" calcext:value-type="float">
            <text:p>2.26481782300954</text:p>
          </table:table-cell>
          <table:table-cell table:formula="of:=LOG([.AY35])" office:value-type="float" office:value="2.29666519026153" calcext:value-type="float">
            <text:p>2.29666519026153</text:p>
          </table:table-cell>
          <table:table-cell table:formula="of:=LOG([.AZ35])" office:value-type="float" office:value="2.33445375115093" calcext:value-type="float">
            <text:p>2.33445375115093</text:p>
          </table:table-cell>
          <table:table-cell table:formula="of:=LOG([.BA35])" office:value-type="float" office:value="2.36172783601759" calcext:value-type="float">
            <text:p>2.36172783601759</text:p>
          </table:table-cell>
          <table:table-cell table:formula="of:=LOG([.BB35])" office:value-type="float" office:value="2.37291200297011" calcext:value-type="float">
            <text:p>2.37291200297011</text:p>
          </table:table-cell>
          <table:table-cell table:formula="of:=LOG([.BC35])" office:value-type="float" office:value="2.39967372148104" calcext:value-type="float">
            <text:p>2.39967372148104</text:p>
          </table:table-cell>
          <table:table-cell table:formula="of:=LOG([.BD35])" office:value-type="float" office:value="2.42975228000241" calcext:value-type="float">
            <text:p>2.42975228000241</text:p>
          </table:table-cell>
          <table:table-cell table:formula="of:=LOG([.BE35])" office:value-type="float" office:value="2.44870631990508" calcext:value-type="float">
            <text:p>2.44870631990508</text:p>
          </table:table-cell>
          <table:table-cell table:formula="of:=LOG([.BF35])" office:value-type="float" office:value="2.46686762035411" calcext:value-type="float">
            <text:p>2.46686762035411</text:p>
          </table:table-cell>
          <table:table-cell table:formula="of:=LOG([.BG35])" office:value-type="float" office:value="2.48713837547719" calcext:value-type="float">
            <text:p>2.48713837547719</text:p>
          </table:table-cell>
          <table:table-cell table:formula="of:=LOG([.BH35])" office:value-type="float" office:value="2.51188336097887" calcext:value-type="float">
            <text:p>2.51188336097887</text:p>
          </table:table-cell>
          <table:table-cell table:formula="of:=LOG([.BI35])" office:value-type="float" office:value="2.53402610605613" calcext:value-type="float">
            <text:p>2.53402610605613</text:p>
          </table:table-cell>
          <table:table-cell table:formula="of:=LOG([.BJ35])" office:value-type="float" office:value="2.55750720190566" calcext:value-type="float">
            <text:p>2.55750720190566</text:p>
          </table:table-cell>
          <table:table-cell table:formula="of:=LOG([.BK35])" office:value-type="float" office:value="2.58319877396862" calcext:value-type="float">
            <text:p>2.58319877396862</text:p>
          </table:table-cell>
          <table:table-cell table:formula="of:=LOG([.BL35])" office:value-type="float" office:value="2.59988307207369" calcext:value-type="float">
            <text:p>2.59988307207369</text:p>
          </table:table-cell>
          <table:table-cell table:formula="of:=LOG([.BM35])" office:value-type="float" office:value="2.61804809671209" calcext:value-type="float">
            <text:p>2.61804809671209</text:p>
          </table:table-cell>
          <table:table-cell table:formula="of:=LOG([.BN35])" office:value-type="float" office:value="2.64345267648619" calcext:value-type="float">
            <text:p>2.64345267648619</text:p>
          </table:table-cell>
          <table:table-cell table:formula="of:=LOG([.BO35])" office:value-type="float" office:value="2.66275783168157" calcext:value-type="float">
            <text:p>2.66275783168157</text:p>
          </table:table-cell>
          <table:table-cell table:formula="of:=LOG([.BP35])" office:value-type="float" office:value="2.68752896121463" calcext:value-type="float">
            <text:p>2.68752896121463</text:p>
          </table:table-cell>
          <table:table-cell table:formula="of:=LOG([.BQ35])" office:value-type="float" office:value="2.70671778233676" calcext:value-type="float">
            <text:p>2.70671778233676</text:p>
          </table:table-cell>
          <table:table-cell table:formula="of:=LOG([.BR35])" office:value-type="float" office:value="2.73078227566639" calcext:value-type="float">
            <text:p>2.73078227566639</text:p>
          </table:table-cell>
          <table:table-cell table:formula="of:=LOG([.BS35])" office:value-type="float" office:value="2.7481880270062" calcext:value-type="float">
            <text:p>2.7481880270062</text:p>
          </table:table-cell>
          <table:table-cell table:formula="of:=LOG([.BT35])" office:value-type="float" office:value="2.77232170672292" calcext:value-type="float">
            <text:p>2.77232170672292</text:p>
          </table:table-cell>
          <table:table-cell table:formula="of:=LOG([.BU35])" office:value-type="float" office:value="2.78958071216443" calcext:value-type="float">
            <text:p>2.78958071216443</text:p>
          </table:table-cell>
          <table:table-cell table:formula="of:=LOG([.BV35])" office:value-type="float" office:value="2.79934054945358" calcext:value-type="float">
            <text:p>2.79934054945358</text:p>
          </table:table-cell>
          <table:table-cell table:formula="of:=LOG([.BW35])" office:value-type="float" office:value="2.81491318127507" calcext:value-type="float">
            <text:p>2.81491318127507</text:p>
          </table:table-cell>
          <table:table-cell table:formula="of:=LOG([.BX35])" office:value-type="float" office:value="2.83378437465648" calcext:value-type="float">
            <text:p>2.83378437465648</text:p>
          </table:table-cell>
          <table:table-cell table:formula="of:=LOG([.BY35])" office:value-type="float" office:value="2.85369821177617" calcext:value-type="float">
            <text:p>2.85369821177617</text:p>
          </table:table-cell>
          <table:table-cell table:formula="of:=LOG([.BZ35])" office:value-type="float" office:value="2.8668778143375" calcext:value-type="float">
            <text:p>2.8668778143375</text:p>
          </table:table-cell>
          <table:table-cell table:formula="of:=LOG([.CA35])" office:value-type="float" office:value="2.8819549713396" calcext:value-type="float">
            <text:p>2.8819549713396</text:p>
          </table:table-cell>
          <table:table-cell table:formula="of:=LOG([.CB35])" office:value-type="float" office:value="2.90254677931399" calcext:value-type="float">
            <text:p>2.90254677931399</text:p>
          </table:table-cell>
          <table:table-cell table:formula="of:=LOG([.CC35])" office:value-type="float" office:value="2.92479599579791" calcext:value-type="float">
            <text:p>2.92479599579791</text:p>
          </table:table-cell>
          <table:table-cell table:formula="of:=LOG([.CD35])" office:value-type="float" office:value="2.93851972517649" calcext:value-type="float">
            <text:p>2.93851972517649</text:p>
          </table:table-cell>
          <table:table-cell table:formula="of:=LOG([.CE35])" office:value-type="float" office:value="2.95375969173323" calcext:value-type="float">
            <text:p>2.95375969173323</text:p>
          </table:table-cell>
          <table:table-cell table:formula="of:=LOG([.CF35])" office:value-type="float" office:value="2.9712758487381" calcext:value-type="float">
            <text:p>2.9712758487381</text:p>
          </table:table-cell>
          <table:table-cell table:formula="of:=LOG([.CG35])" office:value-type="float" office:value="2.99211148778695" calcext:value-type="float">
            <text:p>2.99211148778695</text:p>
          </table:table-cell>
          <table:table-cell table:formula="of:=LOG([.CH35])" office:value-type="float" office:value="3.00732095292274" calcext:value-type="float">
            <text:p>3.00732095292274</text:p>
          </table:table-cell>
          <table:table-cell table:formula="of:=LOG([.CI35])" office:value-type="float" office:value="3.02284061087653" calcext:value-type="float">
            <text:p>3.02284061087653</text:p>
          </table:table-cell>
          <table:table-cell table:formula="of:=LOG([.CJ35])" office:value-type="float" office:value="3.03302144468291" calcext:value-type="float">
            <text:p>3.03302144468291</text:p>
          </table:table-cell>
          <table:table-cell table:formula="of:=LOG([.CK35])" office:value-type="float" office:value="3.04571405894087" calcext:value-type="float">
            <text:p>3.04571405894087</text:p>
          </table:table-cell>
          <table:table-cell table:formula="of:=LOG([.CL35])" office:value-type="float" office:value="3.06107532362979" calcext:value-type="float">
            <text:p>3.06107532362979</text:p>
          </table:table-cell>
          <table:table-cell table:formula="of:=LOG([.CM35])" office:value-type="float" office:value="3.07591176148278" calcext:value-type="float">
            <text:p>3.07591176148278</text:p>
          </table:table-cell>
          <table:table-cell table:formula="of:=LOG([.CN35])" office:value-type="float" office:value="3.0884904701824" calcext:value-type="float">
            <text:p>3.0884904701824</text:p>
          </table:table-cell>
          <table:table-cell table:formula="of:=LOG([.CO35])" office:value-type="float" office:value="3.10516942799933" calcext:value-type="float">
            <text:p>3.10516942799933</text:p>
          </table:table-cell>
          <table:table-cell table:formula="of:=LOG([.CP35])" office:value-type="float" office:value="3.11892575282578" calcext:value-type="float">
            <text:p>3.11892575282578</text:p>
          </table:table-cell>
          <table:table-cell table:formula="of:=LOG([.CQ35])" office:value-type="float" office:value="3.13353890837022" calcext:value-type="float">
            <text:p>3.13353890837022</text:p>
          </table:table-cell>
          <table:table-cell table:formula="of:=LOG([.CR35])" office:value-type="float" office:value="3.14581771449183" calcext:value-type="float">
            <text:p>3.14581771449183</text:p>
          </table:table-cell>
          <table:table-cell table:formula="of:=LOG([.CS35])" office:value-type="float" office:value="3.16076856186113" calcext:value-type="float">
            <text:p>3.16076856186113</text:p>
          </table:table-cell>
          <table:table-cell table:formula="of:=LOG([.CT35])" office:value-type="float" office:value="3.17493159352844" calcext:value-type="float">
            <text:p>3.17493159352844</text:p>
          </table:table-cell>
          <table:table-cell table:formula="of:=LOG([.CU35])" office:value-type="float" office:value="3.18723861983148" calcext:value-type="float">
            <text:p>3.18723861983148</text:p>
          </table:table-cell>
          <table:table-cell table:formula="of:=LOG([.CV35])" office:value-type="float" office:value="3.19865708695442" calcext:value-type="float">
            <text:p>3.19865708695442</text:p>
          </table:table-cell>
          <table:table-cell table:formula="of:=LOG([.CW35])" office:value-type="float" office:value="3.21272015441784" calcext:value-type="float">
            <text:p>3.21272015441784</text:p>
          </table:table-cell>
          <table:table-cell table:formula="of:=LOG([.CX35])" office:value-type="float" office:value="3.22788670461367" calcext:value-type="float">
            <text:p>3.22788670461367</text:p>
          </table:table-cell>
          <table:table-cell table:formula="of:=SLOPE([.BG90:.CX90];[.BG$56:.CX$56])" office:value-type="float" office:value="3.01700819850209" calcext:value-type="float">
            <text:p>3.01700819850209</text:p>
          </table:table-cell>
        </table:table-row>
        <table:table-row table:style-name="ro1">
          <table:table-cell table:formula="of:=LOG([.A36])" office:value-type="float" office:value="3.51851393987789" calcext:value-type="float">
            <text:p>3.51851393987789</text:p>
          </table:table-cell>
          <table:table-cell table:formula="of:=LOG([.B36])" office:value-type="string" office:string-value="" calcext:value-type="error">
            <text:p>Err:502</text:p>
          </table:table-cell>
          <table:table-cell table:formula="of:=LOG([.C36])" office:value-type="string" office:string-value="" calcext:value-type="error">
            <text:p>Err:502</text:p>
          </table:table-cell>
          <table:table-cell table:formula="of:=LOG([.D36])" office:value-type="string" office:string-value="" calcext:value-type="error">
            <text:p>Err:502</text:p>
          </table:table-cell>
          <table:table-cell table:formula="of:=LOG([.E36])" office:value-type="string" office:string-value="" calcext:value-type="error">
            <text:p>Err:502</text:p>
          </table:table-cell>
          <table:table-cell table:formula="of:=LOG([.F36])" office:value-type="string" office:string-value="" calcext:value-type="error">
            <text:p>Err:502</text:p>
          </table:table-cell>
          <table:table-cell table:formula="of:=LOG([.G36])" office:value-type="string" office:string-value="" calcext:value-type="error">
            <text:p>Err:502</text:p>
          </table:table-cell>
          <table:table-cell table:formula="of:=LOG([.H36])" office:value-type="float" office:value="0" calcext:value-type="float">
            <text:p>0</text:p>
          </table:table-cell>
          <table:table-cell table:formula="of:=LOG([.I36])" office:value-type="float" office:value="0.301029995663981" calcext:value-type="float">
            <text:p>0.301029995663981</text:p>
          </table:table-cell>
          <table:table-cell table:formula="of:=LOG([.J36])" office:value-type="float" office:value="0.301029995663981" calcext:value-type="float">
            <text:p>0.301029995663981</text:p>
          </table:table-cell>
          <table:table-cell table:formula="of:=LOG([.K36])" office:value-type="float" office:value="0.301029995663981" calcext:value-type="float">
            <text:p>0.301029995663981</text:p>
          </table:table-cell>
          <table:table-cell table:formula="of:=LOG([.L36])" office:value-type="float" office:value="0.301029995663981" calcext:value-type="float">
            <text:p>0.301029995663981</text:p>
          </table:table-cell>
          <table:table-cell table:formula="of:=LOG([.M36])" office:value-type="float" office:value="0.602059991327962" calcext:value-type="float">
            <text:p>0.602059991327962</text:p>
          </table:table-cell>
          <table:table-cell table:formula="of:=LOG([.N36])" office:value-type="float" office:value="0.602059991327962" calcext:value-type="float">
            <text:p>0.602059991327962</text:p>
          </table:table-cell>
          <table:table-cell table:formula="of:=LOG([.O36])" office:value-type="float" office:value="0.698970004336019" calcext:value-type="float">
            <text:p>0.698970004336019</text:p>
          </table:table-cell>
          <table:table-cell table:formula="of:=LOG([.P36])" office:value-type="float" office:value="0.778151250383644" calcext:value-type="float">
            <text:p>0.778151250383644</text:p>
          </table:table-cell>
          <table:table-cell table:formula="of:=LOG([.Q36])" office:value-type="float" office:value="0.903089986991943" calcext:value-type="float">
            <text:p>0.903089986991943</text:p>
          </table:table-cell>
          <table:table-cell table:formula="of:=LOG([.R36])" office:value-type="float" office:value="0.903089986991943" calcext:value-type="float">
            <text:p>0.903089986991943</text:p>
          </table:table-cell>
          <table:table-cell table:formula="of:=LOG([.S36])" office:value-type="float" office:value="1.04139268515823" calcext:value-type="float">
            <text:p>1.04139268515823</text:p>
          </table:table-cell>
          <table:table-cell table:formula="of:=LOG([.T36])" office:value-type="float" office:value="1.04139268515823" calcext:value-type="float">
            <text:p>1.04139268515823</text:p>
          </table:table-cell>
          <table:table-cell table:formula="of:=LOG([.U36])" office:value-type="float" office:value="1.20411998265592" calcext:value-type="float">
            <text:p>1.20411998265592</text:p>
          </table:table-cell>
          <table:table-cell table:formula="of:=LOG([.V36])" office:value-type="float" office:value="1.20411998265592" calcext:value-type="float">
            <text:p>1.20411998265592</text:p>
          </table:table-cell>
          <table:table-cell table:formula="of:=LOG([.W36])" office:value-type="float" office:value="1.23044892137827" calcext:value-type="float">
            <text:p>1.23044892137827</text:p>
          </table:table-cell>
          <table:table-cell table:formula="of:=LOG([.X36])" office:value-type="float" office:value="1.23044892137827" calcext:value-type="float">
            <text:p>1.23044892137827</text:p>
          </table:table-cell>
          <table:table-cell table:formula="of:=LOG([.Y36])" office:value-type="float" office:value="1.27875360095283" calcext:value-type="float">
            <text:p>1.27875360095283</text:p>
          </table:table-cell>
          <table:table-cell table:formula="of:=LOG([.Z36])" office:value-type="float" office:value="1.30102999566398" calcext:value-type="float">
            <text:p>1.30102999566398</text:p>
          </table:table-cell>
          <table:table-cell table:formula="of:=LOG([.AA36])" office:value-type="float" office:value="1.39794000867204" calcext:value-type="float">
            <text:p>1.39794000867204</text:p>
          </table:table-cell>
          <table:table-cell table:formula="of:=LOG([.AB36])" office:value-type="float" office:value="1.44715803134222" calcext:value-type="float">
            <text:p>1.44715803134222</text:p>
          </table:table-cell>
          <table:table-cell table:formula="of:=LOG([.AC36])" office:value-type="float" office:value="1.53147891704226" calcext:value-type="float">
            <text:p>1.53147891704226</text:p>
          </table:table-cell>
          <table:table-cell table:formula="of:=LOG([.AD36])" office:value-type="float" office:value="1.56820172406699" calcext:value-type="float">
            <text:p>1.56820172406699</text:p>
          </table:table-cell>
          <table:table-cell table:formula="of:=LOG([.AE36])" office:value-type="float" office:value="1.63346845557959" calcext:value-type="float">
            <text:p>1.63346845557959</text:p>
          </table:table-cell>
          <table:table-cell table:formula="of:=LOG([.AF36])" office:value-type="float" office:value="1.69019608002851" calcext:value-type="float">
            <text:p>1.69019608002851</text:p>
          </table:table-cell>
          <table:table-cell table:formula="of:=LOG([.AG36])" office:value-type="float" office:value="1.72427586960079" calcext:value-type="float">
            <text:p>1.72427586960079</text:p>
          </table:table-cell>
          <table:table-cell table:formula="of:=LOG([.AH36])" office:value-type="float" office:value="1.7481880270062" calcext:value-type="float">
            <text:p>1.7481880270062</text:p>
          </table:table-cell>
          <table:table-cell table:formula="of:=LOG([.AI36])" office:value-type="float" office:value="1.81291335664286" calcext:value-type="float">
            <text:p>1.81291335664286</text:p>
          </table:table-cell>
          <table:table-cell table:formula="of:=LOG([.AJ36])" office:value-type="float" office:value="1.84509804001426" calcext:value-type="float">
            <text:p>1.84509804001426</text:p>
          </table:table-cell>
          <table:table-cell table:formula="of:=LOG([.AK36])" office:value-type="float" office:value="1.85125834871908" calcext:value-type="float">
            <text:p>1.85125834871908</text:p>
          </table:table-cell>
          <table:table-cell table:formula="of:=LOG([.AL36])" office:value-type="float" office:value="1.89209460269048" calcext:value-type="float">
            <text:p>1.89209460269048</text:p>
          </table:table-cell>
          <table:table-cell table:formula="of:=LOG([.AM36])" office:value-type="float" office:value="1.93951925261862" calcext:value-type="float">
            <text:p>1.93951925261862</text:p>
          </table:table-cell>
          <table:table-cell table:formula="of:=LOG([.AN36])" office:value-type="float" office:value="1.98677173426624" calcext:value-type="float">
            <text:p>1.98677173426624</text:p>
          </table:table-cell>
          <table:table-cell table:formula="of:=LOG([.AO36])" office:value-type="float" office:value="2.02530586526477" calcext:value-type="float">
            <text:p>2.02530586526477</text:p>
          </table:table-cell>
          <table:table-cell table:formula="of:=LOG([.AP36])" office:value-type="float" office:value="2.04139268515822" calcext:value-type="float">
            <text:p>2.04139268515822</text:p>
          </table:table-cell>
          <table:table-cell table:formula="of:=LOG([.AQ36])" office:value-type="float" office:value="2.09691001300806" calcext:value-type="float">
            <text:p>2.09691001300806</text:p>
          </table:table-cell>
          <table:table-cell table:formula="of:=LOG([.AR36])" office:value-type="float" office:value="2.13353890837022" calcext:value-type="float">
            <text:p>2.13353890837022</text:p>
          </table:table-cell>
          <table:table-cell table:formula="of:=LOG([.AS36])" office:value-type="float" office:value="2.14921911265538" calcext:value-type="float">
            <text:p>2.14921911265538</text:p>
          </table:table-cell>
          <table:table-cell table:formula="of:=LOG([.AT36])" office:value-type="float" office:value="2.17026171539496" calcext:value-type="float">
            <text:p>2.17026171539496</text:p>
          </table:table-cell>
          <table:table-cell table:formula="of:=LOG([.AU36])" office:value-type="float" office:value="2.19589965240923" calcext:value-type="float">
            <text:p>2.19589965240923</text:p>
          </table:table-cell>
          <table:table-cell table:formula="of:=LOG([.AV36])" office:value-type="float" office:value="2.22530928172586" calcext:value-type="float">
            <text:p>2.22530928172586</text:p>
          </table:table-cell>
          <table:table-cell table:formula="of:=LOG([.AW36])" office:value-type="float" office:value="2.25285303097989" calcext:value-type="float">
            <text:p>2.25285303097989</text:p>
          </table:table-cell>
          <table:table-cell table:formula="of:=LOG([.AX36])" office:value-type="float" office:value="2.27646180417324" calcext:value-type="float">
            <text:p>2.27646180417324</text:p>
          </table:table-cell>
          <table:table-cell table:formula="of:=LOG([.AY36])" office:value-type="float" office:value="2.30102999566398" calcext:value-type="float">
            <text:p>2.30102999566398</text:p>
          </table:table-cell>
          <table:table-cell table:formula="of:=LOG([.AZ36])" office:value-type="float" office:value="2.32221929473392" calcext:value-type="float">
            <text:p>2.32221929473392</text:p>
          </table:table-cell>
          <table:table-cell table:formula="of:=LOG([.BA36])" office:value-type="float" office:value="2.36172783601759" calcext:value-type="float">
            <text:p>2.36172783601759</text:p>
          </table:table-cell>
          <table:table-cell table:formula="of:=LOG([.BB36])" office:value-type="float" office:value="2.38201704257487" calcext:value-type="float">
            <text:p>2.38201704257487</text:p>
          </table:table-cell>
          <table:table-cell table:formula="of:=LOG([.BC36])" office:value-type="float" office:value="2.40823996531185" calcext:value-type="float">
            <text:p>2.40823996531185</text:p>
          </table:table-cell>
          <table:table-cell table:formula="of:=LOG([.BD36])" office:value-type="float" office:value="2.42975228000241" calcext:value-type="float">
            <text:p>2.42975228000241</text:p>
          </table:table-cell>
          <table:table-cell table:formula="of:=LOG([.BE36])" office:value-type="float" office:value="2.45484486000851" calcext:value-type="float">
            <text:p>2.45484486000851</text:p>
          </table:table-cell>
          <table:table-cell table:formula="of:=LOG([.BF36])" office:value-type="float" office:value="2.48713837547719" calcext:value-type="float">
            <text:p>2.48713837547719</text:p>
          </table:table-cell>
          <table:table-cell table:formula="of:=LOG([.BG36])" office:value-type="float" office:value="2.4996870826184" calcext:value-type="float">
            <text:p>2.4996870826184</text:p>
          </table:table-cell>
          <table:table-cell table:formula="of:=LOG([.BH36])" office:value-type="float" office:value="2.52762990087134" calcext:value-type="float">
            <text:p>2.52762990087134</text:p>
          </table:table-cell>
          <table:table-cell table:formula="of:=LOG([.BI36])" office:value-type="float" office:value="2.54530711646582" calcext:value-type="float">
            <text:p>2.54530711646582</text:p>
          </table:table-cell>
          <table:table-cell table:formula="of:=LOG([.BJ36])" office:value-type="float" office:value="2.56820172406699" calcext:value-type="float">
            <text:p>2.56820172406699</text:p>
          </table:table-cell>
          <table:table-cell table:formula="of:=LOG([.BK36])" office:value-type="float" office:value="2.5910646070265" calcext:value-type="float">
            <text:p>2.5910646070265</text:p>
          </table:table-cell>
          <table:table-cell table:formula="of:=LOG([.BL36])" office:value-type="float" office:value="2.61384182187607" calcext:value-type="float">
            <text:p>2.61384182187607</text:p>
          </table:table-cell>
          <table:table-cell table:formula="of:=LOG([.BM36])" office:value-type="float" office:value="2.63948648926859" calcext:value-type="float">
            <text:p>2.63948648926859</text:p>
          </table:table-cell>
          <table:table-cell table:formula="of:=LOG([.BN36])" office:value-type="float" office:value="2.65801139665711" calcext:value-type="float">
            <text:p>2.65801139665711</text:p>
          </table:table-cell>
          <table:table-cell table:formula="of:=LOG([.BO36])" office:value-type="float" office:value="2.68033551341456" calcext:value-type="float">
            <text:p>2.68033551341456</text:p>
          </table:table-cell>
          <table:table-cell table:formula="of:=LOG([.BP36])" office:value-type="float" office:value="2.70070371714502" calcext:value-type="float">
            <text:p>2.70070371714502</text:p>
          </table:table-cell>
          <table:table-cell table:formula="of:=LOG([.BQ36])" office:value-type="float" office:value="2.71432975974523" calcext:value-type="float">
            <text:p>2.71432975974523</text:p>
          </table:table-cell>
          <table:table-cell table:formula="of:=LOG([.BR36])" office:value-type="float" office:value="2.73559889969818" calcext:value-type="float">
            <text:p>2.73559889969818</text:p>
          </table:table-cell>
          <table:table-cell table:formula="of:=LOG([.BS36])" office:value-type="float" office:value="2.75663610824585" calcext:value-type="float">
            <text:p>2.75663610824585</text:p>
          </table:table-cell>
          <table:table-cell table:formula="of:=LOG([.BT36])" office:value-type="float" office:value="2.77305469336426" calcext:value-type="float">
            <text:p>2.77305469336426</text:p>
          </table:table-cell>
          <table:table-cell table:formula="of:=LOG([.BU36])" office:value-type="float" office:value="2.79309160017658" calcext:value-type="float">
            <text:p>2.79309160017658</text:p>
          </table:table-cell>
          <table:table-cell table:formula="of:=LOG([.BV36])" office:value-type="float" office:value="2.81224469680037" calcext:value-type="float">
            <text:p>2.81224469680037</text:p>
          </table:table-cell>
          <table:table-cell table:formula="of:=LOG([.BW36])" office:value-type="float" office:value="2.83122969386706" calcext:value-type="float">
            <text:p>2.83122969386706</text:p>
          </table:table-cell>
          <table:table-cell table:formula="of:=LOG([.BX36])" office:value-type="float" office:value="2.85125834871907" calcext:value-type="float">
            <text:p>2.85125834871907</text:p>
          </table:table-cell>
          <table:table-cell table:formula="of:=LOG([.BY36])" office:value-type="float" office:value="2.86451108105839" calcext:value-type="float">
            <text:p>2.86451108105839</text:p>
          </table:table-cell>
          <table:table-cell table:formula="of:=LOG([.BZ36])" office:value-type="float" office:value="2.87909587950007" calcext:value-type="float">
            <text:p>2.87909587950007</text:p>
          </table:table-cell>
          <table:table-cell table:formula="of:=LOG([.CA36])" office:value-type="float" office:value="2.89486965674525" calcext:value-type="float">
            <text:p>2.89486965674525</text:p>
          </table:table-cell>
          <table:table-cell table:formula="of:=LOG([.CB36])" office:value-type="float" office:value="2.91750550955255" calcext:value-type="float">
            <text:p>2.91750550955255</text:p>
          </table:table-cell>
          <table:table-cell table:formula="of:=LOG([.CC36])" office:value-type="float" office:value="2.93399316383124" calcext:value-type="float">
            <text:p>2.93399316383124</text:p>
          </table:table-cell>
          <table:table-cell table:formula="of:=LOG([.CD36])" office:value-type="float" office:value="2.95520653754194" calcext:value-type="float">
            <text:p>2.95520653754194</text:p>
          </table:table-cell>
          <table:table-cell table:formula="of:=LOG([.CE36])" office:value-type="float" office:value="2.9712758487381" calcext:value-type="float">
            <text:p>2.9712758487381</text:p>
          </table:table-cell>
          <table:table-cell table:formula="of:=LOG([.CF36])" office:value-type="float" office:value="2.98091193777684" calcext:value-type="float">
            <text:p>2.98091193777684</text:p>
          </table:table-cell>
          <table:table-cell table:formula="of:=LOG([.CG36])" office:value-type="float" office:value="2.99431715266964" calcext:value-type="float">
            <text:p>2.99431715266964</text:p>
          </table:table-cell>
          <table:table-cell table:formula="of:=LOG([.CH36])" office:value-type="float" office:value="3.0111473607758" calcext:value-type="float">
            <text:p>3.0111473607758</text:p>
          </table:table-cell>
          <table:table-cell table:formula="of:=LOG([.CI36])" office:value-type="float" office:value="3.02612451674545" calcext:value-type="float">
            <text:p>3.02612451674545</text:p>
          </table:table-cell>
          <table:table-cell table:formula="of:=LOG([.CJ36])" office:value-type="float" office:value="3.03981055414835" calcext:value-type="float">
            <text:p>3.03981055414835</text:p>
          </table:table-cell>
          <table:table-cell table:formula="of:=LOG([.CK36])" office:value-type="float" office:value="3.05461305455689" calcext:value-type="float">
            <text:p>3.05461305455689</text:p>
          </table:table-cell>
          <table:table-cell table:formula="of:=LOG([.CL36])" office:value-type="float" office:value="3.06669855042299" calcext:value-type="float">
            <text:p>3.06669855042299</text:p>
          </table:table-cell>
          <table:table-cell table:formula="of:=LOG([.CM36])" office:value-type="float" office:value="3.07990446766672" calcext:value-type="float">
            <text:p>3.07990446766672</text:p>
          </table:table-cell>
          <table:table-cell table:formula="of:=LOG([.CN36])" office:value-type="float" office:value="3.09131515969722" calcext:value-type="float">
            <text:p>3.09131515969722</text:p>
          </table:table-cell>
          <table:table-cell table:formula="of:=LOG([.CO36])" office:value-type="float" office:value="3.10687054447865" calcext:value-type="float">
            <text:p>3.10687054447865</text:p>
          </table:table-cell>
          <table:table-cell table:formula="of:=LOG([.CP36])" office:value-type="float" office:value="3.12385164096709" calcext:value-type="float">
            <text:p>3.12385164096709</text:p>
          </table:table-cell>
          <table:table-cell table:formula="of:=LOG([.CQ36])" office:value-type="float" office:value="3.13987908640124" calcext:value-type="float">
            <text:p>3.13987908640124</text:p>
          </table:table-cell>
          <table:table-cell table:formula="of:=LOG([.CR36])" office:value-type="float" office:value="3.15533603746506" calcext:value-type="float">
            <text:p>3.15533603746506</text:p>
          </table:table-cell>
          <table:table-cell table:formula="of:=LOG([.CS36])" office:value-type="float" office:value="3.17260293120986" calcext:value-type="float">
            <text:p>3.17260293120986</text:p>
          </table:table-cell>
          <table:table-cell table:formula="of:=LOG([.CT36])" office:value-type="float" office:value="3.1846914308176" calcext:value-type="float">
            <text:p>3.1846914308176</text:p>
          </table:table-cell>
          <table:table-cell table:formula="of:=LOG([.CU36])" office:value-type="float" office:value="3.19755621315354" calcext:value-type="float">
            <text:p>3.19755621315354</text:p>
          </table:table-cell>
          <table:table-cell table:formula="of:=LOG([.CV36])" office:value-type="float" office:value="3.20978301484851" calcext:value-type="float">
            <text:p>3.20978301484851</text:p>
          </table:table-cell>
          <table:table-cell table:formula="of:=LOG([.CW36])" office:value-type="float" office:value="3.22427401429426" calcext:value-type="float">
            <text:p>3.22427401429426</text:p>
          </table:table-cell>
          <table:table-cell table:formula="of:=LOG([.CX36])" office:value-type="float" office:value="3.23653726148869" calcext:value-type="float">
            <text:p>3.23653726148869</text:p>
          </table:table-cell>
          <table:table-cell table:formula="of:=SLOPE([.BG91:.CX91];[.BG$56:.CX$56])" office:value-type="float" office:value="2.99188436435527" calcext:value-type="float">
            <text:p>2.99188436435527</text:p>
          </table:table-cell>
        </table:table-row>
        <table:table-row table:style-name="ro1">
          <table:table-cell table:formula="of:=LOG([.A37])" office:value-type="float" office:value="3.53147891704225" calcext:value-type="float">
            <text:p>3.53147891704225</text:p>
          </table:table-cell>
          <table:table-cell table:formula="of:=LOG([.B37])" office:value-type="string" office:string-value="" calcext:value-type="error">
            <text:p>Err:502</text:p>
          </table:table-cell>
          <table:table-cell table:formula="of:=LOG([.C37])" office:value-type="string" office:string-value="" calcext:value-type="error">
            <text:p>Err:502</text:p>
          </table:table-cell>
          <table:table-cell table:formula="of:=LOG([.D37])" office:value-type="string" office:string-value="" calcext:value-type="error">
            <text:p>Err:502</text:p>
          </table:table-cell>
          <table:table-cell table:formula="of:=LOG([.E37])" office:value-type="string" office:string-value="" calcext:value-type="error">
            <text:p>Err:502</text:p>
          </table:table-cell>
          <table:table-cell table:formula="of:=LOG([.F37])" office:value-type="string" office:string-value="" calcext:value-type="error">
            <text:p>Err:502</text:p>
          </table:table-cell>
          <table:table-cell table:formula="of:=LOG([.G37])" office:value-type="string" office:string-value="" calcext:value-type="error">
            <text:p>Err:502</text:p>
          </table:table-cell>
          <table:table-cell table:formula="of:=LOG([.H37])" office:value-type="float" office:value="0" calcext:value-type="float">
            <text:p>0</text:p>
          </table:table-cell>
          <table:table-cell table:formula="of:=LOG([.I37])" office:value-type="float" office:value="0" calcext:value-type="float">
            <text:p>0</text:p>
          </table:table-cell>
          <table:table-cell table:formula="of:=LOG([.J37])" office:value-type="float" office:value="0.301029995663981" calcext:value-type="float">
            <text:p>0.301029995663981</text:p>
          </table:table-cell>
          <table:table-cell table:formula="of:=LOG([.K37])" office:value-type="float" office:value="0.477121254719662" calcext:value-type="float">
            <text:p>0.477121254719662</text:p>
          </table:table-cell>
          <table:table-cell table:formula="of:=LOG([.L37])" office:value-type="float" office:value="0.477121254719662" calcext:value-type="float">
            <text:p>0.477121254719662</text:p>
          </table:table-cell>
          <table:table-cell table:formula="of:=LOG([.M37])" office:value-type="float" office:value="0.602059991327962" calcext:value-type="float">
            <text:p>0.602059991327962</text:p>
          </table:table-cell>
          <table:table-cell table:formula="of:=LOG([.N37])" office:value-type="float" office:value="0.698970004336019" calcext:value-type="float">
            <text:p>0.698970004336019</text:p>
          </table:table-cell>
          <table:table-cell table:formula="of:=LOG([.O37])" office:value-type="float" office:value="0.698970004336019" calcext:value-type="float">
            <text:p>0.698970004336019</text:p>
          </table:table-cell>
          <table:table-cell table:formula="of:=LOG([.P37])" office:value-type="float" office:value="0.698970004336019" calcext:value-type="float">
            <text:p>0.698970004336019</text:p>
          </table:table-cell>
          <table:table-cell table:formula="of:=LOG([.Q37])" office:value-type="float" office:value="0.845098040014257" calcext:value-type="float">
            <text:p>0.845098040014257</text:p>
          </table:table-cell>
          <table:table-cell table:formula="of:=LOG([.R37])" office:value-type="float" office:value="0.954242509439325" calcext:value-type="float">
            <text:p>0.954242509439325</text:p>
          </table:table-cell>
          <table:table-cell table:formula="of:=LOG([.S37])" office:value-type="float" office:value="1.04139268515823" calcext:value-type="float">
            <text:p>1.04139268515823</text:p>
          </table:table-cell>
          <table:table-cell table:formula="of:=LOG([.T37])" office:value-type="float" office:value="1.07918124604762" calcext:value-type="float">
            <text:p>1.07918124604762</text:p>
          </table:table-cell>
          <table:table-cell table:formula="of:=LOG([.U37])" office:value-type="float" office:value="1.11394335230684" calcext:value-type="float">
            <text:p>1.11394335230684</text:p>
          </table:table-cell>
          <table:table-cell table:formula="of:=LOG([.V37])" office:value-type="float" office:value="1.17609125905568" calcext:value-type="float">
            <text:p>1.17609125905568</text:p>
          </table:table-cell>
          <table:table-cell table:formula="of:=LOG([.W37])" office:value-type="float" office:value="1.25527250510331" calcext:value-type="float">
            <text:p>1.25527250510331</text:p>
          </table:table-cell>
          <table:table-cell table:formula="of:=LOG([.X37])" office:value-type="float" office:value="1.32221929473392" calcext:value-type="float">
            <text:p>1.32221929473392</text:p>
          </table:table-cell>
          <table:table-cell table:formula="of:=LOG([.Y37])" office:value-type="float" office:value="1.34242268082221" calcext:value-type="float">
            <text:p>1.34242268082221</text:p>
          </table:table-cell>
          <table:table-cell table:formula="of:=LOG([.Z37])" office:value-type="float" office:value="1.38021124171161" calcext:value-type="float">
            <text:p>1.38021124171161</text:p>
          </table:table-cell>
          <table:table-cell table:formula="of:=LOG([.AA37])" office:value-type="float" office:value="1.46239799789896" calcext:value-type="float">
            <text:p>1.46239799789896</text:p>
          </table:table-cell>
          <table:table-cell table:formula="of:=LOG([.AB37])" office:value-type="float" office:value="1.50514997831991" calcext:value-type="float">
            <text:p>1.50514997831991</text:p>
          </table:table-cell>
          <table:table-cell table:formula="of:=LOG([.AC37])" office:value-type="float" office:value="1.55630250076729" calcext:value-type="float">
            <text:p>1.55630250076729</text:p>
          </table:table-cell>
          <table:table-cell table:formula="of:=LOG([.AD37])" office:value-type="float" office:value="1.5910646070265" calcext:value-type="float">
            <text:p>1.5910646070265</text:p>
          </table:table-cell>
          <table:table-cell table:formula="of:=LOG([.AE37])" office:value-type="float" office:value="1.6232492903979" calcext:value-type="float">
            <text:p>1.6232492903979</text:p>
          </table:table-cell>
          <table:table-cell table:formula="of:=LOG([.AF37])" office:value-type="float" office:value="1.63346845557959" calcext:value-type="float">
            <text:p>1.63346845557959</text:p>
          </table:table-cell>
          <table:table-cell table:formula="of:=LOG([.AG37])" office:value-type="float" office:value="1.66275783168157" calcext:value-type="float">
            <text:p>1.66275783168157</text:p>
          </table:table-cell>
          <table:table-cell table:formula="of:=LOG([.AH37])" office:value-type="float" office:value="1.69897000433602" calcext:value-type="float">
            <text:p>1.69897000433602</text:p>
          </table:table-cell>
          <table:table-cell table:formula="of:=LOG([.AI37])" office:value-type="float" office:value="1.75587485567249" calcext:value-type="float">
            <text:p>1.75587485567249</text:p>
          </table:table-cell>
          <table:table-cell table:formula="of:=LOG([.AJ37])" office:value-type="float" office:value="1.81291335664286" calcext:value-type="float">
            <text:p>1.81291335664286</text:p>
          </table:table-cell>
          <table:table-cell table:formula="of:=LOG([.AK37])" office:value-type="float" office:value="1.86923171973098" calcext:value-type="float">
            <text:p>1.86923171973098</text:p>
          </table:table-cell>
          <table:table-cell table:formula="of:=LOG([.AL37])" office:value-type="float" office:value="1.89762709129044" calcext:value-type="float">
            <text:p>1.89762709129044</text:p>
          </table:table-cell>
          <table:table-cell table:formula="of:=LOG([.AM37])" office:value-type="float" office:value="1.92941892571429" calcext:value-type="float">
            <text:p>1.92941892571429</text:p>
          </table:table-cell>
          <table:table-cell table:formula="of:=LOG([.AN37])" office:value-type="float" office:value="1.98677173426624" calcext:value-type="float">
            <text:p>1.98677173426624</text:p>
          </table:table-cell>
          <table:table-cell table:formula="of:=LOG([.AO37])" office:value-type="float" office:value="2.01283722470517" calcext:value-type="float">
            <text:p>2.01283722470517</text:p>
          </table:table-cell>
          <table:table-cell table:formula="of:=LOG([.AP37])" office:value-type="float" office:value="2.03342375548695" calcext:value-type="float">
            <text:p>2.03342375548695</text:p>
          </table:table-cell>
          <table:table-cell table:formula="of:=LOG([.AQ37])" office:value-type="float" office:value="2.05690485133647" calcext:value-type="float">
            <text:p>2.05690485133647</text:p>
          </table:table-cell>
          <table:table-cell table:formula="of:=LOG([.AR37])" office:value-type="float" office:value="2.10037054511756" calcext:value-type="float">
            <text:p>2.10037054511756</text:p>
          </table:table-cell>
          <table:table-cell table:formula="of:=LOG([.AS37])" office:value-type="float" office:value="2.13033376849501" calcext:value-type="float">
            <text:p>2.13033376849501</text:p>
          </table:table-cell>
          <table:table-cell table:formula="of:=LOG([.AT37])" office:value-type="float" office:value="2.16136800223497" calcext:value-type="float">
            <text:p>2.16136800223497</text:p>
          </table:table-cell>
          <table:table-cell table:formula="of:=LOG([.AU37])" office:value-type="float" office:value="2.19033169817029" calcext:value-type="float">
            <text:p>2.19033169817029</text:p>
          </table:table-cell>
          <table:table-cell table:formula="of:=LOG([.AV37])" office:value-type="float" office:value="2.21748394421391" calcext:value-type="float">
            <text:p>2.21748394421391</text:p>
          </table:table-cell>
          <table:table-cell table:formula="of:=LOG([.AW37])" office:value-type="float" office:value="2.25042000230889" calcext:value-type="float">
            <text:p>2.25042000230889</text:p>
          </table:table-cell>
          <table:table-cell table:formula="of:=LOG([.AX37])" office:value-type="float" office:value="2.29003461136252" calcext:value-type="float">
            <text:p>2.29003461136252</text:p>
          </table:table-cell>
          <table:table-cell table:formula="of:=LOG([.AY37])" office:value-type="float" office:value="2.31597034545692" calcext:value-type="float">
            <text:p>2.31597034545692</text:p>
          </table:table-cell>
          <table:table-cell table:formula="of:=LOG([.AZ37])" office:value-type="float" office:value="2.3324384599156" calcext:value-type="float">
            <text:p>2.3324384599156</text:p>
          </table:table-cell>
          <table:table-cell table:formula="of:=LOG([.BA37])" office:value-type="float" office:value="2.35024801833416" calcext:value-type="float">
            <text:p>2.35024801833416</text:p>
          </table:table-cell>
          <table:table-cell table:formula="of:=LOG([.BB37])" office:value-type="float" office:value="2.38560627359831" calcext:value-type="float">
            <text:p>2.38560627359831</text:p>
          </table:table-cell>
          <table:table-cell table:formula="of:=LOG([.BC37])" office:value-type="float" office:value="2.40993312333129" calcext:value-type="float">
            <text:p>2.40993312333129</text:p>
          </table:table-cell>
          <table:table-cell table:formula="of:=LOG([.BD37])" office:value-type="float" office:value="2.44090908206522" calcext:value-type="float">
            <text:p>2.44090908206522</text:p>
          </table:table-cell>
          <table:table-cell table:formula="of:=LOG([.BE37])" office:value-type="float" office:value="2.47275644931721" calcext:value-type="float">
            <text:p>2.47275644931721</text:p>
          </table:table-cell>
          <table:table-cell table:formula="of:=LOG([.BF37])" office:value-type="float" office:value="2.49415459401844" calcext:value-type="float">
            <text:p>2.49415459401844</text:p>
          </table:table-cell>
          <table:table-cell table:formula="of:=LOG([.BG37])" office:value-type="float" office:value="2.51851393987789" calcext:value-type="float">
            <text:p>2.51851393987789</text:p>
          </table:table-cell>
          <table:table-cell table:formula="of:=LOG([.BH37])" office:value-type="float" office:value="2.54406804435028" calcext:value-type="float">
            <text:p>2.54406804435028</text:p>
          </table:table-cell>
          <table:table-cell table:formula="of:=LOG([.BI37])" office:value-type="float" office:value="2.56466606425209" calcext:value-type="float">
            <text:p>2.56466606425209</text:p>
          </table:table-cell>
          <table:table-cell table:formula="of:=LOG([.BJ37])" office:value-type="float" office:value="2.57863920996807" calcext:value-type="float">
            <text:p>2.57863920996807</text:p>
          </table:table-cell>
          <table:table-cell table:formula="of:=LOG([.BK37])" office:value-type="float" office:value="2.60530504614111" calcext:value-type="float">
            <text:p>2.60530504614111</text:p>
          </table:table-cell>
          <table:table-cell table:formula="of:=LOG([.BL37])" office:value-type="float" office:value="2.62838893005031" calcext:value-type="float">
            <text:p>2.62838893005031</text:p>
          </table:table-cell>
          <table:table-cell table:formula="of:=LOG([.BM37])" office:value-type="float" office:value="2.65321251377534" calcext:value-type="float">
            <text:p>2.65321251377534</text:p>
          </table:table-cell>
          <table:table-cell table:formula="of:=LOG([.BN37])" office:value-type="float" office:value="2.67669360962487" calcext:value-type="float">
            <text:p>2.67669360962487</text:p>
          </table:table-cell>
          <table:table-cell table:formula="of:=LOG([.BO37])" office:value-type="float" office:value="2.69460519893357" calcext:value-type="float">
            <text:p>2.69460519893357</text:p>
          </table:table-cell>
          <table:table-cell table:formula="of:=LOG([.BP37])" office:value-type="float" office:value="2.71180722904119" calcext:value-type="float">
            <text:p>2.71180722904119</text:p>
          </table:table-cell>
          <table:table-cell table:formula="of:=LOG([.BQ37])" office:value-type="float" office:value="2.73399928653839" calcext:value-type="float">
            <text:p>2.73399928653839</text:p>
          </table:table-cell>
          <table:table-cell table:formula="of:=LOG([.BR37])" office:value-type="float" office:value="2.74896286125616" calcext:value-type="float">
            <text:p>2.74896286125616</text:p>
          </table:table-cell>
          <table:table-cell table:formula="of:=LOG([.BS37])" office:value-type="float" office:value="2.76417613239033" calcext:value-type="float">
            <text:p>2.76417613239033</text:p>
          </table:table-cell>
          <table:table-cell table:formula="of:=LOG([.BT37])" office:value-type="float" office:value="2.78532983501077" calcext:value-type="float">
            <text:p>2.78532983501077</text:p>
          </table:table-cell>
          <table:table-cell table:formula="of:=LOG([.BU37])" office:value-type="float" office:value="2.80482067872116" calcext:value-type="float">
            <text:p>2.80482067872116</text:p>
          </table:table-cell>
          <table:table-cell table:formula="of:=LOG([.BV37])" office:value-type="float" office:value="2.82801506422398" calcext:value-type="float">
            <text:p>2.82801506422398</text:p>
          </table:table-cell>
          <table:table-cell table:formula="of:=LOG([.BW37])" office:value-type="float" office:value="2.8463371121298" calcext:value-type="float">
            <text:p>2.8463371121298</text:p>
          </table:table-cell>
          <table:table-cell table:formula="of:=LOG([.BX37])" office:value-type="float" office:value="2.86033800657099" calcext:value-type="float">
            <text:p>2.86033800657099</text:p>
          </table:table-cell>
          <table:table-cell table:formula="of:=LOG([.BY37])" office:value-type="float" office:value="2.88081359228079" calcext:value-type="float">
            <text:p>2.88081359228079</text:p>
          </table:table-cell>
          <table:table-cell table:formula="of:=LOG([.BZ37])" office:value-type="float" office:value="2.89707700320942" calcext:value-type="float">
            <text:p>2.89707700320942</text:p>
          </table:table-cell>
          <table:table-cell table:formula="of:=LOG([.CA37])" office:value-type="float" office:value="2.91750550955255" calcext:value-type="float">
            <text:p>2.91750550955255</text:p>
          </table:table-cell>
          <table:table-cell table:formula="of:=LOG([.CB37])" office:value-type="float" office:value="2.93196611472817" calcext:value-type="float">
            <text:p>2.93196611472817</text:p>
          </table:table-cell>
          <table:table-cell table:formula="of:=LOG([.CC37])" office:value-type="float" office:value="2.95036485437612" calcext:value-type="float">
            <text:p>2.95036485437612</text:p>
          </table:table-cell>
          <table:table-cell table:formula="of:=LOG([.CD37])" office:value-type="float" office:value="2.96236933567002" calcext:value-type="float">
            <text:p>2.96236933567002</text:p>
          </table:table-cell>
          <table:table-cell table:formula="of:=LOG([.CE37])" office:value-type="float" office:value="2.97543180850926" calcext:value-type="float">
            <text:p>2.97543180850926</text:p>
          </table:table-cell>
          <table:table-cell table:formula="of:=LOG([.CF37])" office:value-type="float" office:value="2.98989456371877" calcext:value-type="float">
            <text:p>2.98989456371877</text:p>
          </table:table-cell>
          <table:table-cell table:formula="of:=LOG([.CG37])" office:value-type="float" office:value="3.00302947055362" calcext:value-type="float">
            <text:p>3.00302947055362</text:p>
          </table:table-cell>
          <table:table-cell table:formula="of:=LOG([.CH37])" office:value-type="float" office:value="3.01703333929878" calcext:value-type="float">
            <text:p>3.01703333929878</text:p>
          </table:table-cell>
          <table:table-cell table:formula="of:=LOG([.CI37])" office:value-type="float" office:value="3.03502928220237" calcext:value-type="float">
            <text:p>3.03502928220237</text:p>
          </table:table-cell>
          <table:table-cell table:formula="of:=LOG([.CJ37])" office:value-type="float" office:value="3.05115252244738" calcext:value-type="float">
            <text:p>3.05115252244738</text:p>
          </table:table-cell>
          <table:table-cell table:formula="of:=LOG([.CK37])" office:value-type="float" office:value="3.06855689507236" calcext:value-type="float">
            <text:p>3.06855689507236</text:p>
          </table:table-cell>
          <table:table-cell table:formula="of:=LOG([.CL37])" office:value-type="float" office:value="3.08529057823006" calcext:value-type="float">
            <text:p>3.08529057823006</text:p>
          </table:table-cell>
          <table:table-cell table:formula="of:=LOG([.CM37])" office:value-type="float" office:value="3.10002573010786" calcext:value-type="float">
            <text:p>3.10002573010786</text:p>
          </table:table-cell>
          <table:table-cell table:formula="of:=LOG([.CN37])" office:value-type="float" office:value="3.11394335230684" calcext:value-type="float">
            <text:p>3.11394335230684</text:p>
          </table:table-cell>
          <table:table-cell table:formula="of:=LOG([.CO37])" office:value-type="float" office:value="3.13193929521042" calcext:value-type="float">
            <text:p>3.13193929521042</text:p>
          </table:table-cell>
          <table:table-cell table:formula="of:=LOG([.CP37])" office:value-type="float" office:value="3.14426277376199" calcext:value-type="float">
            <text:p>3.14426277376199</text:p>
          </table:table-cell>
          <table:table-cell table:formula="of:=LOG([.CQ37])" office:value-type="float" office:value="3.16046853111904" calcext:value-type="float">
            <text:p>3.16046853111904</text:p>
          </table:table-cell>
          <table:table-cell table:formula="of:=LOG([.CR37])" office:value-type="float" office:value="3.17172645365323" calcext:value-type="float">
            <text:p>3.17172645365323</text:p>
          </table:table-cell>
          <table:table-cell table:formula="of:=LOG([.CS37])" office:value-type="float" office:value="3.18525876529658" calcext:value-type="float">
            <text:p>3.18525876529658</text:p>
          </table:table-cell>
          <table:table-cell table:formula="of:=LOG([.CT37])" office:value-type="float" office:value="3.20085049809108" calcext:value-type="float">
            <text:p>3.20085049809108</text:p>
          </table:table-cell>
          <table:table-cell table:formula="of:=LOG([.CU37])" office:value-type="float" office:value="3.2135177569963" calcext:value-type="float">
            <text:p>3.2135177569963</text:p>
          </table:table-cell>
          <table:table-cell table:formula="of:=LOG([.CV37])" office:value-type="float" office:value="3.22737244228964" calcext:value-type="float">
            <text:p>3.22737244228964</text:p>
          </table:table-cell>
          <table:table-cell table:formula="of:=LOG([.CW37])" office:value-type="float" office:value="3.23929947912689" calcext:value-type="float">
            <text:p>3.23929947912689</text:p>
          </table:table-cell>
          <table:table-cell table:formula="of:=LOG([.CX37])" office:value-type="float" office:value="3.25309558584903" calcext:value-type="float">
            <text:p>3.25309558584903</text:p>
          </table:table-cell>
          <table:table-cell table:formula="of:=SLOPE([.BG92:.CX92];[.BG$56:.CX$56])" office:value-type="float" office:value="2.99932263150491" calcext:value-type="float">
            <text:p>2.99932263150491</text:p>
          </table:table-cell>
        </table:table-row>
        <table:table-row table:style-name="ro1">
          <table:table-cell table:formula="of:=LOG([.A38])" office:value-type="float" office:value="3.54406804435028" calcext:value-type="float">
            <text:p>3.54406804435028</text:p>
          </table:table-cell>
          <table:table-cell table:formula="of:=LOG([.B38])" office:value-type="string" office:string-value="" calcext:value-type="error">
            <text:p>Err:502</text:p>
          </table:table-cell>
          <table:table-cell table:formula="of:=LOG([.C38])" office:value-type="string" office:string-value="" calcext:value-type="error">
            <text:p>Err:502</text:p>
          </table:table-cell>
          <table:table-cell table:formula="of:=LOG([.D38])" office:value-type="string" office:string-value="" calcext:value-type="error">
            <text:p>Err:502</text:p>
          </table:table-cell>
          <table:table-cell table:formula="of:=LOG([.E38])" office:value-type="string" office:string-value="" calcext:value-type="error">
            <text:p>Err:502</text:p>
          </table:table-cell>
          <table:table-cell table:formula="of:=LOG([.F38])" office:value-type="string" office:string-value="" calcext:value-type="error">
            <text:p>Err:502</text:p>
          </table:table-cell>
          <table:table-cell table:formula="of:=LOG([.G38])" office:value-type="string" office:string-value="" calcext:value-type="error">
            <text:p>Err:502</text:p>
          </table:table-cell>
          <table:table-cell table:formula="of:=LOG([.H38])" office:value-type="string" office:string-value="" calcext:value-type="error">
            <text:p>Err:502</text:p>
          </table:table-cell>
          <table:table-cell table:formula="of:=LOG([.I38])" office:value-type="string" office:string-value="" calcext:value-type="error">
            <text:p>Err:502</text:p>
          </table:table-cell>
          <table:table-cell table:formula="of:=LOG([.J38])" office:value-type="string" office:string-value="" calcext:value-type="error">
            <text:p>Err:502</text:p>
          </table:table-cell>
          <table:table-cell table:formula="of:=LOG([.K38])" office:value-type="float" office:value="0" calcext:value-type="float">
            <text:p>0</text:p>
          </table:table-cell>
          <table:table-cell table:formula="of:=LOG([.L38])" office:value-type="float" office:value="0" calcext:value-type="float">
            <text:p>0</text:p>
          </table:table-cell>
          <table:table-cell table:formula="of:=LOG([.M38])" office:value-type="float" office:value="0" calcext:value-type="float">
            <text:p>0</text:p>
          </table:table-cell>
          <table:table-cell table:formula="of:=LOG([.N38])" office:value-type="float" office:value="0" calcext:value-type="float">
            <text:p>0</text:p>
          </table:table-cell>
          <table:table-cell table:formula="of:=LOG([.O38])" office:value-type="float" office:value="0.301029995663981" calcext:value-type="float">
            <text:p>0.301029995663981</text:p>
          </table:table-cell>
          <table:table-cell table:formula="of:=LOG([.P38])" office:value-type="float" office:value="0.602059991327962" calcext:value-type="float">
            <text:p>0.602059991327962</text:p>
          </table:table-cell>
          <table:table-cell table:formula="of:=LOG([.Q38])" office:value-type="float" office:value="0.778151250383644" calcext:value-type="float">
            <text:p>0.778151250383644</text:p>
          </table:table-cell>
          <table:table-cell table:formula="of:=LOG([.R38])" office:value-type="float" office:value="0.903089986991943" calcext:value-type="float">
            <text:p>0.903089986991943</text:p>
          </table:table-cell>
          <table:table-cell table:formula="of:=LOG([.S38])" office:value-type="float" office:value="0.954242509439325" calcext:value-type="float">
            <text:p>0.954242509439325</text:p>
          </table:table-cell>
          <table:table-cell table:formula="of:=LOG([.T38])" office:value-type="float" office:value="1.04139268515823" calcext:value-type="float">
            <text:p>1.04139268515823</text:p>
          </table:table-cell>
          <table:table-cell table:formula="of:=LOG([.U38])" office:value-type="float" office:value="1.14612803567824" calcext:value-type="float">
            <text:p>1.14612803567824</text:p>
          </table:table-cell>
          <table:table-cell table:formula="of:=LOG([.V38])" office:value-type="float" office:value="1.17609125905568" calcext:value-type="float">
            <text:p>1.17609125905568</text:p>
          </table:table-cell>
          <table:table-cell table:formula="of:=LOG([.W38])" office:value-type="float" office:value="1.25527250510331" calcext:value-type="float">
            <text:p>1.25527250510331</text:p>
          </table:table-cell>
          <table:table-cell table:formula="of:=LOG([.X38])" office:value-type="float" office:value="1.32221929473392" calcext:value-type="float">
            <text:p>1.32221929473392</text:p>
          </table:table-cell>
          <table:table-cell table:formula="of:=LOG([.Y38])" office:value-type="float" office:value="1.36172783601759" calcext:value-type="float">
            <text:p>1.36172783601759</text:p>
          </table:table-cell>
          <table:table-cell table:formula="of:=LOG([.Z38])" office:value-type="float" office:value="1.41497334797082" calcext:value-type="float">
            <text:p>1.41497334797082</text:p>
          </table:table-cell>
          <table:table-cell table:formula="of:=LOG([.AA38])" office:value-type="float" office:value="1.47712125471966" calcext:value-type="float">
            <text:p>1.47712125471966</text:p>
          </table:table-cell>
          <table:table-cell table:formula="of:=LOG([.AB38])" office:value-type="float" office:value="1.49136169383427" calcext:value-type="float">
            <text:p>1.49136169383427</text:p>
          </table:table-cell>
          <table:table-cell table:formula="of:=LOG([.AC38])" office:value-type="float" office:value="1.53147891704226" calcext:value-type="float">
            <text:p>1.53147891704226</text:p>
          </table:table-cell>
          <table:table-cell table:formula="of:=LOG([.AD38])" office:value-type="float" office:value="1.56820172406699" calcext:value-type="float">
            <text:p>1.56820172406699</text:p>
          </table:table-cell>
          <table:table-cell table:formula="of:=LOG([.AE38])" office:value-type="float" office:value="1.63346845557959" calcext:value-type="float">
            <text:p>1.63346845557959</text:p>
          </table:table-cell>
          <table:table-cell table:formula="of:=LOG([.AF38])" office:value-type="float" office:value="1.68124123737559" calcext:value-type="float">
            <text:p>1.68124123737559</text:p>
          </table:table-cell>
          <table:table-cell table:formula="of:=LOG([.AG38])" office:value-type="float" office:value="1.73239375982297" calcext:value-type="float">
            <text:p>1.73239375982297</text:p>
          </table:table-cell>
          <table:table-cell table:formula="of:=LOG([.AH38])" office:value-type="float" office:value="1.79239168949825" calcext:value-type="float">
            <text:p>1.79239168949825</text:p>
          </table:table-cell>
          <table:table-cell table:formula="of:=LOG([.AI38])" office:value-type="float" office:value="1.81954393554187" calcext:value-type="float">
            <text:p>1.81954393554187</text:p>
          </table:table-cell>
          <table:table-cell table:formula="of:=LOG([.AJ38])" office:value-type="float" office:value="1.85125834871908" calcext:value-type="float">
            <text:p>1.85125834871908</text:p>
          </table:table-cell>
          <table:table-cell table:formula="of:=LOG([.AK38])" office:value-type="float" office:value="1.8750612633917" calcext:value-type="float">
            <text:p>1.8750612633917</text:p>
          </table:table-cell>
          <table:table-cell table:formula="of:=LOG([.AL38])" office:value-type="float" office:value="1.89762709129044" calcext:value-type="float">
            <text:p>1.89762709129044</text:p>
          </table:table-cell>
          <table:table-cell table:formula="of:=LOG([.AM38])" office:value-type="float" office:value="1.93951925261862" calcext:value-type="float">
            <text:p>1.93951925261862</text:p>
          </table:table-cell>
          <table:table-cell table:formula="of:=LOG([.AN38])" office:value-type="float" office:value="1.98227123303957" calcext:value-type="float">
            <text:p>1.98227123303957</text:p>
          </table:table-cell>
          <table:table-cell table:formula="of:=LOG([.AO38])" office:value-type="float" office:value="2.00860017176192" calcext:value-type="float">
            <text:p>2.00860017176192</text:p>
          </table:table-cell>
          <table:table-cell table:formula="of:=LOG([.AP38])" office:value-type="float" office:value="2.04532297878666" calcext:value-type="float">
            <text:p>2.04532297878666</text:p>
          </table:table-cell>
          <table:table-cell table:formula="of:=LOG([.AQ38])" office:value-type="float" office:value="2.0899051114394" calcext:value-type="float">
            <text:p>2.0899051114394</text:p>
          </table:table-cell>
          <table:table-cell table:formula="of:=LOG([.AR38])" office:value-type="float" office:value="2.14301480025409" calcext:value-type="float">
            <text:p>2.14301480025409</text:p>
          </table:table-cell>
          <table:table-cell table:formula="of:=LOG([.AS38])" office:value-type="float" office:value="2.17609125905568" calcext:value-type="float">
            <text:p>2.17609125905568</text:p>
          </table:table-cell>
          <table:table-cell table:formula="of:=LOG([.AT38])" office:value-type="float" office:value="2.2148438480477" calcext:value-type="float">
            <text:p>2.2148438480477</text:p>
          </table:table-cell>
          <table:table-cell table:formula="of:=LOG([.AU38])" office:value-type="float" office:value="2.2380461031288" calcext:value-type="float">
            <text:p>2.2380461031288</text:p>
          </table:table-cell>
          <table:table-cell table:formula="of:=LOG([.AV38])" office:value-type="float" office:value="2.25527250510331" calcext:value-type="float">
            <text:p>2.25527250510331</text:p>
          </table:table-cell>
          <table:table-cell table:formula="of:=LOG([.AW38])" office:value-type="float" office:value="2.27875360095283" calcext:value-type="float">
            <text:p>2.27875360095283</text:p>
          </table:table-cell>
          <table:table-cell table:formula="of:=LOG([.AX38])" office:value-type="float" office:value="2.30749603791321" calcext:value-type="float">
            <text:p>2.30749603791321</text:p>
          </table:table-cell>
          <table:table-cell table:formula="of:=LOG([.AY38])" office:value-type="float" office:value="2.34242268082221" calcext:value-type="float">
            <text:p>2.34242268082221</text:p>
          </table:table-cell>
          <table:table-cell table:formula="of:=LOG([.AZ38])" office:value-type="float" office:value="2.35793484700045" calcext:value-type="float">
            <text:p>2.35793484700045</text:p>
          </table:table-cell>
          <table:table-cell table:formula="of:=LOG([.BA38])" office:value-type="float" office:value="2.37657695705651" calcext:value-type="float">
            <text:p>2.37657695705651</text:p>
          </table:table-cell>
          <table:table-cell table:formula="of:=LOG([.BB38])" office:value-type="float" office:value="2.39967372148104" calcext:value-type="float">
            <text:p>2.39967372148104</text:p>
          </table:table-cell>
          <table:table-cell table:formula="of:=LOG([.BC38])" office:value-type="float" office:value="2.42324587393681" calcext:value-type="float">
            <text:p>2.42324587393681</text:p>
          </table:table-cell>
          <table:table-cell table:formula="of:=LOG([.BD38])" office:value-type="float" office:value="2.45788189673399" calcext:value-type="float">
            <text:p>2.45788189673399</text:p>
          </table:table-cell>
          <table:table-cell table:formula="of:=LOG([.BE38])" office:value-type="float" office:value="2.48429983934679" calcext:value-type="float">
            <text:p>2.48429983934679</text:p>
          </table:table-cell>
          <table:table-cell table:formula="of:=LOG([.BF38])" office:value-type="float" office:value="2.50514997831991" calcext:value-type="float">
            <text:p>2.50514997831991</text:p>
          </table:table-cell>
          <table:table-cell table:formula="of:=LOG([.BG38])" office:value-type="float" office:value="2.52891670027765" calcext:value-type="float">
            <text:p>2.52891670027765</text:p>
          </table:table-cell>
          <table:table-cell table:formula="of:=LOG([.BH38])" office:value-type="float" office:value="2.55388302664387" calcext:value-type="float">
            <text:p>2.55388302664387</text:p>
          </table:table-cell>
          <table:table-cell table:formula="of:=LOG([.BI38])" office:value-type="float" office:value="2.57634135020579" calcext:value-type="float">
            <text:p>2.57634135020579</text:p>
          </table:table-cell>
          <table:table-cell table:formula="of:=LOG([.BJ38])" office:value-type="float" office:value="2.59879050676312" calcext:value-type="float">
            <text:p>2.59879050676312</text:p>
          </table:table-cell>
          <table:table-cell table:formula="of:=LOG([.BK38])" office:value-type="float" office:value="2.62940959910272" calcext:value-type="float">
            <text:p>2.62940959910272</text:p>
          </table:table-cell>
          <table:table-cell table:formula="of:=LOG([.BL38])" office:value-type="float" office:value="2.65513843481138" calcext:value-type="float">
            <text:p>2.65513843481138</text:p>
          </table:table-cell>
          <table:table-cell table:formula="of:=LOG([.BM38])" office:value-type="float" office:value="2.67117284271508" calcext:value-type="float">
            <text:p>2.67117284271508</text:p>
          </table:table-cell>
          <table:table-cell table:formula="of:=LOG([.BN38])" office:value-type="float" office:value="2.68484536164441" calcext:value-type="float">
            <text:p>2.68484536164441</text:p>
          </table:table-cell>
          <table:table-cell table:formula="of:=LOG([.BO38])" office:value-type="float" office:value="2.69983772586725" calcext:value-type="float">
            <text:p>2.69983772586725</text:p>
          </table:table-cell>
          <table:table-cell table:formula="of:=LOG([.BP38])" office:value-type="float" office:value="2.71933128698373" calcext:value-type="float">
            <text:p>2.71933128698373</text:p>
          </table:table-cell>
          <table:table-cell table:formula="of:=LOG([.BQ38])" office:value-type="float" office:value="2.74036268949424" calcext:value-type="float">
            <text:p>2.74036268949424</text:p>
          </table:table-cell>
          <table:table-cell table:formula="of:=LOG([.BR38])" office:value-type="float" office:value="2.75966784468963" calcext:value-type="float">
            <text:p>2.75966784468963</text:p>
          </table:table-cell>
          <table:table-cell table:formula="of:=LOG([.BS38])" office:value-type="float" office:value="2.78103693862113" calcext:value-type="float">
            <text:p>2.78103693862113</text:p>
          </table:table-cell>
          <table:table-cell table:formula="of:=LOG([.BT38])" office:value-type="float" office:value="2.80002935924413" calcext:value-type="float">
            <text:p>2.80002935924413</text:p>
          </table:table-cell>
          <table:table-cell table:formula="of:=LOG([.BU38])" office:value-type="float" office:value="2.82151352840477" calcext:value-type="float">
            <text:p>2.82151352840477</text:p>
          </table:table-cell>
          <table:table-cell table:formula="of:=LOG([.BV38])" office:value-type="float" office:value="2.84198480459011" calcext:value-type="float">
            <text:p>2.84198480459011</text:p>
          </table:table-cell>
          <table:table-cell table:formula="of:=LOG([.BW38])" office:value-type="float" office:value="2.85308952985187" calcext:value-type="float">
            <text:p>2.85308952985187</text:p>
          </table:table-cell>
          <table:table-cell table:formula="of:=LOG([.BX38])" office:value-type="float" office:value="2.87273882747267" calcext:value-type="float">
            <text:p>2.87273882747267</text:p>
          </table:table-cell>
          <table:table-cell table:formula="of:=LOG([.BY38])" office:value-type="float" office:value="2.89097959698969" calcext:value-type="float">
            <text:p>2.89097959698969</text:p>
          </table:table-cell>
          <table:table-cell table:formula="of:=LOG([.BZ38])" office:value-type="float" office:value="2.90794852161227" calcext:value-type="float">
            <text:p>2.90794852161227</text:p>
          </table:table-cell>
          <table:table-cell table:formula="of:=LOG([.CA38])" office:value-type="float" office:value="2.93196611472817" calcext:value-type="float">
            <text:p>2.93196611472817</text:p>
          </table:table-cell>
          <table:table-cell table:formula="of:=LOG([.CB38])" office:value-type="float" office:value="2.94497590841205" calcext:value-type="float">
            <text:p>2.94497590841205</text:p>
          </table:table-cell>
          <table:table-cell table:formula="of:=LOG([.CC38])" office:value-type="float" office:value="2.96378782734556" calcext:value-type="float">
            <text:p>2.96378782734556</text:p>
          </table:table-cell>
          <table:table-cell table:formula="of:=LOG([.CD38])" office:value-type="float" office:value="2.9795483747041" calcext:value-type="float">
            <text:p>2.9795483747041</text:p>
          </table:table-cell>
          <table:table-cell table:formula="of:=LOG([.CE38])" office:value-type="float" office:value="2.99956548822598" calcext:value-type="float">
            <text:p>2.99956548822598</text:p>
          </table:table-cell>
          <table:table-cell table:formula="of:=LOG([.CF38])" office:value-type="float" office:value="3.01199311465926" calcext:value-type="float">
            <text:p>3.01199311465926</text:p>
          </table:table-cell>
          <table:table-cell table:formula="of:=LOG([.CG38])" office:value-type="float" office:value="3.02612451674545" calcext:value-type="float">
            <text:p>3.02612451674545</text:p>
          </table:table-cell>
          <table:table-cell table:formula="of:=LOG([.CH38])" office:value-type="float" office:value="3.03981055414835" calcext:value-type="float">
            <text:p>3.03981055414835</text:p>
          </table:table-cell>
          <table:table-cell table:formula="of:=LOG([.CI38])" office:value-type="float" office:value="3.05269394192497" calcext:value-type="float">
            <text:p>3.05269394192497</text:p>
          </table:table-cell>
          <table:table-cell table:formula="of:=LOG([.CJ38])" office:value-type="float" office:value="3.06781451116184" calcext:value-type="float">
            <text:p>3.06781451116184</text:p>
          </table:table-cell>
          <table:table-cell table:formula="of:=LOG([.CK38])" office:value-type="float" office:value="3.08778141780954" calcext:value-type="float">
            <text:p>3.08778141780954</text:p>
          </table:table-cell>
          <table:table-cell table:formula="of:=LOG([.CL38])" office:value-type="float" office:value="3.10174707394637" calcext:value-type="float">
            <text:p>3.10174707394637</text:p>
          </table:table-cell>
          <table:table-cell table:formula="of:=LOG([.CM38])" office:value-type="float" office:value="3.11461098423217" calcext:value-type="float">
            <text:p>3.11461098423217</text:p>
          </table:table-cell>
          <table:table-cell table:formula="of:=LOG([.CN38])" office:value-type="float" office:value="3.12678057701201" calcext:value-type="float">
            <text:p>3.12678057701201</text:p>
          </table:table-cell>
          <table:table-cell table:formula="of:=LOG([.CO38])" office:value-type="float" office:value="3.14301480025409" calcext:value-type="float">
            <text:p>3.14301480025409</text:p>
          </table:table-cell>
          <table:table-cell table:formula="of:=LOG([.CP38])" office:value-type="float" office:value="3.15745676813423" calcext:value-type="float">
            <text:p>3.15745676813423</text:p>
          </table:table-cell>
          <table:table-cell table:formula="of:=LOG([.CQ38])" office:value-type="float" office:value="3.17172645365323" calcext:value-type="float">
            <text:p>3.17172645365323</text:p>
          </table:table-cell>
          <table:table-cell table:formula="of:=LOG([.CR38])" office:value-type="float" office:value="3.18184358794477" calcext:value-type="float">
            <text:p>3.18184358794477</text:p>
          </table:table-cell>
          <table:table-cell table:formula="of:=LOG([.CS38])" office:value-type="float" office:value="3.19506899646859" calcext:value-type="float">
            <text:p>3.19506899646859</text:p>
          </table:table-cell>
          <table:table-cell table:formula="of:=LOG([.CT38])" office:value-type="float" office:value="3.20790353038605" calcext:value-type="float">
            <text:p>3.20790353038605</text:p>
          </table:table-cell>
          <table:table-cell table:formula="of:=LOG([.CU38])" office:value-type="float" office:value="3.22349594096239" calcext:value-type="float">
            <text:p>3.22349594096239</text:p>
          </table:table-cell>
          <table:table-cell table:formula="of:=LOG([.CV38])" office:value-type="float" office:value="3.23426412437879" calcext:value-type="float">
            <text:p>3.23426412437879</text:p>
          </table:table-cell>
          <table:table-cell table:formula="of:=LOG([.CW38])" office:value-type="float" office:value="3.24699069924155" calcext:value-type="float">
            <text:p>3.24699069924155</text:p>
          </table:table-cell>
          <table:table-cell table:formula="of:=LOG([.CX38])" office:value-type="float" office:value="3.25839780409551" calcext:value-type="float">
            <text:p>3.25839780409551</text:p>
          </table:table-cell>
          <table:table-cell table:formula="of:=SLOPE([.BG93:.CX93];[.BG$56:.CX$56])" office:value-type="float" office:value="2.9874028620039" calcext:value-type="float">
            <text:p>2.9874028620039</text:p>
          </table:table-cell>
        </table:table-row>
        <table:table-row table:style-name="ro1">
          <table:table-cell table:formula="of:=LOG([.A39])" office:value-type="float" office:value="3.55630250076729" calcext:value-type="float">
            <text:p>3.55630250076729</text:p>
          </table:table-cell>
          <table:table-cell table:formula="of:=LOG([.B39])" office:value-type="string" office:string-value="" calcext:value-type="error">
            <text:p>Err:502</text:p>
          </table:table-cell>
          <table:table-cell table:formula="of:=LOG([.C39])" office:value-type="string" office:string-value="" calcext:value-type="error">
            <text:p>Err:502</text:p>
          </table:table-cell>
          <table:table-cell table:formula="of:=LOG([.D39])" office:value-type="string" office:string-value="" calcext:value-type="error">
            <text:p>Err:502</text:p>
          </table:table-cell>
          <table:table-cell table:formula="of:=LOG([.E39])" office:value-type="float" office:value="0" calcext:value-type="float">
            <text:p>0</text:p>
          </table:table-cell>
          <table:table-cell table:formula="of:=LOG([.F39])" office:value-type="float" office:value="0" calcext:value-type="float">
            <text:p>0</text:p>
          </table:table-cell>
          <table:table-cell table:formula="of:=LOG([.G39])" office:value-type="float" office:value="0" calcext:value-type="float">
            <text:p>0</text:p>
          </table:table-cell>
          <table:table-cell table:formula="of:=LOG([.H39])" office:value-type="float" office:value="0" calcext:value-type="float">
            <text:p>0</text:p>
          </table:table-cell>
          <table:table-cell table:formula="of:=LOG([.I39])" office:value-type="float" office:value="0" calcext:value-type="float">
            <text:p>0</text:p>
          </table:table-cell>
          <table:table-cell table:formula="of:=LOG([.J39])" office:value-type="float" office:value="0" calcext:value-type="float">
            <text:p>0</text:p>
          </table:table-cell>
          <table:table-cell table:formula="of:=LOG([.K39])" office:value-type="float" office:value="0" calcext:value-type="float">
            <text:p>0</text:p>
          </table:table-cell>
          <table:table-cell table:formula="of:=LOG([.L39])" office:value-type="float" office:value="0.301029995663981" calcext:value-type="float">
            <text:p>0.301029995663981</text:p>
          </table:table-cell>
          <table:table-cell table:formula="of:=LOG([.M39])" office:value-type="float" office:value="0.301029995663981" calcext:value-type="float">
            <text:p>0.301029995663981</text:p>
          </table:table-cell>
          <table:table-cell table:formula="of:=LOG([.N39])" office:value-type="float" office:value="0.301029995663981" calcext:value-type="float">
            <text:p>0.301029995663981</text:p>
          </table:table-cell>
          <table:table-cell table:formula="of:=LOG([.O39])" office:value-type="float" office:value="0.477121254719662" calcext:value-type="float">
            <text:p>0.477121254719662</text:p>
          </table:table-cell>
          <table:table-cell table:formula="of:=LOG([.P39])" office:value-type="float" office:value="0.698970004336019" calcext:value-type="float">
            <text:p>0.698970004336019</text:p>
          </table:table-cell>
          <table:table-cell table:formula="of:=LOG([.Q39])" office:value-type="float" office:value="0.778151250383644" calcext:value-type="float">
            <text:p>0.778151250383644</text:p>
          </table:table-cell>
          <table:table-cell table:formula="of:=LOG([.R39])" office:value-type="float" office:value="0.778151250383644" calcext:value-type="float">
            <text:p>0.778151250383644</text:p>
          </table:table-cell>
          <table:table-cell table:formula="of:=LOG([.S39])" office:value-type="float" office:value="0.903089986991943" calcext:value-type="float">
            <text:p>0.903089986991943</text:p>
          </table:table-cell>
          <table:table-cell table:formula="of:=LOG([.T39])" office:value-type="float" office:value="1" calcext:value-type="float">
            <text:p>1</text:p>
          </table:table-cell>
          <table:table-cell table:formula="of:=LOG([.U39])" office:value-type="float" office:value="1.04139268515823" calcext:value-type="float">
            <text:p>1.04139268515823</text:p>
          </table:table-cell>
          <table:table-cell table:formula="of:=LOG([.V39])" office:value-type="float" office:value="1.04139268515823" calcext:value-type="float">
            <text:p>1.04139268515823</text:p>
          </table:table-cell>
          <table:table-cell table:formula="of:=LOG([.W39])" office:value-type="float" office:value="1.14612803567824" calcext:value-type="float">
            <text:p>1.14612803567824</text:p>
          </table:table-cell>
          <table:table-cell table:formula="of:=LOG([.X39])" office:value-type="float" office:value="1.17609125905568" calcext:value-type="float">
            <text:p>1.17609125905568</text:p>
          </table:table-cell>
          <table:table-cell table:formula="of:=LOG([.Y39])" office:value-type="float" office:value="1.27875360095283" calcext:value-type="float">
            <text:p>1.27875360095283</text:p>
          </table:table-cell>
          <table:table-cell table:formula="of:=LOG([.Z39])" office:value-type="float" office:value="1.36172783601759" calcext:value-type="float">
            <text:p>1.36172783601759</text:p>
          </table:table-cell>
          <table:table-cell table:formula="of:=LOG([.AA39])" office:value-type="float" office:value="1.44715803134222" calcext:value-type="float">
            <text:p>1.44715803134222</text:p>
          </table:table-cell>
          <table:table-cell table:formula="of:=LOG([.AB39])" office:value-type="float" office:value="1.49136169383427" calcext:value-type="float">
            <text:p>1.49136169383427</text:p>
          </table:table-cell>
          <table:table-cell table:formula="of:=LOG([.AC39])" office:value-type="float" office:value="1.51851393987789" calcext:value-type="float">
            <text:p>1.51851393987789</text:p>
          </table:table-cell>
          <table:table-cell table:formula="of:=LOG([.AD39])" office:value-type="float" office:value="1.61278385671974" calcext:value-type="float">
            <text:p>1.61278385671974</text:p>
          </table:table-cell>
          <table:table-cell table:formula="of:=LOG([.AE39])" office:value-type="float" office:value="1.65321251377534" calcext:value-type="float">
            <text:p>1.65321251377534</text:p>
          </table:table-cell>
          <table:table-cell table:formula="of:=LOG([.AF39])" office:value-type="float" office:value="1.7160033436348" calcext:value-type="float">
            <text:p>1.7160033436348</text:p>
          </table:table-cell>
          <table:table-cell table:formula="of:=LOG([.AG39])" office:value-type="float" office:value="1.75587485567249" calcext:value-type="float">
            <text:p>1.75587485567249</text:p>
          </table:table-cell>
          <table:table-cell table:formula="of:=LOG([.AH39])" office:value-type="float" office:value="1.79239168949825" calcext:value-type="float">
            <text:p>1.79239168949825</text:p>
          </table:table-cell>
          <table:table-cell table:formula="of:=LOG([.AI39])" office:value-type="float" office:value="1.80617997398389" calcext:value-type="float">
            <text:p>1.80617997398389</text:p>
          </table:table-cell>
          <table:table-cell table:formula="of:=LOG([.AJ39])" office:value-type="float" office:value="1.84509804001426" calcext:value-type="float">
            <text:p>1.84509804001426</text:p>
          </table:table-cell>
          <table:table-cell table:formula="of:=LOG([.AK39])" office:value-type="float" office:value="1.88649072517248" calcext:value-type="float">
            <text:p>1.88649072517248</text:p>
          </table:table-cell>
          <table:table-cell table:formula="of:=LOG([.AL39])" office:value-type="float" office:value="1.92427928606188" calcext:value-type="float">
            <text:p>1.92427928606188</text:p>
          </table:table-cell>
          <table:table-cell table:formula="of:=LOG([.AM39])" office:value-type="float" office:value="1.95424250943932" calcext:value-type="float">
            <text:p>1.95424250943932</text:p>
          </table:table-cell>
          <table:table-cell table:formula="of:=LOG([.AN39])" office:value-type="float" office:value="2.00432137378264" calcext:value-type="float">
            <text:p>2.00432137378264</text:p>
          </table:table-cell>
          <table:table-cell table:formula="of:=LOG([.AO39])" office:value-type="float" office:value="2.04532297878666" calcext:value-type="float">
            <text:p>2.04532297878666</text:p>
          </table:table-cell>
          <table:table-cell table:formula="of:=LOG([.AP39])" office:value-type="float" office:value="2.07918124604762" calcext:value-type="float">
            <text:p>2.07918124604762</text:p>
          </table:table-cell>
          <table:table-cell table:formula="of:=LOG([.AQ39])" office:value-type="float" office:value="2.11058971029925" calcext:value-type="float">
            <text:p>2.11058971029925</text:p>
          </table:table-cell>
          <table:table-cell table:formula="of:=LOG([.AR39])" office:value-type="float" office:value="2.13672056715641" calcext:value-type="float">
            <text:p>2.13672056715641</text:p>
          </table:table-cell>
          <table:table-cell table:formula="of:=LOG([.AS39])" office:value-type="float" office:value="2.15533603746506" calcext:value-type="float">
            <text:p>2.15533603746506</text:p>
          </table:table-cell>
          <table:table-cell table:formula="of:=LOG([.AT39])" office:value-type="float" office:value="2.1846914308176" calcext:value-type="float">
            <text:p>2.1846914308176</text:p>
          </table:table-cell>
          <table:table-cell table:formula="of:=LOG([.AU39])" office:value-type="float" office:value="2.21748394421391" calcext:value-type="float">
            <text:p>2.21748394421391</text:p>
          </table:table-cell>
          <table:table-cell table:formula="of:=LOG([.AV39])" office:value-type="float" office:value="2.24303804868629" calcext:value-type="float">
            <text:p>2.24303804868629</text:p>
          </table:table-cell>
          <table:table-cell table:formula="of:=LOG([.AW39])" office:value-type="float" office:value="2.26951294421792" calcext:value-type="float">
            <text:p>2.26951294421792</text:p>
          </table:table-cell>
          <table:table-cell table:formula="of:=LOG([.AX39])" office:value-type="float" office:value="2.31386722036915" calcext:value-type="float">
            <text:p>2.31386722036915</text:p>
          </table:table-cell>
          <table:table-cell table:formula="of:=LOG([.AY39])" office:value-type="float" office:value="2.33041377334919" calcext:value-type="float">
            <text:p>2.33041377334919</text:p>
          </table:table-cell>
          <table:table-cell table:formula="of:=LOG([.AZ39])" office:value-type="float" office:value="2.3654879848909" calcext:value-type="float">
            <text:p>2.3654879848909</text:p>
          </table:table-cell>
          <table:table-cell table:formula="of:=LOG([.BA39])" office:value-type="float" office:value="2.39794000867204" calcext:value-type="float">
            <text:p>2.39794000867204</text:p>
          </table:table-cell>
          <table:table-cell table:formula="of:=LOG([.BB39])" office:value-type="float" office:value="2.43616264704076" calcext:value-type="float">
            <text:p>2.43616264704076</text:p>
          </table:table-cell>
          <table:table-cell table:formula="of:=LOG([.BC39])" office:value-type="float" office:value="2.44870631990508" calcext:value-type="float">
            <text:p>2.44870631990508</text:p>
          </table:table-cell>
          <table:table-cell table:formula="of:=LOG([.BD39])" office:value-type="float" office:value="2.47275644931721" calcext:value-type="float">
            <text:p>2.47275644931721</text:p>
          </table:table-cell>
          <table:table-cell table:formula="of:=LOG([.BE39])" office:value-type="float" office:value="2.50242711998443" calcext:value-type="float">
            <text:p>2.50242711998443</text:p>
          </table:table-cell>
          <table:table-cell table:formula="of:=LOG([.BF39])" office:value-type="float" office:value="2.52374646681156" calcext:value-type="float">
            <text:p>2.52374646681156</text:p>
          </table:table-cell>
          <table:table-cell table:formula="of:=LOG([.BG39])" office:value-type="float" office:value="2.54406804435028" calcext:value-type="float">
            <text:p>2.54406804435028</text:p>
          </table:table-cell>
          <table:table-cell table:formula="of:=LOG([.BH39])" office:value-type="float" office:value="2.57403126772772" calcext:value-type="float">
            <text:p>2.57403126772772</text:p>
          </table:table-cell>
          <table:table-cell table:formula="of:=LOG([.BI39])" office:value-type="float" office:value="2.60205999132796" calcext:value-type="float">
            <text:p>2.60205999132796</text:p>
          </table:table-cell>
          <table:table-cell table:formula="of:=LOG([.BJ39])" office:value-type="float" office:value="2.62117628177503" calcext:value-type="float">
            <text:p>2.62117628177503</text:p>
          </table:table-cell>
          <table:table-cell table:formula="of:=LOG([.BK39])" office:value-type="float" office:value="2.64640372622307" calcext:value-type="float">
            <text:p>2.64640372622307</text:p>
          </table:table-cell>
          <table:table-cell table:formula="of:=LOG([.BL39])" office:value-type="float" office:value="2.66651798055488" calcext:value-type="float">
            <text:p>2.66651798055488</text:p>
          </table:table-cell>
          <table:table-cell table:formula="of:=LOG([.BM39])" office:value-type="float" office:value="2.68214507637383" calcext:value-type="float">
            <text:p>2.68214507637383</text:p>
          </table:table-cell>
          <table:table-cell table:formula="of:=LOG([.BN39])" office:value-type="float" office:value="2.69897000433602" calcext:value-type="float">
            <text:p>2.69897000433602</text:p>
          </table:table-cell>
          <table:table-cell table:formula="of:=LOG([.BO39])" office:value-type="float" office:value="2.72181061521255" calcext:value-type="float">
            <text:p>2.72181061521255</text:p>
          </table:table-cell>
          <table:table-cell table:formula="of:=LOG([.BP39])" office:value-type="float" office:value="2.73798732633343" calcext:value-type="float">
            <text:p>2.73798732633343</text:p>
          </table:table-cell>
          <table:table-cell table:formula="of:=LOG([.BQ39])" office:value-type="float" office:value="2.76117581315573" calcext:value-type="float">
            <text:p>2.76117581315573</text:p>
          </table:table-cell>
          <table:table-cell table:formula="of:=LOG([.BR39])" office:value-type="float" office:value="2.77670118398841" calcext:value-type="float">
            <text:p>2.77670118398841</text:p>
          </table:table-cell>
          <table:table-cell table:formula="of:=LOG([.BS39])" office:value-type="float" office:value="2.79448804665917" calcext:value-type="float">
            <text:p>2.79448804665917</text:p>
          </table:table-cell>
          <table:table-cell table:formula="of:=LOG([.BT39])" office:value-type="float" office:value="2.81690383937566" calcext:value-type="float">
            <text:p>2.81690383937566</text:p>
          </table:table-cell>
          <table:table-cell table:formula="of:=LOG([.BU39])" office:value-type="float" office:value="2.82994669594164" calcext:value-type="float">
            <text:p>2.82994669594164</text:p>
          </table:table-cell>
          <table:table-cell table:formula="of:=LOG([.BV39])" office:value-type="float" office:value="2.84695532501982" calcext:value-type="float">
            <text:p>2.84695532501982</text:p>
          </table:table-cell>
          <table:table-cell table:formula="of:=LOG([.BW39])" office:value-type="float" office:value="2.87390159786446" calcext:value-type="float">
            <text:p>2.87390159786446</text:p>
          </table:table-cell>
          <table:table-cell table:formula="of:=LOG([.BX39])" office:value-type="float" office:value="2.89153745767256" calcext:value-type="float">
            <text:p>2.89153745767256</text:p>
          </table:table-cell>
          <table:table-cell table:formula="of:=LOG([.BY39])" office:value-type="float" office:value="2.90902085421116" calcext:value-type="float">
            <text:p>2.90902085421116</text:p>
          </table:table-cell>
          <table:table-cell table:formula="of:=LOG([.BZ39])" office:value-type="float" office:value="2.92427928606188" calcext:value-type="float">
            <text:p>2.92427928606188</text:p>
          </table:table-cell>
          <table:table-cell table:formula="of:=LOG([.CA39])" office:value-type="float" office:value="2.93801909747621" calcext:value-type="float">
            <text:p>2.93801909747621</text:p>
          </table:table-cell>
          <table:table-cell table:formula="of:=LOG([.CB39])" office:value-type="float" office:value="2.95520653754194" calcext:value-type="float">
            <text:p>2.95520653754194</text:p>
          </table:table-cell>
          <table:table-cell table:formula="of:=LOG([.CC39])" office:value-type="float" office:value="2.96941591235398" calcext:value-type="float">
            <text:p>2.96941591235398</text:p>
          </table:table-cell>
          <table:table-cell table:formula="of:=LOG([.CD39])" office:value-type="float" office:value="2.98362628712453" calcext:value-type="float">
            <text:p>2.98362628712453</text:p>
          </table:table-cell>
          <table:table-cell table:formula="of:=LOG([.CE39])" office:value-type="float" office:value="2.99782308074573" calcext:value-type="float">
            <text:p>2.99782308074573</text:p>
          </table:table-cell>
          <table:table-cell table:formula="of:=LOG([.CF39])" office:value-type="float" office:value="3.01452053875792" calcext:value-type="float">
            <text:p>3.01452053875792</text:p>
          </table:table-cell>
          <table:table-cell table:formula="of:=LOG([.CG39])" office:value-type="float" office:value="3.03261876085072" calcext:value-type="float">
            <text:p>3.03261876085072</text:p>
          </table:table-cell>
          <table:table-cell table:formula="of:=LOG([.CH39])" office:value-type="float" office:value="3.04610478724604" calcext:value-type="float">
            <text:p>3.04610478724604</text:p>
          </table:table-cell>
          <table:table-cell table:formula="of:=LOG([.CI39])" office:value-type="float" office:value="3.06483221973857" calcext:value-type="float">
            <text:p>3.06483221973857</text:p>
          </table:table-cell>
          <table:table-cell table:formula="of:=LOG([.CJ39])" office:value-type="float" office:value="3.08026562733984" calcext:value-type="float">
            <text:p>3.08026562733984</text:p>
          </table:table-cell>
          <table:table-cell table:formula="of:=LOG([.CK39])" office:value-type="float" office:value="3.09725730969342" calcext:value-type="float">
            <text:p>3.09725730969342</text:p>
          </table:table-cell>
          <table:table-cell table:formula="of:=LOG([.CL39])" office:value-type="float" office:value="3.11058971029925" calcext:value-type="float">
            <text:p>3.11058971029925</text:p>
          </table:table-cell>
          <table:table-cell table:formula="of:=LOG([.CM39])" office:value-type="float" office:value="3.12548126570059" calcext:value-type="float">
            <text:p>3.12548126570059</text:p>
          </table:table-cell>
          <table:table-cell table:formula="of:=LOG([.CN39])" office:value-type="float" office:value="3.14238946611884" calcext:value-type="float">
            <text:p>3.14238946611884</text:p>
          </table:table-cell>
          <table:table-cell table:formula="of:=LOG([.CO39])" office:value-type="float" office:value="3.15715443990628" calcext:value-type="float">
            <text:p>3.15715443990628</text:p>
          </table:table-cell>
          <table:table-cell table:formula="of:=LOG([.CP39])" office:value-type="float" office:value="3.17143390094301" calcext:value-type="float">
            <text:p>3.17143390094301</text:p>
          </table:table-cell>
          <table:table-cell table:formula="of:=LOG([.CQ39])" office:value-type="float" office:value="3.18497519069826" calcext:value-type="float">
            <text:p>3.18497519069826</text:p>
          </table:table-cell>
          <table:table-cell table:formula="of:=LOG([.CR39])" office:value-type="float" office:value="3.19838213000829" calcext:value-type="float">
            <text:p>3.19838213000829</text:p>
          </table:table-cell>
          <table:table-cell table:formula="of:=LOG([.CS39])" office:value-type="float" office:value="3.20897851727625" calcext:value-type="float">
            <text:p>3.20897851727625</text:p>
          </table:table-cell>
          <table:table-cell table:formula="of:=LOG([.CT39])" office:value-type="float" office:value="3.22375545365724" calcext:value-type="float">
            <text:p>3.22375545365724</text:p>
          </table:table-cell>
          <table:table-cell table:formula="of:=LOG([.CU39])" office:value-type="float" office:value="3.23779499327392" calcext:value-type="float">
            <text:p>3.23779499327392</text:p>
          </table:table-cell>
          <table:table-cell table:formula="of:=LOG([.CV39])" office:value-type="float" office:value="3.24993175663419" calcext:value-type="float">
            <text:p>3.24993175663419</text:p>
          </table:table-cell>
          <table:table-cell table:formula="of:=LOG([.CW39])" office:value-type="float" office:value="3.26670196688409" calcext:value-type="float">
            <text:p>3.26670196688409</text:p>
          </table:table-cell>
          <table:table-cell table:formula="of:=LOG([.CX39])" office:value-type="float" office:value="3.27921051260139" calcext:value-type="float">
            <text:p>3.27921051260139</text:p>
          </table:table-cell>
          <table:table-cell table:formula="of:=SLOPE([.BG94:.CX94];[.BG$56:.CX$56])" office:value-type="float" office:value="2.96674509754788" calcext:value-type="float">
            <text:p>2.96674509754788</text:p>
          </table:table-cell>
        </table:table-row>
        <table:table-row table:style-name="ro1">
          <table:table-cell table:formula="of:=LOG([.A40])" office:value-type="float" office:value="3.56820172406699" calcext:value-type="float">
            <text:p>3.56820172406699</text:p>
          </table:table-cell>
          <table:table-cell table:formula="of:=LOG([.B40])" office:value-type="string" office:string-value="" calcext:value-type="error">
            <text:p>Err:502</text:p>
          </table:table-cell>
          <table:table-cell table:formula="of:=LOG([.C40])" office:value-type="string" office:string-value="" calcext:value-type="error">
            <text:p>Err:502</text:p>
          </table:table-cell>
          <table:table-cell table:formula="of:=LOG([.D40])" office:value-type="string" office:string-value="" calcext:value-type="error">
            <text:p>Err:502</text:p>
          </table:table-cell>
          <table:table-cell table:formula="of:=LOG([.E40])" office:value-type="string" office:string-value="" calcext:value-type="error">
            <text:p>Err:502</text:p>
          </table:table-cell>
          <table:table-cell table:formula="of:=LOG([.F40])" office:value-type="float" office:value="0" calcext:value-type="float">
            <text:p>0</text:p>
          </table:table-cell>
          <table:table-cell table:formula="of:=LOG([.G40])" office:value-type="float" office:value="0" calcext:value-type="float">
            <text:p>0</text:p>
          </table:table-cell>
          <table:table-cell table:formula="of:=LOG([.H40])" office:value-type="float" office:value="0" calcext:value-type="float">
            <text:p>0</text:p>
          </table:table-cell>
          <table:table-cell table:formula="of:=LOG([.I40])" office:value-type="float" office:value="0" calcext:value-type="float">
            <text:p>0</text:p>
          </table:table-cell>
          <table:table-cell table:formula="of:=LOG([.J40])" office:value-type="float" office:value="0" calcext:value-type="float">
            <text:p>0</text:p>
          </table:table-cell>
          <table:table-cell table:formula="of:=LOG([.K40])" office:value-type="float" office:value="0" calcext:value-type="float">
            <text:p>0</text:p>
          </table:table-cell>
          <table:table-cell table:formula="of:=LOG([.L40])" office:value-type="float" office:value="0.301029995663981" calcext:value-type="float">
            <text:p>0.301029995663981</text:p>
          </table:table-cell>
          <table:table-cell table:formula="of:=LOG([.M40])" office:value-type="float" office:value="0.602059991327962" calcext:value-type="float">
            <text:p>0.602059991327962</text:p>
          </table:table-cell>
          <table:table-cell table:formula="of:=LOG([.N40])" office:value-type="float" office:value="0.698970004336019" calcext:value-type="float">
            <text:p>0.698970004336019</text:p>
          </table:table-cell>
          <table:table-cell table:formula="of:=LOG([.O40])" office:value-type="float" office:value="0.778151250383644" calcext:value-type="float">
            <text:p>0.778151250383644</text:p>
          </table:table-cell>
          <table:table-cell table:formula="of:=LOG([.P40])" office:value-type="float" office:value="0.845098040014257" calcext:value-type="float">
            <text:p>0.845098040014257</text:p>
          </table:table-cell>
          <table:table-cell table:formula="of:=LOG([.Q40])" office:value-type="float" office:value="0.903089986991943" calcext:value-type="float">
            <text:p>0.903089986991943</text:p>
          </table:table-cell>
          <table:table-cell table:formula="of:=LOG([.R40])" office:value-type="float" office:value="1" calcext:value-type="float">
            <text:p>1</text:p>
          </table:table-cell>
          <table:table-cell table:formula="of:=LOG([.S40])" office:value-type="float" office:value="1" calcext:value-type="float">
            <text:p>1</text:p>
          </table:table-cell>
          <table:table-cell table:formula="of:=LOG([.T40])" office:value-type="float" office:value="1.11394335230684" calcext:value-type="float">
            <text:p>1.11394335230684</text:p>
          </table:table-cell>
          <table:table-cell table:formula="of:=LOG([.U40])" office:value-type="float" office:value="1.14612803567824" calcext:value-type="float">
            <text:p>1.14612803567824</text:p>
          </table:table-cell>
          <table:table-cell table:formula="of:=LOG([.V40])" office:value-type="float" office:value="1.17609125905568" calcext:value-type="float">
            <text:p>1.17609125905568</text:p>
          </table:table-cell>
          <table:table-cell table:formula="of:=LOG([.W40])" office:value-type="float" office:value="1.23044892137827" calcext:value-type="float">
            <text:p>1.23044892137827</text:p>
          </table:table-cell>
          <table:table-cell table:formula="of:=LOG([.X40])" office:value-type="float" office:value="1.30102999566398" calcext:value-type="float">
            <text:p>1.30102999566398</text:p>
          </table:table-cell>
          <table:table-cell table:formula="of:=LOG([.Y40])" office:value-type="float" office:value="1.36172783601759" calcext:value-type="float">
            <text:p>1.36172783601759</text:p>
          </table:table-cell>
          <table:table-cell table:formula="of:=LOG([.Z40])" office:value-type="float" office:value="1.46239799789896" calcext:value-type="float">
            <text:p>1.46239799789896</text:p>
          </table:table-cell>
          <table:table-cell table:formula="of:=LOG([.AA40])" office:value-type="float" office:value="1.47712125471966" calcext:value-type="float">
            <text:p>1.47712125471966</text:p>
          </table:table-cell>
          <table:table-cell table:formula="of:=LOG([.AB40])" office:value-type="float" office:value="1.55630250076729" calcext:value-type="float">
            <text:p>1.55630250076729</text:p>
          </table:table-cell>
          <table:table-cell table:formula="of:=LOG([.AC40])" office:value-type="float" office:value="1.57978359661681" calcext:value-type="float">
            <text:p>1.57978359661681</text:p>
          </table:table-cell>
          <table:table-cell table:formula="of:=LOG([.AD40])" office:value-type="float" office:value="1.61278385671974" calcext:value-type="float">
            <text:p>1.61278385671974</text:p>
          </table:table-cell>
          <table:table-cell table:formula="of:=LOG([.AE40])" office:value-type="float" office:value="1.68124123737559" calcext:value-type="float">
            <text:p>1.68124123737559</text:p>
          </table:table-cell>
          <table:table-cell table:formula="of:=LOG([.AF40])" office:value-type="float" office:value="1.69019608002851" calcext:value-type="float">
            <text:p>1.69019608002851</text:p>
          </table:table-cell>
          <table:table-cell table:formula="of:=LOG([.AG40])" office:value-type="float" office:value="1.74036268949424" calcext:value-type="float">
            <text:p>1.74036268949424</text:p>
          </table:table-cell>
          <table:table-cell table:formula="of:=LOG([.AH40])" office:value-type="float" office:value="1.79934054945358" calcext:value-type="float">
            <text:p>1.79934054945358</text:p>
          </table:table-cell>
          <table:table-cell table:formula="of:=LOG([.AI40])" office:value-type="float" office:value="1.86332286012046" calcext:value-type="float">
            <text:p>1.86332286012046</text:p>
          </table:table-cell>
          <table:table-cell table:formula="of:=LOG([.AJ40])" office:value-type="float" office:value="1.89762709129044" calcext:value-type="float">
            <text:p>1.89762709129044</text:p>
          </table:table-cell>
          <table:table-cell table:formula="of:=LOG([.AK40])" office:value-type="float" office:value="1.92427928606188" calcext:value-type="float">
            <text:p>1.92427928606188</text:p>
          </table:table-cell>
          <table:table-cell table:formula="of:=LOG([.AL40])" office:value-type="float" office:value="1.95904139232109" calcext:value-type="float">
            <text:p>1.95904139232109</text:p>
          </table:table-cell>
          <table:table-cell table:formula="of:=LOG([.AM40])" office:value-type="float" office:value="1.99563519459755" calcext:value-type="float">
            <text:p>1.99563519459755</text:p>
          </table:table-cell>
          <table:table-cell table:formula="of:=LOG([.AN40])" office:value-type="float" office:value="2.02938377768521" calcext:value-type="float">
            <text:p>2.02938377768521</text:p>
          </table:table-cell>
          <table:table-cell table:formula="of:=LOG([.AO40])" office:value-type="float" office:value="2.06818586174616" calcext:value-type="float">
            <text:p>2.06818586174616</text:p>
          </table:table-cell>
          <table:table-cell table:formula="of:=LOG([.AP40])" office:value-type="float" office:value="2.09342168516224" calcext:value-type="float">
            <text:p>2.09342168516224</text:p>
          </table:table-cell>
          <table:table-cell table:formula="of:=LOG([.AQ40])" office:value-type="float" office:value="2.13672056715641" calcext:value-type="float">
            <text:p>2.13672056715641</text:p>
          </table:table-cell>
          <table:table-cell table:formula="of:=LOG([.AR40])" office:value-type="float" office:value="2.16136800223497" calcext:value-type="float">
            <text:p>2.16136800223497</text:p>
          </table:table-cell>
          <table:table-cell table:formula="of:=LOG([.AS40])" office:value-type="float" office:value="2.19865708695442" calcext:value-type="float">
            <text:p>2.19865708695442</text:p>
          </table:table-cell>
          <table:table-cell table:formula="of:=LOG([.AT40])" office:value-type="float" office:value="2.22530928172586" calcext:value-type="float">
            <text:p>2.22530928172586</text:p>
          </table:table-cell>
          <table:table-cell table:formula="of:=LOG([.AU40])" office:value-type="float" office:value="2.24303804868629" calcext:value-type="float">
            <text:p>2.24303804868629</text:p>
          </table:table-cell>
          <table:table-cell table:formula="of:=LOG([.AV40])" office:value-type="float" office:value="2.26717172840301" calcext:value-type="float">
            <text:p>2.26717172840301</text:p>
          </table:table-cell>
          <table:table-cell table:formula="of:=LOG([.AW40])" office:value-type="float" office:value="2.30102999566398" calcext:value-type="float">
            <text:p>2.30102999566398</text:p>
          </table:table-cell>
          <table:table-cell table:formula="of:=LOG([.AX40])" office:value-type="float" office:value="2.32221929473392" calcext:value-type="float">
            <text:p>2.32221929473392</text:p>
          </table:table-cell>
          <table:table-cell table:formula="of:=LOG([.AY40])" office:value-type="float" office:value="2.35602585719312" calcext:value-type="float">
            <text:p>2.35602585719312</text:p>
          </table:table-cell>
          <table:table-cell table:formula="of:=LOG([.AZ40])" office:value-type="float" office:value="2.38201704257487" calcext:value-type="float">
            <text:p>2.38201704257487</text:p>
          </table:table-cell>
          <table:table-cell table:formula="of:=LOG([.BA40])" office:value-type="float" office:value="2.40993312333129" calcext:value-type="float">
            <text:p>2.40993312333129</text:p>
          </table:table-cell>
          <table:table-cell table:formula="of:=LOG([.BB40])" office:value-type="float" office:value="2.43136376415899" calcext:value-type="float">
            <text:p>2.43136376415899</text:p>
          </table:table-cell>
          <table:table-cell table:formula="of:=LOG([.BC40])" office:value-type="float" office:value="2.45788189673399" calcext:value-type="float">
            <text:p>2.45788189673399</text:p>
          </table:table-cell>
          <table:table-cell table:formula="of:=LOG([.BD40])" office:value-type="float" office:value="2.4814426285023" calcext:value-type="float">
            <text:p>2.4814426285023</text:p>
          </table:table-cell>
          <table:table-cell table:formula="of:=LOG([.BE40])" office:value-type="float" office:value="2.50379068305718" calcext:value-type="float">
            <text:p>2.50379068305718</text:p>
          </table:table-cell>
          <table:table-cell table:formula="of:=LOG([.BF40])" office:value-type="float" office:value="2.52891670027765" calcext:value-type="float">
            <text:p>2.52891670027765</text:p>
          </table:table-cell>
          <table:table-cell table:formula="of:=LOG([.BG40])" office:value-type="float" office:value="2.54777470538782" calcext:value-type="float">
            <text:p>2.54777470538782</text:p>
          </table:table-cell>
          <table:table-cell table:formula="of:=LOG([.BH40])" office:value-type="float" office:value="2.5705429398819" calcext:value-type="float">
            <text:p>2.5705429398819</text:p>
          </table:table-cell>
          <table:table-cell table:formula="of:=LOG([.BI40])" office:value-type="float" office:value="2.59328606702046" calcext:value-type="float">
            <text:p>2.59328606702046</text:p>
          </table:table-cell>
          <table:table-cell table:formula="of:=LOG([.BJ40])" office:value-type="float" office:value="2.61278385671974" calcext:value-type="float">
            <text:p>2.61278385671974</text:p>
          </table:table-cell>
          <table:table-cell table:formula="of:=LOG([.BK40])" office:value-type="float" office:value="2.62838893005031" calcext:value-type="float">
            <text:p>2.62838893005031</text:p>
          </table:table-cell>
          <table:table-cell table:formula="of:=LOG([.BL40])" office:value-type="float" office:value="2.65030752313194" calcext:value-type="float">
            <text:p>2.65030752313194</text:p>
          </table:table-cell>
          <table:table-cell table:formula="of:=LOG([.BM40])" office:value-type="float" office:value="2.67669360962487" calcext:value-type="float">
            <text:p>2.67669360962487</text:p>
          </table:table-cell>
          <table:table-cell table:formula="of:=LOG([.BN40])" office:value-type="float" office:value="2.69635638873333" calcext:value-type="float">
            <text:p>2.69635638873333</text:p>
          </table:table-cell>
          <table:table-cell table:formula="of:=LOG([.BO40])" office:value-type="float" office:value="2.71767050300226" calcext:value-type="float">
            <text:p>2.71767050300226</text:p>
          </table:table-cell>
          <table:table-cell table:formula="of:=LOG([.BP40])" office:value-type="float" office:value="2.74741180788642" calcext:value-type="float">
            <text:p>2.74741180788642</text:p>
          </table:table-cell>
          <table:table-cell table:formula="of:=LOG([.BQ40])" office:value-type="float" office:value="2.76863810124761" calcext:value-type="float">
            <text:p>2.76863810124761</text:p>
          </table:table-cell>
          <table:table-cell table:formula="of:=LOG([.BR40])" office:value-type="float" office:value="2.78103693862113" calcext:value-type="float">
            <text:p>2.78103693862113</text:p>
          </table:table-cell>
          <table:table-cell table:formula="of:=LOG([.BS40])" office:value-type="float" office:value="2.79518458968242" calcext:value-type="float">
            <text:p>2.79518458968242</text:p>
          </table:table-cell>
          <table:table-cell table:formula="of:=LOG([.BT40])" office:value-type="float" office:value="2.81822589361396" calcext:value-type="float">
            <text:p>2.81822589361396</text:p>
          </table:table-cell>
          <table:table-cell table:formula="of:=LOG([.BU40])" office:value-type="float" office:value="2.83695673705955" calcext:value-type="float">
            <text:p>2.83695673705955</text:p>
          </table:table-cell>
          <table:table-cell table:formula="of:=LOG([.BV40])" office:value-type="float" office:value="2.8555191556678" calcext:value-type="float">
            <text:p>2.8555191556678</text:p>
          </table:table-cell>
          <table:table-cell table:formula="of:=LOG([.BW40])" office:value-type="float" office:value="2.87390159786446" calcext:value-type="float">
            <text:p>2.87390159786446</text:p>
          </table:table-cell>
          <table:table-cell table:formula="of:=LOG([.BX40])" office:value-type="float" office:value="2.89762709129044" calcext:value-type="float">
            <text:p>2.89762709129044</text:p>
          </table:table-cell>
          <table:table-cell table:formula="of:=LOG([.BY40])" office:value-type="float" office:value="2.91698004732038" calcext:value-type="float">
            <text:p>2.91698004732038</text:p>
          </table:table-cell>
          <table:table-cell table:formula="of:=LOG([.BZ40])" office:value-type="float" office:value="2.93701610746481" calcext:value-type="float">
            <text:p>2.93701610746481</text:p>
          </table:table-cell>
          <table:table-cell table:formula="of:=LOG([.CA40])" office:value-type="float" office:value="2.95279244304409" calcext:value-type="float">
            <text:p>2.95279244304409</text:p>
          </table:table-cell>
          <table:table-cell table:formula="of:=LOG([.CB40])" office:value-type="float" office:value="2.96754797621886" calcext:value-type="float">
            <text:p>2.96754797621886</text:p>
          </table:table-cell>
          <table:table-cell table:formula="of:=LOG([.CC40])" office:value-type="float" office:value="2.98766626492627" calcext:value-type="float">
            <text:p>2.98766626492627</text:p>
          </table:table-cell>
          <table:table-cell table:formula="of:=LOG([.CD40])" office:value-type="float" office:value="2.99913054128737" calcext:value-type="float">
            <text:p>2.99913054128737</text:p>
          </table:table-cell>
          <table:table-cell table:formula="of:=LOG([.CE40])" office:value-type="float" office:value="3.01745072951054" calcext:value-type="float">
            <text:p>3.01745072951054</text:p>
          </table:table-cell>
          <table:table-cell table:formula="of:=LOG([.CF40])" office:value-type="float" office:value="3.03019478535675" calcext:value-type="float">
            <text:p>3.03019478535675</text:p>
          </table:table-cell>
          <table:table-cell table:formula="of:=LOG([.CG40])" office:value-type="float" office:value="3.04336227802113" calcext:value-type="float">
            <text:p>3.04336227802113</text:p>
          </table:table-cell>
          <table:table-cell table:formula="of:=LOG([.CH40])" office:value-type="float" office:value="3.05614226205905" calcext:value-type="float">
            <text:p>3.05614226205905</text:p>
          </table:table-cell>
          <table:table-cell table:formula="of:=LOG([.CI40])" office:value-type="float" office:value="3.07371835034612" calcext:value-type="float">
            <text:p>3.07371835034612</text:p>
          </table:table-cell>
          <table:table-cell table:formula="of:=LOG([.CJ40])" office:value-type="float" office:value="3.08919836680515" calcext:value-type="float">
            <text:p>3.08919836680515</text:p>
          </table:table-cell>
          <table:table-cell table:formula="of:=LOG([.CK40])" office:value-type="float" office:value="3.10516942799933" calcext:value-type="float">
            <text:p>3.10516942799933</text:p>
          </table:table-cell>
          <table:table-cell table:formula="of:=LOG([.CL40])" office:value-type="float" office:value="3.12352498094273" calcext:value-type="float">
            <text:p>3.12352498094273</text:p>
          </table:table-cell>
          <table:table-cell table:formula="of:=LOG([.CM40])" office:value-type="float" office:value="3.13545069934551" calcext:value-type="float">
            <text:p>3.13545069934551</text:p>
          </table:table-cell>
          <table:table-cell table:formula="of:=LOG([.CN40])" office:value-type="float" office:value="3.14829409743475" calcext:value-type="float">
            <text:p>3.14829409743475</text:p>
          </table:table-cell>
          <table:table-cell table:formula="of:=LOG([.CO40])" office:value-type="float" office:value="3.16494737262184" calcext:value-type="float">
            <text:p>3.16494737262184</text:p>
          </table:table-cell>
          <table:table-cell table:formula="of:=LOG([.CP40])" office:value-type="float" office:value="3.17868923977559" calcext:value-type="float">
            <text:p>3.17868923977559</text:p>
          </table:table-cell>
          <table:table-cell table:formula="of:=LOG([.CQ40])" office:value-type="float" office:value="3.19284611518884" calcext:value-type="float">
            <text:p>3.19284611518884</text:p>
          </table:table-cell>
          <table:table-cell table:formula="of:=LOG([.CR40])" office:value-type="float" office:value="3.20709554041922" calcext:value-type="float">
            <text:p>3.20709554041922</text:p>
          </table:table-cell>
          <table:table-cell table:formula="of:=LOG([.CS40])" office:value-type="float" office:value="3.21879799811174" calcext:value-type="float">
            <text:p>3.21879799811174</text:p>
          </table:table-cell>
          <table:table-cell table:formula="of:=LOG([.CT40])" office:value-type="float" office:value="3.23401081758718" calcext:value-type="float">
            <text:p>3.23401081758718</text:p>
          </table:table-cell>
          <table:table-cell table:formula="of:=LOG([.CU40])" office:value-type="float" office:value="3.24748226067705" calcext:value-type="float">
            <text:p>3.24748226067705</text:p>
          </table:table-cell>
          <table:table-cell table:formula="of:=LOG([.CV40])" office:value-type="float" office:value="3.26054837263698" calcext:value-type="float">
            <text:p>3.26054837263698</text:p>
          </table:table-cell>
          <table:table-cell table:formula="of:=LOG([.CW40])" office:value-type="float" office:value="3.27207378750001" calcext:value-type="float">
            <text:p>3.27207378750001</text:p>
          </table:table-cell>
          <table:table-cell table:formula="of:=LOG([.CX40])" office:value-type="float" office:value="3.28420506770179" calcext:value-type="float">
            <text:p>3.28420506770179</text:p>
          </table:table-cell>
          <table:table-cell table:formula="of:=SLOPE([.BG95:.CX95];[.BG$56:.CX$56])" office:value-type="float" office:value="3.03836394040395" calcext:value-type="float">
            <text:p>3.03836394040395</text:p>
          </table:table-cell>
        </table:table-row>
        <table:table-row table:style-name="ro1">
          <table:table-cell table:formula="of:=LOG([.A41])" office:value-type="float" office:value="3.57978359661681" calcext:value-type="float">
            <text:p>3.57978359661681</text:p>
          </table:table-cell>
          <table:table-cell table:formula="of:=LOG([.B41])" office:value-type="string" office:string-value="" calcext:value-type="error">
            <text:p>Err:502</text:p>
          </table:table-cell>
          <table:table-cell table:formula="of:=LOG([.C41])" office:value-type="string" office:string-value="" calcext:value-type="error">
            <text:p>Err:502</text:p>
          </table:table-cell>
          <table:table-cell table:formula="of:=LOG([.D41])" office:value-type="string" office:string-value="" calcext:value-type="error">
            <text:p>Err:502</text:p>
          </table:table-cell>
          <table:table-cell table:formula="of:=LOG([.E41])" office:value-type="string" office:string-value="" calcext:value-type="error">
            <text:p>Err:502</text:p>
          </table:table-cell>
          <table:table-cell table:formula="of:=LOG([.F41])" office:value-type="string" office:string-value="" calcext:value-type="error">
            <text:p>Err:502</text:p>
          </table:table-cell>
          <table:table-cell table:formula="of:=LOG([.G41])" office:value-type="string" office:string-value="" calcext:value-type="error">
            <text:p>Err:502</text:p>
          </table:table-cell>
          <table:table-cell table:formula="of:=LOG([.H41])" office:value-type="string" office:string-value="" calcext:value-type="error">
            <text:p>Err:502</text:p>
          </table:table-cell>
          <table:table-cell table:formula="of:=LOG([.I41])" office:value-type="string" office:string-value="" calcext:value-type="error">
            <text:p>Err:502</text:p>
          </table:table-cell>
          <table:table-cell table:formula="of:=LOG([.J41])" office:value-type="string" office:string-value="" calcext:value-type="error">
            <text:p>Err:502</text:p>
          </table:table-cell>
          <table:table-cell table:formula="of:=LOG([.K41])" office:value-type="string" office:string-value="" calcext:value-type="error">
            <text:p>Err:502</text:p>
          </table:table-cell>
          <table:table-cell table:formula="of:=LOG([.L41])" office:value-type="float" office:value="0.477121254719662" calcext:value-type="float">
            <text:p>0.477121254719662</text:p>
          </table:table-cell>
          <table:table-cell table:formula="of:=LOG([.M41])" office:value-type="float" office:value="0.602059991327962" calcext:value-type="float">
            <text:p>0.602059991327962</text:p>
          </table:table-cell>
          <table:table-cell table:formula="of:=LOG([.N41])" office:value-type="float" office:value="0.602059991327962" calcext:value-type="float">
            <text:p>0.602059991327962</text:p>
          </table:table-cell>
          <table:table-cell table:formula="of:=LOG([.O41])" office:value-type="float" office:value="0.698970004336019" calcext:value-type="float">
            <text:p>0.698970004336019</text:p>
          </table:table-cell>
          <table:table-cell table:formula="of:=LOG([.P41])" office:value-type="float" office:value="0.778151250383644" calcext:value-type="float">
            <text:p>0.778151250383644</text:p>
          </table:table-cell>
          <table:table-cell table:formula="of:=LOG([.Q41])" office:value-type="float" office:value="0.903089986991943" calcext:value-type="float">
            <text:p>0.903089986991943</text:p>
          </table:table-cell>
          <table:table-cell table:formula="of:=LOG([.R41])" office:value-type="float" office:value="0.903089986991943" calcext:value-type="float">
            <text:p>0.903089986991943</text:p>
          </table:table-cell>
          <table:table-cell table:formula="of:=LOG([.S41])" office:value-type="float" office:value="1.04139268515823" calcext:value-type="float">
            <text:p>1.04139268515823</text:p>
          </table:table-cell>
          <table:table-cell table:formula="of:=LOG([.T41])" office:value-type="float" office:value="1.14612803567824" calcext:value-type="float">
            <text:p>1.14612803567824</text:p>
          </table:table-cell>
          <table:table-cell table:formula="of:=LOG([.U41])" office:value-type="float" office:value="1.17609125905568" calcext:value-type="float">
            <text:p>1.17609125905568</text:p>
          </table:table-cell>
          <table:table-cell table:formula="of:=LOG([.V41])" office:value-type="float" office:value="1.25527250510331" calcext:value-type="float">
            <text:p>1.25527250510331</text:p>
          </table:table-cell>
          <table:table-cell table:formula="of:=LOG([.W41])" office:value-type="float" office:value="1.27875360095283" calcext:value-type="float">
            <text:p>1.27875360095283</text:p>
          </table:table-cell>
          <table:table-cell table:formula="of:=LOG([.X41])" office:value-type="float" office:value="1.36172783601759" calcext:value-type="float">
            <text:p>1.36172783601759</text:p>
          </table:table-cell>
          <table:table-cell table:formula="of:=LOG([.Y41])" office:value-type="float" office:value="1.41497334797082" calcext:value-type="float">
            <text:p>1.41497334797082</text:p>
          </table:table-cell>
          <table:table-cell table:formula="of:=LOG([.Z41])" office:value-type="float" office:value="1.46239799789896" calcext:value-type="float">
            <text:p>1.46239799789896</text:p>
          </table:table-cell>
          <table:table-cell table:formula="of:=LOG([.AA41])" office:value-type="float" office:value="1.50514997831991" calcext:value-type="float">
            <text:p>1.50514997831991</text:p>
          </table:table-cell>
          <table:table-cell table:formula="of:=LOG([.AB41])" office:value-type="float" office:value="1.5910646070265" calcext:value-type="float">
            <text:p>1.5910646070265</text:p>
          </table:table-cell>
          <table:table-cell table:formula="of:=LOG([.AC41])" office:value-type="float" office:value="1.60205999132796" calcext:value-type="float">
            <text:p>1.60205999132796</text:p>
          </table:table-cell>
          <table:table-cell table:formula="of:=LOG([.AD41])" office:value-type="float" office:value="1.67209785793572" calcext:value-type="float">
            <text:p>1.67209785793572</text:p>
          </table:table-cell>
          <table:table-cell table:formula="of:=LOG([.AE41])" office:value-type="float" office:value="1.7160033436348" calcext:value-type="float">
            <text:p>1.7160033436348</text:p>
          </table:table-cell>
          <table:table-cell table:formula="of:=LOG([.AF41])" office:value-type="float" office:value="1.73239375982297" calcext:value-type="float">
            <text:p>1.73239375982297</text:p>
          </table:table-cell>
          <table:table-cell table:formula="of:=LOG([.AG41])" office:value-type="float" office:value="1.77085201164214" calcext:value-type="float">
            <text:p>1.77085201164214</text:p>
          </table:table-cell>
          <table:table-cell table:formula="of:=LOG([.AH41])" office:value-type="float" office:value="1.81954393554187" calcext:value-type="float">
            <text:p>1.81954393554187</text:p>
          </table:table-cell>
          <table:table-cell table:formula="of:=LOG([.AI41])" office:value-type="float" office:value="1.84509804001426" calcext:value-type="float">
            <text:p>1.84509804001426</text:p>
          </table:table-cell>
          <table:table-cell table:formula="of:=LOG([.AJ41])" office:value-type="float" office:value="1.88649072517248" calcext:value-type="float">
            <text:p>1.88649072517248</text:p>
          </table:table-cell>
          <table:table-cell table:formula="of:=LOG([.AK41])" office:value-type="float" office:value="1.94448267215017" calcext:value-type="float">
            <text:p>1.94448267215017</text:p>
          </table:table-cell>
          <table:table-cell table:formula="of:=LOG([.AL41])" office:value-type="float" office:value="1.98227123303957" calcext:value-type="float">
            <text:p>1.98227123303957</text:p>
          </table:table-cell>
          <table:table-cell table:formula="of:=LOG([.AM41])" office:value-type="float" office:value="2.03342375548695" calcext:value-type="float">
            <text:p>2.03342375548695</text:p>
          </table:table-cell>
          <table:table-cell table:formula="of:=LOG([.AN41])" office:value-type="float" office:value="2.06445798922692" calcext:value-type="float">
            <text:p>2.06445798922692</text:p>
          </table:table-cell>
          <table:table-cell table:formula="of:=LOG([.AO41])" office:value-type="float" office:value="2.0899051114394" calcext:value-type="float">
            <text:p>2.0899051114394</text:p>
          </table:table-cell>
          <table:table-cell table:formula="of:=LOG([.AP41])" office:value-type="float" office:value="2.12057393120585" calcext:value-type="float">
            <text:p>2.12057393120585</text:p>
          </table:table-cell>
          <table:table-cell table:formula="of:=LOG([.AQ41])" office:value-type="float" office:value="2.13987908640124" calcext:value-type="float">
            <text:p>2.13987908640124</text:p>
          </table:table-cell>
          <table:table-cell table:formula="of:=LOG([.AR41])" office:value-type="float" office:value="2.17318626841227" calcext:value-type="float">
            <text:p>2.17318626841227</text:p>
          </table:table-cell>
          <table:table-cell table:formula="of:=LOG([.AS41])" office:value-type="float" office:value="2.21218760440396" calcext:value-type="float">
            <text:p>2.21218760440396</text:p>
          </table:table-cell>
          <table:table-cell table:formula="of:=LOG([.AT41])" office:value-type="float" office:value="2.25042000230889" calcext:value-type="float">
            <text:p>2.25042000230889</text:p>
          </table:table-cell>
          <table:table-cell table:formula="of:=LOG([.AU41])" office:value-type="float" office:value="2.26717172840301" calcext:value-type="float">
            <text:p>2.26717172840301</text:p>
          </table:table-cell>
          <table:table-cell table:formula="of:=LOG([.AV41])" office:value-type="float" office:value="2.29225607135648" calcext:value-type="float">
            <text:p>2.29225607135648</text:p>
          </table:table-cell>
          <table:table-cell table:formula="of:=LOG([.AW41])" office:value-type="float" office:value="2.32014628611105" calcext:value-type="float">
            <text:p>2.32014628611105</text:p>
          </table:table-cell>
          <table:table-cell table:formula="of:=LOG([.AX41])" office:value-type="float" office:value="2.35024801833416" calcext:value-type="float">
            <text:p>2.35024801833416</text:p>
          </table:table-cell>
          <table:table-cell table:formula="of:=LOG([.AY41])" office:value-type="float" office:value="2.37657695705651" calcext:value-type="float">
            <text:p>2.37657695705651</text:p>
          </table:table-cell>
          <table:table-cell table:formula="of:=LOG([.AZ41])" office:value-type="float" office:value="2.40483371661994" calcext:value-type="float">
            <text:p>2.40483371661994</text:p>
          </table:table-cell>
          <table:table-cell table:formula="of:=LOG([.BA41])" office:value-type="float" office:value="2.41497334797082" calcext:value-type="float">
            <text:p>2.41497334797082</text:p>
          </table:table-cell>
          <table:table-cell table:formula="of:=LOG([.BB41])" office:value-type="float" office:value="2.44247976906445" calcext:value-type="float">
            <text:p>2.44247976906445</text:p>
          </table:table-cell>
          <table:table-cell table:formula="of:=LOG([.BC41])" office:value-type="float" office:value="2.46982201597816" calcext:value-type="float">
            <text:p>2.46982201597816</text:p>
          </table:table-cell>
          <table:table-cell table:formula="of:=LOG([.BD41])" office:value-type="float" office:value="2.4983105537896" calcext:value-type="float">
            <text:p>2.4983105537896</text:p>
          </table:table-cell>
          <table:table-cell table:formula="of:=LOG([.BE41])" office:value-type="float" office:value="2.51982799377572" calcext:value-type="float">
            <text:p>2.51982799377572</text:p>
          </table:table-cell>
          <table:table-cell table:formula="of:=LOG([.BF41])" office:value-type="float" office:value="2.54032947479087" calcext:value-type="float">
            <text:p>2.54032947479087</text:p>
          </table:table-cell>
          <table:table-cell table:formula="of:=LOG([.BG41])" office:value-type="float" office:value="2.56466606425209" calcext:value-type="float">
            <text:p>2.56466606425209</text:p>
          </table:table-cell>
          <table:table-cell table:formula="of:=LOG([.BH41])" office:value-type="float" office:value="2.5910646070265" calcext:value-type="float">
            <text:p>2.5910646070265</text:p>
          </table:table-cell>
          <table:table-cell table:formula="of:=LOG([.BI41])" office:value-type="float" office:value="2.6159500516564" calcext:value-type="float">
            <text:p>2.6159500516564</text:p>
          </table:table-cell>
          <table:table-cell table:formula="of:=LOG([.BJ41])" office:value-type="float" office:value="2.64246452024212" calcext:value-type="float">
            <text:p>2.64246452024212</text:p>
          </table:table-cell>
          <table:table-cell table:formula="of:=LOG([.BK41])" office:value-type="float" office:value="2.66370092538965" calcext:value-type="float">
            <text:p>2.66370092538965</text:p>
          </table:table-cell>
          <table:table-cell table:formula="of:=LOG([.BL41])" office:value-type="float" office:value="2.68663626926229" calcext:value-type="float">
            <text:p>2.68663626926229</text:p>
          </table:table-cell>
          <table:table-cell table:formula="of:=LOG([.BM41])" office:value-type="float" office:value="2.70671778233676" calcext:value-type="float">
            <text:p>2.70671778233676</text:p>
          </table:table-cell>
          <table:table-cell table:formula="of:=LOG([.BN41])" office:value-type="float" office:value="2.71850168886727" calcext:value-type="float">
            <text:p>2.71850168886727</text:p>
          </table:table-cell>
          <table:table-cell table:formula="of:=LOG([.BO41])" office:value-type="float" office:value="2.73639650227664" calcext:value-type="float">
            <text:p>2.73639650227664</text:p>
          </table:table-cell>
          <table:table-cell table:formula="of:=LOG([.BP41])" office:value-type="float" office:value="2.76267856372744" calcext:value-type="float">
            <text:p>2.76267856372744</text:p>
          </table:table-cell>
          <table:table-cell table:formula="of:=LOG([.BQ41])" office:value-type="float" office:value="2.78247262416629" calcext:value-type="float">
            <text:p>2.78247262416629</text:p>
          </table:table-cell>
          <table:table-cell table:formula="of:=LOG([.BR41])" office:value-type="float" office:value="2.80482067872116" calcext:value-type="float">
            <text:p>2.80482067872116</text:p>
          </table:table-cell>
          <table:table-cell table:formula="of:=LOG([.BS41])" office:value-type="float" office:value="2.82930377283102" calcext:value-type="float">
            <text:p>2.82930377283102</text:p>
          </table:table-cell>
          <table:table-cell table:formula="of:=LOG([.BT41])" office:value-type="float" office:value="2.84447717574568" calcext:value-type="float">
            <text:p>2.84447717574568</text:p>
          </table:table-cell>
          <table:table-cell table:formula="of:=LOG([.BU41])" office:value-type="float" office:value="2.86153441085904" calcext:value-type="float">
            <text:p>2.86153441085904</text:p>
          </table:table-cell>
          <table:table-cell table:formula="of:=LOG([.BV41])" office:value-type="float" office:value="2.87966920563205" calcext:value-type="float">
            <text:p>2.87966920563205</text:p>
          </table:table-cell>
          <table:table-cell table:formula="of:=LOG([.BW41])" office:value-type="float" office:value="2.89597473235906" calcext:value-type="float">
            <text:p>2.89597473235906</text:p>
          </table:table-cell>
          <table:table-cell table:formula="of:=LOG([.BX41])" office:value-type="float" office:value="2.91539983521227" calcext:value-type="float">
            <text:p>2.91539983521227</text:p>
          </table:table-cell>
          <table:table-cell table:formula="of:=LOG([.BY41])" office:value-type="float" office:value="2.9329808219232" calcext:value-type="float">
            <text:p>2.9329808219232</text:p>
          </table:table-cell>
          <table:table-cell table:formula="of:=LOG([.BZ41])" office:value-type="float" office:value="2.9532763366673" calcext:value-type="float">
            <text:p>2.9532763366673</text:p>
          </table:table-cell>
          <table:table-cell table:formula="of:=LOG([.CA41])" office:value-type="float" office:value="2.96894968098134" calcext:value-type="float">
            <text:p>2.96894968098134</text:p>
          </table:table-cell>
          <table:table-cell table:formula="of:=LOG([.CB41])" office:value-type="float" office:value="2.98497712641549" calcext:value-type="float">
            <text:p>2.98497712641549</text:p>
          </table:table-cell>
          <table:table-cell table:formula="of:=LOG([.CC41])" office:value-type="float" office:value="3.00389116623691" calcext:value-type="float">
            <text:p>3.00389116623691</text:p>
          </table:table-cell>
          <table:table-cell table:formula="of:=LOG([.CD41])" office:value-type="float" office:value="3.01911629044707" calcext:value-type="float">
            <text:p>3.01911629044707</text:p>
          </table:table-cell>
          <table:table-cell table:formula="of:=LOG([.CE41])" office:value-type="float" office:value="3.03221570329798" calcext:value-type="float">
            <text:p>3.03221570329798</text:p>
          </table:table-cell>
          <table:table-cell table:formula="of:=LOG([.CF41])" office:value-type="float" office:value="3.05192391604611" calcext:value-type="float">
            <text:p>3.05192391604611</text:p>
          </table:table-cell>
          <table:table-cell table:formula="of:=LOG([.CG41])" office:value-type="float" office:value="3.06520612805431" calcext:value-type="float">
            <text:p>3.06520612805431</text:p>
          </table:table-cell>
          <table:table-cell table:formula="of:=LOG([.CH41])" office:value-type="float" office:value="3.07881918309885" calcext:value-type="float">
            <text:p>3.07881918309885</text:p>
          </table:table-cell>
          <table:table-cell table:formula="of:=LOG([.CI41])" office:value-type="float" office:value="3.09377178149873" calcext:value-type="float">
            <text:p>3.09377178149873</text:p>
          </table:table-cell>
          <table:table-cell table:formula="of:=LOG([.CJ41])" office:value-type="float" office:value="3.11193427633268" calcext:value-type="float">
            <text:p>3.11193427633268</text:p>
          </table:table-cell>
          <table:table-cell table:formula="of:=LOG([.CK41])" office:value-type="float" office:value="3.12090281761453" calcext:value-type="float">
            <text:p>3.12090281761453</text:p>
          </table:table-cell>
          <table:table-cell table:formula="of:=LOG([.CL41])" office:value-type="float" office:value="3.13545069934551" calcext:value-type="float">
            <text:p>3.13545069934551</text:p>
          </table:table-cell>
          <table:table-cell table:formula="of:=LOG([.CM41])" office:value-type="float" office:value="3.14983469671578" calcext:value-type="float">
            <text:p>3.14983469671578</text:p>
          </table:table-cell>
          <table:table-cell table:formula="of:=LOG([.CN41])" office:value-type="float" office:value="3.16643011384328" calcext:value-type="float">
            <text:p>3.16643011384328</text:p>
          </table:table-cell>
          <table:table-cell table:formula="of:=LOG([.CO41])" office:value-type="float" office:value="3.17955179116519" calcext:value-type="float">
            <text:p>3.17955179116519</text:p>
          </table:table-cell>
          <table:table-cell table:formula="of:=LOG([.CP41])" office:value-type="float" office:value="3.19340290306242" calcext:value-type="float">
            <text:p>3.19340290306242</text:p>
          </table:table-cell>
          <table:table-cell table:formula="of:=LOG([.CQ41])" office:value-type="float" office:value="3.21218760440396" calcext:value-type="float">
            <text:p>3.21218760440396</text:p>
          </table:table-cell>
          <table:table-cell table:formula="of:=LOG([.CR41])" office:value-type="float" office:value="3.22711508258912" calcext:value-type="float">
            <text:p>3.22711508258912</text:p>
          </table:table-cell>
          <table:table-cell table:formula="of:=LOG([.CS41])" office:value-type="float" office:value="3.23904909314019" calcext:value-type="float">
            <text:p>3.23904909314019</text:p>
          </table:table-cell>
          <table:table-cell table:formula="of:=LOG([.CT41])" office:value-type="float" office:value="3.25017594808392" calcext:value-type="float">
            <text:p>3.25017594808392</text:p>
          </table:table-cell>
          <table:table-cell table:formula="of:=LOG([.CU41])" office:value-type="float" office:value="3.26434550705009" calcext:value-type="float">
            <text:p>3.26434550705009</text:p>
          </table:table-cell>
          <table:table-cell table:formula="of:=LOG([.CV41])" office:value-type="float" office:value="3.27875360095283" calcext:value-type="float">
            <text:p>3.27875360095283</text:p>
          </table:table-cell>
          <table:table-cell table:formula="of:=LOG([.CW41])" office:value-type="float" office:value="3.291590825658" calcext:value-type="float">
            <text:p>3.291590825658</text:p>
          </table:table-cell>
          <table:table-cell table:formula="of:=LOG([.CX41])" office:value-type="float" office:value="3.30168094929358" calcext:value-type="float">
            <text:p>3.30168094929358</text:p>
          </table:table-cell>
          <table:table-cell table:formula="of:=SLOPE([.BG96:.CX96];[.BG$56:.CX$56])" office:value-type="float" office:value="2.99929299573654" calcext:value-type="float">
            <text:p>2.99929299573654</text:p>
          </table:table-cell>
        </table:table-row>
        <table:table-row table:style-name="ro1">
          <table:table-cell table:formula="of:=LOG([.A42])" office:value-type="float" office:value="3.5910646070265" calcext:value-type="float">
            <text:p>3.5910646070265</text:p>
          </table:table-cell>
          <table:table-cell table:formula="of:=LOG([.B42])" office:value-type="string" office:string-value="" calcext:value-type="error">
            <text:p>Err:502</text:p>
          </table:table-cell>
          <table:table-cell table:formula="of:=LOG([.C42])" office:value-type="string" office:string-value="" calcext:value-type="error">
            <text:p>Err:502</text:p>
          </table:table-cell>
          <table:table-cell table:formula="of:=LOG([.D42])" office:value-type="string" office:string-value="" calcext:value-type="error">
            <text:p>Err:502</text:p>
          </table:table-cell>
          <table:table-cell table:formula="of:=LOG([.E42])" office:value-type="string" office:string-value="" calcext:value-type="error">
            <text:p>Err:502</text:p>
          </table:table-cell>
          <table:table-cell table:formula="of:=LOG([.F42])" office:value-type="string" office:string-value="" calcext:value-type="error">
            <text:p>Err:502</text:p>
          </table:table-cell>
          <table:table-cell table:formula="of:=LOG([.G42])" office:value-type="string" office:string-value="" calcext:value-type="error">
            <text:p>Err:502</text:p>
          </table:table-cell>
          <table:table-cell table:formula="of:=LOG([.H42])" office:value-type="string" office:string-value="" calcext:value-type="error">
            <text:p>Err:502</text:p>
          </table:table-cell>
          <table:table-cell table:formula="of:=LOG([.I42])" office:value-type="float" office:value="0" calcext:value-type="float">
            <text:p>0</text:p>
          </table:table-cell>
          <table:table-cell table:formula="of:=LOG([.J42])" office:value-type="float" office:value="0" calcext:value-type="float">
            <text:p>0</text:p>
          </table:table-cell>
          <table:table-cell table:formula="of:=LOG([.K42])" office:value-type="float" office:value="0" calcext:value-type="float">
            <text:p>0</text:p>
          </table:table-cell>
          <table:table-cell table:formula="of:=LOG([.L42])" office:value-type="float" office:value="0.477121254719662" calcext:value-type="float">
            <text:p>0.477121254719662</text:p>
          </table:table-cell>
          <table:table-cell table:formula="of:=LOG([.M42])" office:value-type="float" office:value="0.602059991327962" calcext:value-type="float">
            <text:p>0.602059991327962</text:p>
          </table:table-cell>
          <table:table-cell table:formula="of:=LOG([.N42])" office:value-type="float" office:value="0.698970004336019" calcext:value-type="float">
            <text:p>0.698970004336019</text:p>
          </table:table-cell>
          <table:table-cell table:formula="of:=LOG([.O42])" office:value-type="float" office:value="0.698970004336019" calcext:value-type="float">
            <text:p>0.698970004336019</text:p>
          </table:table-cell>
          <table:table-cell table:formula="of:=LOG([.P42])" office:value-type="float" office:value="0.778151250383644" calcext:value-type="float">
            <text:p>0.778151250383644</text:p>
          </table:table-cell>
          <table:table-cell table:formula="of:=LOG([.Q42])" office:value-type="float" office:value="0.778151250383644" calcext:value-type="float">
            <text:p>0.778151250383644</text:p>
          </table:table-cell>
          <table:table-cell table:formula="of:=LOG([.R42])" office:value-type="float" office:value="0.903089986991943" calcext:value-type="float">
            <text:p>0.903089986991943</text:p>
          </table:table-cell>
          <table:table-cell table:formula="of:=LOG([.S42])" office:value-type="float" office:value="1.07918124604762" calcext:value-type="float">
            <text:p>1.07918124604762</text:p>
          </table:table-cell>
          <table:table-cell table:formula="of:=LOG([.T42])" office:value-type="float" office:value="1.11394335230684" calcext:value-type="float">
            <text:p>1.11394335230684</text:p>
          </table:table-cell>
          <table:table-cell table:formula="of:=LOG([.U42])" office:value-type="float" office:value="1.23044892137827" calcext:value-type="float">
            <text:p>1.23044892137827</text:p>
          </table:table-cell>
          <table:table-cell table:formula="of:=LOG([.V42])" office:value-type="float" office:value="1.27875360095283" calcext:value-type="float">
            <text:p>1.27875360095283</text:p>
          </table:table-cell>
          <table:table-cell table:formula="of:=LOG([.W42])" office:value-type="float" office:value="1.32221929473392" calcext:value-type="float">
            <text:p>1.32221929473392</text:p>
          </table:table-cell>
          <table:table-cell table:formula="of:=LOG([.X42])" office:value-type="float" office:value="1.38021124171161" calcext:value-type="float">
            <text:p>1.38021124171161</text:p>
          </table:table-cell>
          <table:table-cell table:formula="of:=LOG([.Y42])" office:value-type="float" office:value="1.39794000867204" calcext:value-type="float">
            <text:p>1.39794000867204</text:p>
          </table:table-cell>
          <table:table-cell table:formula="of:=LOG([.Z42])" office:value-type="float" office:value="1.46239799789896" calcext:value-type="float">
            <text:p>1.46239799789896</text:p>
          </table:table-cell>
          <table:table-cell table:formula="of:=LOG([.AA42])" office:value-type="float" office:value="1.50514997831991" calcext:value-type="float">
            <text:p>1.50514997831991</text:p>
          </table:table-cell>
          <table:table-cell table:formula="of:=LOG([.AB42])" office:value-type="float" office:value="1.55630250076729" calcext:value-type="float">
            <text:p>1.55630250076729</text:p>
          </table:table-cell>
          <table:table-cell table:formula="of:=LOG([.AC42])" office:value-type="float" office:value="1.61278385671974" calcext:value-type="float">
            <text:p>1.61278385671974</text:p>
          </table:table-cell>
          <table:table-cell table:formula="of:=LOG([.AD42])" office:value-type="float" office:value="1.68124123737559" calcext:value-type="float">
            <text:p>1.68124123737559</text:p>
          </table:table-cell>
          <table:table-cell table:formula="of:=LOG([.AE42])" office:value-type="float" office:value="1.74036268949424" calcext:value-type="float">
            <text:p>1.74036268949424</text:p>
          </table:table-cell>
          <table:table-cell table:formula="of:=LOG([.AF42])" office:value-type="float" office:value="1.79239168949825" calcext:value-type="float">
            <text:p>1.79239168949825</text:p>
          </table:table-cell>
          <table:table-cell table:formula="of:=LOG([.AG42])" office:value-type="float" office:value="1.81954393554187" calcext:value-type="float">
            <text:p>1.81954393554187</text:p>
          </table:table-cell>
          <table:table-cell table:formula="of:=LOG([.AH42])" office:value-type="float" office:value="1.86332286012046" calcext:value-type="float">
            <text:p>1.86332286012046</text:p>
          </table:table-cell>
          <table:table-cell table:formula="of:=LOG([.AI42])" office:value-type="float" office:value="1.88081359228079" calcext:value-type="float">
            <text:p>1.88081359228079</text:p>
          </table:table-cell>
          <table:table-cell table:formula="of:=LOG([.AJ42])" office:value-type="float" office:value="1.93449845124357" calcext:value-type="float">
            <text:p>1.93449845124357</text:p>
          </table:table-cell>
          <table:table-cell table:formula="of:=LOG([.AK42])" office:value-type="float" office:value="1.9731278535997" calcext:value-type="float">
            <text:p>1.9731278535997</text:p>
          </table:table-cell>
          <table:table-cell table:formula="of:=LOG([.AL42])" office:value-type="float" office:value="1.98677173426624" calcext:value-type="float">
            <text:p>1.98677173426624</text:p>
          </table:table-cell>
          <table:table-cell table:formula="of:=LOG([.AM42])" office:value-type="float" office:value="2.01703333929878" calcext:value-type="float">
            <text:p>2.01703333929878</text:p>
          </table:table-cell>
          <table:table-cell table:formula="of:=LOG([.AN42])" office:value-type="float" office:value="2.04139268515822" calcext:value-type="float">
            <text:p>2.04139268515822</text:p>
          </table:table-cell>
          <table:table-cell table:formula="of:=LOG([.AO42])" office:value-type="float" office:value="2.07554696139253" calcext:value-type="float">
            <text:p>2.07554696139253</text:p>
          </table:table-cell>
          <table:table-cell table:formula="of:=LOG([.AP42])" office:value-type="float" office:value="2.11727129565576" calcext:value-type="float">
            <text:p>2.11727129565576</text:p>
          </table:table-cell>
          <table:table-cell table:formula="of:=LOG([.AQ42])" office:value-type="float" office:value="2.15228834438306" calcext:value-type="float">
            <text:p>2.15228834438306</text:p>
          </table:table-cell>
          <table:table-cell table:formula="of:=LOG([.AR42])" office:value-type="float" office:value="2.17609125905568" calcext:value-type="float">
            <text:p>2.17609125905568</text:p>
          </table:table-cell>
          <table:table-cell table:formula="of:=LOG([.AS42])" office:value-type="float" office:value="2.19312459835446" calcext:value-type="float">
            <text:p>2.19312459835446</text:p>
          </table:table-cell>
          <table:table-cell table:formula="of:=LOG([.AT42])" office:value-type="float" office:value="2.23299611039215" calcext:value-type="float">
            <text:p>2.23299611039215</text:p>
          </table:table-cell>
          <table:table-cell table:formula="of:=LOG([.AU42])" office:value-type="float" office:value="2.26481782300954" calcext:value-type="float">
            <text:p>2.26481782300954</text:p>
          </table:table-cell>
          <table:table-cell table:formula="of:=LOG([.AV42])" office:value-type="float" office:value="2.30319605742049" calcext:value-type="float">
            <text:p>2.30319605742049</text:p>
          </table:table-cell>
          <table:table-cell table:formula="of:=LOG([.AW42])" office:value-type="float" office:value="2.32837960343874" calcext:value-type="float">
            <text:p>2.32837960343874</text:p>
          </table:table-cell>
          <table:table-cell table:formula="of:=LOG([.AX42])" office:value-type="float" office:value="2.35793484700045" calcext:value-type="float">
            <text:p>2.35793484700045</text:p>
          </table:table-cell>
          <table:table-cell table:formula="of:=LOG([.AY42])" office:value-type="float" office:value="2.38560627359831" calcext:value-type="float">
            <text:p>2.38560627359831</text:p>
          </table:table-cell>
          <table:table-cell table:formula="of:=LOG([.AZ42])" office:value-type="float" office:value="2.40993312333129" calcext:value-type="float">
            <text:p>2.40993312333129</text:p>
          </table:table-cell>
          <table:table-cell table:formula="of:=LOG([.BA42])" office:value-type="float" office:value="2.42651126136457" calcext:value-type="float">
            <text:p>2.42651126136457</text:p>
          </table:table-cell>
          <table:table-cell table:formula="of:=LOG([.BB42])" office:value-type="float" office:value="2.46089784275655" calcext:value-type="float">
            <text:p>2.46089784275655</text:p>
          </table:table-cell>
          <table:table-cell table:formula="of:=LOG([.BC42])" office:value-type="float" office:value="2.48572142648158" calcext:value-type="float">
            <text:p>2.48572142648158</text:p>
          </table:table-cell>
          <table:table-cell table:formula="of:=LOG([.BD42])" office:value-type="float" office:value="2.51054501020661" calcext:value-type="float">
            <text:p>2.51054501020661</text:p>
          </table:table-cell>
          <table:table-cell table:formula="of:=LOG([.BE42])" office:value-type="float" office:value="2.53402610605613" calcext:value-type="float">
            <text:p>2.53402610605613</text:p>
          </table:table-cell>
          <table:table-cell table:formula="of:=LOG([.BF42])" office:value-type="float" office:value="2.55630250076729" calcext:value-type="float">
            <text:p>2.55630250076729</text:p>
          </table:table-cell>
          <table:table-cell table:formula="of:=LOG([.BG42])" office:value-type="float" office:value="2.57403126772772" calcext:value-type="float">
            <text:p>2.57403126772772</text:p>
          </table:table-cell>
          <table:table-cell table:formula="of:=LOG([.BH42])" office:value-type="float" office:value="2.60422605308447" calcext:value-type="float">
            <text:p>2.60422605308447</text:p>
          </table:table-cell>
          <table:table-cell table:formula="of:=LOG([.BI42])" office:value-type="float" office:value="2.6232492903979" calcext:value-type="float">
            <text:p>2.6232492903979</text:p>
          </table:table-cell>
          <table:table-cell table:formula="of:=LOG([.BJ42])" office:value-type="float" office:value="2.6414741105041" calcext:value-type="float">
            <text:p>2.6414741105041</text:p>
          </table:table-cell>
          <table:table-cell table:formula="of:=LOG([.BK42])" office:value-type="float" office:value="2.65609820201283" calcext:value-type="float">
            <text:p>2.65609820201283</text:p>
          </table:table-cell>
          <table:table-cell table:formula="of:=LOG([.BL42])" office:value-type="float" office:value="2.67394199863409" calcext:value-type="float">
            <text:p>2.67394199863409</text:p>
          </table:table-cell>
          <table:table-cell table:formula="of:=LOG([.BM42])" office:value-type="float" office:value="2.69722934275972" calcext:value-type="float">
            <text:p>2.69722934275972</text:p>
          </table:table-cell>
          <table:table-cell table:formula="of:=LOG([.BN42])" office:value-type="float" office:value="2.71850168886727" calcext:value-type="float">
            <text:p>2.71850168886727</text:p>
          </table:table-cell>
          <table:table-cell table:formula="of:=LOG([.BO42])" office:value-type="float" office:value="2.74663419893758" calcext:value-type="float">
            <text:p>2.74663419893758</text:p>
          </table:table-cell>
          <table:table-cell table:formula="of:=LOG([.BP42])" office:value-type="float" office:value="2.76789761601809" calcext:value-type="float">
            <text:p>2.76789761601809</text:p>
          </table:table-cell>
          <table:table-cell table:formula="of:=LOG([.BQ42])" office:value-type="float" office:value="2.78675142214556" calcext:value-type="float">
            <text:p>2.78675142214556</text:p>
          </table:table-cell>
          <table:table-cell table:formula="of:=LOG([.BR42])" office:value-type="float" office:value="2.80888586735981" calcext:value-type="float">
            <text:p>2.80888586735981</text:p>
          </table:table-cell>
          <table:table-cell table:formula="of:=LOG([.BS42])" office:value-type="float" office:value="2.82542611776782" calcext:value-type="float">
            <text:p>2.82542611776782</text:p>
          </table:table-cell>
          <table:table-cell table:formula="of:=LOG([.BT42])" office:value-type="float" office:value="2.84447717574568" calcext:value-type="float">
            <text:p>2.84447717574568</text:p>
          </table:table-cell>
          <table:table-cell table:formula="of:=LOG([.BU42])" office:value-type="float" office:value="2.86332286012046" calcext:value-type="float">
            <text:p>2.86332286012046</text:p>
          </table:table-cell>
          <table:table-cell table:formula="of:=LOG([.BV42])" office:value-type="float" office:value="2.88309335857569" calcext:value-type="float">
            <text:p>2.88309335857569</text:p>
          </table:table-cell>
          <table:table-cell table:formula="of:=LOG([.BW42])" office:value-type="float" office:value="2.90308998699194" calcext:value-type="float">
            <text:p>2.90308998699194</text:p>
          </table:table-cell>
          <table:table-cell table:formula="of:=LOG([.BX42])" office:value-type="float" office:value="2.92479599579791" calcext:value-type="float">
            <text:p>2.92479599579791</text:p>
          </table:table-cell>
          <table:table-cell table:formula="of:=LOG([.BY42])" office:value-type="float" office:value="2.93550726582471" calcext:value-type="float">
            <text:p>2.93550726582471</text:p>
          </table:table-cell>
          <table:table-cell table:formula="of:=LOG([.BZ42])" office:value-type="float" office:value="2.95375969173323" calcext:value-type="float">
            <text:p>2.95375969173323</text:p>
          </table:table-cell>
          <table:table-cell table:formula="of:=LOG([.CA42])" office:value-type="float" office:value="2.97266559226611" calcext:value-type="float">
            <text:p>2.97266559226611</text:p>
          </table:table-cell>
          <table:table-cell table:formula="of:=LOG([.CB42])" office:value-type="float" office:value="2.99166900737995" calcext:value-type="float">
            <text:p>2.99166900737995</text:p>
          </table:table-cell>
          <table:table-cell table:formula="of:=LOG([.CC42])" office:value-type="float" office:value="3.00646604224923" calcext:value-type="float">
            <text:p>3.00646604224923</text:p>
          </table:table-cell>
          <table:table-cell table:formula="of:=LOG([.CD42])" office:value-type="float" office:value="3.02366391819779" calcext:value-type="float">
            <text:p>3.02366391819779</text:p>
          </table:table-cell>
          <table:table-cell table:formula="of:=LOG([.CE42])" office:value-type="float" office:value="3.03981055414835" calcext:value-type="float">
            <text:p>3.03981055414835</text:p>
          </table:table-cell>
          <table:table-cell table:formula="of:=LOG([.CF42])" office:value-type="float" office:value="3.05576046468773" calcext:value-type="float">
            <text:p>3.05576046468773</text:p>
          </table:table-cell>
          <table:table-cell table:formula="of:=LOG([.CG42])" office:value-type="float" office:value="3.0696680969116" calcext:value-type="float">
            <text:p>3.0696680969116</text:p>
          </table:table-cell>
          <table:table-cell table:formula="of:=LOG([.CH42])" office:value-type="float" office:value="3.08386080086657" calcext:value-type="float">
            <text:p>3.08386080086657</text:p>
          </table:table-cell>
          <table:table-cell table:formula="of:=LOG([.CI42])" office:value-type="float" office:value="3.10037054511756" calcext:value-type="float">
            <text:p>3.10037054511756</text:p>
          </table:table-cell>
          <table:table-cell table:formula="of:=LOG([.CJ42])" office:value-type="float" office:value="3.11293997608408" calcext:value-type="float">
            <text:p>3.11293997608408</text:p>
          </table:table-cell>
          <table:table-cell table:formula="of:=LOG([.CK42])" office:value-type="float" office:value="3.12904505988796" calcext:value-type="float">
            <text:p>3.12904505988796</text:p>
          </table:table-cell>
          <table:table-cell table:formula="of:=LOG([.CL42])" office:value-type="float" office:value="3.14426277376199" calcext:value-type="float">
            <text:p>3.14426277376199</text:p>
          </table:table-cell>
          <table:table-cell table:formula="of:=LOG([.CM42])" office:value-type="float" office:value="3.15654915133178" calcext:value-type="float">
            <text:p>3.15654915133178</text:p>
          </table:table-cell>
          <table:table-cell table:formula="of:=LOG([.CN42])" office:value-type="float" office:value="3.17026171539496" calcext:value-type="float">
            <text:p>3.17026171539496</text:p>
          </table:table-cell>
          <table:table-cell table:formula="of:=LOG([.CO42])" office:value-type="float" office:value="3.18440748541232" calcext:value-type="float">
            <text:p>3.18440748541232</text:p>
          </table:table-cell>
          <table:table-cell table:formula="of:=LOG([.CP42])" office:value-type="float" office:value="3.20303288701471" calcext:value-type="float">
            <text:p>3.20303288701471</text:p>
          </table:table-cell>
          <table:table-cell table:formula="of:=LOG([.CQ42])" office:value-type="float" office:value="3.21748394421391" calcext:value-type="float">
            <text:p>3.21748394421391</text:p>
          </table:table-cell>
          <table:table-cell table:formula="of:=LOG([.CR42])" office:value-type="float" office:value="3.23223352111473" calcext:value-type="float">
            <text:p>3.23223352111473</text:p>
          </table:table-cell>
          <table:table-cell table:formula="of:=LOG([.CS42])" office:value-type="float" office:value="3.24452451157008" calcext:value-type="float">
            <text:p>3.24452451157008</text:p>
          </table:table-cell>
          <table:table-cell table:formula="of:=LOG([.CT42])" office:value-type="float" office:value="3.25863728272408" calcext:value-type="float">
            <text:p>3.25863728272408</text:p>
          </table:table-cell>
          <table:table-cell table:formula="of:=LOG([.CU42])" office:value-type="float" office:value="3.27021285489624" calcext:value-type="float">
            <text:p>3.27021285489624</text:p>
          </table:table-cell>
          <table:table-cell table:formula="of:=LOG([.CV42])" office:value-type="float" office:value="3.28352736486169" calcext:value-type="float">
            <text:p>3.28352736486169</text:p>
          </table:table-cell>
          <table:table-cell table:formula="of:=LOG([.CW42])" office:value-type="float" office:value="3.29600666931367" calcext:value-type="float">
            <text:p>3.29600666931367</text:p>
          </table:table-cell>
          <table:table-cell table:formula="of:=LOG([.CX42])" office:value-type="float" office:value="3.30941722577814" calcext:value-type="float">
            <text:p>3.30941722577814</text:p>
          </table:table-cell>
          <table:table-cell table:formula="of:=SLOPE([.BG97:.CX97];[.BG$56:.CX$56])" office:value-type="float" office:value="3.02268285962257" calcext:value-type="float">
            <text:p>3.02268285962257</text:p>
          </table:table-cell>
        </table:table-row>
        <table:table-row table:style-name="ro1">
          <table:table-cell table:formula="of:=LOG([.A43])" office:value-type="float" office:value="3.60205999132796" calcext:value-type="float">
            <text:p>3.60205999132796</text:p>
          </table:table-cell>
          <table:table-cell table:formula="of:=LOG([.B43])" office:value-type="string" office:string-value="" calcext:value-type="error">
            <text:p>Err:502</text:p>
          </table:table-cell>
          <table:table-cell table:formula="of:=LOG([.C43])" office:value-type="string" office:string-value="" calcext:value-type="error">
            <text:p>Err:502</text:p>
          </table:table-cell>
          <table:table-cell table:formula="of:=LOG([.D43])" office:value-type="string" office:string-value="" calcext:value-type="error">
            <text:p>Err:502</text:p>
          </table:table-cell>
          <table:table-cell table:formula="of:=LOG([.E43])" office:value-type="string" office:string-value="" calcext:value-type="error">
            <text:p>Err:502</text:p>
          </table:table-cell>
          <table:table-cell table:formula="of:=LOG([.F43])" office:value-type="string" office:string-value="" calcext:value-type="error">
            <text:p>Err:502</text:p>
          </table:table-cell>
          <table:table-cell table:formula="of:=LOG([.G43])" office:value-type="string" office:string-value="" calcext:value-type="error">
            <text:p>Err:502</text:p>
          </table:table-cell>
          <table:table-cell table:formula="of:=LOG([.H43])" office:value-type="string" office:string-value="" calcext:value-type="error">
            <text:p>Err:502</text:p>
          </table:table-cell>
          <table:table-cell table:formula="of:=LOG([.I43])" office:value-type="float" office:value="0" calcext:value-type="float">
            <text:p>0</text:p>
          </table:table-cell>
          <table:table-cell table:formula="of:=LOG([.J43])" office:value-type="float" office:value="0" calcext:value-type="float">
            <text:p>0</text:p>
          </table:table-cell>
          <table:table-cell table:formula="of:=LOG([.K43])" office:value-type="float" office:value="0.301029995663981" calcext:value-type="float">
            <text:p>0.301029995663981</text:p>
          </table:table-cell>
          <table:table-cell table:formula="of:=LOG([.L43])" office:value-type="float" office:value="0.301029995663981" calcext:value-type="float">
            <text:p>0.301029995663981</text:p>
          </table:table-cell>
          <table:table-cell table:formula="of:=LOG([.M43])" office:value-type="float" office:value="0.301029995663981" calcext:value-type="float">
            <text:p>0.301029995663981</text:p>
          </table:table-cell>
          <table:table-cell table:formula="of:=LOG([.N43])" office:value-type="float" office:value="0.602059991327962" calcext:value-type="float">
            <text:p>0.602059991327962</text:p>
          </table:table-cell>
          <table:table-cell table:formula="of:=LOG([.O43])" office:value-type="float" office:value="0.698970004336019" calcext:value-type="float">
            <text:p>0.698970004336019</text:p>
          </table:table-cell>
          <table:table-cell table:formula="of:=LOG([.P43])" office:value-type="float" office:value="0.845098040014257" calcext:value-type="float">
            <text:p>0.845098040014257</text:p>
          </table:table-cell>
          <table:table-cell table:formula="of:=LOG([.Q43])" office:value-type="float" office:value="0.845098040014257" calcext:value-type="float">
            <text:p>0.845098040014257</text:p>
          </table:table-cell>
          <table:table-cell table:formula="of:=LOG([.R43])" office:value-type="float" office:value="0.903089986991943" calcext:value-type="float">
            <text:p>0.903089986991943</text:p>
          </table:table-cell>
          <table:table-cell table:formula="of:=LOG([.S43])" office:value-type="float" office:value="0.903089986991943" calcext:value-type="float">
            <text:p>0.903089986991943</text:p>
          </table:table-cell>
          <table:table-cell table:formula="of:=LOG([.T43])" office:value-type="float" office:value="1.04139268515823" calcext:value-type="float">
            <text:p>1.04139268515823</text:p>
          </table:table-cell>
          <table:table-cell table:formula="of:=LOG([.U43])" office:value-type="float" office:value="1.14612803567824" calcext:value-type="float">
            <text:p>1.14612803567824</text:p>
          </table:table-cell>
          <table:table-cell table:formula="of:=LOG([.V43])" office:value-type="float" office:value="1.25527250510331" calcext:value-type="float">
            <text:p>1.25527250510331</text:p>
          </table:table-cell>
          <table:table-cell table:formula="of:=LOG([.W43])" office:value-type="float" office:value="1.27875360095283" calcext:value-type="float">
            <text:p>1.27875360095283</text:p>
          </table:table-cell>
          <table:table-cell table:formula="of:=LOG([.X43])" office:value-type="float" office:value="1.36172783601759" calcext:value-type="float">
            <text:p>1.36172783601759</text:p>
          </table:table-cell>
          <table:table-cell table:formula="of:=LOG([.Y43])" office:value-type="float" office:value="1.43136376415899" calcext:value-type="float">
            <text:p>1.43136376415899</text:p>
          </table:table-cell>
          <table:table-cell table:formula="of:=LOG([.Z43])" office:value-type="float" office:value="1.49136169383427" calcext:value-type="float">
            <text:p>1.49136169383427</text:p>
          </table:table-cell>
          <table:table-cell table:formula="of:=LOG([.AA43])" office:value-type="float" office:value="1.55630250076729" calcext:value-type="float">
            <text:p>1.55630250076729</text:p>
          </table:table-cell>
          <table:table-cell table:formula="of:=LOG([.AB43])" office:value-type="float" office:value="1.57978359661681" calcext:value-type="float">
            <text:p>1.57978359661681</text:p>
          </table:table-cell>
          <table:table-cell table:formula="of:=LOG([.AC43])" office:value-type="float" office:value="1.6232492903979" calcext:value-type="float">
            <text:p>1.6232492903979</text:p>
          </table:table-cell>
          <table:table-cell table:formula="of:=LOG([.AD43])" office:value-type="float" office:value="1.65321251377534" calcext:value-type="float">
            <text:p>1.65321251377534</text:p>
          </table:table-cell>
          <table:table-cell table:formula="of:=LOG([.AE43])" office:value-type="float" office:value="1.70757017609794" calcext:value-type="float">
            <text:p>1.70757017609794</text:p>
          </table:table-cell>
          <table:table-cell table:formula="of:=LOG([.AF43])" office:value-type="float" office:value="1.75587485567249" calcext:value-type="float">
            <text:p>1.75587485567249</text:p>
          </table:table-cell>
          <table:table-cell table:formula="of:=LOG([.AG43])" office:value-type="float" office:value="1.78532983501077" calcext:value-type="float">
            <text:p>1.78532983501077</text:p>
          </table:table-cell>
          <table:table-cell table:formula="of:=LOG([.AH43])" office:value-type="float" office:value="1.82607480270083" calcext:value-type="float">
            <text:p>1.82607480270083</text:p>
          </table:table-cell>
          <table:table-cell table:formula="of:=LOG([.AI43])" office:value-type="float" office:value="1.84509804001426" calcext:value-type="float">
            <text:p>1.84509804001426</text:p>
          </table:table-cell>
          <table:table-cell table:formula="of:=LOG([.AJ43])" office:value-type="float" office:value="1.91381385238372" calcext:value-type="float">
            <text:p>1.91381385238372</text:p>
          </table:table-cell>
          <table:table-cell table:formula="of:=LOG([.AK43])" office:value-type="float" office:value="1.96378782734556" calcext:value-type="float">
            <text:p>1.96378782734556</text:p>
          </table:table-cell>
          <table:table-cell table:formula="of:=LOG([.AL43])" office:value-type="float" office:value="2.00432137378264" calcext:value-type="float">
            <text:p>2.00432137378264</text:p>
          </table:table-cell>
          <table:table-cell table:formula="of:=LOG([.AM43])" office:value-type="float" office:value="2.02938377768521" calcext:value-type="float">
            <text:p>2.02938377768521</text:p>
          </table:table-cell>
          <table:table-cell table:formula="of:=LOG([.AN43])" office:value-type="float" office:value="2.07188200730613" calcext:value-type="float">
            <text:p>2.07188200730613</text:p>
          </table:table-cell>
          <table:table-cell table:formula="of:=LOG([.AO43])" office:value-type="float" office:value="2.11394335230684" calcext:value-type="float">
            <text:p>2.11394335230684</text:p>
          </table:table-cell>
          <table:table-cell table:formula="of:=LOG([.AP43])" office:value-type="float" office:value="2.14301480025409" calcext:value-type="float">
            <text:p>2.14301480025409</text:p>
          </table:table-cell>
          <table:table-cell table:formula="of:=LOG([.AQ43])" office:value-type="float" office:value="2.17026171539496" calcext:value-type="float">
            <text:p>2.17026171539496</text:p>
          </table:table-cell>
          <table:table-cell table:formula="of:=LOG([.AR43])" office:value-type="float" office:value="2.20411998265592" calcext:value-type="float">
            <text:p>2.20411998265592</text:p>
          </table:table-cell>
          <table:table-cell table:formula="of:=LOG([.AS43])" office:value-type="float" office:value="2.23044892137827" calcext:value-type="float">
            <text:p>2.23044892137827</text:p>
          </table:table-cell>
          <table:table-cell table:formula="of:=LOG([.AT43])" office:value-type="float" office:value="2.2380461031288" calcext:value-type="float">
            <text:p>2.2380461031288</text:p>
          </table:table-cell>
          <table:table-cell table:formula="of:=LOG([.AU43])" office:value-type="float" office:value="2.28330122870355" calcext:value-type="float">
            <text:p>2.28330122870355</text:p>
          </table:table-cell>
          <table:table-cell table:formula="of:=LOG([.AV43])" office:value-type="float" office:value="2.31386722036915" calcext:value-type="float">
            <text:p>2.31386722036915</text:p>
          </table:table-cell>
          <table:table-cell table:formula="of:=LOG([.AW43])" office:value-type="float" office:value="2.33445375115093" calcext:value-type="float">
            <text:p>2.33445375115093</text:p>
          </table:table-cell>
          <table:table-cell table:formula="of:=LOG([.AX43])" office:value-type="float" office:value="2.35983548233989" calcext:value-type="float">
            <text:p>2.35983548233989</text:p>
          </table:table-cell>
          <table:table-cell table:formula="of:=LOG([.AY43])" office:value-type="float" office:value="2.38201704257487" calcext:value-type="float">
            <text:p>2.38201704257487</text:p>
          </table:table-cell>
          <table:table-cell table:formula="of:=LOG([.AZ43])" office:value-type="float" office:value="2.42160392686983" calcext:value-type="float">
            <text:p>2.42160392686983</text:p>
          </table:table-cell>
          <table:table-cell table:formula="of:=LOG([.BA43])" office:value-type="float" office:value="2.45178643552429" calcext:value-type="float">
            <text:p>2.45178643552429</text:p>
          </table:table-cell>
          <table:table-cell table:formula="of:=LOG([.BB43])" office:value-type="float" office:value="2.48995847942483" calcext:value-type="float">
            <text:p>2.48995847942483</text:p>
          </table:table-cell>
          <table:table-cell table:formula="of:=LOG([.BC43])" office:value-type="float" office:value="2.50514997831991" calcext:value-type="float">
            <text:p>2.50514997831991</text:p>
          </table:table-cell>
          <table:table-cell table:formula="of:=LOG([.BD43])" office:value-type="float" office:value="2.52762990087134" calcext:value-type="float">
            <text:p>2.52762990087134</text:p>
          </table:table-cell>
          <table:table-cell table:formula="of:=LOG([.BE43])" office:value-type="float" office:value="2.55750720190566" calcext:value-type="float">
            <text:p>2.55750720190566</text:p>
          </table:table-cell>
          <table:table-cell table:formula="of:=LOG([.BF43])" office:value-type="float" office:value="2.56229286445647" calcext:value-type="float">
            <text:p>2.56229286445647</text:p>
          </table:table-cell>
          <table:table-cell table:formula="of:=LOG([.BG43])" office:value-type="float" office:value="2.5854607295085" calcext:value-type="float">
            <text:p>2.5854607295085</text:p>
          </table:table-cell>
          <table:table-cell table:formula="of:=LOG([.BH43])" office:value-type="float" office:value="2.6063813651106" calcext:value-type="float">
            <text:p>2.6063813651106</text:p>
          </table:table-cell>
          <table:table-cell table:formula="of:=LOG([.BI43])" office:value-type="float" office:value="2.63144376901317" calcext:value-type="float">
            <text:p>2.63144376901317</text:p>
          </table:table-cell>
          <table:table-cell table:formula="of:=LOG([.BJ43])" office:value-type="float" office:value="2.6570558528571" calcext:value-type="float">
            <text:p>2.6570558528571</text:p>
          </table:table-cell>
          <table:table-cell table:formula="of:=LOG([.BK43])" office:value-type="float" office:value="2.67851837904011" calcext:value-type="float">
            <text:p>2.67851837904011</text:p>
          </table:table-cell>
          <table:table-cell table:formula="of:=LOG([.BL43])" office:value-type="float" office:value="2.69635638873333" calcext:value-type="float">
            <text:p>2.69635638873333</text:p>
          </table:table-cell>
          <table:table-cell table:formula="of:=LOG([.BM43])" office:value-type="float" office:value="2.72427586960079" calcext:value-type="float">
            <text:p>2.72427586960079</text:p>
          </table:table-cell>
          <table:table-cell table:formula="of:=LOG([.BN43])" office:value-type="float" office:value="2.74429298312268" calcext:value-type="float">
            <text:p>2.74429298312268</text:p>
          </table:table-cell>
          <table:table-cell table:formula="of:=LOG([.BO43])" office:value-type="float" office:value="2.76417613239033" calcext:value-type="float">
            <text:p>2.76417613239033</text:p>
          </table:table-cell>
          <table:table-cell table:formula="of:=LOG([.BP43])" office:value-type="float" office:value="2.78675142214556" calcext:value-type="float">
            <text:p>2.78675142214556</text:p>
          </table:table-cell>
          <table:table-cell table:formula="of:=LOG([.BQ43])" office:value-type="float" office:value="2.80888586735981" calcext:value-type="float">
            <text:p>2.80888586735981</text:p>
          </table:table-cell>
          <table:table-cell table:formula="of:=LOG([.BR43])" office:value-type="float" office:value="2.82477646247555" calcext:value-type="float">
            <text:p>2.82477646247555</text:p>
          </table:table-cell>
          <table:table-cell table:formula="of:=LOG([.BS43])" office:value-type="float" office:value="2.84385542262316" calcext:value-type="float">
            <text:p>2.84385542262316</text:p>
          </table:table-cell>
          <table:table-cell table:formula="of:=LOG([.BT43])" office:value-type="float" office:value="2.86332286012046" calcext:value-type="float">
            <text:p>2.86332286012046</text:p>
          </table:table-cell>
          <table:table-cell table:formula="of:=LOG([.BU43])" office:value-type="float" office:value="2.88366143515362" calcext:value-type="float">
            <text:p>2.88366143515362</text:p>
          </table:table-cell>
          <table:table-cell table:formula="of:=LOG([.BV43])" office:value-type="float" office:value="2.90200289135073" calcext:value-type="float">
            <text:p>2.90200289135073</text:p>
          </table:table-cell>
          <table:table-cell table:formula="of:=LOG([.BW43])" office:value-type="float" office:value="2.91381385238372" calcext:value-type="float">
            <text:p>2.91381385238372</text:p>
          </table:table-cell>
          <table:table-cell table:formula="of:=LOG([.BX43])" office:value-type="float" office:value="2.92737036303902" calcext:value-type="float">
            <text:p>2.92737036303902</text:p>
          </table:table-cell>
          <table:table-cell table:formula="of:=LOG([.BY43])" office:value-type="float" office:value="2.95085145888855" calcext:value-type="float">
            <text:p>2.95085145888855</text:p>
          </table:table-cell>
          <table:table-cell table:formula="of:=LOG([.BZ43])" office:value-type="float" office:value="2.97173959088778" calcext:value-type="float">
            <text:p>2.97173959088778</text:p>
          </table:table-cell>
          <table:table-cell table:formula="of:=LOG([.CA43])" office:value-type="float" office:value="2.98497712641549" calcext:value-type="float">
            <text:p>2.98497712641549</text:p>
          </table:table-cell>
          <table:table-cell table:formula="of:=LOG([.CB43])" office:value-type="float" office:value="3.00043407747932" calcext:value-type="float">
            <text:p>3.00043407747932</text:p>
          </table:table-cell>
          <table:table-cell table:formula="of:=LOG([.CC43])" office:value-type="float" office:value="3.01870049866624" calcext:value-type="float">
            <text:p>3.01870049866624</text:p>
          </table:table-cell>
          <table:table-cell table:formula="of:=LOG([.CD43])" office:value-type="float" office:value="3.03462845662532" calcext:value-type="float">
            <text:p>3.03462845662532</text:p>
          </table:table-cell>
          <table:table-cell table:formula="of:=LOG([.CE43])" office:value-type="float" office:value="3.04960561259497" calcext:value-type="float">
            <text:p>3.04960561259497</text:p>
          </table:table-cell>
          <table:table-cell table:formula="of:=LOG([.CF43])" office:value-type="float" office:value="3.06258198422816" calcext:value-type="float">
            <text:p>3.06258198422816</text:p>
          </table:table-cell>
          <table:table-cell table:formula="of:=LOG([.CG43])" office:value-type="float" office:value="3.08062648692181" calcext:value-type="float">
            <text:p>3.08062648692181</text:p>
          </table:table-cell>
          <table:table-cell table:formula="of:=LOG([.CH43])" office:value-type="float" office:value="3.09691001300806" calcext:value-type="float">
            <text:p>3.09691001300806</text:p>
          </table:table-cell>
          <table:table-cell table:formula="of:=LOG([.CI43])" office:value-type="float" office:value="3.11360915107303" calcext:value-type="float">
            <text:p>3.11360915107303</text:p>
          </table:table-cell>
          <table:table-cell table:formula="of:=LOG([.CJ43])" office:value-type="float" office:value="3.12936759572299" calcext:value-type="float">
            <text:p>3.12936759572299</text:p>
          </table:table-cell>
          <table:table-cell table:formula="of:=LOG([.CK43])" office:value-type="float" office:value="3.14426277376199" calcext:value-type="float">
            <text:p>3.14426277376199</text:p>
          </table:table-cell>
          <table:table-cell table:formula="of:=LOG([.CL43])" office:value-type="float" office:value="3.16016829295851" calcext:value-type="float">
            <text:p>3.16016829295851</text:p>
          </table:table-cell>
          <table:table-cell table:formula="of:=LOG([.CM43])" office:value-type="float" office:value="3.17376882313665" calcext:value-type="float">
            <text:p>3.17376882313665</text:p>
          </table:table-cell>
          <table:table-cell table:formula="of:=LOG([.CN43])" office:value-type="float" office:value="3.19005141775921" calcext:value-type="float">
            <text:p>3.19005141775921</text:p>
          </table:table-cell>
          <table:table-cell table:formula="of:=LOG([.CO43])" office:value-type="float" office:value="3.20466251174822" calcext:value-type="float">
            <text:p>3.20466251174822</text:p>
          </table:table-cell>
          <table:table-cell table:formula="of:=LOG([.CP43])" office:value-type="float" office:value="3.21879799811174" calcext:value-type="float">
            <text:p>3.21879799811174</text:p>
          </table:table-cell>
          <table:table-cell table:formula="of:=LOG([.CQ43])" office:value-type="float" office:value="3.23070431361257" calcext:value-type="float">
            <text:p>3.23070431361257</text:p>
          </table:table-cell>
          <table:table-cell table:formula="of:=LOG([.CR43])" office:value-type="float" office:value="3.2464985807958" calcext:value-type="float">
            <text:p>3.2464985807958</text:p>
          </table:table-cell>
          <table:table-cell table:formula="of:=LOG([.CS43])" office:value-type="float" office:value="3.26007138798507" calcext:value-type="float">
            <text:p>3.26007138798507</text:p>
          </table:table-cell>
          <table:table-cell table:formula="of:=LOG([.CT43])" office:value-type="float" office:value="3.27137687189407" calcext:value-type="float">
            <text:p>3.27137687189407</text:p>
          </table:table-cell>
          <table:table-cell table:formula="of:=LOG([.CU43])" office:value-type="float" office:value="3.28397928423848" calcext:value-type="float">
            <text:p>3.28397928423848</text:p>
          </table:table-cell>
          <table:table-cell table:formula="of:=LOG([.CV43])" office:value-type="float" office:value="3.29402509409532" calcext:value-type="float">
            <text:p>3.29402509409532</text:p>
          </table:table-cell>
          <table:table-cell table:formula="of:=LOG([.CW43])" office:value-type="float" office:value="3.30835094858673" calcext:value-type="float">
            <text:p>3.30835094858673</text:p>
          </table:table-cell>
          <table:table-cell table:formula="of:=LOG([.CX43])" office:value-type="float" office:value="3.32325210017169" calcext:value-type="float">
            <text:p>3.32325210017169</text:p>
          </table:table-cell>
          <table:table-cell table:formula="of:=SLOPE([.BG98:.CX98];[.BG$56:.CX$56])" office:value-type="float" office:value="3.00959300609416" calcext:value-type="float">
            <text:p>3.00959300609416</text:p>
          </table:table-cell>
        </table:table-row>
        <table:table-row table:style-name="ro1">
          <table:table-cell table:formula="of:=LOG([.A44])" office:value-type="float" office:value="3.61278385671973" calcext:value-type="float">
            <text:p>3.61278385671973</text:p>
          </table:table-cell>
          <table:table-cell table:formula="of:=LOG([.B44])" office:value-type="string" office:string-value="" calcext:value-type="error">
            <text:p>Err:502</text:p>
          </table:table-cell>
          <table:table-cell table:formula="of:=LOG([.C44])" office:value-type="string" office:string-value="" calcext:value-type="error">
            <text:p>Err:502</text:p>
          </table:table-cell>
          <table:table-cell table:formula="of:=LOG([.D44])" office:value-type="string" office:string-value="" calcext:value-type="error">
            <text:p>Err:502</text:p>
          </table:table-cell>
          <table:table-cell table:formula="of:=LOG([.E44])" office:value-type="string" office:string-value="" calcext:value-type="error">
            <text:p>Err:502</text:p>
          </table:table-cell>
          <table:table-cell table:formula="of:=LOG([.F44])" office:value-type="string" office:string-value="" calcext:value-type="error">
            <text:p>Err:502</text:p>
          </table:table-cell>
          <table:table-cell table:formula="of:=LOG([.G44])" office:value-type="float" office:value="0" calcext:value-type="float">
            <text:p>0</text:p>
          </table:table-cell>
          <table:table-cell table:formula="of:=LOG([.H44])" office:value-type="float" office:value="0" calcext:value-type="float">
            <text:p>0</text:p>
          </table:table-cell>
          <table:table-cell table:formula="of:=LOG([.I44])" office:value-type="float" office:value="0" calcext:value-type="float">
            <text:p>0</text:p>
          </table:table-cell>
          <table:table-cell table:formula="of:=LOG([.J44])" office:value-type="float" office:value="0.301029995663981" calcext:value-type="float">
            <text:p>0.301029995663981</text:p>
          </table:table-cell>
          <table:table-cell table:formula="of:=LOG([.K44])" office:value-type="float" office:value="0.477121254719662" calcext:value-type="float">
            <text:p>0.477121254719662</text:p>
          </table:table-cell>
          <table:table-cell table:formula="of:=LOG([.L44])" office:value-type="float" office:value="0.477121254719662" calcext:value-type="float">
            <text:p>0.477121254719662</text:p>
          </table:table-cell>
          <table:table-cell table:formula="of:=LOG([.M44])" office:value-type="float" office:value="0.477121254719662" calcext:value-type="float">
            <text:p>0.477121254719662</text:p>
          </table:table-cell>
          <table:table-cell table:formula="of:=LOG([.N44])" office:value-type="float" office:value="0.477121254719662" calcext:value-type="float">
            <text:p>0.477121254719662</text:p>
          </table:table-cell>
          <table:table-cell table:formula="of:=LOG([.O44])" office:value-type="float" office:value="0.477121254719662" calcext:value-type="float">
            <text:p>0.477121254719662</text:p>
          </table:table-cell>
          <table:table-cell table:formula="of:=LOG([.P44])" office:value-type="float" office:value="0.602059991327962" calcext:value-type="float">
            <text:p>0.602059991327962</text:p>
          </table:table-cell>
          <table:table-cell table:formula="of:=LOG([.Q44])" office:value-type="float" office:value="0.845098040014257" calcext:value-type="float">
            <text:p>0.845098040014257</text:p>
          </table:table-cell>
          <table:table-cell table:formula="of:=LOG([.R44])" office:value-type="float" office:value="0.845098040014257" calcext:value-type="float">
            <text:p>0.845098040014257</text:p>
          </table:table-cell>
          <table:table-cell table:formula="of:=LOG([.S44])" office:value-type="float" office:value="1" calcext:value-type="float">
            <text:p>1</text:p>
          </table:table-cell>
          <table:table-cell table:formula="of:=LOG([.T44])" office:value-type="float" office:value="1.14612803567824" calcext:value-type="float">
            <text:p>1.14612803567824</text:p>
          </table:table-cell>
          <table:table-cell table:formula="of:=LOG([.U44])" office:value-type="float" office:value="1.30102999566398" calcext:value-type="float">
            <text:p>1.30102999566398</text:p>
          </table:table-cell>
          <table:table-cell table:formula="of:=LOG([.V44])" office:value-type="float" office:value="1.34242268082221" calcext:value-type="float">
            <text:p>1.34242268082221</text:p>
          </table:table-cell>
          <table:table-cell table:formula="of:=LOG([.W44])" office:value-type="float" office:value="1.38021124171161" calcext:value-type="float">
            <text:p>1.38021124171161</text:p>
          </table:table-cell>
          <table:table-cell table:formula="of:=LOG([.X44])" office:value-type="float" office:value="1.46239799789896" calcext:value-type="float">
            <text:p>1.46239799789896</text:p>
          </table:table-cell>
          <table:table-cell table:formula="of:=LOG([.Y44])" office:value-type="float" office:value="1.49136169383427" calcext:value-type="float">
            <text:p>1.49136169383427</text:p>
          </table:table-cell>
          <table:table-cell table:formula="of:=LOG([.Z44])" office:value-type="float" office:value="1.56820172406699" calcext:value-type="float">
            <text:p>1.56820172406699</text:p>
          </table:table-cell>
          <table:table-cell table:formula="of:=LOG([.AA44])" office:value-type="float" office:value="1.57978359661681" calcext:value-type="float">
            <text:p>1.57978359661681</text:p>
          </table:table-cell>
          <table:table-cell table:formula="of:=LOG([.AB44])" office:value-type="float" office:value="1.5910646070265" calcext:value-type="float">
            <text:p>1.5910646070265</text:p>
          </table:table-cell>
          <table:table-cell table:formula="of:=LOG([.AC44])" office:value-type="float" office:value="1.63346845557959" calcext:value-type="float">
            <text:p>1.63346845557959</text:p>
          </table:table-cell>
          <table:table-cell table:formula="of:=LOG([.AD44])" office:value-type="float" office:value="1.69897000433602" calcext:value-type="float">
            <text:p>1.69897000433602</text:p>
          </table:table-cell>
          <table:table-cell table:formula="of:=LOG([.AE44])" office:value-type="float" office:value="1.74036268949424" calcext:value-type="float">
            <text:p>1.74036268949424</text:p>
          </table:table-cell>
          <table:table-cell table:formula="of:=LOG([.AF44])" office:value-type="float" office:value="1.77085201164214" calcext:value-type="float">
            <text:p>1.77085201164214</text:p>
          </table:table-cell>
          <table:table-cell table:formula="of:=LOG([.AG44])" office:value-type="float" office:value="1.80617997398389" calcext:value-type="float">
            <text:p>1.80617997398389</text:p>
          </table:table-cell>
          <table:table-cell table:formula="of:=LOG([.AH44])" office:value-type="float" office:value="1.85125834871908" calcext:value-type="float">
            <text:p>1.85125834871908</text:p>
          </table:table-cell>
          <table:table-cell table:formula="of:=LOG([.AI44])" office:value-type="float" office:value="1.89209460269048" calcext:value-type="float">
            <text:p>1.89209460269048</text:p>
          </table:table-cell>
          <table:table-cell table:formula="of:=LOG([.AJ44])" office:value-type="float" office:value="1.95424250943932" calcext:value-type="float">
            <text:p>1.95424250943932</text:p>
          </table:table-cell>
          <table:table-cell table:formula="of:=LOG([.AK44])" office:value-type="float" office:value="1.9731278535997" calcext:value-type="float">
            <text:p>1.9731278535997</text:p>
          </table:table-cell>
          <table:table-cell table:formula="of:=LOG([.AL44])" office:value-type="float" office:value="1.99563519459755" calcext:value-type="float">
            <text:p>1.99563519459755</text:p>
          </table:table-cell>
          <table:table-cell table:formula="of:=LOG([.AM44])" office:value-type="float" office:value="2.05307844348342" calcext:value-type="float">
            <text:p>2.05307844348342</text:p>
          </table:table-cell>
          <table:table-cell table:formula="of:=LOG([.AN44])" office:value-type="float" office:value="2.09342168516224" calcext:value-type="float">
            <text:p>2.09342168516224</text:p>
          </table:table-cell>
          <table:table-cell table:formula="of:=LOG([.AO44])" office:value-type="float" office:value="2.15533603746506" calcext:value-type="float">
            <text:p>2.15533603746506</text:p>
          </table:table-cell>
          <table:table-cell table:formula="of:=LOG([.AP44])" office:value-type="float" office:value="2.16731733474818" calcext:value-type="float">
            <text:p>2.16731733474818</text:p>
          </table:table-cell>
          <table:table-cell table:formula="of:=LOG([.AQ44])" office:value-type="float" office:value="2.1846914308176" calcext:value-type="float">
            <text:p>2.1846914308176</text:p>
          </table:table-cell>
          <table:table-cell table:formula="of:=LOG([.AR44])" office:value-type="float" office:value="2.20139712432045" calcext:value-type="float">
            <text:p>2.20139712432045</text:p>
          </table:table-cell>
          <table:table-cell table:formula="of:=LOG([.AS44])" office:value-type="float" office:value="2.2380461031288" calcext:value-type="float">
            <text:p>2.2380461031288</text:p>
          </table:table-cell>
          <table:table-cell table:formula="of:=LOG([.AT44])" office:value-type="float" office:value="2.26481782300954" calcext:value-type="float">
            <text:p>2.26481782300954</text:p>
          </table:table-cell>
          <table:table-cell table:formula="of:=LOG([.AU44])" office:value-type="float" office:value="2.30102999566398" calcext:value-type="float">
            <text:p>2.30102999566398</text:p>
          </table:table-cell>
          <table:table-cell table:formula="of:=LOG([.AV44])" office:value-type="float" office:value="2.33645973384853" calcext:value-type="float">
            <text:p>2.33645973384853</text:p>
          </table:table-cell>
          <table:table-cell table:formula="of:=LOG([.AW44])" office:value-type="float" office:value="2.36172783601759" calcext:value-type="float">
            <text:p>2.36172783601759</text:p>
          </table:table-cell>
          <table:table-cell table:formula="of:=LOG([.AX44])" office:value-type="float" office:value="2.38738982633873" calcext:value-type="float">
            <text:p>2.38738982633873</text:p>
          </table:table-cell>
          <table:table-cell table:formula="of:=LOG([.AY44])" office:value-type="float" office:value="2.40140054078154" calcext:value-type="float">
            <text:p>2.40140054078154</text:p>
          </table:table-cell>
          <table:table-cell table:formula="of:=LOG([.AZ44])" office:value-type="float" office:value="2.42651126136457" calcext:value-type="float">
            <text:p>2.42651126136457</text:p>
          </table:table-cell>
          <table:table-cell table:formula="of:=LOG([.BA44])" office:value-type="float" office:value="2.45331834004704" calcext:value-type="float">
            <text:p>2.45331834004704</text:p>
          </table:table-cell>
          <table:table-cell table:formula="of:=LOG([.BB44])" office:value-type="float" office:value="2.48429983934679" calcext:value-type="float">
            <text:p>2.48429983934679</text:p>
          </table:table-cell>
          <table:table-cell table:formula="of:=LOG([.BC44])" office:value-type="float" office:value="2.49692964807321" calcext:value-type="float">
            <text:p>2.49692964807321</text:p>
          </table:table-cell>
          <table:table-cell table:formula="of:=LOG([.BD44])" office:value-type="float" office:value="2.52762990087134" calcext:value-type="float">
            <text:p>2.52762990087134</text:p>
          </table:table-cell>
          <table:table-cell table:formula="of:=LOG([.BE44])" office:value-type="float" office:value="2.55388302664387" calcext:value-type="float">
            <text:p>2.55388302664387</text:p>
          </table:table-cell>
          <table:table-cell table:formula="of:=LOG([.BF44])" office:value-type="float" office:value="2.58092497567562" calcext:value-type="float">
            <text:p>2.58092497567562</text:p>
          </table:table-cell>
          <table:table-cell table:formula="of:=LOG([.BG44])" office:value-type="float" office:value="2.59879050676312" calcext:value-type="float">
            <text:p>2.59879050676312</text:p>
          </table:table-cell>
          <table:table-cell table:formula="of:=LOG([.BH44])" office:value-type="float" office:value="2.62428209583567" calcext:value-type="float">
            <text:p>2.62428209583567</text:p>
          </table:table-cell>
          <table:table-cell table:formula="of:=LOG([.BI44])" office:value-type="float" office:value="2.64345267648619" calcext:value-type="float">
            <text:p>2.64345267648619</text:p>
          </table:table-cell>
          <table:table-cell table:formula="of:=LOG([.BJ44])" office:value-type="float" office:value="2.66370092538965" calcext:value-type="float">
            <text:p>2.66370092538965</text:p>
          </table:table-cell>
          <table:table-cell table:formula="of:=LOG([.BK44])" office:value-type="float" office:value="2.68930885912362" calcext:value-type="float">
            <text:p>2.68930885912362</text:p>
          </table:table-cell>
          <table:table-cell table:formula="of:=LOG([.BL44])" office:value-type="float" office:value="2.71432975974523" calcext:value-type="float">
            <text:p>2.71432975974523</text:p>
          </table:table-cell>
          <table:table-cell table:formula="of:=LOG([.BM44])" office:value-type="float" office:value="2.73957234445009" calcext:value-type="float">
            <text:p>2.73957234445009</text:p>
          </table:table-cell>
          <table:table-cell table:formula="of:=LOG([.BN44])" office:value-type="float" office:value="2.75127910398334" calcext:value-type="float">
            <text:p>2.75127910398334</text:p>
          </table:table-cell>
          <table:table-cell table:formula="of:=LOG([.BO44])" office:value-type="float" office:value="2.77597433112937" calcext:value-type="float">
            <text:p>2.77597433112937</text:p>
          </table:table-cell>
          <table:table-cell table:formula="of:=LOG([.BP44])" office:value-type="float" office:value="2.7979596437372" calcext:value-type="float">
            <text:p>2.7979596437372</text:p>
          </table:table-cell>
          <table:table-cell table:formula="of:=LOG([.BQ44])" office:value-type="float" office:value="2.81954393554187" calcext:value-type="float">
            <text:p>2.81954393554187</text:p>
          </table:table-cell>
          <table:table-cell table:formula="of:=LOG([.BR44])" office:value-type="float" office:value="2.84135947045485" calcext:value-type="float">
            <text:p>2.84135947045485</text:p>
          </table:table-cell>
          <table:table-cell table:formula="of:=LOG([.BS44])" office:value-type="float" office:value="2.85491302230786" calcext:value-type="float">
            <text:p>2.85491302230786</text:p>
          </table:table-cell>
          <table:table-cell table:formula="of:=LOG([.BT44])" office:value-type="float" office:value="2.87157293554588" calcext:value-type="float">
            <text:p>2.87157293554588</text:p>
          </table:table-cell>
          <table:table-cell table:formula="of:=LOG([.BU44])" office:value-type="float" office:value="2.88817949391832" calcext:value-type="float">
            <text:p>2.88817949391832</text:p>
          </table:table-cell>
          <table:table-cell table:formula="of:=LOG([.BV44])" office:value-type="float" office:value="2.90471554527868" calcext:value-type="float">
            <text:p>2.90471554527868</text:p>
          </table:table-cell>
          <table:table-cell table:formula="of:=LOG([.BW44])" office:value-type="float" office:value="2.92272545799326" calcext:value-type="float">
            <text:p>2.92272545799326</text:p>
          </table:table-cell>
          <table:table-cell table:formula="of:=LOG([.BX44])" office:value-type="float" office:value="2.94101424370557" calcext:value-type="float">
            <text:p>2.94101424370557</text:p>
          </table:table-cell>
          <table:table-cell table:formula="of:=LOG([.BY44])" office:value-type="float" office:value="2.9604707775343" calcext:value-type="float">
            <text:p>2.9604707775343</text:p>
          </table:table-cell>
          <table:table-cell table:formula="of:=LOG([.BZ44])" office:value-type="float" office:value="2.97543180850926" calcext:value-type="float">
            <text:p>2.97543180850926</text:p>
          </table:table-cell>
          <table:table-cell table:formula="of:=LOG([.CA44])" office:value-type="float" office:value="2.99299509843134" calcext:value-type="float">
            <text:p>2.99299509843134</text:p>
          </table:table-cell>
          <table:table-cell table:formula="of:=LOG([.CB44])" office:value-type="float" office:value="3.01029995663981" calcext:value-type="float">
            <text:p>3.01029995663981</text:p>
          </table:table-cell>
          <table:table-cell table:formula="of:=LOG([.CC44])" office:value-type="float" office:value="3.02734960777476" calcext:value-type="float">
            <text:p>3.02734960777476</text:p>
          </table:table-cell>
          <table:table-cell table:formula="of:=LOG([.CD44])" office:value-type="float" office:value="3.04493154614916" calcext:value-type="float">
            <text:p>3.04493154614916</text:p>
          </table:table-cell>
          <table:table-cell table:formula="of:=LOG([.CE44])" office:value-type="float" office:value="3.06032002868828" calcext:value-type="float">
            <text:p>3.06032002868828</text:p>
          </table:table-cell>
          <table:table-cell table:formula="of:=LOG([.CF44])" office:value-type="float" office:value="3.07554696139253" calcext:value-type="float">
            <text:p>3.07554696139253</text:p>
          </table:table-cell>
          <table:table-cell table:formula="of:=LOG([.CG44])" office:value-type="float" office:value="3.08919836680515" calcext:value-type="float">
            <text:p>3.08919836680515</text:p>
          </table:table-cell>
          <table:table-cell table:formula="of:=LOG([.CH44])" office:value-type="float" office:value="3.1034616220947" calcext:value-type="float">
            <text:p>3.1034616220947</text:p>
          </table:table-cell>
          <table:table-cell table:formula="of:=LOG([.CI44])" office:value-type="float" office:value="3.11727129565576" calcext:value-type="float">
            <text:p>3.11727129565576</text:p>
          </table:table-cell>
          <table:table-cell table:formula="of:=LOG([.CJ44])" office:value-type="float" office:value="3.13193929521042" calcext:value-type="float">
            <text:p>3.13193929521042</text:p>
          </table:table-cell>
          <table:table-cell table:formula="of:=LOG([.CK44])" office:value-type="float" office:value="3.14581771449183" calcext:value-type="float">
            <text:p>3.14581771449183</text:p>
          </table:table-cell>
          <table:table-cell table:formula="of:=LOG([.CL44])" office:value-type="float" office:value="3.16286299332193" calcext:value-type="float">
            <text:p>3.16286299332193</text:p>
          </table:table-cell>
          <table:table-cell table:formula="of:=LOG([.CM44])" office:value-type="float" office:value="3.17868923977559" calcext:value-type="float">
            <text:p>3.17868923977559</text:p>
          </table:table-cell>
          <table:table-cell table:formula="of:=LOG([.CN44])" office:value-type="float" office:value="3.19451434188247" calcext:value-type="float">
            <text:p>3.19451434188247</text:p>
          </table:table-cell>
          <table:table-cell table:formula="of:=LOG([.CO44])" office:value-type="float" office:value="3.20493352235414" calcext:value-type="float">
            <text:p>3.20493352235414</text:p>
          </table:table-cell>
          <table:table-cell table:formula="of:=LOG([.CP44])" office:value-type="float" office:value="3.21958452621425" calcext:value-type="float">
            <text:p>3.21958452621425</text:p>
          </table:table-cell>
          <table:table-cell table:formula="of:=LOG([.CQ44])" office:value-type="float" office:value="3.23172438332852" calcext:value-type="float">
            <text:p>3.23172438332852</text:p>
          </table:table-cell>
          <table:table-cell table:formula="of:=LOG([.CR44])" office:value-type="float" office:value="3.24797326636181" calcext:value-type="float">
            <text:p>3.24797326636181</text:p>
          </table:table-cell>
          <table:table-cell table:formula="of:=LOG([.CS44])" office:value-type="float" office:value="3.26150077319828" calcext:value-type="float">
            <text:p>3.26150077319828</text:p>
          </table:table-cell>
          <table:table-cell table:formula="of:=LOG([.CT44])" office:value-type="float" office:value="3.27783833300205" calcext:value-type="float">
            <text:p>3.27783833300205</text:p>
          </table:table-cell>
          <table:table-cell table:formula="of:=LOG([.CU44])" office:value-type="float" office:value="3.28936595152003" calcext:value-type="float">
            <text:p>3.28936595152003</text:p>
          </table:table-cell>
          <table:table-cell table:formula="of:=LOG([.CV44])" office:value-type="float" office:value="3.30081279411812" calcext:value-type="float">
            <text:p>3.30081279411812</text:p>
          </table:table-cell>
          <table:table-cell table:formula="of:=LOG([.CW44])" office:value-type="float" office:value="3.31449922797315" calcext:value-type="float">
            <text:p>3.31449922797315</text:p>
          </table:table-cell>
          <table:table-cell table:formula="of:=LOG([.CX44])" office:value-type="float" office:value="3.33081946649584" calcext:value-type="float">
            <text:p>3.33081946649584</text:p>
          </table:table-cell>
          <table:table-cell table:formula="of:=SLOPE([.BG99:.CX99];[.BG$56:.CX$56])" office:value-type="float" office:value="2.96498227182025" calcext:value-type="float">
            <text:p>2.96498227182025</text:p>
          </table:table-cell>
        </table:table-row>
        <table:table-row table:style-name="ro1">
          <table:table-cell table:formula="of:=LOG([.A45])" office:value-type="float" office:value="3.6232492903979" calcext:value-type="float">
            <text:p>3.6232492903979</text:p>
          </table:table-cell>
          <table:table-cell table:formula="of:=LOG([.B45])" office:value-type="string" office:string-value="" calcext:value-type="error">
            <text:p>Err:502</text:p>
          </table:table-cell>
          <table:table-cell table:formula="of:=LOG([.C45])" office:value-type="string" office:string-value="" calcext:value-type="error">
            <text:p>Err:502</text:p>
          </table:table-cell>
          <table:table-cell table:formula="of:=LOG([.D45])" office:value-type="string" office:string-value="" calcext:value-type="error">
            <text:p>Err:502</text:p>
          </table:table-cell>
          <table:table-cell table:formula="of:=LOG([.E45])" office:value-type="string" office:string-value="" calcext:value-type="error">
            <text:p>Err:502</text:p>
          </table:table-cell>
          <table:table-cell table:formula="of:=LOG([.F45])" office:value-type="string" office:string-value="" calcext:value-type="error">
            <text:p>Err:502</text:p>
          </table:table-cell>
          <table:table-cell table:formula="of:=LOG([.G45])" office:value-type="float" office:value="0" calcext:value-type="float">
            <text:p>0</text:p>
          </table:table-cell>
          <table:table-cell table:formula="of:=LOG([.H45])" office:value-type="float" office:value="0.301029995663981" calcext:value-type="float">
            <text:p>0.301029995663981</text:p>
          </table:table-cell>
          <table:table-cell table:formula="of:=LOG([.I45])" office:value-type="float" office:value="0.301029995663981" calcext:value-type="float">
            <text:p>0.301029995663981</text:p>
          </table:table-cell>
          <table:table-cell table:formula="of:=LOG([.J45])" office:value-type="float" office:value="0.301029995663981" calcext:value-type="float">
            <text:p>0.301029995663981</text:p>
          </table:table-cell>
          <table:table-cell table:formula="of:=LOG([.K45])" office:value-type="float" office:value="0.301029995663981" calcext:value-type="float">
            <text:p>0.301029995663981</text:p>
          </table:table-cell>
          <table:table-cell table:formula="of:=LOG([.L45])" office:value-type="float" office:value="0.477121254719662" calcext:value-type="float">
            <text:p>0.477121254719662</text:p>
          </table:table-cell>
          <table:table-cell table:formula="of:=LOG([.M45])" office:value-type="float" office:value="0.477121254719662" calcext:value-type="float">
            <text:p>0.477121254719662</text:p>
          </table:table-cell>
          <table:table-cell table:formula="of:=LOG([.N45])" office:value-type="float" office:value="0.602059991327962" calcext:value-type="float">
            <text:p>0.602059991327962</text:p>
          </table:table-cell>
          <table:table-cell table:formula="of:=LOG([.O45])" office:value-type="float" office:value="0.602059991327962" calcext:value-type="float">
            <text:p>0.602059991327962</text:p>
          </table:table-cell>
          <table:table-cell table:formula="of:=LOG([.P45])" office:value-type="float" office:value="0.602059991327962" calcext:value-type="float">
            <text:p>0.602059991327962</text:p>
          </table:table-cell>
          <table:table-cell table:formula="of:=LOG([.Q45])" office:value-type="float" office:value="0.698970004336019" calcext:value-type="float">
            <text:p>0.698970004336019</text:p>
          </table:table-cell>
          <table:table-cell table:formula="of:=LOG([.R45])" office:value-type="float" office:value="0.903089986991943" calcext:value-type="float">
            <text:p>0.903089986991943</text:p>
          </table:table-cell>
          <table:table-cell table:formula="of:=LOG([.S45])" office:value-type="float" office:value="1.04139268515823" calcext:value-type="float">
            <text:p>1.04139268515823</text:p>
          </table:table-cell>
          <table:table-cell table:formula="of:=LOG([.T45])" office:value-type="float" office:value="1.07918124604762" calcext:value-type="float">
            <text:p>1.07918124604762</text:p>
          </table:table-cell>
          <table:table-cell table:formula="of:=LOG([.U45])" office:value-type="float" office:value="1.11394335230684" calcext:value-type="float">
            <text:p>1.11394335230684</text:p>
          </table:table-cell>
          <table:table-cell table:formula="of:=LOG([.V45])" office:value-type="float" office:value="1.11394335230684" calcext:value-type="float">
            <text:p>1.11394335230684</text:p>
          </table:table-cell>
          <table:table-cell table:formula="of:=LOG([.W45])" office:value-type="float" office:value="1.23044892137827" calcext:value-type="float">
            <text:p>1.23044892137827</text:p>
          </table:table-cell>
          <table:table-cell table:formula="of:=LOG([.X45])" office:value-type="float" office:value="1.36172783601759" calcext:value-type="float">
            <text:p>1.36172783601759</text:p>
          </table:table-cell>
          <table:table-cell table:formula="of:=LOG([.Y45])" office:value-type="float" office:value="1.39794000867204" calcext:value-type="float">
            <text:p>1.39794000867204</text:p>
          </table:table-cell>
          <table:table-cell table:formula="of:=LOG([.Z45])" office:value-type="float" office:value="1.41497334797082" calcext:value-type="float">
            <text:p>1.41497334797082</text:p>
          </table:table-cell>
          <table:table-cell table:formula="of:=LOG([.AA45])" office:value-type="float" office:value="1.50514997831991" calcext:value-type="float">
            <text:p>1.50514997831991</text:p>
          </table:table-cell>
          <table:table-cell table:formula="of:=LOG([.AB45])" office:value-type="float" office:value="1.61278385671974" calcext:value-type="float">
            <text:p>1.61278385671974</text:p>
          </table:table-cell>
          <table:table-cell table:formula="of:=LOG([.AC45])" office:value-type="float" office:value="1.67209785793572" calcext:value-type="float">
            <text:p>1.67209785793572</text:p>
          </table:table-cell>
          <table:table-cell table:formula="of:=LOG([.AD45])" office:value-type="float" office:value="1.70757017609794" calcext:value-type="float">
            <text:p>1.70757017609794</text:p>
          </table:table-cell>
          <table:table-cell table:formula="of:=LOG([.AE45])" office:value-type="float" office:value="1.7481880270062" calcext:value-type="float">
            <text:p>1.7481880270062</text:p>
          </table:table-cell>
          <table:table-cell table:formula="of:=LOG([.AF45])" office:value-type="float" office:value="1.79934054945358" calcext:value-type="float">
            <text:p>1.79934054945358</text:p>
          </table:table-cell>
          <table:table-cell table:formula="of:=LOG([.AG45])" office:value-type="float" office:value="1.83884909073726" calcext:value-type="float">
            <text:p>1.83884909073726</text:p>
          </table:table-cell>
          <table:table-cell table:formula="of:=LOG([.AH45])" office:value-type="float" office:value="1.85733249643127" calcext:value-type="float">
            <text:p>1.85733249643127</text:p>
          </table:table-cell>
          <table:table-cell table:formula="of:=LOG([.AI45])" office:value-type="float" office:value="1.88081359228079" calcext:value-type="float">
            <text:p>1.88081359228079</text:p>
          </table:table-cell>
          <table:table-cell table:formula="of:=LOG([.AJ45])" office:value-type="float" office:value="1.92941892571429" calcext:value-type="float">
            <text:p>1.92941892571429</text:p>
          </table:table-cell>
          <table:table-cell table:formula="of:=LOG([.AK45])" office:value-type="float" office:value="1.9731278535997" calcext:value-type="float">
            <text:p>1.9731278535997</text:p>
          </table:table-cell>
          <table:table-cell table:formula="of:=LOG([.AL45])" office:value-type="float" office:value="2" calcext:value-type="float">
            <text:p>2</text:p>
          </table:table-cell>
          <table:table-cell table:formula="of:=LOG([.AM45])" office:value-type="float" office:value="2.03342375548695" calcext:value-type="float">
            <text:p>2.03342375548695</text:p>
          </table:table-cell>
          <table:table-cell table:formula="of:=LOG([.AN45])" office:value-type="float" office:value="2.07554696139253" calcext:value-type="float">
            <text:p>2.07554696139253</text:p>
          </table:table-cell>
          <table:table-cell table:formula="of:=LOG([.AO45])" office:value-type="float" office:value="2.12385164096709" calcext:value-type="float">
            <text:p>2.12385164096709</text:p>
          </table:table-cell>
          <table:table-cell table:formula="of:=LOG([.AP45])" office:value-type="float" office:value="2.16435285578444" calcext:value-type="float">
            <text:p>2.16435285578444</text:p>
          </table:table-cell>
          <table:table-cell table:formula="of:=LOG([.AQ45])" office:value-type="float" office:value="2.18752072083646" calcext:value-type="float">
            <text:p>2.18752072083646</text:p>
          </table:table-cell>
          <table:table-cell table:formula="of:=LOG([.AR45])" office:value-type="float" office:value="2.2148438480477" calcext:value-type="float">
            <text:p>2.2148438480477</text:p>
          </table:table-cell>
          <table:table-cell table:formula="of:=LOG([.AS45])" office:value-type="float" office:value="2.25042000230889" calcext:value-type="float">
            <text:p>2.25042000230889</text:p>
          </table:table-cell>
          <table:table-cell table:formula="of:=LOG([.AT45])" office:value-type="float" office:value="2.27875360095283" calcext:value-type="float">
            <text:p>2.27875360095283</text:p>
          </table:table-cell>
          <table:table-cell table:formula="of:=LOG([.AU45])" office:value-type="float" office:value="2.32014628611105" calcext:value-type="float">
            <text:p>2.32014628611105</text:p>
          </table:table-cell>
          <table:table-cell table:formula="of:=LOG([.AV45])" office:value-type="float" office:value="2.34830486304816" calcext:value-type="float">
            <text:p>2.34830486304816</text:p>
          </table:table-cell>
          <table:table-cell table:formula="of:=LOG([.AW45])" office:value-type="float" office:value="2.3654879848909" calcext:value-type="float">
            <text:p>2.3654879848909</text:p>
          </table:table-cell>
          <table:table-cell table:formula="of:=LOG([.AX45])" office:value-type="float" office:value="2.39967372148104" calcext:value-type="float">
            <text:p>2.39967372148104</text:p>
          </table:table-cell>
          <table:table-cell table:formula="of:=LOG([.AY45])" office:value-type="float" office:value="2.41995574848976" calcext:value-type="float">
            <text:p>2.41995574848976</text:p>
          </table:table-cell>
          <table:table-cell table:formula="of:=LOG([.AZ45])" office:value-type="float" office:value="2.45178643552429" calcext:value-type="float">
            <text:p>2.45178643552429</text:p>
          </table:table-cell>
          <table:table-cell table:formula="of:=LOG([.BA45])" office:value-type="float" office:value="2.4814426285023" calcext:value-type="float">
            <text:p>2.4814426285023</text:p>
          </table:table-cell>
          <table:table-cell table:formula="of:=LOG([.BB45])" office:value-type="float" office:value="2.5092025223311" calcext:value-type="float">
            <text:p>2.5092025223311</text:p>
          </table:table-cell>
          <table:table-cell table:formula="of:=LOG([.BC45])" office:value-type="float" office:value="2.5327543789925" calcext:value-type="float">
            <text:p>2.5327543789925</text:p>
          </table:table-cell>
          <table:table-cell table:formula="of:=LOG([.BD45])" office:value-type="float" office:value="2.55388302664387" calcext:value-type="float">
            <text:p>2.55388302664387</text:p>
          </table:table-cell>
          <table:table-cell table:formula="of:=LOG([.BE45])" office:value-type="float" office:value="2.57749179983722" calcext:value-type="float">
            <text:p>2.57749179983722</text:p>
          </table:table-cell>
          <table:table-cell table:formula="of:=LOG([.BF45])" office:value-type="float" office:value="2.59439255037543" calcext:value-type="float">
            <text:p>2.59439255037543</text:p>
          </table:table-cell>
          <table:table-cell table:formula="of:=LOG([.BG45])" office:value-type="float" office:value="2.61066016308988" calcext:value-type="float">
            <text:p>2.61066016308988</text:p>
          </table:table-cell>
          <table:table-cell table:formula="of:=LOG([.BH45])" office:value-type="float" office:value="2.63346845557959" calcext:value-type="float">
            <text:p>2.63346845557959</text:p>
          </table:table-cell>
          <table:table-cell table:formula="of:=LOG([.BI45])" office:value-type="float" office:value="2.66181268553726" calcext:value-type="float">
            <text:p>2.66181268553726</text:p>
          </table:table-cell>
          <table:table-cell table:formula="of:=LOG([.BJ45])" office:value-type="float" office:value="2.67851837904011" calcext:value-type="float">
            <text:p>2.67851837904011</text:p>
          </table:table-cell>
          <table:table-cell table:formula="of:=LOG([.BK45])" office:value-type="float" office:value="2.7041505168398" calcext:value-type="float">
            <text:p>2.7041505168398</text:p>
          </table:table-cell>
          <table:table-cell table:formula="of:=LOG([.BL45])" office:value-type="float" office:value="2.72672720902657" calcext:value-type="float">
            <text:p>2.72672720902657</text:p>
          </table:table-cell>
          <table:table-cell table:formula="of:=LOG([.BM45])" office:value-type="float" office:value="2.74973631556906" calcext:value-type="float">
            <text:p>2.74973631556906</text:p>
          </table:table-cell>
          <table:table-cell table:formula="of:=LOG([.BN45])" office:value-type="float" office:value="2.7664128471124" calcext:value-type="float">
            <text:p>2.7664128471124</text:p>
          </table:table-cell>
          <table:table-cell table:formula="of:=LOG([.BO45])" office:value-type="float" office:value="2.78318869107526" calcext:value-type="float">
            <text:p>2.78318869107526</text:p>
          </table:table-cell>
          <table:table-cell table:formula="of:=LOG([.BP45])" office:value-type="float" office:value="2.80277372529198" calcext:value-type="float">
            <text:p>2.80277372529198</text:p>
          </table:table-cell>
          <table:table-cell table:formula="of:=LOG([.BQ45])" office:value-type="float" office:value="2.82151352840477" calcext:value-type="float">
            <text:p>2.82151352840477</text:p>
          </table:table-cell>
          <table:table-cell table:formula="of:=LOG([.BR45])" office:value-type="float" office:value="2.84073323461181" calcext:value-type="float">
            <text:p>2.84073323461181</text:p>
          </table:table-cell>
          <table:table-cell table:formula="of:=LOG([.BS45])" office:value-type="float" office:value="2.85973856619715" calcext:value-type="float">
            <text:p>2.85973856619715</text:p>
          </table:table-cell>
          <table:table-cell table:formula="of:=LOG([.BT45])" office:value-type="float" office:value="2.8767949762007" calcext:value-type="float">
            <text:p>2.8767949762007</text:p>
          </table:table-cell>
          <table:table-cell table:formula="of:=LOG([.BU45])" office:value-type="float" office:value="2.89707700320942" calcext:value-type="float">
            <text:p>2.89707700320942</text:p>
          </table:table-cell>
          <table:table-cell table:formula="of:=LOG([.BV45])" office:value-type="float" office:value="2.91960102378411" calcext:value-type="float">
            <text:p>2.91960102378411</text:p>
          </table:table-cell>
          <table:table-cell table:formula="of:=LOG([.BW45])" office:value-type="float" office:value="2.93751789201735" calcext:value-type="float">
            <text:p>2.93751789201735</text:p>
          </table:table-cell>
          <table:table-cell table:formula="of:=LOG([.BX45])" office:value-type="float" office:value="2.95375969173323" calcext:value-type="float">
            <text:p>2.95375969173323</text:p>
          </table:table-cell>
          <table:table-cell table:formula="of:=LOG([.BY45])" office:value-type="float" office:value="2.96894968098134" calcext:value-type="float">
            <text:p>2.96894968098134</text:p>
          </table:table-cell>
          <table:table-cell table:formula="of:=LOG([.BZ45])" office:value-type="float" office:value="2.98632377705077" calcext:value-type="float">
            <text:p>2.98632377705077</text:p>
          </table:table-cell>
          <table:table-cell table:formula="of:=LOG([.CA45])" office:value-type="float" office:value="3.00043407747932" calcext:value-type="float">
            <text:p>3.00043407747932</text:p>
          </table:table-cell>
          <table:table-cell table:formula="of:=LOG([.CB45])" office:value-type="float" office:value="3.01661554755718" calcext:value-type="float">
            <text:p>3.01661554755718</text:p>
          </table:table-cell>
          <table:table-cell table:formula="of:=LOG([.CC45])" office:value-type="float" office:value="3.03382569395331" calcext:value-type="float">
            <text:p>3.03382569395331</text:p>
          </table:table-cell>
          <table:table-cell table:formula="of:=LOG([.CD45])" office:value-type="float" office:value="3.04805317311561" calcext:value-type="float">
            <text:p>3.04805317311561</text:p>
          </table:table-cell>
          <table:table-cell table:formula="of:=LOG([.CE45])" office:value-type="float" office:value="3.06707085604537" calcext:value-type="float">
            <text:p>3.06707085604537</text:p>
          </table:table-cell>
          <table:table-cell table:formula="of:=LOG([.CF45])" office:value-type="float" office:value="3.08457627793433" calcext:value-type="float">
            <text:p>3.08457627793433</text:p>
          </table:table-cell>
          <table:table-cell table:formula="of:=LOG([.CG45])" office:value-type="float" office:value="3.10071508657308" calcext:value-type="float">
            <text:p>3.10071508657308</text:p>
          </table:table-cell>
          <table:table-cell table:formula="of:=LOG([.CH45])" office:value-type="float" office:value="3.1156105116743" calcext:value-type="float">
            <text:p>3.1156105116743</text:p>
          </table:table-cell>
          <table:table-cell table:formula="of:=LOG([.CI45])" office:value-type="float" office:value="3.13033376849501" calcext:value-type="float">
            <text:p>3.13033376849501</text:p>
          </table:table-cell>
          <table:table-cell table:formula="of:=LOG([.CJ45])" office:value-type="float" office:value="3.14457420760962" calcext:value-type="float">
            <text:p>3.14457420760962</text:p>
          </table:table-cell>
          <table:table-cell table:formula="of:=LOG([.CK45])" office:value-type="float" office:value="3.15926633109349" calcext:value-type="float">
            <text:p>3.15926633109349</text:p>
          </table:table-cell>
          <table:table-cell table:formula="of:=LOG([.CL45])" office:value-type="float" office:value="3.17753649992986" calcext:value-type="float">
            <text:p>3.17753649992986</text:p>
          </table:table-cell>
          <table:table-cell table:formula="of:=LOG([.CM45])" office:value-type="float" office:value="3.19033169817029" calcext:value-type="float">
            <text:p>3.19033169817029</text:p>
          </table:table-cell>
          <table:table-cell table:formula="of:=LOG([.CN45])" office:value-type="float" office:value="3.20493352235414" calcext:value-type="float">
            <text:p>3.20493352235414</text:p>
          </table:table-cell>
          <table:table-cell table:formula="of:=LOG([.CO45])" office:value-type="float" office:value="3.21958452621425" calcext:value-type="float">
            <text:p>3.21958452621425</text:p>
          </table:table-cell>
          <table:table-cell table:formula="of:=LOG([.CP45])" office:value-type="float" office:value="3.23223352111473" calcext:value-type="float">
            <text:p>3.23223352111473</text:p>
          </table:table-cell>
          <table:table-cell table:formula="of:=LOG([.CQ45])" office:value-type="float" office:value="3.24625231229932" calcext:value-type="float">
            <text:p>3.24625231229932</text:p>
          </table:table-cell>
          <table:table-cell table:formula="of:=LOG([.CR45])" office:value-type="float" office:value="3.25959387888595" calcext:value-type="float">
            <text:p>3.25959387888595</text:p>
          </table:table-cell>
          <table:table-cell table:formula="of:=LOG([.CS45])" office:value-type="float" office:value="3.27346427262135" calcext:value-type="float">
            <text:p>3.27346427262135</text:p>
          </table:table-cell>
          <table:table-cell table:formula="of:=LOG([.CT45])" office:value-type="float" office:value="3.2895889525426" calcext:value-type="float">
            <text:p>3.2895889525426</text:p>
          </table:table-cell>
          <table:table-cell table:formula="of:=LOG([.CU45])" office:value-type="float" office:value="3.3023309286844" calcext:value-type="float">
            <text:p>3.3023309286844</text:p>
          </table:table-cell>
          <table:table-cell table:formula="of:=LOG([.CV45])" office:value-type="float" office:value="3.31701810104811" calcext:value-type="float">
            <text:p>3.31701810104811</text:p>
          </table:table-cell>
          <table:table-cell table:formula="of:=LOG([.CW45])" office:value-type="float" office:value="3.33041377334919" calcext:value-type="float">
            <text:p>3.33041377334919</text:p>
          </table:table-cell>
          <table:table-cell table:formula="of:=LOG([.CX45])" office:value-type="float" office:value="3.34478512263266" calcext:value-type="float">
            <text:p>3.34478512263266</text:p>
          </table:table-cell>
          <table:table-cell table:formula="of:=SLOPE([.BG100:.CX100];[.BG$56:.CX$56])" office:value-type="float" office:value="2.9786632420413" calcext:value-type="float">
            <text:p>2.9786632420413</text:p>
          </table:table-cell>
        </table:table-row>
        <table:table-row table:style-name="ro1">
          <table:table-cell table:formula="of:=LOG([.A46])" office:value-type="float" office:value="3.63346845557959" calcext:value-type="float">
            <text:p>3.63346845557959</text:p>
          </table:table-cell>
          <table:table-cell table:formula="of:=LOG([.B46])" office:value-type="string" office:string-value="" calcext:value-type="error">
            <text:p>Err:502</text:p>
          </table:table-cell>
          <table:table-cell table:formula="of:=LOG([.C46])" office:value-type="string" office:string-value="" calcext:value-type="error">
            <text:p>Err:502</text:p>
          </table:table-cell>
          <table:table-cell table:formula="of:=LOG([.D46])" office:value-type="string" office:string-value="" calcext:value-type="error">
            <text:p>Err:502</text:p>
          </table:table-cell>
          <table:table-cell table:formula="of:=LOG([.E46])" office:value-type="string" office:string-value="" calcext:value-type="error">
            <text:p>Err:502</text:p>
          </table:table-cell>
          <table:table-cell table:formula="of:=LOG([.F46])" office:value-type="string" office:string-value="" calcext:value-type="error">
            <text:p>Err:502</text:p>
          </table:table-cell>
          <table:table-cell table:formula="of:=LOG([.G46])" office:value-type="string" office:string-value="" calcext:value-type="error">
            <text:p>Err:502</text:p>
          </table:table-cell>
          <table:table-cell table:formula="of:=LOG([.H46])" office:value-type="string" office:string-value="" calcext:value-type="error">
            <text:p>Err:502</text:p>
          </table:table-cell>
          <table:table-cell table:formula="of:=LOG([.I46])" office:value-type="float" office:value="0" calcext:value-type="float">
            <text:p>0</text:p>
          </table:table-cell>
          <table:table-cell table:formula="of:=LOG([.J46])" office:value-type="float" office:value="0.301029995663981" calcext:value-type="float">
            <text:p>0.301029995663981</text:p>
          </table:table-cell>
          <table:table-cell table:formula="of:=LOG([.K46])" office:value-type="float" office:value="0.301029995663981" calcext:value-type="float">
            <text:p>0.301029995663981</text:p>
          </table:table-cell>
          <table:table-cell table:formula="of:=LOG([.L46])" office:value-type="float" office:value="0.301029995663981" calcext:value-type="float">
            <text:p>0.301029995663981</text:p>
          </table:table-cell>
          <table:table-cell table:formula="of:=LOG([.M46])" office:value-type="float" office:value="0.301029995663981" calcext:value-type="float">
            <text:p>0.301029995663981</text:p>
          </table:table-cell>
          <table:table-cell table:formula="of:=LOG([.N46])" office:value-type="float" office:value="0.602059991327962" calcext:value-type="float">
            <text:p>0.602059991327962</text:p>
          </table:table-cell>
          <table:table-cell table:formula="of:=LOG([.O46])" office:value-type="float" office:value="0.602059991327962" calcext:value-type="float">
            <text:p>0.602059991327962</text:p>
          </table:table-cell>
          <table:table-cell table:formula="of:=LOG([.P46])" office:value-type="float" office:value="0.778151250383644" calcext:value-type="float">
            <text:p>0.778151250383644</text:p>
          </table:table-cell>
          <table:table-cell table:formula="of:=LOG([.Q46])" office:value-type="float" office:value="0.903089986991943" calcext:value-type="float">
            <text:p>0.903089986991943</text:p>
          </table:table-cell>
          <table:table-cell table:formula="of:=LOG([.R46])" office:value-type="float" office:value="1" calcext:value-type="float">
            <text:p>1</text:p>
          </table:table-cell>
          <table:table-cell table:formula="of:=LOG([.S46])" office:value-type="float" office:value="1" calcext:value-type="float">
            <text:p>1</text:p>
          </table:table-cell>
          <table:table-cell table:formula="of:=LOG([.T46])" office:value-type="float" office:value="1.04139268515823" calcext:value-type="float">
            <text:p>1.04139268515823</text:p>
          </table:table-cell>
          <table:table-cell table:formula="of:=LOG([.U46])" office:value-type="float" office:value="1.07918124604762" calcext:value-type="float">
            <text:p>1.07918124604762</text:p>
          </table:table-cell>
          <table:table-cell table:formula="of:=LOG([.V46])" office:value-type="float" office:value="1.20411998265592" calcext:value-type="float">
            <text:p>1.20411998265592</text:p>
          </table:table-cell>
          <table:table-cell table:formula="of:=LOG([.W46])" office:value-type="float" office:value="1.27875360095283" calcext:value-type="float">
            <text:p>1.27875360095283</text:p>
          </table:table-cell>
          <table:table-cell table:formula="of:=LOG([.X46])" office:value-type="float" office:value="1.36172783601759" calcext:value-type="float">
            <text:p>1.36172783601759</text:p>
          </table:table-cell>
          <table:table-cell table:formula="of:=LOG([.Y46])" office:value-type="float" office:value="1.43136376415899" calcext:value-type="float">
            <text:p>1.43136376415899</text:p>
          </table:table-cell>
          <table:table-cell table:formula="of:=LOG([.Z46])" office:value-type="float" office:value="1.54406804435028" calcext:value-type="float">
            <text:p>1.54406804435028</text:p>
          </table:table-cell>
          <table:table-cell table:formula="of:=LOG([.AA46])" office:value-type="float" office:value="1.57978359661681" calcext:value-type="float">
            <text:p>1.57978359661681</text:p>
          </table:table-cell>
          <table:table-cell table:formula="of:=LOG([.AB46])" office:value-type="float" office:value="1.60205999132796" calcext:value-type="float">
            <text:p>1.60205999132796</text:p>
          </table:table-cell>
          <table:table-cell table:formula="of:=LOG([.AC46])" office:value-type="float" office:value="1.66275783168157" calcext:value-type="float">
            <text:p>1.66275783168157</text:p>
          </table:table-cell>
          <table:table-cell table:formula="of:=LOG([.AD46])" office:value-type="float" office:value="1.67209785793572" calcext:value-type="float">
            <text:p>1.67209785793572</text:p>
          </table:table-cell>
          <table:table-cell table:formula="of:=LOG([.AE46])" office:value-type="float" office:value="1.77085201164214" calcext:value-type="float">
            <text:p>1.77085201164214</text:p>
          </table:table-cell>
          <table:table-cell table:formula="of:=LOG([.AF46])" office:value-type="float" office:value="1.79239168949825" calcext:value-type="float">
            <text:p>1.79239168949825</text:p>
          </table:table-cell>
          <table:table-cell table:formula="of:=LOG([.AG46])" office:value-type="float" office:value="1.82607480270083" calcext:value-type="float">
            <text:p>1.82607480270083</text:p>
          </table:table-cell>
          <table:table-cell table:formula="of:=LOG([.AH46])" office:value-type="float" office:value="1.88081359228079" calcext:value-type="float">
            <text:p>1.88081359228079</text:p>
          </table:table-cell>
          <table:table-cell table:formula="of:=LOG([.AI46])" office:value-type="float" office:value="1.91907809237607" calcext:value-type="float">
            <text:p>1.91907809237607</text:p>
          </table:table-cell>
          <table:table-cell table:formula="of:=LOG([.AJ46])" office:value-type="float" office:value="1.93951925261862" calcext:value-type="float">
            <text:p>1.93951925261862</text:p>
          </table:table-cell>
          <table:table-cell table:formula="of:=LOG([.AK46])" office:value-type="float" office:value="1.96848294855394" calcext:value-type="float">
            <text:p>1.96848294855394</text:p>
          </table:table-cell>
          <table:table-cell table:formula="of:=LOG([.AL46])" office:value-type="float" office:value="2.02938377768521" calcext:value-type="float">
            <text:p>2.02938377768521</text:p>
          </table:table-cell>
          <table:table-cell table:formula="of:=LOG([.AM46])" office:value-type="float" office:value="2.06445798922692" calcext:value-type="float">
            <text:p>2.06445798922692</text:p>
          </table:table-cell>
          <table:table-cell table:formula="of:=LOG([.AN46])" office:value-type="float" office:value="2.0899051114394" calcext:value-type="float">
            <text:p>2.0899051114394</text:p>
          </table:table-cell>
          <table:table-cell table:formula="of:=LOG([.AO46])" office:value-type="float" office:value="2.13033376849501" calcext:value-type="float">
            <text:p>2.13033376849501</text:p>
          </table:table-cell>
          <table:table-cell table:formula="of:=LOG([.AP46])" office:value-type="float" office:value="2.14301480025409" calcext:value-type="float">
            <text:p>2.14301480025409</text:p>
          </table:table-cell>
          <table:table-cell table:formula="of:=LOG([.AQ46])" office:value-type="float" office:value="2.17897694729317" calcext:value-type="float">
            <text:p>2.17897694729317</text:p>
          </table:table-cell>
          <table:table-cell table:formula="of:=LOG([.AR46])" office:value-type="float" office:value="2.22530928172586" calcext:value-type="float">
            <text:p>2.22530928172586</text:p>
          </table:table-cell>
          <table:table-cell table:formula="of:=LOG([.AS46])" office:value-type="float" office:value="2.24551266781415" calcext:value-type="float">
            <text:p>2.24551266781415</text:p>
          </table:table-cell>
          <table:table-cell table:formula="of:=LOG([.AT46])" office:value-type="float" office:value="2.26951294421792" calcext:value-type="float">
            <text:p>2.26951294421792</text:p>
          </table:table-cell>
          <table:table-cell table:formula="of:=LOG([.AU46])" office:value-type="float" office:value="2.30102999566398" calcext:value-type="float">
            <text:p>2.30102999566398</text:p>
          </table:table-cell>
          <table:table-cell table:formula="of:=LOG([.AV46])" office:value-type="float" office:value="2.32428245529769" calcext:value-type="float">
            <text:p>2.32428245529769</text:p>
          </table:table-cell>
          <table:table-cell table:formula="of:=LOG([.AW46])" office:value-type="float" office:value="2.3654879848909" calcext:value-type="float">
            <text:p>2.3654879848909</text:p>
          </table:table-cell>
          <table:table-cell table:formula="of:=LOG([.AX46])" office:value-type="float" office:value="2.40483371661994" calcext:value-type="float">
            <text:p>2.40483371661994</text:p>
          </table:table-cell>
          <table:table-cell table:formula="of:=LOG([.AY46])" office:value-type="float" office:value="2.43775056282039" calcext:value-type="float">
            <text:p>2.43775056282039</text:p>
          </table:table-cell>
          <table:table-cell table:formula="of:=LOG([.AZ46])" office:value-type="float" office:value="2.45178643552429" calcext:value-type="float">
            <text:p>2.45178643552429</text:p>
          </table:table-cell>
          <table:table-cell table:formula="of:=LOG([.BA46])" office:value-type="float" office:value="2.46834733041216" calcext:value-type="float">
            <text:p>2.46834733041216</text:p>
          </table:table-cell>
          <table:table-cell table:formula="of:=LOG([.BB46])" office:value-type="float" office:value="2.49415459401844" calcext:value-type="float">
            <text:p>2.49415459401844</text:p>
          </table:table-cell>
          <table:table-cell table:formula="of:=LOG([.BC46])" office:value-type="float" office:value="2.52374646681156" calcext:value-type="float">
            <text:p>2.52374646681156</text:p>
          </table:table-cell>
          <table:table-cell table:formula="of:=LOG([.BD46])" office:value-type="float" office:value="2.54530711646582" calcext:value-type="float">
            <text:p>2.54530711646582</text:p>
          </table:table-cell>
          <table:table-cell table:formula="of:=LOG([.BE46])" office:value-type="float" office:value="2.57863920996807" calcext:value-type="float">
            <text:p>2.57863920996807</text:p>
          </table:table-cell>
          <table:table-cell table:formula="of:=LOG([.BF46])" office:value-type="float" office:value="2.61489721603313" calcext:value-type="float">
            <text:p>2.61489721603313</text:p>
          </table:table-cell>
          <table:table-cell table:formula="of:=LOG([.BG46])" office:value-type="float" office:value="2.63144376901317" calcext:value-type="float">
            <text:p>2.63144376901317</text:p>
          </table:table-cell>
          <table:table-cell table:formula="of:=LOG([.BH46])" office:value-type="float" office:value="2.65417654187796" calcext:value-type="float">
            <text:p>2.65417654187796</text:p>
          </table:table-cell>
          <table:table-cell table:formula="of:=LOG([.BI46])" office:value-type="float" office:value="2.6730209071289" calcext:value-type="float">
            <text:p>2.6730209071289</text:p>
          </table:table-cell>
          <table:table-cell table:formula="of:=LOG([.BJ46])" office:value-type="float" office:value="2.69284691927723" calcext:value-type="float">
            <text:p>2.69284691927723</text:p>
          </table:table-cell>
          <table:table-cell table:formula="of:=LOG([.BK46])" office:value-type="float" office:value="2.71011736511182" calcext:value-type="float">
            <text:p>2.71011736511182</text:p>
          </table:table-cell>
          <table:table-cell table:formula="of:=LOG([.BL46])" office:value-type="float" office:value="2.72754125702856" calcext:value-type="float">
            <text:p>2.72754125702856</text:p>
          </table:table-cell>
          <table:table-cell table:formula="of:=LOG([.BM46])" office:value-type="float" office:value="2.74585519517373" calcext:value-type="float">
            <text:p>2.74585519517373</text:p>
          </table:table-cell>
          <table:table-cell table:formula="of:=LOG([.BN46])" office:value-type="float" office:value="2.77305469336426" calcext:value-type="float">
            <text:p>2.77305469336426</text:p>
          </table:table-cell>
          <table:table-cell table:formula="of:=LOG([.BO46])" office:value-type="float" office:value="2.79448804665917" calcext:value-type="float">
            <text:p>2.79448804665917</text:p>
          </table:table-cell>
          <table:table-cell table:formula="of:=LOG([.BP46])" office:value-type="float" office:value="2.81557774832427" calcext:value-type="float">
            <text:p>2.81557774832427</text:p>
          </table:table-cell>
          <table:table-cell table:formula="of:=LOG([.BQ46])" office:value-type="float" office:value="2.8318697742805" calcext:value-type="float">
            <text:p>2.8318697742805</text:p>
          </table:table-cell>
          <table:table-cell table:formula="of:=LOG([.BR46])" office:value-type="float" office:value="2.8488047010518" calcext:value-type="float">
            <text:p>2.8488047010518</text:p>
          </table:table-cell>
          <table:table-cell table:formula="of:=LOG([.BS46])" office:value-type="float" office:value="2.86923171973098" calcext:value-type="float">
            <text:p>2.86923171973098</text:p>
          </table:table-cell>
          <table:table-cell table:formula="of:=LOG([.BT46])" office:value-type="float" office:value="2.88649072517248" calcext:value-type="float">
            <text:p>2.88649072517248</text:p>
          </table:table-cell>
          <table:table-cell table:formula="of:=LOG([.BU46])" office:value-type="float" office:value="2.90525604874845" calcext:value-type="float">
            <text:p>2.90525604874845</text:p>
          </table:table-cell>
          <table:table-cell table:formula="of:=LOG([.BV46])" office:value-type="float" office:value="2.92220627743902" calcext:value-type="float">
            <text:p>2.92220627743902</text:p>
          </table:table-cell>
          <table:table-cell table:formula="of:=LOG([.BW46])" office:value-type="float" office:value="2.94051648493257" calcext:value-type="float">
            <text:p>2.94051648493257</text:p>
          </table:table-cell>
          <table:table-cell table:formula="of:=LOG([.BX46])" office:value-type="float" office:value="2.96189547366785" calcext:value-type="float">
            <text:p>2.96189547366785</text:p>
          </table:table-cell>
          <table:table-cell table:formula="of:=LOG([.BY46])" office:value-type="float" office:value="2.98091193777684" calcext:value-type="float">
            <text:p>2.98091193777684</text:p>
          </table:table-cell>
          <table:table-cell table:formula="of:=LOG([.BZ46])" office:value-type="float" office:value="2.99913054128737" calcext:value-type="float">
            <text:p>2.99913054128737</text:p>
          </table:table-cell>
          <table:table-cell table:formula="of:=LOG([.CA46])" office:value-type="float" office:value="3.01452053875792" calcext:value-type="float">
            <text:p>3.01452053875792</text:p>
          </table:table-cell>
          <table:table-cell table:formula="of:=LOG([.CB46])" office:value-type="float" office:value="3.03221570329798" calcext:value-type="float">
            <text:p>3.03221570329798</text:p>
          </table:table-cell>
          <table:table-cell table:formula="of:=LOG([.CC46])" office:value-type="float" office:value="3.04375512696868" calcext:value-type="float">
            <text:p>3.04375512696868</text:p>
          </table:table-cell>
          <table:table-cell table:formula="of:=LOG([.CD46])" office:value-type="float" office:value="3.05918461763137" calcext:value-type="float">
            <text:p>3.05918461763137</text:p>
          </table:table-cell>
          <table:table-cell table:formula="of:=LOG([.CE46])" office:value-type="float" office:value="3.07298474462793" calcext:value-type="float">
            <text:p>3.07298474462793</text:p>
          </table:table-cell>
          <table:table-cell table:formula="of:=LOG([.CF46])" office:value-type="float" office:value="3.08919836680515" calcext:value-type="float">
            <text:p>3.08919836680515</text:p>
          </table:table-cell>
          <table:table-cell table:formula="of:=LOG([.CG46])" office:value-type="float" office:value="3.10516942799933" calcext:value-type="float">
            <text:p>3.10516942799933</text:p>
          </table:table-cell>
          <table:table-cell table:formula="of:=LOG([.CH46])" office:value-type="float" office:value="3.11991541025799" calcext:value-type="float">
            <text:p>3.11991541025799</text:p>
          </table:table-cell>
          <table:table-cell table:formula="of:=LOG([.CI46])" office:value-type="float" office:value="3.1360860973841" calcext:value-type="float">
            <text:p>3.1360860973841</text:p>
          </table:table-cell>
          <table:table-cell table:formula="of:=LOG([.CJ46])" office:value-type="float" office:value="3.15075643986031" calcext:value-type="float">
            <text:p>3.15075643986031</text:p>
          </table:table-cell>
          <table:table-cell table:formula="of:=LOG([.CK46])" office:value-type="float" office:value="3.17026171539496" calcext:value-type="float">
            <text:p>3.17026171539496</text:p>
          </table:table-cell>
          <table:table-cell table:formula="of:=LOG([.CL46])" office:value-type="float" office:value="3.18412335423967" calcext:value-type="float">
            <text:p>3.18412335423967</text:p>
          </table:table-cell>
          <table:table-cell table:formula="of:=LOG([.CM46])" office:value-type="float" office:value="3.19617618503997" calcext:value-type="float">
            <text:p>3.19617618503997</text:p>
          </table:table-cell>
          <table:table-cell table:formula="of:=LOG([.CN46])" office:value-type="float" office:value="3.21112054125805" calcext:value-type="float">
            <text:p>3.21112054125805</text:p>
          </table:table-cell>
          <table:table-cell table:formula="of:=LOG([.CO46])" office:value-type="float" office:value="3.22505069613805" calcext:value-type="float">
            <text:p>3.22505069613805</text:p>
          </table:table-cell>
          <table:table-cell table:formula="of:=LOG([.CP46])" office:value-type="float" office:value="3.24129738710999" calcext:value-type="float">
            <text:p>3.24129738710999</text:p>
          </table:table-cell>
          <table:table-cell table:formula="of:=LOG([.CQ46])" office:value-type="float" office:value="3.25527250510331" calcext:value-type="float">
            <text:p>3.25527250510331</text:p>
          </table:table-cell>
          <table:table-cell table:formula="of:=LOG([.CR46])" office:value-type="float" office:value="3.26764098234592" calcext:value-type="float">
            <text:p>3.26764098234592</text:p>
          </table:table-cell>
          <table:table-cell table:formula="of:=LOG([.CS46])" office:value-type="float" office:value="3.28375338333253" calcext:value-type="float">
            <text:p>3.28375338333253</text:p>
          </table:table-cell>
          <table:table-cell table:formula="of:=LOG([.CT46])" office:value-type="float" office:value="3.29666519026153" calcext:value-type="float">
            <text:p>3.29666519026153</text:p>
          </table:table-cell>
          <table:table-cell table:formula="of:=LOG([.CU46])" office:value-type="float" office:value="3.31111784266251" calcext:value-type="float">
            <text:p>3.31111784266251</text:p>
          </table:table-cell>
          <table:table-cell table:formula="of:=LOG([.CV46])" office:value-type="float" office:value="3.32428245529769" calcext:value-type="float">
            <text:p>3.32428245529769</text:p>
          </table:table-cell>
          <table:table-cell table:formula="of:=LOG([.CW46])" office:value-type="float" office:value="3.33705972632052" calcext:value-type="float">
            <text:p>3.33705972632052</text:p>
          </table:table-cell>
          <table:table-cell table:formula="of:=LOG([.CX46])" office:value-type="float" office:value="3.35160307241913" calcext:value-type="float">
            <text:p>3.35160307241913</text:p>
          </table:table-cell>
          <table:table-cell table:formula="of:=SLOPE([.BG101:.CX101];[.BG$56:.CX$56])" office:value-type="float" office:value="2.96181632672912" calcext:value-type="float">
            <text:p>2.96181632672912</text:p>
          </table:table-cell>
        </table:table-row>
        <table:table-row table:style-name="ro1">
          <table:table-cell table:formula="of:=LOG([.A47])" office:value-type="float" office:value="3.64345267648619" calcext:value-type="float">
            <text:p>3.64345267648619</text:p>
          </table:table-cell>
          <table:table-cell table:formula="of:=LOG([.B47])" office:value-type="string" office:string-value="" calcext:value-type="error">
            <text:p>Err:502</text:p>
          </table:table-cell>
          <table:table-cell table:formula="of:=LOG([.C47])" office:value-type="string" office:string-value="" calcext:value-type="error">
            <text:p>Err:502</text:p>
          </table:table-cell>
          <table:table-cell table:formula="of:=LOG([.D47])" office:value-type="string" office:string-value="" calcext:value-type="error">
            <text:p>Err:502</text:p>
          </table:table-cell>
          <table:table-cell table:formula="of:=LOG([.E47])" office:value-type="string" office:string-value="" calcext:value-type="error">
            <text:p>Err:502</text:p>
          </table:table-cell>
          <table:table-cell table:formula="of:=LOG([.F47])" office:value-type="string" office:string-value="" calcext:value-type="error">
            <text:p>Err:502</text:p>
          </table:table-cell>
          <table:table-cell table:formula="of:=LOG([.G47])" office:value-type="string" office:string-value="" calcext:value-type="error">
            <text:p>Err:502</text:p>
          </table:table-cell>
          <table:table-cell table:formula="of:=LOG([.H47])" office:value-type="string" office:string-value="" calcext:value-type="error">
            <text:p>Err:502</text:p>
          </table:table-cell>
          <table:table-cell table:formula="of:=LOG([.I47])" office:value-type="float" office:value="0" calcext:value-type="float">
            <text:p>0</text:p>
          </table:table-cell>
          <table:table-cell table:formula="of:=LOG([.J47])" office:value-type="float" office:value="0" calcext:value-type="float">
            <text:p>0</text:p>
          </table:table-cell>
          <table:table-cell table:formula="of:=LOG([.K47])" office:value-type="float" office:value="0.301029995663981" calcext:value-type="float">
            <text:p>0.301029995663981</text:p>
          </table:table-cell>
          <table:table-cell table:formula="of:=LOG([.L47])" office:value-type="float" office:value="0.301029995663981" calcext:value-type="float">
            <text:p>0.301029995663981</text:p>
          </table:table-cell>
          <table:table-cell table:formula="of:=LOG([.M47])" office:value-type="float" office:value="0.602059991327962" calcext:value-type="float">
            <text:p>0.602059991327962</text:p>
          </table:table-cell>
          <table:table-cell table:formula="of:=LOG([.N47])" office:value-type="float" office:value="0.698970004336019" calcext:value-type="float">
            <text:p>0.698970004336019</text:p>
          </table:table-cell>
          <table:table-cell table:formula="of:=LOG([.O47])" office:value-type="float" office:value="0.698970004336019" calcext:value-type="float">
            <text:p>0.698970004336019</text:p>
          </table:table-cell>
          <table:table-cell table:formula="of:=LOG([.P47])" office:value-type="float" office:value="0.778151250383644" calcext:value-type="float">
            <text:p>0.778151250383644</text:p>
          </table:table-cell>
          <table:table-cell table:formula="of:=LOG([.Q47])" office:value-type="float" office:value="0.845098040014257" calcext:value-type="float">
            <text:p>0.845098040014257</text:p>
          </table:table-cell>
          <table:table-cell table:formula="of:=LOG([.R47])" office:value-type="float" office:value="1" calcext:value-type="float">
            <text:p>1</text:p>
          </table:table-cell>
          <table:table-cell table:formula="of:=LOG([.S47])" office:value-type="float" office:value="1" calcext:value-type="float">
            <text:p>1</text:p>
          </table:table-cell>
          <table:table-cell table:formula="of:=LOG([.T47])" office:value-type="float" office:value="1.04139268515823" calcext:value-type="float">
            <text:p>1.04139268515823</text:p>
          </table:table-cell>
          <table:table-cell table:formula="of:=LOG([.U47])" office:value-type="float" office:value="1.07918124604762" calcext:value-type="float">
            <text:p>1.07918124604762</text:p>
          </table:table-cell>
          <table:table-cell table:formula="of:=LOG([.V47])" office:value-type="float" office:value="1.17609125905568" calcext:value-type="float">
            <text:p>1.17609125905568</text:p>
          </table:table-cell>
          <table:table-cell table:formula="of:=LOG([.W47])" office:value-type="float" office:value="1.32221929473392" calcext:value-type="float">
            <text:p>1.32221929473392</text:p>
          </table:table-cell>
          <table:table-cell table:formula="of:=LOG([.X47])" office:value-type="float" office:value="1.39794000867204" calcext:value-type="float">
            <text:p>1.39794000867204</text:p>
          </table:table-cell>
          <table:table-cell table:formula="of:=LOG([.Y47])" office:value-type="float" office:value="1.43136376415899" calcext:value-type="float">
            <text:p>1.43136376415899</text:p>
          </table:table-cell>
          <table:table-cell table:formula="of:=LOG([.Z47])" office:value-type="float" office:value="1.50514997831991" calcext:value-type="float">
            <text:p>1.50514997831991</text:p>
          </table:table-cell>
          <table:table-cell table:formula="of:=LOG([.AA47])" office:value-type="float" office:value="1.60205999132796" calcext:value-type="float">
            <text:p>1.60205999132796</text:p>
          </table:table-cell>
          <table:table-cell table:formula="of:=LOG([.AB47])" office:value-type="float" office:value="1.65321251377534" calcext:value-type="float">
            <text:p>1.65321251377534</text:p>
          </table:table-cell>
          <table:table-cell table:formula="of:=LOG([.AC47])" office:value-type="float" office:value="1.70757017609794" calcext:value-type="float">
            <text:p>1.70757017609794</text:p>
          </table:table-cell>
          <table:table-cell table:formula="of:=LOG([.AD47])" office:value-type="float" office:value="1.73239375982297" calcext:value-type="float">
            <text:p>1.73239375982297</text:p>
          </table:table-cell>
          <table:table-cell table:formula="of:=LOG([.AE47])" office:value-type="float" office:value="1.78532983501077" calcext:value-type="float">
            <text:p>1.78532983501077</text:p>
          </table:table-cell>
          <table:table-cell table:formula="of:=LOG([.AF47])" office:value-type="float" office:value="1.81291335664286" calcext:value-type="float">
            <text:p>1.81291335664286</text:p>
          </table:table-cell>
          <table:table-cell table:formula="of:=LOG([.AG47])" office:value-type="float" office:value="1.83884909073726" calcext:value-type="float">
            <text:p>1.83884909073726</text:p>
          </table:table-cell>
          <table:table-cell table:formula="of:=LOG([.AH47])" office:value-type="float" office:value="1.8750612633917" calcext:value-type="float">
            <text:p>1.8750612633917</text:p>
          </table:table-cell>
          <table:table-cell table:formula="of:=LOG([.AI47])" office:value-type="float" office:value="1.91381385238372" calcext:value-type="float">
            <text:p>1.91381385238372</text:p>
          </table:table-cell>
          <table:table-cell table:formula="of:=LOG([.AJ47])" office:value-type="float" office:value="1.94939000664491" calcext:value-type="float">
            <text:p>1.94939000664491</text:p>
          </table:table-cell>
          <table:table-cell table:formula="of:=LOG([.AK47])" office:value-type="float" office:value="1.98227123303957" calcext:value-type="float">
            <text:p>1.98227123303957</text:p>
          </table:table-cell>
          <table:table-cell table:formula="of:=LOG([.AL47])" office:value-type="float" office:value="2.02118929906994" calcext:value-type="float">
            <text:p>2.02118929906994</text:p>
          </table:table-cell>
          <table:table-cell table:formula="of:=LOG([.AM47])" office:value-type="float" office:value="2.04139268515822" calcext:value-type="float">
            <text:p>2.04139268515822</text:p>
          </table:table-cell>
          <table:table-cell table:formula="of:=LOG([.AN47])" office:value-type="float" office:value="2.07554696139253" calcext:value-type="float">
            <text:p>2.07554696139253</text:p>
          </table:table-cell>
          <table:table-cell table:formula="of:=LOG([.AO47])" office:value-type="float" office:value="2.13987908640124" calcext:value-type="float">
            <text:p>2.13987908640124</text:p>
          </table:table-cell>
          <table:table-cell table:formula="of:=LOG([.AP47])" office:value-type="float" office:value="2.17897694729317" calcext:value-type="float">
            <text:p>2.17897694729317</text:p>
          </table:table-cell>
          <table:table-cell table:formula="of:=LOG([.AQ47])" office:value-type="float" office:value="2.20139712432045" calcext:value-type="float">
            <text:p>2.20139712432045</text:p>
          </table:table-cell>
          <table:table-cell table:formula="of:=LOG([.AR47])" office:value-type="float" office:value="2.23299611039215" calcext:value-type="float">
            <text:p>2.23299611039215</text:p>
          </table:table-cell>
          <table:table-cell table:formula="of:=LOG([.AS47])" office:value-type="float" office:value="2.26007138798507" calcext:value-type="float">
            <text:p>2.26007138798507</text:p>
          </table:table-cell>
          <table:table-cell table:formula="of:=LOG([.AT47])" office:value-type="float" office:value="2.29446622616159" calcext:value-type="float">
            <text:p>2.29446622616159</text:p>
          </table:table-cell>
          <table:table-cell table:formula="of:=LOG([.AU47])" office:value-type="float" office:value="2.32428245529769" calcext:value-type="float">
            <text:p>2.32428245529769</text:p>
          </table:table-cell>
          <table:table-cell table:formula="of:=LOG([.AV47])" office:value-type="float" office:value="2.34439227368511" calcext:value-type="float">
            <text:p>2.34439227368511</text:p>
          </table:table-cell>
          <table:table-cell table:formula="of:=LOG([.AW47])" office:value-type="float" office:value="2.37839790094814" calcext:value-type="float">
            <text:p>2.37839790094814</text:p>
          </table:table-cell>
          <table:table-cell table:formula="of:=LOG([.AX47])" office:value-type="float" office:value="2.41497334797082" calcext:value-type="float">
            <text:p>2.41497334797082</text:p>
          </table:table-cell>
          <table:table-cell table:formula="of:=LOG([.AY47])" office:value-type="float" office:value="2.44870631990508" calcext:value-type="float">
            <text:p>2.44870631990508</text:p>
          </table:table-cell>
          <table:table-cell table:formula="of:=LOG([.AZ47])" office:value-type="float" office:value="2.46834733041216" calcext:value-type="float">
            <text:p>2.46834733041216</text:p>
          </table:table-cell>
          <table:table-cell table:formula="of:=LOG([.BA47])" office:value-type="float" office:value="2.49554433754645" calcext:value-type="float">
            <text:p>2.49554433754645</text:p>
          </table:table-cell>
          <table:table-cell table:formula="of:=LOG([.BB47])" office:value-type="float" office:value="2.51719589794997" calcext:value-type="float">
            <text:p>2.51719589794997</text:p>
          </table:table-cell>
          <table:table-cell table:formula="of:=LOG([.BC47])" office:value-type="float" office:value="2.53402610605613" calcext:value-type="float">
            <text:p>2.53402610605613</text:p>
          </table:table-cell>
          <table:table-cell table:formula="of:=LOG([.BD47])" office:value-type="float" office:value="2.55990662503611" calcext:value-type="float">
            <text:p>2.55990662503611</text:p>
          </table:table-cell>
          <table:table-cell table:formula="of:=LOG([.BE47])" office:value-type="float" office:value="2.58206336291171" calcext:value-type="float">
            <text:p>2.58206336291171</text:p>
          </table:table-cell>
          <table:table-cell table:formula="of:=LOG([.BF47])" office:value-type="float" office:value="2.60959440922522" calcext:value-type="float">
            <text:p>2.60959440922522</text:p>
          </table:table-cell>
          <table:table-cell table:formula="of:=LOG([.BG47])" office:value-type="float" office:value="2.63245729218472" calcext:value-type="float">
            <text:p>2.63245729218472</text:p>
          </table:table-cell>
          <table:table-cell table:formula="of:=LOG([.BH47])" office:value-type="float" office:value="2.65127801399814" calcext:value-type="float">
            <text:p>2.65127801399814</text:p>
          </table:table-cell>
          <table:table-cell table:formula="of:=LOG([.BI47])" office:value-type="float" office:value="2.66745295288995" calcext:value-type="float">
            <text:p>2.66745295288995</text:p>
          </table:table-cell>
          <table:table-cell table:formula="of:=LOG([.BJ47])" office:value-type="float" office:value="2.68663626926229" calcext:value-type="float">
            <text:p>2.68663626926229</text:p>
          </table:table-cell>
          <table:table-cell table:formula="of:=LOG([.BK47])" office:value-type="float" office:value="2.70671778233676" calcext:value-type="float">
            <text:p>2.70671778233676</text:p>
          </table:table-cell>
          <table:table-cell table:formula="of:=LOG([.BL47])" office:value-type="float" office:value="2.73319726510657" calcext:value-type="float">
            <text:p>2.73319726510657</text:p>
          </table:table-cell>
          <table:table-cell table:formula="of:=LOG([.BM47])" office:value-type="float" office:value="2.75587485567249" calcext:value-type="float">
            <text:p>2.75587485567249</text:p>
          </table:table-cell>
          <table:table-cell table:formula="of:=LOG([.BN47])" office:value-type="float" office:value="2.77597433112937" calcext:value-type="float">
            <text:p>2.77597433112937</text:p>
          </table:table-cell>
          <table:table-cell table:formula="of:=LOG([.BO47])" office:value-type="float" office:value="2.79588001734407" calcext:value-type="float">
            <text:p>2.79588001734407</text:p>
          </table:table-cell>
          <table:table-cell table:formula="of:=LOG([.BP47])" office:value-type="float" office:value="2.81491318127507" calcext:value-type="float">
            <text:p>2.81491318127507</text:p>
          </table:table-cell>
          <table:table-cell table:formula="of:=LOG([.BQ47])" office:value-type="float" office:value="2.83505610172012" calcext:value-type="float">
            <text:p>2.83505610172012</text:p>
          </table:table-cell>
          <table:table-cell table:formula="of:=LOG([.BR47])" office:value-type="float" office:value="2.85247999363686" calcext:value-type="float">
            <text:p>2.85247999363686</text:p>
          </table:table-cell>
          <table:table-cell table:formula="of:=LOG([.BS47])" office:value-type="float" office:value="2.87737134586977" calcext:value-type="float">
            <text:p>2.87737134586977</text:p>
          </table:table-cell>
          <table:table-cell table:formula="of:=LOG([.BT47])" office:value-type="float" office:value="2.90036712865647" calcext:value-type="float">
            <text:p>2.90036712865647</text:p>
          </table:table-cell>
          <table:table-cell table:formula="of:=LOG([.BU47])" office:value-type="float" office:value="2.92012332629072" calcext:value-type="float">
            <text:p>2.92012332629072</text:p>
          </table:table-cell>
          <table:table-cell table:formula="of:=LOG([.BV47])" office:value-type="float" office:value="2.94051648493257" calcext:value-type="float">
            <text:p>2.94051648493257</text:p>
          </table:table-cell>
          <table:table-cell table:formula="of:=LOG([.BW47])" office:value-type="float" office:value="2.95520653754194" calcext:value-type="float">
            <text:p>2.95520653754194</text:p>
          </table:table-cell>
          <table:table-cell table:formula="of:=LOG([.BX47])" office:value-type="float" office:value="2.96801571399364" calcext:value-type="float">
            <text:p>2.96801571399364</text:p>
          </table:table-cell>
          <table:table-cell table:formula="of:=LOG([.BY47])" office:value-type="float" office:value="2.99211148778695" calcext:value-type="float">
            <text:p>2.99211148778695</text:p>
          </table:table-cell>
          <table:table-cell table:formula="of:=LOG([.BZ47])" office:value-type="float" office:value="3.0068937079479" calcext:value-type="float">
            <text:p>3.0068937079479</text:p>
          </table:table-cell>
          <table:table-cell table:formula="of:=LOG([.CA47])" office:value-type="float" office:value="3.02775720469055" calcext:value-type="float">
            <text:p>3.02775720469055</text:p>
          </table:table-cell>
          <table:table-cell table:formula="of:=LOG([.CB47])" office:value-type="float" office:value="3.04099769242349" calcext:value-type="float">
            <text:p>3.04099769242349</text:p>
          </table:table-cell>
          <table:table-cell table:formula="of:=LOG([.CC47])" office:value-type="float" office:value="3.05499586152914" calcext:value-type="float">
            <text:p>3.05499586152914</text:p>
          </table:table-cell>
          <table:table-cell table:formula="of:=LOG([.CD47])" office:value-type="float" office:value="3.07188200730612" calcext:value-type="float">
            <text:p>3.07188200730612</text:p>
          </table:table-cell>
          <table:table-cell table:formula="of:=LOG([.CE47])" office:value-type="float" office:value="3.09131515969722" calcext:value-type="float">
            <text:p>3.09131515969722</text:p>
          </table:table-cell>
          <table:table-cell table:formula="of:=LOG([.CF47])" office:value-type="float" office:value="3.10822665637493" calcext:value-type="float">
            <text:p>3.10822665637493</text:p>
          </table:table-cell>
          <table:table-cell table:formula="of:=LOG([.CG47])" office:value-type="float" office:value="3.12352498094273" calcext:value-type="float">
            <text:p>3.12352498094273</text:p>
          </table:table-cell>
          <table:table-cell table:formula="of:=LOG([.CH47])" office:value-type="float" office:value="3.14082218010931" calcext:value-type="float">
            <text:p>3.14082218010931</text:p>
          </table:table-cell>
          <table:table-cell table:formula="of:=LOG([.CI47])" office:value-type="float" office:value="3.15198239545747" calcext:value-type="float">
            <text:p>3.15198239545747</text:p>
          </table:table-cell>
          <table:table-cell table:formula="of:=LOG([.CJ47])" office:value-type="float" office:value="3.16672605558005" calcext:value-type="float">
            <text:p>3.16672605558005</text:p>
          </table:table-cell>
          <table:table-cell table:formula="of:=LOG([.CK47])" office:value-type="float" office:value="3.18525876529658" calcext:value-type="float">
            <text:p>3.18525876529658</text:p>
          </table:table-cell>
          <table:table-cell table:formula="of:=LOG([.CL47])" office:value-type="float" office:value="3.19755621315354" calcext:value-type="float">
            <text:p>3.19755621315354</text:p>
          </table:table-cell>
          <table:table-cell table:formula="of:=LOG([.CM47])" office:value-type="float" office:value="3.21165440055318" calcext:value-type="float">
            <text:p>3.21165440055318</text:p>
          </table:table-cell>
          <table:table-cell table:formula="of:=LOG([.CN47])" office:value-type="float" office:value="3.22891340599469" calcext:value-type="float">
            <text:p>3.22891340599469</text:p>
          </table:table-cell>
          <table:table-cell table:formula="of:=LOG([.CO47])" office:value-type="float" office:value="3.24303804868629" calcext:value-type="float">
            <text:p>3.24303804868629</text:p>
          </table:table-cell>
          <table:table-cell table:formula="of:=LOG([.CP47])" office:value-type="float" office:value="3.2559957267224" calcext:value-type="float">
            <text:p>3.2559957267224</text:p>
          </table:table-cell>
          <table:table-cell table:formula="of:=LOG([.CQ47])" office:value-type="float" office:value="3.27207378750001" calcext:value-type="float">
            <text:p>3.27207378750001</text:p>
          </table:table-cell>
          <table:table-cell table:formula="of:=LOG([.CR47])" office:value-type="float" office:value="3.28510702956681" calcext:value-type="float">
            <text:p>3.28510702956681</text:p>
          </table:table-cell>
          <table:table-cell table:formula="of:=LOG([.CS47])" office:value-type="float" office:value="3.29556709996248" calcext:value-type="float">
            <text:p>3.29556709996248</text:p>
          </table:table-cell>
          <table:table-cell table:formula="of:=LOG([.CT47])" office:value-type="float" office:value="3.30984300471607" calcext:value-type="float">
            <text:p>3.30984300471607</text:p>
          </table:table-cell>
          <table:table-cell table:formula="of:=LOG([.CU47])" office:value-type="float" office:value="3.32325210017169" calcext:value-type="float">
            <text:p>3.32325210017169</text:p>
          </table:table-cell>
          <table:table-cell table:formula="of:=LOG([.CV47])" office:value-type="float" office:value="3.33745926129066" calcext:value-type="float">
            <text:p>3.33745926129066</text:p>
          </table:table-cell>
          <table:table-cell table:formula="of:=LOG([.CW47])" office:value-type="float" office:value="3.35024801833416" calcext:value-type="float">
            <text:p>3.35024801833416</text:p>
          </table:table-cell>
          <table:table-cell table:formula="of:=LOG([.CX47])" office:value-type="float" office:value="3.36398782974849" calcext:value-type="float">
            <text:p>3.36398782974849</text:p>
          </table:table-cell>
          <table:table-cell table:formula="of:=SLOPE([.BG102:.CX102];[.BG$56:.CX$56])" office:value-type="float" office:value="3.03714574976316" calcext:value-type="float">
            <text:p>3.03714574976316</text:p>
          </table:table-cell>
        </table:table-row>
        <table:table-row table:style-name="ro1">
          <table:table-cell table:formula="of:=LOG([.A48])" office:value-type="float" office:value="3.65321251377534" calcext:value-type="float">
            <text:p>3.65321251377534</text:p>
          </table:table-cell>
          <table:table-cell table:formula="of:=LOG([.B48])" office:value-type="string" office:string-value="" calcext:value-type="error">
            <text:p>Err:502</text:p>
          </table:table-cell>
          <table:table-cell table:formula="of:=LOG([.C48])" office:value-type="string" office:string-value="" calcext:value-type="error">
            <text:p>Err:502</text:p>
          </table:table-cell>
          <table:table-cell table:formula="of:=LOG([.D48])" office:value-type="string" office:string-value="" calcext:value-type="error">
            <text:p>Err:502</text:p>
          </table:table-cell>
          <table:table-cell table:formula="of:=LOG([.E48])" office:value-type="string" office:string-value="" calcext:value-type="error">
            <text:p>Err:502</text:p>
          </table:table-cell>
          <table:table-cell table:formula="of:=LOG([.F48])" office:value-type="string" office:string-value="" calcext:value-type="error">
            <text:p>Err:502</text:p>
          </table:table-cell>
          <table:table-cell table:formula="of:=LOG([.G48])" office:value-type="string" office:string-value="" calcext:value-type="error">
            <text:p>Err:502</text:p>
          </table:table-cell>
          <table:table-cell table:formula="of:=LOG([.H48])" office:value-type="string" office:string-value="" calcext:value-type="error">
            <text:p>Err:502</text:p>
          </table:table-cell>
          <table:table-cell table:formula="of:=LOG([.I48])" office:value-type="float" office:value="0" calcext:value-type="float">
            <text:p>0</text:p>
          </table:table-cell>
          <table:table-cell table:formula="of:=LOG([.J48])" office:value-type="float" office:value="0" calcext:value-type="float">
            <text:p>0</text:p>
          </table:table-cell>
          <table:table-cell table:formula="of:=LOG([.K48])" office:value-type="float" office:value="0.301029995663981" calcext:value-type="float">
            <text:p>0.301029995663981</text:p>
          </table:table-cell>
          <table:table-cell table:formula="of:=LOG([.L48])" office:value-type="float" office:value="0.301029995663981" calcext:value-type="float">
            <text:p>0.301029995663981</text:p>
          </table:table-cell>
          <table:table-cell table:formula="of:=LOG([.M48])" office:value-type="float" office:value="0.477121254719662" calcext:value-type="float">
            <text:p>0.477121254719662</text:p>
          </table:table-cell>
          <table:table-cell table:formula="of:=LOG([.N48])" office:value-type="float" office:value="0.602059991327962" calcext:value-type="float">
            <text:p>0.602059991327962</text:p>
          </table:table-cell>
          <table:table-cell table:formula="of:=LOG([.O48])" office:value-type="float" office:value="0.602059991327962" calcext:value-type="float">
            <text:p>0.602059991327962</text:p>
          </table:table-cell>
          <table:table-cell table:formula="of:=LOG([.P48])" office:value-type="float" office:value="0.778151250383644" calcext:value-type="float">
            <text:p>0.778151250383644</text:p>
          </table:table-cell>
          <table:table-cell table:formula="of:=LOG([.Q48])" office:value-type="float" office:value="0.845098040014257" calcext:value-type="float">
            <text:p>0.845098040014257</text:p>
          </table:table-cell>
          <table:table-cell table:formula="of:=LOG([.R48])" office:value-type="float" office:value="0.954242509439325" calcext:value-type="float">
            <text:p>0.954242509439325</text:p>
          </table:table-cell>
          <table:table-cell table:formula="of:=LOG([.S48])" office:value-type="float" office:value="1.07918124604762" calcext:value-type="float">
            <text:p>1.07918124604762</text:p>
          </table:table-cell>
          <table:table-cell table:formula="of:=LOG([.T48])" office:value-type="float" office:value="1.11394335230684" calcext:value-type="float">
            <text:p>1.11394335230684</text:p>
          </table:table-cell>
          <table:table-cell table:formula="of:=LOG([.U48])" office:value-type="float" office:value="1.14612803567824" calcext:value-type="float">
            <text:p>1.14612803567824</text:p>
          </table:table-cell>
          <table:table-cell table:formula="of:=LOG([.V48])" office:value-type="float" office:value="1.17609125905568" calcext:value-type="float">
            <text:p>1.17609125905568</text:p>
          </table:table-cell>
          <table:table-cell table:formula="of:=LOG([.W48])" office:value-type="float" office:value="1.32221929473392" calcext:value-type="float">
            <text:p>1.32221929473392</text:p>
          </table:table-cell>
          <table:table-cell table:formula="of:=LOG([.X48])" office:value-type="float" office:value="1.41497334797082" calcext:value-type="float">
            <text:p>1.41497334797082</text:p>
          </table:table-cell>
          <table:table-cell table:formula="of:=LOG([.Y48])" office:value-type="float" office:value="1.43136376415899" calcext:value-type="float">
            <text:p>1.43136376415899</text:p>
          </table:table-cell>
          <table:table-cell table:formula="of:=LOG([.Z48])" office:value-type="float" office:value="1.51851393987789" calcext:value-type="float">
            <text:p>1.51851393987789</text:p>
          </table:table-cell>
          <table:table-cell table:formula="of:=LOG([.AA48])" office:value-type="float" office:value="1.55630250076729" calcext:value-type="float">
            <text:p>1.55630250076729</text:p>
          </table:table-cell>
          <table:table-cell table:formula="of:=LOG([.AB48])" office:value-type="float" office:value="1.61278385671974" calcext:value-type="float">
            <text:p>1.61278385671974</text:p>
          </table:table-cell>
          <table:table-cell table:formula="of:=LOG([.AC48])" office:value-type="float" office:value="1.63346845557959" calcext:value-type="float">
            <text:p>1.63346845557959</text:p>
          </table:table-cell>
          <table:table-cell table:formula="of:=LOG([.AD48])" office:value-type="float" office:value="1.67209785793572" calcext:value-type="float">
            <text:p>1.67209785793572</text:p>
          </table:table-cell>
          <table:table-cell table:formula="of:=LOG([.AE48])" office:value-type="float" office:value="1.70757017609794" calcext:value-type="float">
            <text:p>1.70757017609794</text:p>
          </table:table-cell>
          <table:table-cell table:formula="of:=LOG([.AF48])" office:value-type="float" office:value="1.77085201164214" calcext:value-type="float">
            <text:p>1.77085201164214</text:p>
          </table:table-cell>
          <table:table-cell table:formula="of:=LOG([.AG48])" office:value-type="float" office:value="1.83250891270624" calcext:value-type="float">
            <text:p>1.83250891270624</text:p>
          </table:table-cell>
          <table:table-cell table:formula="of:=LOG([.AH48])" office:value-type="float" office:value="1.88649072517248" calcext:value-type="float">
            <text:p>1.88649072517248</text:p>
          </table:table-cell>
          <table:table-cell table:formula="of:=LOG([.AI48])" office:value-type="float" office:value="1.92941892571429" calcext:value-type="float">
            <text:p>1.92941892571429</text:p>
          </table:table-cell>
          <table:table-cell table:formula="of:=LOG([.AJ48])" office:value-type="float" office:value="1.95904139232109" calcext:value-type="float">
            <text:p>1.95904139232109</text:p>
          </table:table-cell>
          <table:table-cell table:formula="of:=LOG([.AK48])" office:value-type="float" office:value="2.02118929906994" calcext:value-type="float">
            <text:p>2.02118929906994</text:p>
          </table:table-cell>
          <table:table-cell table:formula="of:=LOG([.AL48])" office:value-type="float" office:value="2.05307844348342" calcext:value-type="float">
            <text:p>2.05307844348342</text:p>
          </table:table-cell>
          <table:table-cell table:formula="of:=LOG([.AM48])" office:value-type="float" office:value="2.09691001300806" calcext:value-type="float">
            <text:p>2.09691001300806</text:p>
          </table:table-cell>
          <table:table-cell table:formula="of:=LOG([.AN48])" office:value-type="float" office:value="2.11058971029925" calcext:value-type="float">
            <text:p>2.11058971029925</text:p>
          </table:table-cell>
          <table:table-cell table:formula="of:=LOG([.AO48])" office:value-type="float" office:value="2.13033376849501" calcext:value-type="float">
            <text:p>2.13033376849501</text:p>
          </table:table-cell>
          <table:table-cell table:formula="of:=LOG([.AP48])" office:value-type="float" office:value="2.17609125905568" calcext:value-type="float">
            <text:p>2.17609125905568</text:p>
          </table:table-cell>
          <table:table-cell table:formula="of:=LOG([.AQ48])" office:value-type="float" office:value="2.21748394421391" calcext:value-type="float">
            <text:p>2.21748394421391</text:p>
          </table:table-cell>
          <table:table-cell table:formula="of:=LOG([.AR48])" office:value-type="float" office:value="2.2380461031288" calcext:value-type="float">
            <text:p>2.2380461031288</text:p>
          </table:table-cell>
          <table:table-cell table:formula="of:=LOG([.AS48])" office:value-type="float" office:value="2.2718416065365" calcext:value-type="float">
            <text:p>2.2718416065365</text:p>
          </table:table-cell>
          <table:table-cell table:formula="of:=LOG([.AT48])" office:value-type="float" office:value="2.29885307640971" calcext:value-type="float">
            <text:p>2.29885307640971</text:p>
          </table:table-cell>
          <table:table-cell table:formula="of:=LOG([.AU48])" office:value-type="float" office:value="2.33041377334919" calcext:value-type="float">
            <text:p>2.33041377334919</text:p>
          </table:table-cell>
          <table:table-cell table:formula="of:=LOG([.AV48])" office:value-type="float" office:value="2.35983548233989" calcext:value-type="float">
            <text:p>2.35983548233989</text:p>
          </table:table-cell>
          <table:table-cell table:formula="of:=LOG([.AW48])" office:value-type="float" office:value="2.38560627359831" calcext:value-type="float">
            <text:p>2.38560627359831</text:p>
          </table:table-cell>
          <table:table-cell table:formula="of:=LOG([.AX48])" office:value-type="float" office:value="2.40993312333129" calcext:value-type="float">
            <text:p>2.40993312333129</text:p>
          </table:table-cell>
          <table:table-cell table:formula="of:=LOG([.AY48])" office:value-type="float" office:value="2.44404479591808" calcext:value-type="float">
            <text:p>2.44404479591808</text:p>
          </table:table-cell>
          <table:table-cell table:formula="of:=LOG([.AZ48])" office:value-type="float" office:value="2.46982201597816" calcext:value-type="float">
            <text:p>2.46982201597816</text:p>
          </table:table-cell>
          <table:table-cell table:formula="of:=LOG([.BA48])" office:value-type="float" office:value="2.48995847942483" calcext:value-type="float">
            <text:p>2.48995847942483</text:p>
          </table:table-cell>
          <table:table-cell table:formula="of:=LOG([.BB48])" office:value-type="float" office:value="2.51851393987789" calcext:value-type="float">
            <text:p>2.51851393987789</text:p>
          </table:table-cell>
          <table:table-cell table:formula="of:=LOG([.BC48])" office:value-type="float" office:value="2.54530711646582" calcext:value-type="float">
            <text:p>2.54530711646582</text:p>
          </table:table-cell>
          <table:table-cell table:formula="of:=LOG([.BD48])" office:value-type="float" office:value="2.5705429398819" calcext:value-type="float">
            <text:p>2.5705429398819</text:p>
          </table:table-cell>
          <table:table-cell table:formula="of:=LOG([.BE48])" office:value-type="float" office:value="2.59439255037543" calcext:value-type="float">
            <text:p>2.59439255037543</text:p>
          </table:table-cell>
          <table:table-cell table:formula="of:=LOG([.BF48])" office:value-type="float" office:value="2.61278385671974" calcext:value-type="float">
            <text:p>2.61278385671974</text:p>
          </table:table-cell>
          <table:table-cell table:formula="of:=LOG([.BG48])" office:value-type="float" office:value="2.62634036737504" calcext:value-type="float">
            <text:p>2.62634036737504</text:p>
          </table:table-cell>
          <table:table-cell table:formula="of:=LOG([.BH48])" office:value-type="float" office:value="2.66181268553726" calcext:value-type="float">
            <text:p>2.66181268553726</text:p>
          </table:table-cell>
          <table:table-cell table:formula="of:=LOG([.BI48])" office:value-type="float" office:value="2.67851837904011" calcext:value-type="float">
            <text:p>2.67851837904011</text:p>
          </table:table-cell>
          <table:table-cell table:formula="of:=LOG([.BJ48])" office:value-type="float" office:value="2.70671778233676" calcext:value-type="float">
            <text:p>2.70671778233676</text:p>
          </table:table-cell>
          <table:table-cell table:formula="of:=LOG([.BK48])" office:value-type="float" office:value="2.73158876518674" calcext:value-type="float">
            <text:p>2.73158876518674</text:p>
          </table:table-cell>
          <table:table-cell table:formula="of:=LOG([.BL48])" office:value-type="float" office:value="2.75050839485135" calcext:value-type="float">
            <text:p>2.75050839485135</text:p>
          </table:table-cell>
          <table:table-cell table:formula="of:=LOG([.BM48])" office:value-type="float" office:value="2.77085201164214" calcext:value-type="float">
            <text:p>2.77085201164214</text:p>
          </table:table-cell>
          <table:table-cell table:formula="of:=LOG([.BN48])" office:value-type="float" office:value="2.78532983501077" calcext:value-type="float">
            <text:p>2.78532983501077</text:p>
          </table:table-cell>
          <table:table-cell table:formula="of:=LOG([.BO48])" office:value-type="float" office:value="2.80482067872116" calcext:value-type="float">
            <text:p>2.80482067872116</text:p>
          </table:table-cell>
          <table:table-cell table:formula="of:=LOG([.BP48])" office:value-type="float" office:value="2.82801506422398" calcext:value-type="float">
            <text:p>2.82801506422398</text:p>
          </table:table-cell>
          <table:table-cell table:formula="of:=LOG([.BQ48])" office:value-type="float" office:value="2.8463371121298" calcext:value-type="float">
            <text:p>2.8463371121298</text:p>
          </table:table-cell>
          <table:table-cell table:formula="of:=LOG([.BR48])" office:value-type="float" office:value="2.86923171973098" calcext:value-type="float">
            <text:p>2.86923171973098</text:p>
          </table:table-cell>
          <table:table-cell table:formula="of:=LOG([.BS48])" office:value-type="float" office:value="2.88930170250631" calcext:value-type="float">
            <text:p>2.88930170250631</text:p>
          </table:table-cell>
          <table:table-cell table:formula="of:=LOG([.BT48])" office:value-type="float" office:value="2.90363251608424" calcext:value-type="float">
            <text:p>2.90363251608424</text:p>
          </table:table-cell>
          <table:table-cell table:formula="of:=LOG([.BU48])" office:value-type="float" office:value="2.92427928606188" calcext:value-type="float">
            <text:p>2.92427928606188</text:p>
          </table:table-cell>
          <table:table-cell table:formula="of:=LOG([.BV48])" office:value-type="float" office:value="2.93851972517649" calcext:value-type="float">
            <text:p>2.93851972517649</text:p>
          </table:table-cell>
          <table:table-cell table:formula="of:=LOG([.BW48])" office:value-type="float" office:value="2.9566485792052" calcext:value-type="float">
            <text:p>2.9566485792052</text:p>
          </table:table-cell>
          <table:table-cell table:formula="of:=LOG([.BX48])" office:value-type="float" office:value="2.9731278535997" calcext:value-type="float">
            <text:p>2.9731278535997</text:p>
          </table:table-cell>
          <table:table-cell table:formula="of:=LOG([.BY48])" office:value-type="float" office:value="2.98989456371877" calcext:value-type="float">
            <text:p>2.98989456371877</text:p>
          </table:table-cell>
          <table:table-cell table:formula="of:=LOG([.BZ48])" office:value-type="float" office:value="3.01029995663981" calcext:value-type="float">
            <text:p>3.01029995663981</text:p>
          </table:table-cell>
          <table:table-cell table:formula="of:=LOG([.CA48])" office:value-type="float" office:value="3.02448566769917" calcext:value-type="float">
            <text:p>3.02448566769917</text:p>
          </table:table-cell>
          <table:table-cell table:formula="of:=LOG([.CB48])" office:value-type="float" office:value="3.0386201619497" calcext:value-type="float">
            <text:p>3.0386201619497</text:p>
          </table:table-cell>
          <table:table-cell table:formula="of:=LOG([.CC48])" office:value-type="float" office:value="3.05842602445701" calcext:value-type="float">
            <text:p>3.05842602445701</text:p>
          </table:table-cell>
          <table:table-cell table:formula="of:=LOG([.CD48])" office:value-type="float" office:value="3.07845681805329" calcext:value-type="float">
            <text:p>3.07845681805329</text:p>
          </table:table-cell>
          <table:table-cell table:formula="of:=LOG([.CE48])" office:value-type="float" office:value="3.09131515969722" calcext:value-type="float">
            <text:p>3.09131515969722</text:p>
          </table:table-cell>
          <table:table-cell table:formula="of:=LOG([.CF48])" office:value-type="float" office:value="3.10687054447865" calcext:value-type="float">
            <text:p>3.10687054447865</text:p>
          </table:table-cell>
          <table:table-cell table:formula="of:=LOG([.CG48])" office:value-type="float" office:value="3.12188798510368" calcext:value-type="float">
            <text:p>3.12188798510368</text:p>
          </table:table-cell>
          <table:table-cell table:formula="of:=LOG([.CH48])" office:value-type="float" office:value="3.1360860973841" calcext:value-type="float">
            <text:p>3.1360860973841</text:p>
          </table:table-cell>
          <table:table-cell table:formula="of:=LOG([.CI48])" office:value-type="float" office:value="3.15289959639375" calcext:value-type="float">
            <text:p>3.15289959639375</text:p>
          </table:table-cell>
          <table:table-cell table:formula="of:=LOG([.CJ48])" office:value-type="float" office:value="3.16908635748702" calcext:value-type="float">
            <text:p>3.16908635748702</text:p>
          </table:table-cell>
          <table:table-cell table:formula="of:=LOG([.CK48])" office:value-type="float" office:value="3.18525876529658" calcext:value-type="float">
            <text:p>3.18525876529658</text:p>
          </table:table-cell>
          <table:table-cell table:formula="of:=LOG([.CL48])" office:value-type="float" office:value="3.20411998265592" calcext:value-type="float">
            <text:p>3.20411998265592</text:p>
          </table:table-cell>
          <table:table-cell table:formula="of:=LOG([.CM48])" office:value-type="float" office:value="3.21827285357145" calcext:value-type="float">
            <text:p>3.21827285357145</text:p>
          </table:table-cell>
          <table:table-cell table:formula="of:=LOG([.CN48])" office:value-type="float" office:value="3.23274206272074" calcext:value-type="float">
            <text:p>3.23274206272074</text:p>
          </table:table-cell>
          <table:table-cell table:formula="of:=LOG([.CO48])" office:value-type="float" office:value="3.24993175663419" calcext:value-type="float">
            <text:p>3.24993175663419</text:p>
          </table:table-cell>
          <table:table-cell table:formula="of:=LOG([.CP48])" office:value-type="float" office:value="3.26434550705009" calcext:value-type="float">
            <text:p>3.26434550705009</text:p>
          </table:table-cell>
          <table:table-cell table:formula="of:=LOG([.CQ48])" office:value-type="float" office:value="3.27760921430409" calcext:value-type="float">
            <text:p>3.27760921430409</text:p>
          </table:table-cell>
          <table:table-cell table:formula="of:=LOG([.CR48])" office:value-type="float" office:value="3.28914283593233" calcext:value-type="float">
            <text:p>3.28914283593233</text:p>
          </table:table-cell>
          <table:table-cell table:formula="of:=LOG([.CS48])" office:value-type="float" office:value="3.3003780648707" calcext:value-type="float">
            <text:p>3.3003780648707</text:p>
          </table:table-cell>
          <table:table-cell table:formula="of:=LOG([.CT48])" office:value-type="float" office:value="3.31534047662729" calcext:value-type="float">
            <text:p>3.31534047662729</text:p>
          </table:table-cell>
          <table:table-cell table:formula="of:=LOG([.CU48])" office:value-type="float" office:value="3.32837960343874" calcext:value-type="float">
            <text:p>3.32837960343874</text:p>
          </table:table-cell>
          <table:table-cell table:formula="of:=LOG([.CV48])" office:value-type="float" office:value="3.34183005692051" calcext:value-type="float">
            <text:p>3.34183005692051</text:p>
          </table:table-cell>
          <table:table-cell table:formula="of:=LOG([.CW48])" office:value-type="float" office:value="3.3541084391474" calcext:value-type="float">
            <text:p>3.3541084391474</text:p>
          </table:table-cell>
          <table:table-cell table:formula="of:=LOG([.CX48])" office:value-type="float" office:value="3.36828688490213" calcext:value-type="float">
            <text:p>3.36828688490213</text:p>
          </table:table-cell>
          <table:table-cell table:formula="of:=SLOPE([.BG103:.CX103];[.BG$56:.CX$56])" office:value-type="float" office:value="2.99748025919652" calcext:value-type="float">
            <text:p>2.99748025919652</text:p>
          </table:table-cell>
        </table:table-row>
        <table:table-row table:style-name="ro1">
          <table:table-cell table:formula="of:=LOG([.A49])" office:value-type="float" office:value="3.66275783168157" calcext:value-type="float">
            <text:p>3.66275783168157</text:p>
          </table:table-cell>
          <table:table-cell table:formula="of:=LOG([.B49])" office:value-type="string" office:string-value="" calcext:value-type="error">
            <text:p>Err:502</text:p>
          </table:table-cell>
          <table:table-cell table:formula="of:=LOG([.C49])" office:value-type="string" office:string-value="" calcext:value-type="error">
            <text:p>Err:502</text:p>
          </table:table-cell>
          <table:table-cell table:formula="of:=LOG([.D49])" office:value-type="string" office:string-value="" calcext:value-type="error">
            <text:p>Err:502</text:p>
          </table:table-cell>
          <table:table-cell table:formula="of:=LOG([.E49])" office:value-type="string" office:string-value="" calcext:value-type="error">
            <text:p>Err:502</text:p>
          </table:table-cell>
          <table:table-cell table:formula="of:=LOG([.F49])" office:value-type="string" office:string-value="" calcext:value-type="error">
            <text:p>Err:502</text:p>
          </table:table-cell>
          <table:table-cell table:formula="of:=LOG([.G49])" office:value-type="string" office:string-value="" calcext:value-type="error">
            <text:p>Err:502</text:p>
          </table:table-cell>
          <table:table-cell table:formula="of:=LOG([.H49])" office:value-type="float" office:value="0" calcext:value-type="float">
            <text:p>0</text:p>
          </table:table-cell>
          <table:table-cell table:formula="of:=LOG([.I49])" office:value-type="float" office:value="0" calcext:value-type="float">
            <text:p>0</text:p>
          </table:table-cell>
          <table:table-cell table:formula="of:=LOG([.J49])" office:value-type="float" office:value="0" calcext:value-type="float">
            <text:p>0</text:p>
          </table:table-cell>
          <table:table-cell table:formula="of:=LOG([.K49])" office:value-type="float" office:value="0" calcext:value-type="float">
            <text:p>0</text:p>
          </table:table-cell>
          <table:table-cell table:formula="of:=LOG([.L49])" office:value-type="float" office:value="0" calcext:value-type="float">
            <text:p>0</text:p>
          </table:table-cell>
          <table:table-cell table:formula="of:=LOG([.M49])" office:value-type="float" office:value="0" calcext:value-type="float">
            <text:p>0</text:p>
          </table:table-cell>
          <table:table-cell table:formula="of:=LOG([.N49])" office:value-type="float" office:value="0" calcext:value-type="float">
            <text:p>0</text:p>
          </table:table-cell>
          <table:table-cell table:formula="of:=LOG([.O49])" office:value-type="float" office:value="0.698970004336019" calcext:value-type="float">
            <text:p>0.698970004336019</text:p>
          </table:table-cell>
          <table:table-cell table:formula="of:=LOG([.P49])" office:value-type="float" office:value="0.903089986991943" calcext:value-type="float">
            <text:p>0.903089986991943</text:p>
          </table:table-cell>
          <table:table-cell table:formula="of:=LOG([.Q49])" office:value-type="float" office:value="0.954242509439325" calcext:value-type="float">
            <text:p>0.954242509439325</text:p>
          </table:table-cell>
          <table:table-cell table:formula="of:=LOG([.R49])" office:value-type="float" office:value="1" calcext:value-type="float">
            <text:p>1</text:p>
          </table:table-cell>
          <table:table-cell table:formula="of:=LOG([.S49])" office:value-type="float" office:value="1" calcext:value-type="float">
            <text:p>1</text:p>
          </table:table-cell>
          <table:table-cell table:formula="of:=LOG([.T49])" office:value-type="float" office:value="1.14612803567824" calcext:value-type="float">
            <text:p>1.14612803567824</text:p>
          </table:table-cell>
          <table:table-cell table:formula="of:=LOG([.U49])" office:value-type="float" office:value="1.20411998265592" calcext:value-type="float">
            <text:p>1.20411998265592</text:p>
          </table:table-cell>
          <table:table-cell table:formula="of:=LOG([.V49])" office:value-type="float" office:value="1.25527250510331" calcext:value-type="float">
            <text:p>1.25527250510331</text:p>
          </table:table-cell>
          <table:table-cell table:formula="of:=LOG([.W49])" office:value-type="float" office:value="1.27875360095283" calcext:value-type="float">
            <text:p>1.27875360095283</text:p>
          </table:table-cell>
          <table:table-cell table:formula="of:=LOG([.X49])" office:value-type="float" office:value="1.36172783601759" calcext:value-type="float">
            <text:p>1.36172783601759</text:p>
          </table:table-cell>
          <table:table-cell table:formula="of:=LOG([.Y49])" office:value-type="float" office:value="1.44715803134222" calcext:value-type="float">
            <text:p>1.44715803134222</text:p>
          </table:table-cell>
          <table:table-cell table:formula="of:=LOG([.Z49])" office:value-type="float" office:value="1.49136169383427" calcext:value-type="float">
            <text:p>1.49136169383427</text:p>
          </table:table-cell>
          <table:table-cell table:formula="of:=LOG([.AA49])" office:value-type="float" office:value="1.57978359661681" calcext:value-type="float">
            <text:p>1.57978359661681</text:p>
          </table:table-cell>
          <table:table-cell table:formula="of:=LOG([.AB49])" office:value-type="float" office:value="1.64345267648619" calcext:value-type="float">
            <text:p>1.64345267648619</text:p>
          </table:table-cell>
          <table:table-cell table:formula="of:=LOG([.AC49])" office:value-type="float" office:value="1.67209785793572" calcext:value-type="float">
            <text:p>1.67209785793572</text:p>
          </table:table-cell>
          <table:table-cell table:formula="of:=LOG([.AD49])" office:value-type="float" office:value="1.70757017609794" calcext:value-type="float">
            <text:p>1.70757017609794</text:p>
          </table:table-cell>
          <table:table-cell table:formula="of:=LOG([.AE49])" office:value-type="float" office:value="1.7160033436348" calcext:value-type="float">
            <text:p>1.7160033436348</text:p>
          </table:table-cell>
          <table:table-cell table:formula="of:=LOG([.AF49])" office:value-type="float" office:value="1.77085201164214" calcext:value-type="float">
            <text:p>1.77085201164214</text:p>
          </table:table-cell>
          <table:table-cell table:formula="of:=LOG([.AG49])" office:value-type="float" office:value="1.77815125038364" calcext:value-type="float">
            <text:p>1.77815125038364</text:p>
          </table:table-cell>
          <table:table-cell table:formula="of:=LOG([.AH49])" office:value-type="float" office:value="1.85125834871908" calcext:value-type="float">
            <text:p>1.85125834871908</text:p>
          </table:table-cell>
          <table:table-cell table:formula="of:=LOG([.AI49])" office:value-type="float" office:value="1.88081359228079" calcext:value-type="float">
            <text:p>1.88081359228079</text:p>
          </table:table-cell>
          <table:table-cell table:formula="of:=LOG([.AJ49])" office:value-type="float" office:value="1.93951925261862" calcext:value-type="float">
            <text:p>1.93951925261862</text:p>
          </table:table-cell>
          <table:table-cell table:formula="of:=LOG([.AK49])" office:value-type="float" office:value="1.99563519459755" calcext:value-type="float">
            <text:p>1.99563519459755</text:p>
          </table:table-cell>
          <table:table-cell table:formula="of:=LOG([.AL49])" office:value-type="float" office:value="2.03342375548695" calcext:value-type="float">
            <text:p>2.03342375548695</text:p>
          </table:table-cell>
          <table:table-cell table:formula="of:=LOG([.AM49])" office:value-type="float" office:value="2.10720996964787" calcext:value-type="float">
            <text:p>2.10720996964787</text:p>
          </table:table-cell>
          <table:table-cell table:formula="of:=LOG([.AN49])" office:value-type="float" office:value="2.13033376849501" calcext:value-type="float">
            <text:p>2.13033376849501</text:p>
          </table:table-cell>
          <table:table-cell table:formula="of:=LOG([.AO49])" office:value-type="float" office:value="2.15836249209525" calcext:value-type="float">
            <text:p>2.15836249209525</text:p>
          </table:table-cell>
          <table:table-cell table:formula="of:=LOG([.AP49])" office:value-type="float" office:value="2.17318626841227" calcext:value-type="float">
            <text:p>2.17318626841227</text:p>
          </table:table-cell>
          <table:table-cell table:formula="of:=LOG([.AQ49])" office:value-type="float" office:value="2.20951501454263" calcext:value-type="float">
            <text:p>2.20951501454263</text:p>
          </table:table-cell>
          <table:table-cell table:formula="of:=LOG([.AR49])" office:value-type="float" office:value="2.24797326636181" calcext:value-type="float">
            <text:p>2.24797326636181</text:p>
          </table:table-cell>
          <table:table-cell table:formula="of:=LOG([.AS49])" office:value-type="float" office:value="2.27415784926368" calcext:value-type="float">
            <text:p>2.27415784926368</text:p>
          </table:table-cell>
          <table:table-cell table:formula="of:=LOG([.AT49])" office:value-type="float" office:value="2.3096301674259" calcext:value-type="float">
            <text:p>2.3096301674259</text:p>
          </table:table-cell>
          <table:table-cell table:formula="of:=LOG([.AU49])" office:value-type="float" office:value="2.33445375115093" calcext:value-type="float">
            <text:p>2.33445375115093</text:p>
          </table:table-cell>
          <table:table-cell table:formula="of:=LOG([.AV49])" office:value-type="float" office:value="2.36735592102602" calcext:value-type="float">
            <text:p>2.36735592102602</text:p>
          </table:table-cell>
          <table:table-cell table:formula="of:=LOG([.AW49])" office:value-type="float" office:value="2.38381536598043" calcext:value-type="float">
            <text:p>2.38381536598043</text:p>
          </table:table-cell>
          <table:table-cell table:formula="of:=LOG([.AX49])" office:value-type="float" office:value="2.41161970596323" calcext:value-type="float">
            <text:p>2.41161970596323</text:p>
          </table:table-cell>
          <table:table-cell table:formula="of:=LOG([.AY49])" office:value-type="float" office:value="2.45024910831936" calcext:value-type="float">
            <text:p>2.45024910831936</text:p>
          </table:table-cell>
          <table:table-cell table:formula="of:=LOG([.AZ49])" office:value-type="float" office:value="2.48287358360875" calcext:value-type="float">
            <text:p>2.48287358360875</text:p>
          </table:table-cell>
          <table:table-cell table:formula="of:=LOG([.BA49])" office:value-type="float" office:value="2.51719589794997" calcext:value-type="float">
            <text:p>2.51719589794997</text:p>
          </table:table-cell>
          <table:table-cell table:formula="of:=LOG([.BB49])" office:value-type="float" office:value="2.54157924394658" calcext:value-type="float">
            <text:p>2.54157924394658</text:p>
          </table:table-cell>
          <table:table-cell table:formula="of:=LOG([.BC49])" office:value-type="float" office:value="2.55750720190566" calcext:value-type="float">
            <text:p>2.55750720190566</text:p>
          </table:table-cell>
          <table:table-cell table:formula="of:=LOG([.BD49])" office:value-type="float" office:value="2.58206336291171" calcext:value-type="float">
            <text:p>2.58206336291171</text:p>
          </table:table-cell>
          <table:table-cell table:formula="of:=LOG([.BE49])" office:value-type="float" office:value="2.60422605308447" calcext:value-type="float">
            <text:p>2.60422605308447</text:p>
          </table:table-cell>
          <table:table-cell table:formula="of:=LOG([.BF49])" office:value-type="float" office:value="2.62736585659273" calcext:value-type="float">
            <text:p>2.62736585659273</text:p>
          </table:table-cell>
          <table:table-cell table:formula="of:=LOG([.BG49])" office:value-type="float" office:value="2.64933485871214" calcext:value-type="float">
            <text:p>2.64933485871214</text:p>
          </table:table-cell>
          <table:table-cell table:formula="of:=LOG([.BH49])" office:value-type="float" office:value="2.66931688056611" calcext:value-type="float">
            <text:p>2.66931688056611</text:p>
          </table:table-cell>
          <table:table-cell table:formula="of:=LOG([.BI49])" office:value-type="float" office:value="2.68574173860226" calcext:value-type="float">
            <text:p>2.68574173860226</text:p>
          </table:table-cell>
          <table:table-cell table:formula="of:=LOG([.BJ49])" office:value-type="float" office:value="2.70757017609794" calcext:value-type="float">
            <text:p>2.70757017609794</text:p>
          </table:table-cell>
          <table:table-cell table:formula="of:=LOG([.BK49])" office:value-type="float" office:value="2.72754125702856" calcext:value-type="float">
            <text:p>2.72754125702856</text:p>
          </table:table-cell>
          <table:table-cell table:formula="of:=LOG([.BL49])" office:value-type="float" office:value="2.74663419893758" calcext:value-type="float">
            <text:p>2.74663419893758</text:p>
          </table:table-cell>
          <table:table-cell table:formula="of:=LOG([.BM49])" office:value-type="float" office:value="2.77085201164214" calcext:value-type="float">
            <text:p>2.77085201164214</text:p>
          </table:table-cell>
          <table:table-cell table:formula="of:=LOG([.BN49])" office:value-type="float" office:value="2.79239168949825" calcext:value-type="float">
            <text:p>2.79239168949825</text:p>
          </table:table-cell>
          <table:table-cell table:formula="of:=LOG([.BO49])" office:value-type="float" office:value="2.80753502806885" calcext:value-type="float">
            <text:p>2.80753502806885</text:p>
          </table:table-cell>
          <table:table-cell table:formula="of:=LOG([.BP49])" office:value-type="float" office:value="2.82801506422398" calcext:value-type="float">
            <text:p>2.82801506422398</text:p>
          </table:table-cell>
          <table:table-cell table:formula="of:=LOG([.BQ49])" office:value-type="float" office:value="2.8494194137969" calcext:value-type="float">
            <text:p>2.8494194137969</text:p>
          </table:table-cell>
          <table:table-cell table:formula="of:=LOG([.BR49])" office:value-type="float" office:value="2.86923171973098" calcext:value-type="float">
            <text:p>2.86923171973098</text:p>
          </table:table-cell>
          <table:table-cell table:formula="of:=LOG([.BS49])" office:value-type="float" office:value="2.89542254603941" calcext:value-type="float">
            <text:p>2.89542254603941</text:p>
          </table:table-cell>
          <table:table-cell table:formula="of:=LOG([.BT49])" office:value-type="float" office:value="2.91115760873998" calcext:value-type="float">
            <text:p>2.91115760873998</text:p>
          </table:table-cell>
          <table:table-cell table:formula="of:=LOG([.BU49])" office:value-type="float" office:value="2.92685670894969" calcext:value-type="float">
            <text:p>2.92685670894969</text:p>
          </table:table-cell>
          <table:table-cell table:formula="of:=LOG([.BV49])" office:value-type="float" office:value="2.94694327069782" calcext:value-type="float">
            <text:p>2.94694327069782</text:p>
          </table:table-cell>
          <table:table-cell table:formula="of:=LOG([.BW49])" office:value-type="float" office:value="2.9670797341445" calcext:value-type="float">
            <text:p>2.9670797341445</text:p>
          </table:table-cell>
          <table:table-cell table:formula="of:=LOG([.BX49])" office:value-type="float" office:value="2.98272338766855" calcext:value-type="float">
            <text:p>2.98272338766855</text:p>
          </table:table-cell>
          <table:table-cell table:formula="of:=LOG([.BY49])" office:value-type="float" office:value="3.00216606175651" calcext:value-type="float">
            <text:p>3.00216606175651</text:p>
          </table:table-cell>
          <table:table-cell table:formula="of:=LOG([.BZ49])" office:value-type="float" office:value="3.02201573981772" calcext:value-type="float">
            <text:p>3.02201573981772</text:p>
          </table:table-cell>
          <table:table-cell table:formula="of:=LOG([.CA49])" office:value-type="float" office:value="3.03941411917614" calcext:value-type="float">
            <text:p>3.03941411917614</text:p>
          </table:table-cell>
          <table:table-cell table:formula="of:=LOG([.CB49])" office:value-type="float" office:value="3.05880548667591" calcext:value-type="float">
            <text:p>3.05880548667591</text:p>
          </table:table-cell>
          <table:table-cell table:formula="of:=LOG([.CC49])" office:value-type="float" office:value="3.07408468902824" calcext:value-type="float">
            <text:p>3.07408468902824</text:p>
          </table:table-cell>
          <table:table-cell table:formula="of:=LOG([.CD49])" office:value-type="float" office:value="3.08919836680515" calcext:value-type="float">
            <text:p>3.08919836680515</text:p>
          </table:table-cell>
          <table:table-cell table:formula="of:=LOG([.CE49])" office:value-type="float" office:value="3.10071508657308" calcext:value-type="float">
            <text:p>3.10071508657308</text:p>
          </table:table-cell>
          <table:table-cell table:formula="of:=LOG([.CF49])" office:value-type="float" office:value="3.11793383503964" calcext:value-type="float">
            <text:p>3.11793383503964</text:p>
          </table:table-cell>
          <table:table-cell table:formula="of:=LOG([.CG49])" office:value-type="float" office:value="3.13893394025692" calcext:value-type="float">
            <text:p>3.13893394025692</text:p>
          </table:table-cell>
          <table:table-cell table:formula="of:=LOG([.CH49])" office:value-type="float" office:value="3.15654915133178" calcext:value-type="float">
            <text:p>3.15654915133178</text:p>
          </table:table-cell>
          <table:table-cell table:formula="of:=LOG([.CI49])" office:value-type="float" office:value="3.17201880942456" calcext:value-type="float">
            <text:p>3.17201880942456</text:p>
          </table:table-cell>
          <table:table-cell table:formula="of:=LOG([.CJ49])" office:value-type="float" office:value="3.1846914308176" calcext:value-type="float">
            <text:p>3.1846914308176</text:p>
          </table:table-cell>
          <table:table-cell table:formula="of:=LOG([.CK49])" office:value-type="float" office:value="3.19838213000829" calcext:value-type="float">
            <text:p>3.19838213000829</text:p>
          </table:table-cell>
          <table:table-cell table:formula="of:=LOG([.CL49])" office:value-type="float" office:value="3.2145789535705" calcext:value-type="float">
            <text:p>3.2145789535705</text:p>
          </table:table-cell>
          <table:table-cell table:formula="of:=LOG([.CM49])" office:value-type="float" office:value="3.22762964957101" calcext:value-type="float">
            <text:p>3.22762964957101</text:p>
          </table:table-cell>
          <table:table-cell table:formula="of:=LOG([.CN49])" office:value-type="float" office:value="3.24029958200271" calcext:value-type="float">
            <text:p>3.24029958200271</text:p>
          </table:table-cell>
          <table:table-cell table:formula="of:=LOG([.CO49])" office:value-type="float" office:value="3.25575478664304" calcext:value-type="float">
            <text:p>3.25575478664304</text:p>
          </table:table-cell>
          <table:table-cell table:formula="of:=LOG([.CP49])" office:value-type="float" office:value="3.2718416065365" calcext:value-type="float">
            <text:p>3.2718416065365</text:p>
          </table:table-cell>
          <table:table-cell table:formula="of:=LOG([.CQ49])" office:value-type="float" office:value="3.28465628278852" calcext:value-type="float">
            <text:p>3.28465628278852</text:p>
          </table:table-cell>
          <table:table-cell table:formula="of:=LOG([.CR49])" office:value-type="float" office:value="3.29885307640971" calcext:value-type="float">
            <text:p>3.29885307640971</text:p>
          </table:table-cell>
          <table:table-cell table:formula="of:=LOG([.CS49])" office:value-type="float" office:value="3.31407799177921" calcext:value-type="float">
            <text:p>3.31407799177921</text:p>
          </table:table-cell>
          <table:table-cell table:formula="of:=LOG([.CT49])" office:value-type="float" office:value="3.32735893438633" calcext:value-type="float">
            <text:p>3.32735893438633</text:p>
          </table:table-cell>
          <table:table-cell table:formula="of:=LOG([.CU49])" office:value-type="float" office:value="3.34183005692051" calcext:value-type="float">
            <text:p>3.34183005692051</text:p>
          </table:table-cell>
          <table:table-cell table:formula="of:=LOG([.CV49])" office:value-type="float" office:value="3.35276119172383" calcext:value-type="float">
            <text:p>3.35276119172383</text:p>
          </table:table-cell>
          <table:table-cell table:formula="of:=LOG([.CW49])" office:value-type="float" office:value="3.3647385550554" calcext:value-type="float">
            <text:p>3.3647385550554</text:p>
          </table:table-cell>
          <table:table-cell table:formula="of:=LOG([.CX49])" office:value-type="float" office:value="3.37966803403365" calcext:value-type="float">
            <text:p>3.37966803403365</text:p>
          </table:table-cell>
          <table:table-cell table:formula="of:=SLOPE([.BG104:.CX104];[.BG$56:.CX$56])" office:value-type="float" office:value="3.03477866339075" calcext:value-type="float">
            <text:p>3.03477866339075</text:p>
          </table:table-cell>
        </table:table-row>
        <table:table-row table:style-name="ro1">
          <table:table-cell table:formula="of:=LOG([.A50])" office:value-type="float" office:value="3.67209785793572" calcext:value-type="float">
            <text:p>3.67209785793572</text:p>
          </table:table-cell>
          <table:table-cell table:formula="of:=LOG([.B50])" office:value-type="string" office:string-value="" calcext:value-type="error">
            <text:p>Err:502</text:p>
          </table:table-cell>
          <table:table-cell table:formula="of:=LOG([.C50])" office:value-type="string" office:string-value="" calcext:value-type="error">
            <text:p>Err:502</text:p>
          </table:table-cell>
          <table:table-cell table:formula="of:=LOG([.D50])" office:value-type="string" office:string-value="" calcext:value-type="error">
            <text:p>Err:502</text:p>
          </table:table-cell>
          <table:table-cell table:formula="of:=LOG([.E50])" office:value-type="string" office:string-value="" calcext:value-type="error">
            <text:p>Err:502</text:p>
          </table:table-cell>
          <table:table-cell table:formula="of:=LOG([.F50])" office:value-type="string" office:string-value="" calcext:value-type="error">
            <text:p>Err:502</text:p>
          </table:table-cell>
          <table:table-cell table:formula="of:=LOG([.G50])" office:value-type="string" office:string-value="" calcext:value-type="error">
            <text:p>Err:502</text:p>
          </table:table-cell>
          <table:table-cell table:formula="of:=LOG([.H50])" office:value-type="string" office:string-value="" calcext:value-type="error">
            <text:p>Err:502</text:p>
          </table:table-cell>
          <table:table-cell table:formula="of:=LOG([.I50])" office:value-type="string" office:string-value="" calcext:value-type="error">
            <text:p>Err:502</text:p>
          </table:table-cell>
          <table:table-cell table:formula="of:=LOG([.J50])" office:value-type="float" office:value="0" calcext:value-type="float">
            <text:p>0</text:p>
          </table:table-cell>
          <table:table-cell table:formula="of:=LOG([.K50])" office:value-type="float" office:value="0.301029995663981" calcext:value-type="float">
            <text:p>0.301029995663981</text:p>
          </table:table-cell>
          <table:table-cell table:formula="of:=LOG([.L50])" office:value-type="float" office:value="0.301029995663981" calcext:value-type="float">
            <text:p>0.301029995663981</text:p>
          </table:table-cell>
          <table:table-cell table:formula="of:=LOG([.M50])" office:value-type="float" office:value="0.602059991327962" calcext:value-type="float">
            <text:p>0.602059991327962</text:p>
          </table:table-cell>
          <table:table-cell table:formula="of:=LOG([.N50])" office:value-type="float" office:value="0.602059991327962" calcext:value-type="float">
            <text:p>0.602059991327962</text:p>
          </table:table-cell>
          <table:table-cell table:formula="of:=LOG([.O50])" office:value-type="float" office:value="0.602059991327962" calcext:value-type="float">
            <text:p>0.602059991327962</text:p>
          </table:table-cell>
          <table:table-cell table:formula="of:=LOG([.P50])" office:value-type="float" office:value="0.602059991327962" calcext:value-type="float">
            <text:p>0.602059991327962</text:p>
          </table:table-cell>
          <table:table-cell table:formula="of:=LOG([.Q50])" office:value-type="float" office:value="0.845098040014257" calcext:value-type="float">
            <text:p>0.845098040014257</text:p>
          </table:table-cell>
          <table:table-cell table:formula="of:=LOG([.R50])" office:value-type="float" office:value="0.903089986991943" calcext:value-type="float">
            <text:p>0.903089986991943</text:p>
          </table:table-cell>
          <table:table-cell table:formula="of:=LOG([.S50])" office:value-type="float" office:value="1.07918124604762" calcext:value-type="float">
            <text:p>1.07918124604762</text:p>
          </table:table-cell>
          <table:table-cell table:formula="of:=LOG([.T50])" office:value-type="float" office:value="1.11394335230684" calcext:value-type="float">
            <text:p>1.11394335230684</text:p>
          </table:table-cell>
          <table:table-cell table:formula="of:=LOG([.U50])" office:value-type="float" office:value="1.20411998265592" calcext:value-type="float">
            <text:p>1.20411998265592</text:p>
          </table:table-cell>
          <table:table-cell table:formula="of:=LOG([.V50])" office:value-type="float" office:value="1.23044892137827" calcext:value-type="float">
            <text:p>1.23044892137827</text:p>
          </table:table-cell>
          <table:table-cell table:formula="of:=LOG([.W50])" office:value-type="float" office:value="1.30102999566398" calcext:value-type="float">
            <text:p>1.30102999566398</text:p>
          </table:table-cell>
          <table:table-cell table:formula="of:=LOG([.X50])" office:value-type="float" office:value="1.36172783601759" calcext:value-type="float">
            <text:p>1.36172783601759</text:p>
          </table:table-cell>
          <table:table-cell table:formula="of:=LOG([.Y50])" office:value-type="float" office:value="1.43136376415899" calcext:value-type="float">
            <text:p>1.43136376415899</text:p>
          </table:table-cell>
          <table:table-cell table:formula="of:=LOG([.Z50])" office:value-type="float" office:value="1.53147891704226" calcext:value-type="float">
            <text:p>1.53147891704226</text:p>
          </table:table-cell>
          <table:table-cell table:formula="of:=LOG([.AA50])" office:value-type="float" office:value="1.5910646070265" calcext:value-type="float">
            <text:p>1.5910646070265</text:p>
          </table:table-cell>
          <table:table-cell table:formula="of:=LOG([.AB50])" office:value-type="float" office:value="1.67209785793572" calcext:value-type="float">
            <text:p>1.67209785793572</text:p>
          </table:table-cell>
          <table:table-cell table:formula="of:=LOG([.AC50])" office:value-type="float" office:value="1.69019608002851" calcext:value-type="float">
            <text:p>1.69019608002851</text:p>
          </table:table-cell>
          <table:table-cell table:formula="of:=LOG([.AD50])" office:value-type="float" office:value="1.72427586960079" calcext:value-type="float">
            <text:p>1.72427586960079</text:p>
          </table:table-cell>
          <table:table-cell table:formula="of:=LOG([.AE50])" office:value-type="float" office:value="1.77085201164214" calcext:value-type="float">
            <text:p>1.77085201164214</text:p>
          </table:table-cell>
          <table:table-cell table:formula="of:=LOG([.AF50])" office:value-type="float" office:value="1.85125834871908" calcext:value-type="float">
            <text:p>1.85125834871908</text:p>
          </table:table-cell>
          <table:table-cell table:formula="of:=LOG([.AG50])" office:value-type="float" office:value="1.88081359228079" calcext:value-type="float">
            <text:p>1.88081359228079</text:p>
          </table:table-cell>
          <table:table-cell table:formula="of:=LOG([.AH50])" office:value-type="float" office:value="1.91381385238372" calcext:value-type="float">
            <text:p>1.91381385238372</text:p>
          </table:table-cell>
          <table:table-cell table:formula="of:=LOG([.AI50])" office:value-type="float" office:value="1.95424250943932" calcext:value-type="float">
            <text:p>1.95424250943932</text:p>
          </table:table-cell>
          <table:table-cell table:formula="of:=LOG([.AJ50])" office:value-type="float" office:value="1.98677173426624" calcext:value-type="float">
            <text:p>1.98677173426624</text:p>
          </table:table-cell>
          <table:table-cell table:formula="of:=LOG([.AK50])" office:value-type="float" office:value="2.00860017176192" calcext:value-type="float">
            <text:p>2.00860017176192</text:p>
          </table:table-cell>
          <table:table-cell table:formula="of:=LOG([.AL50])" office:value-type="float" office:value="2.04532297878666" calcext:value-type="float">
            <text:p>2.04532297878666</text:p>
          </table:table-cell>
          <table:table-cell table:formula="of:=LOG([.AM50])" office:value-type="float" office:value="2.07188200730613" calcext:value-type="float">
            <text:p>2.07188200730613</text:p>
          </table:table-cell>
          <table:table-cell table:formula="of:=LOG([.AN50])" office:value-type="float" office:value="2.10037054511756" calcext:value-type="float">
            <text:p>2.10037054511756</text:p>
          </table:table-cell>
          <table:table-cell table:formula="of:=LOG([.AO50])" office:value-type="float" office:value="2.16136800223497" calcext:value-type="float">
            <text:p>2.16136800223497</text:p>
          </table:table-cell>
          <table:table-cell table:formula="of:=LOG([.AP50])" office:value-type="float" office:value="2.18752072083646" calcext:value-type="float">
            <text:p>2.18752072083646</text:p>
          </table:table-cell>
          <table:table-cell table:formula="of:=LOG([.AQ50])" office:value-type="float" office:value="2.22010808804005" calcext:value-type="float">
            <text:p>2.22010808804005</text:p>
          </table:table-cell>
          <table:table-cell table:formula="of:=LOG([.AR50])" office:value-type="float" office:value="2.26245108973043" calcext:value-type="float">
            <text:p>2.26245108973043</text:p>
          </table:table-cell>
          <table:table-cell table:formula="of:=LOG([.AS50])" office:value-type="float" office:value="2.29446622616159" calcext:value-type="float">
            <text:p>2.29446622616159</text:p>
          </table:table-cell>
          <table:table-cell table:formula="of:=LOG([.AT50])" office:value-type="float" office:value="2.31386722036915" calcext:value-type="float">
            <text:p>2.31386722036915</text:p>
          </table:table-cell>
          <table:table-cell table:formula="of:=LOG([.AU50])" office:value-type="float" office:value="2.34635297445064" calcext:value-type="float">
            <text:p>2.34635297445064</text:p>
          </table:table-cell>
          <table:table-cell table:formula="of:=LOG([.AV50])" office:value-type="float" office:value="2.37657695705651" calcext:value-type="float">
            <text:p>2.37657695705651</text:p>
          </table:table-cell>
          <table:table-cell table:formula="of:=LOG([.AW50])" office:value-type="float" office:value="2.40312052117582" calcext:value-type="float">
            <text:p>2.40312052117582</text:p>
          </table:table-cell>
          <table:table-cell table:formula="of:=LOG([.AX50])" office:value-type="float" office:value="2.43616264704076" calcext:value-type="float">
            <text:p>2.43616264704076</text:p>
          </table:table-cell>
          <table:table-cell table:formula="of:=LOG([.AY50])" office:value-type="float" office:value="2.45788189673399" calcext:value-type="float">
            <text:p>2.45788189673399</text:p>
          </table:table-cell>
          <table:table-cell table:formula="of:=LOG([.AZ50])" office:value-type="float" office:value="2.48713837547719" calcext:value-type="float">
            <text:p>2.48713837547719</text:p>
          </table:table-cell>
          <table:table-cell table:formula="of:=LOG([.BA50])" office:value-type="float" office:value="2.51587384371168" calcext:value-type="float">
            <text:p>2.51587384371168</text:p>
          </table:table-cell>
          <table:table-cell table:formula="of:=LOG([.BB50])" office:value-type="float" office:value="2.54032947479087" calcext:value-type="float">
            <text:p>2.54032947479087</text:p>
          </table:table-cell>
          <table:table-cell table:formula="of:=LOG([.BC50])" office:value-type="float" office:value="2.55990662503611" calcext:value-type="float">
            <text:p>2.55990662503611</text:p>
          </table:table-cell>
          <table:table-cell table:formula="of:=LOG([.BD50])" office:value-type="float" office:value="2.58771096501891" calcext:value-type="float">
            <text:p>2.58771096501891</text:p>
          </table:table-cell>
          <table:table-cell table:formula="of:=LOG([.BE50])" office:value-type="float" office:value="2.6159500516564" calcext:value-type="float">
            <text:p>2.6159500516564</text:p>
          </table:table-cell>
          <table:table-cell table:formula="of:=LOG([.BF50])" office:value-type="float" office:value="2.64048143697042" calcext:value-type="float">
            <text:p>2.64048143697042</text:p>
          </table:table-cell>
          <table:table-cell table:formula="of:=LOG([.BG50])" office:value-type="float" office:value="2.66275783168157" calcext:value-type="float">
            <text:p>2.66275783168157</text:p>
          </table:table-cell>
          <table:table-cell table:formula="of:=LOG([.BH50])" office:value-type="float" office:value="2.67760695272049" calcext:value-type="float">
            <text:p>2.67760695272049</text:p>
          </table:table-cell>
          <table:table-cell table:formula="of:=LOG([.BI50])" office:value-type="float" office:value="2.7041505168398" calcext:value-type="float">
            <text:p>2.7041505168398</text:p>
          </table:table-cell>
          <table:table-cell table:formula="of:=LOG([.BJ50])" office:value-type="float" office:value="2.7160033436348" calcext:value-type="float">
            <text:p>2.7160033436348</text:p>
          </table:table-cell>
          <table:table-cell table:formula="of:=LOG([.BK50])" office:value-type="float" office:value="2.7427251313047" calcext:value-type="float">
            <text:p>2.7427251313047</text:p>
          </table:table-cell>
          <table:table-cell table:formula="of:=LOG([.BL50])" office:value-type="float" office:value="2.76042248342321" calcext:value-type="float">
            <text:p>2.76042248342321</text:p>
          </table:table-cell>
          <table:table-cell table:formula="of:=LOG([.BM50])" office:value-type="float" office:value="2.79098847508882" calcext:value-type="float">
            <text:p>2.79098847508882</text:p>
          </table:table-cell>
          <table:table-cell table:formula="of:=LOG([.BN50])" office:value-type="float" office:value="2.80753502806885" calcext:value-type="float">
            <text:p>2.80753502806885</text:p>
          </table:table-cell>
          <table:table-cell table:formula="of:=LOG([.BO50])" office:value-type="float" office:value="2.8318697742805" calcext:value-type="float">
            <text:p>2.8318697742805</text:p>
          </table:table-cell>
          <table:table-cell table:formula="of:=LOG([.BP50])" office:value-type="float" office:value="2.85125834871907" calcext:value-type="float">
            <text:p>2.85125834871907</text:p>
          </table:table-cell>
          <table:table-cell table:formula="of:=LOG([.BQ50])" office:value-type="float" office:value="2.87098881376057" calcext:value-type="float">
            <text:p>2.87098881376057</text:p>
          </table:table-cell>
          <table:table-cell table:formula="of:=LOG([.BR50])" office:value-type="float" office:value="2.88705437805096" calcext:value-type="float">
            <text:p>2.88705437805096</text:p>
          </table:table-cell>
          <table:table-cell table:formula="of:=LOG([.BS50])" office:value-type="float" office:value="2.90417436828416" calcext:value-type="float">
            <text:p>2.90417436828416</text:p>
          </table:table-cell>
          <table:table-cell table:formula="of:=LOG([.BT50])" office:value-type="float" office:value="2.92479599579791" calcext:value-type="float">
            <text:p>2.92479599579791</text:p>
          </table:table-cell>
          <table:table-cell table:formula="of:=LOG([.BU50])" office:value-type="float" office:value="2.94051648493257" calcext:value-type="float">
            <text:p>2.94051648493257</text:p>
          </table:table-cell>
          <table:table-cell table:formula="of:=LOG([.BV50])" office:value-type="float" office:value="2.96189547366785" calcext:value-type="float">
            <text:p>2.96189547366785</text:p>
          </table:table-cell>
          <table:table-cell table:formula="of:=LOG([.BW50])" office:value-type="float" office:value="2.9804578922761" calcext:value-type="float">
            <text:p>2.9804578922761</text:p>
          </table:table-cell>
          <table:table-cell table:formula="of:=LOG([.BX50])" office:value-type="float" office:value="2.99956548822598" calcext:value-type="float">
            <text:p>2.99956548822598</text:p>
          </table:table-cell>
          <table:table-cell table:formula="of:=LOG([.BY50])" office:value-type="float" office:value="3.01494034979294" calcext:value-type="float">
            <text:p>3.01494034979294</text:p>
          </table:table-cell>
          <table:table-cell table:formula="of:=LOG([.BZ50])" office:value-type="float" office:value="3.03181227133037" calcext:value-type="float">
            <text:p>3.03181227133037</text:p>
          </table:table-cell>
          <table:table-cell table:formula="of:=LOG([.CA50])" office:value-type="float" office:value="3.04688519083771" calcext:value-type="float">
            <text:p>3.04688519083771</text:p>
          </table:table-cell>
          <table:table-cell table:formula="of:=LOG([.CB50])" office:value-type="float" office:value="3.06220580881971" calcext:value-type="float">
            <text:p>3.06220580881971</text:p>
          </table:table-cell>
          <table:table-cell table:formula="of:=LOG([.CC50])" office:value-type="float" office:value="3.08098704691089" calcext:value-type="float">
            <text:p>3.08098704691089</text:p>
          </table:table-cell>
          <table:table-cell table:formula="of:=LOG([.CD50])" office:value-type="float" office:value="3.09933527768596" calcext:value-type="float">
            <text:p>3.09933527768596</text:p>
          </table:table-cell>
          <table:table-cell table:formula="of:=LOG([.CE50])" office:value-type="float" office:value="3.11260500153457" calcext:value-type="float">
            <text:p>3.11260500153457</text:p>
          </table:table-cell>
          <table:table-cell table:formula="of:=LOG([.CF50])" office:value-type="float" office:value="3.13225968953104" calcext:value-type="float">
            <text:p>3.13225968953104</text:p>
          </table:table-cell>
          <table:table-cell table:formula="of:=LOG([.CG50])" office:value-type="float" office:value="3.1479853206838" calcext:value-type="float">
            <text:p>3.1479853206838</text:p>
          </table:table-cell>
          <table:table-cell table:formula="of:=LOG([.CH50])" office:value-type="float" office:value="3.16136800223497" calcext:value-type="float">
            <text:p>3.16136800223497</text:p>
          </table:table-cell>
          <table:table-cell table:formula="of:=LOG([.CI50])" office:value-type="float" office:value="3.17695898058691" calcext:value-type="float">
            <text:p>3.17695898058691</text:p>
          </table:table-cell>
          <table:table-cell table:formula="of:=LOG([.CJ50])" office:value-type="float" office:value="3.19228861256812" calcext:value-type="float">
            <text:p>3.19228861256812</text:p>
          </table:table-cell>
          <table:table-cell table:formula="of:=LOG([.CK50])" office:value-type="float" office:value="3.20682587603185" calcext:value-type="float">
            <text:p>3.20682587603185</text:p>
          </table:table-cell>
          <table:table-cell table:formula="of:=LOG([.CL50])" office:value-type="float" office:value="3.22063101944809" calcext:value-type="float">
            <text:p>3.22063101944809</text:p>
          </table:table-cell>
          <table:table-cell table:formula="of:=LOG([.CM50])" office:value-type="float" office:value="3.23653726148869" calcext:value-type="float">
            <text:p>3.23653726148869</text:p>
          </table:table-cell>
          <table:table-cell table:formula="of:=LOG([.CN50])" office:value-type="float" office:value="3.25066391946324" calcext:value-type="float">
            <text:p>3.25066391946324</text:p>
          </table:table-cell>
          <table:table-cell table:formula="of:=LOG([.CO50])" office:value-type="float" office:value="3.2678754193189" calcext:value-type="float">
            <text:p>3.2678754193189</text:p>
          </table:table-cell>
          <table:table-cell table:formula="of:=LOG([.CP50])" office:value-type="float" office:value="3.28330122870355" calcext:value-type="float">
            <text:p>3.28330122870355</text:p>
          </table:table-cell>
          <table:table-cell table:formula="of:=LOG([.CQ50])" office:value-type="float" office:value="3.29885307640971" calcext:value-type="float">
            <text:p>3.29885307640971</text:p>
          </table:table-cell>
          <table:table-cell table:formula="of:=LOG([.CR50])" office:value-type="float" office:value="3.31323429169472" calcext:value-type="float">
            <text:p>3.31323429169472</text:p>
          </table:table-cell>
          <table:table-cell table:formula="of:=LOG([.CS50])" office:value-type="float" office:value="3.3236645356081" calcext:value-type="float">
            <text:p>3.3236645356081</text:p>
          </table:table-cell>
          <table:table-cell table:formula="of:=LOG([.CT50])" office:value-type="float" office:value="3.3356584522893" calcext:value-type="float">
            <text:p>3.3356584522893</text:p>
          </table:table-cell>
          <table:table-cell table:formula="of:=LOG([.CU50])" office:value-type="float" office:value="3.34986008219233" calcext:value-type="float">
            <text:p>3.34986008219233</text:p>
          </table:table-cell>
          <table:table-cell table:formula="of:=LOG([.CV50])" office:value-type="float" office:value="3.36323580448369" calcext:value-type="float">
            <text:p>3.36323580448369</text:p>
          </table:table-cell>
          <table:table-cell table:formula="of:=LOG([.CW50])" office:value-type="float" office:value="3.3747483460101" calcext:value-type="float">
            <text:p>3.3747483460101</text:p>
          </table:table-cell>
          <table:table-cell table:formula="of:=LOG([.CX50])" office:value-type="float" office:value="3.38827886345964" calcext:value-type="float">
            <text:p>3.38827886345964</text:p>
          </table:table-cell>
          <table:table-cell table:formula="of:=SLOPE([.BG105:.CX105];[.BG$56:.CX$56])" office:value-type="float" office:value="3.00184283139305" calcext:value-type="float">
            <text:p>3.00184283139305</text:p>
          </table:table-cell>
        </table:table-row>
        <table:table-row table:style-name="ro1">
          <table:table-cell table:formula="of:=LOG([.A51])" office:value-type="float" office:value="3.68124123737559" calcext:value-type="float">
            <text:p>3.68124123737559</text:p>
          </table:table-cell>
          <table:table-cell table:formula="of:=LOG([.B51])" office:value-type="string" office:string-value="" calcext:value-type="error">
            <text:p>Err:502</text:p>
          </table:table-cell>
          <table:table-cell table:formula="of:=LOG([.C51])" office:value-type="string" office:string-value="" calcext:value-type="error">
            <text:p>Err:502</text:p>
          </table:table-cell>
          <table:table-cell table:formula="of:=LOG([.D51])" office:value-type="string" office:string-value="" calcext:value-type="error">
            <text:p>Err:502</text:p>
          </table:table-cell>
          <table:table-cell table:formula="of:=LOG([.E51])" office:value-type="string" office:string-value="" calcext:value-type="error">
            <text:p>Err:502</text:p>
          </table:table-cell>
          <table:table-cell table:formula="of:=LOG([.F51])" office:value-type="string" office:string-value="" calcext:value-type="error">
            <text:p>Err:502</text:p>
          </table:table-cell>
          <table:table-cell table:formula="of:=LOG([.G51])" office:value-type="string" office:string-value="" calcext:value-type="error">
            <text:p>Err:502</text:p>
          </table:table-cell>
          <table:table-cell table:formula="of:=LOG([.H51])" office:value-type="string" office:string-value="" calcext:value-type="error">
            <text:p>Err:502</text:p>
          </table:table-cell>
          <table:table-cell table:formula="of:=LOG([.I51])" office:value-type="string" office:string-value="" calcext:value-type="error">
            <text:p>Err:502</text:p>
          </table:table-cell>
          <table:table-cell table:formula="of:=LOG([.J51])" office:value-type="string" office:string-value="" calcext:value-type="error">
            <text:p>Err:502</text:p>
          </table:table-cell>
          <table:table-cell table:formula="of:=LOG([.K51])" office:value-type="string" office:string-value="" calcext:value-type="error">
            <text:p>Err:502</text:p>
          </table:table-cell>
          <table:table-cell table:formula="of:=LOG([.L51])" office:value-type="float" office:value="0.301029995663981" calcext:value-type="float">
            <text:p>0.301029995663981</text:p>
          </table:table-cell>
          <table:table-cell table:formula="of:=LOG([.M51])" office:value-type="float" office:value="0.477121254719662" calcext:value-type="float">
            <text:p>0.477121254719662</text:p>
          </table:table-cell>
          <table:table-cell table:formula="of:=LOG([.N51])" office:value-type="float" office:value="0.698970004336019" calcext:value-type="float">
            <text:p>0.698970004336019</text:p>
          </table:table-cell>
          <table:table-cell table:formula="of:=LOG([.O51])" office:value-type="float" office:value="0.778151250383644" calcext:value-type="float">
            <text:p>0.778151250383644</text:p>
          </table:table-cell>
          <table:table-cell table:formula="of:=LOG([.P51])" office:value-type="float" office:value="0.903089986991943" calcext:value-type="float">
            <text:p>0.903089986991943</text:p>
          </table:table-cell>
          <table:table-cell table:formula="of:=LOG([.Q51])" office:value-type="float" office:value="1.04139268515823" calcext:value-type="float">
            <text:p>1.04139268515823</text:p>
          </table:table-cell>
          <table:table-cell table:formula="of:=LOG([.R51])" office:value-type="float" office:value="1.07918124604762" calcext:value-type="float">
            <text:p>1.07918124604762</text:p>
          </table:table-cell>
          <table:table-cell table:formula="of:=LOG([.S51])" office:value-type="float" office:value="1.14612803567824" calcext:value-type="float">
            <text:p>1.14612803567824</text:p>
          </table:table-cell>
          <table:table-cell table:formula="of:=LOG([.T51])" office:value-type="float" office:value="1.17609125905568" calcext:value-type="float">
            <text:p>1.17609125905568</text:p>
          </table:table-cell>
          <table:table-cell table:formula="of:=LOG([.U51])" office:value-type="float" office:value="1.20411998265592" calcext:value-type="float">
            <text:p>1.20411998265592</text:p>
          </table:table-cell>
          <table:table-cell table:formula="of:=LOG([.V51])" office:value-type="float" office:value="1.30102999566398" calcext:value-type="float">
            <text:p>1.30102999566398</text:p>
          </table:table-cell>
          <table:table-cell table:formula="of:=LOG([.W51])" office:value-type="float" office:value="1.36172783601759" calcext:value-type="float">
            <text:p>1.36172783601759</text:p>
          </table:table-cell>
          <table:table-cell table:formula="of:=LOG([.X51])" office:value-type="float" office:value="1.43136376415899" calcext:value-type="float">
            <text:p>1.43136376415899</text:p>
          </table:table-cell>
          <table:table-cell table:formula="of:=LOG([.Y51])" office:value-type="float" office:value="1.49136169383427" calcext:value-type="float">
            <text:p>1.49136169383427</text:p>
          </table:table-cell>
          <table:table-cell table:formula="of:=LOG([.Z51])" office:value-type="float" office:value="1.51851393987789" calcext:value-type="float">
            <text:p>1.51851393987789</text:p>
          </table:table-cell>
          <table:table-cell table:formula="of:=LOG([.AA51])" office:value-type="float" office:value="1.55630250076729" calcext:value-type="float">
            <text:p>1.55630250076729</text:p>
          </table:table-cell>
          <table:table-cell table:formula="of:=LOG([.AB51])" office:value-type="float" office:value="1.66275783168157" calcext:value-type="float">
            <text:p>1.66275783168157</text:p>
          </table:table-cell>
          <table:table-cell table:formula="of:=LOG([.AC51])" office:value-type="float" office:value="1.68124123737559" calcext:value-type="float">
            <text:p>1.68124123737559</text:p>
          </table:table-cell>
          <table:table-cell table:formula="of:=LOG([.AD51])" office:value-type="float" office:value="1.7160033436348" calcext:value-type="float">
            <text:p>1.7160033436348</text:p>
          </table:table-cell>
          <table:table-cell table:formula="of:=LOG([.AE51])" office:value-type="float" office:value="1.75587485567249" calcext:value-type="float">
            <text:p>1.75587485567249</text:p>
          </table:table-cell>
          <table:table-cell table:formula="of:=LOG([.AF51])" office:value-type="float" office:value="1.80617997398389" calcext:value-type="float">
            <text:p>1.80617997398389</text:p>
          </table:table-cell>
          <table:table-cell table:formula="of:=LOG([.AG51])" office:value-type="float" office:value="1.85125834871908" calcext:value-type="float">
            <text:p>1.85125834871908</text:p>
          </table:table-cell>
          <table:table-cell table:formula="of:=LOG([.AH51])" office:value-type="float" office:value="1.8750612633917" calcext:value-type="float">
            <text:p>1.8750612633917</text:p>
          </table:table-cell>
          <table:table-cell table:formula="of:=LOG([.AI51])" office:value-type="float" office:value="1.93449845124357" calcext:value-type="float">
            <text:p>1.93449845124357</text:p>
          </table:table-cell>
          <table:table-cell table:formula="of:=LOG([.AJ51])" office:value-type="float" office:value="1.9731278535997" calcext:value-type="float">
            <text:p>1.9731278535997</text:p>
          </table:table-cell>
          <table:table-cell table:formula="of:=LOG([.AK51])" office:value-type="float" office:value="2.00860017176192" calcext:value-type="float">
            <text:p>2.00860017176192</text:p>
          </table:table-cell>
          <table:table-cell table:formula="of:=LOG([.AL51])" office:value-type="float" office:value="2.04139268515822" calcext:value-type="float">
            <text:p>2.04139268515822</text:p>
          </table:table-cell>
          <table:table-cell table:formula="of:=LOG([.AM51])" office:value-type="float" office:value="2.07188200730613" calcext:value-type="float">
            <text:p>2.07188200730613</text:p>
          </table:table-cell>
          <table:table-cell table:formula="of:=LOG([.AN51])" office:value-type="float" office:value="2.11058971029925" calcext:value-type="float">
            <text:p>2.11058971029925</text:p>
          </table:table-cell>
          <table:table-cell table:formula="of:=LOG([.AO51])" office:value-type="float" office:value="2.14301480025409" calcext:value-type="float">
            <text:p>2.14301480025409</text:p>
          </table:table-cell>
          <table:table-cell table:formula="of:=LOG([.AP51])" office:value-type="float" office:value="2.19033169817029" calcext:value-type="float">
            <text:p>2.19033169817029</text:p>
          </table:table-cell>
          <table:table-cell table:formula="of:=LOG([.AQ51])" office:value-type="float" office:value="2.2405492482826" calcext:value-type="float">
            <text:p>2.2405492482826</text:p>
          </table:table-cell>
          <table:table-cell table:formula="of:=LOG([.AR51])" office:value-type="float" office:value="2.27415784926368" calcext:value-type="float">
            <text:p>2.27415784926368</text:p>
          </table:table-cell>
          <table:table-cell table:formula="of:=LOG([.AS51])" office:value-type="float" office:value="2.28555730900777" calcext:value-type="float">
            <text:p>2.28555730900777</text:p>
          </table:table-cell>
          <table:table-cell table:formula="of:=LOG([.AT51])" office:value-type="float" office:value="2.32428245529769" calcext:value-type="float">
            <text:p>2.32428245529769</text:p>
          </table:table-cell>
          <table:table-cell table:formula="of:=LOG([.AU51])" office:value-type="float" office:value="2.35218251811136" calcext:value-type="float">
            <text:p>2.35218251811136</text:p>
          </table:table-cell>
          <table:table-cell table:formula="of:=LOG([.AV51])" office:value-type="float" office:value="2.37839790094814" calcext:value-type="float">
            <text:p>2.37839790094814</text:p>
          </table:table-cell>
          <table:table-cell table:formula="of:=LOG([.AW51])" office:value-type="float" office:value="2.41329976408125" calcext:value-type="float">
            <text:p>2.41329976408125</text:p>
          </table:table-cell>
          <table:table-cell table:formula="of:=LOG([.AX51])" office:value-type="float" office:value="2.44247976906445" calcext:value-type="float">
            <text:p>2.44247976906445</text:p>
          </table:table-cell>
          <table:table-cell table:formula="of:=LOG([.AY51])" office:value-type="float" office:value="2.46686762035411" calcext:value-type="float">
            <text:p>2.46686762035411</text:p>
          </table:table-cell>
          <table:table-cell table:formula="of:=LOG([.AZ51])" office:value-type="float" office:value="2.49136169383427" calcext:value-type="float">
            <text:p>2.49136169383427</text:p>
          </table:table-cell>
          <table:table-cell table:formula="of:=LOG([.BA51])" office:value-type="float" office:value="2.51982799377572" calcext:value-type="float">
            <text:p>2.51982799377572</text:p>
          </table:table-cell>
          <table:table-cell table:formula="of:=LOG([.BB51])" office:value-type="float" office:value="2.55266821611219" calcext:value-type="float">
            <text:p>2.55266821611219</text:p>
          </table:table-cell>
          <table:table-cell table:formula="of:=LOG([.BC51])" office:value-type="float" office:value="2.58658730467175" calcext:value-type="float">
            <text:p>2.58658730467175</text:p>
          </table:table-cell>
          <table:table-cell table:formula="of:=LOG([.BD51])" office:value-type="float" office:value="2.6063813651106" calcext:value-type="float">
            <text:p>2.6063813651106</text:p>
          </table:table-cell>
          <table:table-cell table:formula="of:=LOG([.BE51])" office:value-type="float" office:value="2.63144376901317" calcext:value-type="float">
            <text:p>2.63144376901317</text:p>
          </table:table-cell>
          <table:table-cell table:formula="of:=LOG([.BF51])" office:value-type="float" office:value="2.65224634100332" calcext:value-type="float">
            <text:p>2.65224634100332</text:p>
          </table:table-cell>
          <table:table-cell table:formula="of:=LOG([.BG51])" office:value-type="float" office:value="2.67209785793572" calcext:value-type="float">
            <text:p>2.67209785793572</text:p>
          </table:table-cell>
          <table:table-cell table:formula="of:=LOG([.BH51])" office:value-type="float" office:value="2.69284691927723" calcext:value-type="float">
            <text:p>2.69284691927723</text:p>
          </table:table-cell>
          <table:table-cell table:formula="of:=LOG([.BI51])" office:value-type="float" office:value="2.71096311899528" calcext:value-type="float">
            <text:p>2.71096311899528</text:p>
          </table:table-cell>
          <table:table-cell table:formula="of:=LOG([.BJ51])" office:value-type="float" office:value="2.73239375982297" calcext:value-type="float">
            <text:p>2.73239375982297</text:p>
          </table:table-cell>
          <table:table-cell table:formula="of:=LOG([.BK51])" office:value-type="float" office:value="2.76192783842053" calcext:value-type="float">
            <text:p>2.76192783842053</text:p>
          </table:table-cell>
          <table:table-cell table:formula="of:=LOG([.BL51])" office:value-type="float" office:value="2.78318869107526" calcext:value-type="float">
            <text:p>2.78318869107526</text:p>
          </table:table-cell>
          <table:table-cell table:formula="of:=LOG([.BM51])" office:value-type="float" office:value="2.80002935924413" calcext:value-type="float">
            <text:p>2.80002935924413</text:p>
          </table:table-cell>
          <table:table-cell table:formula="of:=LOG([.BN51])" office:value-type="float" office:value="2.81756536955978" calcext:value-type="float">
            <text:p>2.81756536955978</text:p>
          </table:table-cell>
          <table:table-cell table:formula="of:=LOG([.BO51])" office:value-type="float" office:value="2.83632411570675" calcext:value-type="float">
            <text:p>2.83632411570675</text:p>
          </table:table-cell>
          <table:table-cell table:formula="of:=LOG([.BP51])" office:value-type="float" office:value="2.85793526471943" calcext:value-type="float">
            <text:p>2.85793526471943</text:p>
          </table:table-cell>
          <table:table-cell table:formula="of:=LOG([.BQ51])" office:value-type="float" office:value="2.88081359228079" calcext:value-type="float">
            <text:p>2.88081359228079</text:p>
          </table:table-cell>
          <table:table-cell table:formula="of:=LOG([.BR51])" office:value-type="float" office:value="2.8998205024271" calcext:value-type="float">
            <text:p>2.8998205024271</text:p>
          </table:table-cell>
          <table:table-cell table:formula="of:=LOG([.BS51])" office:value-type="float" office:value="2.91539983521227" calcext:value-type="float">
            <text:p>2.91539983521227</text:p>
          </table:table-cell>
          <table:table-cell table:formula="of:=LOG([.BT51])" office:value-type="float" office:value="2.9329808219232" calcext:value-type="float">
            <text:p>2.9329808219232</text:p>
          </table:table-cell>
          <table:table-cell table:formula="of:=LOG([.BU51])" office:value-type="float" office:value="2.95085145888855" calcext:value-type="float">
            <text:p>2.95085145888855</text:p>
          </table:table-cell>
          <table:table-cell table:formula="of:=LOG([.BV51])" office:value-type="float" office:value="2.96801571399364" calcext:value-type="float">
            <text:p>2.96801571399364</text:p>
          </table:table-cell>
          <table:table-cell table:formula="of:=LOG([.BW51])" office:value-type="float" office:value="2.98900461569854" calcext:value-type="float">
            <text:p>2.98900461569854</text:p>
          </table:table-cell>
          <table:table-cell table:formula="of:=LOG([.BX51])" office:value-type="float" office:value="3.00860017176192" calcext:value-type="float">
            <text:p>3.00860017176192</text:p>
          </table:table-cell>
          <table:table-cell table:formula="of:=LOG([.BY51])" office:value-type="float" office:value="3.02284061087653" calcext:value-type="float">
            <text:p>3.02284061087653</text:p>
          </table:table-cell>
          <table:table-cell table:formula="of:=LOG([.BZ51])" office:value-type="float" office:value="3.04060234011407" calcext:value-type="float">
            <text:p>3.04060234011407</text:p>
          </table:table-cell>
          <table:table-cell table:formula="of:=LOG([.CA51])" office:value-type="float" office:value="3.05918461763137" calcext:value-type="float">
            <text:p>3.05918461763137</text:p>
          </table:table-cell>
          <table:table-cell table:formula="of:=LOG([.CB51])" office:value-type="float" office:value="3.07918124604762" calcext:value-type="float">
            <text:p>3.07918124604762</text:p>
          </table:table-cell>
          <table:table-cell table:formula="of:=LOG([.CC51])" office:value-type="float" office:value="3.0920184707528" calcext:value-type="float">
            <text:p>3.0920184707528</text:p>
          </table:table-cell>
          <table:table-cell table:formula="of:=LOG([.CD51])" office:value-type="float" office:value="3.11092624226642" calcext:value-type="float">
            <text:p>3.11092624226642</text:p>
          </table:table-cell>
          <table:table-cell table:formula="of:=LOG([.CE51])" office:value-type="float" office:value="3.1296898921993" calcext:value-type="float">
            <text:p>3.1296898921993</text:p>
          </table:table-cell>
          <table:table-cell table:formula="of:=LOG([.CF51])" office:value-type="float" office:value="3.14426277376199" calcext:value-type="float">
            <text:p>3.14426277376199</text:p>
          </table:table-cell>
          <table:table-cell table:formula="of:=LOG([.CG51])" office:value-type="float" office:value="3.1580607939366" calcext:value-type="float">
            <text:p>3.1580607939366</text:p>
          </table:table-cell>
          <table:table-cell table:formula="of:=LOG([.CH51])" office:value-type="float" office:value="3.17055505852121" calcext:value-type="float">
            <text:p>3.17055505852121</text:p>
          </table:table-cell>
          <table:table-cell table:formula="of:=LOG([.CI51])" office:value-type="float" office:value="3.18582535961296" calcext:value-type="float">
            <text:p>3.18582535961296</text:p>
          </table:table-cell>
          <table:table-cell table:formula="of:=LOG([.CJ51])" office:value-type="float" office:value="3.19920647916166" calcext:value-type="float">
            <text:p>3.19920647916166</text:p>
          </table:table-cell>
          <table:table-cell table:formula="of:=LOG([.CK51])" office:value-type="float" office:value="3.2137832993353" calcext:value-type="float">
            <text:p>3.2137832993353</text:p>
          </table:table-cell>
          <table:table-cell table:formula="of:=LOG([.CL51])" office:value-type="float" office:value="3.23223352111473" calcext:value-type="float">
            <text:p>3.23223352111473</text:p>
          </table:table-cell>
          <table:table-cell table:formula="of:=LOG([.CM51])" office:value-type="float" office:value="3.24452451157008" calcext:value-type="float">
            <text:p>3.24452451157008</text:p>
          </table:table-cell>
          <table:table-cell table:formula="of:=LOG([.CN51])" office:value-type="float" office:value="3.2610248339924" calcext:value-type="float">
            <text:p>3.2610248339924</text:p>
          </table:table-cell>
          <table:table-cell table:formula="of:=LOG([.CO51])" office:value-type="float" office:value="3.27415784926368" calcext:value-type="float">
            <text:p>3.27415784926368</text:p>
          </table:table-cell>
          <table:table-cell table:formula="of:=LOG([.CP51])" office:value-type="float" office:value="3.28936595152003" calcext:value-type="float">
            <text:p>3.28936595152003</text:p>
          </table:table-cell>
          <table:table-cell table:formula="of:=LOG([.CQ51])" office:value-type="float" office:value="3.30449052777349" calcext:value-type="float">
            <text:p>3.30449052777349</text:p>
          </table:table-cell>
          <table:table-cell table:formula="of:=LOG([.CR51])" office:value-type="float" office:value="3.31827208021163" calcext:value-type="float">
            <text:p>3.31827208021163</text:p>
          </table:table-cell>
          <table:table-cell table:formula="of:=LOG([.CS51])" office:value-type="float" office:value="3.3324384599156" calcext:value-type="float">
            <text:p>3.3324384599156</text:p>
          </table:table-cell>
          <table:table-cell table:formula="of:=LOG([.CT51])" office:value-type="float" office:value="3.34439227368511" calcext:value-type="float">
            <text:p>3.34439227368511</text:p>
          </table:table-cell>
          <table:table-cell table:formula="of:=LOG([.CU51])" office:value-type="float" office:value="3.35907622605926" calcext:value-type="float">
            <text:p>3.35907622605926</text:p>
          </table:table-cell>
          <table:table-cell table:formula="of:=LOG([.CV51])" office:value-type="float" office:value="3.37272794088559" calcext:value-type="float">
            <text:p>3.37272794088559</text:p>
          </table:table-cell>
          <table:table-cell table:formula="of:=LOG([.CW51])" office:value-type="float" office:value="3.38756777941719" calcext:value-type="float">
            <text:p>3.38756777941719</text:p>
          </table:table-cell>
          <table:table-cell table:formula="of:=LOG([.CX51])" office:value-type="float" office:value="3.40157284567645" calcext:value-type="float">
            <text:p>3.40157284567645</text:p>
          </table:table-cell>
          <table:table-cell table:formula="of:=SLOPE([.BG106:.CX106];[.BG$56:.CX$56])" office:value-type="float" office:value="2.98666217682567" calcext:value-type="float">
            <text:p>2.98666217682567</text:p>
          </table:table-cell>
        </table:table-row>
        <table:table-row table:style-name="ro1">
          <table:table-cell table:formula="of:=LOG([.A52])" office:value-type="float" office:value="3.69019608002851" calcext:value-type="float">
            <text:p>3.69019608002851</text:p>
          </table:table-cell>
          <table:table-cell table:formula="of:=LOG([.B52])" office:value-type="string" office:string-value="" calcext:value-type="error">
            <text:p>Err:502</text:p>
          </table:table-cell>
          <table:table-cell table:formula="of:=LOG([.C52])" office:value-type="string" office:string-value="" calcext:value-type="error">
            <text:p>Err:502</text:p>
          </table:table-cell>
          <table:table-cell table:formula="of:=LOG([.D52])" office:value-type="string" office:string-value="" calcext:value-type="error">
            <text:p>Err:502</text:p>
          </table:table-cell>
          <table:table-cell table:formula="of:=LOG([.E52])" office:value-type="string" office:string-value="" calcext:value-type="error">
            <text:p>Err:502</text:p>
          </table:table-cell>
          <table:table-cell table:formula="of:=LOG([.F52])" office:value-type="string" office:string-value="" calcext:value-type="error">
            <text:p>Err:502</text:p>
          </table:table-cell>
          <table:table-cell table:formula="of:=LOG([.G52])" office:value-type="string" office:string-value="" calcext:value-type="error">
            <text:p>Err:502</text:p>
          </table:table-cell>
          <table:table-cell table:formula="of:=LOG([.H52])" office:value-type="float" office:value="0" calcext:value-type="float">
            <text:p>0</text:p>
          </table:table-cell>
          <table:table-cell table:formula="of:=LOG([.I52])" office:value-type="float" office:value="0" calcext:value-type="float">
            <text:p>0</text:p>
          </table:table-cell>
          <table:table-cell table:formula="of:=LOG([.J52])" office:value-type="float" office:value="0.301029995663981" calcext:value-type="float">
            <text:p>0.301029995663981</text:p>
          </table:table-cell>
          <table:table-cell table:formula="of:=LOG([.K52])" office:value-type="float" office:value="0.301029995663981" calcext:value-type="float">
            <text:p>0.301029995663981</text:p>
          </table:table-cell>
          <table:table-cell table:formula="of:=LOG([.L52])" office:value-type="float" office:value="0.301029995663981" calcext:value-type="float">
            <text:p>0.301029995663981</text:p>
          </table:table-cell>
          <table:table-cell table:formula="of:=LOG([.M52])" office:value-type="float" office:value="0.301029995663981" calcext:value-type="float">
            <text:p>0.301029995663981</text:p>
          </table:table-cell>
          <table:table-cell table:formula="of:=LOG([.N52])" office:value-type="float" office:value="0.602059991327962" calcext:value-type="float">
            <text:p>0.602059991327962</text:p>
          </table:table-cell>
          <table:table-cell table:formula="of:=LOG([.O52])" office:value-type="float" office:value="0.778151250383644" calcext:value-type="float">
            <text:p>0.778151250383644</text:p>
          </table:table-cell>
          <table:table-cell table:formula="of:=LOG([.P52])" office:value-type="float" office:value="0.845098040014257" calcext:value-type="float">
            <text:p>0.845098040014257</text:p>
          </table:table-cell>
          <table:table-cell table:formula="of:=LOG([.Q52])" office:value-type="float" office:value="0.903089986991943" calcext:value-type="float">
            <text:p>0.903089986991943</text:p>
          </table:table-cell>
          <table:table-cell table:formula="of:=LOG([.R52])" office:value-type="float" office:value="1.07918124604762" calcext:value-type="float">
            <text:p>1.07918124604762</text:p>
          </table:table-cell>
          <table:table-cell table:formula="of:=LOG([.S52])" office:value-type="float" office:value="1.11394335230684" calcext:value-type="float">
            <text:p>1.11394335230684</text:p>
          </table:table-cell>
          <table:table-cell table:formula="of:=LOG([.T52])" office:value-type="float" office:value="1.14612803567824" calcext:value-type="float">
            <text:p>1.14612803567824</text:p>
          </table:table-cell>
          <table:table-cell table:formula="of:=LOG([.U52])" office:value-type="float" office:value="1.30102999566398" calcext:value-type="float">
            <text:p>1.30102999566398</text:p>
          </table:table-cell>
          <table:table-cell table:formula="of:=LOG([.V52])" office:value-type="float" office:value="1.34242268082221" calcext:value-type="float">
            <text:p>1.34242268082221</text:p>
          </table:table-cell>
          <table:table-cell table:formula="of:=LOG([.W52])" office:value-type="float" office:value="1.38021124171161" calcext:value-type="float">
            <text:p>1.38021124171161</text:p>
          </table:table-cell>
          <table:table-cell table:formula="of:=LOG([.X52])" office:value-type="float" office:value="1.44715803134222" calcext:value-type="float">
            <text:p>1.44715803134222</text:p>
          </table:table-cell>
          <table:table-cell table:formula="of:=LOG([.Y52])" office:value-type="float" office:value="1.49136169383427" calcext:value-type="float">
            <text:p>1.49136169383427</text:p>
          </table:table-cell>
          <table:table-cell table:formula="of:=LOG([.Z52])" office:value-type="float" office:value="1.55630250076729" calcext:value-type="float">
            <text:p>1.55630250076729</text:p>
          </table:table-cell>
          <table:table-cell table:formula="of:=LOG([.AA52])" office:value-type="float" office:value="1.60205999132796" calcext:value-type="float">
            <text:p>1.60205999132796</text:p>
          </table:table-cell>
          <table:table-cell table:formula="of:=LOG([.AB52])" office:value-type="float" office:value="1.66275783168157" calcext:value-type="float">
            <text:p>1.66275783168157</text:p>
          </table:table-cell>
          <table:table-cell table:formula="of:=LOG([.AC52])" office:value-type="float" office:value="1.7160033436348" calcext:value-type="float">
            <text:p>1.7160033436348</text:p>
          </table:table-cell>
          <table:table-cell table:formula="of:=LOG([.AD52])" office:value-type="float" office:value="1.7481880270062" calcext:value-type="float">
            <text:p>1.7481880270062</text:p>
          </table:table-cell>
          <table:table-cell table:formula="of:=LOG([.AE52])" office:value-type="float" office:value="1.78532983501077" calcext:value-type="float">
            <text:p>1.78532983501077</text:p>
          </table:table-cell>
          <table:table-cell table:formula="of:=LOG([.AF52])" office:value-type="float" office:value="1.85125834871908" calcext:value-type="float">
            <text:p>1.85125834871908</text:p>
          </table:table-cell>
          <table:table-cell table:formula="of:=LOG([.AG52])" office:value-type="float" office:value="1.8750612633917" calcext:value-type="float">
            <text:p>1.8750612633917</text:p>
          </table:table-cell>
          <table:table-cell table:formula="of:=LOG([.AH52])" office:value-type="float" office:value="1.94448267215017" calcext:value-type="float">
            <text:p>1.94448267215017</text:p>
          </table:table-cell>
          <table:table-cell table:formula="of:=LOG([.AI52])" office:value-type="float" office:value="1.9912260756925" calcext:value-type="float">
            <text:p>1.9912260756925</text:p>
          </table:table-cell>
          <table:table-cell table:formula="of:=LOG([.AJ52])" office:value-type="float" office:value="2.00860017176192" calcext:value-type="float">
            <text:p>2.00860017176192</text:p>
          </table:table-cell>
          <table:table-cell table:formula="of:=LOG([.AK52])" office:value-type="float" office:value="2.04139268515822" calcext:value-type="float">
            <text:p>2.04139268515822</text:p>
          </table:table-cell>
          <table:table-cell table:formula="of:=LOG([.AL52])" office:value-type="float" office:value="2.05307844348342" calcext:value-type="float">
            <text:p>2.05307844348342</text:p>
          </table:table-cell>
          <table:table-cell table:formula="of:=LOG([.AM52])" office:value-type="float" office:value="2.10720996964787" calcext:value-type="float">
            <text:p>2.10720996964787</text:p>
          </table:table-cell>
          <table:table-cell table:formula="of:=LOG([.AN52])" office:value-type="float" office:value="2.13987908640124" calcext:value-type="float">
            <text:p>2.13987908640124</text:p>
          </table:table-cell>
          <table:table-cell table:formula="of:=LOG([.AO52])" office:value-type="float" office:value="2.17897694729317" calcext:value-type="float">
            <text:p>2.17897694729317</text:p>
          </table:table-cell>
          <table:table-cell table:formula="of:=LOG([.AP52])" office:value-type="float" office:value="2.2148438480477" calcext:value-type="float">
            <text:p>2.2148438480477</text:p>
          </table:table-cell>
          <table:table-cell table:formula="of:=LOG([.AQ52])" office:value-type="float" office:value="2.24303804868629" calcext:value-type="float">
            <text:p>2.24303804868629</text:p>
          </table:table-cell>
          <table:table-cell table:formula="of:=LOG([.AR52])" office:value-type="float" office:value="2.28780172993023" calcext:value-type="float">
            <text:p>2.28780172993023</text:p>
          </table:table-cell>
          <table:table-cell table:formula="of:=LOG([.AS52])" office:value-type="float" office:value="2.32014628611105" calcext:value-type="float">
            <text:p>2.32014628611105</text:p>
          </table:table-cell>
          <table:table-cell table:formula="of:=LOG([.AT52])" office:value-type="float" office:value="2.34635297445064" calcext:value-type="float">
            <text:p>2.34635297445064</text:p>
          </table:table-cell>
          <table:table-cell table:formula="of:=LOG([.AU52])" office:value-type="float" office:value="2.36735592102602" calcext:value-type="float">
            <text:p>2.36735592102602</text:p>
          </table:table-cell>
          <table:table-cell table:formula="of:=LOG([.AV52])" office:value-type="float" office:value="2.38916608436453" calcext:value-type="float">
            <text:p>2.38916608436453</text:p>
          </table:table-cell>
          <table:table-cell table:formula="of:=LOG([.AW52])" office:value-type="float" office:value="2.42324587393681" calcext:value-type="float">
            <text:p>2.42324587393681</text:p>
          </table:table-cell>
          <table:table-cell table:formula="of:=LOG([.AX52])" office:value-type="float" office:value="2.45178643552429" calcext:value-type="float">
            <text:p>2.45178643552429</text:p>
          </table:table-cell>
          <table:table-cell table:formula="of:=LOG([.AY52])" office:value-type="float" office:value="2.48995847942483" calcext:value-type="float">
            <text:p>2.48995847942483</text:p>
          </table:table-cell>
          <table:table-cell table:formula="of:=LOG([.AZ52])" office:value-type="float" office:value="2.51454775266029" calcext:value-type="float">
            <text:p>2.51454775266029</text:p>
          </table:table-cell>
          <table:table-cell table:formula="of:=LOG([.BA52])" office:value-type="float" office:value="2.53019969820308" calcext:value-type="float">
            <text:p>2.53019969820308</text:p>
          </table:table-cell>
          <table:table-cell table:formula="of:=LOG([.BB52])" office:value-type="float" office:value="2.56110138364906" calcext:value-type="float">
            <text:p>2.56110138364906</text:p>
          </table:table-cell>
          <table:table-cell table:formula="of:=LOG([.BC52])" office:value-type="float" office:value="2.57863920996807" calcext:value-type="float">
            <text:p>2.57863920996807</text:p>
          </table:table-cell>
          <table:table-cell table:formula="of:=LOG([.BD52])" office:value-type="float" office:value="2.59769518592551" calcext:value-type="float">
            <text:p>2.59769518592551</text:p>
          </table:table-cell>
          <table:table-cell table:formula="of:=LOG([.BE52])" office:value-type="float" office:value="2.61909333062674" calcext:value-type="float">
            <text:p>2.61909333062674</text:p>
          </table:table-cell>
          <table:table-cell table:formula="of:=LOG([.BF52])" office:value-type="float" office:value="2.64246452024212" calcext:value-type="float">
            <text:p>2.64246452024212</text:p>
          </table:table-cell>
          <table:table-cell table:formula="of:=LOG([.BG52])" office:value-type="float" office:value="2.66464197555613" calcext:value-type="float">
            <text:p>2.66464197555613</text:p>
          </table:table-cell>
          <table:table-cell table:formula="of:=LOG([.BH52])" office:value-type="float" office:value="2.69810054562339" calcext:value-type="float">
            <text:p>2.69810054562339</text:p>
          </table:table-cell>
          <table:table-cell table:formula="of:=LOG([.BI52])" office:value-type="float" office:value="2.71516735784846" calcext:value-type="float">
            <text:p>2.71516735784846</text:p>
          </table:table-cell>
          <table:table-cell table:formula="of:=LOG([.BJ52])" office:value-type="float" office:value="2.73798732633343" calcext:value-type="float">
            <text:p>2.73798732633343</text:p>
          </table:table-cell>
          <table:table-cell table:formula="of:=LOG([.BK52])" office:value-type="float" office:value="2.76566855475901" calcext:value-type="float">
            <text:p>2.76566855475901</text:p>
          </table:table-cell>
          <table:table-cell table:formula="of:=LOG([.BL52])" office:value-type="float" office:value="2.77887447200274" calcext:value-type="float">
            <text:p>2.77887447200274</text:p>
          </table:table-cell>
          <table:table-cell table:formula="of:=LOG([.BM52])" office:value-type="float" office:value="2.80208925788173" calcext:value-type="float">
            <text:p>2.80208925788173</text:p>
          </table:table-cell>
          <table:table-cell table:formula="of:=LOG([.BN52])" office:value-type="float" office:value="2.8228216453031" calcext:value-type="float">
            <text:p>2.8228216453031</text:p>
          </table:table-cell>
          <table:table-cell table:formula="of:=LOG([.BO52])" office:value-type="float" office:value="2.84385542262316" calcext:value-type="float">
            <text:p>2.84385542262316</text:p>
          </table:table-cell>
          <table:table-cell table:formula="of:=LOG([.BP52])" office:value-type="float" office:value="2.86213137931304" calcext:value-type="float">
            <text:p>2.86213137931304</text:p>
          </table:table-cell>
          <table:table-cell table:formula="of:=LOG([.BQ52])" office:value-type="float" office:value="2.87966920563205" calcext:value-type="float">
            <text:p>2.87966920563205</text:p>
          </table:table-cell>
          <table:table-cell table:formula="of:=LOG([.BR52])" office:value-type="float" office:value="2.90200289135073" calcext:value-type="float">
            <text:p>2.90200289135073</text:p>
          </table:table-cell>
          <table:table-cell table:formula="of:=LOG([.BS52])" office:value-type="float" office:value="2.92220627743902" calcext:value-type="float">
            <text:p>2.92220627743902</text:p>
          </table:table-cell>
          <table:table-cell table:formula="of:=LOG([.BT52])" office:value-type="float" office:value="2.93751789201735" calcext:value-type="float">
            <text:p>2.93751789201735</text:p>
          </table:table-cell>
          <table:table-cell table:formula="of:=LOG([.BU52])" office:value-type="float" office:value="2.95760728706009" calcext:value-type="float">
            <text:p>2.95760728706009</text:p>
          </table:table-cell>
          <table:table-cell table:formula="of:=LOG([.BV52])" office:value-type="float" office:value="2.97909290063833" calcext:value-type="float">
            <text:p>2.97909290063833</text:p>
          </table:table-cell>
          <table:table-cell table:formula="of:=LOG([.BW52])" office:value-type="float" office:value="2.99694924849538" calcext:value-type="float">
            <text:p>2.99694924849538</text:p>
          </table:table-cell>
          <table:table-cell table:formula="of:=LOG([.BX52])" office:value-type="float" office:value="3.01367969729119" calcext:value-type="float">
            <text:p>3.01367969729119</text:p>
          </table:table-cell>
          <table:table-cell table:formula="of:=LOG([.BY52])" office:value-type="float" office:value="3.03342375548695" calcext:value-type="float">
            <text:p>3.03342375548695</text:p>
          </table:table-cell>
          <table:table-cell table:formula="of:=LOG([.BZ52])" office:value-type="float" office:value="3.05153839051533" calcext:value-type="float">
            <text:p>3.05153839051533</text:p>
          </table:table-cell>
          <table:table-cell table:formula="of:=LOG([.CA52])" office:value-type="float" office:value="3.07077646284343" calcext:value-type="float">
            <text:p>3.07077646284343</text:p>
          </table:table-cell>
          <table:table-cell table:formula="of:=LOG([.CB52])" office:value-type="float" office:value="3.08529057823006" calcext:value-type="float">
            <text:p>3.08529057823006</text:p>
          </table:table-cell>
          <table:table-cell table:formula="of:=LOG([.CC52])" office:value-type="float" office:value="3.10277661488344" calcext:value-type="float">
            <text:p>3.10277661488344</text:p>
          </table:table-cell>
          <table:table-cell table:formula="of:=LOG([.CD52])" office:value-type="float" office:value="3.11991541025799" calcext:value-type="float">
            <text:p>3.11991541025799</text:p>
          </table:table-cell>
          <table:table-cell table:formula="of:=LOG([.CE52])" office:value-type="float" office:value="3.13735411137073" calcext:value-type="float">
            <text:p>3.13735411137073</text:p>
          </table:table-cell>
          <table:table-cell table:formula="of:=LOG([.CF52])" office:value-type="float" office:value="3.14952701375435" calcext:value-type="float">
            <text:p>3.14952701375435</text:p>
          </table:table-cell>
          <table:table-cell table:formula="of:=LOG([.CG52])" office:value-type="float" office:value="3.16554107672237" calcext:value-type="float">
            <text:p>3.16554107672237</text:p>
          </table:table-cell>
          <table:table-cell table:formula="of:=LOG([.CH52])" office:value-type="float" office:value="3.18155777386279" calcext:value-type="float">
            <text:p>3.18155777386279</text:p>
          </table:table-cell>
          <table:table-cell table:formula="of:=LOG([.CI52])" office:value-type="float" office:value="3.19617618503997" calcext:value-type="float">
            <text:p>3.19617618503997</text:p>
          </table:table-cell>
          <table:table-cell table:formula="of:=LOG([.CJ52])" office:value-type="float" office:value="3.21404867941194" calcext:value-type="float">
            <text:p>3.21404867941194</text:p>
          </table:table-cell>
          <table:table-cell table:formula="of:=LOG([.CK52])" office:value-type="float" office:value="3.23070431361257" calcext:value-type="float">
            <text:p>3.23070431361257</text:p>
          </table:table-cell>
          <table:table-cell table:formula="of:=LOG([.CL52])" office:value-type="float" office:value="3.24402958903002" calcext:value-type="float">
            <text:p>3.24402958903002</text:p>
          </table:table-cell>
          <table:table-cell table:formula="of:=LOG([.CM52])" office:value-type="float" office:value="3.25767857486918" calcext:value-type="float">
            <text:p>3.25767857486918</text:p>
          </table:table-cell>
          <table:table-cell table:formula="of:=LOG([.CN52])" office:value-type="float" office:value="3.27300127206374" calcext:value-type="float">
            <text:p>3.27300127206374</text:p>
          </table:table-cell>
          <table:table-cell table:formula="of:=LOG([.CO52])" office:value-type="float" office:value="3.28869626059026" calcext:value-type="float">
            <text:p>3.28869626059026</text:p>
          </table:table-cell>
          <table:table-cell table:formula="of:=LOG([.CP52])" office:value-type="float" office:value="3.30102999566398" calcext:value-type="float">
            <text:p>3.30102999566398</text:p>
          </table:table-cell>
          <table:table-cell table:formula="of:=LOG([.CQ52])" office:value-type="float" office:value="3.31597034545692" calcext:value-type="float">
            <text:p>3.31597034545692</text:p>
          </table:table-cell>
          <table:table-cell table:formula="of:=LOG([.CR52])" office:value-type="float" office:value="3.32980452216407" calcext:value-type="float">
            <text:p>3.32980452216407</text:p>
          </table:table-cell>
          <table:table-cell table:formula="of:=LOG([.CS52])" office:value-type="float" office:value="3.34399906905716" calcext:value-type="float">
            <text:p>3.34399906905716</text:p>
          </table:table-cell>
          <table:table-cell table:formula="of:=LOG([.CT52])" office:value-type="float" office:value="3.36078268987328" calcext:value-type="float">
            <text:p>3.36078268987328</text:p>
          </table:table-cell>
          <table:table-cell table:formula="of:=LOG([.CU52])" office:value-type="float" office:value="3.37401474029191" calcext:value-type="float">
            <text:p>3.37401474029191</text:p>
          </table:table-cell>
          <table:table-cell table:formula="of:=LOG([.CV52])" office:value-type="float" office:value="3.38453261549425" calcext:value-type="float">
            <text:p>3.38453261549425</text:p>
          </table:table-cell>
          <table:table-cell table:formula="of:=LOG([.CW52])" office:value-type="float" office:value="3.39776625612645" calcext:value-type="float">
            <text:p>3.39776625612645</text:p>
          </table:table-cell>
          <table:table-cell table:formula="of:=LOG([.CX52])" office:value-type="float" office:value="3.41027096425218" calcext:value-type="float">
            <text:p>3.41027096425218</text:p>
          </table:table-cell>
          <table:table-cell table:formula="of:=SLOPE([.BG107:.CX107];[.BG$56:.CX$56])" office:value-type="float" office:value="3.04135505359296" calcext:value-type="float">
            <text:p>3.04135505359296</text:p>
          </table:table-cell>
        </table:table-row>
        <table:table-row table:style-name="ro1">
          <table:table-cell table:formula="of:=LOG([.A53])" office:value-type="float" office:value="3.69897000433602" calcext:value-type="float">
            <text:p>3.69897000433602</text:p>
          </table:table-cell>
          <table:table-cell table:formula="of:=LOG([.B53])" office:value-type="string" office:string-value="" calcext:value-type="error">
            <text:p>Err:502</text:p>
          </table:table-cell>
          <table:table-cell table:formula="of:=LOG([.C53])" office:value-type="string" office:string-value="" calcext:value-type="error">
            <text:p>Err:502</text:p>
          </table:table-cell>
          <table:table-cell table:formula="of:=LOG([.D53])" office:value-type="string" office:string-value="" calcext:value-type="error">
            <text:p>Err:502</text:p>
          </table:table-cell>
          <table:table-cell table:formula="of:=LOG([.E53])" office:value-type="string" office:string-value="" calcext:value-type="error">
            <text:p>Err:502</text:p>
          </table:table-cell>
          <table:table-cell table:formula="of:=LOG([.F53])" office:value-type="string" office:string-value="" calcext:value-type="error">
            <text:p>Err:502</text:p>
          </table:table-cell>
          <table:table-cell table:formula="of:=LOG([.G53])" office:value-type="float" office:value="0" calcext:value-type="float">
            <text:p>0</text:p>
          </table:table-cell>
          <table:table-cell table:formula="of:=LOG([.H53])" office:value-type="float" office:value="0" calcext:value-type="float">
            <text:p>0</text:p>
          </table:table-cell>
          <table:table-cell table:formula="of:=LOG([.I53])" office:value-type="float" office:value="0" calcext:value-type="float">
            <text:p>0</text:p>
          </table:table-cell>
          <table:table-cell table:formula="of:=LOG([.J53])" office:value-type="float" office:value="0.301029995663981" calcext:value-type="float">
            <text:p>0.301029995663981</text:p>
          </table:table-cell>
          <table:table-cell table:formula="of:=LOG([.K53])" office:value-type="float" office:value="0.301029995663981" calcext:value-type="float">
            <text:p>0.301029995663981</text:p>
          </table:table-cell>
          <table:table-cell table:formula="of:=LOG([.L53])" office:value-type="float" office:value="0.301029995663981" calcext:value-type="float">
            <text:p>0.301029995663981</text:p>
          </table:table-cell>
          <table:table-cell table:formula="of:=LOG([.M53])" office:value-type="float" office:value="0.602059991327962" calcext:value-type="float">
            <text:p>0.602059991327962</text:p>
          </table:table-cell>
          <table:table-cell table:formula="of:=LOG([.N53])" office:value-type="float" office:value="0.698970004336019" calcext:value-type="float">
            <text:p>0.698970004336019</text:p>
          </table:table-cell>
          <table:table-cell table:formula="of:=LOG([.O53])" office:value-type="float" office:value="0.778151250383644" calcext:value-type="float">
            <text:p>0.778151250383644</text:p>
          </table:table-cell>
          <table:table-cell table:formula="of:=LOG([.P53])" office:value-type="float" office:value="0.954242509439325" calcext:value-type="float">
            <text:p>0.954242509439325</text:p>
          </table:table-cell>
          <table:table-cell table:formula="of:=LOG([.Q53])" office:value-type="float" office:value="1.04139268515823" calcext:value-type="float">
            <text:p>1.04139268515823</text:p>
          </table:table-cell>
          <table:table-cell table:formula="of:=LOG([.R53])" office:value-type="float" office:value="1.04139268515823" calcext:value-type="float">
            <text:p>1.04139268515823</text:p>
          </table:table-cell>
          <table:table-cell table:formula="of:=LOG([.S53])" office:value-type="float" office:value="1.07918124604762" calcext:value-type="float">
            <text:p>1.07918124604762</text:p>
          </table:table-cell>
          <table:table-cell table:formula="of:=LOG([.T53])" office:value-type="float" office:value="1.11394335230684" calcext:value-type="float">
            <text:p>1.11394335230684</text:p>
          </table:table-cell>
          <table:table-cell table:formula="of:=LOG([.U53])" office:value-type="float" office:value="1.14612803567824" calcext:value-type="float">
            <text:p>1.14612803567824</text:p>
          </table:table-cell>
          <table:table-cell table:formula="of:=LOG([.V53])" office:value-type="float" office:value="1.23044892137827" calcext:value-type="float">
            <text:p>1.23044892137827</text:p>
          </table:table-cell>
          <table:table-cell table:formula="of:=LOG([.W53])" office:value-type="float" office:value="1.32221929473392" calcext:value-type="float">
            <text:p>1.32221929473392</text:p>
          </table:table-cell>
          <table:table-cell table:formula="of:=LOG([.X53])" office:value-type="float" office:value="1.47712125471966" calcext:value-type="float">
            <text:p>1.47712125471966</text:p>
          </table:table-cell>
          <table:table-cell table:formula="of:=LOG([.Y53])" office:value-type="float" office:value="1.51851393987789" calcext:value-type="float">
            <text:p>1.51851393987789</text:p>
          </table:table-cell>
          <table:table-cell table:formula="of:=LOG([.Z53])" office:value-type="float" office:value="1.57978359661681" calcext:value-type="float">
            <text:p>1.57978359661681</text:p>
          </table:table-cell>
          <table:table-cell table:formula="of:=LOG([.AA53])" office:value-type="float" office:value="1.64345267648619" calcext:value-type="float">
            <text:p>1.64345267648619</text:p>
          </table:table-cell>
          <table:table-cell table:formula="of:=LOG([.AB53])" office:value-type="float" office:value="1.69019608002851" calcext:value-type="float">
            <text:p>1.69019608002851</text:p>
          </table:table-cell>
          <table:table-cell table:formula="of:=LOG([.AC53])" office:value-type="float" office:value="1.73239375982297" calcext:value-type="float">
            <text:p>1.73239375982297</text:p>
          </table:table-cell>
          <table:table-cell table:formula="of:=LOG([.AD53])" office:value-type="float" office:value="1.79934054945358" calcext:value-type="float">
            <text:p>1.79934054945358</text:p>
          </table:table-cell>
          <table:table-cell table:formula="of:=LOG([.AE53])" office:value-type="float" office:value="1.83884909073726" calcext:value-type="float">
            <text:p>1.83884909073726</text:p>
          </table:table-cell>
          <table:table-cell table:formula="of:=LOG([.AF53])" office:value-type="float" office:value="1.86332286012046" calcext:value-type="float">
            <text:p>1.86332286012046</text:p>
          </table:table-cell>
          <table:table-cell table:formula="of:=LOG([.AG53])" office:value-type="float" office:value="1.88649072517248" calcext:value-type="float">
            <text:p>1.88649072517248</text:p>
          </table:table-cell>
          <table:table-cell table:formula="of:=LOG([.AH53])" office:value-type="float" office:value="1.93449845124357" calcext:value-type="float">
            <text:p>1.93449845124357</text:p>
          </table:table-cell>
          <table:table-cell table:formula="of:=LOG([.AI53])" office:value-type="float" office:value="1.95904139232109" calcext:value-type="float">
            <text:p>1.95904139232109</text:p>
          </table:table-cell>
          <table:table-cell table:formula="of:=LOG([.AJ53])" office:value-type="float" office:value="2.00860017176192" calcext:value-type="float">
            <text:p>2.00860017176192</text:p>
          </table:table-cell>
          <table:table-cell table:formula="of:=LOG([.AK53])" office:value-type="float" office:value="2.04532297878666" calcext:value-type="float">
            <text:p>2.04532297878666</text:p>
          </table:table-cell>
          <table:table-cell table:formula="of:=LOG([.AL53])" office:value-type="float" office:value="2.07554696139253" calcext:value-type="float">
            <text:p>2.07554696139253</text:p>
          </table:table-cell>
          <table:table-cell table:formula="of:=LOG([.AM53])" office:value-type="float" office:value="2.12385164096709" calcext:value-type="float">
            <text:p>2.12385164096709</text:p>
          </table:table-cell>
          <table:table-cell table:formula="of:=LOG([.AN53])" office:value-type="float" office:value="2.16731733474818" calcext:value-type="float">
            <text:p>2.16731733474818</text:p>
          </table:table-cell>
          <table:table-cell table:formula="of:=LOG([.AO53])" office:value-type="float" office:value="2.19589965240923" calcext:value-type="float">
            <text:p>2.19589965240923</text:p>
          </table:table-cell>
          <table:table-cell table:formula="of:=LOG([.AP53])" office:value-type="float" office:value="2.22788670461367" calcext:value-type="float">
            <text:p>2.22788670461367</text:p>
          </table:table-cell>
          <table:table-cell table:formula="of:=LOG([.AQ53])" office:value-type="float" office:value="2.26245108973043" calcext:value-type="float">
            <text:p>2.26245108973043</text:p>
          </table:table-cell>
          <table:table-cell table:formula="of:=LOG([.AR53])" office:value-type="float" office:value="2.29003461136252" calcext:value-type="float">
            <text:p>2.29003461136252</text:p>
          </table:table-cell>
          <table:table-cell table:formula="of:=LOG([.AS53])" office:value-type="float" office:value="2.32221929473392" calcext:value-type="float">
            <text:p>2.32221929473392</text:p>
          </table:table-cell>
          <table:table-cell table:formula="of:=LOG([.AT53])" office:value-type="float" office:value="2.3541084391474" calcext:value-type="float">
            <text:p>2.3541084391474</text:p>
          </table:table-cell>
          <table:table-cell table:formula="of:=LOG([.AU53])" office:value-type="float" office:value="2.37657695705651" calcext:value-type="float">
            <text:p>2.37657695705651</text:p>
          </table:table-cell>
          <table:table-cell table:formula="of:=LOG([.AV53])" office:value-type="float" office:value="2.40483371661994" calcext:value-type="float">
            <text:p>2.40483371661994</text:p>
          </table:table-cell>
          <table:table-cell table:formula="of:=LOG([.AW53])" office:value-type="float" office:value="2.43136376415899" calcext:value-type="float">
            <text:p>2.43136376415899</text:p>
          </table:table-cell>
          <table:table-cell table:formula="of:=LOG([.AX53])" office:value-type="float" office:value="2.45331834004704" calcext:value-type="float">
            <text:p>2.45331834004704</text:p>
          </table:table-cell>
          <table:table-cell table:formula="of:=LOG([.AY53])" office:value-type="float" office:value="2.47567118832443" calcext:value-type="float">
            <text:p>2.47567118832443</text:p>
          </table:table-cell>
          <table:table-cell table:formula="of:=LOG([.AZ53])" office:value-type="float" office:value="2.50242711998443" calcext:value-type="float">
            <text:p>2.50242711998443</text:p>
          </table:table-cell>
          <table:table-cell table:formula="of:=LOG([.BA53])" office:value-type="float" office:value="2.53655844257153" calcext:value-type="float">
            <text:p>2.53655844257153</text:p>
          </table:table-cell>
          <table:table-cell table:formula="of:=LOG([.BB53])" office:value-type="float" office:value="2.56229286445647" calcext:value-type="float">
            <text:p>2.56229286445647</text:p>
          </table:table-cell>
          <table:table-cell table:formula="of:=LOG([.BC53])" office:value-type="float" office:value="2.58994960132571" calcext:value-type="float">
            <text:p>2.58994960132571</text:p>
          </table:table-cell>
          <table:table-cell table:formula="of:=LOG([.BD53])" office:value-type="float" office:value="2.6222140229663" calcext:value-type="float">
            <text:p>2.6222140229663</text:p>
          </table:table-cell>
          <table:table-cell table:formula="of:=LOG([.BE53])" office:value-type="float" office:value="2.63948648926859" calcext:value-type="float">
            <text:p>2.63948648926859</text:p>
          </table:table-cell>
          <table:table-cell table:formula="of:=LOG([.BF53])" office:value-type="float" office:value="2.65801139665711" calcext:value-type="float">
            <text:p>2.65801139665711</text:p>
          </table:table-cell>
          <table:table-cell table:formula="of:=LOG([.BG53])" office:value-type="float" office:value="2.67942789661212" calcext:value-type="float">
            <text:p>2.67942789661212</text:p>
          </table:table-cell>
          <table:table-cell table:formula="of:=LOG([.BH53])" office:value-type="float" office:value="2.7041505168398" calcext:value-type="float">
            <text:p>2.7041505168398</text:p>
          </table:table-cell>
          <table:table-cell table:formula="of:=LOG([.BI53])" office:value-type="float" office:value="2.72916478969277" calcext:value-type="float">
            <text:p>2.72916478969277</text:p>
          </table:table-cell>
          <table:table-cell table:formula="of:=LOG([.BJ53])" office:value-type="float" office:value="2.75281643118827" calcext:value-type="float">
            <text:p>2.75281643118827</text:p>
          </table:table-cell>
          <table:table-cell table:formula="of:=LOG([.BK53])" office:value-type="float" office:value="2.77451696572855" calcext:value-type="float">
            <text:p>2.77451696572855</text:p>
          </table:table-cell>
          <table:table-cell table:formula="of:=LOG([.BL53])" office:value-type="float" office:value="2.79309160017658" calcext:value-type="float">
            <text:p>2.79309160017658</text:p>
          </table:table-cell>
          <table:table-cell table:formula="of:=LOG([.BM53])" office:value-type="float" office:value="2.81358098856819" calcext:value-type="float">
            <text:p>2.81358098856819</text:p>
          </table:table-cell>
          <table:table-cell table:formula="of:=LOG([.BN53])" office:value-type="float" office:value="2.83250891270624" calcext:value-type="float">
            <text:p>2.83250891270624</text:p>
          </table:table-cell>
          <table:table-cell table:formula="of:=LOG([.BO53])" office:value-type="float" office:value="2.8555191556678" calcext:value-type="float">
            <text:p>2.8555191556678</text:p>
          </table:table-cell>
          <table:table-cell table:formula="of:=LOG([.BP53])" office:value-type="float" office:value="2.87040390527903" calcext:value-type="float">
            <text:p>2.87040390527903</text:p>
          </table:table-cell>
          <table:table-cell table:formula="of:=LOG([.BQ53])" office:value-type="float" office:value="2.89376176205794" calcext:value-type="float">
            <text:p>2.89376176205794</text:p>
          </table:table-cell>
          <table:table-cell table:formula="of:=LOG([.BR53])" office:value-type="float" office:value="2.91803033678488" calcext:value-type="float">
            <text:p>2.91803033678488</text:p>
          </table:table-cell>
          <table:table-cell table:formula="of:=LOG([.BS53])" office:value-type="float" office:value="2.93801909747621" calcext:value-type="float">
            <text:p>2.93801909747621</text:p>
          </table:table-cell>
          <table:table-cell table:formula="of:=LOG([.BT53])" office:value-type="float" office:value="2.95230800966212" calcext:value-type="float">
            <text:p>2.95230800966212</text:p>
          </table:table-cell>
          <table:table-cell table:formula="of:=LOG([.BU53])" office:value-type="float" office:value="2.97266559226611" calcext:value-type="float">
            <text:p>2.97266559226611</text:p>
          </table:table-cell>
          <table:table-cell table:formula="of:=LOG([.BV53])" office:value-type="float" office:value="2.9903388547876" calcext:value-type="float">
            <text:p>2.9903388547876</text:p>
          </table:table-cell>
          <table:table-cell table:formula="of:=LOG([.BW53])" office:value-type="float" office:value="3.00945089579869" calcext:value-type="float">
            <text:p>3.00945089579869</text:p>
          </table:table-cell>
          <table:table-cell table:formula="of:=LOG([.BX53])" office:value-type="float" office:value="3.02612451674545" calcext:value-type="float">
            <text:p>3.02612451674545</text:p>
          </table:table-cell>
          <table:table-cell table:formula="of:=LOG([.BY53])" office:value-type="float" office:value="3.04375512696868" calcext:value-type="float">
            <text:p>3.04375512696868</text:p>
          </table:table-cell>
          <table:table-cell table:formula="of:=LOG([.BZ53])" office:value-type="float" office:value="3.06069784035361" calcext:value-type="float">
            <text:p>3.06069784035361</text:p>
          </table:table-cell>
          <table:table-cell table:formula="of:=LOG([.CA53])" office:value-type="float" office:value="3.07773117965239" calcext:value-type="float">
            <text:p>3.07773117965239</text:p>
          </table:table-cell>
          <table:table-cell table:formula="of:=LOG([.CB53])" office:value-type="float" office:value="3.0948203803548" calcext:value-type="float">
            <text:p>3.0948203803548</text:p>
          </table:table-cell>
          <table:table-cell table:formula="of:=LOG([.CC53])" office:value-type="float" office:value="3.11092624226642" calcext:value-type="float">
            <text:p>3.11092624226642</text:p>
          </table:table-cell>
          <table:table-cell table:formula="of:=LOG([.CD53])" office:value-type="float" office:value="3.12710479836481" calcext:value-type="float">
            <text:p>3.12710479836481</text:p>
          </table:table-cell>
          <table:table-cell table:formula="of:=LOG([.CE53])" office:value-type="float" office:value="3.14426277376199" calcext:value-type="float">
            <text:p>3.14426277376199</text:p>
          </table:table-cell>
          <table:table-cell table:formula="of:=LOG([.CF53])" office:value-type="float" office:value="3.16136800223497" calcext:value-type="float">
            <text:p>3.16136800223497</text:p>
          </table:table-cell>
          <table:table-cell table:formula="of:=LOG([.CG53])" office:value-type="float" office:value="3.17376882313665" calcext:value-type="float">
            <text:p>3.17376882313665</text:p>
          </table:table-cell>
          <table:table-cell table:formula="of:=LOG([.CH53])" office:value-type="float" office:value="3.19312459835446" calcext:value-type="float">
            <text:p>3.19312459835446</text:p>
          </table:table-cell>
          <table:table-cell table:formula="of:=LOG([.CI53])" office:value-type="float" office:value="3.20682587603185" calcext:value-type="float">
            <text:p>3.20682587603185</text:p>
          </table:table-cell>
          <table:table-cell table:formula="of:=LOG([.CJ53])" office:value-type="float" office:value="3.22271647114758" calcext:value-type="float">
            <text:p>3.22271647114758</text:p>
          </table:table-cell>
          <table:table-cell table:formula="of:=LOG([.CK53])" office:value-type="float" office:value="3.23578087032756" calcext:value-type="float">
            <text:p>3.23578087032756</text:p>
          </table:table-cell>
          <table:table-cell table:formula="of:=LOG([.CL53])" office:value-type="float" office:value="3.24895361549571" calcext:value-type="float">
            <text:p>3.24895361549571</text:p>
          </table:table-cell>
          <table:table-cell table:formula="of:=LOG([.CM53])" office:value-type="float" office:value="3.26670196688409" calcext:value-type="float">
            <text:p>3.26670196688409</text:p>
          </table:table-cell>
          <table:table-cell table:formula="of:=LOG([.CN53])" office:value-type="float" office:value="3.28103336724773" calcext:value-type="float">
            <text:p>3.28103336724773</text:p>
          </table:table-cell>
          <table:table-cell table:formula="of:=LOG([.CO53])" office:value-type="float" office:value="3.29688447553855" calcext:value-type="float">
            <text:p>3.29688447553855</text:p>
          </table:table-cell>
          <table:table-cell table:formula="of:=LOG([.CP53])" office:value-type="float" office:value="3.30984300471607" calcext:value-type="float">
            <text:p>3.30984300471607</text:p>
          </table:table-cell>
          <table:table-cell table:formula="of:=LOG([.CQ53])" office:value-type="float" office:value="3.32387060654051" calcext:value-type="float">
            <text:p>3.32387060654051</text:p>
          </table:table-cell>
          <table:table-cell table:formula="of:=LOG([.CR53])" office:value-type="float" office:value="3.3384564936046" calcext:value-type="float">
            <text:p>3.3384564936046</text:p>
          </table:table-cell>
          <table:table-cell table:formula="of:=LOG([.CS53])" office:value-type="float" office:value="3.35024801833416" calcext:value-type="float">
            <text:p>3.35024801833416</text:p>
          </table:table-cell>
          <table:table-cell table:formula="of:=LOG([.CT53])" office:value-type="float" office:value="3.36492603378998" calcext:value-type="float">
            <text:p>3.36492603378998</text:p>
          </table:table-cell>
          <table:table-cell table:formula="of:=LOG([.CU53])" office:value-type="float" office:value="3.37912414607039" calcext:value-type="float">
            <text:p>3.37912414607039</text:p>
          </table:table-cell>
          <table:table-cell table:formula="of:=LOG([.CV53])" office:value-type="float" office:value="3.39375064034808" calcext:value-type="float">
            <text:p>3.39375064034808</text:p>
          </table:table-cell>
          <table:table-cell table:formula="of:=LOG([.CW53])" office:value-type="float" office:value="3.40432046722173" calcext:value-type="float">
            <text:p>3.40432046722173</text:p>
          </table:table-cell>
          <table:table-cell table:formula="of:=LOG([.CX53])" office:value-type="float" office:value="3.41879829059035" calcext:value-type="float">
            <text:p>3.41879829059035</text:p>
          </table:table-cell>
          <table:table-cell table:formula="of:=SLOPE([.BG108:.CX108];[.BG$56:.CX$56])" office:value-type="float" office:value="3.01355210538471" calcext:value-type="float">
            <text:p>3.01355210538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09:50:19.783000000</dc:date>
    <meta:editing-duration>PT9M56S</meta:editing-duration>
    <meta:editing-cycles>1</meta:editing-cycles>
    <meta:document-statistic meta:table-count="1" meta:cell-count="10455" meta:object-count="0"/>
    <meta:generator>LibreOffice/6.2.2.2$Windows_X86_64 LibreOffice_project/2b840030fec2aae0fd2658d8d4f9548af4e3518d</meta:generator>
    <meta:user-defined meta:name=""/>
  </office:meta>
</office:document-meta>
</file>